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cc_data6_" table:style-name="ta1">
        <table:shapes>
          <draw:frame draw:z-index="0" draw:style-name="gr1" draw:text-style-name="P1" svg:width="291.08mm" svg:height="133.08mm" svg:x="5.77mm" svg:y="24.17mm">
            <loext:p draw:notify-on-update-of-ranges="acc_data6_.B1:acc_data6_.B1630 acc_data6_.E1:acc_data6_.E16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77766372" calcext:value-type="float">
            <text:p>0.0167776637</text:p>
          </table:table-cell>
          <table:table-cell office:value-type="float" office:value="0.0135742599" calcext:value-type="float">
            <text:p>0.0135742599</text:p>
          </table:table-cell>
          <table:table-cell office:value-type="float" office:value="0.5697080561" calcext:value-type="float">
            <text:p>0.5697080561</text:p>
          </table:table-cell>
          <table:table-cell office:value-type="float" office:value="-0.008305322554" calcext:value-type="float">
            <text:p>-0.0083053226</text:p>
          </table:table-cell>
          <table:table-cell office:value-type="float" office:value="-1.062544111" calcext:value-type="float">
            <text:p>-1.0625441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36568664" calcext:value-type="float">
            <text:p>0.0136568664</text:p>
          </table:table-cell>
          <table:table-cell office:value-type="float" office:value="-0.02055527873" calcext:value-type="float">
            <text:p>-0.0205552787</text:p>
          </table:table-cell>
          <table:table-cell office:value-type="float" office:value="-0.5362902632" calcext:value-type="float">
            <text:p>-0.5362902632</text:p>
          </table:table-cell>
          <table:table-cell office:value-type="float" office:value="-0.008295716221" calcext:value-type="float">
            <text:p>-0.0082957162</text:p>
          </table:table-cell>
          <table:table-cell office:value-type="float" office:value="-1.062544111" calcext:value-type="float">
            <text:p>-1.0625441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316396597" calcext:value-type="float">
            <text:p>0.013163966</text:p>
          </table:table-cell>
          <table:table-cell office:value-type="float" office:value="0.004292968357" calcext:value-type="float">
            <text:p>0.0042929684</text:p>
          </table:table-cell>
          <table:table-cell office:value-type="float" office:value="0.6805500384" calcext:value-type="float">
            <text:p>0.6805500384</text:p>
          </table:table-cell>
          <table:table-cell office:value-type="float" office:value="-0.008313510771" calcext:value-type="float">
            <text:p>-0.0083135108</text:p>
          </table:table-cell>
          <table:table-cell office:value-type="float" office:value="-1.062544111" calcext:value-type="float">
            <text:p>-1.0625441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3101902642" calcext:value-type="float">
            <text:p>0.0310190264</text:p>
          </table:table-cell>
          <table:table-cell office:value-type="float" office:value="0.09559730027" calcext:value-type="float">
            <text:p>0.0955973003</text:p>
          </table:table-cell>
          <table:table-cell office:value-type="float" office:value="1.786346677" calcext:value-type="float">
            <text:p>1.786346677</text:p>
          </table:table-cell>
          <table:table-cell office:value-type="float" office:value="-0.008312004682" calcext:value-type="float">
            <text:p>-0.0083120047</text:p>
          </table:table-cell>
          <table:table-cell office:value-type="float" office:value="-1.058712558" calcext:value-type="float">
            <text:p>-1.0587125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6288537191" calcext:value-type="float">
            <text:p>0.0628853719</text:p>
          </table:table-cell>
          <table:table-cell office:value-type="float" office:value="0.3287087726" calcext:value-type="float">
            <text:p>0.3287087726</text:p>
          </table:table-cell>
          <table:table-cell office:value-type="float" office:value="4.75710321" calcext:value-type="float">
            <text:p>4.75710321</text:p>
          </table:table-cell>
          <table:table-cell office:value-type="float" office:value="-0.008298011612" calcext:value-type="float">
            <text:p>-0.0082980116</text:p>
          </table:table-cell>
          <table:table-cell office:value-type="float" office:value="-1.062544111" calcext:value-type="float">
            <text:p>-1.0625441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9223090588" calcext:value-type="float">
            <text:p>0.0922309059</text:p>
          </table:table-cell>
          <table:table-cell office:value-type="float" office:value="0.5295626205" calcext:value-type="float">
            <text:p>0.5295626205</text:p>
          </table:table-cell>
          <table:table-cell office:value-type="float" office:value="4.031800611" calcext:value-type="float">
            <text:p>4.031800611</text:p>
          </table:table-cell>
          <table:table-cell office:value-type="float" office:value="-0.008268155527" calcext:value-type="float">
            <text:p>-0.0082681555</text:p>
          </table:table-cell>
          <table:table-cell office:value-type="float" office:value="-1.063304367" calcext:value-type="float">
            <text:p>-1.063304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1197659801" calcext:value-type="float">
            <text:p>0.1197659801</text:p>
          </table:table-cell>
          <table:table-cell office:value-type="float" office:value="0.5961789978" calcext:value-type="float">
            <text:p>0.5961789978</text:p>
          </table:table-cell>
          <table:table-cell office:value-type="float" office:value="1.328644092" calcext:value-type="float">
            <text:p>1.328644092</text:p>
          </table:table-cell>
          <table:table-cell office:value-type="float" office:value="-0.008247878871" calcext:value-type="float">
            <text:p>-0.0082478789</text:p>
          </table:table-cell>
          <table:table-cell office:value-type="float" office:value="-1.064064623" calcext:value-type="float">
            <text:p>-1.0640646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1471189315" calcext:value-type="float">
            <text:p>0.1471189315</text:p>
          </table:table-cell>
          <table:table-cell office:value-type="float" office:value="0.5619513824" calcext:value-type="float">
            <text:p>0.5619513824</text:p>
          </table:table-cell>
          <table:table-cell office:value-type="float" office:value="-0.6852459004" calcext:value-type="float">
            <text:p>-0.6852459004</text:p>
          </table:table-cell>
          <table:table-cell office:value-type="float" office:value="-0.008217416294" calcext:value-type="float">
            <text:p>-0.0082174163</text:p>
          </table:table-cell>
          <table:table-cell office:value-type="float" office:value="-1.065205007" calcext:value-type="float">
            <text:p>-1.0652050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1767253802" calcext:value-type="float">
            <text:p>0.1767253802</text:p>
          </table:table-cell>
          <table:table-cell office:value-type="float" office:value="0.5651158665" calcext:value-type="float">
            <text:p>0.5651158665</text:p>
          </table:table-cell>
          <table:table-cell office:value-type="float" office:value="0.06397656273" calcext:value-type="float">
            <text:p>0.0639765627</text:p>
          </table:table-cell>
          <table:table-cell office:value-type="float" office:value="-0.008190107605" calcext:value-type="float">
            <text:p>-0.0081901076</text:p>
          </table:table-cell>
          <table:table-cell office:value-type="float" office:value="-1.066725518" calcext:value-type="float">
            <text:p>-1.0667255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207972378" calcext:value-type="float">
            <text:p>0.207972378</text:p>
          </table:table-cell>
          <table:table-cell office:value-type="float" office:value="0.5846641246" calcext:value-type="float">
            <text:p>0.5846641246</text:p>
          </table:table-cell>
          <table:table-cell office:value-type="float" office:value="0.3802571868" calcext:value-type="float">
            <text:p>0.3802571868</text:p>
          </table:table-cell>
          <table:table-cell office:value-type="float" office:value="-0.008158107358" calcext:value-type="float">
            <text:p>-0.0081581074</text:p>
          </table:table-cell>
          <table:table-cell office:value-type="float" office:value="-1.064414476" calcext:value-type="float">
            <text:p>-1.0644144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238451861" calcext:value-type="float">
            <text:p>0.238451861</text:p>
          </table:table-cell>
          <table:table-cell office:value-type="float" office:value="0.6117956766" calcext:value-type="float">
            <text:p>0.6117956766</text:p>
          </table:table-cell>
          <table:table-cell office:value-type="float" office:value="0.5599163995" calcext:value-type="float">
            <text:p>0.5599163995</text:p>
          </table:table-cell>
          <table:table-cell office:value-type="float" office:value="-0.008151231384" calcext:value-type="float">
            <text:p>-0.0081512314</text:p>
          </table:table-cell>
          <table:table-cell office:value-type="float" office:value="-1.065934988" calcext:value-type="float">
            <text:p>-1.0659349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2657939992" calcext:value-type="float">
            <text:p>0.2657939992</text:p>
          </table:table-cell>
          <table:table-cell office:value-type="float" office:value="0.5832645535" calcext:value-type="float">
            <text:p>0.5832645535</text:p>
          </table:table-cell>
          <table:table-cell office:value-type="float" office:value="-0.5352683227" calcext:value-type="float">
            <text:p>-0.5352683227</text:p>
          </table:table-cell>
          <table:table-cell office:value-type="float" office:value="-0.008106916662" calcext:value-type="float">
            <text:p>-0.0081069167</text:p>
          </table:table-cell>
          <table:table-cell office:value-type="float" office:value="-1.064384202" calcext:value-type="float">
            <text:p>-1.0643842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2908109523" calcext:value-type="float">
            <text:p>0.2908109523</text:p>
          </table:table-cell>
          <table:table-cell office:value-type="float" office:value="0.5509205095" calcext:value-type="float">
            <text:p>0.5509205095</text:p>
          </table:table-cell>
          <table:table-cell office:value-type="float" office:value="-0.6603948282" calcext:value-type="float">
            <text:p>-0.6603948282</text:p>
          </table:table-cell>
          <table:table-cell office:value-type="float" office:value="-0.008046661592" calcext:value-type="float">
            <text:p>-0.0080466616</text:p>
          </table:table-cell>
          <table:table-cell office:value-type="float" office:value="-1.066664969" calcext:value-type="float">
            <text:p>-1.0666649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3158204237" calcext:value-type="float">
            <text:p>0.3158204237</text:p>
          </table:table-cell>
          <table:table-cell office:value-type="float" office:value="0.5127138634" calcext:value-type="float">
            <text:p>0.5127138634</text:p>
          </table:table-cell>
          <table:table-cell office:value-type="float" office:value="-0.7858239426" calcext:value-type="float">
            <text:p>-0.7858239426</text:p>
          </table:table-cell>
          <table:table-cell office:value-type="float" office:value="-0.007952559913" calcext:value-type="float">
            <text:p>-0.0079525599</text:p>
          </table:table-cell>
          <table:table-cell office:value-type="float" office:value="-1.069325865" calcext:value-type="float">
            <text:p>-1.0693258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3426329523" calcext:value-type="float">
            <text:p>0.3426329523</text:p>
          </table:table-cell>
          <table:table-cell office:value-type="float" office:value="0.5209439409" calcext:value-type="float">
            <text:p>0.5209439409</text:p>
          </table:table-cell>
          <table:table-cell office:value-type="float" office:value="0.1650317714" calcext:value-type="float">
            <text:p>0.1650317714</text:p>
          </table:table-cell>
          <table:table-cell office:value-type="float" office:value="-0.007857746367" calcext:value-type="float">
            <text:p>-0.0078577464</text:p>
          </table:table-cell>
          <table:table-cell office:value-type="float" office:value="-1.072366888" calcext:value-type="float">
            <text:p>-1.0723668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3696145289" calcext:value-type="float">
            <text:p>0.3696145289</text:p>
          </table:table-cell>
          <table:table-cell office:value-type="float" office:value="0.526963383" calcext:value-type="float">
            <text:p>0.526963383</text:p>
          </table:table-cell>
          <table:table-cell office:value-type="float" office:value="0.1179835279" calcext:value-type="float">
            <text:p>0.1179835279</text:p>
          </table:table-cell>
          <table:table-cell office:value-type="float" office:value="-0.007761201306" calcext:value-type="float">
            <text:p>-0.0077612013</text:p>
          </table:table-cell>
          <table:table-cell office:value-type="float" office:value="-1.071576358" calcext:value-type="float">
            <text:p>-1.0715763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3965219792" calcext:value-type="float">
            <text:p>0.3965219792</text:p>
          </table:table-cell>
          <table:table-cell office:value-type="float" office:value="0.5420115064" calcext:value-type="float">
            <text:p>0.5420115064</text:p>
          </table:table-cell>
          <table:table-cell office:value-type="float" office:value="0.3129212345" calcext:value-type="float">
            <text:p>0.3129212345</text:p>
          </table:table-cell>
          <table:table-cell office:value-type="float" office:value="-0.007673296194" calcext:value-type="float">
            <text:p>-0.0076732962</text:p>
          </table:table-cell>
          <table:table-cell office:value-type="float" office:value="-1.071165956" calcext:value-type="float">
            <text:p>-1.0711659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4218269906" calcext:value-type="float">
            <text:p>0.4218269906</text:p>
          </table:table-cell>
          <table:table-cell office:value-type="float" office:value="0.5284089475" calcext:value-type="float">
            <text:p>0.5284089475</text:p>
          </table:table-cell>
          <table:table-cell office:value-type="float" office:value="-0.2670758169" calcext:value-type="float">
            <text:p>-0.2670758169</text:p>
          </table:table-cell>
          <table:table-cell office:value-type="float" office:value="-0.007580942721" calcext:value-type="float">
            <text:p>-0.0075809427</text:p>
          </table:table-cell>
          <table:table-cell office:value-type="float" office:value="-1.074967235" calcext:value-type="float">
            <text:p>-1.0749672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4472807731" calcext:value-type="float">
            <text:p>0.4472807731</text:p>
          </table:table-cell>
          <table:table-cell office:value-type="float" office:value="0.522698577" calcext:value-type="float">
            <text:p>0.522698577</text:p>
          </table:table-cell>
          <table:table-cell office:value-type="float" office:value="-0.1148003879" calcext:value-type="float">
            <text:p>-0.1148003879</text:p>
          </table:table-cell>
          <table:table-cell office:value-type="float" office:value="-0.007460388142" calcext:value-type="float">
            <text:p>-0.0074603881</text:p>
          </table:table-cell>
          <table:table-cell office:value-type="float" office:value="-1.075317088" calcext:value-type="float">
            <text:p>-1.0753170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4713979741" calcext:value-type="float">
            <text:p>0.4713979741</text:p>
          </table:table-cell>
          <table:table-cell office:value-type="float" office:value="0.4941098036" calcext:value-type="float">
            <text:p>0.4941098036</text:p>
          </table:table-cell>
          <table:table-cell office:value-type="float" office:value="-0.5616070884" calcext:value-type="float">
            <text:p>-0.5616070884</text:p>
          </table:table-cell>
          <table:table-cell office:value-type="float" office:value="-0.007283583543" calcext:value-type="float">
            <text:p>-0.0072835835</text:p>
          </table:table-cell>
          <table:table-cell office:value-type="float" office:value="-1.075666942" calcext:value-type="float">
            <text:p>-1.0756669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4960600972" calcext:value-type="float">
            <text:p>0.4960600972</text:p>
          </table:table-cell>
          <table:table-cell office:value-type="float" office:value="0.4949360159" calcext:value-type="float">
            <text:p>0.4949360159</text:p>
          </table:table-cell>
          <table:table-cell office:value-type="float" office:value="0.01672795505" calcext:value-type="float">
            <text:p>0.0167279551</text:p>
          </table:table-cell>
          <table:table-cell office:value-type="float" office:value="-0.007073780827" calcext:value-type="float">
            <text:p>-0.0070737808</text:p>
          </table:table-cell>
          <table:table-cell office:value-type="float" office:value="-1.076016795" calcext:value-type="float">
            <text:p>-1.0760167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5206034479" calcext:value-type="float">
            <text:p>0.5206034479</text:p>
          </table:table-cell>
          <table:table-cell office:value-type="float" office:value="0.451099791" calcext:value-type="float">
            <text:p>0.451099791</text:p>
          </table:table-cell>
          <table:table-cell office:value-type="float" office:value="-0.679083231" calcext:value-type="float">
            <text:p>-0.679083231</text:p>
          </table:table-cell>
          <table:table-cell office:value-type="float" office:value="-0.006829070558" calcext:value-type="float">
            <text:p>-0.0068290706</text:p>
          </table:table-cell>
          <table:table-cell office:value-type="float" office:value="-1.076746777" calcext:value-type="float">
            <text:p>-1.0767467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545215196" calcext:value-type="float">
            <text:p>0.545215196</text:p>
          </table:table-cell>
          <table:table-cell office:value-type="float" office:value="0.5249989191" calcext:value-type="float">
            <text:p>0.5249989191</text:p>
          </table:table-cell>
          <table:table-cell office:value-type="float" office:value="2.088195574" calcext:value-type="float">
            <text:p>2.088195574</text:p>
          </table:table-cell>
          <table:table-cell office:value-type="float" office:value="-0.006589949405" calcext:value-type="float">
            <text:p>-0.0065899494</text:p>
          </table:table-cell>
          <table:table-cell office:value-type="float" office:value="-1.074025333" calcext:value-type="float">
            <text:p>-1.0740253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5685663198" calcext:value-type="float">
            <text:p>0.5685663198</text:p>
          </table:table-cell>
          <table:table-cell office:value-type="float" office:value="0.5089713181" calcext:value-type="float">
            <text:p>0.5089713181</text:p>
          </table:table-cell>
          <table:table-cell office:value-type="float" office:value="-0.3097195728" calcext:value-type="float">
            <text:p>-0.3097195728</text:p>
          </table:table-cell>
          <table:table-cell office:value-type="float" office:value="-0.006338654961" calcext:value-type="float">
            <text:p>-0.006338655</text:p>
          </table:table-cell>
          <table:table-cell office:value-type="float" office:value="-1.07551557" calcext:value-type="float">
            <text:p>-1.075515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5910090101" calcext:value-type="float">
            <text:p>0.5910090101</text:p>
          </table:table-cell>
          <table:table-cell office:value-type="float" office:value="0.537462038" calcext:value-type="float">
            <text:p>0.537462038</text:p>
          </table:table-cell>
          <table:table-cell office:value-type="float" office:value="0.5911779866" calcext:value-type="float">
            <text:p>0.5911779866</text:p>
          </table:table-cell>
          <table:table-cell office:value-type="float" office:value="-0.006058184723" calcext:value-type="float">
            <text:p>-0.0060581847</text:p>
          </table:table-cell>
          <table:table-cell office:value-type="float" office:value="-1.077005807" calcext:value-type="float">
            <text:p>-1.0770058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132331204" calcext:value-type="float">
            <text:p>0.6132331204</text:p>
          </table:table-cell>
          <table:table-cell office:value-type="float" office:value="0.4528981755" calcext:value-type="float">
            <text:p>0.4528981755</text:p>
          </table:table-cell>
          <table:table-cell office:value-type="float" office:value="-1.680964297" calcext:value-type="float">
            <text:p>-1.680964297</text:p>
          </table:table-cell>
          <table:table-cell office:value-type="float" office:value="-0.005760201242" calcext:value-type="float">
            <text:p>-0.0057602012</text:p>
          </table:table-cell>
          <table:table-cell office:value-type="float" office:value="-1.082707726" calcext:value-type="float">
            <text:p>-1.0827077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367042642" calcext:value-type="float">
            <text:p>0.6367042642</text:p>
          </table:table-cell>
          <table:table-cell office:value-type="float" office:value="0.459598598" calcext:value-type="float">
            <text:p>0.459598598</text:p>
          </table:table-cell>
          <table:table-cell office:value-type="float" office:value="0.1345561975" calcext:value-type="float">
            <text:p>0.1345561975</text:p>
          </table:table-cell>
          <table:table-cell office:value-type="float" office:value="-0.005440073169" calcext:value-type="float">
            <text:p>-0.0054400732</text:p>
          </table:table-cell>
          <table:table-cell office:value-type="float" office:value="-1.081126666" calcext:value-type="float">
            <text:p>-1.0811266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591678542" calcext:value-type="float">
            <text:p>0.6591678542</text:p>
          </table:table-cell>
          <table:table-cell office:value-type="float" office:value="0.4519589474" calcext:value-type="float">
            <text:p>0.4519589474</text:p>
          </table:table-cell>
          <table:table-cell office:value-type="float" office:value="-0.1505795547" calcext:value-type="float">
            <text:p>-0.1505795547</text:p>
          </table:table-cell>
          <table:table-cell office:value-type="float" office:value="-0.005081162988" calcext:value-type="float">
            <text:p>-0.005081163</text:p>
          </table:table-cell>
          <table:table-cell office:value-type="float" office:value="-1.083377159" calcext:value-type="float">
            <text:p>-1.0833771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799496011" calcext:value-type="float">
            <text:p>0.6799496011</text:p>
          </table:table-cell>
          <table:table-cell office:value-type="float" office:value="0.4443181948" calcext:value-type="float">
            <text:p>0.4443181948</text:p>
          </table:table-cell>
          <table:table-cell office:value-type="float" office:value="-0.1539969828" calcext:value-type="float">
            <text:p>-0.1539969828</text:p>
          </table:table-cell>
          <table:table-cell office:value-type="float" office:value="-0.00468228656" calcext:value-type="float">
            <text:p>-0.0046822866</text:p>
          </table:table-cell>
          <table:table-cell office:value-type="float" office:value="-1.081796098" calcext:value-type="float">
            <text:p>-1.0817960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993739343" calcext:value-type="float">
            <text:p>0.6993739343</text:p>
          </table:table-cell>
          <table:table-cell office:value-type="float" office:value="0.4130180543" calcext:value-type="float">
            <text:p>0.4130180543</text:p>
          </table:table-cell>
          <table:table-cell office:value-type="float" office:value="-0.6082042487" calcext:value-type="float">
            <text:p>-0.6082042487</text:p>
          </table:table-cell>
          <table:table-cell office:value-type="float" office:value="-0.004225448424" calcext:value-type="float">
            <text:p>-0.0042254484</text:p>
          </table:table-cell>
          <table:table-cell office:value-type="float" office:value="-1.084426719" calcext:value-type="float">
            <text:p>-1.0844267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7184941336" calcext:value-type="float">
            <text:p>0.7184941336</text:p>
          </table:table-cell>
          <table:table-cell office:value-type="float" office:value="0.3979154842" calcext:value-type="float">
            <text:p>0.3979154842</text:p>
          </table:table-cell>
          <table:table-cell office:value-type="float" office:value="-0.3139403407" calcext:value-type="float">
            <text:p>-0.3139403407</text:p>
          </table:table-cell>
          <table:table-cell office:value-type="float" office:value="-0.003773169585" calcext:value-type="float">
            <text:p>-0.0037731696</text:p>
          </table:table-cell>
          <table:table-cell office:value-type="float" office:value="-1.08705734" calcext:value-type="float">
            <text:p>-1.087057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7373670117" calcext:value-type="float">
            <text:p>0.7373670117</text:p>
          </table:table-cell>
          <table:table-cell office:value-type="float" office:value="0.378144535" calcext:value-type="float">
            <text:p>0.378144535</text:p>
          </table:table-cell>
          <table:table-cell office:value-type="float" office:value="-0.3766454247" calcext:value-type="float">
            <text:p>-0.3766454247</text:p>
          </table:table-cell>
          <table:table-cell office:value-type="float" office:value="-0.003347725804" calcext:value-type="float">
            <text:p>-0.0033477258</text:p>
          </table:table-cell>
          <table:table-cell office:value-type="float" office:value="-1.086236536" calcext:value-type="float">
            <text:p>-1.0862365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7577949327" calcext:value-type="float">
            <text:p>0.7577949327</text:p>
          </table:table-cell>
          <table:table-cell office:value-type="float" office:value="0.3929764526" calcext:value-type="float">
            <text:p>0.3929764526</text:p>
          </table:table-cell>
          <table:table-cell office:value-type="float" office:value="0.30635197" calcext:value-type="float">
            <text:p>0.30635197</text:p>
          </table:table-cell>
          <table:table-cell office:value-type="float" office:value="-0.002934658686" calcext:value-type="float">
            <text:p>-0.0029346587</text:p>
          </table:table-cell>
          <table:table-cell office:value-type="float" office:value="-1.085415732" calcext:value-type="float">
            <text:p>-1.0854157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7784034108" calcext:value-type="float">
            <text:p>0.7784034108</text:p>
          </table:table-cell>
          <table:table-cell office:value-type="float" office:value="0.3997695013" calcext:value-type="float">
            <text:p>0.3997695013</text:p>
          </table:table-cell>
          <table:table-cell office:value-type="float" office:value="0.1377283739" calcext:value-type="float">
            <text:p>0.1377283739</text:p>
          </table:table-cell>
          <table:table-cell office:value-type="float" office:value="-0.002476020492" calcext:value-type="float">
            <text:p>-0.0024760205</text:p>
          </table:table-cell>
          <table:table-cell office:value-type="float" office:value="-1.088806608" calcext:value-type="float">
            <text:p>-1.0888066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8004995253" calcext:value-type="float">
            <text:p>0.8004995253</text:p>
          </table:table-cell>
          <table:table-cell office:value-type="float" office:value="0.42756182" calcext:value-type="float">
            <text:p>0.42756182</text:p>
          </table:table-cell>
          <table:table-cell office:value-type="float" office:value="0.5570933926" calcext:value-type="float">
            <text:p>0.5570933926</text:p>
          </table:table-cell>
          <table:table-cell office:value-type="float" office:value="-0.001958204589" calcext:value-type="float">
            <text:p>-0.0019582046</text:p>
          </table:table-cell>
          <table:table-cell office:value-type="float" office:value="-1.088365932" calcext:value-type="float">
            <text:p>-1.0883659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8216186828" calcext:value-type="float">
            <text:p>0.8216186828</text:p>
          </table:table-cell>
          <table:table-cell office:value-type="float" office:value="0.4277641827" calcext:value-type="float">
            <text:p>0.4277641827</text:p>
          </table:table-cell>
          <table:table-cell office:value-type="float" office:value="0.004048797116" calcext:value-type="float">
            <text:p>0.0040487971</text:p>
          </table:table-cell>
          <table:table-cell office:value-type="float" office:value="-0.001354421708" calcext:value-type="float">
            <text:p>-0.0013544217</text:p>
          </table:table-cell>
          <table:table-cell office:value-type="float" office:value="-1.088685511" calcext:value-type="float">
            <text:p>-1.0886855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8418199629" calcext:value-type="float">
            <text:p>0.8418199629</text:p>
          </table:table-cell>
          <table:table-cell office:value-type="float" office:value="0.4232530625" calcext:value-type="float">
            <text:p>0.4232530625</text:p>
          </table:table-cell>
          <table:table-cell office:value-type="float" office:value="-0.09028400196" calcext:value-type="float">
            <text:p>-0.090284002</text:p>
          </table:table-cell>
          <table:table-cell office:value-type="float" office:value="-0.00069909405" calcext:value-type="float">
            <text:p>-0.0006990941</text:p>
          </table:table-cell>
          <table:table-cell office:value-type="float" office:value="-1.088624962" calcext:value-type="float">
            <text:p>-1.0886249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8584181266" calcext:value-type="float">
            <text:p>0.8584181266</text:p>
          </table:table-cell>
          <table:table-cell office:value-type="float" office:value="0.3821867604" calcext:value-type="float">
            <text:p>0.3821867604</text:p>
          </table:table-cell>
          <table:table-cell office:value-type="float" office:value="-0.7910215636" calcext:value-type="float">
            <text:p>-0.7910215636</text:p>
          </table:table-cell>
          <table:table-cell office:value-type="float" office:value="-0.00002742383441" calcext:value-type="float">
            <text:p>-2.742383441E-05</text:p>
          </table:table-cell>
          <table:table-cell office:value-type="float" office:value="-1.092395967" calcext:value-type="float">
            <text:p>-1.0923959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8738811189" calcext:value-type="float">
            <text:p>0.8738811189</text:p>
          </table:table-cell>
          <table:table-cell office:value-type="float" office:value="0.3479084017" calcext:value-type="float">
            <text:p>0.3479084017</text:p>
          </table:table-cell>
          <table:table-cell office:value-type="float" office:value="-0.7087307338" calcext:value-type="float">
            <text:p>-0.7087307338</text:p>
          </table:table-cell>
          <table:table-cell office:value-type="float" office:value="0.0005617223618" calcext:value-type="float">
            <text:p>0.0005617224</text:p>
          </table:table-cell>
          <table:table-cell office:value-type="float" office:value="-1.096927228" calcext:value-type="float">
            <text:p>-1.0969272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8884838378" calcext:value-type="float">
            <text:p>0.8884838378</text:p>
          </table:table-cell>
          <table:table-cell office:value-type="float" office:value="0.3110246357" calcext:value-type="float">
            <text:p>0.3110246357</text:p>
          </table:table-cell>
          <table:table-cell office:value-type="float" office:value="-0.7417059274" calcext:value-type="float">
            <text:p>-0.7417059274</text:p>
          </table:table-cell>
          <table:table-cell office:value-type="float" office:value="0.001020047169" calcext:value-type="float">
            <text:p>0.0010200472</text:p>
          </table:table-cell>
          <table:table-cell office:value-type="float" office:value="-1.097626935" calcext:value-type="float">
            <text:p>-1.0976269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9028062361" calcext:value-type="float">
            <text:p>0.9028062361</text:p>
          </table:table-cell>
          <table:table-cell office:value-type="float" office:value="0.299870208" calcext:value-type="float">
            <text:p>0.299870208</text:p>
          </table:table-cell>
          <table:table-cell office:value-type="float" office:value="-0.2229355715" calcext:value-type="float">
            <text:p>-0.2229355715</text:p>
          </table:table-cell>
          <table:table-cell office:value-type="float" office:value="0.001331024894" calcext:value-type="float">
            <text:p>0.0013310249</text:p>
          </table:table-cell>
          <table:table-cell office:value-type="float" office:value="-1.09870677" calcext:value-type="float">
            <text:p>-1.098706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9175251168" calcext:value-type="float">
            <text:p>0.9175251168</text:p>
          </table:table-cell>
          <table:table-cell office:value-type="float" office:value="0.2703207134" calcext:value-type="float">
            <text:p>0.2703207134</text:p>
          </table:table-cell>
          <table:table-cell office:value-type="float" office:value="-0.4638749388" calcext:value-type="float">
            <text:p>-0.4638749388</text:p>
          </table:table-cell>
          <table:table-cell office:value-type="float" office:value="0.001671048358" calcext:value-type="float">
            <text:p>0.0016710484</text:p>
          </table:table-cell>
          <table:table-cell office:value-type="float" office:value="-1.099026349" calcext:value-type="float">
            <text:p>-1.0990263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9324411563" calcext:value-type="float">
            <text:p>0.9324411563</text:p>
          </table:table-cell>
          <table:table-cell office:value-type="float" office:value="0.3099792787" calcext:value-type="float">
            <text:p>0.3099792787</text:p>
          </table:table-cell>
          <table:table-cell office:value-type="float" office:value="1.097084033" calcext:value-type="float">
            <text:p>1.097084033</text:p>
          </table:table-cell>
          <table:table-cell office:value-type="float" office:value="0.002149282049" calcext:value-type="float">
            <text:p>0.002149282</text:p>
          </table:table-cell>
          <table:table-cell office:value-type="float" office:value="-1.096654759" calcext:value-type="float">
            <text:p>-1.0966547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9464886898" calcext:value-type="float">
            <text:p>0.9464886898</text:p>
          </table:table-cell>
          <table:table-cell office:value-type="float" office:value="0.3076880858" calcext:value-type="float">
            <text:p>0.3076880858</text:p>
          </table:table-cell>
          <table:table-cell office:value-type="float" office:value="-0.0455673429" calcext:value-type="float">
            <text:p>-0.0455673429</text:p>
          </table:table-cell>
          <table:table-cell office:value-type="float" office:value="0.002837061016" calcext:value-type="float">
            <text:p>0.002837061</text:p>
          </table:table-cell>
          <table:table-cell office:value-type="float" office:value="-1.101566147" calcext:value-type="float">
            <text:p>-1.1015661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9611066434" calcext:value-type="float">
            <text:p>0.9611066434</text:p>
          </table:table-cell>
          <table:table-cell office:value-type="float" office:value="0.3286813552" calcext:value-type="float">
            <text:p>0.3286813552</text:p>
          </table:table-cell>
          <table:table-cell office:value-type="float" office:value="0.4222798056" calcext:value-type="float">
            <text:p>0.4222798056</text:p>
          </table:table-cell>
          <table:table-cell office:value-type="float" office:value="0.003608530435" calcext:value-type="float">
            <text:p>0.0036085304</text:p>
          </table:table-cell>
          <table:table-cell office:value-type="float" office:value="-1.099194557" calcext:value-type="float">
            <text:p>-1.0991945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9765385041" calcext:value-type="float">
            <text:p>0.9765385041</text:p>
          </table:table-cell>
          <table:table-cell office:value-type="float" office:value="0.2917289536" calcext:value-type="float">
            <text:p>0.2917289536</text:p>
          </table:table-cell>
          <table:table-cell office:value-type="float" office:value="-0.7226008551" calcext:value-type="float">
            <text:p>-0.7226008551</text:p>
          </table:table-cell>
          <table:table-cell office:value-type="float" office:value="0.004404325379" calcext:value-type="float">
            <text:p>0.0044043254</text:p>
          </table:table-cell>
          <table:table-cell office:value-type="float" office:value="-1.10065452" calcext:value-type="float">
            <text:p>-1.100654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9916103065" calcext:value-type="float">
            <text:p>0.9916103065</text:p>
          </table:table-cell>
          <table:table-cell office:value-type="float" office:value="0.2977330905" calcext:value-type="float">
            <text:p>0.2977330905</text:p>
          </table:table-cell>
          <table:table-cell office:value-type="float" office:value="0.1184710646" calcext:value-type="float">
            <text:p>0.1184710646</text:p>
          </table:table-cell>
          <table:table-cell office:value-type="float" office:value="0.00509320716" calcext:value-type="float">
            <text:p>0.0050932072</text:p>
          </table:table-cell>
          <table:table-cell office:value-type="float" office:value="-1.102114483" calcext:value-type="float">
            <text:p>-1.1021144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1.004942531" calcext:value-type="float">
            <text:p>1.004942531</text:p>
          </table:table-cell>
          <table:table-cell office:value-type="float" office:value="0.2897200099" calcext:value-type="float">
            <text:p>0.2897200099</text:p>
          </table:table-cell>
          <table:table-cell office:value-type="float" office:value="-0.1622789996" calcext:value-type="float">
            <text:p>-0.1622789996</text:p>
          </table:table-cell>
          <table:table-cell office:value-type="float" office:value="0.005683053244" calcext:value-type="float">
            <text:p>0.0056830532</text:p>
          </table:table-cell>
          <table:table-cell office:value-type="float" office:value="-1.104334701" calcext:value-type="float">
            <text:p>-1.1043347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17119885" calcext:value-type="float">
            <text:p>1.017119885</text:p>
          </table:table-cell>
          <table:table-cell office:value-type="float" office:value="0.2714234953" calcext:value-type="float">
            <text:p>0.2714234953</text:p>
          </table:table-cell>
          <table:table-cell office:value-type="float" office:value="-0.370936646" calcext:value-type="float">
            <text:p>-0.370936646</text:p>
          </table:table-cell>
          <table:table-cell office:value-type="float" office:value="0.006133595347" calcext:value-type="float">
            <text:p>0.0061335953</text:p>
          </table:table-cell>
          <table:table-cell office:value-type="float" office:value="-1.102343239" calcext:value-type="float">
            <text:p>-1.1023432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29712261" calcext:value-type="float">
            <text:p>1.029712261</text:p>
          </table:table-cell>
          <table:table-cell office:value-type="float" office:value="0.2552405738" calcext:value-type="float">
            <text:p>0.2552405738</text:p>
          </table:table-cell>
          <table:table-cell office:value-type="float" office:value="-0.3197954162" calcext:value-type="float">
            <text:p>-0.3197954162</text:p>
          </table:table-cell>
          <table:table-cell office:value-type="float" office:value="0.006995761486" calcext:value-type="float">
            <text:p>0.0069957615</text:p>
          </table:table-cell>
          <table:table-cell office:value-type="float" office:value="-1.106496703" calcext:value-type="float">
            <text:p>-1.1064967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42323126" calcext:value-type="float">
            <text:p>1.042323126</text:p>
          </table:table-cell>
          <table:table-cell office:value-type="float" office:value="0.2509141616" calcext:value-type="float">
            <text:p>0.2509141616</text:p>
          </table:table-cell>
          <table:table-cell office:value-type="float" office:value="-0.08817651768" calcext:value-type="float">
            <text:p>-0.0881765177</text:p>
          </table:table-cell>
          <table:table-cell office:value-type="float" office:value="0.007537103797" calcext:value-type="float">
            <text:p>0.0075371038</text:p>
          </table:table-cell>
          <table:table-cell office:value-type="float" office:value="-1.108217275" calcext:value-type="float">
            <text:p>-1.1082172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55313996" calcext:value-type="float">
            <text:p>1.055313996</text:p>
          </table:table-cell>
          <table:table-cell office:value-type="float" office:value="0.2503278872" calcext:value-type="float">
            <text:p>0.2503278872</text:p>
          </table:table-cell>
          <table:table-cell office:value-type="float" office:value="-0.01106221085" calcext:value-type="float">
            <text:p>-0.0110622109</text:p>
          </table:table-cell>
          <table:table-cell office:value-type="float" office:value="0.008241226969" calcext:value-type="float">
            <text:p>0.008241227</text:p>
          </table:table-cell>
          <table:table-cell office:value-type="float" office:value="-1.11031334" calcext:value-type="float">
            <text:p>-1.110313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67494778" calcext:value-type="float">
            <text:p>1.067494778</text:p>
          </table:table-cell>
          <table:table-cell office:value-type="float" office:value="0.2522721702" calcext:value-type="float">
            <text:p>0.2522721702</text:p>
          </table:table-cell>
          <table:table-cell office:value-type="float" office:value="0.04065085542" calcext:value-type="float">
            <text:p>0.0406508554</text:p>
          </table:table-cell>
          <table:table-cell office:value-type="float" office:value="0.009025298853" calcext:value-type="float">
            <text:p>0.0090252989</text:p>
          </table:table-cell>
          <table:table-cell office:value-type="float" office:value="-1.108951518" calcext:value-type="float">
            <text:p>-1.1089515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78893739" calcext:value-type="float">
            <text:p>1.078893739</text:p>
          </table:table-cell>
          <table:table-cell office:value-type="float" office:value="0.2438979864" calcext:value-type="float">
            <text:p>0.2438979864</text:p>
          </table:table-cell>
          <table:table-cell office:value-type="float" office:value="-0.1703634896" calcext:value-type="float">
            <text:p>-0.1703634896</text:p>
          </table:table-cell>
          <table:table-cell office:value-type="float" office:value="0.009821260866" calcext:value-type="float">
            <text:p>0.0098212609</text:p>
          </table:table-cell>
          <table:table-cell office:value-type="float" office:value="-1.107589696" calcext:value-type="float">
            <text:p>-1.1075896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89924672" calcext:value-type="float">
            <text:p>1.089924672</text:p>
          </table:table-cell>
          <table:table-cell office:value-type="float" office:value="0.2345786169" calcext:value-type="float">
            <text:p>0.2345786169</text:p>
          </table:table-cell>
          <table:table-cell office:value-type="float" office:value="-0.1834672049" calcext:value-type="float">
            <text:p>-0.1834672049</text:p>
          </table:table-cell>
          <table:table-cell office:value-type="float" office:value="0.01055347907" calcext:value-type="float">
            <text:p>0.0105534791</text:p>
          </table:table-cell>
          <table:table-cell office:value-type="float" office:value="-1.110061254" calcext:value-type="float">
            <text:p>-1.1100612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96457487" calcext:value-type="float">
            <text:p>1.096457487</text:p>
          </table:table-cell>
          <table:table-cell office:value-type="float" office:value="0.1938481045" calcext:value-type="float">
            <text:p>0.1938481045</text:p>
          </table:table-cell>
          <table:table-cell office:value-type="float" office:value="-0.825998756" calcext:value-type="float">
            <text:p>-0.825998756</text:p>
          </table:table-cell>
          <table:table-cell office:value-type="float" office:value="0.01126205545" calcext:value-type="float">
            <text:p>0.0112620555</text:p>
          </table:table-cell>
          <table:table-cell office:value-type="float" office:value="-1.108699432" calcext:value-type="float">
            <text:p>-1.1086994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03311601" calcext:value-type="float">
            <text:p>1.103311601</text:p>
          </table:table-cell>
          <table:table-cell office:value-type="float" office:value="0.1622400982" calcext:value-type="float">
            <text:p>0.1622400982</text:p>
          </table:table-cell>
          <table:table-cell office:value-type="float" office:value="-0.6321274951" calcext:value-type="float">
            <text:p>-0.6321274951</text:p>
          </table:table-cell>
          <table:table-cell office:value-type="float" office:value="0.01197587171" calcext:value-type="float">
            <text:p>0.0119758717</text:p>
          </table:table-cell>
          <table:table-cell office:value-type="float" office:value="-1.111546484" calcext:value-type="float">
            <text:p>-1.1115464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10438945" calcext:value-type="float">
            <text:p>1.110438945</text:p>
          </table:table-cell>
          <table:table-cell office:value-type="float" office:value="0.1357708579" calcext:value-type="float">
            <text:p>0.1357708579</text:p>
          </table:table-cell>
          <table:table-cell office:value-type="float" office:value="-0.5115868822" calcext:value-type="float">
            <text:p>-0.5115868822</text:p>
          </table:table-cell>
          <table:table-cell office:value-type="float" office:value="0.01274242747" calcext:value-type="float">
            <text:p>0.0127424275</text:p>
          </table:table-cell>
          <table:table-cell office:value-type="float" office:value="-1.114018043" calcext:value-type="float">
            <text:p>-1.1140180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18237841" calcext:value-type="float">
            <text:p>1.118237841</text:p>
          </table:table-cell>
          <table:table-cell office:value-type="float" office:value="0.1439269659" calcext:value-type="float">
            <text:p>0.1439269659</text:p>
          </table:table-cell>
          <table:table-cell office:value-type="float" office:value="0.1641400442" calcext:value-type="float">
            <text:p>0.1641400442</text:p>
          </table:table-cell>
          <table:table-cell office:value-type="float" office:value="0.01355907621" calcext:value-type="float">
            <text:p>0.0135590762</text:p>
          </table:table-cell>
          <table:table-cell office:value-type="float" office:value="-1.113031714" calcext:value-type="float">
            <text:p>-1.1130317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23680809" calcext:value-type="float">
            <text:p>1.123680809</text:p>
          </table:table-cell>
          <table:table-cell office:value-type="float" office:value="0.135054793" calcext:value-type="float">
            <text:p>0.135054793</text:p>
          </table:table-cell>
          <table:table-cell office:value-type="float" office:value="-0.180050448" calcext:value-type="float">
            <text:p>-0.180050448</text:p>
          </table:table-cell>
          <table:table-cell office:value-type="float" office:value="0.01436072759" calcext:value-type="float">
            <text:p>0.0143607276</text:p>
          </table:table-cell>
          <table:table-cell office:value-type="float" office:value="-1.115878766" calcext:value-type="float">
            <text:p>-1.1158787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27551985" calcext:value-type="float">
            <text:p>1.127551985</text:p>
          </table:table-cell>
          <table:table-cell office:value-type="float" office:value="0.1154077385" calcext:value-type="float">
            <text:p>0.1154077385</text:p>
          </table:table-cell>
          <table:table-cell office:value-type="float" office:value="-0.3999943169" calcext:value-type="float">
            <text:p>-0.3999943169</text:p>
          </table:table-cell>
          <table:table-cell office:value-type="float" office:value="0.01507026189" calcext:value-type="float">
            <text:p>0.0150702619</text:p>
          </table:table-cell>
          <table:table-cell office:value-type="float" office:value="-1.114892437" calcext:value-type="float">
            <text:p>-1.1148924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26867029" calcext:value-type="float">
            <text:p>1.126867029</text:p>
          </table:table-cell>
          <table:table-cell office:value-type="float" office:value="0.0595091295" calcext:value-type="float">
            <text:p>0.0595091295</text:p>
          </table:table-cell>
          <table:table-cell office:value-type="float" office:value="-0.8768544325" calcext:value-type="float">
            <text:p>-0.8768544325</text:p>
          </table:table-cell>
          <table:table-cell office:value-type="float" office:value="0.01582635567" calcext:value-type="float">
            <text:p>0.0158263557</text:p>
          </table:table-cell>
          <table:table-cell office:value-type="float" office:value="-1.114281601" calcext:value-type="float">
            <text:p>-1.1142816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25546632" calcext:value-type="float">
            <text:p>1.125546632</text:p>
          </table:table-cell>
          <table:table-cell office:value-type="float" office:value="0.01091148397" calcext:value-type="float">
            <text:p>0.010911484</text:p>
          </table:table-cell>
          <table:table-cell office:value-type="float" office:value="-1.300488195" calcext:value-type="float">
            <text:p>-1.300488195</text:p>
          </table:table-cell>
          <table:table-cell office:value-type="float" office:value="0.01665407079" calcext:value-type="float">
            <text:p>0.0166540708</text:p>
          </table:table-cell>
          <table:table-cell office:value-type="float" office:value="-1.117128653" calcext:value-type="float">
            <text:p>-1.1171286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26536959" calcext:value-type="float">
            <text:p>1.126536959</text:p>
          </table:table-cell>
          <table:table-cell office:value-type="float" office:value="-0.008810537201" calcext:value-type="float">
            <text:p>-0.0088105372</text:p>
          </table:table-cell>
          <table:table-cell office:value-type="float" office:value="-0.3912672926" calcext:value-type="float">
            <text:p>-0.3912672926</text:p>
          </table:table-cell>
          <table:table-cell office:value-type="float" office:value="0.01764153151" calcext:value-type="float">
            <text:p>0.0176415315</text:p>
          </table:table-cell>
          <table:table-cell office:value-type="float" office:value="-1.116517817" calcext:value-type="float">
            <text:p>-1.1165178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31216942" calcext:value-type="float">
            <text:p>1.131216942</text:p>
          </table:table-cell>
          <table:table-cell office:value-type="float" office:value="0.02693279775" calcext:value-type="float">
            <text:p>0.0269327978</text:p>
          </table:table-cell>
          <table:table-cell office:value-type="float" office:value="0.7369066332" calcext:value-type="float">
            <text:p>0.7369066332</text:p>
          </table:table-cell>
          <table:table-cell office:value-type="float" office:value="0.01863166018" calcext:value-type="float">
            <text:p>0.0186316602</text:p>
          </table:table-cell>
          <table:table-cell office:value-type="float" office:value="-1.119364869" calcext:value-type="float">
            <text:p>-1.1193648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37007291" calcext:value-type="float">
            <text:p>1.137007291</text:p>
          </table:table-cell>
          <table:table-cell office:value-type="float" office:value="0.07733103894" calcext:value-type="float">
            <text:p>0.0773310389</text:p>
          </table:table-cell>
          <table:table-cell office:value-type="float" office:value="1.008430557" calcext:value-type="float">
            <text:p>1.008430557</text:p>
          </table:table-cell>
          <table:table-cell office:value-type="float" office:value="0.01953439904" calcext:value-type="float">
            <text:p>0.019534399</text:p>
          </table:table-cell>
          <table:table-cell office:value-type="float" office:value="-1.11837854" calcext:value-type="float">
            <text:p>-1.118378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42339919" calcext:value-type="float">
            <text:p>1.142339919</text:p>
          </table:table-cell>
          <table:table-cell office:value-type="float" office:value="0.1061428646" calcext:value-type="float">
            <text:p>0.1061428646</text:p>
          </table:table-cell>
          <table:table-cell office:value-type="float" office:value="0.5731575688" calcext:value-type="float">
            <text:p>0.5731575688</text:p>
          </table:table-cell>
          <table:table-cell office:value-type="float" office:value="0.02026426949" calcext:value-type="float">
            <text:p>0.0202642695</text:p>
          </table:table-cell>
          <table:table-cell office:value-type="float" office:value="-1.117392211" calcext:value-type="float">
            <text:p>-1.1173922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47088013" calcext:value-type="float">
            <text:p>1.147088013</text:p>
          </table:table-cell>
          <table:table-cell office:value-type="float" office:value="0.105665205" calcext:value-type="float">
            <text:p>0.105665205</text:p>
          </table:table-cell>
          <table:table-cell office:value-type="float" office:value="-0.009562302959" calcext:value-type="float">
            <text:p>-0.009562303</text:p>
          </table:table-cell>
          <table:table-cell office:value-type="float" office:value="0.02083061015" calcext:value-type="float">
            <text:p>0.0208306102</text:p>
          </table:table-cell>
          <table:table-cell office:value-type="float" office:value="-1.116781376" calcext:value-type="float">
            <text:p>-1.1167813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51793145" calcext:value-type="float">
            <text:p>1.151793145</text:p>
          </table:table-cell>
          <table:table-cell office:value-type="float" office:value="0.0988265419" calcext:value-type="float">
            <text:p>0.0988265419</text:p>
          </table:table-cell>
          <table:table-cell office:value-type="float" office:value="-0.1385782315" calcext:value-type="float">
            <text:p>-0.1385782315</text:p>
          </table:table-cell>
          <table:table-cell office:value-type="float" office:value="0.02126338165" calcext:value-type="float">
            <text:p>0.0212633817</text:p>
          </table:table-cell>
          <table:table-cell office:value-type="float" office:value="-1.115795047" calcext:value-type="float">
            <text:p>-1.1157950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56782607" calcext:value-type="float">
            <text:p>1.156782607</text:p>
          </table:table-cell>
          <table:table-cell office:value-type="float" office:value="0.09527140182" calcext:value-type="float">
            <text:p>0.0952714018</text:p>
          </table:table-cell>
          <table:table-cell office:value-type="float" office:value="-0.0679876471" calcext:value-type="float">
            <text:p>-0.0679876471</text:p>
          </table:table-cell>
          <table:table-cell office:value-type="float" office:value="0.02175648103" calcext:value-type="float">
            <text:p>0.021756481</text:p>
          </table:table-cell>
          <table:table-cell office:value-type="float" office:value="-1.119017592" calcext:value-type="float">
            <text:p>-1.1190175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6172579" calcext:value-type="float">
            <text:p>1.16172579</text:p>
          </table:table-cell>
          <table:table-cell office:value-type="float" office:value="0.09767343827" calcext:value-type="float">
            <text:p>0.0976734383</text:p>
          </table:table-cell>
          <table:table-cell office:value-type="float" office:value="0.04969040893" calcext:value-type="float">
            <text:p>0.0496904089</text:p>
          </table:table-cell>
          <table:table-cell office:value-type="float" office:value="0.02240046443" calcext:value-type="float">
            <text:p>0.0224004644</text:p>
          </table:table-cell>
          <table:table-cell office:value-type="float" office:value="-1.11878225" calcext:value-type="float">
            <text:p>-1.118782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65560252" calcext:value-type="float">
            <text:p>1.165560252</text:p>
          </table:table-cell>
          <table:table-cell office:value-type="float" office:value="0.09015702504" calcext:value-type="float">
            <text:p>0.090157025</text:p>
          </table:table-cell>
          <table:table-cell office:value-type="float" office:value="-0.1426951825" calcext:value-type="float">
            <text:p>-0.1426951825</text:p>
          </table:table-cell>
          <table:table-cell office:value-type="float" office:value="0.02321179559" calcext:value-type="float">
            <text:p>0.0232117956</text:p>
          </table:table-cell>
          <table:table-cell office:value-type="float" office:value="-1.118171414" calcext:value-type="float">
            <text:p>-1.1181714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68350371" calcext:value-type="float">
            <text:p>1.168350371</text:p>
          </table:table-cell>
          <table:table-cell office:value-type="float" office:value="0.07742503671" calcext:value-type="float">
            <text:p>0.0774250367</text:p>
          </table:table-cell>
          <table:table-cell office:value-type="float" office:value="-0.2611145884" calcext:value-type="float">
            <text:p>-0.2611145884</text:p>
          </table:table-cell>
          <table:table-cell office:value-type="float" office:value="0.02405256632" calcext:value-type="float">
            <text:p>0.0240525663</text:p>
          </table:table-cell>
          <table:table-cell office:value-type="float" office:value="-1.117185085" calcext:value-type="float">
            <text:p>-1.1171850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70026624" calcext:value-type="float">
            <text:p>1.170026624</text:p>
          </table:table-cell>
          <table:table-cell office:value-type="float" office:value="0.0546772574" calcext:value-type="float">
            <text:p>0.0546772574</text:p>
          </table:table-cell>
          <table:table-cell office:value-type="float" office:value="-0.4616073763" calcext:value-type="float">
            <text:p>-0.4616073763</text:p>
          </table:table-cell>
          <table:table-cell office:value-type="float" office:value="0.02558862537" calcext:value-type="float">
            <text:p>0.0255886254</text:p>
          </table:table-cell>
          <table:table-cell office:value-type="float" office:value="-1.118256957" calcext:value-type="float">
            <text:p>-1.1182569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66706518" calcext:value-type="float">
            <text:p>1.166706518</text:p>
          </table:table-cell>
          <table:table-cell office:value-type="float" office:value="0.007808145706" calcext:value-type="float">
            <text:p>0.0078081457</text:p>
          </table:table-cell>
          <table:table-cell office:value-type="float" office:value="-0.9572864203" calcext:value-type="float">
            <text:p>-0.9572864203</text:p>
          </table:table-cell>
          <table:table-cell office:value-type="float" office:value="0.02620231216" calcext:value-type="float">
            <text:p>0.0262023122</text:p>
          </table:table-cell>
          <table:table-cell office:value-type="float" office:value="-1.11756028" calcext:value-type="float">
            <text:p>-1.117560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67866987" calcext:value-type="float">
            <text:p>1.167866987</text:p>
          </table:table-cell>
          <table:table-cell office:value-type="float" office:value="-0.003678644007" calcext:value-type="float">
            <text:p>-0.003678644</text:p>
          </table:table-cell>
          <table:table-cell office:value-type="float" office:value="-0.2252969045" calcext:value-type="float">
            <text:p>-0.2252969045</text:p>
          </table:table-cell>
          <table:table-cell office:value-type="float" office:value="0.02678736964" calcext:value-type="float">
            <text:p>0.0267873696</text:p>
          </table:table-cell>
          <table:table-cell office:value-type="float" office:value="-1.116863603" calcext:value-type="float">
            <text:p>-1.1168636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71774931" calcext:value-type="float">
            <text:p>1.171774931</text:p>
          </table:table-cell>
          <table:table-cell office:value-type="float" office:value="0.01142222637" calcext:value-type="float">
            <text:p>0.0114222264</text:p>
          </table:table-cell>
          <table:table-cell office:value-type="float" office:value="0.3064957082" calcext:value-type="float">
            <text:p>0.3064957082</text:p>
          </table:table-cell>
          <table:table-cell office:value-type="float" office:value="0.02738473626" calcext:value-type="float">
            <text:p>0.0273847363</text:p>
          </table:table-cell>
          <table:table-cell office:value-type="float" office:value="-1.116539575" calcext:value-type="float">
            <text:p>-1.1165395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76231355" calcext:value-type="float">
            <text:p>1.176231355</text:p>
          </table:table-cell>
          <table:table-cell office:value-type="float" office:value="0.06375035534" calcext:value-type="float">
            <text:p>0.0637503553</text:p>
          </table:table-cell>
          <table:table-cell office:value-type="float" office:value="1.047077427" calcext:value-type="float">
            <text:p>1.047077427</text:p>
          </table:table-cell>
          <table:table-cell office:value-type="float" office:value="0.02803525522" calcext:value-type="float">
            <text:p>0.0280352552</text:p>
          </table:table-cell>
          <table:table-cell office:value-type="float" office:value="-1.115842898" calcext:value-type="float">
            <text:p>-1.1158428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78368503" calcext:value-type="float">
            <text:p>1.178368503</text:p>
          </table:table-cell>
          <table:table-cell office:value-type="float" office:value="0.07044533013" calcext:value-type="float">
            <text:p>0.0704453301</text:p>
          </table:table-cell>
          <table:table-cell office:value-type="float" office:value="0.1342217974" calcext:value-type="float">
            <text:p>0.1342217974</text:p>
          </table:table-cell>
          <table:table-cell office:value-type="float" office:value="0.02879579554" calcext:value-type="float">
            <text:p>0.0287957955</text:p>
          </table:table-cell>
          <table:table-cell office:value-type="float" office:value="-1.115146221" calcext:value-type="float">
            <text:p>-1.1151462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82361201" calcext:value-type="float">
            <text:p>1.182361201</text:p>
          </table:table-cell>
          <table:table-cell office:value-type="float" office:value="0.07049977994" calcext:value-type="float">
            <text:p>0.0704997799</text:p>
          </table:table-cell>
          <table:table-cell office:value-type="float" office:value="0.001083912285" calcext:value-type="float">
            <text:p>0.0010839123</text:p>
          </table:table-cell>
          <table:table-cell office:value-type="float" office:value="0.02966744008" calcext:value-type="float">
            <text:p>0.0296674401</text:p>
          </table:table-cell>
          <table:table-cell office:value-type="float" office:value="-1.114822193" calcext:value-type="float">
            <text:p>-1.1148221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85667226" calcext:value-type="float">
            <text:p>1.185667226</text:p>
          </table:table-cell>
          <table:table-cell office:value-type="float" office:value="0.06288970744" calcext:value-type="float">
            <text:p>0.0628897074</text:p>
          </table:table-cell>
          <table:table-cell office:value-type="float" office:value="-0.1527115585" calcext:value-type="float">
            <text:p>-0.1527115585</text:p>
          </table:table-cell>
          <table:table-cell office:value-type="float" office:value="0.0306051293" calcext:value-type="float">
            <text:p>0.0306051293</text:p>
          </table:table-cell>
          <table:table-cell office:value-type="float" office:value="-1.114498164" calcext:value-type="float">
            <text:p>-1.1144981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0224441" calcext:value-type="float">
            <text:p>1.190224441</text:p>
          </table:table-cell>
          <table:table-cell office:value-type="float" office:value="0.07237964739" calcext:value-type="float">
            <text:p>0.0723796474</text:p>
          </table:table-cell>
          <table:table-cell office:value-type="float" office:value="0.1485076839" calcext:value-type="float">
            <text:p>0.1485076839</text:p>
          </table:table-cell>
          <table:table-cell office:value-type="float" office:value="0.03147309572" calcext:value-type="float">
            <text:p>0.0314730957</text:p>
          </table:table-cell>
          <table:table-cell office:value-type="float" office:value="-1.114174136" calcext:value-type="float">
            <text:p>-1.1141741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1929583" calcext:value-type="float">
            <text:p>1.191929583</text:p>
          </table:table-cell>
          <table:table-cell office:value-type="float" office:value="0.06128035658" calcext:value-type="float">
            <text:p>0.0612803566</text:p>
          </table:table-cell>
          <table:table-cell office:value-type="float" office:value="-0.3006212698" calcext:value-type="float">
            <text:p>-0.3006212698</text:p>
          </table:table-cell>
          <table:table-cell office:value-type="float" office:value="0.0321724833" calcext:value-type="float">
            <text:p>0.0321724833</text:p>
          </table:table-cell>
          <table:table-cell office:value-type="float" office:value="-1.113477459" calcext:value-type="float">
            <text:p>-1.1134774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412859" calcext:value-type="float">
            <text:p>1.19412859</text:p>
          </table:table-cell>
          <table:table-cell office:value-type="float" office:value="0.0537003609" calcext:value-type="float">
            <text:p>0.0537003609</text:p>
          </table:table-cell>
          <table:table-cell office:value-type="float" office:value="-0.1502967952" calcext:value-type="float">
            <text:p>-0.1502967952</text:p>
          </table:table-cell>
          <table:table-cell office:value-type="float" office:value="0.03271169747" calcext:value-type="float">
            <text:p>0.0327116975</text:p>
          </table:table-cell>
          <table:table-cell office:value-type="float" office:value="-1.113526079" calcext:value-type="float">
            <text:p>-1.1135260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4697204" calcext:value-type="float">
            <text:p>1.194697204</text:p>
          </table:table-cell>
          <table:table-cell office:value-type="float" office:value="0.03381218372" calcext:value-type="float">
            <text:p>0.0338121837</text:p>
          </table:table-cell>
          <table:table-cell office:value-type="float" office:value="-0.4075172657" calcext:value-type="float">
            <text:p>-0.4075172657</text:p>
          </table:table-cell>
          <table:table-cell office:value-type="float" office:value="0.03326918523" calcext:value-type="float">
            <text:p>0.0332691852</text:p>
          </table:table-cell>
          <table:table-cell office:value-type="float" office:value="-1.109367559" calcext:value-type="float">
            <text:p>-1.1093675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6868639" calcext:value-type="float">
            <text:p>1.196868639</text:p>
          </table:table-cell>
          <table:table-cell office:value-type="float" office:value="0.03276415729" calcext:value-type="float">
            <text:p>0.0327641573</text:p>
          </table:table-cell>
          <table:table-cell office:value-type="float" office:value="-0.02077254694" calcext:value-type="float">
            <text:p>-0.0207725469</text:p>
          </table:table-cell>
          <table:table-cell office:value-type="float" office:value="0.03391832465" calcext:value-type="float">
            <text:p>0.0339183247</text:p>
          </table:table-cell>
          <table:table-cell office:value-type="float" office:value="-1.109416179" calcext:value-type="float">
            <text:p>-1.1094161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7433234" calcext:value-type="float">
            <text:p>1.197433234</text:p>
          </table:table-cell>
          <table:table-cell office:value-type="float" office:value="0.02188639592" calcext:value-type="float">
            <text:p>0.0218863959</text:p>
          </table:table-cell>
          <table:table-cell office:value-type="float" office:value="-0.2113308247" calcext:value-type="float">
            <text:p>-0.2113308247</text:p>
          </table:table-cell>
          <table:table-cell office:value-type="float" office:value="0.0346844864" calcext:value-type="float">
            <text:p>0.0346844864</text:p>
          </table:table-cell>
          <table:table-cell office:value-type="float" office:value="-1.112926641" calcext:value-type="float">
            <text:p>-1.1129266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9169917" calcext:value-type="float">
            <text:p>1.199169917</text:p>
          </table:table-cell>
          <table:table-cell office:value-type="float" office:value="0.03009068147" calcext:value-type="float">
            <text:p>0.0300906815</text:p>
          </table:table-cell>
          <table:table-cell office:value-type="float" office:value="0.1713152203" calcext:value-type="float">
            <text:p>0.1713152203</text:p>
          </table:table-cell>
          <table:table-cell office:value-type="float" office:value="0.03547691325" calcext:value-type="float">
            <text:p>0.0354769133</text:p>
          </table:table-cell>
          <table:table-cell office:value-type="float" office:value="-1.108395474" calcext:value-type="float">
            <text:p>-1.1083954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01094576" calcext:value-type="float">
            <text:p>1.201094576</text:p>
          </table:table-cell>
          <table:table-cell office:value-type="float" office:value="0.02846376327" calcext:value-type="float">
            <text:p>0.0284637633</text:p>
          </table:table-cell>
          <table:table-cell office:value-type="float" office:value="-0.03225543175" calcext:value-type="float">
            <text:p>-0.0322554318</text:p>
          </table:table-cell>
          <table:table-cell office:value-type="float" office:value="0.03625471602" calcext:value-type="float">
            <text:p>0.036254716</text:p>
          </table:table-cell>
          <table:table-cell office:value-type="float" office:value="-1.108071445" calcext:value-type="float">
            <text:p>-1.1080714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01450224" calcext:value-type="float">
            <text:p>1.201450224</text:p>
          </table:table-cell>
          <table:table-cell office:value-type="float" office:value="0.02717923607" calcext:value-type="float">
            <text:p>0.0271792361</text:p>
          </table:table-cell>
          <table:table-cell office:value-type="float" office:value="-0.02569879526" calcext:value-type="float">
            <text:p>-0.0256987953</text:p>
          </table:table-cell>
          <table:table-cell office:value-type="float" office:value="0.03695917314" calcext:value-type="float">
            <text:p>0.0369591731</text:p>
          </table:table-cell>
          <table:table-cell office:value-type="float" office:value="-1.107747417" calcext:value-type="float">
            <text:p>-1.1077474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0147744" calcext:value-type="float">
            <text:p>1.20147744</text:p>
          </table:table-cell>
          <table:table-cell office:value-type="float" office:value="0.0152734415" calcext:value-type="float">
            <text:p>0.0152734415</text:p>
          </table:table-cell>
          <table:table-cell office:value-type="float" office:value="-0.239114611" calcext:value-type="float">
            <text:p>-0.239114611</text:p>
          </table:table-cell>
          <table:table-cell office:value-type="float" office:value="0.03753789631" calcext:value-type="float">
            <text:p>0.0375378963</text:p>
          </table:table-cell>
          <table:table-cell office:value-type="float" office:value="-1.103588897" calcext:value-type="float">
            <text:p>-1.1035888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03312802" calcext:value-type="float">
            <text:p>1.203312802</text:p>
          </table:table-cell>
          <table:table-cell office:value-type="float" office:value="0.01416658782" calcext:value-type="float">
            <text:p>0.0141665878</text:p>
          </table:table-cell>
          <table:table-cell office:value-type="float" office:value="-0.02100973299" calcext:value-type="float">
            <text:p>-0.021009733</text:p>
          </table:table-cell>
          <table:table-cell office:value-type="float" office:value="0.03796993496" calcext:value-type="float">
            <text:p>0.037969935</text:p>
          </table:table-cell>
          <table:table-cell office:value-type="float" office:value="-1.099430377" calcext:value-type="float">
            <text:p>-1.0994303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05065521" calcext:value-type="float">
            <text:p>1.205065521</text:p>
          </table:table-cell>
          <table:table-cell office:value-type="float" office:value="0.02391731913" calcext:value-type="float">
            <text:p>0.0239173191</text:p>
          </table:table-cell>
          <table:table-cell office:value-type="float" office:value="0.2023194468" calcext:value-type="float">
            <text:p>0.2023194468</text:p>
          </table:table-cell>
          <table:table-cell office:value-type="float" office:value="0.03843800457" calcext:value-type="float">
            <text:p>0.0384380046</text:p>
          </table:table-cell>
          <table:table-cell office:value-type="float" office:value="-1.099478997" calcext:value-type="float">
            <text:p>-1.0994789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08385216" calcext:value-type="float">
            <text:p>1.208385216</text:p>
          </table:table-cell>
          <table:table-cell office:value-type="float" office:value="0.04624780612" calcext:value-type="float">
            <text:p>0.0462478061</text:p>
          </table:table-cell>
          <table:table-cell office:value-type="float" office:value="0.4543062786" calcext:value-type="float">
            <text:p>0.4543062786</text:p>
          </table:table-cell>
          <table:table-cell office:value-type="float" office:value="0.03887043049" calcext:value-type="float">
            <text:p>0.0388704305</text:p>
          </table:table-cell>
          <table:table-cell office:value-type="float" office:value="-1.097775216" calcext:value-type="float">
            <text:p>-1.0977752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08920092" calcext:value-type="float">
            <text:p>1.208920092</text:p>
          </table:table-cell>
          <table:table-cell office:value-type="float" office:value="0.03821365537" calcext:value-type="float">
            <text:p>0.0382136554</text:p>
          </table:table-cell>
          <table:table-cell office:value-type="float" office:value="-0.1612525656" calcext:value-type="float">
            <text:p>-0.1612525656</text:p>
          </table:table-cell>
          <table:table-cell office:value-type="float" office:value="0.03972798943" calcext:value-type="float">
            <text:p>0.0397279894</text:p>
          </table:table-cell>
          <table:table-cell office:value-type="float" office:value="-1.097560618" calcext:value-type="float">
            <text:p>-1.0975606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08635549" calcext:value-type="float">
            <text:p>1.208635549</text:p>
          </table:table-cell>
          <table:table-cell office:value-type="float" office:value="0.0242021295" calcext:value-type="float">
            <text:p>0.0242021295</text:p>
          </table:table-cell>
          <table:table-cell office:value-type="float" office:value="-0.2790619565" calcext:value-type="float">
            <text:p>-0.2790619565</text:p>
          </table:table-cell>
          <table:table-cell office:value-type="float" office:value="0.04063187248" calcext:value-type="float">
            <text:p>0.0406318725</text:p>
          </table:table-cell>
          <table:table-cell office:value-type="float" office:value="-1.093889058" calcext:value-type="float">
            <text:p>-1.0938890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09945722" calcext:value-type="float">
            <text:p>1.209945722</text:p>
          </table:table-cell>
          <table:table-cell office:value-type="float" office:value="0.01042997143" calcext:value-type="float">
            <text:p>0.0104299714</text:p>
          </table:table-cell>
          <table:table-cell office:value-type="float" office:value="-0.2756338945" calcext:value-type="float">
            <text:p>-0.2756338945</text:p>
          </table:table-cell>
          <table:table-cell office:value-type="float" office:value="0.04133406952" calcext:value-type="float">
            <text:p>0.0413340695</text:p>
          </table:table-cell>
          <table:table-cell office:value-type="float" office:value="-1.09367446" calcext:value-type="float">
            <text:p>-1.093674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12551665" calcext:value-type="float">
            <text:p>1.212551665</text:p>
          </table:table-cell>
          <table:table-cell office:value-type="float" office:value="0.02424141416" calcext:value-type="float">
            <text:p>0.0242414142</text:p>
          </table:table-cell>
          <table:table-cell office:value-type="float" office:value="0.2764987229" calcext:value-type="float">
            <text:p>0.2764987229</text:p>
          </table:table-cell>
          <table:table-cell office:value-type="float" office:value="0.04173539427" calcext:value-type="float">
            <text:p>0.0417353943</text:p>
          </table:table-cell>
          <table:table-cell office:value-type="float" office:value="-1.093459861" calcext:value-type="float">
            <text:p>-1.0934598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17257927" calcext:value-type="float">
            <text:p>1.217257927</text:p>
          </table:table-cell>
          <table:table-cell office:value-type="float" office:value="0.05745083743" calcext:value-type="float">
            <text:p>0.0574508374</text:p>
          </table:table-cell>
          <table:table-cell office:value-type="float" office:value="0.6630304562" calcext:value-type="float">
            <text:p>0.6630304562</text:p>
          </table:table-cell>
          <table:table-cell office:value-type="float" office:value="0.04193881664" calcext:value-type="float">
            <text:p>0.0419388166</text:p>
          </table:table-cell>
          <table:table-cell office:value-type="float" office:value="-1.089788302" calcext:value-type="float">
            <text:p>-1.0897883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2129512" calcext:value-type="float">
            <text:p>1.22129512</text:p>
          </table:table-cell>
          <table:table-cell office:value-type="float" office:value="0.07469494416" calcext:value-type="float">
            <text:p>0.0746949442</text:p>
          </table:table-cell>
          <table:table-cell office:value-type="float" office:value="0.3329654347" calcext:value-type="float">
            <text:p>0.3329654347</text:p>
          </table:table-cell>
          <table:table-cell office:value-type="float" office:value="0.04204071114" calcext:value-type="float">
            <text:p>0.0420407111</text:p>
          </table:table-cell>
          <table:table-cell office:value-type="float" office:value="-1.089573703" calcext:value-type="float">
            <text:p>-1.0895737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27884282" calcext:value-type="float">
            <text:p>1.227884282</text:p>
          </table:table-cell>
          <table:table-cell office:value-type="float" office:value="0.1029034044" calcext:value-type="float">
            <text:p>0.1029034044</text:p>
          </table:table-cell>
          <table:table-cell office:value-type="float" office:value="0.58562542" calcext:value-type="float">
            <text:p>0.58562542</text:p>
          </table:table-cell>
          <table:table-cell office:value-type="float" office:value="0.04223746407" calcext:value-type="float">
            <text:p>0.0422374641</text:p>
          </table:table-cell>
          <table:table-cell office:value-type="float" office:value="-1.085902144" calcext:value-type="float">
            <text:p>-1.0859021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3597985" calcext:value-type="float">
            <text:p>1.23597985</text:p>
          </table:table-cell>
          <table:table-cell office:value-type="float" office:value="0.114107493" calcext:value-type="float">
            <text:p>0.114107493</text:p>
          </table:table-cell>
          <table:table-cell office:value-type="float" office:value="0.176558777" calcext:value-type="float">
            <text:p>0.176558777</text:p>
          </table:table-cell>
          <table:table-cell office:value-type="float" office:value="0.04265747506" calcext:value-type="float">
            <text:p>0.0426574751</text:p>
          </table:table-cell>
          <table:table-cell office:value-type="float" office:value="-1.089520665" calcext:value-type="float">
            <text:p>-1.0895206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46701299" calcext:value-type="float">
            <text:p>1.246701299</text:p>
          </table:table-cell>
          <table:table-cell office:value-type="float" office:value="0.1846699121" calcext:value-type="float">
            <text:p>0.1846699121</text:p>
          </table:table-cell>
          <table:table-cell office:value-type="float" office:value="1.906251852" calcext:value-type="float">
            <text:p>1.906251852</text:p>
          </table:table-cell>
          <table:table-cell office:value-type="float" office:value="0.04328243428" calcext:value-type="float">
            <text:p>0.0432824343</text:p>
          </table:table-cell>
          <table:table-cell office:value-type="float" office:value="-1.086225264" calcext:value-type="float">
            <text:p>-1.0862252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59688716" calcext:value-type="float">
            <text:p>1.259688716</text:p>
          </table:table-cell>
          <table:table-cell office:value-type="float" office:value="0.2244844856" calcext:value-type="float">
            <text:p>0.2244844856</text:p>
          </table:table-cell>
          <table:table-cell office:value-type="float" office:value="0.785532828" calcext:value-type="float">
            <text:p>0.785532828</text:p>
          </table:table-cell>
          <table:table-cell office:value-type="float" office:value="0.04395613783" calcext:value-type="float">
            <text:p>0.0439561378</text:p>
          </table:table-cell>
          <table:table-cell office:value-type="float" office:value="-1.082553705" calcext:value-type="float">
            <text:p>-1.0825537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74076693" calcext:value-type="float">
            <text:p>1.274076693</text:p>
          </table:table-cell>
          <table:table-cell office:value-type="float" office:value="0.278658706" calcext:value-type="float">
            <text:p>0.278658706</text:p>
          </table:table-cell>
          <table:table-cell office:value-type="float" office:value="1.092281909" calcext:value-type="float">
            <text:p>1.092281909</text:p>
          </table:table-cell>
          <table:table-cell office:value-type="float" office:value="0.04444535648" calcext:value-type="float">
            <text:p>0.0444453565</text:p>
          </table:table-cell>
          <table:table-cell office:value-type="float" office:value="-1.082715265" calcext:value-type="float">
            <text:p>-1.0827152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85779394" calcext:value-type="float">
            <text:p>1.285779394</text:p>
          </table:table-cell>
          <table:table-cell office:value-type="float" office:value="0.2609344137" calcext:value-type="float">
            <text:p>0.2609344137</text:p>
          </table:table-cell>
          <table:table-cell office:value-type="float" office:value="-0.3581424002" calcext:value-type="float">
            <text:p>-0.3581424002</text:p>
          </table:table-cell>
          <table:table-cell office:value-type="float" office:value="0.04465138327" calcext:value-type="float">
            <text:p>0.0446513833</text:p>
          </table:table-cell>
          <table:table-cell office:value-type="float" office:value="-1.079796023" calcext:value-type="float">
            <text:p>-1.0797960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95460493" calcext:value-type="float">
            <text:p>1.295460493</text:p>
          </table:table-cell>
          <table:table-cell office:value-type="float" office:value="0.2381277125" calcext:value-type="float">
            <text:p>0.2381277125</text:p>
          </table:table-cell>
          <table:table-cell office:value-type="float" office:value="-0.4424628355" calcext:value-type="float">
            <text:p>-0.4424628355</text:p>
          </table:table-cell>
          <table:table-cell office:value-type="float" office:value="0.04459728091" calcext:value-type="float">
            <text:p>0.0445972809</text:p>
          </table:table-cell>
          <table:table-cell office:value-type="float" office:value="-1.076500622" calcext:value-type="float">
            <text:p>-1.0765006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05968116" calcext:value-type="float">
            <text:p>1.305968116</text:p>
          </table:table-cell>
          <table:table-cell office:value-type="float" office:value="0.2140725589" calcext:value-type="float">
            <text:p>0.2140725589</text:p>
          </table:table-cell>
          <table:table-cell office:value-type="float" office:value="-0.4989096141" calcext:value-type="float">
            <text:p>-0.4989096141</text:p>
          </table:table-cell>
          <table:table-cell office:value-type="float" office:value="0.04443997257" calcext:value-type="float">
            <text:p>0.0444399726</text:p>
          </table:table-cell>
          <table:table-cell office:value-type="float" office:value="-1.07358138" calcext:value-type="float">
            <text:p>-1.073581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17280661" calcext:value-type="float">
            <text:p>1.317280661</text:p>
          </table:table-cell>
          <table:table-cell office:value-type="float" office:value="0.2115748823" calcext:value-type="float">
            <text:p>0.2115748823</text:p>
          </table:table-cell>
          <table:table-cell office:value-type="float" office:value="-0.05055504175" calcext:value-type="float">
            <text:p>-0.0505550418</text:p>
          </table:table-cell>
          <table:table-cell office:value-type="float" office:value="0.04433423457" calcext:value-type="float">
            <text:p>0.0443342346</text:p>
          </table:table-cell>
          <table:table-cell office:value-type="float" office:value="-1.074119098" calcext:value-type="float">
            <text:p>-1.0741190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27470395" calcext:value-type="float">
            <text:p>1.327470395</text:p>
          </table:table-cell>
          <table:table-cell office:value-type="float" office:value="0.2158125733" calcext:value-type="float">
            <text:p>0.2158125733</text:p>
          </table:table-cell>
          <table:table-cell office:value-type="float" office:value="0.08339687673" calcext:value-type="float">
            <text:p>0.0833968767</text:p>
          </table:table-cell>
          <table:table-cell office:value-type="float" office:value="0.04440096865" calcext:value-type="float">
            <text:p>0.0444009687</text:p>
          </table:table-cell>
          <table:table-cell office:value-type="float" office:value="-1.071199856" calcext:value-type="float">
            <text:p>-1.0711998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35929231" calcext:value-type="float">
            <text:p>1.335929231</text:p>
          </table:table-cell>
          <table:table-cell office:value-type="float" office:value="0.1998958924" calcext:value-type="float">
            <text:p>0.1998958924</text:p>
          </table:table-cell>
          <table:table-cell office:value-type="float" office:value="-0.3202225013" calcext:value-type="float">
            <text:p>-0.3202225013</text:p>
          </table:table-cell>
          <table:table-cell office:value-type="float" office:value="0.04466798063" calcext:value-type="float">
            <text:p>0.0446679806</text:p>
          </table:table-cell>
          <table:table-cell office:value-type="float" office:value="-1.064823653" calcext:value-type="float">
            <text:p>-1.0648236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44333564" calcext:value-type="float">
            <text:p>1.344333564</text:p>
          </table:table-cell>
          <table:table-cell office:value-type="float" office:value="0.1763887312" calcext:value-type="float">
            <text:p>0.1763887312</text:p>
          </table:table-cell>
          <table:table-cell office:value-type="float" office:value="-0.4431998387" calcext:value-type="float">
            <text:p>-0.4431998387</text:p>
          </table:table-cell>
          <table:table-cell office:value-type="float" office:value="0.04500856399" calcext:value-type="float">
            <text:p>0.045008564</text:p>
          </table:table-cell>
          <table:table-cell office:value-type="float" office:value="-1.065737531" calcext:value-type="float">
            <text:p>-1.0657375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355754096" calcext:value-type="float">
            <text:p>1.355754096</text:p>
          </table:table-cell>
          <table:table-cell office:value-type="float" office:value="0.188967974" calcext:value-type="float">
            <text:p>0.188967974</text:p>
          </table:table-cell>
          <table:table-cell office:value-type="float" office:value="0.2624440464" calcext:value-type="float">
            <text:p>0.2624440464</text:p>
          </table:table-cell>
          <table:table-cell office:value-type="float" office:value="0.0453154899" calcext:value-type="float">
            <text:p>0.0453154899</text:p>
          </table:table-cell>
          <table:table-cell office:value-type="float" office:value="-1.062818288" calcext:value-type="float">
            <text:p>-1.0628182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370105146" calcext:value-type="float">
            <text:p>1.370105146</text:p>
          </table:table-cell>
          <table:table-cell office:value-type="float" office:value="0.2298295274" calcext:value-type="float">
            <text:p>0.2298295274</text:p>
          </table:table-cell>
          <table:table-cell office:value-type="float" office:value="0.8335865347" calcext:value-type="float">
            <text:p>0.8335865347</text:p>
          </table:table-cell>
          <table:table-cell office:value-type="float" office:value="0.04596990286" calcext:value-type="float">
            <text:p>0.0459699029</text:p>
          </table:table-cell>
          <table:table-cell office:value-type="float" office:value="-1.058334943" calcext:value-type="float">
            <text:p>-1.0583349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383831453" calcext:value-type="float">
            <text:p>1.383831453</text:p>
          </table:table-cell>
          <table:table-cell office:value-type="float" office:value="0.2690825818" calcext:value-type="float">
            <text:p>0.2690825818</text:p>
          </table:table-cell>
          <table:table-cell office:value-type="float" office:value="0.789884852" calcext:value-type="float">
            <text:p>0.789884852</text:p>
          </table:table-cell>
          <table:table-cell office:value-type="float" office:value="0.04598976424" calcext:value-type="float">
            <text:p>0.0459897642</text:p>
          </table:table-cell>
          <table:table-cell office:value-type="float" office:value="-1.055955379" calcext:value-type="float">
            <text:p>-1.0559553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00792793" calcext:value-type="float">
            <text:p>1.400792793</text:p>
          </table:table-cell>
          <table:table-cell office:value-type="float" office:value="0.2995813131" calcext:value-type="float">
            <text:p>0.2995813131</text:p>
          </table:table-cell>
          <table:table-cell office:value-type="float" office:value="0.5929624272" calcext:value-type="float">
            <text:p>0.5929624272</text:p>
          </table:table-cell>
          <table:table-cell office:value-type="float" office:value="0.0459872586" calcext:value-type="float">
            <text:p>0.0459872586</text:p>
          </table:table-cell>
          <table:table-cell office:value-type="float" office:value="-1.05395657" calcext:value-type="float">
            <text:p>-1.053956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17278494" calcext:value-type="float">
            <text:p>1.417278494</text:p>
          </table:table-cell>
          <table:table-cell office:value-type="float" office:value="0.3144371037" calcext:value-type="float">
            <text:p>0.3144371037</text:p>
          </table:table-cell>
          <table:table-cell office:value-type="float" office:value="0.3039811466" calcext:value-type="float">
            <text:p>0.3039811466</text:p>
          </table:table-cell>
          <table:table-cell office:value-type="float" office:value="0.04598874965" calcext:value-type="float">
            <text:p>0.0459887497</text:p>
          </table:table-cell>
          <table:table-cell office:value-type="float" office:value="-1.051577007" calcext:value-type="float">
            <text:p>-1.0515770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31386171" calcext:value-type="float">
            <text:p>1.431386171</text:p>
          </table:table-cell>
          <table:table-cell office:value-type="float" office:value="0.3151976237" calcext:value-type="float">
            <text:p>0.3151976237</text:p>
          </table:table-cell>
          <table:table-cell office:value-type="float" office:value="0.01501314935" calcext:value-type="float">
            <text:p>0.0150131494</text:p>
          </table:table-cell>
          <table:table-cell office:value-type="float" office:value="0.04604747022" calcext:value-type="float">
            <text:p>0.0460474702</text:p>
          </table:table-cell>
          <table:table-cell office:value-type="float" office:value="-1.049578198" calcext:value-type="float">
            <text:p>-1.0495781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46244139" calcext:value-type="float">
            <text:p>1.446244139</text:p>
          </table:table-cell>
          <table:table-cell office:value-type="float" office:value="0.3038608681" calcext:value-type="float">
            <text:p>0.3038608681</text:p>
          </table:table-cell>
          <table:table-cell office:value-type="float" office:value="-0.2256639527" calcext:value-type="float">
            <text:p>-0.2256639527</text:p>
          </table:table-cell>
          <table:table-cell office:value-type="float" office:value="0.04615849209" calcext:value-type="float">
            <text:p>0.0461584921</text:p>
          </table:table-cell>
          <table:table-cell office:value-type="float" office:value="-1.048340898" calcext:value-type="float">
            <text:p>-1.0483408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62872236" calcext:value-type="float">
            <text:p>1.462872236</text:p>
          </table:table-cell>
          <table:table-cell office:value-type="float" office:value="0.3007198636" calcext:value-type="float">
            <text:p>0.3007198636</text:p>
          </table:table-cell>
          <table:table-cell office:value-type="float" office:value="-0.06194126916" calcext:value-type="float">
            <text:p>-0.0619412692</text:p>
          </table:table-cell>
          <table:table-cell office:value-type="float" office:value="0.04627670249" calcext:value-type="float">
            <text:p>0.0462767025</text:p>
          </table:table-cell>
          <table:table-cell office:value-type="float" office:value="-1.042891539" calcext:value-type="float">
            <text:p>-1.0428915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77319441" calcext:value-type="float">
            <text:p>1.477319441</text:p>
          </table:table-cell>
          <table:table-cell office:value-type="float" office:value="0.3074246947" calcext:value-type="float">
            <text:p>0.3074246947</text:p>
          </table:table-cell>
          <table:table-cell office:value-type="float" office:value="0.1385820352" calcext:value-type="float">
            <text:p>0.1385820352</text:p>
          </table:table-cell>
          <table:table-cell office:value-type="float" office:value="0.04637312494" calcext:value-type="float">
            <text:p>0.0463731249</text:p>
          </table:table-cell>
          <table:table-cell office:value-type="float" office:value="-1.041273485" calcext:value-type="float">
            <text:p>-1.0412734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92854102" calcext:value-type="float">
            <text:p>1.492854102</text:p>
          </table:table-cell>
          <table:table-cell office:value-type="float" office:value="0.2913777781" calcext:value-type="float">
            <text:p>0.2913777781</text:p>
          </table:table-cell>
          <table:table-cell office:value-type="float" office:value="-0.2557798479" calcext:value-type="float">
            <text:p>-0.2557798479</text:p>
          </table:table-cell>
          <table:table-cell office:value-type="float" office:value="0.04644526673" calcext:value-type="float">
            <text:p>0.0464452667</text:p>
          </table:table-cell>
          <table:table-cell office:value-type="float" office:value="-1.040036185" calcext:value-type="float">
            <text:p>-1.0400361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0927801" calcext:value-type="float">
            <text:p>1.50927801</text:p>
          </table:table-cell>
          <table:table-cell office:value-type="float" office:value="0.3279667164" calcext:value-type="float">
            <text:p>0.3279667164</text:p>
          </table:table-cell>
          <table:table-cell office:value-type="float" office:value="0.9750489821" calcext:value-type="float">
            <text:p>0.9750489821</text:p>
          </table:table-cell>
          <table:table-cell office:value-type="float" office:value="0.04649476513" calcext:value-type="float">
            <text:p>0.0464947651</text:p>
          </table:table-cell>
          <table:table-cell office:value-type="float" office:value="-1.039179639" calcext:value-type="float">
            <text:p>-1.0391796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21798912" calcext:value-type="float">
            <text:p>1.521798912</text:p>
          </table:table-cell>
          <table:table-cell office:value-type="float" office:value="0.3093339021" calcext:value-type="float">
            <text:p>0.3093339021</text:p>
          </table:table-cell>
          <table:table-cell office:value-type="float" office:value="-0.3611864844" calcext:value-type="float">
            <text:p>-0.3611864844</text:p>
          </table:table-cell>
          <table:table-cell office:value-type="float" office:value="0.04658109504" calcext:value-type="float">
            <text:p>0.046581095</text:p>
          </table:table-cell>
          <table:table-cell office:value-type="float" office:value="-1.034111035" calcext:value-type="float">
            <text:p>-1.0341110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40218118" calcext:value-type="float">
            <text:p>1.540218118</text:p>
          </table:table-cell>
          <table:table-cell office:value-type="float" office:value="0.3508998373" calcext:value-type="float">
            <text:p>0.3508998373</text:p>
          </table:table-cell>
          <table:table-cell office:value-type="float" office:value="0.8401839061" calcext:value-type="float">
            <text:p>0.8401839061</text:p>
          </table:table-cell>
          <table:table-cell office:value-type="float" office:value="0.0466758888" calcext:value-type="float">
            <text:p>0.0466758888</text:p>
          </table:table-cell>
          <table:table-cell office:value-type="float" office:value="-1.029423185" calcext:value-type="float">
            <text:p>-1.0294231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5757264" calcext:value-type="float">
            <text:p>1.55757264</text:p>
          </table:table-cell>
          <table:table-cell office:value-type="float" office:value="0.3235134907" calcext:value-type="float">
            <text:p>0.3235134907</text:p>
          </table:table-cell>
          <table:table-cell office:value-type="float" office:value="-0.5610250099" calcext:value-type="float">
            <text:p>-0.5610250099</text:p>
          </table:table-cell>
          <table:table-cell office:value-type="float" office:value="0.04672152067" calcext:value-type="float">
            <text:p>0.0467215207</text:p>
          </table:table-cell>
          <table:table-cell office:value-type="float" office:value="-1.028947395" calcext:value-type="float">
            <text:p>-1.0289473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75795834" calcext:value-type="float">
            <text:p>1.575795834</text:p>
          </table:table-cell>
          <table:table-cell office:value-type="float" office:value="0.3615022568" calcext:value-type="float">
            <text:p>0.3615022568</text:p>
          </table:table-cell>
          <table:table-cell office:value-type="float" office:value="0.7435422333" calcext:value-type="float">
            <text:p>0.7435422333</text:p>
          </table:table-cell>
          <table:table-cell office:value-type="float" office:value="0.04676634526" calcext:value-type="float">
            <text:p>0.0467663453</text:p>
          </table:table-cell>
          <table:table-cell office:value-type="float" office:value="-1.024640299" calcext:value-type="float">
            <text:p>-1.0246402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93919556" calcext:value-type="float">
            <text:p>1.593919556</text:p>
          </table:table-cell>
          <table:table-cell office:value-type="float" office:value="0.3609909955" calcext:value-type="float">
            <text:p>0.3609909955</text:p>
          </table:table-cell>
          <table:table-cell office:value-type="float" office:value="-0.01045948588" calcext:value-type="float">
            <text:p>-0.0104594859</text:p>
          </table:table-cell>
          <table:table-cell office:value-type="float" office:value="0.04678178958" calcext:value-type="float">
            <text:p>0.0467817896</text:p>
          </table:table-cell>
          <table:table-cell office:value-type="float" office:value="-1.020333204" calcext:value-type="float">
            <text:p>-1.0203332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06096887" calcext:value-type="float">
            <text:p>1.606096887</text:p>
          </table:table-cell>
          <table:table-cell office:value-type="float" office:value="0.3246189275" calcext:value-type="float">
            <text:p>0.3246189275</text:p>
          </table:table-cell>
          <table:table-cell office:value-type="float" office:value="-0.7359674252" calcext:value-type="float">
            <text:p>-0.7359674252</text:p>
          </table:table-cell>
          <table:table-cell office:value-type="float" office:value="0.04679193703" calcext:value-type="float">
            <text:p>0.046791937</text:p>
          </table:table-cell>
          <table:table-cell office:value-type="float" office:value="-1.016026109" calcext:value-type="float">
            <text:p>-1.0160261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2434975" calcext:value-type="float">
            <text:p>1.62434975</text:p>
          </table:table-cell>
          <table:table-cell office:value-type="float" office:value="0.3218826245" calcext:value-type="float">
            <text:p>0.3218826245</text:p>
          </table:table-cell>
          <table:table-cell office:value-type="float" office:value="-0.05223914341" calcext:value-type="float">
            <text:p>-0.0522391434</text:p>
          </table:table-cell>
          <table:table-cell office:value-type="float" office:value="0.04685915793" calcext:value-type="float">
            <text:p>0.0468591579</text:p>
          </table:table-cell>
          <table:table-cell office:value-type="float" office:value="-1.012099768" calcext:value-type="float">
            <text:p>-1.0120997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635424612" calcext:value-type="float">
            <text:p>1.635424612</text:p>
          </table:table-cell>
          <table:table-cell office:value-type="float" office:value="0.2735192077" calcext:value-type="float">
            <text:p>0.2735192077</text:p>
          </table:table-cell>
          <table:table-cell office:value-type="float" office:value="-0.985571523" calcext:value-type="float">
            <text:p>-0.985571523</text:p>
          </table:table-cell>
          <table:table-cell office:value-type="float" office:value="0.04697830021" calcext:value-type="float">
            <text:p>0.0469783002</text:p>
          </table:table-cell>
          <table:table-cell office:value-type="float" office:value="-1.008554182" calcext:value-type="float">
            <text:p>-1.0085541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654625426" calcext:value-type="float">
            <text:p>1.654625426</text:p>
          </table:table-cell>
          <table:table-cell office:value-type="float" office:value="0.313276936" calcext:value-type="float">
            <text:p>0.313276936</text:p>
          </table:table-cell>
          <table:table-cell office:value-type="float" office:value="0.7571752028" calcext:value-type="float">
            <text:p>0.7571752028</text:p>
          </table:table-cell>
          <table:table-cell office:value-type="float" office:value="0.04776662104" calcext:value-type="float">
            <text:p>0.047766621</text:p>
          </table:table-cell>
          <table:table-cell office:value-type="float" office:value="-1.013920411" calcext:value-type="float">
            <text:p>-1.0139204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669937373" calcext:value-type="float">
            <text:p>1.669937373</text:p>
          </table:table-cell>
          <table:table-cell office:value-type="float" office:value="0.3034460492" calcext:value-type="float">
            <text:p>0.3034460492</text:p>
          </table:table-cell>
          <table:table-cell office:value-type="float" office:value="-0.2047949856" calcext:value-type="float">
            <text:p>-0.2047949856</text:p>
          </table:table-cell>
          <table:table-cell office:value-type="float" office:value="0.04786211009" calcext:value-type="float">
            <text:p>0.0478621101</text:p>
          </table:table-cell>
          <table:table-cell office:value-type="float" office:value="-1.009536327" calcext:value-type="float">
            <text:p>-1.0095363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687280667" calcext:value-type="float">
            <text:p>1.687280667</text:p>
          </table:table-cell>
          <table:table-cell office:value-type="float" office:value="0.3465990394" calcext:value-type="float">
            <text:p>0.3465990394</text:p>
          </table:table-cell>
          <table:table-cell office:value-type="float" office:value="0.8836658309" calcext:value-type="float">
            <text:p>0.8836658309</text:p>
          </table:table-cell>
          <table:table-cell office:value-type="float" office:value="0.04786560648" calcext:value-type="float">
            <text:p>0.0478656065</text:p>
          </table:table-cell>
          <table:table-cell office:value-type="float" office:value="-1.005891934" calcext:value-type="float">
            <text:p>-1.005891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00571278" calcext:value-type="float">
            <text:p>1.700571278</text:p>
          </table:table-cell>
          <table:table-cell office:value-type="float" office:value="0.3135805994" calcext:value-type="float">
            <text:p>0.3135805994</text:p>
          </table:table-cell>
          <table:table-cell office:value-type="float" office:value="-0.662373169" calcext:value-type="float">
            <text:p>-0.662373169</text:p>
          </table:table-cell>
          <table:table-cell office:value-type="float" office:value="0.04781059399" calcext:value-type="float">
            <text:p>0.047810594</text:p>
          </table:table-cell>
          <table:table-cell office:value-type="float" office:value="-1.002247541" calcext:value-type="float">
            <text:p>-1.0022475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09989129" calcext:value-type="float">
            <text:p>1.709989129</text:p>
          </table:table-cell>
          <table:table-cell office:value-type="float" office:value="0.2698032555" calcext:value-type="float">
            <text:p>0.2698032555</text:p>
          </table:table-cell>
          <table:table-cell office:value-type="float" office:value="-0.8722290913" calcext:value-type="float">
            <text:p>-0.8722290913</text:p>
          </table:table-cell>
          <table:table-cell office:value-type="float" office:value="0.04776878479" calcext:value-type="float">
            <text:p>0.0477687848</text:p>
          </table:table-cell>
          <table:table-cell office:value-type="float" office:value="-0.9989729925" calcext:value-type="float">
            <text:p>-0.99897299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20403351" calcext:value-type="float">
            <text:p>1.720403351</text:p>
          </table:table-cell>
          <table:table-cell office:value-type="float" office:value="0.2211344334" calcext:value-type="float">
            <text:p>0.2211344334</text:p>
          </table:table-cell>
          <table:table-cell office:value-type="float" office:value="-0.9773795163" calcext:value-type="float">
            <text:p>-0.9773795163</text:p>
          </table:table-cell>
          <table:table-cell office:value-type="float" office:value="0.04776737833" calcext:value-type="float">
            <text:p>0.0477673783</text:p>
          </table:table-cell>
          <table:table-cell office:value-type="float" office:value="-0.9918628676" calcext:value-type="float">
            <text:p>-0.99186286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26748589" calcext:value-type="float">
            <text:p>1.726748589</text:p>
          </table:table-cell>
          <table:table-cell office:value-type="float" office:value="0.1738389466" calcext:value-type="float">
            <text:p>0.1738389466</text:p>
          </table:table-cell>
          <table:table-cell office:value-type="float" office:value="-0.9297186847" calcext:value-type="float">
            <text:p>-0.9297186847</text:p>
          </table:table-cell>
          <table:table-cell office:value-type="float" office:value="0.04782651739" calcext:value-type="float">
            <text:p>0.0478265174</text:p>
          </table:table-cell>
          <table:table-cell office:value-type="float" office:value="-0.9843828977" calcext:value-type="float">
            <text:p>-0.98438289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37012303" calcext:value-type="float">
            <text:p>1.737012303</text:p>
          </table:table-cell>
          <table:table-cell office:value-type="float" office:value="0.1800765514" calcext:value-type="float">
            <text:p>0.1800765514</text:p>
          </table:table-cell>
          <table:table-cell office:value-type="float" office:value="0.1254095456" calcext:value-type="float">
            <text:p>0.1254095456</text:p>
          </table:table-cell>
          <table:table-cell office:value-type="float" office:value="0.04789571661" calcext:value-type="float">
            <text:p>0.0478957166</text:p>
          </table:table-cell>
          <table:table-cell office:value-type="float" office:value="-0.984943926" calcext:value-type="float">
            <text:p>-0.9849439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43143786" calcext:value-type="float">
            <text:p>1.743143786</text:p>
          </table:table-cell>
          <table:table-cell office:value-type="float" office:value="0.1517797039" calcext:value-type="float">
            <text:p>0.1517797039</text:p>
          </table:table-cell>
          <table:table-cell office:value-type="float" office:value="-0.5734170263" calcext:value-type="float">
            <text:p>-0.5734170263</text:p>
          </table:table-cell>
          <table:table-cell office:value-type="float" office:value="0.04803310398" calcext:value-type="float">
            <text:p>0.048033104</text:p>
          </table:table-cell>
          <table:table-cell office:value-type="float" office:value="-0.9816693777" calcext:value-type="float">
            <text:p>-0.98166937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51271038" calcext:value-type="float">
            <text:p>1.751271038</text:p>
          </table:table-cell>
          <table:table-cell office:value-type="float" office:value="0.1635528586" calcext:value-type="float">
            <text:p>0.1635528586</text:p>
          </table:table-cell>
          <table:table-cell office:value-type="float" office:value="0.2318516839" calcext:value-type="float">
            <text:p>0.2318516839</text:p>
          </table:table-cell>
          <table:table-cell office:value-type="float" office:value="0.04815169476" calcext:value-type="float">
            <text:p>0.0481516948</text:p>
          </table:table-cell>
          <table:table-cell office:value-type="float" office:value="-0.9787646744" calcext:value-type="float">
            <text:p>-0.97876467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74917539" calcext:value-type="float">
            <text:p>1.774917539</text:p>
          </table:table-cell>
          <table:table-cell office:value-type="float" office:value="0.1741333377" calcext:value-type="float">
            <text:p>0.1741333377</text:p>
          </table:table-cell>
          <table:table-cell office:value-type="float" office:value="0.1065352482" calcext:value-type="float">
            <text:p>0.1065352482</text:p>
          </table:table-cell>
          <table:table-cell office:value-type="float" office:value="0.048212753" calcext:value-type="float">
            <text:p>0.048212753</text:p>
          </table:table-cell>
          <table:table-cell office:value-type="float" office:value="-0.9720243945" calcext:value-type="float">
            <text:p>-0.9720243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93381499" calcext:value-type="float">
            <text:p>1.793381499</text:p>
          </table:table-cell>
          <table:table-cell office:value-type="float" office:value="0.2543557803" calcext:value-type="float">
            <text:p>0.2543557803</text:p>
          </table:table-cell>
          <table:table-cell office:value-type="float" office:value="1.585499469" calcext:value-type="float">
            <text:p>1.585499469</text:p>
          </table:table-cell>
          <table:table-cell office:value-type="float" office:value="0.04817492331" calcext:value-type="float">
            <text:p>0.0481749233</text:p>
          </table:table-cell>
          <table:table-cell office:value-type="float" office:value="-0.9623794112" calcext:value-type="float">
            <text:p>-0.96237941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809181931" calcext:value-type="float">
            <text:p>1.809181931</text:p>
          </table:table-cell>
          <table:table-cell office:value-type="float" office:value="0.3071998515" calcext:value-type="float">
            <text:p>0.3071998515</text:p>
          </table:table-cell>
          <table:table-cell office:value-type="float" office:value="1.065495357" calcext:value-type="float">
            <text:p>1.065495357</text:p>
          </table:table-cell>
          <table:table-cell office:value-type="float" office:value="0.04813335904" calcext:value-type="float">
            <text:p>0.048133359</text:p>
          </table:table-cell>
          <table:table-cell office:value-type="float" office:value="-0.9556391313" calcext:value-type="float">
            <text:p>-0.95563913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826820344" calcext:value-type="float">
            <text:p>1.826820344</text:p>
          </table:table-cell>
          <table:table-cell office:value-type="float" office:value="0.3455309682" calcext:value-type="float">
            <text:p>0.3455309682</text:p>
          </table:table-cell>
          <table:table-cell office:value-type="float" office:value="0.7673234068" calcext:value-type="float">
            <text:p>0.7673234068</text:p>
          </table:table-cell>
          <table:table-cell office:value-type="float" office:value="0.04810498136" calcext:value-type="float">
            <text:p>0.0481049814</text:p>
          </table:table-cell>
          <table:table-cell office:value-type="float" office:value="-0.953104273" calcext:value-type="float">
            <text:p>-0.9531042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843078802" calcext:value-type="float">
            <text:p>1.843078802</text:p>
          </table:table-cell>
          <table:table-cell office:value-type="float" office:value="0.3308880987" calcext:value-type="float">
            <text:p>0.3308880987</text:p>
          </table:table-cell>
          <table:table-cell office:value-type="float" office:value="-0.2890927999" calcext:value-type="float">
            <text:p>-0.2890927999</text:p>
          </table:table-cell>
          <table:table-cell office:value-type="float" office:value="0.04812284989" calcext:value-type="float">
            <text:p>0.0481228499</text:p>
          </table:table-cell>
          <table:table-cell office:value-type="float" office:value="-0.9467338381" calcext:value-type="float">
            <text:p>-0.94673383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857377261" calcext:value-type="float">
            <text:p>1.857377261</text:p>
          </table:table-cell>
          <table:table-cell office:value-type="float" office:value="0.319358184" calcext:value-type="float">
            <text:p>0.319358184</text:p>
          </table:table-cell>
          <table:table-cell office:value-type="float" office:value="-0.2290059422" calcext:value-type="float">
            <text:p>-0.2290059422</text:p>
          </table:table-cell>
          <table:table-cell office:value-type="float" office:value="0.04815772888" calcext:value-type="float">
            <text:p>0.0481577289</text:p>
          </table:table-cell>
          <table:table-cell office:value-type="float" office:value="-0.9407332482" calcext:value-type="float">
            <text:p>-0.94073324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1.876693012" calcext:value-type="float">
            <text:p>1.876693012</text:p>
          </table:table-cell>
          <table:table-cell office:value-type="float" office:value="0.3298183448" calcext:value-type="float">
            <text:p>0.3298183448</text:p>
          </table:table-cell>
          <table:table-cell office:value-type="float" office:value="0.2082048058" calcext:value-type="float">
            <text:p>0.2082048058</text:p>
          </table:table-cell>
          <table:table-cell office:value-type="float" office:value="0.04821708493" calcext:value-type="float">
            <text:p>0.0482170849</text:p>
          </table:table-cell>
          <table:table-cell office:value-type="float" office:value="-0.9385682348" calcext:value-type="float">
            <text:p>-0.93856823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1.894662872" calcext:value-type="float">
            <text:p>1.894662872</text:p>
          </table:table-cell>
          <table:table-cell office:value-type="float" office:value="0.3394067908" calcext:value-type="float">
            <text:p>0.3394067908</text:p>
          </table:table-cell>
          <table:table-cell office:value-type="float" office:value="0.1866237375" calcext:value-type="float">
            <text:p>0.1866237375</text:p>
          </table:table-cell>
          <table:table-cell office:value-type="float" office:value="0.04842276724" calcext:value-type="float">
            <text:p>0.0484227672</text:p>
          </table:table-cell>
          <table:table-cell office:value-type="float" office:value="-0.9313429914" calcext:value-type="float">
            <text:p>-0.93134299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1.933611887" calcext:value-type="float">
            <text:p>1.933611887</text:p>
          </table:table-cell>
          <table:table-cell office:value-type="float" office:value="0.3755921648" calcext:value-type="float">
            <text:p>0.3755921648</text:p>
          </table:table-cell>
          <table:table-cell office:value-type="float" office:value="0.3646970386" calcext:value-type="float">
            <text:p>0.3646970386</text:p>
          </table:table-cell>
          <table:table-cell office:value-type="float" office:value="0.04840723279" calcext:value-type="float">
            <text:p>0.0484072328</text:p>
          </table:table-cell>
          <table:table-cell office:value-type="float" office:value="-0.9259682963" calcext:value-type="float">
            <text:p>-0.92596829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1.956292992" calcext:value-type="float">
            <text:p>1.956292992</text:p>
          </table:table-cell>
          <table:table-cell office:value-type="float" office:value="0.4012994174" calcext:value-type="float">
            <text:p>0.4012994174</text:p>
          </table:table-cell>
          <table:table-cell office:value-type="float" office:value="0.5231795687" calcext:value-type="float">
            <text:p>0.5231795687</text:p>
          </table:table-cell>
          <table:table-cell office:value-type="float" office:value="0.04838554112" calcext:value-type="float">
            <text:p>0.0483855411</text:p>
          </table:table-cell>
          <table:table-cell office:value-type="float" office:value="-0.9194275016" calcext:value-type="float">
            <text:p>-0.91942750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1.97655452" calcext:value-type="float">
            <text:p>1.97655452</text:p>
          </table:table-cell>
          <table:table-cell office:value-type="float" office:value="0.4213630633" calcext:value-type="float">
            <text:p>0.4213630633</text:p>
          </table:table-cell>
          <table:table-cell office:value-type="float" office:value="0.4059417927" calcext:value-type="float">
            <text:p>0.4059417927</text:p>
          </table:table-cell>
          <table:table-cell office:value-type="float" office:value="0.04836186087" calcext:value-type="float">
            <text:p>0.0483618609</text:p>
          </table:table-cell>
          <table:table-cell office:value-type="float" office:value="-0.914427842" calcext:value-type="float">
            <text:p>-0.9144278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1.995230841" calcext:value-type="float">
            <text:p>1.995230841</text:p>
          </table:table-cell>
          <table:table-cell office:value-type="float" office:value="0.4165332082" calcext:value-type="float">
            <text:p>0.4165332082</text:p>
          </table:table-cell>
          <table:table-cell office:value-type="float" office:value="-0.09776978991" calcext:value-type="float">
            <text:p>-0.0977697899</text:p>
          </table:table-cell>
          <table:table-cell office:value-type="float" office:value="0.04835681792" calcext:value-type="float">
            <text:p>0.0483568179</text:p>
          </table:table-cell>
          <table:table-cell office:value-type="float" office:value="-0.9098032177" calcext:value-type="float">
            <text:p>-0.90980321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14605676" calcext:value-type="float">
            <text:p>2.014605676</text:p>
          </table:table-cell>
          <table:table-cell office:value-type="float" office:value="0.3915534285" calcext:value-type="float">
            <text:p>0.3915534285</text:p>
          </table:table-cell>
          <table:table-cell office:value-type="float" office:value="-0.4985088148" calcext:value-type="float">
            <text:p>-0.4985088148</text:p>
          </table:table-cell>
          <table:table-cell office:value-type="float" office:value="0.0483356207" calcext:value-type="float">
            <text:p>0.0483356207</text:p>
          </table:table-cell>
          <table:table-cell office:value-type="float" office:value="-0.9017200689" calcext:value-type="float">
            <text:p>-0.90172006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3487934" calcext:value-type="float">
            <text:p>2.03487934</text:p>
          </table:table-cell>
          <table:table-cell office:value-type="float" office:value="0.385659662" calcext:value-type="float">
            <text:p>0.385659662</text:p>
          </table:table-cell>
          <table:table-cell office:value-type="float" office:value="-0.1140353061" calcext:value-type="float">
            <text:p>-0.1140353061</text:p>
          </table:table-cell>
          <table:table-cell office:value-type="float" office:value="0.04829491503" calcext:value-type="float">
            <text:p>0.048294915</text:p>
          </table:table-cell>
          <table:table-cell office:value-type="float" office:value="-0.8974704801" calcext:value-type="float">
            <text:p>-0.89747048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55383709" calcext:value-type="float">
            <text:p>2.055383709</text:p>
          </table:table-cell>
          <table:table-cell office:value-type="float" office:value="0.4009565169" calcext:value-type="float">
            <text:p>0.4009565169</text:p>
          </table:table-cell>
          <table:table-cell office:value-type="float" office:value="0.3162802207" calcext:value-type="float">
            <text:p>0.3162802207</text:p>
          </table:table-cell>
          <table:table-cell office:value-type="float" office:value="0.04825915143" calcext:value-type="float">
            <text:p>0.0482591514</text:p>
          </table:table-cell>
          <table:table-cell office:value-type="float" office:value="-0.8935959267" calcext:value-type="float">
            <text:p>-0.89359592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79780277" calcext:value-type="float">
            <text:p>2.079780277</text:p>
          </table:table-cell>
          <table:table-cell office:value-type="float" office:value="0.4315177396" calcext:value-type="float">
            <text:p>0.4315177396</text:p>
          </table:table-cell>
          <table:table-cell office:value-type="float" office:value="0.5992062817" calcext:value-type="float">
            <text:p>0.5992062817</text:p>
          </table:table-cell>
          <table:table-cell office:value-type="float" office:value="0.04821891721" calcext:value-type="float">
            <text:p>0.0482189172</text:p>
          </table:table-cell>
          <table:table-cell office:value-type="float" office:value="-0.8858878132" calcext:value-type="float">
            <text:p>-0.88588781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10619516" calcext:value-type="float">
            <text:p>2.10619516</text:p>
          </table:table-cell>
          <table:table-cell office:value-type="float" office:value="0.4735655615" calcext:value-type="float">
            <text:p>0.4735655615</text:p>
          </table:table-cell>
          <table:table-cell office:value-type="float" office:value="0.8252132989" calcext:value-type="float">
            <text:p>0.8252132989</text:p>
          </table:table-cell>
          <table:table-cell office:value-type="float" office:value="0.04818836913" calcext:value-type="float">
            <text:p>0.0481883691</text:p>
          </table:table-cell>
          <table:table-cell office:value-type="float" office:value="-0.8823882953" calcext:value-type="float">
            <text:p>-0.88238829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133754515" calcext:value-type="float">
            <text:p>2.133754515</text:p>
          </table:table-cell>
          <table:table-cell office:value-type="float" office:value="0.5249328077" calcext:value-type="float">
            <text:p>0.5249328077</text:p>
          </table:table-cell>
          <table:table-cell office:value-type="float" office:value="1.077420273" calcext:value-type="float">
            <text:p>1.077420273</text:p>
          </table:table-cell>
          <table:table-cell office:value-type="float" office:value="0.04814865357" calcext:value-type="float">
            <text:p>0.0481486536</text:p>
          </table:table-cell>
          <table:table-cell office:value-type="float" office:value="-0.8750552173" calcext:value-type="float">
            <text:p>-0.87505521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163383188" calcext:value-type="float">
            <text:p>2.163383188</text:p>
          </table:table-cell>
          <table:table-cell office:value-type="float" office:value="0.5206814017" calcext:value-type="float">
            <text:p>0.5206814017</text:p>
          </table:table-cell>
          <table:table-cell office:value-type="float" office:value="-0.06680634188" calcext:value-type="float">
            <text:p>-0.0668063419</text:p>
          </table:table-cell>
          <table:table-cell office:value-type="float" office:value="0.04830785168" calcext:value-type="float">
            <text:p>0.0483078517</text:p>
          </table:table-cell>
          <table:table-cell office:value-type="float" office:value="-0.8727085117" calcext:value-type="float">
            <text:p>-0.87270851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190461251" calcext:value-type="float">
            <text:p>2.190461251</text:p>
          </table:table-cell>
          <table:table-cell office:value-type="float" office:value="0.5847286898" calcext:value-type="float">
            <text:p>0.5847286898</text:p>
          </table:table-cell>
          <table:table-cell office:value-type="float" office:value="1.680650897" calcext:value-type="float">
            <text:p>1.680650897</text:p>
          </table:table-cell>
          <table:table-cell office:value-type="float" office:value="0.04821328606" calcext:value-type="float">
            <text:p>0.0482132861</text:p>
          </table:table-cell>
          <table:table-cell office:value-type="float" office:value="-0.8659991702" calcext:value-type="float">
            <text:p>-0.86599917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216477273" calcext:value-type="float">
            <text:p>2.216477273</text:p>
          </table:table-cell>
          <table:table-cell office:value-type="float" office:value="0.5678590865" calcext:value-type="float">
            <text:p>0.5678590865</text:p>
          </table:table-cell>
          <table:table-cell office:value-type="float" office:value="-0.3420115468" calcext:value-type="float">
            <text:p>-0.3420115468</text:p>
          </table:table-cell>
          <table:table-cell office:value-type="float" office:value="0.0480940161" calcext:value-type="float">
            <text:p>0.0480940161</text:p>
          </table:table-cell>
          <table:table-cell office:value-type="float" office:value="-0.8631242575" calcext:value-type="float">
            <text:p>-0.86312425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238070636" calcext:value-type="float">
            <text:p>2.238070636</text:p>
          </table:table-cell>
          <table:table-cell office:value-type="float" office:value="0.554301597" calcext:value-type="float">
            <text:p>0.554301597</text:p>
          </table:table-cell>
          <table:table-cell office:value-type="float" office:value="-0.2667821127" calcext:value-type="float">
            <text:p>-0.2667821127</text:p>
          </table:table-cell>
          <table:table-cell office:value-type="float" office:value="0.04799679279" calcext:value-type="float">
            <text:p>0.0479967928</text:p>
          </table:table-cell>
          <table:table-cell office:value-type="float" office:value="-0.8567877246" calcext:value-type="float">
            <text:p>-0.85678772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261467826" calcext:value-type="float">
            <text:p>2.261467826</text:p>
          </table:table-cell>
          <table:table-cell office:value-type="float" office:value="0.4784433142" calcext:value-type="float">
            <text:p>0.4784433142</text:p>
          </table:table-cell>
          <table:table-cell office:value-type="float" office:value="-1.565898614" calcext:value-type="float">
            <text:p>-1.565898614</text:p>
          </table:table-cell>
          <table:table-cell office:value-type="float" office:value="0.0479697168" calcext:value-type="float">
            <text:p>0.0479697168</text:p>
          </table:table-cell>
          <table:table-cell office:value-type="float" office:value="-0.8508240001" calcext:value-type="float">
            <text:p>-0.85082400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28442676" calcext:value-type="float">
            <text:p>2.28442676</text:p>
          </table:table-cell>
          <table:table-cell office:value-type="float" office:value="0.4557895682" calcext:value-type="float">
            <text:p>0.4557895682</text:p>
          </table:table-cell>
          <table:table-cell office:value-type="float" office:value="-0.4533754995" calcext:value-type="float">
            <text:p>-0.4533754995</text:p>
          </table:table-cell>
          <table:table-cell office:value-type="float" office:value="0.04793441451" calcext:value-type="float">
            <text:p>0.0479344145</text:p>
          </table:table-cell>
          <table:table-cell office:value-type="float" office:value="-0.8448602756" calcext:value-type="float">
            <text:p>-0.84486027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306455415" calcext:value-type="float">
            <text:p>2.306455415</text:p>
          </table:table-cell>
          <table:table-cell office:value-type="float" office:value="0.4613848317" calcext:value-type="float">
            <text:p>0.4613848317</text:p>
          </table:table-cell>
          <table:table-cell office:value-type="float" office:value="0.1121906231" calcext:value-type="float">
            <text:p>0.1121906231</text:p>
          </table:table-cell>
          <table:table-cell office:value-type="float" office:value="0.04780706361" calcext:value-type="float">
            <text:p>0.0478070636</text:p>
          </table:table-cell>
          <table:table-cell office:value-type="float" office:value="-0.8392693597" calcext:value-type="float">
            <text:p>-0.83926935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326236865" calcext:value-type="float">
            <text:p>2.326236865</text:p>
          </table:table-cell>
          <table:table-cell office:value-type="float" office:value="0.4332165356" calcext:value-type="float">
            <text:p>0.4332165356</text:p>
          </table:table-cell>
          <table:table-cell office:value-type="float" office:value="-0.5674111213" calcext:value-type="float">
            <text:p>-0.5674111213</text:p>
          </table:table-cell>
          <table:table-cell office:value-type="float" office:value="0.04762663437" calcext:value-type="float">
            <text:p>0.0476266344</text:p>
          </table:table-cell>
          <table:table-cell office:value-type="float" office:value="-0.8336784438" calcext:value-type="float">
            <text:p>-0.83367844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345996055" calcext:value-type="float">
            <text:p>2.345996055</text:p>
          </table:table-cell>
          <table:table-cell office:value-type="float" office:value="0.4085304314" calcext:value-type="float">
            <text:p>0.4085304314</text:p>
          </table:table-cell>
          <table:table-cell office:value-type="float" office:value="-0.4815299093" calcext:value-type="float">
            <text:p>-0.4815299093</text:p>
          </table:table-cell>
          <table:table-cell office:value-type="float" office:value="0.04750176054" calcext:value-type="float">
            <text:p>0.0475017605</text:p>
          </table:table-cell>
          <table:table-cell office:value-type="float" office:value="-0.8280875278" calcext:value-type="float">
            <text:p>-0.82808752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363970577" calcext:value-type="float">
            <text:p>2.363970577</text:p>
          </table:table-cell>
          <table:table-cell office:value-type="float" office:value="0.3831691625" calcext:value-type="float">
            <text:p>0.3831691625</text:p>
          </table:table-cell>
          <table:table-cell office:value-type="float" office:value="-0.5158636609" calcext:value-type="float">
            <text:p>-0.5158636609</text:p>
          </table:table-cell>
          <table:table-cell office:value-type="float" office:value="0.04749634708" calcext:value-type="float">
            <text:p>0.0474963471</text:p>
          </table:table-cell>
          <table:table-cell office:value-type="float" office:value="-0.823242229" calcext:value-type="float">
            <text:p>-0.8232422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384504053" calcext:value-type="float">
            <text:p>2.384504053</text:p>
          </table:table-cell>
          <table:table-cell office:value-type="float" office:value="0.3802127847" calcext:value-type="float">
            <text:p>0.3802127847</text:p>
          </table:table-cell>
          <table:table-cell office:value-type="float" office:value="-0.05609409079" calcext:value-type="float">
            <text:p>-0.0560940908</text:p>
          </table:table-cell>
          <table:table-cell office:value-type="float" office:value="0.04750754512" calcext:value-type="float">
            <text:p>0.0475075451</text:p>
          </table:table-cell>
          <table:table-cell office:value-type="float" office:value="-0.8141896927" calcext:value-type="float">
            <text:p>-0.81418969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405102312" calcext:value-type="float">
            <text:p>2.405102312</text:p>
          </table:table-cell>
          <table:table-cell office:value-type="float" office:value="0.3973944028" calcext:value-type="float">
            <text:p>0.3973944028</text:p>
          </table:table-cell>
          <table:table-cell office:value-type="float" office:value="0.3644894933" calcext:value-type="float">
            <text:p>0.3644894933</text:p>
          </table:table-cell>
          <table:table-cell office:value-type="float" office:value="0.04755997798" calcext:value-type="float">
            <text:p>0.047559978</text:p>
          </table:table-cell>
          <table:table-cell office:value-type="float" office:value="-0.8093443939" calcext:value-type="float">
            <text:p>-0.80934439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427705079" calcext:value-type="float">
            <text:p>2.427705079</text:p>
          </table:table-cell>
          <table:table-cell office:value-type="float" office:value="0.425305311" calcext:value-type="float">
            <text:p>0.425305311</text:p>
          </table:table-cell>
          <table:table-cell office:value-type="float" office:value="0.5548718745" calcext:value-type="float">
            <text:p>0.5548718745</text:p>
          </table:table-cell>
          <table:table-cell office:value-type="float" office:value="0.04725336419" calcext:value-type="float">
            <text:p>0.0472533642</text:p>
          </table:table-cell>
          <table:table-cell office:value-type="float" office:value="-0.8036462226" calcext:value-type="float">
            <text:p>-0.8036462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450760841" calcext:value-type="float">
            <text:p>2.450760841</text:p>
          </table:table-cell>
          <table:table-cell office:value-type="float" office:value="0.4494394303" calcext:value-type="float">
            <text:p>0.4494394303</text:p>
          </table:table-cell>
          <table:table-cell office:value-type="float" office:value="0.4836116667" calcext:value-type="float">
            <text:p>0.4836116667</text:p>
          </table:table-cell>
          <table:table-cell office:value-type="float" office:value="0.0472044229" calcext:value-type="float">
            <text:p>0.0472044229</text:p>
          </table:table-cell>
          <table:table-cell office:value-type="float" office:value="-0.7987134716" calcext:value-type="float">
            <text:p>-0.79871347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468663829" calcext:value-type="float">
            <text:p>2.468663829</text:p>
          </table:table-cell>
          <table:table-cell office:value-type="float" office:value="0.4187990331" calcext:value-type="float">
            <text:p>0.4187990331</text:p>
          </table:table-cell>
          <table:table-cell office:value-type="float" office:value="-0.5905398338" calcext:value-type="float">
            <text:p>-0.5905398338</text:p>
          </table:table-cell>
          <table:table-cell office:value-type="float" office:value="0.04704087993" calcext:value-type="float">
            <text:p>0.0470408799</text:p>
          </table:table-cell>
          <table:table-cell office:value-type="float" office:value="-0.790308933" calcext:value-type="float">
            <text:p>-0.7903089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490378907" calcext:value-type="float">
            <text:p>2.490378907</text:p>
          </table:table-cell>
          <table:table-cell office:value-type="float" office:value="0.4194725204" calcext:value-type="float">
            <text:p>0.4194725204</text:p>
          </table:table-cell>
          <table:table-cell office:value-type="float" office:value="0.01399899244" calcext:value-type="float">
            <text:p>0.0139989924</text:p>
          </table:table-cell>
          <table:table-cell office:value-type="float" office:value="0.04688964461" calcext:value-type="float">
            <text:p>0.0468896446</text:p>
          </table:table-cell>
          <table:table-cell office:value-type="float" office:value="-0.7819043945" calcext:value-type="float">
            <text:p>-0.7819043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51598406" calcext:value-type="float">
            <text:p>2.51598406</text:p>
          </table:table-cell>
          <table:table-cell office:value-type="float" office:value="0.4360254207" calcext:value-type="float">
            <text:p>0.4360254207</text:p>
          </table:table-cell>
          <table:table-cell office:value-type="float" office:value="0.3307726823" calcext:value-type="float">
            <text:p>0.3307726823</text:p>
          </table:table-cell>
          <table:table-cell office:value-type="float" office:value="0.04677668804" calcext:value-type="float">
            <text:p>0.046776688</text:p>
          </table:table-cell>
          <table:table-cell office:value-type="float" office:value="-0.7815398327" calcext:value-type="float">
            <text:p>-0.78153983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546434598" calcext:value-type="float">
            <text:p>2.546434598</text:p>
          </table:table-cell>
          <table:table-cell office:value-type="float" office:value="0.520518035" calcext:value-type="float">
            <text:p>0.520518035</text:p>
          </table:table-cell>
          <table:table-cell office:value-type="float" office:value="1.660761066" calcext:value-type="float">
            <text:p>1.660761066</text:p>
          </table:table-cell>
          <table:table-cell office:value-type="float" office:value="0.04678704036" calcext:value-type="float">
            <text:p>0.0467870404</text:p>
          </table:table-cell>
          <table:table-cell office:value-type="float" office:value="-0.7738662286" calcext:value-type="float">
            <text:p>-0.77386622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577400299" calcext:value-type="float">
            <text:p>2.577400299</text:p>
          </table:table-cell>
          <table:table-cell office:value-type="float" office:value="0.5794810861" calcext:value-type="float">
            <text:p>0.5794810861</text:p>
          </table:table-cell>
          <table:table-cell office:value-type="float" office:value="1.19628604" calcext:value-type="float">
            <text:p>1.19628604</text:p>
          </table:table-cell>
          <table:table-cell office:value-type="float" office:value="0.04682078418" calcext:value-type="float">
            <text:p>0.0468207842</text:p>
          </table:table-cell>
          <table:table-cell office:value-type="float" office:value="-0.7661926245" calcext:value-type="float">
            <text:p>-0.76619262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609069296" calcext:value-type="float">
            <text:p>2.609069296</text:p>
          </table:table-cell>
          <table:table-cell office:value-type="float" office:value="0.6184465214" calcext:value-type="float">
            <text:p>0.6184465214</text:p>
          </table:table-cell>
          <table:table-cell office:value-type="float" office:value="0.7733758144" calcext:value-type="float">
            <text:p>0.7733758144</text:p>
          </table:table-cell>
          <table:table-cell office:value-type="float" office:value="0.04688898529" calcext:value-type="float">
            <text:p>0.0468889853</text:p>
          </table:table-cell>
          <table:table-cell office:value-type="float" office:value="-0.7588844876" calcext:value-type="float">
            <text:p>-0.75888448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645198681" calcext:value-type="float">
            <text:p>2.645198681</text:p>
          </table:table-cell>
          <table:table-cell office:value-type="float" office:value="0.6056405729" calcext:value-type="float">
            <text:p>0.6056405729</text:p>
          </table:table-cell>
          <table:table-cell office:value-type="float" office:value="-0.1985287709" calcext:value-type="float">
            <text:p>-0.1985287709</text:p>
          </table:table-cell>
          <table:table-cell office:value-type="float" office:value="0.04685993434" calcext:value-type="float">
            <text:p>0.0468599343</text:p>
          </table:table-cell>
          <table:table-cell office:value-type="float" office:value="-0.7557790726" calcext:value-type="float">
            <text:p>-0.75577907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682642865" calcext:value-type="float">
            <text:p>2.682642865</text:p>
          </table:table-cell>
          <table:table-cell office:value-type="float" office:value="0.7430292967" calcext:value-type="float">
            <text:p>0.7430292967</text:p>
          </table:table-cell>
          <table:table-cell office:value-type="float" office:value="3.817472594" calcext:value-type="float">
            <text:p>3.817472594</text:p>
          </table:table-cell>
          <table:table-cell office:value-type="float" office:value="0.04675147771" calcext:value-type="float">
            <text:p>0.0467514777</text:p>
          </table:table-cell>
          <table:table-cell office:value-type="float" office:value="-0.7453646153" calcext:value-type="float">
            <text:p>-0.74536461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717523236" calcext:value-type="float">
            <text:p>2.717523236</text:p>
          </table:table-cell>
          <table:table-cell office:value-type="float" office:value="0.7669694396" calcext:value-type="float">
            <text:p>0.7669694396</text:p>
          </table:table-cell>
          <table:table-cell office:value-type="float" office:value="0.4807047374" calcext:value-type="float">
            <text:p>0.4807047374</text:p>
          </table:table-cell>
          <table:table-cell office:value-type="float" office:value="0.04620747718" calcext:value-type="float">
            <text:p>0.0462074772</text:p>
          </table:table-cell>
          <table:table-cell office:value-type="float" office:value="-0.7337131909" calcext:value-type="float">
            <text:p>-0.73371319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756319611" calcext:value-type="float">
            <text:p>2.756319611</text:p>
          </table:table-cell>
          <table:table-cell office:value-type="float" office:value="0.8354198994" calcext:value-type="float">
            <text:p>0.8354198994</text:p>
          </table:table-cell>
          <table:table-cell office:value-type="float" office:value="1.350540875" calcext:value-type="float">
            <text:p>1.350540875</text:p>
          </table:table-cell>
          <table:table-cell office:value-type="float" office:value="0.04590304024" calcext:value-type="float">
            <text:p>0.0459030402</text:p>
          </table:table-cell>
          <table:table-cell office:value-type="float" office:value="-0.724782981" calcext:value-type="float">
            <text:p>-0.7247829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795416783" calcext:value-type="float">
            <text:p>2.795416783</text:p>
          </table:table-cell>
          <table:table-cell office:value-type="float" office:value="0.7579209142" calcext:value-type="float">
            <text:p>0.7579209142</text:p>
          </table:table-cell>
          <table:table-cell office:value-type="float" office:value="-1.60147934" calcext:value-type="float">
            <text:p>-1.60147934</text:p>
          </table:table-cell>
          <table:table-cell office:value-type="float" office:value="0.04563400696" calcext:value-type="float">
            <text:p>0.045634007</text:p>
          </table:table-cell>
          <table:table-cell office:value-type="float" office:value="-0.7204465148" calcext:value-type="float">
            <text:p>-0.72044651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830537599" calcext:value-type="float">
            <text:p>2.830537599</text:p>
          </table:table-cell>
          <table:table-cell office:value-type="float" office:value="0.7568322911" calcext:value-type="float">
            <text:p>0.7568322911</text:p>
          </table:table-cell>
          <table:table-cell office:value-type="float" office:value="-0.02160806391" calcext:value-type="float">
            <text:p>-0.0216080639</text:p>
          </table:table-cell>
          <table:table-cell office:value-type="float" office:value="0.04545729649" calcext:value-type="float">
            <text:p>0.0454572965</text:p>
          </table:table-cell>
          <table:table-cell office:value-type="float" office:value="-0.7161100485" calcext:value-type="float">
            <text:p>-0.71611004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866798425" calcext:value-type="float">
            <text:p>2.866798425</text:p>
          </table:table-cell>
          <table:table-cell office:value-type="float" office:value="0.741102048" calcext:value-type="float">
            <text:p>0.741102048</text:p>
          </table:table-cell>
          <table:table-cell office:value-type="float" office:value="-0.311591097" calcext:value-type="float">
            <text:p>-0.311591097</text:p>
          </table:table-cell>
          <table:table-cell office:value-type="float" office:value="0.04524629085" calcext:value-type="float">
            <text:p>0.0452462909</text:p>
          </table:table-cell>
          <table:table-cell office:value-type="float" office:value="-0.7083238439" calcext:value-type="float">
            <text:p>-0.70832384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903445674" calcext:value-type="float">
            <text:p>2.903445674</text:p>
          </table:table-cell>
          <table:table-cell office:value-type="float" office:value="0.7156458923" calcext:value-type="float">
            <text:p>0.7156458923</text:p>
          </table:table-cell>
          <table:table-cell office:value-type="float" office:value="-0.5081581725" calcext:value-type="float">
            <text:p>-0.5081581725</text:p>
          </table:table-cell>
          <table:table-cell office:value-type="float" office:value="0.04496580729" calcext:value-type="float">
            <text:p>0.0449658073</text:p>
          </table:table-cell>
          <table:table-cell office:value-type="float" office:value="-0.7009189744" calcext:value-type="float">
            <text:p>-0.70091897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940675791" calcext:value-type="float">
            <text:p>2.940675791</text:p>
          </table:table-cell>
          <table:table-cell office:value-type="float" office:value="0.7324793472" calcext:value-type="float">
            <text:p>0.7324793472</text:p>
          </table:table-cell>
          <table:table-cell office:value-type="float" office:value="0.3380303187" calcext:value-type="float">
            <text:p>0.3380303187</text:p>
          </table:table-cell>
          <table:table-cell office:value-type="float" office:value="0.04464398428" calcext:value-type="float">
            <text:p>0.0446439843</text:p>
          </table:table-cell>
          <table:table-cell office:value-type="float" office:value="-0.6977265134" calcext:value-type="float">
            <text:p>-0.69772651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2.971720116" calcext:value-type="float">
            <text:p>2.971720116</text:p>
          </table:table-cell>
          <table:table-cell office:value-type="float" office:value="0.6969434959" calcext:value-type="float">
            <text:p>0.6969434959</text:p>
          </table:table-cell>
          <table:table-cell office:value-type="float" office:value="-0.7001576126" calcext:value-type="float">
            <text:p>-0.7001576126</text:p>
          </table:table-cell>
          <table:table-cell office:value-type="float" office:value="0.04432785469" calcext:value-type="float">
            <text:p>0.0443278547</text:p>
          </table:table-cell>
          <table:table-cell office:value-type="float" office:value="-0.6910843141" calcext:value-type="float">
            <text:p>-0.69108431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012095108" calcext:value-type="float">
            <text:p>3.012095108</text:p>
          </table:table-cell>
          <table:table-cell office:value-type="float" office:value="0.7158723313" calcext:value-type="float">
            <text:p>0.7158723313</text:p>
          </table:table-cell>
          <table:table-cell office:value-type="float" office:value="0.3695951762" calcext:value-type="float">
            <text:p>0.3695951762</text:p>
          </table:table-cell>
          <table:table-cell office:value-type="float" office:value="0.0439420558" calcext:value-type="float">
            <text:p>0.0439420558</text:p>
          </table:table-cell>
          <table:table-cell office:value-type="float" office:value="-0.6848234498" calcext:value-type="float">
            <text:p>-0.68482344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047323045" calcext:value-type="float">
            <text:p>3.047323045</text:p>
          </table:table-cell>
          <table:table-cell office:value-type="float" office:value="0.715181248" calcext:value-type="float">
            <text:p>0.715181248</text:p>
          </table:table-cell>
          <table:table-cell office:value-type="float" office:value="-0.01462561034" calcext:value-type="float">
            <text:p>-0.0146256103</text:p>
          </table:table-cell>
          <table:table-cell office:value-type="float" office:value="0.04354555504" calcext:value-type="float">
            <text:p>0.043545555</text:p>
          </table:table-cell>
          <table:table-cell office:value-type="float" office:value="-0.6751128473" calcext:value-type="float">
            <text:p>-0.67511284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081722259" calcext:value-type="float">
            <text:p>3.081722259</text:p>
          </table:table-cell>
          <table:table-cell office:value-type="float" office:value="0.7355344208" calcext:value-type="float">
            <text:p>0.7355344208</text:p>
          </table:table-cell>
          <table:table-cell office:value-type="float" office:value="0.3980326997" calcext:value-type="float">
            <text:p>0.3980326997</text:p>
          </table:table-cell>
          <table:table-cell office:value-type="float" office:value="0.04310948465" calcext:value-type="float">
            <text:p>0.0431094847</text:p>
          </table:table-cell>
          <table:table-cell office:value-type="float" office:value="-0.6692333181" calcext:value-type="float">
            <text:p>-0.66923331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115270476" calcext:value-type="float">
            <text:p>3.115270476</text:p>
          </table:table-cell>
          <table:table-cell office:value-type="float" office:value="0.7012824869" calcext:value-type="float">
            <text:p>0.7012824869</text:p>
          </table:table-cell>
          <table:table-cell office:value-type="float" office:value="-0.6999675725" calcext:value-type="float">
            <text:p>-0.6999675725</text:p>
          </table:table-cell>
          <table:table-cell office:value-type="float" office:value="0.04274137839" calcext:value-type="float">
            <text:p>0.0427413784</text:p>
          </table:table-cell>
          <table:table-cell office:value-type="float" office:value="-0.663735124" calcext:value-type="float">
            <text:p>-0.6637351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152790461" calcext:value-type="float">
            <text:p>3.152790461</text:p>
          </table:table-cell>
          <table:table-cell office:value-type="float" office:value="0.7028350829" calcext:value-type="float">
            <text:p>0.7028350829</text:p>
          </table:table-cell>
          <table:table-cell office:value-type="float" office:value="0.03104355159" calcext:value-type="float">
            <text:p>0.0310435516</text:p>
          </table:table-cell>
          <table:table-cell office:value-type="float" office:value="0.04202661557" calcext:value-type="float">
            <text:p>0.0420266156</text:p>
          </table:table-cell>
          <table:table-cell office:value-type="float" office:value="-0.6595001182" calcext:value-type="float">
            <text:p>-0.65950011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188395727" calcext:value-type="float">
            <text:p>3.188395727</text:p>
          </table:table-cell>
          <table:table-cell office:value-type="float" office:value="0.716498907" calcext:value-type="float">
            <text:p>0.716498907</text:p>
          </table:table-cell>
          <table:table-cell office:value-type="float" office:value="0.2738933406" calcext:value-type="float">
            <text:p>0.2738933406</text:p>
          </table:table-cell>
          <table:table-cell office:value-type="float" office:value="0.04169755048" calcext:value-type="float">
            <text:p>0.0416975505</text:p>
          </table:table-cell>
          <table:table-cell office:value-type="float" office:value="-0.6543046934" calcext:value-type="float">
            <text:p>-0.6543046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222198094" calcext:value-type="float">
            <text:p>3.222198094</text:p>
          </table:table-cell>
          <table:table-cell office:value-type="float" office:value="0.7126147609" calcext:value-type="float">
            <text:p>0.7126147609</text:p>
          </table:table-cell>
          <table:table-cell office:value-type="float" office:value="-0.07744009229" calcext:value-type="float">
            <text:p>-0.0774400923</text:p>
          </table:table-cell>
          <table:table-cell office:value-type="float" office:value="0.04137847882" calcext:value-type="float">
            <text:p>0.0413784788</text:p>
          </table:table-cell>
          <table:table-cell office:value-type="float" office:value="-0.6456516634" calcext:value-type="float">
            <text:p>-0.64565166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260290044" calcext:value-type="float">
            <text:p>3.260290044</text:p>
          </table:table-cell>
          <table:table-cell office:value-type="float" office:value="0.7089582086" calcext:value-type="float">
            <text:p>0.7089582086</text:p>
          </table:table-cell>
          <table:table-cell office:value-type="float" office:value="-0.07096053597" calcext:value-type="float">
            <text:p>-0.070960536</text:p>
          </table:table-cell>
          <table:table-cell office:value-type="float" office:value="0.04099931923" calcext:value-type="float">
            <text:p>0.0409993192</text:p>
          </table:table-cell>
          <table:table-cell office:value-type="float" office:value="-0.6415833266" calcext:value-type="float">
            <text:p>-0.64158332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28889721" calcext:value-type="float">
            <text:p>3.28889721</text:p>
          </table:table-cell>
          <table:table-cell office:value-type="float" office:value="0.66017796" calcext:value-type="float">
            <text:p>0.66017796</text:p>
          </table:table-cell>
          <table:table-cell office:value-type="float" office:value="-0.967468984" calcext:value-type="float">
            <text:p>-0.967468984</text:p>
          </table:table-cell>
          <table:table-cell office:value-type="float" office:value="0.04055388149" calcext:value-type="float">
            <text:p>0.0405538815</text:p>
          </table:table-cell>
          <table:table-cell office:value-type="float" office:value="-0.6294726912" calcext:value-type="float">
            <text:p>-0.62947269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320406797" calcext:value-type="float">
            <text:p>3.320406797</text:p>
          </table:table-cell>
          <table:table-cell office:value-type="float" office:value="0.6555252399" calcext:value-type="float">
            <text:p>0.6555252399</text:p>
          </table:table-cell>
          <table:table-cell office:value-type="float" office:value="-0.09745234801" calcext:value-type="float">
            <text:p>-0.097452348</text:p>
          </table:table-cell>
          <table:table-cell office:value-type="float" office:value="0.04001784677" calcext:value-type="float">
            <text:p>0.0400178468</text:p>
          </table:table-cell>
          <table:table-cell office:value-type="float" office:value="-0.6215710531" calcext:value-type="float">
            <text:p>-0.62157105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353003413" calcext:value-type="float">
            <text:p>3.353003413</text:p>
          </table:table-cell>
          <table:table-cell office:value-type="float" office:value="0.5781570749" calcext:value-type="float">
            <text:p>0.5781570749</text:p>
          </table:table-cell>
          <table:table-cell office:value-type="float" office:value="-1.203658702" calcext:value-type="float">
            <text:p>-1.203658702</text:p>
          </table:table-cell>
          <table:table-cell office:value-type="float" office:value="0.03931813057" calcext:value-type="float">
            <text:p>0.0393181306</text:p>
          </table:table-cell>
          <table:table-cell office:value-type="float" office:value="-0.6200119253" calcext:value-type="float">
            <text:p>-0.62001192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384816963" calcext:value-type="float">
            <text:p>3.384816963</text:p>
          </table:table-cell>
          <table:table-cell office:value-type="float" office:value="0.6839069307" calcext:value-type="float">
            <text:p>0.6839069307</text:p>
          </table:table-cell>
          <table:table-cell office:value-type="float" office:value="2.940527025" calcext:value-type="float">
            <text:p>2.940527025</text:p>
          </table:table-cell>
          <table:table-cell office:value-type="float" office:value="0.03881528976" calcext:value-type="float">
            <text:p>0.0388152898</text:p>
          </table:table-cell>
          <table:table-cell office:value-type="float" office:value="-0.612645332" calcext:value-type="float">
            <text:p>-0.6126453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415503556" calcext:value-type="float">
            <text:p>3.415503556</text:p>
          </table:table-cell>
          <table:table-cell office:value-type="float" office:value="0.6683670905" calcext:value-type="float">
            <text:p>0.6683670905</text:p>
          </table:table-cell>
          <table:table-cell office:value-type="float" office:value="-0.3106066708" calcext:value-type="float">
            <text:p>-0.3106066708</text:p>
          </table:table-cell>
          <table:table-cell office:value-type="float" office:value="0.03826017309" calcext:value-type="float">
            <text:p>0.0382601731</text:p>
          </table:table-cell>
          <table:table-cell office:value-type="float" office:value="-0.6052787388" calcext:value-type="float">
            <text:p>-0.60527873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447178819" calcext:value-type="float">
            <text:p>3.447178819</text:p>
          </table:table-cell>
          <table:table-cell office:value-type="float" office:value="0.7080089414" calcext:value-type="float">
            <text:p>0.7080089414</text:p>
          </table:table-cell>
          <table:table-cell office:value-type="float" office:value="0.7835052833" calcext:value-type="float">
            <text:p>0.7835052833</text:p>
          </table:table-cell>
          <table:table-cell office:value-type="float" office:value="0.03772947544" calcext:value-type="float">
            <text:p>0.0377294754</text:p>
          </table:table-cell>
          <table:table-cell office:value-type="float" office:value="-0.5982811048" calcext:value-type="float">
            <text:p>-0.59828110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476403937" calcext:value-type="float">
            <text:p>3.476403937</text:p>
          </table:table-cell>
          <table:table-cell office:value-type="float" office:value="0.6095632828" calcext:value-type="float">
            <text:p>0.6095632828</text:p>
          </table:table-cell>
          <table:table-cell office:value-type="float" office:value="-1.985022222" calcext:value-type="float">
            <text:p>-1.985022222</text:p>
          </table:table-cell>
          <table:table-cell office:value-type="float" office:value="0.03719506314" calcext:value-type="float">
            <text:p>0.0371950631</text:p>
          </table:table-cell>
          <table:table-cell office:value-type="float" office:value="-0.5912834709" calcext:value-type="float">
            <text:p>-0.59128347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507383461" calcext:value-type="float">
            <text:p>3.507383461</text:p>
          </table:table-cell>
          <table:table-cell office:value-type="float" office:value="0.6113651712" calcext:value-type="float">
            <text:p>0.6113651712</text:p>
          </table:table-cell>
          <table:table-cell office:value-type="float" office:value="0.0359895843" calcext:value-type="float">
            <text:p>0.0359895843</text:p>
          </table:table-cell>
          <table:table-cell office:value-type="float" office:value="0.03672180822" calcext:value-type="float">
            <text:p>0.0367218082</text:p>
          </table:table-cell>
          <table:table-cell office:value-type="float" office:value="-0.5808188785" calcext:value-type="float">
            <text:p>-0.58081887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536576048" calcext:value-type="float">
            <text:p>3.536576048</text:p>
          </table:table-cell>
          <table:table-cell office:value-type="float" office:value="0.5973432786" calcext:value-type="float">
            <text:p>0.5973432786</text:p>
          </table:table-cell>
          <table:table-cell office:value-type="float" office:value="-0.2805009932" calcext:value-type="float">
            <text:p>-0.2805009932</text:p>
          </table:table-cell>
          <table:table-cell office:value-type="float" office:value="0.03633133362" calcext:value-type="float">
            <text:p>0.0363313336</text:p>
          </table:table-cell>
          <table:table-cell office:value-type="float" office:value="-0.5749281226" calcext:value-type="float">
            <text:p>-0.5749281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567271414" calcext:value-type="float">
            <text:p>3.567271414</text:p>
          </table:table-cell>
          <table:table-cell office:value-type="float" office:value="0.6070140006" calcext:value-type="float">
            <text:p>0.6070140006</text:p>
          </table:table-cell>
          <table:table-cell office:value-type="float" office:value="0.1947973447" calcext:value-type="float">
            <text:p>0.1947973447</text:p>
          </table:table-cell>
          <table:table-cell office:value-type="float" office:value="0.03593566632" calcext:value-type="float">
            <text:p>0.0359356663</text:p>
          </table:table-cell>
          <table:table-cell office:value-type="float" office:value="-0.5690373667" calcext:value-type="float">
            <text:p>-0.56903736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597565692" calcext:value-type="float">
            <text:p>3.597565692</text:p>
          </table:table-cell>
          <table:table-cell office:value-type="float" office:value="0.6025358682" calcext:value-type="float">
            <text:p>0.6025358682</text:p>
          </table:table-cell>
          <table:table-cell office:value-type="float" office:value="-0.08948017928" calcext:value-type="float">
            <text:p>-0.0894801793</text:p>
          </table:table-cell>
          <table:table-cell office:value-type="float" office:value="0.0351071224" calcext:value-type="float">
            <text:p>0.0351071224</text:p>
          </table:table-cell>
          <table:table-cell office:value-type="float" office:value="-0.5588015096" calcext:value-type="float">
            <text:p>-0.55880150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629137177" calcext:value-type="float">
            <text:p>3.629137177</text:p>
          </table:table-cell>
          <table:table-cell office:value-type="float" office:value="0.610020392" calcext:value-type="float">
            <text:p>0.610020392</text:p>
          </table:table-cell>
          <table:table-cell office:value-type="float" office:value="0.1437655024" calcext:value-type="float">
            <text:p>0.1437655024</text:p>
          </table:table-cell>
          <table:table-cell office:value-type="float" office:value="0.03462883391" calcext:value-type="float">
            <text:p>0.0346288339</text:p>
          </table:table-cell>
          <table:table-cell office:value-type="float" office:value="-0.5536516226" calcext:value-type="float">
            <text:p>-0.55365162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664524752" calcext:value-type="float">
            <text:p>3.664524752</text:p>
          </table:table-cell>
          <table:table-cell office:value-type="float" office:value="0.6358480126" calcext:value-type="float">
            <text:p>0.6358480126</text:p>
          </table:table-cell>
          <table:table-cell office:value-type="float" office:value="0.5078147185" calcext:value-type="float">
            <text:p>0.5078147185</text:p>
          </table:table-cell>
          <table:table-cell office:value-type="float" office:value="0.03408835291" calcext:value-type="float">
            <text:p>0.0340883529</text:p>
          </table:table-cell>
          <table:table-cell office:value-type="float" office:value="-0.5454132953" calcext:value-type="float">
            <text:p>-0.54541329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692954175" calcext:value-type="float">
            <text:p>3.692954175</text:p>
          </table:table-cell>
          <table:table-cell office:value-type="float" office:value="0.6356669704" calcext:value-type="float">
            <text:p>0.6356669704</text:p>
          </table:table-cell>
          <table:table-cell office:value-type="float" office:value="-0.003851344944" calcext:value-type="float">
            <text:p>-0.0038513449</text:p>
          </table:table-cell>
          <table:table-cell office:value-type="float" office:value="0.03349204171" calcext:value-type="float">
            <text:p>0.0334920417</text:p>
          </table:table-cell>
          <table:table-cell office:value-type="float" office:value="-0.5406363724" calcext:value-type="float">
            <text:p>-0.54063637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720692589" calcext:value-type="float">
            <text:p>3.720692589</text:p>
          </table:table-cell>
          <table:table-cell office:value-type="float" office:value="0.6169645094" calcext:value-type="float">
            <text:p>0.6169645094</text:p>
          </table:table-cell>
          <table:table-cell office:value-type="float" office:value="-0.371056325" calcext:value-type="float">
            <text:p>-0.371056325</text:p>
          </table:table-cell>
          <table:table-cell office:value-type="float" office:value="0.03285556449" calcext:value-type="float">
            <text:p>0.0328555645</text:p>
          </table:table-cell>
          <table:table-cell office:value-type="float" office:value="-0.5327710091" calcext:value-type="float">
            <text:p>-0.53277100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747834858" calcext:value-type="float">
            <text:p>3.747834858</text:p>
          </table:table-cell>
          <table:table-cell office:value-type="float" office:value="0.5672385136" calcext:value-type="float">
            <text:p>0.5672385136</text:p>
          </table:table-cell>
          <table:table-cell office:value-type="float" office:value="-1.001401527" calcext:value-type="float">
            <text:p>-1.001401527</text:p>
          </table:table-cell>
          <table:table-cell office:value-type="float" office:value="0.03216431221" calcext:value-type="float">
            <text:p>0.0321643122</text:p>
          </table:table-cell>
          <table:table-cell office:value-type="float" office:value="-0.5287400141" calcext:value-type="float">
            <text:p>-0.52874001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776067511" calcext:value-type="float">
            <text:p>3.776067511</text:p>
          </table:table-cell>
          <table:table-cell office:value-type="float" office:value="0.551367321" calcext:value-type="float">
            <text:p>0.551367321</text:p>
          </table:table-cell>
          <table:table-cell office:value-type="float" office:value="-0.3132177308" calcext:value-type="float">
            <text:p>-0.3132177308</text:p>
          </table:table-cell>
          <table:table-cell office:value-type="float" office:value="0.03147913134" calcext:value-type="float">
            <text:p>0.0314791313</text:p>
          </table:table-cell>
          <table:table-cell office:value-type="float" office:value="-0.5216205789" calcext:value-type="float">
            <text:p>-0.52162057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3.80627151" calcext:value-type="float">
            <text:p>3.80627151</text:p>
          </table:table-cell>
          <table:table-cell office:value-type="float" office:value="0.5654395664" calcext:value-type="float">
            <text:p>0.5654395664</text:p>
          </table:table-cell>
          <table:table-cell office:value-type="float" office:value="0.2760712027" calcext:value-type="float">
            <text:p>0.2760712027</text:p>
          </table:table-cell>
          <table:table-cell office:value-type="float" office:value="0.03086884819" calcext:value-type="float">
            <text:p>0.0308688482</text:p>
          </table:table-cell>
          <table:table-cell office:value-type="float" office:value="-0.5145011436" calcext:value-type="float">
            <text:p>-0.51450114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3.833892599" calcext:value-type="float">
            <text:p>3.833892599</text:p>
          </table:table-cell>
          <table:table-cell office:value-type="float" office:value="0.5726423539" calcext:value-type="float">
            <text:p>0.5726423539</text:p>
          </table:table-cell>
          <table:table-cell office:value-type="float" office:value="0.1481728617" calcext:value-type="float">
            <text:p>0.1481728617</text:p>
          </table:table-cell>
          <table:table-cell office:value-type="float" office:value="0.03020369874" calcext:value-type="float">
            <text:p>0.0302036987</text:p>
          </table:table-cell>
          <table:table-cell office:value-type="float" office:value="-0.5070140326" calcext:value-type="float">
            <text:p>-0.50701403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3.857992512" calcext:value-type="float">
            <text:p>3.857992512</text:p>
          </table:table-cell>
          <table:table-cell office:value-type="float" office:value="0.5483660908" calcext:value-type="float">
            <text:p>0.5483660908</text:p>
          </table:table-cell>
          <table:table-cell office:value-type="float" office:value="-0.4878863394" calcext:value-type="float">
            <text:p>-0.4878863394</text:p>
          </table:table-cell>
          <table:table-cell office:value-type="float" office:value="0.02961875621" calcext:value-type="float">
            <text:p>0.0296187562</text:p>
          </table:table-cell>
          <table:table-cell office:value-type="float" office:value="-0.5011995622" calcext:value-type="float">
            <text:p>-0.50119956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3.885525279" calcext:value-type="float">
            <text:p>3.885525279</text:p>
          </table:table-cell>
          <table:table-cell office:value-type="float" office:value="0.5345109123" calcext:value-type="float">
            <text:p>0.5345109123</text:p>
          </table:table-cell>
          <table:table-cell office:value-type="float" office:value="-0.2772672415" calcext:value-type="float">
            <text:p>-0.2772672415</text:p>
          </table:table-cell>
          <table:table-cell office:value-type="float" office:value="0.02900351513" calcext:value-type="float">
            <text:p>0.0290035151</text:p>
          </table:table-cell>
          <table:table-cell office:value-type="float" office:value="-0.4953850919" calcext:value-type="float">
            <text:p>-0.49538509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3.915981784" calcext:value-type="float">
            <text:p>3.915981784</text:p>
          </table:table-cell>
          <table:table-cell office:value-type="float" office:value="0.547617071" calcext:value-type="float">
            <text:p>0.547617071</text:p>
          </table:table-cell>
          <table:table-cell office:value-type="float" office:value="0.2614339445" calcext:value-type="float">
            <text:p>0.2614339445</text:p>
          </table:table-cell>
          <table:table-cell office:value-type="float" office:value="0.0283367239" calcext:value-type="float">
            <text:p>0.0283367239</text:p>
          </table:table-cell>
          <table:table-cell office:value-type="float" office:value="-0.4937813417" calcext:value-type="float">
            <text:p>-0.49378134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3.946955946" calcext:value-type="float">
            <text:p>3.946955946</text:p>
          </table:table-cell>
          <table:table-cell office:value-type="float" office:value="0.5490397975" calcext:value-type="float">
            <text:p>0.5490397975</text:p>
          </table:table-cell>
          <table:table-cell office:value-type="float" office:value="0.02244318721" calcext:value-type="float">
            <text:p>0.0224431872</text:p>
          </table:table-cell>
          <table:table-cell office:value-type="float" office:value="0.02767857974" calcext:value-type="float">
            <text:p>0.0276785797</text:p>
          </table:table-cell>
          <table:table-cell office:value-type="float" office:value="-0.4845132251" calcext:value-type="float">
            <text:p>-0.48451322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3.979419899" calcext:value-type="float">
            <text:p>3.979419899</text:p>
          </table:table-cell>
          <table:table-cell office:value-type="float" office:value="0.6574848272" calcext:value-type="float">
            <text:p>0.6574848272</text:p>
          </table:table-cell>
          <table:table-cell office:value-type="float" office:value="2.927310792" calcext:value-type="float">
            <text:p>2.927310792</text:p>
          </table:table-cell>
          <table:table-cell office:value-type="float" office:value="0.0269827482" calcext:value-type="float">
            <text:p>0.0269827482</text:p>
          </table:table-cell>
          <table:table-cell office:value-type="float" office:value="-0.4794558286" calcext:value-type="float">
            <text:p>-0.47945582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012066562" calcext:value-type="float">
            <text:p>4.012066562</text:p>
          </table:table-cell>
          <table:table-cell office:value-type="float" office:value="0.6736735427" calcext:value-type="float">
            <text:p>0.6736735427</text:p>
          </table:table-cell>
          <table:table-cell office:value-type="float" office:value="0.3253419371" calcext:value-type="float">
            <text:p>0.3253419371</text:p>
          </table:table-cell>
          <table:table-cell office:value-type="float" office:value="0.02625208032" calcext:value-type="float">
            <text:p>0.0262520803</text:p>
          </table:table-cell>
          <table:table-cell office:value-type="float" office:value="-0.4723237407" calcext:value-type="float">
            <text:p>-0.47232374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042154734" calcext:value-type="float">
            <text:p>4.042154734</text:p>
          </table:table-cell>
          <table:table-cell office:value-type="float" office:value="0.7058281547" calcext:value-type="float">
            <text:p>0.7058281547</text:p>
          </table:table-cell>
          <table:table-cell office:value-type="float" office:value="0.6252568031" calcext:value-type="float">
            <text:p>0.6252568031</text:p>
          </table:table-cell>
          <table:table-cell office:value-type="float" office:value="0.0256914799" calcext:value-type="float">
            <text:p>0.0256914799</text:p>
          </table:table-cell>
          <table:table-cell office:value-type="float" office:value="-0.4673286951" calcext:value-type="float">
            <text:p>-0.46732869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071999998" calcext:value-type="float">
            <text:p>4.071999998</text:p>
          </table:table-cell>
          <table:table-cell office:value-type="float" office:value="0.619155533" calcext:value-type="float">
            <text:p>0.619155533</text:p>
          </table:table-cell>
          <table:table-cell office:value-type="float" office:value="-1.789769611" calcext:value-type="float">
            <text:p>-1.789769611</text:p>
          </table:table-cell>
          <table:table-cell office:value-type="float" office:value="0.02514433126" calcext:value-type="float">
            <text:p>0.0251443313</text:p>
          </table:table-cell>
          <table:table-cell office:value-type="float" office:value="-0.4623336496" calcext:value-type="float">
            <text:p>-0.46233364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099547449" calcext:value-type="float">
            <text:p>4.099547449</text:p>
          </table:table-cell>
          <table:table-cell office:value-type="float" office:value="0.583851911" calcext:value-type="float">
            <text:p>0.583851911</text:p>
          </table:table-cell>
          <table:table-cell office:value-type="float" office:value="-0.7050916574" calcext:value-type="float">
            <text:p>-0.7050916574</text:p>
          </table:table-cell>
          <table:table-cell office:value-type="float" office:value="0.02454178615" calcext:value-type="float">
            <text:p>0.0245417862</text:p>
          </table:table-cell>
          <table:table-cell office:value-type="float" office:value="-0.4580823571" calcext:value-type="float">
            <text:p>-0.45808235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124567246" calcext:value-type="float">
            <text:p>4.124567246</text:p>
          </table:table-cell>
          <table:table-cell office:value-type="float" office:value="0.5528313067" calcext:value-type="float">
            <text:p>0.5528313067</text:p>
          </table:table-cell>
          <table:table-cell office:value-type="float" office:value="-0.6100177987" calcext:value-type="float">
            <text:p>-0.6100177987</text:p>
          </table:table-cell>
          <table:table-cell office:value-type="float" office:value="0.02391190224" calcext:value-type="float">
            <text:p>0.0239119022</text:p>
          </table:table-cell>
          <table:table-cell office:value-type="float" office:value="-0.453459188" calcext:value-type="float">
            <text:p>-0.4534591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14651136" calcext:value-type="float">
            <text:p>4.14651136</text:p>
          </table:table-cell>
          <table:table-cell office:value-type="float" office:value="0.498777818" calcext:value-type="float">
            <text:p>0.498777818</text:p>
          </table:table-cell>
          <table:table-cell office:value-type="float" office:value="-1.118646566" calcext:value-type="float">
            <text:p>-1.118646566</text:p>
          </table:table-cell>
          <table:table-cell office:value-type="float" office:value="0.02326801658" calcext:value-type="float">
            <text:p>0.0232680166</text:p>
          </table:table-cell>
          <table:table-cell office:value-type="float" office:value="-0.4457449812" calcext:value-type="float">
            <text:p>-0.44574498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168026546" calcext:value-type="float">
            <text:p>4.168026546</text:p>
          </table:table-cell>
          <table:table-cell office:value-type="float" office:value="0.455209031" calcext:value-type="float">
            <text:p>0.455209031</text:p>
          </table:table-cell>
          <table:table-cell office:value-type="float" office:value="-0.8494521113" calcext:value-type="float">
            <text:p>-0.8494521113</text:p>
          </table:table-cell>
          <table:table-cell office:value-type="float" office:value="0.02277703408" calcext:value-type="float">
            <text:p>0.0227770341</text:p>
          </table:table-cell>
          <table:table-cell office:value-type="float" office:value="-0.439288843" calcext:value-type="float">
            <text:p>-0.4392888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190796155" calcext:value-type="float">
            <text:p>4.190796155</text:p>
          </table:table-cell>
          <table:table-cell office:value-type="float" office:value="0.4402184312" calcext:value-type="float">
            <text:p>0.4402184312</text:p>
          </table:table-cell>
          <table:table-cell office:value-type="float" office:value="-0.2943136465" calcext:value-type="float">
            <text:p>-0.2943136465</text:p>
          </table:table-cell>
          <table:table-cell office:value-type="float" office:value="0.02217319914" calcext:value-type="float">
            <text:p>0.0221731991</text:p>
          </table:table-cell>
          <table:table-cell office:value-type="float" office:value="-0.4330362348" calcext:value-type="float">
            <text:p>-0.43303623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220044041" calcext:value-type="float">
            <text:p>4.220044041</text:p>
          </table:table-cell>
          <table:table-cell office:value-type="float" office:value="0.4785099888" calcext:value-type="float">
            <text:p>0.4785099888</text:p>
          </table:table-cell>
          <table:table-cell office:value-type="float" office:value="0.7449548933" calcext:value-type="float">
            <text:p>0.7449548933</text:p>
          </table:table-cell>
          <table:table-cell office:value-type="float" office:value="0.02153903211" calcext:value-type="float">
            <text:p>0.0215390321</text:p>
          </table:table-cell>
          <table:table-cell office:value-type="float" office:value="-0.4267836265" calcext:value-type="float">
            <text:p>-0.42678362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253341826" calcext:value-type="float">
            <text:p>4.253341826</text:p>
          </table:table-cell>
          <table:table-cell office:value-type="float" office:value="0.5751950931" calcext:value-type="float">
            <text:p>0.5751950931</text:p>
          </table:table-cell>
          <table:table-cell office:value-type="float" office:value="2.060234389" calcext:value-type="float">
            <text:p>2.060234389</text:p>
          </table:table-cell>
          <table:table-cell office:value-type="float" office:value="0.02085967672" calcext:value-type="float">
            <text:p>0.0208596767</text:p>
          </table:table-cell>
          <table:table-cell office:value-type="float" office:value="-0.4251256661" calcext:value-type="float">
            <text:p>-0.42512566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29000596" calcext:value-type="float">
            <text:p>4.29000596</text:p>
          </table:table-cell>
          <table:table-cell office:value-type="float" office:value="0.6701177417" calcext:value-type="float">
            <text:p>0.6701177417</text:p>
          </table:table-cell>
          <table:table-cell office:value-type="float" office:value="1.894636417" calcext:value-type="float">
            <text:p>1.894636417</text:p>
          </table:table-cell>
          <table:table-cell office:value-type="float" office:value="0.02027739247" calcext:value-type="float">
            <text:p>0.0202773925</text:p>
          </table:table-cell>
          <table:table-cell office:value-type="float" office:value="-0.4196368574" calcext:value-type="float">
            <text:p>-0.41963685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326826336" calcext:value-type="float">
            <text:p>4.326826336</text:p>
          </table:table-cell>
          <table:table-cell office:value-type="float" office:value="0.725098615" calcext:value-type="float">
            <text:p>0.725098615</text:p>
          </table:table-cell>
          <table:table-cell office:value-type="float" office:value="1.095954786" calcext:value-type="float">
            <text:p>1.095954786</text:p>
          </table:table-cell>
          <table:table-cell office:value-type="float" office:value="0.01977576649" calcext:value-type="float">
            <text:p>0.0197757665</text:p>
          </table:table-cell>
          <table:table-cell office:value-type="float" office:value="-0.4218097454" calcext:value-type="float">
            <text:p>-0.42180974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368307079" calcext:value-type="float">
            <text:p>4.368307079</text:p>
          </table:table-cell>
          <table:table-cell office:value-type="float" office:value="0.7617133988" calcext:value-type="float">
            <text:p>0.7617133988</text:p>
          </table:table-cell>
          <table:table-cell office:value-type="float" office:value="0.7232588029" calcext:value-type="float">
            <text:p>0.7232588029</text:p>
          </table:table-cell>
          <table:table-cell office:value-type="float" office:value="0.01921279669" calcext:value-type="float">
            <text:p>0.0192127967</text:p>
          </table:table-cell>
          <table:table-cell office:value-type="float" office:value="-0.4132538877" calcext:value-type="float">
            <text:p>-0.41325388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416481323" calcext:value-type="float">
            <text:p>4.416481323</text:p>
          </table:table-cell>
          <table:table-cell office:value-type="float" office:value="0.8434615953" calcext:value-type="float">
            <text:p>0.8434615953</text:p>
          </table:table-cell>
          <table:table-cell office:value-type="float" office:value="1.657988247" calcext:value-type="float">
            <text:p>1.657988247</text:p>
          </table:table-cell>
          <table:table-cell office:value-type="float" office:value="0.01854167571" calcext:value-type="float">
            <text:p>0.0185416757</text:p>
          </table:table-cell>
          <table:table-cell office:value-type="float" office:value="-0.4085288784" calcext:value-type="float">
            <text:p>-0.40852887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469331504" calcext:value-type="float">
            <text:p>4.469331504</text:p>
          </table:table-cell>
          <table:table-cell office:value-type="float" office:value="0.9492614292" calcext:value-type="float">
            <text:p>0.9492614292</text:p>
          </table:table-cell>
          <table:table-cell office:value-type="float" office:value="2.104687099" calcext:value-type="float">
            <text:p>2.104687099</text:p>
          </table:table-cell>
          <table:table-cell office:value-type="float" office:value="0.01795962185" calcext:value-type="float">
            <text:p>0.0179596219</text:p>
          </table:table-cell>
          <table:table-cell office:value-type="float" office:value="-0.408398517" calcext:value-type="float">
            <text:p>-0.4083985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4.517625741" calcext:value-type="float">
            <text:p>4.517625741</text:p>
          </table:table-cell>
          <table:table-cell office:value-type="float" office:value="1.000235258" calcext:value-type="float">
            <text:p>1.000235258</text:p>
          </table:table-cell>
          <table:table-cell office:value-type="float" office:value="1.026246216" calcext:value-type="float">
            <text:p>1.026246216</text:p>
          </table:table-cell>
          <table:table-cell office:value-type="float" office:value="0.01748861891" calcext:value-type="float">
            <text:p>0.0174886189</text:p>
          </table:table-cell>
          <table:table-cell office:value-type="float" office:value="-0.4052011066" calcext:value-type="float">
            <text:p>-0.40520110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4.573868985" calcext:value-type="float">
            <text:p>4.573868985</text:p>
          </table:table-cell>
          <table:table-cell office:value-type="float" office:value="1.041018387" calcext:value-type="float">
            <text:p>1.041018387</text:p>
          </table:table-cell>
          <table:table-cell office:value-type="float" office:value="0.7971993036" calcext:value-type="float">
            <text:p>0.7971993036</text:p>
          </table:table-cell>
          <table:table-cell office:value-type="float" office:value="0.01747567939" calcext:value-type="float">
            <text:p>0.0174756794</text:p>
          </table:table-cell>
          <table:table-cell office:value-type="float" office:value="-0.4013024109" calcext:value-type="float">
            <text:p>-0.40130241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4.62295398" calcext:value-type="float">
            <text:p>4.62295398</text:p>
          </table:table-cell>
          <table:table-cell office:value-type="float" office:value="1.025673599" calcext:value-type="float">
            <text:p>1.025673599</text:p>
          </table:table-cell>
          <table:table-cell office:value-type="float" office:value="-0.3142797277" calcext:value-type="float">
            <text:p>-0.3142797277</text:p>
          </table:table-cell>
          <table:table-cell office:value-type="float" office:value="0.01703230046" calcext:value-type="float">
            <text:p>0.0170323005</text:p>
          </table:table-cell>
          <table:table-cell office:value-type="float" office:value="-0.3981452794" calcext:value-type="float">
            <text:p>-0.39814527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4.673381023" calcext:value-type="float">
            <text:p>4.673381023</text:p>
          </table:table-cell>
          <table:table-cell office:value-type="float" office:value="0.9678372458" calcext:value-type="float">
            <text:p>0.9678372458</text:p>
          </table:table-cell>
          <table:table-cell office:value-type="float" office:value="-0.9161566191" calcext:value-type="float">
            <text:p>-0.9161566191</text:p>
          </table:table-cell>
          <table:table-cell office:value-type="float" office:value="0.01646662094" calcext:value-type="float">
            <text:p>0.0164666209</text:p>
          </table:table-cell>
          <table:table-cell office:value-type="float" office:value="-0.3915306966" calcext:value-type="float">
            <text:p>-0.39153069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4.728483789" calcext:value-type="float">
            <text:p>4.728483789</text:p>
          </table:table-cell>
          <table:table-cell office:value-type="float" office:value="1.099455156" calcext:value-type="float">
            <text:p>1.099455156</text:p>
          </table:table-cell>
          <table:table-cell office:value-type="float" office:value="3.569165396" calcext:value-type="float">
            <text:p>3.569165396</text:p>
          </table:table-cell>
          <table:table-cell office:value-type="float" office:value="0.01604160432" calcext:value-type="float">
            <text:p>0.0160416043</text:p>
          </table:table-cell>
          <table:table-cell office:value-type="float" office:value="-0.3630439864" calcext:value-type="float">
            <text:p>-0.36304398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4.781121495" calcext:value-type="float">
            <text:p>4.781121495</text:p>
          </table:table-cell>
          <table:table-cell office:value-type="float" office:value="1.113868793" calcext:value-type="float">
            <text:p>1.113868793</text:p>
          </table:table-cell>
          <table:table-cell office:value-type="float" office:value="0.2871244623" calcext:value-type="float">
            <text:p>0.2871244623</text:p>
          </table:table-cell>
          <table:table-cell office:value-type="float" office:value="0.01570829863" calcext:value-type="float">
            <text:p>0.0157082986</text:p>
          </table:table-cell>
          <table:table-cell office:value-type="float" office:value="-0.3613900817" calcext:value-type="float">
            <text:p>-0.36139008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4.828044603" calcext:value-type="float">
            <text:p>4.828044603</text:p>
          </table:table-cell>
          <table:table-cell office:value-type="float" office:value="1.160203503" calcext:value-type="float">
            <text:p>1.160203503</text:p>
          </table:table-cell>
          <table:table-cell office:value-type="float" office:value="0.9260340061" calcext:value-type="float">
            <text:p>0.9260340061</text:p>
          </table:table-cell>
          <table:table-cell office:value-type="float" office:value="0.01528341838" calcext:value-type="float">
            <text:p>0.0152834184</text:p>
          </table:table-cell>
          <table:table-cell office:value-type="float" office:value="-0.3601119837" calcext:value-type="float">
            <text:p>-0.36011198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4.878732852" calcext:value-type="float">
            <text:p>4.878732852</text:p>
          </table:table-cell>
          <table:table-cell office:value-type="float" office:value="1.001650054" calcext:value-type="float">
            <text:p>1.001650054</text:p>
          </table:table-cell>
          <table:table-cell office:value-type="float" office:value="-3.186180141" calcext:value-type="float">
            <text:p>-3.186180141</text:p>
          </table:table-cell>
          <table:table-cell office:value-type="float" office:value="0.01521048432" calcext:value-type="float">
            <text:p>0.0152104843</text:p>
          </table:table-cell>
          <table:table-cell office:value-type="float" office:value="-0.3514208993" calcext:value-type="float">
            <text:p>-0.35142089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4.925672334" calcext:value-type="float">
            <text:p>4.925672334</text:p>
          </table:table-cell>
          <table:table-cell office:value-type="float" office:value="0.9638997105" calcext:value-type="float">
            <text:p>0.9638997105</text:p>
          </table:table-cell>
          <table:table-cell office:value-type="float" office:value="-0.7522081388" calcext:value-type="float">
            <text:p>-0.7522081388</text:p>
          </table:table-cell>
          <table:table-cell office:value-type="float" office:value="0.01473367311" calcext:value-type="float">
            <text:p>0.0147336731</text:p>
          </table:table-cell>
          <table:table-cell office:value-type="float" office:value="-0.3506184954" calcext:value-type="float">
            <text:p>-0.35061849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4.976019623" calcext:value-type="float">
            <text:p>4.976019623</text:p>
          </table:table-cell>
          <table:table-cell office:value-type="float" office:value="0.9872766471" calcext:value-type="float">
            <text:p>0.9872766471</text:p>
          </table:table-cell>
          <table:table-cell office:value-type="float" office:value="0.4679931163" calcext:value-type="float">
            <text:p>0.4679931163</text:p>
          </table:table-cell>
          <table:table-cell office:value-type="float" office:value="0.01441278743" calcext:value-type="float">
            <text:p>0.0144127874</text:p>
          </table:table-cell>
          <table:table-cell office:value-type="float" office:value="-0.3471028098" calcext:value-type="float">
            <text:p>-0.34710280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5.023627315" calcext:value-type="float">
            <text:p>5.023627315</text:p>
          </table:table-cell>
          <table:table-cell office:value-type="float" office:value="0.9664841428" calcext:value-type="float">
            <text:p>0.9664841428</text:p>
          </table:table-cell>
          <table:table-cell office:value-type="float" office:value="-0.4176252592" calcext:value-type="float">
            <text:p>-0.4176252592</text:p>
          </table:table-cell>
          <table:table-cell office:value-type="float" office:value="0.01412349131" calcext:value-type="float">
            <text:p>0.0141234913</text:p>
          </table:table-cell>
          <table:table-cell office:value-type="float" office:value="-0.3474212404" calcext:value-type="float">
            <text:p>-0.34742124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5.073727546" calcext:value-type="float">
            <text:p>5.073727546</text:p>
          </table:table-cell>
          <table:table-cell office:value-type="float" office:value="0.9824109214" calcext:value-type="float">
            <text:p>0.9824109214</text:p>
          </table:table-cell>
          <table:table-cell office:value-type="float" office:value="0.312522642" calcext:value-type="float">
            <text:p>0.312522642</text:p>
          </table:table-cell>
          <table:table-cell office:value-type="float" office:value="0.01389953406" calcext:value-type="float">
            <text:p>0.0138995341</text:p>
          </table:table-cell>
          <table:table-cell office:value-type="float" office:value="-0.3442791663" calcext:value-type="float">
            <text:p>-0.34427916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5.118822682" calcext:value-type="float">
            <text:p>5.118822682</text:p>
          </table:table-cell>
          <table:table-cell office:value-type="float" office:value="0.9453999791" calcext:value-type="float">
            <text:p>0.9453999791</text:p>
          </table:table-cell>
          <table:table-cell office:value-type="float" office:value="-0.7361060448" calcext:value-type="float">
            <text:p>-0.7361060448</text:p>
          </table:table-cell>
          <table:table-cell office:value-type="float" office:value="0.0137427471" calcext:value-type="float">
            <text:p>0.0137427471</text:p>
          </table:table-cell>
          <table:table-cell office:value-type="float" office:value="-0.3330952483" calcext:value-type="float">
            <text:p>-0.33309524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5.158242285" calcext:value-type="float">
            <text:p>5.158242285</text:p>
          </table:table-cell>
          <table:table-cell office:value-type="float" office:value="0.8802386298" calcext:value-type="float">
            <text:p>0.8802386298</text:p>
          </table:table-cell>
          <table:table-cell office:value-type="float" office:value="-1.257508237" calcext:value-type="float">
            <text:p>-1.257508237</text:p>
          </table:table-cell>
          <table:table-cell office:value-type="float" office:value="0.01383508077" calcext:value-type="float">
            <text:p>0.0138350808</text:p>
          </table:table-cell>
          <table:table-cell office:value-type="float" office:value="-0.3307485337" calcext:value-type="float">
            <text:p>-0.33074853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5.187508826" calcext:value-type="float">
            <text:p>5.187508826</text:p>
          </table:table-cell>
          <table:table-cell office:value-type="float" office:value="0.7635298522" calcext:value-type="float">
            <text:p>0.7635298522</text:p>
          </table:table-cell>
          <table:table-cell office:value-type="float" office:value="-2.524125214" calcext:value-type="float">
            <text:p>-2.524125214</text:p>
          </table:table-cell>
          <table:table-cell office:value-type="float" office:value="0.01362233263" calcext:value-type="float">
            <text:p>0.0136223326</text:p>
          </table:table-cell>
          <table:table-cell office:value-type="float" office:value="-0.3289605469" calcext:value-type="float">
            <text:p>-0.32896054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5.221066234" calcext:value-type="float">
            <text:p>5.221066234</text:p>
          </table:table-cell>
          <table:table-cell office:value-type="float" office:value="0.6819035257" calcext:value-type="float">
            <text:p>0.6819035257</text:p>
          </table:table-cell>
          <table:table-cell office:value-type="float" office:value="-1.585980447" calcext:value-type="float">
            <text:p>-1.585980447</text:p>
          </table:table-cell>
          <table:table-cell office:value-type="float" office:value="0.01353166063" calcext:value-type="float">
            <text:p>0.0135316606</text:p>
          </table:table-cell>
          <table:table-cell office:value-type="float" office:value="-0.3261562067" calcext:value-type="float">
            <text:p>-0.32615620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5.245671402" calcext:value-type="float">
            <text:p>5.245671402</text:p>
          </table:table-cell>
          <table:table-cell office:value-type="float" office:value="0.5956126197" calcext:value-type="float">
            <text:p>0.5956126197</text:p>
          </table:table-cell>
          <table:table-cell office:value-type="float" office:value="-1.760040523" calcext:value-type="float">
            <text:p>-1.760040523</text:p>
          </table:table-cell>
          <table:table-cell office:value-type="float" office:value="0.01335946882" calcext:value-type="float">
            <text:p>0.0133594688</text:p>
          </table:table-cell>
          <table:table-cell office:value-type="float" office:value="-0.3263102362" calcext:value-type="float">
            <text:p>-0.32631023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5.275576846" calcext:value-type="float">
            <text:p>5.275576846</text:p>
          </table:table-cell>
          <table:table-cell office:value-type="float" office:value="0.5813502954" calcext:value-type="float">
            <text:p>0.5813502954</text:p>
          </table:table-cell>
          <table:table-cell office:value-type="float" office:value="-0.2814635088" calcext:value-type="float">
            <text:p>-0.2814635088</text:p>
          </table:table-cell>
          <table:table-cell office:value-type="float" office:value="0.01306763946" calcext:value-type="float">
            <text:p>0.0130676395</text:p>
          </table:table-cell>
          <table:table-cell office:value-type="float" office:value="-0.3264642656" calcext:value-type="float">
            <text:p>-0.32646426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5.308358565" calcext:value-type="float">
            <text:p>5.308358565</text:p>
          </table:table-cell>
          <table:table-cell office:value-type="float" office:value="0.582911701" calcext:value-type="float">
            <text:p>0.582911701</text:p>
          </table:table-cell>
          <table:table-cell office:value-type="float" office:value="0.0312787156" calcext:value-type="float">
            <text:p>0.0312787156</text:p>
          </table:table-cell>
          <table:table-cell office:value-type="float" office:value="0.01274754764" calcext:value-type="float">
            <text:p>0.0127475476</text:p>
          </table:table-cell>
          <table:table-cell office:value-type="float" office:value="-0.3235499463" calcext:value-type="float">
            <text:p>-0.32354994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5.341853148" calcext:value-type="float">
            <text:p>5.341853148</text:p>
          </table:table-cell>
          <table:table-cell office:value-type="float" office:value="0.6397598444" calcext:value-type="float">
            <text:p>0.6397598444</text:p>
          </table:table-cell>
          <table:table-cell office:value-type="float" office:value="1.141230362" calcext:value-type="float">
            <text:p>1.141230362</text:p>
          </table:table-cell>
          <table:table-cell office:value-type="float" office:value="0.01247584118" calcext:value-type="float">
            <text:p>0.0124758412</text:p>
          </table:table-cell>
          <table:table-cell office:value-type="float" office:value="-0.316041847" calcext:value-type="float">
            <text:p>-0.3160418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367052402" calcext:value-type="float">
            <text:p>5.367052402</text:p>
          </table:table-cell>
          <table:table-cell office:value-type="float" office:value="0.6115647005" calcext:value-type="float">
            <text:p>0.6115647005</text:p>
          </table:table-cell>
          <table:table-cell office:value-type="float" office:value="-0.5656999819" calcext:value-type="float">
            <text:p>-0.5656999819</text:p>
          </table:table-cell>
          <table:table-cell office:value-type="float" office:value="0.01232085144" calcext:value-type="float">
            <text:p>0.0123208514</text:p>
          </table:table-cell>
          <table:table-cell office:value-type="float" office:value="-0.3207896564" calcext:value-type="float">
            <text:p>-0.32078965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403823917" calcext:value-type="float">
            <text:p>5.403823917</text:p>
          </table:table-cell>
          <table:table-cell office:value-type="float" office:value="0.632623668" calcext:value-type="float">
            <text:p>0.632623668</text:p>
          </table:table-cell>
          <table:table-cell office:value-type="float" office:value="0.4122701263" calcext:value-type="float">
            <text:p>0.4122701263</text:p>
          </table:table-cell>
          <table:table-cell office:value-type="float" office:value="0.01220574641" calcext:value-type="float">
            <text:p>0.0122057464</text:p>
          </table:table-cell>
          <table:table-cell office:value-type="float" office:value="-0.3184934907" calcext:value-type="float">
            <text:p>-0.31849349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435012906" calcext:value-type="float">
            <text:p>5.435012906</text:p>
          </table:table-cell>
          <table:table-cell office:value-type="float" office:value="0.6203361223" calcext:value-type="float">
            <text:p>0.6203361223</text:p>
          </table:table-cell>
          <table:table-cell office:value-type="float" office:value="-0.2503854388" calcext:value-type="float">
            <text:p>-0.2503854388</text:p>
          </table:table-cell>
          <table:table-cell office:value-type="float" office:value="0.01208908372" calcext:value-type="float">
            <text:p>0.0120890837</text:p>
          </table:table-cell>
          <table:table-cell office:value-type="float" office:value="-0.3183474078" calcext:value-type="float">
            <text:p>-0.31834740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461599306" calcext:value-type="float">
            <text:p>5.461599306</text:p>
          </table:table-cell>
          <table:table-cell office:value-type="float" office:value="0.5916969486" calcext:value-type="float">
            <text:p>0.5916969486</text:p>
          </table:table-cell>
          <table:table-cell office:value-type="float" office:value="-0.4520773331" calcext:value-type="float">
            <text:p>-0.4520773331</text:p>
          </table:table-cell>
          <table:table-cell office:value-type="float" office:value="0.01197333074" calcext:value-type="float">
            <text:p>0.0119733307</text:p>
          </table:table-cell>
          <table:table-cell office:value-type="float" office:value="-0.3105290026" calcext:value-type="float">
            <text:p>-0.31052900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490912275" calcext:value-type="float">
            <text:p>5.490912275</text:p>
          </table:table-cell>
          <table:table-cell office:value-type="float" office:value="0.6192155961" calcext:value-type="float">
            <text:p>0.6192155961</text:p>
          </table:table-cell>
          <table:table-cell office:value-type="float" office:value="0.7533108969" calcext:value-type="float">
            <text:p>0.7533108969</text:p>
          </table:table-cell>
          <table:table-cell office:value-type="float" office:value="0.01186485614" calcext:value-type="float">
            <text:p>0.0118648561</text:p>
          </table:table-cell>
          <table:table-cell office:value-type="float" office:value="-0.3069150846" calcext:value-type="float">
            <text:p>-0.30691508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518102877" calcext:value-type="float">
            <text:p>5.518102877</text:p>
          </table:table-cell>
          <table:table-cell office:value-type="float" office:value="0.5861473464" calcext:value-type="float">
            <text:p>0.5861473464</text:p>
          </table:table-cell>
          <table:table-cell office:value-type="float" office:value="-0.6522761248" calcext:value-type="float">
            <text:p>-0.6522761248</text:p>
          </table:table-cell>
          <table:table-cell office:value-type="float" office:value="0.01180941065" calcext:value-type="float">
            <text:p>0.0118094107</text:p>
          </table:table-cell>
          <table:table-cell office:value-type="float" office:value="-0.3021777854" calcext:value-type="float">
            <text:p>-0.30217778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556857375" calcext:value-type="float">
            <text:p>5.556857375</text:p>
          </table:table-cell>
          <table:table-cell office:value-type="float" office:value="0.7085838709" calcext:value-type="float">
            <text:p>0.7085838709</text:p>
          </table:table-cell>
          <table:table-cell office:value-type="float" office:value="2.486304922" calcext:value-type="float">
            <text:p>2.486304922</text:p>
          </table:table-cell>
          <table:table-cell office:value-type="float" office:value="0.01166482016" calcext:value-type="float">
            <text:p>0.0116648202</text:p>
          </table:table-cell>
          <table:table-cell office:value-type="float" office:value="-0.3048748344" calcext:value-type="float">
            <text:p>-0.30487483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582857481" calcext:value-type="float">
            <text:p>5.582857481</text:p>
          </table:table-cell>
          <table:table-cell office:value-type="float" office:value="0.6121413338" calcext:value-type="float">
            <text:p>0.6121413338</text:p>
          </table:table-cell>
          <table:table-cell office:value-type="float" office:value="-1.903256248" calcext:value-type="float">
            <text:p>-1.903256248</text:p>
          </table:table-cell>
          <table:table-cell office:value-type="float" office:value="0.0114235172" calcext:value-type="float">
            <text:p>0.0114235172</text:p>
          </table:table-cell>
          <table:table-cell office:value-type="float" office:value="-0.304507835" calcext:value-type="float">
            <text:p>-0.3045078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612451889" calcext:value-type="float">
            <text:p>5.612451889</text:p>
          </table:table-cell>
          <table:table-cell office:value-type="float" office:value="0.6328318073" calcext:value-type="float">
            <text:p>0.6328318073</text:p>
          </table:table-cell>
          <table:table-cell office:value-type="float" office:value="0.4183691596" calcext:value-type="float">
            <text:p>0.4183691596</text:p>
          </table:table-cell>
          <table:table-cell office:value-type="float" office:value="0.01115526847" calcext:value-type="float">
            <text:p>0.0111552685</text:p>
          </table:table-cell>
          <table:table-cell office:value-type="float" office:value="-0.3045239858" calcext:value-type="float">
            <text:p>-0.30452398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634644978" calcext:value-type="float">
            <text:p>5.634644978</text:p>
          </table:table-cell>
          <table:table-cell office:value-type="float" office:value="0.5165664892" calcext:value-type="float">
            <text:p>0.5165664892</text:p>
          </table:table-cell>
          <table:table-cell office:value-type="float" office:value="-2.295579118" calcext:value-type="float">
            <text:p>-2.295579118</text:p>
          </table:table-cell>
          <table:table-cell office:value-type="float" office:value="0.01082863199" calcext:value-type="float">
            <text:p>0.010828632</text:p>
          </table:table-cell>
          <table:table-cell office:value-type="float" office:value="-0.301092938" calcext:value-type="float">
            <text:p>-0.3010929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5.659180998" calcext:value-type="float">
            <text:p>5.659180998</text:p>
          </table:table-cell>
          <table:table-cell office:value-type="float" office:value="0.5126951886" calcext:value-type="float">
            <text:p>0.5126951886</text:p>
          </table:table-cell>
          <table:table-cell office:value-type="float" office:value="-0.07912494904" calcext:value-type="float">
            <text:p>-0.079124949</text:p>
          </table:table-cell>
          <table:table-cell office:value-type="float" office:value="0.01065014177" calcext:value-type="float">
            <text:p>0.0106501418</text:p>
          </table:table-cell>
          <table:table-cell office:value-type="float" office:value="-0.3014922392" calcext:value-type="float">
            <text:p>-0.30149223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5.6858876" calcext:value-type="float">
            <text:p>5.6858876</text:p>
          </table:table-cell>
          <table:table-cell office:value-type="float" office:value="0.4893691805" calcext:value-type="float">
            <text:p>0.4893691805</text:p>
          </table:table-cell>
          <table:table-cell office:value-type="float" office:value="-0.4615416959" calcext:value-type="float">
            <text:p>-0.4615416959</text:p>
          </table:table-cell>
          <table:table-cell office:value-type="float" office:value="0.01118248842" calcext:value-type="float">
            <text:p>0.0111824884</text:p>
          </table:table-cell>
          <table:table-cell office:value-type="float" office:value="-0.2975576542" calcext:value-type="float">
            <text:p>-0.29755765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5.714803255" calcext:value-type="float">
            <text:p>5.714803255</text:p>
          </table:table-cell>
          <table:table-cell office:value-type="float" office:value="0.5312312752" calcext:value-type="float">
            <text:p>0.5312312752</text:p>
          </table:table-cell>
          <table:table-cell office:value-type="float" office:value="0.8161926608" calcext:value-type="float">
            <text:p>0.8161926608</text:p>
          </table:table-cell>
          <table:table-cell office:value-type="float" office:value="0.01107747689" calcext:value-type="float">
            <text:p>0.0110774769</text:p>
          </table:table-cell>
          <table:table-cell office:value-type="float" office:value="-0.2933934624" calcext:value-type="float">
            <text:p>-0.29339346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5.744439756" calcext:value-type="float">
            <text:p>5.744439756</text:p>
          </table:table-cell>
          <table:table-cell office:value-type="float" office:value="0.5572081175" calcext:value-type="float">
            <text:p>0.5572081175</text:p>
          </table:table-cell>
          <table:table-cell office:value-type="float" office:value="0.5078692395" calcext:value-type="float">
            <text:p>0.5078692395</text:p>
          </table:table-cell>
          <table:table-cell office:value-type="float" office:value="0.01097725014" calcext:value-type="float">
            <text:p>0.0109772501</text:p>
          </table:table-cell>
          <table:table-cell office:value-type="float" office:value="-0.295788074" calcext:value-type="float">
            <text:p>-0.2957880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5.771646906" calcext:value-type="float">
            <text:p>5.771646906</text:p>
          </table:table-cell>
          <table:table-cell office:value-type="float" office:value="0.5751692703" calcext:value-type="float">
            <text:p>0.5751692703</text:p>
          </table:table-cell>
          <table:table-cell office:value-type="float" office:value="0.3844231297" calcext:value-type="float">
            <text:p>0.3844231297</text:p>
          </table:table-cell>
          <table:table-cell office:value-type="float" office:value="0.01084107749" calcext:value-type="float">
            <text:p>0.0108410775</text:p>
          </table:table-cell>
          <table:table-cell office:value-type="float" office:value="-0.2954591707" calcext:value-type="float">
            <text:p>-0.29545917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5.798321906" calcext:value-type="float">
            <text:p>5.798321906</text:p>
          </table:table-cell>
          <table:table-cell office:value-type="float" office:value="0.5586445811" calcext:value-type="float">
            <text:p>0.5586445811</text:p>
          </table:table-cell>
          <table:table-cell office:value-type="float" office:value="-0.3185375029" calcext:value-type="float">
            <text:p>-0.3185375029</text:p>
          </table:table-cell>
          <table:table-cell office:value-type="float" office:value="0.01065586783" calcext:value-type="float">
            <text:p>0.0106558678</text:p>
          </table:table-cell>
          <table:table-cell office:value-type="float" office:value="-0.2920361613" calcext:value-type="float">
            <text:p>-0.29203616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5.823517236" calcext:value-type="float">
            <text:p>5.823517236</text:p>
          </table:table-cell>
          <table:table-cell office:value-type="float" office:value="0.5361846303" calcext:value-type="float">
            <text:p>0.5361846303</text:p>
          </table:table-cell>
          <table:table-cell office:value-type="float" office:value="-0.4564483481" calcext:value-type="float">
            <text:p>-0.4564483481</text:p>
          </table:table-cell>
          <table:table-cell office:value-type="float" office:value="0.01040547948" calcext:value-type="float">
            <text:p>0.0104054795</text:p>
          </table:table-cell>
          <table:table-cell office:value-type="float" office:value="-0.291707258" calcext:value-type="float">
            <text:p>-0.2917072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5.859528932" calcext:value-type="float">
            <text:p>5.859528932</text:p>
          </table:table-cell>
          <table:table-cell office:value-type="float" office:value="0.5791745458" calcext:value-type="float">
            <text:p>0.5791745458</text:p>
          </table:table-cell>
          <table:table-cell office:value-type="float" office:value="0.8491156209" calcext:value-type="float">
            <text:p>0.8491156209</text:p>
          </table:table-cell>
          <table:table-cell office:value-type="float" office:value="0.01138776617" calcext:value-type="float">
            <text:p>0.0113877662</text:p>
          </table:table-cell>
          <table:table-cell office:value-type="float" office:value="-0.2878056304" calcext:value-type="float">
            <text:p>-0.28780563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5.885330042" calcext:value-type="float">
            <text:p>5.885330042</text:p>
          </table:table-cell>
          <table:table-cell office:value-type="float" office:value="0.5826432211" calcext:value-type="float">
            <text:p>0.5826432211</text:p>
          </table:table-cell>
          <table:table-cell office:value-type="float" office:value="0.07052744769" calcext:value-type="float">
            <text:p>0.0705274477</text:p>
          </table:table-cell>
          <table:table-cell office:value-type="float" office:value="0.01106054865" calcext:value-type="float">
            <text:p>0.0110605487</text:p>
          </table:table-cell>
          <table:table-cell office:value-type="float" office:value="-0.2886404329" calcext:value-type="float">
            <text:p>-0.28864043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5.914161322" calcext:value-type="float">
            <text:p>5.914161322</text:p>
          </table:table-cell>
          <table:table-cell office:value-type="float" office:value="0.6039871268" calcext:value-type="float">
            <text:p>0.6039871268</text:p>
          </table:table-cell>
          <table:table-cell office:value-type="float" office:value="0.4264671968" calcext:value-type="float">
            <text:p>0.4264671968</text:p>
          </table:table-cell>
          <table:table-cell office:value-type="float" office:value="0.01084284066" calcext:value-type="float">
            <text:p>0.0108428407</text:p>
          </table:table-cell>
          <table:table-cell office:value-type="float" office:value="-0.2814345435" calcext:value-type="float">
            <text:p>-0.28143454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5.933380987" calcext:value-type="float">
            <text:p>5.933380987</text:p>
          </table:table-cell>
          <table:table-cell office:value-type="float" office:value="0.4952194315" calcext:value-type="float">
            <text:p>0.4952194315</text:p>
          </table:table-cell>
          <table:table-cell office:value-type="float" office:value="-2.178686382" calcext:value-type="float">
            <text:p>-2.178686382</text:p>
          </table:table-cell>
          <table:table-cell office:value-type="float" office:value="0.01065581371" calcext:value-type="float">
            <text:p>0.0106558137</text:p>
          </table:table-cell>
          <table:table-cell office:value-type="float" office:value="-0.282269346" calcext:value-type="float">
            <text:p>-0.2822693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5.962594393" calcext:value-type="float">
            <text:p>5.962594393</text:p>
          </table:table-cell>
          <table:table-cell office:value-type="float" office:value="0.5155845699" calcext:value-type="float">
            <text:p>0.5155845699</text:p>
          </table:table-cell>
          <table:table-cell office:value-type="float" office:value="0.4083016527" calcext:value-type="float">
            <text:p>0.4083016527</text:p>
          </table:table-cell>
          <table:table-cell office:value-type="float" office:value="0.01188868925" calcext:value-type="float">
            <text:p>0.0118886893</text:p>
          </table:table-cell>
          <table:table-cell office:value-type="float" office:value="-0.2757669139" calcext:value-type="float">
            <text:p>-0.27576691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5.991557656" calcext:value-type="float">
            <text:p>5.991557656</text:p>
          </table:table-cell>
          <table:table-cell office:value-type="float" office:value="0.516463617" calcext:value-type="float">
            <text:p>0.516463617</text:p>
          </table:table-cell>
          <table:table-cell office:value-type="float" office:value="0.01756402021" calcext:value-type="float">
            <text:p>0.0175640202</text:p>
          </table:table-cell>
          <table:table-cell office:value-type="float" office:value="0.01161678042" calcext:value-type="float">
            <text:p>0.0116167804</text:p>
          </table:table-cell>
          <table:table-cell office:value-type="float" office:value="-0.2743396613" calcext:value-type="float">
            <text:p>-0.27433966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6.022267524" calcext:value-type="float">
            <text:p>6.022267524</text:p>
          </table:table-cell>
          <table:table-cell office:value-type="float" office:value="0.5538829146" calcext:value-type="float">
            <text:p>0.5538829146</text:p>
          </table:table-cell>
          <table:table-cell office:value-type="float" office:value="0.6058760724" calcext:value-type="float">
            <text:p>0.6058760724</text:p>
          </table:table-cell>
          <table:table-cell office:value-type="float" office:value="0.01150445579" calcext:value-type="float">
            <text:p>0.0115044558</text:p>
          </table:table-cell>
          <table:table-cell office:value-type="float" office:value="-0.2725385228" calcext:value-type="float">
            <text:p>-0.27253852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052244088" calcext:value-type="float">
            <text:p>6.052244088</text:p>
          </table:table-cell>
          <table:table-cell office:value-type="float" office:value="0.6139203472" calcext:value-type="float">
            <text:p>0.6139203472</text:p>
          </table:table-cell>
          <table:table-cell office:value-type="float" office:value="1.533780339" calcext:value-type="float">
            <text:p>1.533780339</text:p>
          </table:table-cell>
          <table:table-cell office:value-type="float" office:value="0.01140392947" calcext:value-type="float">
            <text:p>0.0114039295</text:p>
          </table:table-cell>
          <table:table-cell office:value-type="float" office:value="-0.2753191652" calcext:value-type="float">
            <text:p>-0.27531916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083671445" calcext:value-type="float">
            <text:p>6.083671445</text:p>
          </table:table-cell>
          <table:table-cell office:value-type="float" office:value="0.6328533942" calcext:value-type="float">
            <text:p>0.6328533942</text:p>
          </table:table-cell>
          <table:table-cell office:value-type="float" office:value="0.3828537174" calcext:value-type="float">
            <text:p>0.3828537174</text:p>
          </table:table-cell>
          <table:table-cell office:value-type="float" office:value="0.01251109121" calcext:value-type="float">
            <text:p>0.0125110912</text:p>
          </table:table-cell>
          <table:table-cell office:value-type="float" office:value="-0.2699966981" calcext:value-type="float">
            <text:p>-0.26999669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121887666" calcext:value-type="float">
            <text:p>6.121887666</text:p>
          </table:table-cell>
          <table:table-cell office:value-type="float" office:value="0.7244546764" calcext:value-type="float">
            <text:p>0.7244546764</text:p>
          </table:table-cell>
          <table:table-cell office:value-type="float" office:value="1.850528672" calcext:value-type="float">
            <text:p>1.850528672</text:p>
          </table:table-cell>
          <table:table-cell office:value-type="float" office:value="0.0123912349" calcext:value-type="float">
            <text:p>0.0123912349</text:p>
          </table:table-cell>
          <table:table-cell office:value-type="float" office:value="-0.2673355666" calcext:value-type="float">
            <text:p>-0.26733556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167773801" calcext:value-type="float">
            <text:p>6.167773801</text:p>
          </table:table-cell>
          <table:table-cell office:value-type="float" office:value="0.7708002079" calcext:value-type="float">
            <text:p>0.7708002079</text:p>
          </table:table-cell>
          <table:table-cell office:value-type="float" office:value="0.9139089416" calcext:value-type="float">
            <text:p>0.9139089416</text:p>
          </table:table-cell>
          <table:table-cell office:value-type="float" office:value="0.01222628698" calcext:value-type="float">
            <text:p>0.012226287</text:p>
          </table:table-cell>
          <table:table-cell office:value-type="float" office:value="-0.2657653258" calcext:value-type="float">
            <text:p>-0.26576532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211058448" calcext:value-type="float">
            <text:p>6.211058448</text:p>
          </table:table-cell>
          <table:table-cell office:value-type="float" office:value="0.8512954562" calcext:value-type="float">
            <text:p>0.8512954562</text:p>
          </table:table-cell>
          <table:table-cell office:value-type="float" office:value="1.630918568" calcext:value-type="float">
            <text:p>1.630918568</text:p>
          </table:table-cell>
          <table:table-cell office:value-type="float" office:value="0.01213438065" calcext:value-type="float">
            <text:p>0.0121343807</text:p>
          </table:table-cell>
          <table:table-cell office:value-type="float" office:value="-0.2638314548" calcext:value-type="float">
            <text:p>-0.26383145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245674153" calcext:value-type="float">
            <text:p>6.245674153</text:p>
          </table:table-cell>
          <table:table-cell office:value-type="float" office:value="0.8192930019" calcext:value-type="float">
            <text:p>0.8192930019</text:p>
          </table:table-cell>
          <table:table-cell office:value-type="float" office:value="-0.625000365" calcext:value-type="float">
            <text:p>-0.625000365</text:p>
          </table:table-cell>
          <table:table-cell office:value-type="float" office:value="0.01204020007" calcext:value-type="float">
            <text:p>0.0120402001</text:p>
          </table:table-cell>
          <table:table-cell office:value-type="float" office:value="-0.2595141517" calcext:value-type="float">
            <text:p>-0.25951415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1" calcext:value-type="float">
            <text:p>741</text:p>
          </table:table-cell>
          <table:table-cell office:value-type="float" office:value="6.275486229" calcext:value-type="float">
            <text:p>6.275486229</text:p>
          </table:table-cell>
          <table:table-cell office:value-type="float" office:value="0.7239670628" calcext:value-type="float">
            <text:p>0.7239670628</text:p>
          </table:table-cell>
          <table:table-cell office:value-type="float" office:value="-1.978881409" calcext:value-type="float">
            <text:p>-1.978881409</text:p>
          </table:table-cell>
          <table:table-cell office:value-type="float" office:value="0.01188280605" calcext:value-type="float">
            <text:p>0.0118828061</text:p>
          </table:table-cell>
          <table:table-cell office:value-type="float" office:value="-0.2583075411" calcext:value-type="float">
            <text:p>-0.25830754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1" calcext:value-type="float">
            <text:p>741</text:p>
          </table:table-cell>
          <table:table-cell office:value-type="float" office:value="6.304527505" calcext:value-type="float">
            <text:p>6.304527505</text:p>
          </table:table-cell>
          <table:table-cell office:value-type="float" office:value="0.6219083951" calcext:value-type="float">
            <text:p>0.6219083951</text:p>
          </table:table-cell>
          <table:table-cell office:value-type="float" office:value="-2.00599924" calcext:value-type="float">
            <text:p>-2.00599924</text:p>
          </table:table-cell>
          <table:table-cell office:value-type="float" office:value="0.01252189129" calcext:value-type="float">
            <text:p>0.0125218913</text:p>
          </table:table-cell>
          <table:table-cell office:value-type="float" office:value="-0.2590905328" calcext:value-type="float">
            <text:p>-0.25909053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6.327527496" calcext:value-type="float">
            <text:p>6.327527496</text:p>
          </table:table-cell>
          <table:table-cell office:value-type="float" office:value="0.5500557693" calcext:value-type="float">
            <text:p>0.5500557693</text:p>
          </table:table-cell>
          <table:table-cell office:value-type="float" office:value="-1.438548463" calcext:value-type="float">
            <text:p>-1.438548463</text:p>
          </table:table-cell>
          <table:table-cell office:value-type="float" office:value="0.01242098189" calcext:value-type="float">
            <text:p>0.0124209819</text:p>
          </table:table-cell>
          <table:table-cell office:value-type="float" office:value="-0.2554338617" calcext:value-type="float">
            <text:p>-0.25543386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6.354424982" calcext:value-type="float">
            <text:p>6.354424982</text:p>
          </table:table-cell>
          <table:table-cell office:value-type="float" office:value="0.5112474929" calcext:value-type="float">
            <text:p>0.5112474929</text:p>
          </table:table-cell>
          <table:table-cell office:value-type="float" office:value="-0.7249417926" calcext:value-type="float">
            <text:p>-0.7249417926</text:p>
          </table:table-cell>
          <table:table-cell office:value-type="float" office:value="0.01208895538" calcext:value-type="float">
            <text:p>0.0120889554</text:p>
          </table:table-cell>
          <table:table-cell office:value-type="float" office:value="-0.2565730025" calcext:value-type="float">
            <text:p>-0.25657300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6.385511539" calcext:value-type="float">
            <text:p>6.385511539</text:p>
          </table:table-cell>
          <table:table-cell office:value-type="float" office:value="0.5401135349" calcext:value-type="float">
            <text:p>0.5401135349</text:p>
          </table:table-cell>
          <table:table-cell office:value-type="float" office:value="0.6104555093" calcext:value-type="float">
            <text:p>0.6104555093</text:p>
          </table:table-cell>
          <table:table-cell office:value-type="float" office:value="0.01190168443" calcext:value-type="float">
            <text:p>0.0119016844</text:p>
          </table:table-cell>
          <table:table-cell office:value-type="float" office:value="-0.2522356373" calcext:value-type="float">
            <text:p>-0.25223563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6.4232143" calcext:value-type="float">
            <text:p>6.4232143</text:p>
          </table:table-cell>
          <table:table-cell office:value-type="float" office:value="0.6414697305" calcext:value-type="float">
            <text:p>0.6414697305</text:p>
          </table:table-cell>
          <table:table-cell office:value-type="float" office:value="2.055329611" calcext:value-type="float">
            <text:p>2.055329611</text:p>
          </table:table-cell>
          <table:table-cell office:value-type="float" office:value="0.01189357466" calcext:value-type="float">
            <text:p>0.0118935747</text:p>
          </table:table-cell>
          <table:table-cell office:value-type="float" office:value="-0.2482573738" calcext:value-type="float">
            <text:p>-0.24825737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6.450901155" calcext:value-type="float">
            <text:p>6.450901155</text:p>
          </table:table-cell>
          <table:table-cell office:value-type="float" office:value="0.6551205277" calcext:value-type="float">
            <text:p>0.6551205277</text:p>
          </table:table-cell>
          <table:table-cell office:value-type="float" office:value="0.267919137" calcext:value-type="float">
            <text:p>0.267919137</text:p>
          </table:table-cell>
          <table:table-cell office:value-type="float" office:value="0.01187105522" calcext:value-type="float">
            <text:p>0.0118710552</text:p>
          </table:table-cell>
          <table:table-cell office:value-type="float" office:value="-0.2411576556" calcext:value-type="float">
            <text:p>-0.24115765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6.480970864" calcext:value-type="float">
            <text:p>6.480970864</text:p>
          </table:table-cell>
          <table:table-cell office:value-type="float" office:value="0.6343314706" calcext:value-type="float">
            <text:p>0.6343314706</text:p>
          </table:table-cell>
          <table:table-cell office:value-type="float" office:value="-0.4113932964" calcext:value-type="float">
            <text:p>-0.4113932964</text:p>
          </table:table-cell>
          <table:table-cell office:value-type="float" office:value="0.01170514244" calcext:value-type="float">
            <text:p>0.0117051424</text:p>
          </table:table-cell>
          <table:table-cell office:value-type="float" office:value="-0.2413781517" calcext:value-type="float">
            <text:p>-0.24137815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6.503679988" calcext:value-type="float">
            <text:p>6.503679988</text:p>
          </table:table-cell>
          <table:table-cell office:value-type="float" office:value="0.5322846391" calcext:value-type="float">
            <text:p>0.5322846391</text:p>
          </table:table-cell>
          <table:table-cell office:value-type="float" office:value="-2.059919114" calcext:value-type="float">
            <text:p>-2.059919114</text:p>
          </table:table-cell>
          <table:table-cell office:value-type="float" office:value="0.01153439462" calcext:value-type="float">
            <text:p>0.0115343946</text:p>
          </table:table-cell>
          <table:table-cell office:value-type="float" office:value="-0.2377589898" calcext:value-type="float">
            <text:p>-0.23775898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6.528513578" calcext:value-type="float">
            <text:p>6.528513578</text:p>
          </table:table-cell>
          <table:table-cell office:value-type="float" office:value="0.520213422" calcext:value-type="float">
            <text:p>0.520213422</text:p>
          </table:table-cell>
          <table:table-cell office:value-type="float" office:value="-0.2465351182" calcext:value-type="float">
            <text:p>-0.2465351182</text:p>
          </table:table-cell>
          <table:table-cell office:value-type="float" office:value="0.009821501826" calcext:value-type="float">
            <text:p>0.0098215018</text:p>
          </table:table-cell>
          <table:table-cell office:value-type="float" office:value="-0.2351199343" calcext:value-type="float">
            <text:p>-0.23511993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6.553213371" calcext:value-type="float">
            <text:p>6.553213371</text:p>
          </table:table-cell>
          <table:table-cell office:value-type="float" office:value="0.4872608366" calcext:value-type="float">
            <text:p>0.4872608366</text:p>
          </table:table-cell>
          <table:table-cell office:value-type="float" office:value="-0.6619786334" calcext:value-type="float">
            <text:p>-0.6619786334</text:p>
          </table:table-cell>
          <table:table-cell office:value-type="float" office:value="0.009652739745" calcext:value-type="float">
            <text:p>0.0096527397</text:p>
          </table:table-cell>
          <table:table-cell office:value-type="float" office:value="-0.2356139681" calcext:value-type="float">
            <text:p>-0.23561396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6.581847599" calcext:value-type="float">
            <text:p>6.581847599</text:p>
          </table:table-cell>
          <table:table-cell office:value-type="float" office:value="0.5238416249" calcext:value-type="float">
            <text:p>0.5238416249</text:p>
          </table:table-cell>
          <table:table-cell office:value-type="float" office:value="0.725821662" calcext:value-type="float">
            <text:p>0.725821662</text:p>
          </table:table-cell>
          <table:table-cell office:value-type="float" office:value="0.009496883145" calcext:value-type="float">
            <text:p>0.0094968831</text:p>
          </table:table-cell>
          <table:table-cell office:value-type="float" office:value="-0.2295040778" calcext:value-type="float">
            <text:p>-0.22950407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6.611937011" calcext:value-type="float">
            <text:p>6.611937011</text:p>
          </table:table-cell>
          <table:table-cell office:value-type="float" office:value="0.5566258337" calcext:value-type="float">
            <text:p>0.5566258337</text:p>
          </table:table-cell>
          <table:table-cell office:value-type="float" office:value="0.6597704387" calcext:value-type="float">
            <text:p>0.6597704387</text:p>
          </table:table-cell>
          <table:table-cell office:value-type="float" office:value="0.00934595651" calcext:value-type="float">
            <text:p>0.0093459565</text:p>
          </table:table-cell>
          <table:table-cell office:value-type="float" office:value="-0.2272340362" calcext:value-type="float">
            <text:p>-0.22723403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6.636242356" calcext:value-type="float">
            <text:p>6.636242356</text:p>
          </table:table-cell>
          <table:table-cell office:value-type="float" office:value="0.5188346397" calcext:value-type="float">
            <text:p>0.5188346397</text:p>
          </table:table-cell>
          <table:table-cell office:value-type="float" office:value="-0.5952221754" calcext:value-type="float">
            <text:p>-0.5952221754</text:p>
          </table:table-cell>
          <table:table-cell office:value-type="float" office:value="0.007739057646" calcext:value-type="float">
            <text:p>0.0077390576</text:p>
          </table:table-cell>
          <table:table-cell office:value-type="float" office:value="-0.2270733424" calcext:value-type="float">
            <text:p>-0.22707334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6.661827974" calcext:value-type="float">
            <text:p>6.661827974</text:p>
          </table:table-cell>
          <table:table-cell office:value-type="float" office:value="0.5598059196" calcext:value-type="float">
            <text:p>0.5598059196</text:p>
          </table:table-cell>
          <table:table-cell office:value-type="float" office:value="1.106626969" calcext:value-type="float">
            <text:p>1.106626969</text:p>
          </table:table-cell>
          <table:table-cell office:value-type="float" office:value="0.00760441015" calcext:value-type="float">
            <text:p>0.0076044102</text:p>
          </table:table-cell>
          <table:table-cell office:value-type="float" office:value="-0.2279448859" calcext:value-type="float">
            <text:p>-0.22794488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6.690025373" calcext:value-type="float">
            <text:p>6.690025373</text:p>
          </table:table-cell>
          <table:table-cell office:value-type="float" office:value="0.5474247615" calcext:value-type="float">
            <text:p>0.5474247615</text:p>
          </table:table-cell>
          <table:table-cell office:value-type="float" office:value="-0.2495758586" calcext:value-type="float">
            <text:p>-0.2495758586</text:p>
          </table:table-cell>
          <table:table-cell office:value-type="float" office:value="0.007446143498" calcext:value-type="float">
            <text:p>0.0074461435</text:p>
          </table:table-cell>
          <table:table-cell office:value-type="float" office:value="-0.2284438323" calcext:value-type="float">
            <text:p>-0.22844383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6.714075157" calcext:value-type="float">
            <text:p>6.714075157</text:p>
          </table:table-cell>
          <table:table-cell office:value-type="float" office:value="0.5807652273" calcext:value-type="float">
            <text:p>0.5807652273</text:p>
          </table:table-cell>
          <table:table-cell office:value-type="float" office:value="0.6693627324" calcext:value-type="float">
            <text:p>0.6693627324</text:p>
          </table:table-cell>
          <table:table-cell office:value-type="float" office:value="0.007282841378" calcext:value-type="float">
            <text:p>0.0072828414</text:p>
          </table:table-cell>
          <table:table-cell office:value-type="float" office:value="-0.2254808649" calcext:value-type="float">
            <text:p>-0.22548086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6.743560557" calcext:value-type="float">
            <text:p>6.743560557</text:p>
          </table:table-cell>
          <table:table-cell office:value-type="float" office:value="0.5465065907" calcext:value-type="float">
            <text:p>0.5465065907</text:p>
          </table:table-cell>
          <table:table-cell office:value-type="float" office:value="-0.6835217797" calcext:value-type="float">
            <text:p>-0.6835217797</text:p>
          </table:table-cell>
          <table:table-cell office:value-type="float" office:value="0.007013505457" calcext:value-type="float">
            <text:p>0.0070135055</text:p>
          </table:table-cell>
          <table:table-cell office:value-type="float" office:value="-0.2270976026" calcext:value-type="float">
            <text:p>-0.22709760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6.761570724" calcext:value-type="float">
            <text:p>6.761570724</text:p>
          </table:table-cell>
          <table:table-cell office:value-type="float" office:value="0.4766848264" calcext:value-type="float">
            <text:p>0.4766848264</text:p>
          </table:table-cell>
          <table:table-cell office:value-type="float" office:value="-1.391498167" calcext:value-type="float">
            <text:p>-1.391498167</text:p>
          </table:table-cell>
          <table:table-cell office:value-type="float" office:value="0.006817182439" calcext:value-type="float">
            <text:p>0.0068171824</text:p>
          </table:table-cell>
          <table:table-cell office:value-type="float" office:value="-0.2287143404" calcext:value-type="float">
            <text:p>-0.22871434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6.79325947" calcext:value-type="float">
            <text:p>6.79325947</text:p>
          </table:table-cell>
          <table:table-cell office:value-type="float" office:value="0.5230081308" calcext:value-type="float">
            <text:p>0.5230081308</text:p>
          </table:table-cell>
          <table:table-cell office:value-type="float" office:value="0.9089718517" calcext:value-type="float">
            <text:p>0.9089718517</text:p>
          </table:table-cell>
          <table:table-cell office:value-type="float" office:value="0.005794209374" calcext:value-type="float">
            <text:p>0.0057942094</text:p>
          </table:table-cell>
          <table:table-cell office:value-type="float" office:value="-0.217415635" calcext:value-type="float">
            <text:p>-0.2174156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6.814340175" calcext:value-type="float">
            <text:p>6.814340175</text:p>
          </table:table-cell>
          <table:table-cell office:value-type="float" office:value="0.4714812298" calcext:value-type="float">
            <text:p>0.4714812298</text:p>
          </table:table-cell>
          <table:table-cell office:value-type="float" office:value="-1.060094712" calcext:value-type="float">
            <text:p>-1.060094712</text:p>
          </table:table-cell>
          <table:table-cell office:value-type="float" office:value="0.005796329849" calcext:value-type="float">
            <text:p>0.0057963298</text:p>
          </table:table-cell>
          <table:table-cell office:value-type="float" office:value="-0.2139590156" calcext:value-type="float">
            <text:p>-0.21395901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6.846210106" calcext:value-type="float">
            <text:p>6.846210106</text:p>
          </table:table-cell>
          <table:table-cell office:value-type="float" office:value="0.562927434" calcext:value-type="float">
            <text:p>0.562927434</text:p>
          </table:table-cell>
          <table:table-cell office:value-type="float" office:value="1.81707317" calcext:value-type="float">
            <text:p>1.81707317</text:p>
          </table:table-cell>
          <table:table-cell office:value-type="float" office:value="0.005219234227" calcext:value-type="float">
            <text:p>0.0052192342</text:p>
          </table:table-cell>
          <table:table-cell office:value-type="float" office:value="-0.2115240619" calcext:value-type="float">
            <text:p>-0.21152406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6.870860302" calcext:value-type="float">
            <text:p>6.870860302</text:p>
          </table:table-cell>
          <table:table-cell office:value-type="float" office:value="0.5142763926" calcext:value-type="float">
            <text:p>0.5142763926</text:p>
          </table:table-cell>
          <table:table-cell office:value-type="float" office:value="-0.9391734845" calcext:value-type="float">
            <text:p>-0.9391734845</text:p>
          </table:table-cell>
          <table:table-cell office:value-type="float" office:value="0.005229361558" calcext:value-type="float">
            <text:p>0.0052293616</text:p>
          </table:table-cell>
          <table:table-cell office:value-type="float" office:value="-0.2151810431" calcext:value-type="float">
            <text:p>-0.21518104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6.89759968" calcext:value-type="float">
            <text:p>6.89759968</text:p>
          </table:table-cell>
          <table:table-cell office:value-type="float" office:value="0.5452147231" calcext:value-type="float">
            <text:p>0.5452147231</text:p>
          </table:table-cell>
          <table:table-cell office:value-type="float" office:value="0.6092023394" calcext:value-type="float">
            <text:p>0.6092023394</text:p>
          </table:table-cell>
          <table:table-cell office:value-type="float" office:value="0.005241636312" calcext:value-type="float">
            <text:p>0.0052416363</text:p>
          </table:table-cell>
          <table:table-cell office:value-type="float" office:value="-0.2146290459" calcext:value-type="float">
            <text:p>-0.21462904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6.919433963" calcext:value-type="float">
            <text:p>6.919433963</text:p>
          </table:table-cell>
          <table:table-cell office:value-type="float" office:value="0.4884583846" calcext:value-type="float">
            <text:p>0.4884583846</text:p>
          </table:table-cell>
          <table:table-cell office:value-type="float" office:value="-1.203527167" calcext:value-type="float">
            <text:p>-1.203527167</text:p>
          </table:table-cell>
          <table:table-cell office:value-type="float" office:value="0.00528878673" calcext:value-type="float">
            <text:p>0.0052887867</text:p>
          </table:table-cell>
          <table:table-cell office:value-type="float" office:value="-0.2182860271" calcext:value-type="float">
            <text:p>-0.21828602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6.941222501" calcext:value-type="float">
            <text:p>6.941222501</text:p>
          </table:table-cell>
          <table:table-cell office:value-type="float" office:value="0.4696666733" calcext:value-type="float">
            <text:p>0.4696666733</text:p>
          </table:table-cell>
          <table:table-cell office:value-type="float" office:value="-0.3617834529" calcext:value-type="float">
            <text:p>-0.3617834529</text:p>
          </table:table-cell>
          <table:table-cell office:value-type="float" office:value="0.004819428782" calcext:value-type="float">
            <text:p>0.0048194288</text:p>
          </table:table-cell>
          <table:table-cell office:value-type="float" office:value="-0.2136303131" calcext:value-type="float">
            <text:p>-0.21363031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6.967272932" calcext:value-type="float">
            <text:p>6.967272932</text:p>
          </table:table-cell>
          <table:table-cell office:value-type="float" office:value="0.4680447573" calcext:value-type="float">
            <text:p>0.4680447573</text:p>
          </table:table-cell>
          <table:table-cell office:value-type="float" office:value="-0.0324786013" calcext:value-type="float">
            <text:p>-0.0324786013</text:p>
          </table:table-cell>
          <table:table-cell office:value-type="float" office:value="0.004804364668" calcext:value-type="float">
            <text:p>0.0048043647</text:p>
          </table:table-cell>
          <table:table-cell office:value-type="float" office:value="-0.212058993" calcext:value-type="float">
            <text:p>-0.2120589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6.992092083" calcext:value-type="float">
            <text:p>6.992092083</text:p>
          </table:table-cell>
          <table:table-cell office:value-type="float" office:value="0.4802591585" calcext:value-type="float">
            <text:p>0.4802591585</text:p>
          </table:table-cell>
          <table:table-cell office:value-type="float" office:value="0.245892205" calcext:value-type="float">
            <text:p>0.245892205</text:p>
          </table:table-cell>
          <table:table-cell office:value-type="float" office:value="0.004894122247" calcext:value-type="float">
            <text:p>0.0048941222</text:p>
          </table:table-cell>
          <table:table-cell office:value-type="float" office:value="-0.2081229361" calcext:value-type="float">
            <text:p>-0.20812293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018791475" calcext:value-type="float">
            <text:p>7.018791475</text:p>
          </table:table-cell>
          <table:table-cell office:value-type="float" office:value="0.5187748178" calcext:value-type="float">
            <text:p>0.5187748178</text:p>
          </table:table-cell>
          <table:table-cell office:value-type="float" office:value="0.7718111004" calcext:value-type="float">
            <text:p>0.7718111004</text:p>
          </table:table-cell>
          <table:table-cell office:value-type="float" office:value="0.004838219405" calcext:value-type="float">
            <text:p>0.0048382194</text:p>
          </table:table-cell>
          <table:table-cell office:value-type="float" office:value="-0.2072874105" calcext:value-type="float">
            <text:p>-0.20728741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044395717" calcext:value-type="float">
            <text:p>7.044395717</text:p>
          </table:table-cell>
          <table:table-cell office:value-type="float" office:value="0.519218084" calcext:value-type="float">
            <text:p>0.519218084</text:p>
          </table:table-cell>
          <table:table-cell office:value-type="float" office:value="0.009054036485" calcext:value-type="float">
            <text:p>0.0090540365</text:p>
          </table:table-cell>
          <table:table-cell office:value-type="float" office:value="0.004862901742" calcext:value-type="float">
            <text:p>0.0048629017</text:p>
          </table:table-cell>
          <table:table-cell office:value-type="float" office:value="-0.2029834563" calcext:value-type="float">
            <text:p>-0.20298345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8" calcext:value-type="float">
            <text:p>748</text:p>
          </table:table-cell>
          <table:table-cell office:value-type="float" office:value="7.067025601" calcext:value-type="float">
            <text:p>7.067025601</text:p>
          </table:table-cell>
          <table:table-cell office:value-type="float" office:value="0.5044530029" calcext:value-type="float">
            <text:p>0.5044530029</text:p>
          </table:table-cell>
          <table:table-cell office:value-type="float" office:value="-0.2970957048" calcext:value-type="float">
            <text:p>-0.2970957048</text:p>
          </table:table-cell>
          <table:table-cell office:value-type="float" office:value="0.004898566915" calcext:value-type="float">
            <text:p>0.0048985669</text:p>
          </table:table-cell>
          <table:table-cell office:value-type="float" office:value="-0.2025158279" calcext:value-type="float">
            <text:p>-0.20251582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8" calcext:value-type="float">
            <text:p>748</text:p>
          </table:table-cell>
          <table:table-cell office:value-type="float" office:value="7.092446694" calcext:value-type="float">
            <text:p>7.092446694</text:p>
          </table:table-cell>
          <table:table-cell office:value-type="float" office:value="0.4928399571" calcext:value-type="float">
            <text:p>0.4928399571</text:p>
          </table:table-cell>
          <table:table-cell office:value-type="float" office:value="-0.2284990405" calcext:value-type="float">
            <text:p>-0.2284990405</text:p>
          </table:table-cell>
          <table:table-cell office:value-type="float" office:value="0.005192516768" calcext:value-type="float">
            <text:p>0.0051925168</text:p>
          </table:table-cell>
          <table:table-cell office:value-type="float" office:value="-0.2083935269" calcext:value-type="float">
            <text:p>-0.20839352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113422185" calcext:value-type="float">
            <text:p>7.113422185</text:p>
          </table:table-cell>
          <table:table-cell office:value-type="float" office:value="0.4611046356" calcext:value-type="float">
            <text:p>0.4611046356</text:p>
          </table:table-cell>
          <table:table-cell office:value-type="float" office:value="-0.6472181276" calcext:value-type="float">
            <text:p>-0.6472181276</text:p>
          </table:table-cell>
          <table:table-cell office:value-type="float" office:value="0.005220859961" calcext:value-type="float">
            <text:p>0.00522086</text:p>
          </table:table-cell>
          <table:table-cell office:value-type="float" office:value="-0.2091835345" calcext:value-type="float">
            <text:p>-0.20918353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136444534" calcext:value-type="float">
            <text:p>7.136444534</text:p>
          </table:table-cell>
          <table:table-cell office:value-type="float" office:value="0.4304671125" calcext:value-type="float">
            <text:p>0.4304671125</text:p>
          </table:table-cell>
          <table:table-cell office:value-type="float" office:value="-0.4836493053" calcext:value-type="float">
            <text:p>-0.4836493053</text:p>
          </table:table-cell>
          <table:table-cell office:value-type="float" office:value="0.005852064989" calcext:value-type="float">
            <text:p>0.005852065</text:p>
          </table:table-cell>
          <table:table-cell office:value-type="float" office:value="-0.210641154" calcext:value-type="float">
            <text:p>-0.2106411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153694314" calcext:value-type="float">
            <text:p>7.153694314</text:p>
          </table:table-cell>
          <table:table-cell office:value-type="float" office:value="0.4204083355" calcext:value-type="float">
            <text:p>0.4204083355</text:p>
          </table:table-cell>
          <table:table-cell office:value-type="float" office:value="-0.2740749843" calcext:value-type="float">
            <text:p>-0.2740749843</text:p>
          </table:table-cell>
          <table:table-cell office:value-type="float" office:value="0.005859051055" calcext:value-type="float">
            <text:p>0.0058590511</text:p>
          </table:table-cell>
          <table:table-cell office:value-type="float" office:value="-0.2087167234" calcext:value-type="float">
            <text:p>-0.20871672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174630345" calcext:value-type="float">
            <text:p>7.174630345</text:p>
          </table:table-cell>
          <table:table-cell office:value-type="float" office:value="0.4164804607" calcext:value-type="float">
            <text:p>0.4164804607</text:p>
          </table:table-cell>
          <table:table-cell office:value-type="float" office:value="-0.07804628484" calcext:value-type="float">
            <text:p>-0.0780462848</text:p>
          </table:table-cell>
          <table:table-cell office:value-type="float" office:value="0.005844581259" calcext:value-type="float">
            <text:p>0.0058445813</text:p>
          </table:table-cell>
          <table:table-cell office:value-type="float" office:value="-0.2075458582" calcext:value-type="float">
            <text:p>-0.20754585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196387044" calcext:value-type="float">
            <text:p>7.196387044</text:p>
          </table:table-cell>
          <table:table-cell office:value-type="float" office:value="0.4409626599" calcext:value-type="float">
            <text:p>0.4409626599</text:p>
          </table:table-cell>
          <table:table-cell office:value-type="float" office:value="0.4916103463" calcext:value-type="float">
            <text:p>0.4916103463</text:p>
          </table:table-cell>
          <table:table-cell office:value-type="float" office:value="0.005829547659" calcext:value-type="float">
            <text:p>0.0058295477</text:p>
          </table:table-cell>
          <table:table-cell office:value-type="float" office:value="-0.2067517757" calcext:value-type="float">
            <text:p>-0.20675177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213648804" calcext:value-type="float">
            <text:p>7.213648804</text:p>
          </table:table-cell>
          <table:table-cell office:value-type="float" office:value="0.3978947338" calcext:value-type="float">
            <text:p>0.3978947338</text:p>
          </table:table-cell>
          <table:table-cell office:value-type="float" office:value="-0.8503101021" calcext:value-type="float">
            <text:p>-0.8503101021</text:p>
          </table:table-cell>
          <table:table-cell office:value-type="float" office:value="0.006758512578" calcext:value-type="float">
            <text:p>0.0067585126</text:p>
          </table:table-cell>
          <table:table-cell office:value-type="float" office:value="-0.2084580026" calcext:value-type="float">
            <text:p>-0.20845800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230402989" calcext:value-type="float">
            <text:p>7.230402989</text:p>
          </table:table-cell>
          <table:table-cell office:value-type="float" office:value="0.3710701891" calcext:value-type="float">
            <text:p>0.3710701891</text:p>
          </table:table-cell>
          <table:table-cell office:value-type="float" office:value="-0.5371929088" calcext:value-type="float">
            <text:p>-0.5371929088</text:p>
          </table:table-cell>
          <table:table-cell office:value-type="float" office:value="0.006818601795" calcext:value-type="float">
            <text:p>0.0068186018</text:p>
          </table:table-cell>
          <table:table-cell office:value-type="float" office:value="-0.2092722095" calcext:value-type="float">
            <text:p>-0.20927220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256850724" calcext:value-type="float">
            <text:p>7.256850724</text:p>
          </table:table-cell>
          <table:table-cell office:value-type="float" office:value="0.4017811612" calcext:value-type="float">
            <text:p>0.4017811612</text:p>
          </table:table-cell>
          <table:table-cell office:value-type="float" office:value="0.6142887204" calcext:value-type="float">
            <text:p>0.6142887204</text:p>
          </table:table-cell>
          <table:table-cell office:value-type="float" office:value="0.006880368578" calcext:value-type="float">
            <text:p>0.0068803686</text:p>
          </table:table-cell>
          <table:table-cell office:value-type="float" office:value="-0.2016816467" calcext:value-type="float">
            <text:p>-0.20168164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283456002" calcext:value-type="float">
            <text:p>7.283456002</text:p>
          </table:table-cell>
          <table:table-cell office:value-type="float" office:value="0.4633683094" calcext:value-type="float">
            <text:p>0.4633683094</text:p>
          </table:table-cell>
          <table:table-cell office:value-type="float" office:value="1.216610424" calcext:value-type="float">
            <text:p>1.216610424</text:p>
          </table:table-cell>
          <table:table-cell office:value-type="float" office:value="0.006909305071" calcext:value-type="float">
            <text:p>0.0069093051</text:p>
          </table:table-cell>
          <table:table-cell office:value-type="float" office:value="-0.2028607766" calcext:value-type="float">
            <text:p>-0.20286077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312925958" calcext:value-type="float">
            <text:p>7.312925958</text:p>
          </table:table-cell>
          <table:table-cell office:value-type="float" office:value="0.5519099239" calcext:value-type="float">
            <text:p>0.5519099239</text:p>
          </table:table-cell>
          <table:table-cell office:value-type="float" office:value="1.806128557" calcext:value-type="float">
            <text:p>1.806128557</text:p>
          </table:table-cell>
          <table:table-cell office:value-type="float" office:value="0.006926033946" calcext:value-type="float">
            <text:p>0.0069260339</text:p>
          </table:table-cell>
          <table:table-cell office:value-type="float" office:value="-0.1970948286" calcext:value-type="float">
            <text:p>-0.19709482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7.341857891" calcext:value-type="float">
            <text:p>7.341857891</text:p>
          </table:table-cell>
          <table:table-cell office:value-type="float" office:value="0.5691193219" calcext:value-type="float">
            <text:p>0.5691193219</text:p>
          </table:table-cell>
          <table:table-cell office:value-type="float" office:value="0.3453799135" calcext:value-type="float">
            <text:p>0.3453799135</text:p>
          </table:table-cell>
          <table:table-cell office:value-type="float" office:value="0.006966336586" calcext:value-type="float">
            <text:p>0.0069663366</text:p>
          </table:table-cell>
          <table:table-cell office:value-type="float" office:value="-0.1982739585" calcext:value-type="float">
            <text:p>-0.19827395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7.376520604" calcext:value-type="float">
            <text:p>7.376520604</text:p>
          </table:table-cell>
          <table:table-cell office:value-type="float" office:value="0.6124011004" calcext:value-type="float">
            <text:p>0.6124011004</text:p>
          </table:table-cell>
          <table:table-cell office:value-type="float" office:value="0.8183858037" calcext:value-type="float">
            <text:p>0.8183858037</text:p>
          </table:table-cell>
          <table:table-cell office:value-type="float" office:value="0.007773995458" calcext:value-type="float">
            <text:p>0.0077739955</text:p>
          </table:table-cell>
          <table:table-cell office:value-type="float" office:value="-0.2051641292" calcext:value-type="float">
            <text:p>-0.20516412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7.409437726" calcext:value-type="float">
            <text:p>7.409437726</text:p>
          </table:table-cell>
          <table:table-cell office:value-type="float" office:value="0.6385996168" calcext:value-type="float">
            <text:p>0.6385996168</text:p>
          </table:table-cell>
          <table:table-cell office:value-type="float" office:value="0.5410025381" calcext:value-type="float">
            <text:p>0.5410025381</text:p>
          </table:table-cell>
          <table:table-cell office:value-type="float" office:value="0.007780008426" calcext:value-type="float">
            <text:p>0.0077800084</text:p>
          </table:table-cell>
          <table:table-cell office:value-type="float" office:value="-0.2053209291" calcext:value-type="float">
            <text:p>-0.20532092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7.449884781" calcext:value-type="float">
            <text:p>7.449884781</text:p>
          </table:table-cell>
          <table:table-cell office:value-type="float" office:value="0.7194647081" calcext:value-type="float">
            <text:p>0.7194647081</text:p>
          </table:table-cell>
          <table:table-cell office:value-type="float" office:value="1.645885023" calcext:value-type="float">
            <text:p>1.645885023</text:p>
          </table:table-cell>
          <table:table-cell office:value-type="float" office:value="0.008633124687" calcext:value-type="float">
            <text:p>0.0086331247</text:p>
          </table:table-cell>
          <table:table-cell office:value-type="float" office:value="-0.2043990779" calcext:value-type="float">
            <text:p>-0.20439907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7.494300334" calcext:value-type="float">
            <text:p>7.494300334</text:p>
          </table:table-cell>
          <table:table-cell office:value-type="float" office:value="0.7989546823" calcext:value-type="float">
            <text:p>0.7989546823</text:p>
          </table:table-cell>
          <table:table-cell office:value-type="float" office:value="1.599772691" calcext:value-type="float">
            <text:p>1.599772691</text:p>
          </table:table-cell>
          <table:table-cell office:value-type="float" office:value="0.008624660737" calcext:value-type="float">
            <text:p>0.0086246607</text:p>
          </table:table-cell>
          <table:table-cell office:value-type="float" office:value="-0.2002485058" calcext:value-type="float">
            <text:p>-0.20024850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7.533649791" calcext:value-type="float">
            <text:p>7.533649791</text:p>
          </table:table-cell>
          <table:table-cell office:value-type="float" office:value="0.8352903301" calcext:value-type="float">
            <text:p>0.8352903301</text:p>
          </table:table-cell>
          <table:table-cell office:value-type="float" office:value="0.7283385055" calcext:value-type="float">
            <text:p>0.7283385055</text:p>
          </table:table-cell>
          <table:table-cell office:value-type="float" office:value="0.008538887278" calcext:value-type="float">
            <text:p>0.0085388873</text:p>
          </table:table-cell>
          <table:table-cell office:value-type="float" office:value="-0.2003019754" calcext:value-type="float">
            <text:p>-0.20030197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7.582784859" calcext:value-type="float">
            <text:p>7.582784859</text:p>
          </table:table-cell>
          <table:table-cell office:value-type="float" office:value="0.887494958" calcext:value-type="float">
            <text:p>0.887494958</text:p>
          </table:table-cell>
          <table:table-cell office:value-type="float" office:value="1.041064869" calcext:value-type="float">
            <text:p>1.041064869</text:p>
          </table:table-cell>
          <table:table-cell office:value-type="float" office:value="0.008456219919" calcext:value-type="float">
            <text:p>0.0084562199</text:p>
          </table:table-cell>
          <table:table-cell office:value-type="float" office:value="-0.2003554449" calcext:value-type="float">
            <text:p>-0.20035544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7.622331012" calcext:value-type="float">
            <text:p>7.622331012</text:p>
          </table:table-cell>
          <table:table-cell office:value-type="float" office:value="0.8512500337" calcext:value-type="float">
            <text:p>0.8512500337</text:p>
          </table:table-cell>
          <table:table-cell office:value-type="float" office:value="-0.7196063275" calcext:value-type="float">
            <text:p>-0.7196063275</text:p>
          </table:table-cell>
          <table:table-cell office:value-type="float" office:value="0.0091480726" calcext:value-type="float">
            <text:p>0.0091480726</text:p>
          </table:table-cell>
          <table:table-cell office:value-type="float" office:value="-0.1972412499" calcext:value-type="float">
            <text:p>-0.19724124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7.666991615" calcext:value-type="float">
            <text:p>7.666991615</text:p>
          </table:table-cell>
          <table:table-cell office:value-type="float" office:value="0.8784727199" calcext:value-type="float">
            <text:p>0.8784727199</text:p>
          </table:table-cell>
          <table:table-cell office:value-type="float" office:value="0.530559433" calcext:value-type="float">
            <text:p>0.530559433</text:p>
          </table:table-cell>
          <table:table-cell office:value-type="float" office:value="0.009164999789" calcext:value-type="float">
            <text:p>0.0091649998</text:p>
          </table:table-cell>
          <table:table-cell office:value-type="float" office:value="-0.1936161399" calcext:value-type="float">
            <text:p>-0.19361613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7.710179351" calcext:value-type="float">
            <text:p>7.710179351</text:p>
          </table:table-cell>
          <table:table-cell office:value-type="float" office:value="0.8495443193" calcext:value-type="float">
            <text:p>0.8495443193</text:p>
          </table:table-cell>
          <table:table-cell office:value-type="float" office:value="-0.5982018957" calcext:value-type="float">
            <text:p>-0.5982018957</text:p>
          </table:table-cell>
          <table:table-cell office:value-type="float" office:value="0.009223303267" calcext:value-type="float">
            <text:p>0.0092233033</text:p>
          </table:table-cell>
          <table:table-cell office:value-type="float" office:value="-0.1987601697" calcext:value-type="float">
            <text:p>-0.19876016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7.742648634" calcext:value-type="float">
            <text:p>7.742648634</text:p>
          </table:table-cell>
          <table:table-cell office:value-type="float" office:value="0.7995012703" calcext:value-type="float">
            <text:p>0.7995012703</text:p>
          </table:table-cell>
          <table:table-cell office:value-type="float" office:value="-0.9787196202" calcext:value-type="float">
            <text:p>-0.9787196202</text:p>
          </table:table-cell>
          <table:table-cell office:value-type="float" office:value="0.009256618372" calcext:value-type="float">
            <text:p>0.0092566184</text:p>
          </table:table-cell>
          <table:table-cell office:value-type="float" office:value="-0.1965937639" calcext:value-type="float">
            <text:p>-0.19659376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7.765145993" calcext:value-type="float">
            <text:p>7.765145993</text:p>
          </table:table-cell>
          <table:table-cell office:value-type="float" office:value="0.6305393751" calcext:value-type="float">
            <text:p>0.6305393751</text:p>
          </table:table-cell>
          <table:table-cell office:value-type="float" office:value="-2.73023319" calcext:value-type="float">
            <text:p>-2.73023319</text:p>
          </table:table-cell>
          <table:table-cell office:value-type="float" office:value="0.009316276525" calcext:value-type="float">
            <text:p>0.0093162765</text:p>
          </table:table-cell>
          <table:table-cell office:value-type="float" office:value="-0.1944273581" calcext:value-type="float">
            <text:p>-0.19442735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4" calcext:value-type="float">
            <text:p>754</text:p>
          </table:table-cell>
          <table:table-cell office:value-type="float" office:value="7.776514132" calcext:value-type="float">
            <text:p>7.776514132</text:p>
          </table:table-cell>
          <table:table-cell office:value-type="float" office:value="0.4313036649" calcext:value-type="float">
            <text:p>0.4313036649</text:p>
          </table:table-cell>
          <table:table-cell office:value-type="float" office:value="-5.176408821" calcext:value-type="float">
            <text:p>-5.176408821</text:p>
          </table:table-cell>
          <table:table-cell office:value-type="float" office:value="0.009293902582" calcext:value-type="float">
            <text:p>0.0092939026</text:p>
          </table:table-cell>
          <table:table-cell office:value-type="float" office:value="-0.1922609523" calcext:value-type="float">
            <text:p>-0.19226095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4" calcext:value-type="float">
            <text:p>754</text:p>
          </table:table-cell>
          <table:table-cell office:value-type="float" office:value="7.794641525" calcext:value-type="float">
            <text:p>7.794641525</text:p>
          </table:table-cell>
          <table:table-cell office:value-type="float" office:value="0.3434969757" calcext:value-type="float">
            <text:p>0.3434969757</text:p>
          </table:table-cell>
          <table:table-cell office:value-type="float" office:value="-1.799979559" calcext:value-type="float">
            <text:p>-1.799979559</text:p>
          </table:table-cell>
          <table:table-cell office:value-type="float" office:value="0.008988017156" calcext:value-type="float">
            <text:p>0.0089880172</text:p>
          </table:table-cell>
          <table:table-cell office:value-type="float" office:value="-0.1869306249" calcext:value-type="float">
            <text:p>-0.18693062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7.824518987" calcext:value-type="float">
            <text:p>7.824518987</text:p>
          </table:table-cell>
          <table:table-cell office:value-type="float" office:value="0.4233827439" calcext:value-type="float">
            <text:p>0.4233827439</text:p>
          </table:table-cell>
          <table:table-cell office:value-type="float" office:value="1.612795324" calcext:value-type="float">
            <text:p>1.612795324</text:p>
          </table:table-cell>
          <table:table-cell office:value-type="float" office:value="0.008842260554" calcext:value-type="float">
            <text:p>0.0088422606</text:p>
          </table:table-cell>
          <table:table-cell office:value-type="float" office:value="-0.1883399049" calcext:value-type="float">
            <text:p>-0.18833990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7.854066609" calcext:value-type="float">
            <text:p>7.854066609</text:p>
          </table:table-cell>
          <table:table-cell office:value-type="float" office:value="0.5152644202" calcext:value-type="float">
            <text:p>0.5152644202</text:p>
          </table:table-cell>
          <table:table-cell office:value-type="float" office:value="1.775602841" calcext:value-type="float">
            <text:p>1.775602841</text:p>
          </table:table-cell>
          <table:table-cell office:value-type="float" office:value="0.00812036565" calcext:value-type="float">
            <text:p>0.0081203657</text:p>
          </table:table-cell>
          <table:table-cell office:value-type="float" office:value="-0.1864870392" calcext:value-type="float">
            <text:p>-0.18648703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7.878193236" calcext:value-type="float">
            <text:p>7.878193236</text:p>
          </table:table-cell>
          <table:table-cell office:value-type="float" office:value="0.5575750251" calcext:value-type="float">
            <text:p>0.5575750251</text:p>
          </table:table-cell>
          <table:table-cell office:value-type="float" office:value="0.8742692695" calcext:value-type="float">
            <text:p>0.8742692695</text:p>
          </table:table-cell>
          <table:table-cell office:value-type="float" office:value="0.007999956822" calcext:value-type="float">
            <text:p>0.0079999568</text:p>
          </table:table-cell>
          <table:table-cell office:value-type="float" office:value="-0.1808927803" calcext:value-type="float">
            <text:p>-0.18089278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7.901568253" calcext:value-type="float">
            <text:p>7.901568253</text:p>
          </table:table-cell>
          <table:table-cell office:value-type="float" office:value="0.5098842271" calcext:value-type="float">
            <text:p>0.5098842271</text:p>
          </table:table-cell>
          <table:table-cell office:value-type="float" office:value="-0.9387517351" calcext:value-type="float">
            <text:p>-0.9387517351</text:p>
          </table:table-cell>
          <table:table-cell office:value-type="float" office:value="0.007812696418" calcext:value-type="float">
            <text:p>0.0078126964</text:p>
          </table:table-cell>
          <table:table-cell office:value-type="float" office:value="-0.1791373428" calcext:value-type="float">
            <text:p>-0.17913734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6" calcext:value-type="float">
            <text:p>756</text:p>
          </table:table-cell>
          <table:table-cell office:value-type="float" office:value="7.922510138" calcext:value-type="float">
            <text:p>7.922510138</text:p>
          </table:table-cell>
          <table:table-cell office:value-type="float" office:value="0.458387313" calcext:value-type="float">
            <text:p>0.458387313</text:p>
          </table:table-cell>
          <table:table-cell office:value-type="float" office:value="-1.02422334" calcext:value-type="float">
            <text:p>-1.02422334</text:p>
          </table:table-cell>
          <table:table-cell office:value-type="float" office:value="0.007654604024" calcext:value-type="float">
            <text:p>0.007654604</text:p>
          </table:table-cell>
          <table:table-cell office:value-type="float" office:value="-0.177743236" calcext:value-type="float">
            <text:p>-0.1777432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6" calcext:value-type="float">
            <text:p>756</text:p>
          </table:table-cell>
          <table:table-cell office:value-type="float" office:value="7.93869735" calcext:value-type="float">
            <text:p>7.93869735</text:p>
          </table:table-cell>
          <table:table-cell office:value-type="float" office:value="0.4023212395" calcext:value-type="float">
            <text:p>0.4023212395</text:p>
          </table:table-cell>
          <table:table-cell office:value-type="float" office:value="-1.144143238" calcext:value-type="float">
            <text:p>-1.144143238</text:p>
          </table:table-cell>
          <table:table-cell office:value-type="float" office:value="0.006971795109" calcext:value-type="float">
            <text:p>0.0069717951</text:p>
          </table:table-cell>
          <table:table-cell office:value-type="float" office:value="-0.1745999019" calcext:value-type="float">
            <text:p>-0.17459990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7.968098111" calcext:value-type="float">
            <text:p>7.968098111</text:p>
          </table:table-cell>
          <table:table-cell office:value-type="float" office:value="0.4423877305" calcext:value-type="float">
            <text:p>0.4423877305</text:p>
          </table:table-cell>
          <table:table-cell office:value-type="float" office:value="0.7908379319" calcext:value-type="float">
            <text:p>0.7908379319</text:p>
          </table:table-cell>
          <table:table-cell office:value-type="float" office:value="0.006873163944" calcext:value-type="float">
            <text:p>0.0068731639</text:p>
          </table:table-cell>
          <table:table-cell office:value-type="float" office:value="-0.1747045619" calcext:value-type="float">
            <text:p>-0.17470456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7.992225624" calcext:value-type="float">
            <text:p>7.992225624</text:p>
          </table:table-cell>
          <table:table-cell office:value-type="float" office:value="0.457336722" calcext:value-type="float">
            <text:p>0.457336722</text:p>
          </table:table-cell>
          <table:table-cell office:value-type="float" office:value="0.2858510995" calcext:value-type="float">
            <text:p>0.2858510995</text:p>
          </table:table-cell>
          <table:table-cell office:value-type="float" office:value="0.006295802824" calcext:value-type="float">
            <text:p>0.0062958028</text:p>
          </table:table-cell>
          <table:table-cell office:value-type="float" office:value="-0.1743164963" calcext:value-type="float">
            <text:p>-0.17431649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012112833" calcext:value-type="float">
            <text:p>8.012112833</text:p>
          </table:table-cell>
          <table:table-cell office:value-type="float" office:value="0.483690637" calcext:value-type="float">
            <text:p>0.483690637</text:p>
          </table:table-cell>
          <table:table-cell office:value-type="float" office:value="0.5425176149" calcext:value-type="float">
            <text:p>0.5425176149</text:p>
          </table:table-cell>
          <table:table-cell office:value-type="float" office:value="0.006259697241" calcext:value-type="float">
            <text:p>0.0062596972</text:p>
          </table:table-cell>
          <table:table-cell office:value-type="float" office:value="-0.1720902772" calcext:value-type="float">
            <text:p>-0.17209027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033086617" calcext:value-type="float">
            <text:p>8.033086617</text:p>
          </table:table-cell>
          <table:table-cell office:value-type="float" office:value="0.435359848" calcext:value-type="float">
            <text:p>0.435359848</text:p>
          </table:table-cell>
          <table:table-cell office:value-type="float" office:value="-1.003135532" calcext:value-type="float">
            <text:p>-1.003135532</text:p>
          </table:table-cell>
          <table:table-cell office:value-type="float" office:value="0.006088419273" calcext:value-type="float">
            <text:p>0.0060884193</text:p>
          </table:table-cell>
          <table:table-cell office:value-type="float" office:value="-0.1736993637" calcext:value-type="float">
            <text:p>-0.17369936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059008255" calcext:value-type="float">
            <text:p>8.059008255</text:p>
          </table:table-cell>
          <table:table-cell office:value-type="float" office:value="0.4502015426" calcext:value-type="float">
            <text:p>0.4502015426</text:p>
          </table:table-cell>
          <table:table-cell office:value-type="float" office:value="0.2896499488" calcext:value-type="float">
            <text:p>0.2896499488</text:p>
          </table:table-cell>
          <table:table-cell office:value-type="float" office:value="0.005892525954" calcext:value-type="float">
            <text:p>0.005892526</text:p>
          </table:table-cell>
          <table:table-cell office:value-type="float" office:value="-0.1711025978" calcext:value-type="float">
            <text:p>-0.17110259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082755719" calcext:value-type="float">
            <text:p>8.082755719</text:p>
          </table:table-cell>
          <table:table-cell office:value-type="float" office:value="0.47542439" calcext:value-type="float">
            <text:p>0.47542439</text:p>
          </table:table-cell>
          <table:table-cell office:value-type="float" office:value="0.5151995998" calcext:value-type="float">
            <text:p>0.5151995998</text:p>
          </table:table-cell>
          <table:table-cell office:value-type="float" office:value="0.005314316038" calcext:value-type="float">
            <text:p>0.005314316</text:p>
          </table:table-cell>
          <table:table-cell office:value-type="float" office:value="-0.1699065243" calcext:value-type="float">
            <text:p>-0.1699065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112471445" calcext:value-type="float">
            <text:p>8.112471445</text:p>
          </table:table-cell>
          <table:table-cell office:value-type="float" office:value="0.5277616139" calcext:value-type="float">
            <text:p>0.5277616139</text:p>
          </table:table-cell>
          <table:table-cell office:value-type="float" office:value="1.043259054" calcext:value-type="float">
            <text:p>1.043259054</text:p>
          </table:table-cell>
          <table:table-cell office:value-type="float" office:value="0.005288723023" calcext:value-type="float">
            <text:p>0.005288723</text:p>
          </table:table-cell>
          <table:table-cell office:value-type="float" office:value="-0.1714603094" calcext:value-type="float">
            <text:p>-0.17146030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138820161" calcext:value-type="float">
            <text:p>8.138820161</text:p>
          </table:table-cell>
          <table:table-cell office:value-type="float" office:value="0.5358098616" calcext:value-type="float">
            <text:p>0.5358098616</text:p>
          </table:table-cell>
          <table:table-cell office:value-type="float" office:value="0.1618984508" calcext:value-type="float">
            <text:p>0.1618984508</text:p>
          </table:table-cell>
          <table:table-cell office:value-type="float" office:value="0.005281749064" calcext:value-type="float">
            <text:p>0.0052817491</text:p>
          </table:table-cell>
          <table:table-cell office:value-type="float" office:value="-0.1702835418" calcext:value-type="float">
            <text:p>-0.17028354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14666236" calcext:value-type="float">
            <text:p>8.14666236</text:p>
          </table:table-cell>
          <table:table-cell office:value-type="float" office:value="0.4266346688" calcext:value-type="float">
            <text:p>0.4266346688</text:p>
          </table:table-cell>
          <table:table-cell office:value-type="float" office:value="-2.193165584" calcext:value-type="float">
            <text:p>-2.193165584</text:p>
          </table:table-cell>
          <table:table-cell office:value-type="float" office:value="0.005286906277" calcext:value-type="float">
            <text:p>0.0052869063</text:p>
          </table:table-cell>
          <table:table-cell office:value-type="float" office:value="-0.1722058392" calcext:value-type="float">
            <text:p>-0.17220583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166219068" calcext:value-type="float">
            <text:p>8.166219068</text:p>
          </table:table-cell>
          <table:table-cell office:value-type="float" office:value="0.3589585264" calcext:value-type="float">
            <text:p>0.3589585264</text:p>
          </table:table-cell>
          <table:table-cell office:value-type="float" office:value="-1.347200435" calcext:value-type="float">
            <text:p>-1.347200435</text:p>
          </table:table-cell>
          <table:table-cell office:value-type="float" office:value="0.005204710503" calcext:value-type="float">
            <text:p>0.0052047105</text:p>
          </table:table-cell>
          <table:table-cell office:value-type="float" office:value="-0.1710290716" calcext:value-type="float">
            <text:p>-0.17102907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9" calcext:value-type="float">
            <text:p>759</text:p>
          </table:table-cell>
          <table:table-cell office:value-type="float" office:value="8.193136772" calcext:value-type="float">
            <text:p>8.193136772</text:p>
          </table:table-cell>
          <table:table-cell office:value-type="float" office:value="0.3586386143" calcext:value-type="float">
            <text:p>0.3586386143</text:p>
          </table:table-cell>
          <table:table-cell office:value-type="float" office:value="-0.006287910847" calcext:value-type="float">
            <text:p>-0.0062879108</text:p>
          </table:table-cell>
          <table:table-cell office:value-type="float" office:value="0.005142114973" calcext:value-type="float">
            <text:p>0.005142115</text:p>
          </table:table-cell>
          <table:table-cell office:value-type="float" office:value="-0.169852304" calcext:value-type="float">
            <text:p>-0.1698523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9" calcext:value-type="float">
            <text:p>759</text:p>
          </table:table-cell>
          <table:table-cell office:value-type="float" office:value="8.210911307" calcext:value-type="float">
            <text:p>8.210911307</text:p>
          </table:table-cell>
          <table:table-cell office:value-type="float" office:value="0.3994412957" calcext:value-type="float">
            <text:p>0.3994412957</text:p>
          </table:table-cell>
          <table:table-cell office:value-type="float" office:value="0.642635577" calcext:value-type="float">
            <text:p>0.642635577</text:p>
          </table:table-cell>
          <table:table-cell office:value-type="float" office:value="0.004758586337" calcext:value-type="float">
            <text:p>0.0047585863</text:p>
          </table:table-cell>
          <table:table-cell office:value-type="float" office:value="-0.1715649139" calcext:value-type="float">
            <text:p>-0.17156491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238907022" calcext:value-type="float">
            <text:p>8.238907022</text:p>
          </table:table-cell>
          <table:table-cell office:value-type="float" office:value="0.5322763574" calcext:value-type="float">
            <text:p>0.5322763574</text:p>
          </table:table-cell>
          <table:table-cell office:value-type="float" office:value="3.738039929" calcext:value-type="float">
            <text:p>3.738039929</text:p>
          </table:table-cell>
          <table:table-cell office:value-type="float" office:value="0.00477339046" calcext:value-type="float">
            <text:p>0.0047733905</text:p>
          </table:table-cell>
          <table:table-cell office:value-type="float" office:value="-0.1717450489" calcext:value-type="float">
            <text:p>-0.17174504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257514613" calcext:value-type="float">
            <text:p>8.257514613</text:p>
          </table:table-cell>
          <table:table-cell office:value-type="float" office:value="0.4783815721" calcext:value-type="float">
            <text:p>0.4783815721</text:p>
          </table:table-cell>
          <table:table-cell office:value-type="float" office:value="-1.0640931" calcext:value-type="float">
            <text:p>-1.0640931</text:p>
          </table:table-cell>
          <table:table-cell office:value-type="float" office:value="0.004992234507" calcext:value-type="float">
            <text:p>0.0049922345</text:p>
          </table:table-cell>
          <table:table-cell office:value-type="float" office:value="-0.1705820862" calcext:value-type="float">
            <text:p>-0.17058208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280178682" calcext:value-type="float">
            <text:p>8.280178682</text:p>
          </table:table-cell>
          <table:table-cell office:value-type="float" office:value="0.5379885697" calcext:value-type="float">
            <text:p>0.5379885697</text:p>
          </table:table-cell>
          <table:table-cell office:value-type="float" office:value="1.206567264" calcext:value-type="float">
            <text:p>1.206567264</text:p>
          </table:table-cell>
          <table:table-cell office:value-type="float" office:value="0.005032251714" calcext:value-type="float">
            <text:p>0.0050322517</text:p>
          </table:table-cell>
          <table:table-cell office:value-type="float" office:value="-0.1700934931" calcext:value-type="float">
            <text:p>-0.17009349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308489337" calcext:value-type="float">
            <text:p>8.308489337</text:p>
          </table:table-cell>
          <table:table-cell office:value-type="float" office:value="0.4589739951" calcext:value-type="float">
            <text:p>0.4589739951</text:p>
          </table:table-cell>
          <table:table-cell office:value-type="float" office:value="-1.537186149" calcext:value-type="float">
            <text:p>-1.537186149</text:p>
          </table:table-cell>
          <table:table-cell office:value-type="float" office:value="0.004986743018" calcext:value-type="float">
            <text:p>0.004986743</text:p>
          </table:table-cell>
          <table:table-cell office:value-type="float" office:value="-0.1696048999" calcext:value-type="float">
            <text:p>-0.16960489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331587936" calcext:value-type="float">
            <text:p>8.331587936</text:p>
          </table:table-cell>
          <table:table-cell office:value-type="float" office:value="0.4946637829" calcext:value-type="float">
            <text:p>0.4946637829</text:p>
          </table:table-cell>
          <table:table-cell office:value-type="float" office:value="0.7330844991" calcext:value-type="float">
            <text:p>0.7330844991</text:p>
          </table:table-cell>
          <table:table-cell office:value-type="float" office:value="0.004965349837" calcext:value-type="float">
            <text:p>0.0049653498</text:p>
          </table:table-cell>
          <table:table-cell office:value-type="float" office:value="-0.1694828838" calcext:value-type="float">
            <text:p>-0.16948288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359979919" calcext:value-type="float">
            <text:p>8.359979919</text:p>
          </table:table-cell>
          <table:table-cell office:value-type="float" office:value="0.5286225002" calcext:value-type="float">
            <text:p>0.5286225002</text:p>
          </table:table-cell>
          <table:table-cell office:value-type="float" office:value="0.6705668429" calcext:value-type="float">
            <text:p>0.6705668429</text:p>
          </table:table-cell>
          <table:table-cell office:value-type="float" office:value="0.005011774459" calcext:value-type="float">
            <text:p>0.0050117745</text:p>
          </table:table-cell>
          <table:table-cell office:value-type="float" office:value="-0.1686277135" calcext:value-type="float">
            <text:p>-0.16862771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8.374432222" calcext:value-type="float">
            <text:p>8.374432222</text:p>
          </table:table-cell>
          <table:table-cell office:value-type="float" office:value="0.4408796226" calcext:value-type="float">
            <text:p>0.4408796226</text:p>
          </table:table-cell>
          <table:table-cell office:value-type="float" office:value="-1.745713817" calcext:value-type="float">
            <text:p>-1.745713817</text:p>
          </table:table-cell>
          <table:table-cell office:value-type="float" office:value="0.00509882964" calcext:value-type="float">
            <text:p>0.0050988296</text:p>
          </table:table-cell>
          <table:table-cell office:value-type="float" office:value="-0.1692388516" calcext:value-type="float">
            <text:p>-0.16923885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8.389165257" calcext:value-type="float">
            <text:p>8.389165257</text:p>
          </table:table-cell>
          <table:table-cell office:value-type="float" office:value="0.3824110789" calcext:value-type="float">
            <text:p>0.3824110789</text:p>
          </table:table-cell>
          <table:table-cell office:value-type="float" office:value="-1.186790345" calcext:value-type="float">
            <text:p>-1.186790345</text:p>
          </table:table-cell>
          <table:table-cell office:value-type="float" office:value="0.005108352109" calcext:value-type="float">
            <text:p>0.0051083521</text:p>
          </table:table-cell>
          <table:table-cell office:value-type="float" office:value="-0.1600497811" calcext:value-type="float">
            <text:p>-0.16004978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8.414965182" calcext:value-type="float">
            <text:p>8.414965182</text:p>
          </table:table-cell>
          <table:table-cell office:value-type="float" office:value="0.3684617726" calcext:value-type="float">
            <text:p>0.3684617726</text:p>
          </table:table-cell>
          <table:table-cell office:value-type="float" office:value="-0.2804982541" calcext:value-type="float">
            <text:p>-0.2804982541</text:p>
          </table:table-cell>
          <table:table-cell office:value-type="float" office:value="0.005146896434" calcext:value-type="float">
            <text:p>0.0051468964</text:p>
          </table:table-cell>
          <table:table-cell office:value-type="float" office:value="-0.162329119" calcext:value-type="float">
            <text:p>-0.1623291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8.438373674" calcext:value-type="float">
            <text:p>8.438373674</text:p>
          </table:table-cell>
          <table:table-cell office:value-type="float" office:value="0.4175860811" calcext:value-type="float">
            <text:p>0.4175860811</text:p>
          </table:table-cell>
          <table:table-cell office:value-type="float" office:value="0.9126942139" calcext:value-type="float">
            <text:p>0.9126942139</text:p>
          </table:table-cell>
          <table:table-cell office:value-type="float" office:value="0.005121917642" calcext:value-type="float">
            <text:p>0.0051219176</text:p>
          </table:table-cell>
          <table:table-cell office:value-type="float" office:value="-0.1642342528" calcext:value-type="float">
            <text:p>-0.16423425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8.456172402" calcext:value-type="float">
            <text:p>8.456172402</text:p>
          </table:table-cell>
          <table:table-cell office:value-type="float" office:value="0.4450228023" calcext:value-type="float">
            <text:p>0.4450228023</text:p>
          </table:table-cell>
          <table:table-cell office:value-type="float" office:value="0.5878664614" calcext:value-type="float">
            <text:p>0.5878664614</text:p>
          </table:table-cell>
          <table:table-cell office:value-type="float" office:value="0.005054646485" calcext:value-type="float">
            <text:p>0.0050546465</text:p>
          </table:table-cell>
          <table:table-cell office:value-type="float" office:value="-0.1634281135" calcext:value-type="float">
            <text:p>-0.16342811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8.481209026" calcext:value-type="float">
            <text:p>8.481209026</text:p>
          </table:table-cell>
          <table:table-cell office:value-type="float" office:value="0.4382158836" calcext:value-type="float">
            <text:p>0.4382158836</text:p>
          </table:table-cell>
          <table:table-cell office:value-type="float" office:value="-0.1354972877" calcext:value-type="float">
            <text:p>-0.1354972877</text:p>
          </table:table-cell>
          <table:table-cell office:value-type="float" office:value="0.005012751054" calcext:value-type="float">
            <text:p>0.0050127511</text:p>
          </table:table-cell>
          <table:table-cell office:value-type="float" office:value="-0.1664558593" calcext:value-type="float">
            <text:p>-0.16645585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8.50702398" calcext:value-type="float">
            <text:p>8.50702398</text:p>
          </table:table-cell>
          <table:table-cell office:value-type="float" office:value="0.462701594" calcext:value-type="float">
            <text:p>0.462701594</text:p>
          </table:table-cell>
          <table:table-cell office:value-type="float" office:value="0.4821934378" calcext:value-type="float">
            <text:p>0.4821934378</text:p>
          </table:table-cell>
          <table:table-cell office:value-type="float" office:value="0.004919412788" calcext:value-type="float">
            <text:p>0.0049194128</text:p>
          </table:table-cell>
          <table:table-cell office:value-type="float" office:value="-0.165275516" calcext:value-type="float">
            <text:p>-0.1652755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8.54882258" calcext:value-type="float">
            <text:p>8.54882258</text:p>
          </table:table-cell>
          <table:table-cell office:value-type="float" office:value="0.4770361504" calcext:value-type="float">
            <text:p>0.4770361504</text:p>
          </table:table-cell>
          <table:table-cell office:value-type="float" office:value="0.145532833" calcext:value-type="float">
            <text:p>0.145532833</text:p>
          </table:table-cell>
          <table:table-cell office:value-type="float" office:value="0.004701378951" calcext:value-type="float">
            <text:p>0.004701379</text:p>
          </table:table-cell>
          <table:table-cell office:value-type="float" office:value="-0.1649892448" calcext:value-type="float">
            <text:p>-0.16498924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8.576495443" calcext:value-type="float">
            <text:p>8.576495443</text:p>
          </table:table-cell>
          <table:table-cell office:value-type="float" office:value="0.4942091353" calcext:value-type="float">
            <text:p>0.4942091353</text:p>
          </table:table-cell>
          <table:table-cell office:value-type="float" office:value="0.3412480966" calcext:value-type="float">
            <text:p>0.3412480966</text:p>
          </table:table-cell>
          <table:table-cell office:value-type="float" office:value="0.00450377333" calcext:value-type="float">
            <text:p>0.0045037733</text:p>
          </table:table-cell>
          <table:table-cell office:value-type="float" office:value="-0.1618917502" calcext:value-type="float">
            <text:p>-0.16189175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4" calcext:value-type="float">
            <text:p>764</text:p>
          </table:table-cell>
          <table:table-cell office:value-type="float" office:value="8.592117403" calcext:value-type="float">
            <text:p>8.592117403</text:p>
          </table:table-cell>
          <table:table-cell office:value-type="float" office:value="0.4293260788" calcext:value-type="float">
            <text:p>0.4293260788</text:p>
          </table:table-cell>
          <table:table-cell office:value-type="float" office:value="-1.30298429" calcext:value-type="float">
            <text:p>-1.30298429</text:p>
          </table:table-cell>
          <table:table-cell office:value-type="float" office:value="0.004515924034" calcext:value-type="float">
            <text:p>0.004515924</text:p>
          </table:table-cell>
          <table:table-cell office:value-type="float" office:value="-0.1605271765" calcext:value-type="float">
            <text:p>-0.16052717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4" calcext:value-type="float">
            <text:p>764</text:p>
          </table:table-cell>
          <table:table-cell office:value-type="float" office:value="8.610412818" calcext:value-type="float">
            <text:p>8.610412818</text:p>
          </table:table-cell>
          <table:table-cell office:value-type="float" office:value="0.4078966306" calcext:value-type="float">
            <text:p>0.4078966306</text:p>
          </table:table-cell>
          <table:table-cell office:value-type="float" office:value="-0.421757099" calcext:value-type="float">
            <text:p>-0.421757099</text:p>
          </table:table-cell>
          <table:table-cell office:value-type="float" office:value="0.004303142307" calcext:value-type="float">
            <text:p>0.0043031423</text:p>
          </table:table-cell>
          <table:table-cell office:value-type="float" office:value="-0.1665441255" calcext:value-type="float">
            <text:p>-0.16654412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8.631368374" calcext:value-type="float">
            <text:p>8.631368374</text:p>
          </table:table-cell>
          <table:table-cell office:value-type="float" office:value="0.3672691234" calcext:value-type="float">
            <text:p>0.3672691234</text:p>
          </table:table-cell>
          <table:table-cell office:value-type="float" office:value="-0.8298045842" calcext:value-type="float">
            <text:p>-0.8298045842</text:p>
          </table:table-cell>
          <table:table-cell office:value-type="float" office:value="0.004301246601" calcext:value-type="float">
            <text:p>0.0043012466</text:p>
          </table:table-cell>
          <table:table-cell office:value-type="float" office:value="-0.1667033618" calcext:value-type="float">
            <text:p>-0.16670336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8.651718091" calcext:value-type="float">
            <text:p>8.651718091</text:p>
          </table:table-cell>
          <table:table-cell office:value-type="float" office:value="0.3694289116" calcext:value-type="float">
            <text:p>0.3694289116</text:p>
          </table:table-cell>
          <table:table-cell office:value-type="float" office:value="0.03398399508" calcext:value-type="float">
            <text:p>0.0339839951</text:p>
          </table:table-cell>
          <table:table-cell office:value-type="float" office:value="0.003766053332" calcext:value-type="float">
            <text:p>0.0037660533</text:p>
          </table:table-cell>
          <table:table-cell office:value-type="float" office:value="-0.1633818806" calcext:value-type="float">
            <text:p>-0.16338188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8.672148934" calcext:value-type="float">
            <text:p>8.672148934</text:p>
          </table:table-cell>
          <table:table-cell office:value-type="float" office:value="0.4356004282" calcext:value-type="float">
            <text:p>0.4356004282</text:p>
          </table:table-cell>
          <table:table-cell office:value-type="float" office:value="1.809164518" calcext:value-type="float">
            <text:p>1.809164518</text:p>
          </table:table-cell>
          <table:table-cell office:value-type="float" office:value="0.003739854211" calcext:value-type="float">
            <text:p>0.0037398542</text:p>
          </table:table-cell>
          <table:table-cell office:value-type="float" office:value="-0.1681140109" calcext:value-type="float">
            <text:p>-0.16811401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8.688585281" calcext:value-type="float">
            <text:p>8.688585281</text:p>
          </table:table-cell>
          <table:table-cell office:value-type="float" office:value="0.3984487989" calcext:value-type="float">
            <text:p>0.3984487989</text:p>
          </table:table-cell>
          <table:table-cell office:value-type="float" office:value="-0.715522286" calcext:value-type="float">
            <text:p>-0.715522286</text:p>
          </table:table-cell>
          <table:table-cell office:value-type="float" office:value="0.0037307101" calcext:value-type="float">
            <text:p>0.0037307101</text:p>
          </table:table-cell>
          <table:table-cell office:value-type="float" office:value="-0.1686385023" calcext:value-type="float">
            <text:p>-0.16863850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6" calcext:value-type="float">
            <text:p>766</text:p>
          </table:table-cell>
          <table:table-cell office:value-type="float" office:value="8.70706728" calcext:value-type="float">
            <text:p>8.70706728</text:p>
          </table:table-cell>
          <table:table-cell office:value-type="float" office:value="0.4199134225" calcext:value-type="float">
            <text:p>0.4199134225</text:p>
          </table:table-cell>
          <table:table-cell office:value-type="float" office:value="0.4466598873" calcext:value-type="float">
            <text:p>0.4466598873</text:p>
          </table:table-cell>
          <table:table-cell office:value-type="float" office:value="0.003682235252" calcext:value-type="float">
            <text:p>0.0036822353</text:p>
          </table:table-cell>
          <table:table-cell office:value-type="float" office:value="-0.1699099258" calcext:value-type="float">
            <text:p>-0.16990992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6" calcext:value-type="float">
            <text:p>766</text:p>
          </table:table-cell>
          <table:table-cell office:value-type="float" office:value="8.731658748" calcext:value-type="float">
            <text:p>8.731658748</text:p>
          </table:table-cell>
          <table:table-cell office:value-type="float" office:value="0.3914265865" calcext:value-type="float">
            <text:p>0.3914265865</text:p>
          </table:table-cell>
          <table:table-cell office:value-type="float" office:value="-0.5480748829" calcext:value-type="float">
            <text:p>-0.5480748829</text:p>
          </table:table-cell>
          <table:table-cell office:value-type="float" office:value="0.003535506978" calcext:value-type="float">
            <text:p>0.003535507</text:p>
          </table:table-cell>
          <table:table-cell office:value-type="float" office:value="-0.1631161612" calcext:value-type="float">
            <text:p>-0.16311616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8.74900171" calcext:value-type="float">
            <text:p>8.74900171</text:p>
          </table:table-cell>
          <table:table-cell office:value-type="float" office:value="0.4058124495" calcext:value-type="float">
            <text:p>0.4058124495</text:p>
          </table:table-cell>
          <table:table-cell office:value-type="float" office:value="0.2983798712" calcext:value-type="float">
            <text:p>0.2983798712</text:p>
          </table:table-cell>
          <table:table-cell office:value-type="float" office:value="0.003554582146" calcext:value-type="float">
            <text:p>0.0035545821</text:p>
          </table:table-cell>
          <table:table-cell office:value-type="float" office:value="-0.1582094402" calcext:value-type="float">
            <text:p>-0.15820944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8.763707527" calcext:value-type="float">
            <text:p>8.763707527</text:p>
          </table:table-cell>
          <table:table-cell office:value-type="float" office:value="0.3738008013" calcext:value-type="float">
            <text:p>0.3738008013</text:p>
          </table:table-cell>
          <table:table-cell office:value-type="float" office:value="-0.628136081" calcext:value-type="float">
            <text:p>-0.628136081</text:p>
          </table:table-cell>
          <table:table-cell office:value-type="float" office:value="0.003346913293" calcext:value-type="float">
            <text:p>0.0033469133</text:p>
          </table:table-cell>
          <table:table-cell office:value-type="float" office:value="-0.1578518455" calcext:value-type="float">
            <text:p>-0.15785184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8.78861796" calcext:value-type="float">
            <text:p>8.78861796</text:p>
          </table:table-cell>
          <table:table-cell office:value-type="float" office:value="0.38379523" calcext:value-type="float">
            <text:p>0.38379523</text:p>
          </table:table-cell>
          <table:table-cell office:value-type="float" office:value="0.2018562355" calcext:value-type="float">
            <text:p>0.2018562355</text:p>
          </table:table-cell>
          <table:table-cell office:value-type="float" office:value="0.003416912786" calcext:value-type="float">
            <text:p>0.0034169128</text:p>
          </table:table-cell>
          <table:table-cell office:value-type="float" office:value="-0.1659085694" calcext:value-type="float">
            <text:p>-0.16590856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8.806356673" calcext:value-type="float">
            <text:p>8.806356673</text:p>
          </table:table-cell>
          <table:table-cell office:value-type="float" office:value="0.3775594571" calcext:value-type="float">
            <text:p>0.3775594571</text:p>
          </table:table-cell>
          <table:table-cell office:value-type="float" office:value="-0.1198755426" calcext:value-type="float">
            <text:p>-0.1198755426</text:p>
          </table:table-cell>
          <table:table-cell office:value-type="float" office:value="0.003648626358" calcext:value-type="float">
            <text:p>0.0036486264</text:p>
          </table:table-cell>
          <table:table-cell office:value-type="float" office:value="-0.1655607635" calcext:value-type="float">
            <text:p>-0.16556076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9" calcext:value-type="float">
            <text:p>769</text:p>
          </table:table-cell>
          <table:table-cell office:value-type="float" office:value="8.823123404" calcext:value-type="float">
            <text:p>8.823123404</text:p>
          </table:table-cell>
          <table:table-cell office:value-type="float" office:value="0.3976926527" calcext:value-type="float">
            <text:p>0.3976926527</text:p>
          </table:table-cell>
          <table:table-cell office:value-type="float" office:value="0.4190235108" calcext:value-type="float">
            <text:p>0.4190235108</text:p>
          </table:table-cell>
          <table:table-cell office:value-type="float" office:value="0.00378234438" calcext:value-type="float">
            <text:p>0.0037823444</text:p>
          </table:table-cell>
          <table:table-cell office:value-type="float" office:value="-0.1613754221" calcext:value-type="float">
            <text:p>-0.16137542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9" calcext:value-type="float">
            <text:p>769</text:p>
          </table:table-cell>
          <table:table-cell office:value-type="float" office:value="8.844282993" calcext:value-type="float">
            <text:p>8.844282993</text:p>
          </table:table-cell>
          <table:table-cell office:value-type="float" office:value="0.3625790478" calcext:value-type="float">
            <text:p>0.3625790478</text:p>
          </table:table-cell>
          <table:table-cell office:value-type="float" office:value="-0.6600890164" calcext:value-type="float">
            <text:p>-0.6600890164</text:p>
          </table:table-cell>
          <table:table-cell office:value-type="float" office:value="0.003778602714" calcext:value-type="float">
            <text:p>0.0037786027</text:p>
          </table:table-cell>
          <table:table-cell office:value-type="float" office:value="-0.1671004166" calcext:value-type="float">
            <text:p>-0.16710041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0" calcext:value-type="float">
            <text:p>770</text:p>
          </table:table-cell>
          <table:table-cell office:value-type="float" office:value="8.861119718" calcext:value-type="float">
            <text:p>8.861119718</text:p>
          </table:table-cell>
          <table:table-cell office:value-type="float" office:value="0.3682242569" calcext:value-type="float">
            <text:p>0.3682242569</text:p>
          </table:table-cell>
          <table:table-cell office:value-type="float" office:value="0.1200148506" calcext:value-type="float">
            <text:p>0.1200148506</text:p>
          </table:table-cell>
          <table:table-cell office:value-type="float" office:value="0.003816285156" calcext:value-type="float">
            <text:p>0.0038162852</text:p>
          </table:table-cell>
          <table:table-cell office:value-type="float" office:value="-0.1653383852" calcext:value-type="float">
            <text:p>-0.16533838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0" calcext:value-type="float">
            <text:p>770</text:p>
          </table:table-cell>
          <table:table-cell office:value-type="float" office:value="8.874128954" calcext:value-type="float">
            <text:p>8.874128954</text:p>
          </table:table-cell>
          <table:table-cell office:value-type="float" office:value="0.3403936647" calcext:value-type="float">
            <text:p>0.3403936647</text:p>
          </table:table-cell>
          <table:table-cell office:value-type="float" office:value="-0.5679121019" calcext:value-type="float">
            <text:p>-0.5679121019</text:p>
          </table:table-cell>
          <table:table-cell office:value-type="float" office:value="0.003856881811" calcext:value-type="float">
            <text:p>0.0038568818</text:p>
          </table:table-cell>
          <table:table-cell office:value-type="float" office:value="-0.1722556637" calcext:value-type="float">
            <text:p>-0.17225566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0" calcext:value-type="float">
            <text:p>770</text:p>
          </table:table-cell>
          <table:table-cell office:value-type="float" office:value="8.902251109" calcext:value-type="float">
            <text:p>8.902251109</text:p>
          </table:table-cell>
          <table:table-cell office:value-type="float" office:value="0.387089291" calcext:value-type="float">
            <text:p>0.387089291</text:p>
          </table:table-cell>
          <table:table-cell office:value-type="float" office:value="0.893091681" calcext:value-type="float">
            <text:p>0.893091681</text:p>
          </table:table-cell>
          <table:table-cell office:value-type="float" office:value="0.00393240804" calcext:value-type="float">
            <text:p>0.003932408</text:p>
          </table:table-cell>
          <table:table-cell office:value-type="float" office:value="-0.1721767966" calcext:value-type="float">
            <text:p>-0.17217679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0" calcext:value-type="float">
            <text:p>770</text:p>
          </table:table-cell>
          <table:table-cell office:value-type="float" office:value="8.925583976" calcext:value-type="float">
            <text:p>8.925583976</text:p>
          </table:table-cell>
          <table:table-cell office:value-type="float" office:value="0.4247752889" calcext:value-type="float">
            <text:p>0.4247752889</text:p>
          </table:table-cell>
          <table:table-cell office:value-type="float" office:value="0.7607338638" calcext:value-type="float">
            <text:p>0.7607338638</text:p>
          </table:table-cell>
          <table:table-cell office:value-type="float" office:value="0.003948669948" calcext:value-type="float">
            <text:p>0.0039486699</text:p>
          </table:table-cell>
          <table:table-cell office:value-type="float" office:value="-0.1728566849" calcext:value-type="float">
            <text:p>-0.17285668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1" calcext:value-type="float">
            <text:p>771</text:p>
          </table:table-cell>
          <table:table-cell office:value-type="float" office:value="8.949697794" calcext:value-type="float">
            <text:p>8.949697794</text:p>
          </table:table-cell>
          <table:table-cell office:value-type="float" office:value="0.5028545836" calcext:value-type="float">
            <text:p>0.5028545836</text:p>
          </table:table-cell>
          <table:table-cell office:value-type="float" office:value="1.618018429" calcext:value-type="float">
            <text:p>1.618018429</text:p>
          </table:table-cell>
          <table:table-cell office:value-type="float" office:value="0.003939377816" calcext:value-type="float">
            <text:p>0.0039393778</text:p>
          </table:table-cell>
          <table:table-cell office:value-type="float" office:value="-0.1769890462" calcext:value-type="float">
            <text:p>-0.17698904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1" calcext:value-type="float">
            <text:p>771</text:p>
          </table:table-cell>
          <table:table-cell office:value-type="float" office:value="8.959830879" calcext:value-type="float">
            <text:p>8.959830879</text:p>
          </table:table-cell>
          <table:table-cell office:value-type="float" office:value="0.3903443995" calcext:value-type="float">
            <text:p>0.3903443995</text:p>
          </table:table-cell>
          <table:table-cell office:value-type="float" office:value="-2.224296721" calcext:value-type="float">
            <text:p>-2.224296721</text:p>
          </table:table-cell>
          <table:table-cell office:value-type="float" office:value="0.003722482218" calcext:value-type="float">
            <text:p>0.0037224822</text:p>
          </table:table-cell>
          <table:table-cell office:value-type="float" office:value="-0.165277842" calcext:value-type="float">
            <text:p>-0.1652778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3" calcext:value-type="float">
            <text:p>773</text:p>
          </table:table-cell>
          <table:table-cell office:value-type="float" office:value="8.986987258" calcext:value-type="float">
            <text:p>8.986987258</text:p>
          </table:table-cell>
          <table:table-cell office:value-type="float" office:value="0.4164158596" calcext:value-type="float">
            <text:p>0.4164158596</text:p>
          </table:table-cell>
          <table:table-cell office:value-type="float" office:value="0.5272727662" calcext:value-type="float">
            <text:p>0.5272727662</text:p>
          </table:table-cell>
          <table:table-cell office:value-type="float" office:value="0.003793374997" calcext:value-type="float">
            <text:p>0.003793375</text:p>
          </table:table-cell>
          <table:table-cell office:value-type="float" office:value="-0.1679262109" calcext:value-type="float">
            <text:p>-0.16792621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3" calcext:value-type="float">
            <text:p>773</text:p>
          </table:table-cell>
          <table:table-cell office:value-type="float" office:value="8.998248051" calcext:value-type="float">
            <text:p>8.998248051</text:p>
          </table:table-cell>
          <table:table-cell office:value-type="float" office:value="0.3234128767" calcext:value-type="float">
            <text:p>0.3234128767</text:p>
          </table:table-cell>
          <table:table-cell office:value-type="float" office:value="-1.822729251" calcext:value-type="float">
            <text:p>-1.822729251</text:p>
          </table:table-cell>
          <table:table-cell office:value-type="float" office:value="0.003942080839" calcext:value-type="float">
            <text:p>0.0039420808</text:p>
          </table:table-cell>
          <table:table-cell office:value-type="float" office:value="-0.1699259633" calcext:value-type="float">
            <text:p>-0.16992596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3" calcext:value-type="float">
            <text:p>773</text:p>
          </table:table-cell>
          <table:table-cell office:value-type="float" office:value="9.013808157" calcext:value-type="float">
            <text:p>9.013808157</text:p>
          </table:table-cell>
          <table:table-cell office:value-type="float" office:value="0.3621916755" calcext:value-type="float">
            <text:p>0.3621916755</text:p>
          </table:table-cell>
          <table:table-cell office:value-type="float" office:value="0.7891900716" calcext:value-type="float">
            <text:p>0.7891900716</text:p>
          </table:table-cell>
          <table:table-cell office:value-type="float" office:value="0.004039071546" calcext:value-type="float">
            <text:p>0.0040390715</text:p>
          </table:table-cell>
          <table:table-cell office:value-type="float" office:value="-0.1693530219" calcext:value-type="float">
            <text:p>-0.16935302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3" calcext:value-type="float">
            <text:p>773</text:p>
          </table:table-cell>
          <table:table-cell office:value-type="float" office:value="9.037113027" calcext:value-type="float">
            <text:p>9.037113027</text:p>
          </table:table-cell>
          <table:table-cell office:value-type="float" office:value="0.3007626015" calcext:value-type="float">
            <text:p>0.3007626015</text:p>
          </table:table-cell>
          <table:table-cell office:value-type="float" office:value="-0.9619076628" calcext:value-type="float">
            <text:p>-0.9619076628</text:p>
          </table:table-cell>
          <table:table-cell office:value-type="float" office:value="0.004087007708" calcext:value-type="float">
            <text:p>0.0040870077</text:p>
          </table:table-cell>
          <table:table-cell office:value-type="float" office:value="-0.1718774366" calcext:value-type="float">
            <text:p>-0.17187743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4" calcext:value-type="float">
            <text:p>774</text:p>
          </table:table-cell>
          <table:table-cell office:value-type="float" office:value="9.055216987" calcext:value-type="float">
            <text:p>9.055216987</text:p>
          </table:table-cell>
          <table:table-cell office:value-type="float" office:value="0.3936961195" calcext:value-type="float">
            <text:p>0.3936961195</text:p>
          </table:table-cell>
          <table:table-cell office:value-type="float" office:value="2.564077736" calcext:value-type="float">
            <text:p>2.564077736</text:p>
          </table:table-cell>
          <table:table-cell office:value-type="float" office:value="0.004130194384" calcext:value-type="float">
            <text:p>0.0041301944</text:p>
          </table:table-cell>
          <table:table-cell office:value-type="float" office:value="-0.1713044952" calcext:value-type="float">
            <text:p>-0.17130449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4" calcext:value-type="float">
            <text:p>774</text:p>
          </table:table-cell>
          <table:table-cell office:value-type="float" office:value="9.070145667" calcext:value-type="float">
            <text:p>9.070145667</text:p>
          </table:table-cell>
          <table:table-cell office:value-type="float" office:value="0.3869553729" calcext:value-type="float">
            <text:p>0.3869553729</text:p>
          </table:table-cell>
          <table:table-cell office:value-type="float" office:value="-0.1338527199" calcext:value-type="float">
            <text:p>-0.1338527199</text:p>
          </table:table-cell>
          <table:table-cell office:value-type="float" office:value="0.003738324606" calcext:value-type="float">
            <text:p>0.0037383246</text:p>
          </table:table-cell>
          <table:table-cell office:value-type="float" office:value="-0.1720164529" calcext:value-type="float">
            <text:p>-0.17201645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6" calcext:value-type="float">
            <text:p>776</text:p>
          </table:table-cell>
          <table:table-cell office:value-type="float" office:value="9.093758346" calcext:value-type="float">
            <text:p>9.093758346</text:p>
          </table:table-cell>
          <table:table-cell office:value-type="float" office:value="0.424666972" calcext:value-type="float">
            <text:p>0.424666972</text:p>
          </table:table-cell>
          <table:table-cell office:value-type="float" office:value="0.7635083801" calcext:value-type="float">
            <text:p>0.7635083801</text:p>
          </table:table-cell>
          <table:table-cell office:value-type="float" office:value="0.00372339198" calcext:value-type="float">
            <text:p>0.003723392</text:p>
          </table:table-cell>
          <table:table-cell office:value-type="float" office:value="-0.1686881977" calcext:value-type="float">
            <text:p>-0.16868819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6" calcext:value-type="float">
            <text:p>776</text:p>
          </table:table-cell>
          <table:table-cell office:value-type="float" office:value="9.120038655" calcext:value-type="float">
            <text:p>9.120038655</text:p>
          </table:table-cell>
          <table:table-cell office:value-type="float" office:value="0.4270875153" calcext:value-type="float">
            <text:p>0.4270875153</text:p>
          </table:table-cell>
          <table:table-cell office:value-type="float" office:value="0.04667486676" calcext:value-type="float">
            <text:p>0.0466748668</text:p>
          </table:table-cell>
          <table:table-cell office:value-type="float" office:value="0.002858742549" calcext:value-type="float">
            <text:p>0.0028587425</text:p>
          </table:table-cell>
          <table:table-cell office:value-type="float" office:value="-0.1781633762" calcext:value-type="float">
            <text:p>-0.17816337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6" calcext:value-type="float">
            <text:p>776</text:p>
          </table:table-cell>
          <table:table-cell office:value-type="float" office:value="9.132461214" calcext:value-type="float">
            <text:p>9.132461214</text:p>
          </table:table-cell>
          <table:table-cell office:value-type="float" office:value="0.4108867188" calcext:value-type="float">
            <text:p>0.4108867188</text:p>
          </table:table-cell>
          <table:table-cell office:value-type="float" office:value="-0.3232191119" calcext:value-type="float">
            <text:p>-0.3232191119</text:p>
          </table:table-cell>
          <table:table-cell office:value-type="float" office:value="0.002731244872" calcext:value-type="float">
            <text:p>0.0027312449</text:p>
          </table:table-cell>
          <table:table-cell office:value-type="float" office:value="-0.172181385" calcext:value-type="float">
            <text:p>-0.1721813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6" calcext:value-type="float">
            <text:p>776</text:p>
          </table:table-cell>
          <table:table-cell office:value-type="float" office:value="9.147922269" calcext:value-type="float">
            <text:p>9.147922269</text:p>
          </table:table-cell>
          <table:table-cell office:value-type="float" office:value="0.3589611626" calcext:value-type="float">
            <text:p>0.3589611626</text:p>
          </table:table-cell>
          <table:table-cell office:value-type="float" office:value="-1.082386596" calcext:value-type="float">
            <text:p>-1.082386596</text:p>
          </table:table-cell>
          <table:table-cell office:value-type="float" office:value="0.002530899007" calcext:value-type="float">
            <text:p>0.002530899</text:p>
          </table:table-cell>
          <table:table-cell office:value-type="float" office:value="-0.1784519302" calcext:value-type="float">
            <text:p>-0.17845193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7" calcext:value-type="float">
            <text:p>777</text:p>
          </table:table-cell>
          <table:table-cell office:value-type="float" office:value="9.158276241" calcext:value-type="float">
            <text:p>9.158276241</text:p>
          </table:table-cell>
          <table:table-cell office:value-type="float" office:value="0.2578417039" calcext:value-type="float">
            <text:p>0.2578417039</text:p>
          </table:table-cell>
          <table:table-cell office:value-type="float" office:value="-1.98645203" calcext:value-type="float">
            <text:p>-1.98645203</text:p>
          </table:table-cell>
          <table:table-cell office:value-type="float" office:value="0.002291928291" calcext:value-type="float">
            <text:p>0.0022919283</text:p>
          </table:table-cell>
          <table:table-cell office:value-type="float" office:value="-0.1843452693" calcext:value-type="float">
            <text:p>-0.18434526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7" calcext:value-type="float">
            <text:p>777</text:p>
          </table:table-cell>
          <table:table-cell office:value-type="float" office:value="9.172600069" calcext:value-type="float">
            <text:p>9.172600069</text:p>
          </table:table-cell>
          <table:table-cell office:value-type="float" office:value="0.270523959" calcext:value-type="float">
            <text:p>0.270523959</text:p>
          </table:table-cell>
          <table:table-cell office:value-type="float" office:value="0.2531230593" calcext:value-type="float">
            <text:p>0.2531230593</text:p>
          </table:table-cell>
          <table:table-cell office:value-type="float" office:value="0.00177431758" calcext:value-type="float">
            <text:p>0.0017743176</text:p>
          </table:table-cell>
          <table:table-cell office:value-type="float" office:value="-0.1736204" calcext:value-type="float">
            <text:p>-0.17362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197153342" calcext:value-type="float">
            <text:p>9.197153342</text:p>
          </table:table-cell>
          <table:table-cell office:value-type="float" office:value="0.3299701098" calcext:value-type="float">
            <text:p>0.3299701098</text:p>
          </table:table-cell>
          <table:table-cell office:value-type="float" office:value="1.212064479" calcext:value-type="float">
            <text:p>1.212064479</text:p>
          </table:table-cell>
          <table:table-cell office:value-type="float" office:value="0.001612741132" calcext:value-type="float">
            <text:p>0.0016127411</text:p>
          </table:table-cell>
          <table:table-cell office:value-type="float" office:value="-0.1745329508" calcext:value-type="float">
            <text:p>-0.17453295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215383573" calcext:value-type="float">
            <text:p>9.215383573</text:p>
          </table:table-cell>
          <table:table-cell office:value-type="float" office:value="0.3754069312" calcext:value-type="float">
            <text:p>0.3754069312</text:p>
          </table:table-cell>
          <table:table-cell office:value-type="float" office:value="0.8466897815" calcext:value-type="float">
            <text:p>0.8466897815</text:p>
          </table:table-cell>
          <table:table-cell office:value-type="float" office:value="0.001467790616" calcext:value-type="float">
            <text:p>0.0014677906</text:p>
          </table:table-cell>
          <table:table-cell office:value-type="float" office:value="-0.1803052515" calcext:value-type="float">
            <text:p>-0.18030525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233468984" calcext:value-type="float">
            <text:p>9.233468984</text:p>
          </table:table-cell>
          <table:table-cell office:value-type="float" office:value="0.4068565269" calcext:value-type="float">
            <text:p>0.4068565269</text:p>
          </table:table-cell>
          <table:table-cell office:value-type="float" office:value="0.6612103269" calcext:value-type="float">
            <text:p>0.6612103269</text:p>
          </table:table-cell>
          <table:table-cell office:value-type="float" office:value="0.001445328343" calcext:value-type="float">
            <text:p>0.0014453283</text:p>
          </table:table-cell>
          <table:table-cell office:value-type="float" office:value="-0.1835422481" calcext:value-type="float">
            <text:p>-0.18354224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256229348" calcext:value-type="float">
            <text:p>9.256229348</text:p>
          </table:table-cell>
          <table:table-cell office:value-type="float" office:value="0.3955569181" calcext:value-type="float">
            <text:p>0.3955569181</text:p>
          </table:table-cell>
          <table:table-cell office:value-type="float" office:value="-0.2317101873" calcext:value-type="float">
            <text:p>-0.2317101873</text:p>
          </table:table-cell>
          <table:table-cell office:value-type="float" office:value="0.001364739606" calcext:value-type="float">
            <text:p>0.0013647396</text:p>
          </table:table-cell>
          <table:table-cell office:value-type="float" office:value="-0.1871566367" calcext:value-type="float">
            <text:p>-0.1871566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9" calcext:value-type="float">
            <text:p>779</text:p>
          </table:table-cell>
          <table:table-cell office:value-type="float" office:value="9.262780596" calcext:value-type="float">
            <text:p>9.262780596</text:p>
          </table:table-cell>
          <table:table-cell office:value-type="float" office:value="0.3245367448" calcext:value-type="float">
            <text:p>0.3245367448</text:p>
          </table:table-cell>
          <table:table-cell office:value-type="float" office:value="-1.372971952" calcext:value-type="float">
            <text:p>-1.372971952</text:p>
          </table:table-cell>
          <table:table-cell office:value-type="float" office:value="0.001315930369" calcext:value-type="float">
            <text:p>0.0013159304</text:p>
          </table:table-cell>
          <table:table-cell office:value-type="float" office:value="-0.1907710254" calcext:value-type="float">
            <text:p>-0.19077102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9" calcext:value-type="float">
            <text:p>779</text:p>
          </table:table-cell>
          <table:table-cell office:value-type="float" office:value="9.274272326" calcext:value-type="float">
            <text:p>9.274272326</text:p>
          </table:table-cell>
          <table:table-cell office:value-type="float" office:value="0.2766842103" calcext:value-type="float">
            <text:p>0.2766842103</text:p>
          </table:table-cell>
          <table:table-cell office:value-type="float" office:value="-0.9855477644" calcext:value-type="float">
            <text:p>-0.9855477644</text:p>
          </table:table-cell>
          <table:table-cell office:value-type="float" office:value="0.001422606531" calcext:value-type="float">
            <text:p>0.0014226065</text:p>
          </table:table-cell>
          <table:table-cell office:value-type="float" office:value="-0.1813248499" calcext:value-type="float">
            <text:p>-0.18132484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9.262709419" calcext:value-type="float">
            <text:p>9.262709419</text:p>
          </table:table-cell>
          <table:table-cell office:value-type="float" office:value="0.04366167668" calcext:value-type="float">
            <text:p>0.0436616767</text:p>
          </table:table-cell>
          <table:table-cell office:value-type="float" office:value="-4.68230872" calcext:value-type="float">
            <text:p>-4.68230872</text:p>
          </table:table-cell>
          <table:table-cell office:value-type="float" office:value="0.001134724341" calcext:value-type="float">
            <text:p>0.0011347243</text:p>
          </table:table-cell>
          <table:table-cell office:value-type="float" office:value="-0.1835403846" calcext:value-type="float">
            <text:p>-0.18354038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9.267050723" calcext:value-type="float">
            <text:p>9.267050723</text:p>
          </table:table-cell>
          <table:table-cell office:value-type="float" office:value="0.02975686348" calcext:value-type="float">
            <text:p>0.0297568635</text:p>
          </table:table-cell>
          <table:table-cell office:value-type="float" office:value="-0.2720400114" calcext:value-type="float">
            <text:p>-0.2720400114</text:p>
          </table:table-cell>
          <table:table-cell office:value-type="float" office:value="0.001205175581" calcext:value-type="float">
            <text:p>0.0012051756</text:p>
          </table:table-cell>
          <table:table-cell office:value-type="float" office:value="-0.1831566538" calcext:value-type="float">
            <text:p>-0.18315665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9.277296583" calcext:value-type="float">
            <text:p>9.277296583</text:p>
          </table:table-cell>
          <table:table-cell office:value-type="float" office:value="0.01985793012" calcext:value-type="float">
            <text:p>0.0198579301</text:p>
          </table:table-cell>
          <table:table-cell office:value-type="float" office:value="-0.1999729129" calcext:value-type="float">
            <text:p>-0.1999729129</text:p>
          </table:table-cell>
          <table:table-cell office:value-type="float" office:value="0.0008615038872" calcext:value-type="float">
            <text:p>0.0008615039</text:p>
          </table:table-cell>
          <table:table-cell office:value-type="float" office:value="-0.1813624372" calcext:value-type="float">
            <text:p>-0.18136243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9.291575746" calcext:value-type="float">
            <text:p>9.291575746</text:p>
          </table:table-cell>
          <table:table-cell office:value-type="float" office:value="0.1923241905" calcext:value-type="float">
            <text:p>0.1923241905</text:p>
          </table:table-cell>
          <table:table-cell office:value-type="float" office:value="3.442957045" calcext:value-type="float">
            <text:p>3.442957045</text:p>
          </table:table-cell>
          <table:table-cell office:value-type="float" office:value="0.0003987163328" calcext:value-type="float">
            <text:p>0.0003987163</text:p>
          </table:table-cell>
          <table:table-cell office:value-type="float" office:value="-0.1868730806" calcext:value-type="float">
            <text:p>-0.18687308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2" calcext:value-type="float">
            <text:p>782</text:p>
          </table:table-cell>
          <table:table-cell office:value-type="float" office:value="9.305068203" calcext:value-type="float">
            <text:p>9.305068203</text:p>
          </table:table-cell>
          <table:table-cell office:value-type="float" office:value="0.2540860858" calcext:value-type="float">
            <text:p>0.2540860858</text:p>
          </table:table-cell>
          <table:table-cell office:value-type="float" office:value="1.236939613" calcext:value-type="float">
            <text:p>1.236939613</text:p>
          </table:table-cell>
          <table:table-cell office:value-type="float" office:value="0.0002819292998" calcext:value-type="float">
            <text:p>0.0002819293</text:p>
          </table:table-cell>
          <table:table-cell office:value-type="float" office:value="-0.1805068403" calcext:value-type="float">
            <text:p>-0.1805068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2" calcext:value-type="float">
            <text:p>782</text:p>
          </table:table-cell>
          <table:table-cell office:value-type="float" office:value="9.316359189" calcext:value-type="float">
            <text:p>9.316359189</text:p>
          </table:table-cell>
          <table:table-cell office:value-type="float" office:value="0.2432970305" calcext:value-type="float">
            <text:p>0.2432970305</text:p>
          </table:table-cell>
          <table:table-cell office:value-type="float" office:value="-0.1668518718" calcext:value-type="float">
            <text:p>-0.1668518718</text:p>
          </table:table-cell>
          <table:table-cell office:value-type="float" office:value="0.00160509216" calcext:value-type="float">
            <text:p>0.0016050922</text:p>
          </table:table-cell>
          <table:table-cell office:value-type="float" office:value="-0.1839047183" calcext:value-type="float">
            <text:p>-0.18390471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9.2943238" calcext:value-type="float">
            <text:p>9.2943238</text:p>
          </table:table-cell>
          <table:table-cell office:value-type="float" office:value="-0.06092288635" calcext:value-type="float">
            <text:p>-0.0609228864</text:p>
          </table:table-cell>
          <table:table-cell office:value-type="float" office:value="-8.664678387" calcext:value-type="float">
            <text:p>-8.664678387</text:p>
          </table:table-cell>
          <table:table-cell office:value-type="float" office:value="0.001341225464" calcext:value-type="float">
            <text:p>0.0013412255</text:p>
          </table:table-cell>
          <table:table-cell office:value-type="float" office:value="-0.1776794114" calcext:value-type="float">
            <text:p>-0.17767941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9.334569848" calcext:value-type="float">
            <text:p>9.334569848</text:p>
          </table:table-cell>
          <table:table-cell office:value-type="float" office:value="0.1104827693" calcext:value-type="float">
            <text:p>0.1104827693</text:p>
          </table:table-cell>
          <table:table-cell office:value-type="float" office:value="3.340876741" calcext:value-type="float">
            <text:p>3.340876741</text:p>
          </table:table-cell>
          <table:table-cell office:value-type="float" office:value="0.003363324525" calcext:value-type="float">
            <text:p>0.0033633245</text:p>
          </table:table-cell>
          <table:table-cell office:value-type="float" office:value="-0.1850677386" calcext:value-type="float">
            <text:p>-0.18506773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9.336684918" calcext:value-type="float">
            <text:p>9.336684918</text:p>
          </table:table-cell>
          <table:table-cell office:value-type="float" office:value="0.0666715662" calcext:value-type="float">
            <text:p>0.0666715662</text:p>
          </table:table-cell>
          <table:table-cell office:value-type="float" office:value="-0.8944349913" calcext:value-type="float">
            <text:p>-0.8944349913</text:p>
          </table:table-cell>
          <table:table-cell office:value-type="float" office:value="0.00316035905" calcext:value-type="float">
            <text:p>0.0031603591</text:p>
          </table:table-cell>
          <table:table-cell office:value-type="float" office:value="-0.1828700316" calcext:value-type="float">
            <text:p>-0.18287003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9.353250766" calcext:value-type="float">
            <text:p>9.353250766</text:p>
          </table:table-cell>
          <table:table-cell office:value-type="float" office:value="0.3879753563" calcext:value-type="float">
            <text:p>0.3879753563</text:p>
          </table:table-cell>
          <table:table-cell office:value-type="float" office:value="6.522872888" calcext:value-type="float">
            <text:p>6.522872888</text:p>
          </table:table-cell>
          <table:table-cell office:value-type="float" office:value="0.003037272231" calcext:value-type="float">
            <text:p>0.0030372722</text:p>
          </table:table-cell>
          <table:table-cell office:value-type="float" office:value="-0.1775822723" calcext:value-type="float">
            <text:p>-0.17758227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5" calcext:value-type="float">
            <text:p>785</text:p>
          </table:table-cell>
          <table:table-cell office:value-type="float" office:value="9.393358923" calcext:value-type="float">
            <text:p>9.393358923</text:p>
          </table:table-cell>
          <table:table-cell office:value-type="float" office:value="0.3895562565" calcext:value-type="float">
            <text:p>0.3895562565</text:p>
          </table:table-cell>
          <table:table-cell office:value-type="float" office:value="0.03110628294" calcext:value-type="float">
            <text:p>0.0311062829</text:p>
          </table:table-cell>
          <table:table-cell office:value-type="float" office:value="0.003037145817" calcext:value-type="float">
            <text:p>0.0030371458</text:p>
          </table:table-cell>
          <table:table-cell office:value-type="float" office:value="-0.1837984049" calcext:value-type="float">
            <text:p>-0.18379840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5" calcext:value-type="float">
            <text:p>785</text:p>
          </table:table-cell>
          <table:table-cell office:value-type="float" office:value="9.427405862" calcext:value-type="float">
            <text:p>9.427405862</text:p>
          </table:table-cell>
          <table:table-cell office:value-type="float" office:value="0.6032542955" calcext:value-type="float">
            <text:p>0.6032542955</text:p>
          </table:table-cell>
          <table:table-cell office:value-type="float" office:value="4.294898756" calcext:value-type="float">
            <text:p>4.294898756</text:p>
          </table:table-cell>
          <table:table-cell office:value-type="float" office:value="0.004326085991" calcext:value-type="float">
            <text:p>0.004326086</text:p>
          </table:table-cell>
          <table:table-cell office:value-type="float" office:value="-0.18611823" calcext:value-type="float">
            <text:p>-0.186118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9.457125879" calcext:value-type="float">
            <text:p>9.457125879</text:p>
          </table:table-cell>
          <table:table-cell office:value-type="float" office:value="0.6930614911" calcext:value-type="float">
            <text:p>0.6930614911</text:p>
          </table:table-cell>
          <table:table-cell office:value-type="float" office:value="1.830377236" calcext:value-type="float">
            <text:p>1.830377236</text:p>
          </table:table-cell>
          <table:table-cell office:value-type="float" office:value="0.004422677644" calcext:value-type="float">
            <text:p>0.0044226776</text:p>
          </table:table-cell>
          <table:table-cell office:value-type="float" office:value="-0.1853849508" calcext:value-type="float">
            <text:p>-0.18538495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9.488026933" calcext:value-type="float">
            <text:p>9.488026933</text:p>
          </table:table-cell>
          <table:table-cell office:value-type="float" office:value="0.6320427576" calcext:value-type="float">
            <text:p>0.6320427576</text:p>
          </table:table-cell>
          <table:table-cell office:value-type="float" office:value="-1.196882829" calcext:value-type="float">
            <text:p>-1.196882829</text:p>
          </table:table-cell>
          <table:table-cell office:value-type="float" office:value="0.003915057942" calcext:value-type="float">
            <text:p>0.0039150579</text:p>
          </table:table-cell>
          <table:table-cell office:value-type="float" office:value="-0.1848352248" calcext:value-type="float">
            <text:p>-0.18483522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9.525358688" calcext:value-type="float">
            <text:p>9.525358688</text:p>
          </table:table-cell>
          <table:table-cell office:value-type="float" office:value="0.6512656587" calcext:value-type="float">
            <text:p>0.6512656587</text:p>
          </table:table-cell>
          <table:table-cell office:value-type="float" office:value="0.3820421645" calcext:value-type="float">
            <text:p>0.3820421645</text:p>
          </table:table-cell>
          <table:table-cell office:value-type="float" office:value="0.004054089353" calcext:value-type="float">
            <text:p>0.0040540894</text:p>
          </table:table-cell>
          <table:table-cell office:value-type="float" office:value="-0.1853626361" calcext:value-type="float">
            <text:p>-0.18536263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9.557826456" calcext:value-type="float">
            <text:p>9.557826456</text:p>
          </table:table-cell>
          <table:table-cell office:value-type="float" office:value="0.653702441" calcext:value-type="float">
            <text:p>0.653702441</text:p>
          </table:table-cell>
          <table:table-cell office:value-type="float" office:value="0.04601006166" calcext:value-type="float">
            <text:p>0.0460100617</text:p>
          </table:table-cell>
          <table:table-cell office:value-type="float" office:value="0.00412216829" calcext:value-type="float">
            <text:p>0.0041221683</text:p>
          </table:table-cell>
          <table:table-cell office:value-type="float" office:value="-0.1935589338" calcext:value-type="float">
            <text:p>-0.19355893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7" calcext:value-type="float">
            <text:p>787</text:p>
          </table:table-cell>
          <table:table-cell office:value-type="float" office:value="9.607103123" calcext:value-type="float">
            <text:p>9.607103123</text:p>
          </table:table-cell>
          <table:table-cell office:value-type="float" office:value="0.8005503985" calcext:value-type="float">
            <text:p>0.8005503985</text:p>
          </table:table-cell>
          <table:table-cell office:value-type="float" office:value="3.119145439" calcext:value-type="float">
            <text:p>3.119145439</text:p>
          </table:table-cell>
          <table:table-cell office:value-type="float" office:value="0.004129626145" calcext:value-type="float">
            <text:p>0.0041296261</text:p>
          </table:table-cell>
          <table:table-cell office:value-type="float" office:value="-0.1917429876" calcext:value-type="float">
            <text:p>-0.19174298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7" calcext:value-type="float">
            <text:p>787</text:p>
          </table:table-cell>
          <table:table-cell office:value-type="float" office:value="9.646992514" calcext:value-type="float">
            <text:p>9.646992514</text:p>
          </table:table-cell>
          <table:table-cell office:value-type="float" office:value="0.823995021" calcext:value-type="float">
            <text:p>0.823995021</text:p>
          </table:table-cell>
          <table:table-cell office:value-type="float" office:value="0.4774084822" calcext:value-type="float">
            <text:p>0.4774084822</text:p>
          </table:table-cell>
          <table:table-cell office:value-type="float" office:value="0.003281340172" calcext:value-type="float">
            <text:p>0.0032813402</text:p>
          </table:table-cell>
          <table:table-cell office:value-type="float" office:value="-0.1875292914" calcext:value-type="float">
            <text:p>-0.18752929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9.71573172" calcext:value-type="float">
            <text:p>9.71573172</text:p>
          </table:table-cell>
          <table:table-cell office:value-type="float" office:value="0.8453337484" calcext:value-type="float">
            <text:p>0.8453337484</text:p>
          </table:table-cell>
          <table:table-cell office:value-type="float" office:value="0.2101785745" calcext:value-type="float">
            <text:p>0.2101785745</text:p>
          </table:table-cell>
          <table:table-cell office:value-type="float" office:value="0.001630870676" calcext:value-type="float">
            <text:p>0.0016308707</text:p>
          </table:table-cell>
          <table:table-cell office:value-type="float" office:value="-0.1953169912" calcext:value-type="float">
            <text:p>-0.19531699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9.731552203" calcext:value-type="float">
            <text:p>9.731552203</text:p>
          </table:table-cell>
          <table:table-cell office:value-type="float" office:value="0.6057862524" calcext:value-type="float">
            <text:p>0.6057862524</text:p>
          </table:table-cell>
          <table:table-cell office:value-type="float" office:value="-4.966836015" calcext:value-type="float">
            <text:p>-4.966836015</text:p>
          </table:table-cell>
          <table:table-cell office:value-type="float" office:value="0.001710358646" calcext:value-type="float">
            <text:p>0.0017103586</text:p>
          </table:table-cell>
          <table:table-cell office:value-type="float" office:value="-0.192784704" calcext:value-type="float">
            <text:p>-0.1927847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9.752317378" calcext:value-type="float">
            <text:p>9.752317378</text:p>
          </table:table-cell>
          <table:table-cell office:value-type="float" office:value="0.4683890939" calcext:value-type="float">
            <text:p>0.4683890939</text:p>
          </table:table-cell>
          <table:table-cell office:value-type="float" office:value="-2.647251924" calcext:value-type="float">
            <text:p>-2.647251924</text:p>
          </table:table-cell>
          <table:table-cell office:value-type="float" office:value="0.001596503961" calcext:value-type="float">
            <text:p>0.001596504</text:p>
          </table:table-cell>
          <table:table-cell office:value-type="float" office:value="-0.1938018076" calcext:value-type="float">
            <text:p>-0.19380180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9.76524426" calcext:value-type="float">
            <text:p>9.76524426</text:p>
          </table:table-cell>
          <table:table-cell office:value-type="float" office:value="0.3313899413" calcext:value-type="float">
            <text:p>0.3313899413</text:p>
          </table:table-cell>
          <table:table-cell office:value-type="float" office:value="-2.819687091" calcext:value-type="float">
            <text:p>-2.819687091</text:p>
          </table:table-cell>
          <table:table-cell office:value-type="float" office:value="0.00146191117" calcext:value-type="float">
            <text:p>0.0014619112</text:p>
          </table:table-cell>
          <table:table-cell office:value-type="float" office:value="-0.1951833322" calcext:value-type="float">
            <text:p>-0.19518333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9.791038053" calcext:value-type="float">
            <text:p>9.791038053</text:p>
          </table:table-cell>
          <table:table-cell office:value-type="float" office:value="0.3937908072" calcext:value-type="float">
            <text:p>0.3937908072</text:p>
          </table:table-cell>
          <table:table-cell office:value-type="float" office:value="1.246450804" calcext:value-type="float">
            <text:p>1.246450804</text:p>
          </table:table-cell>
          <table:table-cell office:value-type="float" office:value="0.001464058598" calcext:value-type="float">
            <text:p>0.0014640586</text:p>
          </table:table-cell>
          <table:table-cell office:value-type="float" office:value="-0.1965648567" calcext:value-type="float">
            <text:p>-0.19656485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9.81692347" calcext:value-type="float">
            <text:p>9.81692347</text:p>
          </table:table-cell>
          <table:table-cell office:value-type="float" office:value="0.4292629675" calcext:value-type="float">
            <text:p>0.4292629675</text:p>
          </table:table-cell>
          <table:table-cell office:value-type="float" office:value="0.6940869345" calcext:value-type="float">
            <text:p>0.6940869345</text:p>
          </table:table-cell>
          <table:table-cell office:value-type="float" office:value="0.001429945114" calcext:value-type="float">
            <text:p>0.0014299451</text:p>
          </table:table-cell>
          <table:table-cell office:value-type="float" office:value="-0.1906354966" calcext:value-type="float">
            <text:p>-0.19063549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9.835165767" calcext:value-type="float">
            <text:p>9.835165767</text:p>
          </table:table-cell>
          <table:table-cell office:value-type="float" office:value="0.437013192" calcext:value-type="float">
            <text:p>0.437013192</text:p>
          </table:table-cell>
          <table:table-cell office:value-type="float" office:value="0.1229126724" calcext:value-type="float">
            <text:p>0.1229126724</text:p>
          </table:table-cell>
          <table:table-cell office:value-type="float" office:value="0.0003380141282" calcext:value-type="float">
            <text:p>0.0003380141</text:p>
          </table:table-cell>
          <table:table-cell office:value-type="float" office:value="-0.204337924" calcext:value-type="float">
            <text:p>-0.2043379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9.854643321" calcext:value-type="float">
            <text:p>9.854643321</text:p>
          </table:table-cell>
          <table:table-cell office:value-type="float" office:value="0.4485091052" calcext:value-type="float">
            <text:p>0.4485091052</text:p>
          </table:table-cell>
          <table:table-cell office:value-type="float" office:value="0.3244497946" calcext:value-type="float">
            <text:p>0.3244497946</text:p>
          </table:table-cell>
          <table:table-cell office:value-type="float" office:value="0.0002083653343" calcext:value-type="float">
            <text:p>0.0002083653</text:p>
          </table:table-cell>
          <table:table-cell office:value-type="float" office:value="-0.2044520807" calcext:value-type="float">
            <text:p>-0.20445208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9.872766896" calcext:value-type="float">
            <text:p>9.872766896</text:p>
          </table:table-cell>
          <table:table-cell office:value-type="float" office:value="0.4005583074" calcext:value-type="float">
            <text:p>0.4005583074</text:p>
          </table:table-cell>
          <table:table-cell office:value-type="float" office:value="-0.9594878705" calcext:value-type="float">
            <text:p>-0.9594878705</text:p>
          </table:table-cell>
          <table:table-cell office:value-type="float" office:value="0.00008592489727" calcext:value-type="float">
            <text:p>8.592489727E-05</text:p>
          </table:table-cell>
          <table:table-cell office:value-type="float" office:value="-0.2080295629" calcext:value-type="float">
            <text:p>-0.20802956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2" calcext:value-type="float">
            <text:p>792</text:p>
          </table:table-cell>
          <table:table-cell office:value-type="float" office:value="9.897599314" calcext:value-type="float">
            <text:p>9.897599314</text:p>
          </table:table-cell>
          <table:table-cell office:value-type="float" office:value="0.467839828" calcext:value-type="float">
            <text:p>0.467839828</text:p>
          </table:table-cell>
          <table:table-cell office:value-type="float" office:value="1.330742568" calcext:value-type="float">
            <text:p>1.330742568</text:p>
          </table:table-cell>
          <table:table-cell office:value-type="float" office:value="0.00001892810072" calcext:value-type="float">
            <text:p>1.892810072E-05</text:p>
          </table:table-cell>
          <table:table-cell office:value-type="float" office:value="-0.2119786254" calcext:value-type="float">
            <text:p>-0.21197862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2" calcext:value-type="float">
            <text:p>792</text:p>
          </table:table-cell>
          <table:table-cell office:value-type="float" office:value="9.916888595" calcext:value-type="float">
            <text:p>9.916888595</text:p>
          </table:table-cell>
          <table:table-cell office:value-type="float" office:value="0.4137556101" calcext:value-type="float">
            <text:p>0.4137556101</text:p>
          </table:table-cell>
          <table:table-cell office:value-type="float" office:value="-1.086388725" calcext:value-type="float">
            <text:p>-1.086388725</text:p>
          </table:table-cell>
          <table:table-cell office:value-type="float" office:value="-0.0001009463384" calcext:value-type="float">
            <text:p>-0.0001009463</text:p>
          </table:table-cell>
          <table:table-cell office:value-type="float" office:value="-0.2120925499" calcext:value-type="float">
            <text:p>-0.21209254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4" calcext:value-type="float">
            <text:p>794</text:p>
          </table:table-cell>
          <table:table-cell office:value-type="float" office:value="9.930238463" calcext:value-type="float">
            <text:p>9.930238463</text:p>
          </table:table-cell>
          <table:table-cell office:value-type="float" office:value="0.3794344482" calcext:value-type="float">
            <text:p>0.3794344482</text:p>
          </table:table-cell>
          <table:table-cell office:value-type="float" office:value="-0.6676274163" calcext:value-type="float">
            <text:p>-0.6676274163</text:p>
          </table:table-cell>
          <table:table-cell office:value-type="float" office:value="-0.0002524910324" calcext:value-type="float">
            <text:p>-0.000252491</text:p>
          </table:table-cell>
          <table:table-cell office:value-type="float" office:value="-0.212949867" calcext:value-type="float">
            <text:p>-0.2129498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4" calcext:value-type="float">
            <text:p>794</text:p>
          </table:table-cell>
          <table:table-cell office:value-type="float" office:value="9.953404837" calcext:value-type="float">
            <text:p>9.953404837</text:p>
          </table:table-cell>
          <table:table-cell office:value-type="float" office:value="0.3747246547" calcext:value-type="float">
            <text:p>0.3747246547</text:p>
          </table:table-cell>
          <table:table-cell office:value-type="float" office:value="-0.09698044636" calcext:value-type="float">
            <text:p>-0.0969804464</text:p>
          </table:table-cell>
          <table:table-cell office:value-type="float" office:value="0.0005932726879" calcext:value-type="float">
            <text:p>0.0005932727</text:p>
          </table:table-cell>
          <table:table-cell office:value-type="float" office:value="-0.219987302" calcext:value-type="float">
            <text:p>-0.2199873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9.973043718" calcext:value-type="float">
            <text:p>9.973043718</text:p>
          </table:table-cell>
          <table:table-cell office:value-type="float" office:value="0.3773328499" calcext:value-type="float">
            <text:p>0.3773328499</text:p>
          </table:table-cell>
          <table:table-cell office:value-type="float" office:value="0.05249730195" calcext:value-type="float">
            <text:p>0.052497302</text:p>
          </table:table-cell>
          <table:table-cell office:value-type="float" office:value="0.0005685780899" calcext:value-type="float">
            <text:p>0.0005685781</text:p>
          </table:table-cell>
          <table:table-cell office:value-type="float" office:value="-0.2219710911" calcext:value-type="float">
            <text:p>-0.22197109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9.990972366" calcext:value-type="float">
            <text:p>9.990972366</text:p>
          </table:table-cell>
          <table:table-cell office:value-type="float" office:value="0.407540914" calcext:value-type="float">
            <text:p>0.407540914</text:p>
          </table:table-cell>
          <table:table-cell office:value-type="float" office:value="0.5902399766" calcext:value-type="float">
            <text:p>0.5902399766</text:p>
          </table:table-cell>
          <table:table-cell office:value-type="float" office:value="0.001378564076" calcext:value-type="float">
            <text:p>0.0013785641</text:p>
          </table:table-cell>
          <table:table-cell office:value-type="float" office:value="-0.2165904228" calcext:value-type="float">
            <text:p>-0.21659042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10.00629291" calcext:value-type="float">
            <text:p>10.00629291</text:p>
          </table:table-cell>
          <table:table-cell office:value-type="float" office:value="0.3504314549" calcext:value-type="float">
            <text:p>0.3504314549</text:p>
          </table:table-cell>
          <table:table-cell office:value-type="float" office:value="-1.139523131" calcext:value-type="float">
            <text:p>-1.139523131</text:p>
          </table:table-cell>
          <table:table-cell office:value-type="float" office:value="0.001441169004" calcext:value-type="float">
            <text:p>0.001441169</text:p>
          </table:table-cell>
          <table:table-cell office:value-type="float" office:value="-0.2207428444" calcext:value-type="float">
            <text:p>-0.22074284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10.02530984" calcext:value-type="float">
            <text:p>10.02530984</text:p>
          </table:table-cell>
          <table:table-cell office:value-type="float" office:value="0.3409340038" calcext:value-type="float">
            <text:p>0.3409340038</text:p>
          </table:table-cell>
          <table:table-cell office:value-type="float" office:value="-0.183185476" calcext:value-type="float">
            <text:p>-0.183185476</text:p>
          </table:table-cell>
          <table:table-cell office:value-type="float" office:value="0.001545959185" calcext:value-type="float">
            <text:p>0.0015459592</text:p>
          </table:table-cell>
          <table:table-cell office:value-type="float" office:value="-0.217223843" calcext:value-type="float">
            <text:p>-0.2172238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6" calcext:value-type="float">
            <text:p>796</text:p>
          </table:table-cell>
          <table:table-cell office:value-type="float" office:value="10.04243707" calcext:value-type="float">
            <text:p>10.04243707</text:p>
          </table:table-cell>
          <table:table-cell office:value-type="float" office:value="0.3434838646" calcext:value-type="float">
            <text:p>0.3434838646</text:p>
          </table:table-cell>
          <table:table-cell office:value-type="float" office:value="0.05329225029" calcext:value-type="float">
            <text:p>0.0532922503</text:p>
          </table:table-cell>
          <table:table-cell office:value-type="float" office:value="0.001741242764" calcext:value-type="float">
            <text:p>0.0017412428</text:p>
          </table:table-cell>
          <table:table-cell office:value-type="float" office:value="-0.2186490386" calcext:value-type="float">
            <text:p>-0.21864903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6" calcext:value-type="float">
            <text:p>796</text:p>
          </table:table-cell>
          <table:table-cell office:value-type="float" office:value="10.05846795" calcext:value-type="float">
            <text:p>10.05846795</text:p>
          </table:table-cell>
          <table:table-cell office:value-type="float" office:value="0.3476562066" calcext:value-type="float">
            <text:p>0.3476562066</text:p>
          </table:table-cell>
          <table:table-cell office:value-type="float" office:value="0.08282091247" calcext:value-type="float">
            <text:p>0.0828209125</text:p>
          </table:table-cell>
          <table:table-cell office:value-type="float" office:value="0.002928172793" calcext:value-type="float">
            <text:p>0.0029281728</text:p>
          </table:table-cell>
          <table:table-cell office:value-type="float" office:value="-0.2285606423" calcext:value-type="float">
            <text:p>-0.22856064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09214215" calcext:value-type="float">
            <text:p>10.09214215</text:p>
          </table:table-cell>
          <table:table-cell office:value-type="float" office:value="0.3379781356" calcext:value-type="float">
            <text:p>0.3379781356</text:p>
          </table:table-cell>
          <table:table-cell office:value-type="float" office:value="-0.09707369828" calcext:value-type="float">
            <text:p>-0.0970736983</text:p>
          </table:table-cell>
          <table:table-cell office:value-type="float" office:value="0.004967792786" calcext:value-type="float">
            <text:p>0.0049677928</text:p>
          </table:table-cell>
          <table:table-cell office:value-type="float" office:value="-0.2213058679" calcext:value-type="float">
            <text:p>-0.22130586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12098987" calcext:value-type="float">
            <text:p>10.12098987</text:p>
          </table:table-cell>
          <table:table-cell office:value-type="float" office:value="0.4154089625" calcext:value-type="float">
            <text:p>0.4154089625</text:p>
          </table:table-cell>
          <table:table-cell office:value-type="float" office:value="1.584311002" calcext:value-type="float">
            <text:p>1.584311002</text:p>
          </table:table-cell>
          <table:table-cell office:value-type="float" office:value="0.005536266141" calcext:value-type="float">
            <text:p>0.0055362661</text:p>
          </table:table-cell>
          <table:table-cell office:value-type="float" office:value="-0.2258605209" calcext:value-type="float">
            <text:p>-0.22586052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14059811" calcext:value-type="float">
            <text:p>10.14059811</text:p>
          </table:table-cell>
          <table:table-cell office:value-type="float" office:value="0.4369799063" calcext:value-type="float">
            <text:p>0.4369799063</text:p>
          </table:table-cell>
          <table:table-cell office:value-type="float" office:value="0.4212548632" calcext:value-type="float">
            <text:p>0.4212548632</text:p>
          </table:table-cell>
          <table:table-cell office:value-type="float" office:value="0.005907313722" calcext:value-type="float">
            <text:p>0.0059073137</text:p>
          </table:table-cell>
          <table:table-cell office:value-type="float" office:value="-0.2185446727" calcext:value-type="float">
            <text:p>-0.21854467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9" calcext:value-type="float">
            <text:p>799</text:p>
          </table:table-cell>
          <table:table-cell office:value-type="float" office:value="10.15302432" calcext:value-type="float">
            <text:p>10.15302432</text:p>
          </table:table-cell>
          <table:table-cell office:value-type="float" office:value="0.407201939" calcext:value-type="float">
            <text:p>0.407201939</text:p>
          </table:table-cell>
          <table:table-cell office:value-type="float" office:value="-0.5953275261" calcext:value-type="float">
            <text:p>-0.5953275261</text:p>
          </table:table-cell>
          <table:table-cell office:value-type="float" office:value="0.006314399491" calcext:value-type="float">
            <text:p>0.0063143995</text:p>
          </table:table-cell>
          <table:table-cell office:value-type="float" office:value="-0.216162377" calcext:value-type="float">
            <text:p>-0.2161623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9" calcext:value-type="float">
            <text:p>799</text:p>
          </table:table-cell>
          <table:table-cell office:value-type="float" office:value="10.17250076" calcext:value-type="float">
            <text:p>10.17250076</text:p>
          </table:table-cell>
          <table:table-cell office:value-type="float" office:value="0.3431901508" calcext:value-type="float">
            <text:p>0.3431901508</text:p>
          </table:table-cell>
          <table:table-cell office:value-type="float" office:value="-1.30879166" calcext:value-type="float">
            <text:p>-1.30879166</text:p>
          </table:table-cell>
          <table:table-cell office:value-type="float" office:value="0.007109191754" calcext:value-type="float">
            <text:p>0.0071091918</text:p>
          </table:table-cell>
          <table:table-cell office:value-type="float" office:value="-0.2260451353" calcext:value-type="float">
            <text:p>-0.22604513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0.19566495" calcext:value-type="float">
            <text:p>10.19566495</text:p>
          </table:table-cell>
          <table:table-cell office:value-type="float" office:value="0.366711658" calcext:value-type="float">
            <text:p>0.366711658</text:p>
          </table:table-cell>
          <table:table-cell office:value-type="float" office:value="0.4604855348" calcext:value-type="float">
            <text:p>0.4604855348</text:p>
          </table:table-cell>
          <table:table-cell office:value-type="float" office:value="0.007430969421" calcext:value-type="float">
            <text:p>0.0074309694</text:p>
          </table:table-cell>
          <table:table-cell office:value-type="float" office:value="-0.2249948039" calcext:value-type="float">
            <text:p>-0.22499480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0.20281277" calcext:value-type="float">
            <text:p>10.20281277</text:p>
          </table:table-cell>
          <table:table-cell office:value-type="float" office:value="0.3222981952" calcext:value-type="float">
            <text:p>0.3222981952</text:p>
          </table:table-cell>
          <table:table-cell office:value-type="float" office:value="-0.7157231828" calcext:value-type="float">
            <text:p>-0.7157231828</text:p>
          </table:table-cell>
          <table:table-cell office:value-type="float" office:value="0.006948876064" calcext:value-type="float">
            <text:p>0.0069488761</text:p>
          </table:table-cell>
          <table:table-cell office:value-type="float" office:value="-0.2308772412" calcext:value-type="float">
            <text:p>-0.23087724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0.22521381" calcext:value-type="float">
            <text:p>10.22521381</text:p>
          </table:table-cell>
          <table:table-cell office:value-type="float" office:value="0.3916457045" calcext:value-type="float">
            <text:p>0.3916457045</text:p>
          </table:table-cell>
          <table:table-cell office:value-type="float" office:value="1.876814599" calcext:value-type="float">
            <text:p>1.876814599</text:p>
          </table:table-cell>
          <table:table-cell office:value-type="float" office:value="0.007280804953" calcext:value-type="float">
            <text:p>0.007280805</text:p>
          </table:table-cell>
          <table:table-cell office:value-type="float" office:value="-0.2303827546" calcext:value-type="float">
            <text:p>-0.23038275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0.24568667" calcext:value-type="float">
            <text:p>10.24568667</text:p>
          </table:table-cell>
          <table:table-cell office:value-type="float" office:value="0.37513172" calcext:value-type="float">
            <text:p>0.37513172</text:p>
          </table:table-cell>
          <table:table-cell office:value-type="float" office:value="-0.325836062" calcext:value-type="float">
            <text:p>-0.325836062</text:p>
          </table:table-cell>
          <table:table-cell office:value-type="float" office:value="0.00765552868" calcext:value-type="float">
            <text:p>0.0076555287</text:p>
          </table:table-cell>
          <table:table-cell office:value-type="float" office:value="-0.2295185166" calcext:value-type="float">
            <text:p>-0.22951851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2" calcext:value-type="float">
            <text:p>802</text:p>
          </table:table-cell>
          <table:table-cell office:value-type="float" office:value="10.25828975" calcext:value-type="float">
            <text:p>10.25828975</text:p>
          </table:table-cell>
          <table:table-cell office:value-type="float" office:value="0.4217057543" calcext:value-type="float">
            <text:p>0.4217057543</text:p>
          </table:table-cell>
          <table:table-cell office:value-type="float" office:value="0.9420039816" calcext:value-type="float">
            <text:p>0.9420039816</text:p>
          </table:table-cell>
          <table:table-cell office:value-type="float" office:value="0.00807795925" calcext:value-type="float">
            <text:p>0.0080779593</text:p>
          </table:table-cell>
          <table:table-cell office:value-type="float" office:value="-0.2286542787" calcext:value-type="float">
            <text:p>-0.22865427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2" calcext:value-type="float">
            <text:p>802</text:p>
          </table:table-cell>
          <table:table-cell office:value-type="float" office:value="10.27496566" calcext:value-type="float">
            <text:p>10.27496566</text:p>
          </table:table-cell>
          <table:table-cell office:value-type="float" office:value="0.330480295" calcext:value-type="float">
            <text:p>0.330480295</text:p>
          </table:table-cell>
          <table:table-cell office:value-type="float" office:value="-1.819395592" calcext:value-type="float">
            <text:p>-1.819395592</text:p>
          </table:table-cell>
          <table:table-cell office:value-type="float" office:value="0.007432678487" calcext:value-type="float">
            <text:p>0.0074326785</text:p>
          </table:table-cell>
          <table:table-cell office:value-type="float" office:value="-0.2241117246" calcext:value-type="float">
            <text:p>-0.22411172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0.28614342" calcext:value-type="float">
            <text:p>10.28614342</text:p>
          </table:table-cell>
          <table:table-cell office:value-type="float" office:value="0.2684001765" calcext:value-type="float">
            <text:p>0.2684001765</text:p>
          </table:table-cell>
          <table:table-cell office:value-type="float" office:value="-1.209126678" calcext:value-type="float">
            <text:p>-1.209126678</text:p>
          </table:table-cell>
          <table:table-cell office:value-type="float" office:value="0.007821796597" calcext:value-type="float">
            <text:p>0.0078217966</text:p>
          </table:table-cell>
          <table:table-cell office:value-type="float" office:value="-0.2172430575" calcext:value-type="float">
            <text:p>-0.21724305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0.30765963" calcext:value-type="float">
            <text:p>10.30765963</text:p>
          </table:table-cell>
          <table:table-cell office:value-type="float" office:value="0.3311519642" calcext:value-type="float">
            <text:p>0.3311519642</text:p>
          </table:table-cell>
          <table:table-cell office:value-type="float" office:value="1.292484218" calcext:value-type="float">
            <text:p>1.292484218</text:p>
          </table:table-cell>
          <table:table-cell office:value-type="float" office:value="0.005495450339" calcext:value-type="float">
            <text:p>0.0054954503</text:p>
          </table:table-cell>
          <table:table-cell office:value-type="float" office:value="-0.2248829513" calcext:value-type="float">
            <text:p>-0.22488295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0.32517562" calcext:value-type="float">
            <text:p>10.32517562</text:p>
          </table:table-cell>
          <table:table-cell office:value-type="float" office:value="0.3387500286" calcext:value-type="float">
            <text:p>0.3387500286</text:p>
          </table:table-cell>
          <table:table-cell office:value-type="float" office:value="0.1541552717" calcext:value-type="float">
            <text:p>0.1541552717</text:p>
          </table:table-cell>
          <table:table-cell office:value-type="float" office:value="0.005764307818" calcext:value-type="float">
            <text:p>0.0057643078</text:p>
          </table:table-cell>
          <table:table-cell office:value-type="float" office:value="-0.2242143242" calcext:value-type="float">
            <text:p>-0.22421432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0.34048539" calcext:value-type="float">
            <text:p>10.34048539</text:p>
          </table:table-cell>
          <table:table-cell office:value-type="float" office:value="0.3649584573" calcext:value-type="float">
            <text:p>0.3649584573</text:p>
          </table:table-cell>
          <table:table-cell office:value-type="float" office:value="0.5072856992" calcext:value-type="float">
            <text:p>0.5072856992</text:p>
          </table:table-cell>
          <table:table-cell office:value-type="float" office:value="0.005902715578" calcext:value-type="float">
            <text:p>0.0059027156</text:p>
          </table:table-cell>
          <table:table-cell office:value-type="float" office:value="-0.22428115" calcext:value-type="float">
            <text:p>-0.224281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5" calcext:value-type="float">
            <text:p>805</text:p>
          </table:table-cell>
          <table:table-cell office:value-type="float" office:value="10.35670672" calcext:value-type="float">
            <text:p>10.35670672</text:p>
          </table:table-cell>
          <table:table-cell office:value-type="float" office:value="0.3275112729" calcext:value-type="float">
            <text:p>0.3275112729</text:p>
          </table:table-cell>
          <table:table-cell office:value-type="float" office:value="-0.7637101137" calcext:value-type="float">
            <text:p>-0.7637101137</text:p>
          </table:table-cell>
          <table:table-cell office:value-type="float" office:value="0.006091801724" calcext:value-type="float">
            <text:p>0.0060918017</text:p>
          </table:table-cell>
          <table:table-cell office:value-type="float" office:value="-0.2236125228" calcext:value-type="float">
            <text:p>-0.22361252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5" calcext:value-type="float">
            <text:p>805</text:p>
          </table:table-cell>
          <table:table-cell office:value-type="float" office:value="10.37405474" calcext:value-type="float">
            <text:p>10.37405474</text:p>
          </table:table-cell>
          <table:table-cell office:value-type="float" office:value="0.3188851501" calcext:value-type="float">
            <text:p>0.3188851501</text:p>
          </table:table-cell>
          <table:table-cell office:value-type="float" office:value="-0.1638400532" calcext:value-type="float">
            <text:p>-0.1638400532</text:p>
          </table:table-cell>
          <table:table-cell office:value-type="float" office:value="0.00509183395" calcext:value-type="float">
            <text:p>0.005091834</text:p>
          </table:table-cell>
          <table:table-cell office:value-type="float" office:value="-0.2234144645" calcext:value-type="float">
            <text:p>-0.22341446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0.39265219" calcext:value-type="float">
            <text:p>10.39265219</text:p>
          </table:table-cell>
          <table:table-cell office:value-type="float" office:value="0.3484091497" calcext:value-type="float">
            <text:p>0.3484091497</text:p>
          </table:table-cell>
          <table:table-cell office:value-type="float" office:value="0.6110482665" calcext:value-type="float">
            <text:p>0.6110482665</text:p>
          </table:table-cell>
          <table:table-cell office:value-type="float" office:value="0.005250177125" calcext:value-type="float">
            <text:p>0.0052501771</text:p>
          </table:table-cell>
          <table:table-cell office:value-type="float" office:value="-0.2187353125" calcext:value-type="float">
            <text:p>-0.21873531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0.40457855" calcext:value-type="float">
            <text:p>10.40457855</text:p>
          </table:table-cell>
          <table:table-cell office:value-type="float" office:value="0.3180250408" calcext:value-type="float">
            <text:p>0.3180250408</text:p>
          </table:table-cell>
          <table:table-cell office:value-type="float" office:value="-0.6105954993" calcext:value-type="float">
            <text:p>-0.6105954993</text:p>
          </table:table-cell>
          <table:table-cell office:value-type="float" office:value="0.004488779952" calcext:value-type="float">
            <text:p>0.00448878</text:p>
          </table:table-cell>
          <table:table-cell office:value-type="float" office:value="-0.2256469444" calcext:value-type="float">
            <text:p>-0.22564694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0.41761691" calcext:value-type="float">
            <text:p>10.41761691</text:p>
          </table:table-cell>
          <table:table-cell office:value-type="float" office:value="0.2964417877" calcext:value-type="float">
            <text:p>0.2964417877</text:p>
          </table:table-cell>
          <table:table-cell office:value-type="float" office:value="-0.4382573025" calcext:value-type="float">
            <text:p>-0.4382573025</text:p>
          </table:table-cell>
          <table:table-cell office:value-type="float" office:value="0.004510326468" calcext:value-type="float">
            <text:p>0.0045103265</text:p>
          </table:table-cell>
          <table:table-cell office:value-type="float" office:value="-0.2276489883" calcext:value-type="float">
            <text:p>-0.22764898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0.43595978" calcext:value-type="float">
            <text:p>10.43595978</text:p>
          </table:table-cell>
          <table:table-cell office:value-type="float" office:value="0.2899217695" calcext:value-type="float">
            <text:p>0.2899217695</text:p>
          </table:table-cell>
          <table:table-cell office:value-type="float" office:value="-0.1298628196" calcext:value-type="float">
            <text:p>-0.1298628196</text:p>
          </table:table-cell>
          <table:table-cell office:value-type="float" office:value="0.004649519565" calcext:value-type="float">
            <text:p>0.0046495196</text:p>
          </table:table-cell>
          <table:table-cell office:value-type="float" office:value="-0.2258174097" calcext:value-type="float">
            <text:p>-0.22581740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8" calcext:value-type="float">
            <text:p>808</text:p>
          </table:table-cell>
          <table:table-cell office:value-type="float" office:value="10.44718163" calcext:value-type="float">
            <text:p>10.44718163</text:p>
          </table:table-cell>
          <table:table-cell office:value-type="float" office:value="0.285387447" calcext:value-type="float">
            <text:p>0.285387447</text:p>
          </table:table-cell>
          <table:table-cell office:value-type="float" office:value="-0.09134537491" calcext:value-type="float">
            <text:p>-0.0913453749</text:p>
          </table:table-cell>
          <table:table-cell office:value-type="float" office:value="0.00455203395" calcext:value-type="float">
            <text:p>0.004552034</text:p>
          </table:table-cell>
          <table:table-cell office:value-type="float" office:value="-0.2278194535" calcext:value-type="float">
            <text:p>-0.22781945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8" calcext:value-type="float">
            <text:p>808</text:p>
          </table:table-cell>
          <table:table-cell office:value-type="float" office:value="10.46931454" calcext:value-type="float">
            <text:p>10.46931454</text:p>
          </table:table-cell>
          <table:table-cell office:value-type="float" office:value="0.3396493454" calcext:value-type="float">
            <text:p>0.3396493454</text:p>
          </table:table-cell>
          <table:table-cell office:value-type="float" office:value="1.048161722" calcext:value-type="float">
            <text:p>1.048161722</text:p>
          </table:table-cell>
          <table:table-cell office:value-type="float" office:value="0.004608379172" calcext:value-type="float">
            <text:p>0.0046083792</text:p>
          </table:table-cell>
          <table:table-cell office:value-type="float" office:value="-0.2317793342" calcext:value-type="float">
            <text:p>-0.23177933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0.49379758" calcext:value-type="float">
            <text:p>10.49379758</text:p>
          </table:table-cell>
          <table:table-cell office:value-type="float" office:value="0.3839609496" calcext:value-type="float">
            <text:p>0.3839609496</text:p>
          </table:table-cell>
          <table:table-cell office:value-type="float" office:value="0.9018314583" calcext:value-type="float">
            <text:p>0.9018314583</text:p>
          </table:table-cell>
          <table:table-cell office:value-type="float" office:value="0.004608031225" calcext:value-type="float">
            <text:p>0.0046080312</text:p>
          </table:table-cell>
          <table:table-cell office:value-type="float" office:value="-0.2283243544" calcext:value-type="float">
            <text:p>-0.22832435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0.50967775" calcext:value-type="float">
            <text:p>10.50967775</text:p>
          </table:table-cell>
          <table:table-cell office:value-type="float" office:value="0.414601645" calcext:value-type="float">
            <text:p>0.414601645</text:p>
          </table:table-cell>
          <table:table-cell office:value-type="float" office:value="0.6135596786" calcext:value-type="float">
            <text:p>0.6135596786</text:p>
          </table:table-cell>
          <table:table-cell office:value-type="float" office:value="0.005415573978" calcext:value-type="float">
            <text:p>0.005415574</text:p>
          </table:table-cell>
          <table:table-cell office:value-type="float" office:value="-0.2275997003" calcext:value-type="float">
            <text:p>-0.22759970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0.52536997" calcext:value-type="float">
            <text:p>10.52536997</text:p>
          </table:table-cell>
          <table:table-cell office:value-type="float" office:value="0.3786336662" calcext:value-type="float">
            <text:p>0.3786336662</text:p>
          </table:table-cell>
          <table:table-cell office:value-type="float" office:value="-0.7326235193" calcext:value-type="float">
            <text:p>-0.7326235193</text:p>
          </table:table-cell>
          <table:table-cell office:value-type="float" office:value="0.005531887504" calcext:value-type="float">
            <text:p>0.0055318875</text:p>
          </table:table-cell>
          <table:table-cell office:value-type="float" office:value="-0.2286412133" calcext:value-type="float">
            <text:p>-0.22864121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0.54775693" calcext:value-type="float">
            <text:p>10.54775693</text:p>
          </table:table-cell>
          <table:table-cell office:value-type="float" office:value="0.3268022372" calcext:value-type="float">
            <text:p>0.3268022372</text:p>
          </table:table-cell>
          <table:table-cell office:value-type="float" office:value="-0.7936346994" calcext:value-type="float">
            <text:p>-0.7936346994</text:p>
          </table:table-cell>
          <table:table-cell office:value-type="float" office:value="0.00564789262" calcext:value-type="float">
            <text:p>0.0056478926</text:p>
          </table:table-cell>
          <table:table-cell office:value-type="float" office:value="-0.2220095838" calcext:value-type="float">
            <text:p>-0.22200958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1" calcext:value-type="float">
            <text:p>811</text:p>
          </table:table-cell>
          <table:table-cell office:value-type="float" office:value="10.55756463" calcext:value-type="float">
            <text:p>10.55756463</text:p>
          </table:table-cell>
          <table:table-cell office:value-type="float" office:value="0.3144464488" calcext:value-type="float">
            <text:p>0.3144464488</text:p>
          </table:table-cell>
          <table:table-cell office:value-type="float" office:value="-0.3539075047" calcext:value-type="float">
            <text:p>-0.3539075047</text:p>
          </table:table-cell>
          <table:table-cell office:value-type="float" office:value="0.005726559823" calcext:value-type="float">
            <text:p>0.0057265598</text:p>
          </table:table-cell>
          <table:table-cell office:value-type="float" office:value="-0.2230510968" calcext:value-type="float">
            <text:p>-0.22305109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1" calcext:value-type="float">
            <text:p>811</text:p>
          </table:table-cell>
          <table:table-cell office:value-type="float" office:value="10.56138151" calcext:value-type="float">
            <text:p>10.56138151</text:p>
          </table:table-cell>
          <table:table-cell office:value-type="float" office:value="0.2331030727" calcext:value-type="float">
            <text:p>0.2331030727</text:p>
          </table:table-cell>
          <table:table-cell office:value-type="float" office:value="-1.611174872" calcext:value-type="float">
            <text:p>-1.611174872</text:p>
          </table:table-cell>
          <table:table-cell office:value-type="float" office:value="0.006296925308" calcext:value-type="float">
            <text:p>0.0062969253</text:p>
          </table:table-cell>
          <table:table-cell office:value-type="float" office:value="-0.2275229096" calcext:value-type="float">
            <text:p>-0.22752290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3" calcext:value-type="float">
            <text:p>813</text:p>
          </table:table-cell>
          <table:table-cell office:value-type="float" office:value="10.5797858" calcext:value-type="float">
            <text:p>10.5797858</text:p>
          </table:table-cell>
          <table:table-cell office:value-type="float" office:value="0.2428230165" calcext:value-type="float">
            <text:p>0.2428230165</text:p>
          </table:table-cell>
          <table:table-cell office:value-type="float" office:value="0.1964372569" calcext:value-type="float">
            <text:p>0.1964372569</text:p>
          </table:table-cell>
          <table:table-cell office:value-type="float" office:value="0.006409961363" calcext:value-type="float">
            <text:p>0.0064099614</text:p>
          </table:table-cell>
          <table:table-cell office:value-type="float" office:value="-0.2282846362" calcext:value-type="float">
            <text:p>-0.22828463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3" calcext:value-type="float">
            <text:p>813</text:p>
          </table:table-cell>
          <table:table-cell office:value-type="float" office:value="10.60035322" calcext:value-type="float">
            <text:p>10.60035322</text:p>
          </table:table-cell>
          <table:table-cell office:value-type="float" office:value="0.2864896974" calcext:value-type="float">
            <text:p>0.2864896974</text:p>
          </table:table-cell>
          <table:table-cell office:value-type="float" office:value="0.8745524469" calcext:value-type="float">
            <text:p>0.8745524469</text:p>
          </table:table-cell>
          <table:table-cell office:value-type="float" office:value="0.007512306706" calcext:value-type="float">
            <text:p>0.0075123067</text:p>
          </table:table-cell>
          <table:table-cell office:value-type="float" office:value="-0.2279162372" calcext:value-type="float">
            <text:p>-0.22791623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3" calcext:value-type="float">
            <text:p>813</text:p>
          </table:table-cell>
          <table:table-cell office:value-type="float" office:value="10.61991621" calcext:value-type="float">
            <text:p>10.61991621</text:p>
          </table:table-cell>
          <table:table-cell office:value-type="float" office:value="0.3916792043" calcext:value-type="float">
            <text:p>0.3916792043</text:p>
          </table:table-cell>
          <table:table-cell office:value-type="float" office:value="2.103305748" calcext:value-type="float">
            <text:p>2.103305748</text:p>
          </table:table-cell>
          <table:table-cell office:value-type="float" office:value="0.007518334582" calcext:value-type="float">
            <text:p>0.0075183346</text:p>
          </table:table-cell>
          <table:table-cell office:value-type="float" office:value="-0.2238852372" calcext:value-type="float">
            <text:p>-0.22388523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3" calcext:value-type="float">
            <text:p>813</text:p>
          </table:table-cell>
          <table:table-cell office:value-type="float" office:value="10.63954748" calcext:value-type="float">
            <text:p>10.63954748</text:p>
          </table:table-cell>
          <table:table-cell office:value-type="float" office:value="0.3979753926" calcext:value-type="float">
            <text:p>0.3979753926</text:p>
          </table:table-cell>
          <table:table-cell office:value-type="float" office:value="0.1253492051" calcext:value-type="float">
            <text:p>0.1253492051</text:p>
          </table:table-cell>
          <table:table-cell office:value-type="float" office:value="0.007403412277" calcext:value-type="float">
            <text:p>0.0074034123</text:p>
          </table:table-cell>
          <table:table-cell office:value-type="float" office:value="-0.2236887239" calcext:value-type="float">
            <text:p>-0.22368872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4" calcext:value-type="float">
            <text:p>814</text:p>
          </table:table-cell>
          <table:table-cell office:value-type="float" office:value="10.65746931" calcext:value-type="float">
            <text:p>10.65746931</text:p>
          </table:table-cell>
          <table:table-cell office:value-type="float" office:value="0.3785519704" calcext:value-type="float">
            <text:p>0.3785519704</text:p>
          </table:table-cell>
          <table:table-cell office:value-type="float" office:value="-0.3832832958" calcext:value-type="float">
            <text:p>-0.3832832958</text:p>
          </table:table-cell>
          <table:table-cell office:value-type="float" office:value="0.007535983311" calcext:value-type="float">
            <text:p>0.0075359833</text:p>
          </table:table-cell>
          <table:table-cell office:value-type="float" office:value="-0.2231195509" calcext:value-type="float">
            <text:p>-0.22311955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4" calcext:value-type="float">
            <text:p>814</text:p>
          </table:table-cell>
          <table:table-cell office:value-type="float" office:value="10.66993831" calcext:value-type="float">
            <text:p>10.66993831</text:p>
          </table:table-cell>
          <table:table-cell office:value-type="float" office:value="0.3321407798" calcext:value-type="float">
            <text:p>0.3321407798</text:p>
          </table:table-cell>
          <table:table-cell office:value-type="float" office:value="-0.9377378386" calcext:value-type="float">
            <text:p>-0.9377378386</text:p>
          </table:table-cell>
          <table:table-cell office:value-type="float" office:value="0.008399322085" calcext:value-type="float">
            <text:p>0.0083993221</text:p>
          </table:table-cell>
          <table:table-cell office:value-type="float" office:value="-0.2194790369" calcext:value-type="float">
            <text:p>-0.21947903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5" calcext:value-type="float">
            <text:p>815</text:p>
          </table:table-cell>
          <table:table-cell office:value-type="float" office:value="10.68655435" calcext:value-type="float">
            <text:p>10.68655435</text:p>
          </table:table-cell>
          <table:table-cell office:value-type="float" office:value="0.3132137152" calcext:value-type="float">
            <text:p>0.3132137152</text:p>
          </table:table-cell>
          <table:table-cell office:value-type="float" office:value="-0.3805141199" calcext:value-type="float">
            <text:p>-0.3805141199</text:p>
          </table:table-cell>
          <table:table-cell office:value-type="float" office:value="0.008480556791" calcext:value-type="float">
            <text:p>0.0084805568</text:p>
          </table:table-cell>
          <table:table-cell office:value-type="float" office:value="-0.2153052029" calcext:value-type="float">
            <text:p>-0.21530520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5" calcext:value-type="float">
            <text:p>815</text:p>
          </table:table-cell>
          <table:table-cell office:value-type="float" office:value="10.70539234" calcext:value-type="float">
            <text:p>10.70539234</text:p>
          </table:table-cell>
          <table:table-cell office:value-type="float" office:value="0.3127622662" calcext:value-type="float">
            <text:p>0.3127622662</text:p>
          </table:table-cell>
          <table:table-cell office:value-type="float" office:value="-0.008442758289" calcext:value-type="float">
            <text:p>-0.0084427583</text:p>
          </table:table-cell>
          <table:table-cell office:value-type="float" office:value="0.009056623982" calcext:value-type="float">
            <text:p>0.009056624</text:p>
          </table:table-cell>
          <table:table-cell office:value-type="float" office:value="-0.2143503919" calcext:value-type="float">
            <text:p>-0.21435039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5" calcext:value-type="float">
            <text:p>815</text:p>
          </table:table-cell>
          <table:table-cell office:value-type="float" office:value="10.72302143" calcext:value-type="float">
            <text:p>10.72302143</text:p>
          </table:table-cell>
          <table:table-cell office:value-type="float" office:value="0.3529121597" calcext:value-type="float">
            <text:p>0.3529121597</text:p>
          </table:table-cell>
          <table:table-cell office:value-type="float" office:value="0.8481007691" calcext:value-type="float">
            <text:p>0.8481007691</text:p>
          </table:table-cell>
          <table:table-cell office:value-type="float" office:value="0.009199842753" calcext:value-type="float">
            <text:p>0.0091998428</text:p>
          </table:table-cell>
          <table:table-cell office:value-type="float" office:value="-0.2105105234" calcext:value-type="float">
            <text:p>-0.21051052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5" calcext:value-type="float">
            <text:p>815</text:p>
          </table:table-cell>
          <table:table-cell office:value-type="float" office:value="10.745035" calcext:value-type="float">
            <text:p>10.745035</text:p>
          </table:table-cell>
          <table:table-cell office:value-type="float" office:value="0.3902701604" calcext:value-type="float">
            <text:p>0.3902701604</text:p>
          </table:table-cell>
          <table:table-cell office:value-type="float" office:value="0.7570967879" calcext:value-type="float">
            <text:p>0.7570967879</text:p>
          </table:table-cell>
          <table:table-cell office:value-type="float" office:value="0.009237731765" calcext:value-type="float">
            <text:p>0.0092377318</text:p>
          </table:table-cell>
          <table:table-cell office:value-type="float" office:value="-0.2147121425" calcext:value-type="float">
            <text:p>-0.21471214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10.75534048" calcext:value-type="float">
            <text:p>10.75534048</text:p>
          </table:table-cell>
          <table:table-cell office:value-type="float" office:value="0.3420960959" calcext:value-type="float">
            <text:p>0.3420960959</text:p>
          </table:table-cell>
          <table:table-cell office:value-type="float" office:value="-0.9712706863" calcext:value-type="float">
            <text:p>-0.9712706863</text:p>
          </table:table-cell>
          <table:table-cell office:value-type="float" office:value="0.009259125685" calcext:value-type="float">
            <text:p>0.0092591257</text:p>
          </table:table-cell>
          <table:table-cell office:value-type="float" office:value="-0.2116162898" calcext:value-type="float">
            <text:p>-0.21161628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10.7762401" calcext:value-type="float">
            <text:p>10.7762401</text:p>
          </table:table-cell>
          <table:table-cell office:value-type="float" office:value="0.3537964019" calcext:value-type="float">
            <text:p>0.3537964019</text:p>
          </table:table-cell>
          <table:table-cell office:value-type="float" office:value="0.2281245884" calcext:value-type="float">
            <text:p>0.2281245884</text:p>
          </table:table-cell>
          <table:table-cell office:value-type="float" office:value="0.009791704646" calcext:value-type="float">
            <text:p>0.0097917046</text:p>
          </table:table-cell>
          <table:table-cell office:value-type="float" office:value="-0.2101034789" calcext:value-type="float">
            <text:p>-0.21010347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8" calcext:value-type="float">
            <text:p>818</text:p>
          </table:table-cell>
          <table:table-cell office:value-type="float" office:value="10.79336166" calcext:value-type="float">
            <text:p>10.79336166</text:p>
          </table:table-cell>
          <table:table-cell office:value-type="float" office:value="0.3220303944" calcext:value-type="float">
            <text:p>0.3220303944</text:p>
          </table:table-cell>
          <table:table-cell office:value-type="float" office:value="-0.6509004953" calcext:value-type="float">
            <text:p>-0.6509004953</text:p>
          </table:table-cell>
          <table:table-cell office:value-type="float" office:value="0.009915299537" calcext:value-type="float">
            <text:p>0.0099152995</text:p>
          </table:table-cell>
          <table:table-cell office:value-type="float" office:value="-0.2028026911" calcext:value-type="float">
            <text:p>-0.20280269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8" calcext:value-type="float">
            <text:p>818</text:p>
          </table:table-cell>
          <table:table-cell office:value-type="float" office:value="10.80101278" calcext:value-type="float">
            <text:p>10.80101278</text:p>
          </table:table-cell>
          <table:table-cell office:value-type="float" office:value="0.3036078768" calcext:value-type="float">
            <text:p>0.3036078768</text:p>
          </table:table-cell>
          <table:table-cell office:value-type="float" office:value="-0.3672122728" calcext:value-type="float">
            <text:p>-0.3672122728</text:p>
          </table:table-cell>
          <table:table-cell office:value-type="float" office:value="0.01048985429" calcext:value-type="float">
            <text:p>0.0104898543</text:p>
          </table:table-cell>
          <table:table-cell office:value-type="float" office:value="-0.1961350897" calcext:value-type="float">
            <text:p>-0.19613508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0" calcext:value-type="float">
            <text:p>820</text:p>
          </table:table-cell>
          <table:table-cell office:value-type="float" office:value="10.8131278" calcext:value-type="float">
            <text:p>10.8131278</text:p>
          </table:table-cell>
          <table:table-cell office:value-type="float" office:value="0.2468603108" calcext:value-type="float">
            <text:p>0.2468603108</text:p>
          </table:table-cell>
          <table:table-cell office:value-type="float" office:value="-1.111266041" calcext:value-type="float">
            <text:p>-1.111266041</text:p>
          </table:table-cell>
          <table:table-cell office:value-type="float" office:value="0.01089126926" calcext:value-type="float">
            <text:p>0.0108912693</text:p>
          </table:table-cell>
          <table:table-cell office:value-type="float" office:value="-0.1958901411" calcext:value-type="float">
            <text:p>-0.19589014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0" calcext:value-type="float">
            <text:p>820</text:p>
          </table:table-cell>
          <table:table-cell office:value-type="float" office:value="10.83788537" calcext:value-type="float">
            <text:p>10.83788537</text:p>
          </table:table-cell>
          <table:table-cell office:value-type="float" office:value="0.2934909864" calcext:value-type="float">
            <text:p>0.2934909864</text:p>
          </table:table-cell>
          <table:table-cell office:value-type="float" office:value="0.9242686604" calcext:value-type="float">
            <text:p>0.9242686604</text:p>
          </table:table-cell>
          <table:table-cell office:value-type="float" office:value="0.01026964757" calcext:value-type="float">
            <text:p>0.0102696476</text:p>
          </table:table-cell>
          <table:table-cell office:value-type="float" office:value="-0.1980208497" calcext:value-type="float">
            <text:p>-0.19802084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0" calcext:value-type="float">
            <text:p>820</text:p>
          </table:table-cell>
          <table:table-cell office:value-type="float" office:value="10.84483751" calcext:value-type="float">
            <text:p>10.84483751</text:p>
          </table:table-cell>
          <table:table-cell office:value-type="float" office:value="0.2899388153" calcext:value-type="float">
            <text:p>0.2899388153</text:p>
          </table:table-cell>
          <table:table-cell office:value-type="float" office:value="-0.07247864408" calcext:value-type="float">
            <text:p>-0.0724786441</text:p>
          </table:table-cell>
          <table:table-cell office:value-type="float" office:value="0.009958000032" calcext:value-type="float">
            <text:p>0.009958</text:p>
          </table:table-cell>
          <table:table-cell office:value-type="float" office:value="-0.1991221187" calcext:value-type="float">
            <text:p>-0.19912211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0" calcext:value-type="float">
            <text:p>820</text:p>
          </table:table-cell>
          <table:table-cell office:value-type="float" office:value="10.86424655" calcext:value-type="float">
            <text:p>10.86424655</text:p>
          </table:table-cell>
          <table:table-cell office:value-type="float" office:value="0.3146446987" calcext:value-type="float">
            <text:p>0.3146446987</text:p>
          </table:table-cell>
          <table:table-cell office:value-type="float" office:value="0.3963339312" calcext:value-type="float">
            <text:p>0.3963339312</text:p>
          </table:table-cell>
          <table:table-cell office:value-type="float" office:value="0.009858353298" calcext:value-type="float">
            <text:p>0.0098583533</text:p>
          </table:table-cell>
          <table:table-cell office:value-type="float" office:value="-0.1890911019" calcext:value-type="float">
            <text:p>-0.18909110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1" calcext:value-type="float">
            <text:p>821</text:p>
          </table:table-cell>
          <table:table-cell office:value-type="float" office:value="10.88832537" calcext:value-type="float">
            <text:p>10.88832537</text:p>
          </table:table-cell>
          <table:table-cell office:value-type="float" office:value="0.367444383" calcext:value-type="float">
            <text:p>0.367444383</text:p>
          </table:table-cell>
          <table:table-cell office:value-type="float" office:value="1.423380795" calcext:value-type="float">
            <text:p>1.423380795</text:p>
          </table:table-cell>
          <table:table-cell office:value-type="float" office:value="0.009983208092" calcext:value-type="float">
            <text:p>0.0099832081</text:p>
          </table:table-cell>
          <table:table-cell office:value-type="float" office:value="-0.1874735387" calcext:value-type="float">
            <text:p>-0.18747353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1" calcext:value-type="float">
            <text:p>821</text:p>
          </table:table-cell>
          <table:table-cell office:value-type="float" office:value="10.90650089" calcext:value-type="float">
            <text:p>10.90650089</text:p>
          </table:table-cell>
          <table:table-cell office:value-type="float" office:value="0.4364408278" calcext:value-type="float">
            <text:p>0.4364408278</text:p>
          </table:table-cell>
          <table:table-cell office:value-type="float" office:value="1.324242079" calcext:value-type="float">
            <text:p>1.324242079</text:p>
          </table:table-cell>
          <table:table-cell office:value-type="float" office:value="0.01001723161" calcext:value-type="float">
            <text:p>0.0100172316</text:p>
          </table:table-cell>
          <table:table-cell office:value-type="float" office:value="-0.1842410454" calcext:value-type="float">
            <text:p>-0.18424104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3" calcext:value-type="float">
            <text:p>823</text:p>
          </table:table-cell>
          <table:table-cell office:value-type="float" office:value="10.91938675" calcext:value-type="float">
            <text:p>10.91938675</text:p>
          </table:table-cell>
          <table:table-cell office:value-type="float" office:value="0.422460918" calcext:value-type="float">
            <text:p>0.422460918</text:p>
          </table:table-cell>
          <table:table-cell office:value-type="float" office:value="-0.2922965274" calcext:value-type="float">
            <text:p>-0.2922965274</text:p>
          </table:table-cell>
          <table:table-cell office:value-type="float" office:value="0.009801558614" calcext:value-type="float">
            <text:p>0.0098015586</text:p>
          </table:table-cell>
          <table:table-cell office:value-type="float" office:value="-0.1822546116" calcext:value-type="float">
            <text:p>-0.18225461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3" calcext:value-type="float">
            <text:p>823</text:p>
          </table:table-cell>
          <table:table-cell office:value-type="float" office:value="10.92943663" calcext:value-type="float">
            <text:p>10.92943663</text:p>
          </table:table-cell>
          <table:table-cell office:value-type="float" office:value="0.2729101598" calcext:value-type="float">
            <text:p>0.2729101598</text:p>
          </table:table-cell>
          <table:table-cell office:value-type="float" office:value="-2.983129262" calcext:value-type="float">
            <text:p>-2.983129262</text:p>
          </table:table-cell>
          <table:table-cell office:value-type="float" office:value="0.008863725742" calcext:value-type="float">
            <text:p>0.0088637257</text:p>
          </table:table-cell>
          <table:table-cell office:value-type="float" office:value="-0.1761276398" calcext:value-type="float">
            <text:p>-0.17612763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3" calcext:value-type="float">
            <text:p>823</text:p>
          </table:table-cell>
          <table:table-cell office:value-type="float" office:value="10.94466209" calcext:value-type="float">
            <text:p>10.94466209</text:p>
          </table:table-cell>
          <table:table-cell office:value-type="float" office:value="0.2578895737" calcext:value-type="float">
            <text:p>0.2578895737</text:p>
          </table:table-cell>
          <table:table-cell office:value-type="float" office:value="-0.2996915394" calcext:value-type="float">
            <text:p>-0.2996915394</text:p>
          </table:table-cell>
          <table:table-cell office:value-type="float" office:value="0.008772043184" calcext:value-type="float">
            <text:p>0.0087720432</text:p>
          </table:table-cell>
          <table:table-cell office:value-type="float" office:value="-0.1779668021" calcext:value-type="float">
            <text:p>-0.17796680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3" calcext:value-type="float">
            <text:p>823</text:p>
          </table:table-cell>
          <table:table-cell office:value-type="float" office:value="10.96745785" calcext:value-type="float">
            <text:p>10.96745785</text:p>
          </table:table-cell>
          <table:table-cell office:value-type="float" office:value="0.3203976076" calcext:value-type="float">
            <text:p>0.3203976076</text:p>
          </table:table-cell>
          <table:table-cell office:value-type="float" office:value="1.252987568" calcext:value-type="float">
            <text:p>1.252987568</text:p>
          </table:table-cell>
          <table:table-cell office:value-type="float" office:value="0.008677040846" calcext:value-type="float">
            <text:p>0.0086770408</text:p>
          </table:table-cell>
          <table:table-cell office:value-type="float" office:value="-0.1725060703" calcext:value-type="float">
            <text:p>-0.17250607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4" calcext:value-type="float">
            <text:p>824</text:p>
          </table:table-cell>
          <table:table-cell office:value-type="float" office:value="10.97528573" calcext:value-type="float">
            <text:p>10.97528573</text:p>
          </table:table-cell>
          <table:table-cell office:value-type="float" office:value="0.3061973948" calcext:value-type="float">
            <text:p>0.3061973948</text:p>
          </table:table-cell>
          <table:table-cell office:value-type="float" office:value="-0.2863795448" calcext:value-type="float">
            <text:p>-0.2863795448</text:p>
          </table:table-cell>
          <table:table-cell office:value-type="float" office:value="0.008642684086" calcext:value-type="float">
            <text:p>0.0086426841</text:p>
          </table:table-cell>
          <table:table-cell office:value-type="float" office:value="-0.1674159814" calcext:value-type="float">
            <text:p>-0.16741598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4" calcext:value-type="float">
            <text:p>824</text:p>
          </table:table-cell>
          <table:table-cell office:value-type="float" office:value="10.99354318" calcext:value-type="float">
            <text:p>10.99354318</text:p>
          </table:table-cell>
          <table:table-cell office:value-type="float" office:value="0.3220855274" calcext:value-type="float">
            <text:p>0.3220855274</text:p>
          </table:table-cell>
          <table:table-cell office:value-type="float" office:value="0.305835749" calcext:value-type="float">
            <text:p>0.305835749</text:p>
          </table:table-cell>
          <table:table-cell office:value-type="float" office:value="0.008378972201" calcext:value-type="float">
            <text:p>0.0083789722</text:p>
          </table:table-cell>
          <table:table-cell office:value-type="float" office:value="-0.1722316718" calcext:value-type="float">
            <text:p>-0.17223167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6" calcext:value-type="float">
            <text:p>826</text:p>
          </table:table-cell>
          <table:table-cell office:value-type="float" office:value="11.01243846" calcext:value-type="float">
            <text:p>11.01243846</text:p>
          </table:table-cell>
          <table:table-cell office:value-type="float" office:value="0.2999138884" calcext:value-type="float">
            <text:p>0.2999138884</text:p>
          </table:table-cell>
          <table:table-cell office:value-type="float" office:value="-0.4581301549" calcext:value-type="float">
            <text:p>-0.4581301549</text:p>
          </table:table-cell>
          <table:table-cell office:value-type="float" office:value="0.008374969709" calcext:value-type="float">
            <text:p>0.0083749697</text:p>
          </table:table-cell>
          <table:table-cell office:value-type="float" office:value="-0.1767733026" calcext:value-type="float">
            <text:p>-0.17677330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6" calcext:value-type="float">
            <text:p>826</text:p>
          </table:table-cell>
          <table:table-cell office:value-type="float" office:value="11.03276916" calcext:value-type="float">
            <text:p>11.03276916</text:p>
          </table:table-cell>
          <table:table-cell office:value-type="float" office:value="0.3752938712" calcext:value-type="float">
            <text:p>0.3752938712</text:p>
          </table:table-cell>
          <table:table-cell office:value-type="float" office:value="1.423779642" calcext:value-type="float">
            <text:p>1.423779642</text:p>
          </table:table-cell>
          <table:table-cell office:value-type="float" office:value="0.00758388096" calcext:value-type="float">
            <text:p>0.007583881</text:p>
          </table:table-cell>
          <table:table-cell office:value-type="float" office:value="-0.1702888489" calcext:value-type="float">
            <text:p>-0.17028884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6" calcext:value-type="float">
            <text:p>826</text:p>
          </table:table-cell>
          <table:table-cell office:value-type="float" office:value="11.05723465" calcext:value-type="float">
            <text:p>11.05723465</text:p>
          </table:table-cell>
          <table:table-cell office:value-type="float" office:value="0.4265306909" calcext:value-type="float">
            <text:p>0.4265306909</text:p>
          </table:table-cell>
          <table:table-cell office:value-type="float" office:value="1.057918276" calcext:value-type="float">
            <text:p>1.057918276</text:p>
          </table:table-cell>
          <table:table-cell office:value-type="float" office:value="0.007510231726" calcext:value-type="float">
            <text:p>0.0075102317</text:p>
          </table:table-cell>
          <table:table-cell office:value-type="float" office:value="-0.1718035496" calcext:value-type="float">
            <text:p>-0.17180354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6" calcext:value-type="float">
            <text:p>826</text:p>
          </table:table-cell>
          <table:table-cell office:value-type="float" office:value="11.07167998" calcext:value-type="float">
            <text:p>11.07167998</text:p>
          </table:table-cell>
          <table:table-cell office:value-type="float" office:value="0.3953437945" calcext:value-type="float">
            <text:p>0.3953437945</text:p>
          </table:table-cell>
          <table:table-cell office:value-type="float" office:value="-0.6409314927" calcext:value-type="float">
            <text:p>-0.6409314927</text:p>
          </table:table-cell>
          <table:table-cell office:value-type="float" office:value="0.007473954895" calcext:value-type="float">
            <text:p>0.0074739549</text:p>
          </table:table-cell>
          <table:table-cell office:value-type="float" office:value="-0.1691080535" calcext:value-type="float">
            <text:p>-0.16910805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7" calcext:value-type="float">
            <text:p>827</text:p>
          </table:table-cell>
          <table:table-cell office:value-type="float" office:value="11.07745718" calcext:value-type="float">
            <text:p>11.07745718</text:p>
          </table:table-cell>
          <table:table-cell office:value-type="float" office:value="0.3058644203" calcext:value-type="float">
            <text:p>0.3058644203</text:p>
          </table:table-cell>
          <table:table-cell office:value-type="float" office:value="-1.789971146" calcext:value-type="float">
            <text:p>-1.789971146</text:p>
          </table:table-cell>
          <table:table-cell office:value-type="float" office:value="0.007403392941" calcext:value-type="float">
            <text:p>0.0074033929</text:p>
          </table:table-cell>
          <table:table-cell office:value-type="float" office:value="-0.1664125575" calcext:value-type="float">
            <text:p>-0.16641255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7" calcext:value-type="float">
            <text:p>827</text:p>
          </table:table-cell>
          <table:table-cell office:value-type="float" office:value="11.10422519" calcext:value-type="float">
            <text:p>11.10422519</text:p>
          </table:table-cell>
          <table:table-cell office:value-type="float" office:value="0.3146344725" calcext:value-type="float">
            <text:p>0.3146344725</text:p>
          </table:table-cell>
          <table:table-cell office:value-type="float" office:value="0.1741246003" calcext:value-type="float">
            <text:p>0.1741246003</text:p>
          </table:table-cell>
          <table:table-cell office:value-type="float" office:value="0.007058349238" calcext:value-type="float">
            <text:p>0.0070583492</text:p>
          </table:table-cell>
          <table:table-cell office:value-type="float" office:value="-0.1708908914" calcext:value-type="float">
            <text:p>-0.17089089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9" calcext:value-type="float">
            <text:p>829</text:p>
          </table:table-cell>
          <table:table-cell office:value-type="float" office:value="11.11727143" calcext:value-type="float">
            <text:p>11.11727143</text:p>
          </table:table-cell>
          <table:table-cell office:value-type="float" office:value="0.3031676434" calcext:value-type="float">
            <text:p>0.3031676434</text:p>
          </table:table-cell>
          <table:table-cell office:value-type="float" office:value="-0.2306946406" calcext:value-type="float">
            <text:p>-0.2306946406</text:p>
          </table:table-cell>
          <table:table-cell office:value-type="float" office:value="0.006976480378" calcext:value-type="float">
            <text:p>0.0069764804</text:p>
          </table:table-cell>
          <table:table-cell office:value-type="float" office:value="-0.1690864253" calcext:value-type="float">
            <text:p>-0.16908642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9" calcext:value-type="float">
            <text:p>829</text:p>
          </table:table-cell>
          <table:table-cell office:value-type="float" office:value="11.11155826" calcext:value-type="float">
            <text:p>11.11155826</text:p>
          </table:table-cell>
          <table:table-cell office:value-type="float" office:value="0.227542258" calcext:value-type="float">
            <text:p>0.227542258</text:p>
          </table:table-cell>
          <table:table-cell office:value-type="float" office:value="-1.473378374" calcext:value-type="float">
            <text:p>-1.473378374</text:p>
          </table:table-cell>
          <table:table-cell office:value-type="float" office:value="0.006653412638" calcext:value-type="float">
            <text:p>0.0066534126</text:p>
          </table:table-cell>
          <table:table-cell office:value-type="float" office:value="-0.1575099009" calcext:value-type="float">
            <text:p>-0.15750990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9" calcext:value-type="float">
            <text:p>829</text:p>
          </table:table-cell>
          <table:table-cell office:value-type="float" office:value="11.13841366" calcext:value-type="float">
            <text:p>11.13841366</text:p>
          </table:table-cell>
          <table:table-cell office:value-type="float" office:value="0.2289965446" calcext:value-type="float">
            <text:p>0.2289965446</text:p>
          </table:table-cell>
          <table:table-cell office:value-type="float" office:value="0.02901637106" calcext:value-type="float">
            <text:p>0.0290163711</text:p>
          </table:table-cell>
          <table:table-cell office:value-type="float" office:value="0.006626657442" calcext:value-type="float">
            <text:p>0.0066266574</text:p>
          </table:table-cell>
          <table:table-cell office:value-type="float" office:value="-0.1626574409" calcext:value-type="float">
            <text:p>-0.16265744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9" calcext:value-type="float">
            <text:p>829</text:p>
          </table:table-cell>
          <table:table-cell office:value-type="float" office:value="11.15328202" calcext:value-type="float">
            <text:p>11.15328202</text:p>
          </table:table-cell>
          <table:table-cell office:value-type="float" office:value="0.2434845162" calcext:value-type="float">
            <text:p>0.2434845162</text:p>
          </table:table-cell>
          <table:table-cell office:value-type="float" office:value="0.2981067314" calcext:value-type="float">
            <text:p>0.2981067314</text:p>
          </table:table-cell>
          <table:table-cell office:value-type="float" office:value="0.006710599188" calcext:value-type="float">
            <text:p>0.0067105992</text:p>
          </table:table-cell>
          <table:table-cell office:value-type="float" office:value="-0.1647230235" calcext:value-type="float">
            <text:p>-0.16472302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0" calcext:value-type="float">
            <text:p>830</text:p>
          </table:table-cell>
          <table:table-cell office:value-type="float" office:value="11.1704387" calcext:value-type="float">
            <text:p>11.1704387</text:p>
          </table:table-cell>
          <table:table-cell office:value-type="float" office:value="0.393780723" calcext:value-type="float">
            <text:p>0.393780723</text:p>
          </table:table-cell>
          <table:table-cell office:value-type="float" office:value="2.974805883" calcext:value-type="float">
            <text:p>2.974805883</text:p>
          </table:table-cell>
          <table:table-cell office:value-type="float" office:value="0.006449122906" calcext:value-type="float">
            <text:p>0.0064491229</text:p>
          </table:table-cell>
          <table:table-cell office:value-type="float" office:value="-0.157037965" calcext:value-type="float">
            <text:p>-0.1570379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0" calcext:value-type="float">
            <text:p>830</text:p>
          </table:table-cell>
          <table:table-cell office:value-type="float" office:value="11.18355612" calcext:value-type="float">
            <text:p>11.18355612</text:p>
          </table:table-cell>
          <table:table-cell office:value-type="float" office:value="0.2848906479" calcext:value-type="float">
            <text:p>0.2848906479</text:p>
          </table:table-cell>
          <table:table-cell office:value-type="float" office:value="-1.736248285" calcext:value-type="float">
            <text:p>-1.736248285</text:p>
          </table:table-cell>
          <table:table-cell office:value-type="float" office:value="0.006402928757" calcext:value-type="float">
            <text:p>0.0064029288</text:p>
          </table:table-cell>
          <table:table-cell office:value-type="float" office:value="-0.1495797091" calcext:value-type="float">
            <text:p>-0.14957970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2" calcext:value-type="float">
            <text:p>832</text:p>
          </table:table-cell>
          <table:table-cell office:value-type="float" office:value="11.19799441" calcext:value-type="float">
            <text:p>11.19799441</text:p>
          </table:table-cell>
          <table:table-cell office:value-type="float" office:value="0.3145473016" calcext:value-type="float">
            <text:p>0.3145473016</text:p>
          </table:table-cell>
          <table:table-cell office:value-type="float" office:value="0.8111438494" calcext:value-type="float">
            <text:p>0.8111438494</text:p>
          </table:table-cell>
          <table:table-cell office:value-type="float" office:value="0.006366638905" calcext:value-type="float">
            <text:p>0.0063666389</text:p>
          </table:table-cell>
          <table:table-cell office:value-type="float" office:value="-0.14979301" calcext:value-type="float">
            <text:p>-0.149793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2" calcext:value-type="float">
            <text:p>832</text:p>
          </table:table-cell>
          <table:table-cell office:value-type="float" office:value="11.21037134" calcext:value-type="float">
            <text:p>11.21037134</text:p>
          </table:table-cell>
          <table:table-cell office:value-type="float" office:value="0.2824600134" calcext:value-type="float">
            <text:p>0.2824600134</text:p>
          </table:table-cell>
          <table:table-cell office:value-type="float" office:value="-0.6308073995" calcext:value-type="float">
            <text:p>-0.6308073995</text:p>
          </table:table-cell>
          <table:table-cell office:value-type="float" office:value="0.005535517346" calcext:value-type="float">
            <text:p>0.0055355173</text:p>
          </table:table-cell>
          <table:table-cell office:value-type="float" office:value="-0.165475093" calcext:value-type="float">
            <text:p>-0.1654750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2" calcext:value-type="float">
            <text:p>832</text:p>
          </table:table-cell>
          <table:table-cell office:value-type="float" office:value="11.20121786" calcext:value-type="float">
            <text:p>11.20121786</text:p>
          </table:table-cell>
          <table:table-cell office:value-type="float" office:value="0.1519211649" calcext:value-type="float">
            <text:p>0.1519211649</text:p>
          </table:table-cell>
          <table:table-cell office:value-type="float" office:value="-2.602080142" calcext:value-type="float">
            <text:p>-2.602080142</text:p>
          </table:table-cell>
          <table:table-cell office:value-type="float" office:value="0.005463179154" calcext:value-type="float">
            <text:p>0.0054631792</text:p>
          </table:table-cell>
          <table:table-cell office:value-type="float" office:value="-0.1637115989" calcext:value-type="float">
            <text:p>-0.16371159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2" calcext:value-type="float">
            <text:p>832</text:p>
          </table:table-cell>
          <table:table-cell office:value-type="float" office:value="11.18110836" calcext:value-type="float">
            <text:p>11.18110836</text:p>
          </table:table-cell>
          <table:table-cell office:value-type="float" office:value="-0.1162628583" calcext:value-type="float">
            <text:p>-0.1162628583</text:p>
          </table:table-cell>
          <table:table-cell office:value-type="float" office:value="-5.46314544" calcext:value-type="float">
            <text:p>-5.46314544</text:p>
          </table:table-cell>
          <table:table-cell office:value-type="float" office:value="0.00530185799" calcext:value-type="float">
            <text:p>0.005301858</text:p>
          </table:table-cell>
          <table:table-cell office:value-type="float" office:value="-0.1592462526" calcext:value-type="float">
            <text:p>-0.15924625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4" calcext:value-type="float">
            <text:p>834</text:p>
          </table:table-cell>
          <table:table-cell office:value-type="float" office:value="11.14038294" calcext:value-type="float">
            <text:p>11.14038294</text:p>
          </table:table-cell>
          <table:table-cell office:value-type="float" office:value="-0.4593274005" calcext:value-type="float">
            <text:p>-0.4593274005</text:p>
          </table:table-cell>
          <table:table-cell office:value-type="float" office:value="-6.62008053" calcext:value-type="float">
            <text:p>-6.62008053</text:p>
          </table:table-cell>
          <table:table-cell office:value-type="float" office:value="0.00524600621" calcext:value-type="float">
            <text:p>0.0052460062</text:p>
          </table:table-cell>
          <table:table-cell office:value-type="float" office:value="-0.1616925364" calcext:value-type="float">
            <text:p>-0.16169253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4" calcext:value-type="float">
            <text:p>834</text:p>
          </table:table-cell>
          <table:table-cell office:value-type="float" office:value="11.10134769" calcext:value-type="float">
            <text:p>11.10134769</text:p>
          </table:table-cell>
          <table:table-cell office:value-type="float" office:value="-0.6688081222" calcext:value-type="float">
            <text:p>-0.6688081222</text:p>
          </table:table-cell>
          <table:table-cell office:value-type="float" office:value="-4.351664684" calcext:value-type="float">
            <text:p>-4.351664684</text:p>
          </table:table-cell>
          <table:table-cell office:value-type="float" office:value="0.004455288707" calcext:value-type="float">
            <text:p>0.0044552887</text:p>
          </table:table-cell>
          <table:table-cell office:value-type="float" office:value="-0.1625120636" calcext:value-type="float">
            <text:p>-0.16251206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11.03078899" calcext:value-type="float">
            <text:p>11.03078899</text:p>
          </table:table-cell>
          <table:table-cell office:value-type="float" office:value="-1.006840057" calcext:value-type="float">
            <text:p>-1.006840057</text:p>
          </table:table-cell>
          <table:table-cell office:value-type="float" office:value="-6.820859235" calcext:value-type="float">
            <text:p>-6.820859235</text:p>
          </table:table-cell>
          <table:table-cell office:value-type="float" office:value="0.004238886988" calcext:value-type="float">
            <text:p>0.004238887</text:p>
          </table:table-cell>
          <table:table-cell office:value-type="float" office:value="-0.1550692776" calcext:value-type="float">
            <text:p>-0.15506927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10.86368973" calcext:value-type="float">
            <text:p>10.86368973</text:p>
          </table:table-cell>
          <table:table-cell office:value-type="float" office:value="-1.812183623" calcext:value-type="float">
            <text:p>-1.812183623</text:p>
          </table:table-cell>
          <table:table-cell office:value-type="float" office:value="-15.43174719" calcext:value-type="float">
            <text:p>-15.43174719</text:p>
          </table:table-cell>
          <table:table-cell office:value-type="float" office:value="0.003922021601" calcext:value-type="float">
            <text:p>0.0039220216</text:p>
          </table:table-cell>
          <table:table-cell office:value-type="float" office:value="-0.1692516906" calcext:value-type="float">
            <text:p>-0.16925169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10.67094343" calcext:value-type="float">
            <text:p>10.67094343</text:p>
          </table:table-cell>
          <table:table-cell office:value-type="float" office:value="-2.834568549" calcext:value-type="float">
            <text:p>-2.834568549</text:p>
          </table:table-cell>
          <table:table-cell office:value-type="float" office:value="-20.57039021" calcext:value-type="float">
            <text:p>-20.57039021</text:p>
          </table:table-cell>
          <table:table-cell office:value-type="float" office:value="0.003741811161" calcext:value-type="float">
            <text:p>0.0037418112</text:p>
          </table:table-cell>
          <table:table-cell office:value-type="float" office:value="-0.1615331119" calcext:value-type="float">
            <text:p>-0.16153311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10.43564806" calcext:value-type="float">
            <text:p>10.43564806</text:p>
          </table:table-cell>
          <table:table-cell office:value-type="float" office:value="-3.884407966" calcext:value-type="float">
            <text:p>-3.884407966</text:p>
          </table:table-cell>
          <table:table-cell office:value-type="float" office:value="-20.40495407" calcext:value-type="float">
            <text:p>-20.40495407</text:p>
          </table:table-cell>
          <table:table-cell office:value-type="float" office:value="0.003519066256" calcext:value-type="float">
            <text:p>0.0035190663</text:p>
          </table:table-cell>
          <table:table-cell office:value-type="float" office:value="-0.1599761672" calcext:value-type="float">
            <text:p>-0.15997616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7" calcext:value-type="float">
            <text:p>837</text:p>
          </table:table-cell>
          <table:table-cell office:value-type="float" office:value="10.20906204" calcext:value-type="float">
            <text:p>10.20906204</text:p>
          </table:table-cell>
          <table:table-cell office:value-type="float" office:value="-4.376059613" calcext:value-type="float">
            <text:p>-4.376059613</text:p>
          </table:table-cell>
          <table:table-cell office:value-type="float" office:value="-10.14795965" calcext:value-type="float">
            <text:p>-10.14795965</text:p>
          </table:table-cell>
          <table:table-cell office:value-type="float" office:value="0.003115050391" calcext:value-type="float">
            <text:p>0.0031150504</text:p>
          </table:table-cell>
          <table:table-cell office:value-type="float" office:value="-0.1592431239" calcext:value-type="float">
            <text:p>-0.15924312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7" calcext:value-type="float">
            <text:p>837</text:p>
          </table:table-cell>
          <table:table-cell office:value-type="float" office:value="10.00818838" calcext:value-type="float">
            <text:p>10.00818838</text:p>
          </table:table-cell>
          <table:table-cell office:value-type="float" office:value="-4.455855992" calcext:value-type="float">
            <text:p>-4.455855992</text:p>
          </table:table-cell>
          <table:table-cell office:value-type="float" office:value="-1.635641346" calcext:value-type="float">
            <text:p>-1.635641346</text:p>
          </table:table-cell>
          <table:table-cell office:value-type="float" office:value="0.002747740463" calcext:value-type="float">
            <text:p>0.0027477405</text:p>
          </table:table-cell>
          <table:table-cell office:value-type="float" office:value="-0.1612640403" calcext:value-type="float">
            <text:p>-0.1612640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9.796145574" calcext:value-type="float">
            <text:p>9.796145574</text:p>
          </table:table-cell>
          <table:table-cell office:value-type="float" office:value="-4.347888365" calcext:value-type="float">
            <text:p>-4.347888365</text:p>
          </table:table-cell>
          <table:table-cell office:value-type="float" office:value="2.163682272" calcext:value-type="float">
            <text:p>2.163682272</text:p>
          </table:table-cell>
          <table:table-cell office:value-type="float" office:value="0.002084774045" calcext:value-type="float">
            <text:p>0.002084774</text:p>
          </table:table-cell>
          <table:table-cell office:value-type="float" office:value="-0.1646162838" calcext:value-type="float">
            <text:p>-0.16461628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9.586826385" calcext:value-type="float">
            <text:p>9.586826385</text:p>
          </table:table-cell>
          <table:table-cell office:value-type="float" office:value="-4.14615841" calcext:value-type="float">
            <text:p>-4.14615841</text:p>
          </table:table-cell>
          <table:table-cell office:value-type="float" office:value="3.924044494" calcext:value-type="float">
            <text:p>3.924044494</text:p>
          </table:table-cell>
          <table:table-cell office:value-type="float" office:value="0.001657827773" calcext:value-type="float">
            <text:p>0.0016578278</text:p>
          </table:table-cell>
          <table:table-cell office:value-type="float" office:value="-0.1685806722" calcext:value-type="float">
            <text:p>-0.16858067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9.471819223" calcext:value-type="float">
            <text:p>9.471819223</text:p>
          </table:table-cell>
          <table:table-cell office:value-type="float" office:value="-3.548208084" calcext:value-type="float">
            <text:p>-3.548208084</text:p>
          </table:table-cell>
          <table:table-cell office:value-type="float" office:value="12.08093676" calcext:value-type="float">
            <text:p>12.08093676</text:p>
          </table:table-cell>
          <table:table-cell office:value-type="float" office:value="0.0009386784519" calcext:value-type="float">
            <text:p>0.0009386785</text:p>
          </table:table-cell>
          <table:table-cell office:value-type="float" office:value="-0.1699713823" calcext:value-type="float">
            <text:p>-0.16997138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9.40617988" calcext:value-type="float">
            <text:p>9.40617988</text:p>
          </table:table-cell>
          <table:table-cell office:value-type="float" office:value="-2.574045739" calcext:value-type="float">
            <text:p>-2.574045739</text:p>
          </table:table-cell>
          <table:table-cell office:value-type="float" office:value="19.6922928" calcext:value-type="float">
            <text:p>19.6922928</text:p>
          </table:table-cell>
          <table:table-cell office:value-type="float" office:value="0.0003227588476" calcext:value-type="float">
            <text:p>0.0003227588</text:p>
          </table:table-cell>
          <table:table-cell office:value-type="float" office:value="-0.165236587" calcext:value-type="float">
            <text:p>-0.1652365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9.347397265" calcext:value-type="float">
            <text:p>9.347397265</text:p>
          </table:table-cell>
          <table:table-cell office:value-type="float" office:value="-1.609545371" calcext:value-type="float">
            <text:p>-1.609545371</text:p>
          </table:table-cell>
          <table:table-cell office:value-type="float" office:value="19.33129978" calcext:value-type="float">
            <text:p>19.33129978</text:p>
          </table:table-cell>
          <table:table-cell office:value-type="float" office:value="-0.0002113158949" calcext:value-type="float">
            <text:p>-0.0002113159</text:p>
          </table:table-cell>
          <table:table-cell office:value-type="float" office:value="-0.1712286771" calcext:value-type="float">
            <text:p>-0.17122867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9.266533939" calcext:value-type="float">
            <text:p>9.266533939</text:p>
          </table:table-cell>
          <table:table-cell office:value-type="float" office:value="-1.380412526" calcext:value-type="float">
            <text:p>-1.380412526</text:p>
          </table:table-cell>
          <table:table-cell office:value-type="float" office:value="4.636295778" calcext:value-type="float">
            <text:p>4.636295778</text:p>
          </table:table-cell>
          <table:table-cell office:value-type="float" office:value="0.0004401104537" calcext:value-type="float">
            <text:p>0.0004401105</text:p>
          </table:table-cell>
          <table:table-cell office:value-type="float" office:value="-0.1662257798" calcext:value-type="float">
            <text:p>-0.16622577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9.18127081" calcext:value-type="float">
            <text:p>9.18127081</text:p>
          </table:table-cell>
          <table:table-cell office:value-type="float" office:value="-1.504225321" calcext:value-type="float">
            <text:p>-1.504225321</text:p>
          </table:table-cell>
          <table:table-cell office:value-type="float" office:value="-2.466161066" calcext:value-type="float">
            <text:p>-2.466161066</text:p>
          </table:table-cell>
          <table:table-cell office:value-type="float" office:value="0.0002510768313" calcext:value-type="float">
            <text:p>0.0002510768</text:p>
          </table:table-cell>
          <table:table-cell office:value-type="float" office:value="-0.1757847635" calcext:value-type="float">
            <text:p>-0.17578476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9.106869107" calcext:value-type="float">
            <text:p>9.106869107</text:p>
          </table:table-cell>
          <table:table-cell office:value-type="float" office:value="-1.495099609" calcext:value-type="float">
            <text:p>-1.495099609</text:p>
          </table:table-cell>
          <table:table-cell office:value-type="float" office:value="0.1411499262" calcext:value-type="float">
            <text:p>0.1411499262</text:p>
          </table:table-cell>
          <table:table-cell office:value-type="float" office:value="0.0001906167005" calcext:value-type="float">
            <text:p>0.0001906167</text:p>
          </table:table-cell>
          <table:table-cell office:value-type="float" office:value="-0.1730865446" calcext:value-type="float">
            <text:p>-0.17308654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9.060293188" calcext:value-type="float">
            <text:p>9.060293188</text:p>
          </table:table-cell>
          <table:table-cell office:value-type="float" office:value="-1.388902933" calcext:value-type="float">
            <text:p>-1.388902933</text:p>
          </table:table-cell>
          <table:table-cell office:value-type="float" office:value="3.004243428" calcext:value-type="float">
            <text:p>3.004243428</text:p>
          </table:table-cell>
          <table:table-cell office:value-type="float" office:value="0.0001777330076" calcext:value-type="float">
            <text:p>0.000177733</text:p>
          </table:table-cell>
          <table:table-cell office:value-type="float" office:value="-0.1776661987" calcext:value-type="float">
            <text:p>-0.1776661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9.044564036" calcext:value-type="float">
            <text:p>9.044564036</text:p>
          </table:table-cell>
          <table:table-cell office:value-type="float" office:value="-0.9270557265" calcext:value-type="float">
            <text:p>-0.9270557265</text:p>
          </table:table-cell>
          <table:table-cell office:value-type="float" office:value="9.183685358" calcext:value-type="float">
            <text:p>9.183685358</text:p>
          </table:table-cell>
          <table:table-cell office:value-type="float" office:value="0.0001916539225" calcext:value-type="float">
            <text:p>0.0001916539</text:p>
          </table:table-cell>
          <table:table-cell office:value-type="float" office:value="-0.1807139748" calcext:value-type="float">
            <text:p>-0.18071397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2" calcext:value-type="float">
            <text:p>842</text:p>
          </table:table-cell>
          <table:table-cell office:value-type="float" office:value="9.029234626" calcext:value-type="float">
            <text:p>9.029234626</text:p>
          </table:table-cell>
          <table:table-cell office:value-type="float" office:value="-0.6460032395" calcext:value-type="float">
            <text:p>-0.6460032395</text:p>
          </table:table-cell>
          <table:table-cell office:value-type="float" office:value="5.640229566" calcext:value-type="float">
            <text:p>5.640229566</text:p>
          </table:table-cell>
          <table:table-cell office:value-type="float" office:value="0.0003349714683" calcext:value-type="float">
            <text:p>0.0003349715</text:p>
          </table:table-cell>
          <table:table-cell office:value-type="float" office:value="-0.1872092026" calcext:value-type="float">
            <text:p>-0.18720920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2" calcext:value-type="float">
            <text:p>842</text:p>
          </table:table-cell>
          <table:table-cell office:value-type="float" office:value="9.009526746" calcext:value-type="float">
            <text:p>9.009526746</text:p>
          </table:table-cell>
          <table:table-cell office:value-type="float" office:value="-0.3380335712" calcext:value-type="float">
            <text:p>-0.3380335712</text:p>
          </table:table-cell>
          <table:table-cell office:value-type="float" office:value="6.15219837" calcext:value-type="float">
            <text:p>6.15219837</text:p>
          </table:table-cell>
          <table:table-cell office:value-type="float" office:value="0.001041270441" calcext:value-type="float">
            <text:p>0.0010412704</text:p>
          </table:table-cell>
          <table:table-cell office:value-type="float" office:value="-0.177911397" calcext:value-type="float">
            <text:p>-0.1779113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3" calcext:value-type="float">
            <text:p>843</text:p>
          </table:table-cell>
          <table:table-cell office:value-type="float" office:value="8.987473372" calcext:value-type="float">
            <text:p>8.987473372</text:p>
          </table:table-cell>
          <table:table-cell office:value-type="float" office:value="-0.3791552376" calcext:value-type="float">
            <text:p>-0.3791552376</text:p>
          </table:table-cell>
          <table:table-cell office:value-type="float" office:value="-0.8132345555" calcext:value-type="float">
            <text:p>-0.8132345555</text:p>
          </table:table-cell>
          <table:table-cell office:value-type="float" office:value="0.0009717234481" calcext:value-type="float">
            <text:p>0.0009717234</text:p>
          </table:table-cell>
          <table:table-cell office:value-type="float" office:value="-0.1824263186" calcext:value-type="float">
            <text:p>-0.18242631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3" calcext:value-type="float">
            <text:p>843</text:p>
          </table:table-cell>
          <table:table-cell office:value-type="float" office:value="8.956657914" calcext:value-type="float">
            <text:p>8.956657914</text:p>
          </table:table-cell>
          <table:table-cell office:value-type="float" office:value="-0.484296612" calcext:value-type="float">
            <text:p>-0.484296612</text:p>
          </table:table-cell>
          <table:table-cell office:value-type="float" office:value="-2.125855778" calcext:value-type="float">
            <text:p>-2.125855778</text:p>
          </table:table-cell>
          <table:table-cell office:value-type="float" office:value="0.001128324563" calcext:value-type="float">
            <text:p>0.0011283246</text:p>
          </table:table-cell>
          <table:table-cell office:value-type="float" office:value="-0.1785545057" calcext:value-type="float">
            <text:p>-0.17855450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3" calcext:value-type="float">
            <text:p>843</text:p>
          </table:table-cell>
          <table:table-cell office:value-type="float" office:value="8.951798777" calcext:value-type="float">
            <text:p>8.951798777</text:p>
          </table:table-cell>
          <table:table-cell office:value-type="float" office:value="-0.3859596037" calcext:value-type="float">
            <text:p>-0.3859596037</text:p>
          </table:table-cell>
          <table:table-cell office:value-type="float" office:value="1.99716587" calcext:value-type="float">
            <text:p>1.99716587</text:p>
          </table:table-cell>
          <table:table-cell office:value-type="float" office:value="0.001071955576" calcext:value-type="float">
            <text:p>0.0010719556</text:p>
          </table:table-cell>
          <table:table-cell office:value-type="float" office:value="-0.1818391205" calcext:value-type="float">
            <text:p>-0.18183912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3" calcext:value-type="float">
            <text:p>843</text:p>
          </table:table-cell>
          <table:table-cell office:value-type="float" office:value="8.930712694" calcext:value-type="float">
            <text:p>8.930712694</text:p>
          </table:table-cell>
          <table:table-cell office:value-type="float" office:value="-0.3759005914" calcext:value-type="float">
            <text:p>-0.3759005914</text:p>
          </table:table-cell>
          <table:table-cell office:value-type="float" office:value="0.1936598716" calcext:value-type="float">
            <text:p>0.1936598716</text:p>
          </table:table-cell>
          <table:table-cell office:value-type="float" office:value="0.0009887741448" calcext:value-type="float">
            <text:p>0.0009887741</text:p>
          </table:table-cell>
          <table:table-cell office:value-type="float" office:value="-0.1805493141" calcext:value-type="float">
            <text:p>-0.18054931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5" calcext:value-type="float">
            <text:p>845</text:p>
          </table:table-cell>
          <table:table-cell office:value-type="float" office:value="8.917539755" calcext:value-type="float">
            <text:p>8.917539755</text:p>
          </table:table-cell>
          <table:table-cell office:value-type="float" office:value="-0.2582054263" calcext:value-type="float">
            <text:p>-0.2582054263</text:p>
          </table:table-cell>
          <table:table-cell office:value-type="float" office:value="2.412105033" calcext:value-type="float">
            <text:p>2.412105033</text:p>
          </table:table-cell>
          <table:table-cell office:value-type="float" office:value="0.0009919713517" calcext:value-type="float">
            <text:p>0.0009919714</text:p>
          </table:table-cell>
          <table:table-cell office:value-type="float" office:value="-0.1869310645" calcext:value-type="float">
            <text:p>-0.18693106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5" calcext:value-type="float">
            <text:p>845</text:p>
          </table:table-cell>
          <table:table-cell office:value-type="float" office:value="8.897438272" calcext:value-type="float">
            <text:p>8.897438272</text:p>
          </table:table-cell>
          <table:table-cell office:value-type="float" office:value="-0.3505909227" calcext:value-type="float">
            <text:p>-0.3505909227</text:p>
          </table:table-cell>
          <table:table-cell office:value-type="float" office:value="-1.72735563" calcext:value-type="float">
            <text:p>-1.72735563</text:p>
          </table:table-cell>
          <table:table-cell office:value-type="float" office:value="0.001142230939" calcext:value-type="float">
            <text:p>0.0011422309</text:p>
          </table:table-cell>
          <table:table-cell office:value-type="float" office:value="-0.1977736999" calcext:value-type="float">
            <text:p>-0.19777369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6" calcext:value-type="float">
            <text:p>846</text:p>
          </table:table-cell>
          <table:table-cell office:value-type="float" office:value="8.885257503" calcext:value-type="float">
            <text:p>8.885257503</text:p>
          </table:table-cell>
          <table:table-cell office:value-type="float" office:value="-0.3003172302" calcext:value-type="float">
            <text:p>-0.3003172302</text:p>
          </table:table-cell>
          <table:table-cell office:value-type="float" office:value="1.053023218" calcext:value-type="float">
            <text:p>1.053023218</text:p>
          </table:table-cell>
          <table:table-cell office:value-type="float" office:value="0.001154763004" calcext:value-type="float">
            <text:p>0.001154763</text:p>
          </table:table-cell>
          <table:table-cell office:value-type="float" office:value="-0.1978632678" calcext:value-type="float">
            <text:p>-0.19786326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6" calcext:value-type="float">
            <text:p>846</text:p>
          </table:table-cell>
          <table:table-cell office:value-type="float" office:value="8.86807812" calcext:value-type="float">
            <text:p>8.86807812</text:p>
          </table:table-cell>
          <table:table-cell office:value-type="float" office:value="-0.326306133" calcext:value-type="float">
            <text:p>-0.326306133</text:p>
          </table:table-cell>
          <table:table-cell office:value-type="float" office:value="-0.5263617459" calcext:value-type="float">
            <text:p>-0.5263617459</text:p>
          </table:table-cell>
          <table:table-cell office:value-type="float" office:value="0.001092414133" calcext:value-type="float">
            <text:p>0.0010924141</text:p>
          </table:table-cell>
          <table:table-cell office:value-type="float" office:value="-0.198380533" calcext:value-type="float">
            <text:p>-0.1983805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6" calcext:value-type="float">
            <text:p>846</text:p>
          </table:table-cell>
          <table:table-cell office:value-type="float" office:value="8.861429233" calcext:value-type="float">
            <text:p>8.861429233</text:p>
          </table:table-cell>
          <table:table-cell office:value-type="float" office:value="-0.245968402" calcext:value-type="float">
            <text:p>-0.245968402</text:p>
          </table:table-cell>
          <table:table-cell office:value-type="float" office:value="1.629128747" calcext:value-type="float">
            <text:p>1.629128747</text:p>
          </table:table-cell>
          <table:table-cell office:value-type="float" office:value="0.001104339592" calcext:value-type="float">
            <text:p>0.0011043396</text:p>
          </table:table-cell>
          <table:table-cell office:value-type="float" office:value="-0.2010762975" calcext:value-type="float">
            <text:p>-0.20107629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6" calcext:value-type="float">
            <text:p>846</text:p>
          </table:table-cell>
          <table:table-cell office:value-type="float" office:value="8.848659793" calcext:value-type="float">
            <text:p>8.848659793</text:p>
          </table:table-cell>
          <table:table-cell office:value-type="float" office:value="-0.245461877" calcext:value-type="float">
            <text:p>-0.245461877</text:p>
          </table:table-cell>
          <table:table-cell office:value-type="float" office:value="0.01006019975" calcext:value-type="float">
            <text:p>0.0100601998</text:p>
          </table:table-cell>
          <table:table-cell office:value-type="float" office:value="0.001209906764" calcext:value-type="float">
            <text:p>0.0012099068</text:p>
          </table:table-cell>
          <table:table-cell office:value-type="float" office:value="-0.1991966033" calcext:value-type="float">
            <text:p>-0.19919660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7" calcext:value-type="float">
            <text:p>847</text:p>
          </table:table-cell>
          <table:table-cell office:value-type="float" office:value="8.837145752" calcext:value-type="float">
            <text:p>8.837145752</text:p>
          </table:table-cell>
          <table:table-cell office:value-type="float" office:value="-0.2045976825" calcext:value-type="float">
            <text:p>-0.2045976825</text:p>
          </table:table-cell>
          <table:table-cell office:value-type="float" office:value="0.7997736615" calcext:value-type="float">
            <text:p>0.7997736615</text:p>
          </table:table-cell>
          <table:table-cell office:value-type="float" office:value="0.001301175253" calcext:value-type="float">
            <text:p>0.0013011753</text:p>
          </table:table-cell>
          <table:table-cell office:value-type="float" office:value="-0.1969469451" calcext:value-type="float">
            <text:p>-0.19694694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7" calcext:value-type="float">
            <text:p>847</text:p>
          </table:table-cell>
          <table:table-cell office:value-type="float" office:value="8.812839722" calcext:value-type="float">
            <text:p>8.812839722</text:p>
          </table:table-cell>
          <table:table-cell office:value-type="float" office:value="-0.3258917176" calcext:value-type="float">
            <text:p>-0.3258917176</text:p>
          </table:table-cell>
          <table:table-cell office:value-type="float" office:value="-2.488713193" calcext:value-type="float">
            <text:p>-2.488713193</text:p>
          </table:table-cell>
          <table:table-cell office:value-type="float" office:value="0.001037984358" calcext:value-type="float">
            <text:p>0.0010379844</text:p>
          </table:table-cell>
          <table:table-cell office:value-type="float" office:value="-0.20332569" calcext:value-type="float">
            <text:p>-0.203325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8" calcext:value-type="float">
            <text:p>848</text:p>
          </table:table-cell>
          <table:table-cell office:value-type="float" office:value="8.803758339" calcext:value-type="float">
            <text:p>8.803758339</text:p>
          </table:table-cell>
          <table:table-cell office:value-type="float" office:value="-0.3004026617" calcext:value-type="float">
            <text:p>-0.3004026617</text:p>
          </table:table-cell>
          <table:table-cell office:value-type="float" office:value="0.4972116763" calcext:value-type="float">
            <text:p>0.4972116763</text:p>
          </table:table-cell>
          <table:table-cell office:value-type="float" office:value="0.001048318854" calcext:value-type="float">
            <text:p>0.0010483189</text:p>
          </table:table-cell>
          <table:table-cell office:value-type="float" office:value="-0.2072481098" calcext:value-type="float">
            <text:p>-0.20724810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8" calcext:value-type="float">
            <text:p>848</text:p>
          </table:table-cell>
          <table:table-cell office:value-type="float" office:value="8.792981163" calcext:value-type="float">
            <text:p>8.792981163</text:p>
          </table:table-cell>
          <table:table-cell office:value-type="float" office:value="-0.2965675236" calcext:value-type="float">
            <text:p>-0.2965675236</text:p>
          </table:table-cell>
          <table:table-cell office:value-type="float" office:value="0.07609713786" calcext:value-type="float">
            <text:p>0.0760971379</text:p>
          </table:table-cell>
          <table:table-cell office:value-type="float" office:value="0.0006675330147" calcext:value-type="float">
            <text:p>0.000667533</text:p>
          </table:table-cell>
          <table:table-cell office:value-type="float" office:value="-0.2097550774" calcext:value-type="float">
            <text:p>-0.20975507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8" calcext:value-type="float">
            <text:p>848</text:p>
          </table:table-cell>
          <table:table-cell office:value-type="float" office:value="8.784394088" calcext:value-type="float">
            <text:p>8.784394088</text:p>
          </table:table-cell>
          <table:table-cell office:value-type="float" office:value="-0.1897236323" calcext:value-type="float">
            <text:p>-0.1897236323</text:p>
          </table:table-cell>
          <table:table-cell office:value-type="float" office:value="2.216987056" calcext:value-type="float">
            <text:p>2.216987056</text:p>
          </table:table-cell>
          <table:table-cell office:value-type="float" office:value="0.0007921663624" calcext:value-type="float">
            <text:p>0.0007921664</text:p>
          </table:table-cell>
          <table:table-cell office:value-type="float" office:value="-0.2129562342" calcext:value-type="float">
            <text:p>-0.21295623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8" calcext:value-type="float">
            <text:p>848</text:p>
          </table:table-cell>
          <table:table-cell office:value-type="float" office:value="8.765216311" calcext:value-type="float">
            <text:p>8.765216311</text:p>
          </table:table-cell>
          <table:table-cell office:value-type="float" office:value="-0.2320821121" calcext:value-type="float">
            <text:p>-0.2320821121</text:p>
          </table:table-cell>
          <table:table-cell office:value-type="float" office:value="-0.6719495779" calcext:value-type="float">
            <text:p>-0.6719495779</text:p>
          </table:table-cell>
          <table:table-cell office:value-type="float" office:value="0.001000231207" calcext:value-type="float">
            <text:p>0.0010002312</text:p>
          </table:table-cell>
          <table:table-cell office:value-type="float" office:value="-0.2154034282" calcext:value-type="float">
            <text:p>-0.21540342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8.756002493" calcext:value-type="float">
            <text:p>8.756002493</text:p>
          </table:table-cell>
          <table:table-cell office:value-type="float" office:value="-0.2438281294" calcext:value-type="float">
            <text:p>-0.2438281294</text:p>
          </table:table-cell>
          <table:table-cell office:value-type="float" office:value="-0.3175333445" calcext:value-type="float">
            <text:p>-0.3175333445</text:p>
          </table:table-cell>
          <table:table-cell office:value-type="float" office:value="0.00120952565" calcext:value-type="float">
            <text:p>0.0012095257</text:p>
          </table:table-cell>
          <table:table-cell office:value-type="float" office:value="-0.2178506222" calcext:value-type="float">
            <text:p>-0.21785062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8.742321765" calcext:value-type="float">
            <text:p>8.742321765</text:p>
          </table:table-cell>
          <table:table-cell office:value-type="float" office:value="-0.2741631771" calcext:value-type="float">
            <text:p>-0.2741631771</text:p>
          </table:table-cell>
          <table:table-cell office:value-type="float" office:value="-0.5968791286" calcext:value-type="float">
            <text:p>-0.5968791286</text:p>
          </table:table-cell>
          <table:table-cell office:value-type="float" office:value="0.0008793418108" calcext:value-type="float">
            <text:p>0.0008793418</text:p>
          </table:table-cell>
          <table:table-cell office:value-type="float" office:value="-0.2205329617" calcext:value-type="float">
            <text:p>-0.22053296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8.727711528" calcext:value-type="float">
            <text:p>8.727711528</text:p>
          </table:table-cell>
          <table:table-cell office:value-type="float" office:value="-0.2694158192" calcext:value-type="float">
            <text:p>-0.2694158192</text:p>
          </table:table-cell>
          <table:table-cell office:value-type="float" office:value="0.09422514308" calcext:value-type="float">
            <text:p>0.0942251431</text:p>
          </table:table-cell>
          <table:table-cell office:value-type="float" office:value="0.001192505997" calcext:value-type="float">
            <text:p>0.001192506</text:p>
          </table:table-cell>
          <table:table-cell office:value-type="float" office:value="-0.219115167" calcext:value-type="float">
            <text:p>-0.2191151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8.711062062" calcext:value-type="float">
            <text:p>8.711062062</text:p>
          </table:table-cell>
          <table:table-cell office:value-type="float" office:value="-0.2994129069" calcext:value-type="float">
            <text:p>-0.2994129069</text:p>
          </table:table-cell>
          <table:table-cell office:value-type="float" office:value="-0.6108989972" calcext:value-type="float">
            <text:p>-0.6108989972</text:p>
          </table:table-cell>
          <table:table-cell office:value-type="float" office:value="0.001541915025" calcext:value-type="float">
            <text:p>0.001541915</text:p>
          </table:table-cell>
          <table:table-cell office:value-type="float" office:value="-0.2215302241" calcext:value-type="float">
            <text:p>-0.22153022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8.693584287" calcext:value-type="float">
            <text:p>8.693584287</text:p>
          </table:table-cell>
          <table:table-cell office:value-type="float" office:value="-0.3268611718" calcext:value-type="float">
            <text:p>-0.3268611718</text:p>
          </table:table-cell>
          <table:table-cell office:value-type="float" office:value="-0.5520659206" calcext:value-type="float">
            <text:p>-0.5520659206</text:p>
          </table:table-cell>
          <table:table-cell office:value-type="float" office:value="0.001813679839" calcext:value-type="float">
            <text:p>0.0018136798</text:p>
          </table:table-cell>
          <table:table-cell office:value-type="float" office:value="-0.2235684406" calcext:value-type="float">
            <text:p>-0.22356844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0" calcext:value-type="float">
            <text:p>850</text:p>
          </table:table-cell>
          <table:table-cell office:value-type="float" office:value="8.684244438" calcext:value-type="float">
            <text:p>8.684244438</text:p>
          </table:table-cell>
          <table:table-cell office:value-type="float" office:value="-0.2911467803" calcext:value-type="float">
            <text:p>-0.2911467803</text:p>
          </table:table-cell>
          <table:table-cell office:value-type="float" office:value="0.6991550531" calcext:value-type="float">
            <text:p>0.6991550531</text:p>
          </table:table-cell>
          <table:table-cell office:value-type="float" office:value="0.0020825107" calcext:value-type="float">
            <text:p>0.0020825107</text:p>
          </table:table-cell>
          <table:table-cell office:value-type="float" office:value="-0.2256066571" calcext:value-type="float">
            <text:p>-0.22560665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2" calcext:value-type="float">
            <text:p>852</text:p>
          </table:table-cell>
          <table:table-cell office:value-type="float" office:value="8.673069223" calcext:value-type="float">
            <text:p>8.673069223</text:p>
          </table:table-cell>
          <table:table-cell office:value-type="float" office:value="-0.2551061665" calcext:value-type="float">
            <text:p>-0.2551061665</text:p>
          </table:table-cell>
          <table:table-cell office:value-type="float" office:value="0.7448222" calcext:value-type="float">
            <text:p>0.7448222</text:p>
          </table:table-cell>
          <table:table-cell office:value-type="float" office:value="0.002350987698" calcext:value-type="float">
            <text:p>0.0023509877</text:p>
          </table:table-cell>
          <table:table-cell office:value-type="float" office:value="-0.2311008848" calcext:value-type="float">
            <text:p>-0.23110088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2" calcext:value-type="float">
            <text:p>852</text:p>
          </table:table-cell>
          <table:table-cell office:value-type="float" office:value="8.657048842" calcext:value-type="float">
            <text:p>8.657048842</text:p>
          </table:table-cell>
          <table:table-cell office:value-type="float" office:value="-0.242186245" calcext:value-type="float">
            <text:p>-0.242186245</text:p>
          </table:table-cell>
          <table:table-cell office:value-type="float" office:value="0.2522389918" calcext:value-type="float">
            <text:p>0.2522389918</text:p>
          </table:table-cell>
          <table:table-cell office:value-type="float" office:value="0.002018262432" calcext:value-type="float">
            <text:p>0.0020182624</text:p>
          </table:table-cell>
          <table:table-cell office:value-type="float" office:value="-0.2290081458" calcext:value-type="float">
            <text:p>-0.22900814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8.647064629" calcext:value-type="float">
            <text:p>8.647064629</text:p>
          </table:table-cell>
          <table:table-cell office:value-type="float" office:value="-0.246686501" calcext:value-type="float">
            <text:p>-0.246686501</text:p>
          </table:table-cell>
          <table:table-cell office:value-type="float" office:value="-0.08849787335" calcext:value-type="float">
            <text:p>-0.0884978734</text:p>
          </table:table-cell>
          <table:table-cell office:value-type="float" office:value="0.002322159011" calcext:value-type="float">
            <text:p>0.002322159</text:p>
          </table:table-cell>
          <table:table-cell office:value-type="float" office:value="-0.2302926809" calcext:value-type="float">
            <text:p>-0.23029268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8.62810205" calcext:value-type="float">
            <text:p>8.62810205</text:p>
          </table:table-cell>
          <table:table-cell office:value-type="float" office:value="-0.2928527739" calcext:value-type="float">
            <text:p>-0.2928527739</text:p>
          </table:table-cell>
          <table:table-cell office:value-type="float" office:value="-0.8994575943" calcext:value-type="float">
            <text:p>-0.8994575943</text:p>
          </table:table-cell>
          <table:table-cell office:value-type="float" office:value="0.002496580818" calcext:value-type="float">
            <text:p>0.0024965808</text:p>
          </table:table-cell>
          <table:table-cell office:value-type="float" office:value="-0.235556834" calcext:value-type="float">
            <text:p>-0.2355568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8.61588257" calcext:value-type="float">
            <text:p>8.61588257</text:p>
          </table:table-cell>
          <table:table-cell office:value-type="float" office:value="-0.272921662" calcext:value-type="float">
            <text:p>-0.272921662</text:p>
          </table:table-cell>
          <table:table-cell office:value-type="float" office:value="0.4126286359" calcext:value-type="float">
            <text:p>0.4126286359</text:p>
          </table:table-cell>
          <table:table-cell office:value-type="float" office:value="0.002892023129" calcext:value-type="float">
            <text:p>0.0028920231</text:p>
          </table:table-cell>
          <table:table-cell office:value-type="float" office:value="-0.2383800486" calcext:value-type="float">
            <text:p>-0.23838004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8.596413443" calcext:value-type="float">
            <text:p>8.596413443</text:p>
          </table:table-cell>
          <table:table-cell office:value-type="float" office:value="-0.3383752605" calcext:value-type="float">
            <text:p>-0.3383752605</text:p>
          </table:table-cell>
          <table:table-cell office:value-type="float" office:value="-1.320228721" calcext:value-type="float">
            <text:p>-1.320228721</text:p>
          </table:table-cell>
          <table:table-cell office:value-type="float" office:value="0.003353913147" calcext:value-type="float">
            <text:p>0.0033539131</text:p>
          </table:table-cell>
          <table:table-cell office:value-type="float" office:value="-0.2340265085" calcext:value-type="float">
            <text:p>-0.23402650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8.586937711" calcext:value-type="float">
            <text:p>8.586937711</text:p>
          </table:table-cell>
          <table:table-cell office:value-type="float" office:value="-0.2794396651" calcext:value-type="float">
            <text:p>-0.2794396651</text:p>
          </table:table-cell>
          <table:table-cell office:value-type="float" office:value="1.198157695" calcext:value-type="float">
            <text:p>1.198157695</text:p>
          </table:table-cell>
          <table:table-cell office:value-type="float" office:value="0.003614129511" calcext:value-type="float">
            <text:p>0.0036141295</text:p>
          </table:table-cell>
          <table:table-cell office:value-type="float" office:value="-0.2364660541" calcext:value-type="float">
            <text:p>-0.23646605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8.566854942" calcext:value-type="float">
            <text:p>8.566854942</text:p>
          </table:table-cell>
          <table:table-cell office:value-type="float" office:value="-0.3261407208" calcext:value-type="float">
            <text:p>-0.3261407208</text:p>
          </table:table-cell>
          <table:table-cell office:value-type="float" office:value="-0.9140794465" calcext:value-type="float">
            <text:p>-0.9140794465</text:p>
          </table:table-cell>
          <table:table-cell office:value-type="float" office:value="0.003773046363" calcext:value-type="float">
            <text:p>0.0037730464</text:p>
          </table:table-cell>
          <table:table-cell office:value-type="float" office:value="-0.2346917895" calcext:value-type="float">
            <text:p>-0.23469178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8.539149096" calcext:value-type="float">
            <text:p>8.539149096</text:p>
          </table:table-cell>
          <table:table-cell office:value-type="float" office:value="-0.3832703864" calcext:value-type="float">
            <text:p>-0.3832703864</text:p>
          </table:table-cell>
          <table:table-cell office:value-type="float" office:value="-1.163158087" calcext:value-type="float">
            <text:p>-1.163158087</text:p>
          </table:table-cell>
          <table:table-cell office:value-type="float" office:value="0.003825201617" calcext:value-type="float">
            <text:p>0.0038252016</text:p>
          </table:table-cell>
          <table:table-cell office:value-type="float" office:value="-0.2371313351" calcext:value-type="float">
            <text:p>-0.23713133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8.517408475" calcext:value-type="float">
            <text:p>8.517408475</text:p>
          </table:table-cell>
          <table:table-cell office:value-type="float" office:value="-0.4627499599" calcext:value-type="float">
            <text:p>-0.4627499599</text:p>
          </table:table-cell>
          <table:table-cell office:value-type="float" office:value="-1.575946015" calcext:value-type="float">
            <text:p>-1.575946015</text:p>
          </table:table-cell>
          <table:table-cell office:value-type="float" office:value="0.003964293518" calcext:value-type="float">
            <text:p>0.0039642935</text:p>
          </table:table-cell>
          <table:table-cell office:value-type="float" office:value="-0.2434010219" calcext:value-type="float">
            <text:p>-0.24340102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8.488397649" calcext:value-type="float">
            <text:p>8.488397649</text:p>
          </table:table-cell>
          <table:table-cell office:value-type="float" office:value="-0.5212494911" calcext:value-type="float">
            <text:p>-0.5212494911</text:p>
          </table:table-cell>
          <table:table-cell office:value-type="float" office:value="-1.146522837" calcext:value-type="float">
            <text:p>-1.146522837</text:p>
          </table:table-cell>
          <table:table-cell office:value-type="float" office:value="0.004182789834" calcext:value-type="float">
            <text:p>0.0041827898</text:p>
          </table:table-cell>
          <table:table-cell office:value-type="float" office:value="-0.2412430883" calcext:value-type="float">
            <text:p>-0.24124308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8.459700499" calcext:value-type="float">
            <text:p>8.459700499</text:p>
          </table:table-cell>
          <table:table-cell office:value-type="float" office:value="-0.5238337668" calcext:value-type="float">
            <text:p>-0.5238337668</text:p>
          </table:table-cell>
          <table:table-cell office:value-type="float" office:value="-0.05149639804" calcext:value-type="float">
            <text:p>-0.051496398</text:p>
          </table:table-cell>
          <table:table-cell office:value-type="float" office:value="0.005088280638" calcext:value-type="float">
            <text:p>0.0050882806</text:p>
          </table:table-cell>
          <table:table-cell office:value-type="float" office:value="-0.238463175" calcext:value-type="float">
            <text:p>-0.2384631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8.434896576" calcext:value-type="float">
            <text:p>8.434896576</text:p>
          </table:table-cell>
          <table:table-cell office:value-type="float" office:value="-0.5518509998" calcext:value-type="float">
            <text:p>-0.5518509998</text:p>
          </table:table-cell>
          <table:table-cell office:value-type="float" office:value="-0.5818660809" calcext:value-type="float">
            <text:p>-0.5818660809</text:p>
          </table:table-cell>
          <table:table-cell office:value-type="float" office:value="0.005291145155" calcext:value-type="float">
            <text:p>0.0052911452</text:p>
          </table:table-cell>
          <table:table-cell office:value-type="float" office:value="-0.2381268243" calcext:value-type="float">
            <text:p>-0.2381268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8.403950529" calcext:value-type="float">
            <text:p>8.403950529</text:p>
          </table:table-cell>
          <table:table-cell office:value-type="float" office:value="-0.5226554258" calcext:value-type="float">
            <text:p>-0.5226554258</text:p>
          </table:table-cell>
          <table:table-cell office:value-type="float" office:value="0.4537843088" calcext:value-type="float">
            <text:p>0.4537843088</text:p>
          </table:table-cell>
          <table:table-cell office:value-type="float" office:value="0.005369083443" calcext:value-type="float">
            <text:p>0.0053690834</text:p>
          </table:table-cell>
          <table:table-cell office:value-type="float" office:value="-0.2370378184" calcext:value-type="float">
            <text:p>-0.23703781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8" calcext:value-type="float">
            <text:p>858</text:p>
          </table:table-cell>
          <table:table-cell office:value-type="float" office:value="8.377933176" calcext:value-type="float">
            <text:p>8.377933176</text:p>
          </table:table-cell>
          <table:table-cell office:value-type="float" office:value="-0.5713875527" calcext:value-type="float">
            <text:p>-0.5713875527</text:p>
          </table:table-cell>
          <table:table-cell office:value-type="float" office:value="-1.344932463" calcext:value-type="float">
            <text:p>-1.344932463</text:p>
          </table:table-cell>
          <table:table-cell office:value-type="float" office:value="0.005367720785" calcext:value-type="float">
            <text:p>0.0053677208</text:p>
          </table:table-cell>
          <table:table-cell office:value-type="float" office:value="-0.2401581936" calcext:value-type="float">
            <text:p>-0.24015819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8" calcext:value-type="float">
            <text:p>858</text:p>
          </table:table-cell>
          <table:table-cell office:value-type="float" office:value="8.346904737" calcext:value-type="float">
            <text:p>8.346904737</text:p>
          </table:table-cell>
          <table:table-cell office:value-type="float" office:value="-0.6085698752" calcext:value-type="float">
            <text:p>-0.6085698752</text:p>
          </table:table-cell>
          <table:table-cell office:value-type="float" office:value="-0.7509679825" calcext:value-type="float">
            <text:p>-0.7509679825</text:p>
          </table:table-cell>
          <table:table-cell office:value-type="float" office:value="0.005628772469" calcext:value-type="float">
            <text:p>0.0056287725</text:p>
          </table:table-cell>
          <table:table-cell office:value-type="float" office:value="-0.2396015164" calcext:value-type="float">
            <text:p>-0.23960151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8.324567434" calcext:value-type="float">
            <text:p>8.324567434</text:p>
          </table:table-cell>
          <table:table-cell office:value-type="float" office:value="-0.5959289383" calcext:value-type="float">
            <text:p>-0.5959289383</text:p>
          </table:table-cell>
          <table:table-cell office:value-type="float" office:value="0.2507378197" calcext:value-type="float">
            <text:p>0.2507378197</text:p>
          </table:table-cell>
          <table:table-cell office:value-type="float" office:value="0.005711076475" calcext:value-type="float">
            <text:p>0.0057110765</text:p>
          </table:table-cell>
          <table:table-cell office:value-type="float" office:value="-0.2418464359" calcext:value-type="float">
            <text:p>-0.24184643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8.29508632" calcext:value-type="float">
            <text:p>8.29508632</text:p>
          </table:table-cell>
          <table:table-cell office:value-type="float" office:value="-0.5543813404" calcext:value-type="float">
            <text:p>-0.5543813404</text:p>
          </table:table-cell>
          <table:table-cell office:value-type="float" office:value="0.8362709748" calcext:value-type="float">
            <text:p>0.8362709748</text:p>
          </table:table-cell>
          <table:table-cell office:value-type="float" office:value="0.006054106452" calcext:value-type="float">
            <text:p>0.0060541065</text:p>
          </table:table-cell>
          <table:table-cell office:value-type="float" office:value="-0.2404189778" calcext:value-type="float">
            <text:p>-0.24041897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8.270095679" calcext:value-type="float">
            <text:p>8.270095679</text:p>
          </table:table-cell>
          <table:table-cell office:value-type="float" office:value="-0.5122738127" calcext:value-type="float">
            <text:p>-0.5122738127</text:p>
          </table:table-cell>
          <table:table-cell office:value-type="float" office:value="0.8430657196" calcext:value-type="float">
            <text:p>0.8430657196</text:p>
          </table:table-cell>
          <table:table-cell office:value-type="float" office:value="0.006145416973" calcext:value-type="float">
            <text:p>0.006145417</text:p>
          </table:table-cell>
          <table:table-cell office:value-type="float" office:value="-0.2344790951" calcext:value-type="float">
            <text:p>-0.23447909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8.240555454" calcext:value-type="float">
            <text:p>8.240555454</text:p>
          </table:table-cell>
          <table:table-cell office:value-type="float" office:value="-0.5559908846" calcext:value-type="float">
            <text:p>-0.5559908846</text:p>
          </table:table-cell>
          <table:table-cell office:value-type="float" office:value="-0.8497980142" calcext:value-type="float">
            <text:p>-0.8497980142</text:p>
          </table:table-cell>
          <table:table-cell office:value-type="float" office:value="0.006219584436" calcext:value-type="float">
            <text:p>0.0062195844</text:p>
          </table:table-cell>
          <table:table-cell office:value-type="float" office:value="-0.240037768" calcext:value-type="float">
            <text:p>-0.2400377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0" calcext:value-type="float">
            <text:p>860</text:p>
          </table:table-cell>
          <table:table-cell office:value-type="float" office:value="8.216689188" calcext:value-type="float">
            <text:p>8.216689188</text:p>
          </table:table-cell>
          <table:table-cell office:value-type="float" office:value="-0.5173154555" calcext:value-type="float">
            <text:p>-0.5173154555</text:p>
          </table:table-cell>
          <table:table-cell office:value-type="float" office:value="0.7735813445" calcext:value-type="float">
            <text:p>0.7735813445</text:p>
          </table:table-cell>
          <table:table-cell office:value-type="float" office:value="0.006182394837" calcext:value-type="float">
            <text:p>0.0061823948</text:p>
          </table:table-cell>
          <table:table-cell office:value-type="float" office:value="-0.2375538965" calcext:value-type="float">
            <text:p>-0.23755389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0" calcext:value-type="float">
            <text:p>860</text:p>
          </table:table-cell>
          <table:table-cell office:value-type="float" office:value="8.190091226" calcext:value-type="float">
            <text:p>8.190091226</text:p>
          </table:table-cell>
          <table:table-cell office:value-type="float" office:value="-0.5250401651" calcext:value-type="float">
            <text:p>-0.5250401651</text:p>
          </table:table-cell>
          <table:table-cell office:value-type="float" office:value="-0.1520461594" calcext:value-type="float">
            <text:p>-0.1520461594</text:p>
          </table:table-cell>
          <table:table-cell office:value-type="float" office:value="0.006502378416" calcext:value-type="float">
            <text:p>0.0065023784</text:p>
          </table:table-cell>
          <table:table-cell office:value-type="float" office:value="-0.2388809876" calcext:value-type="float">
            <text:p>-0.23888098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8.160069633" calcext:value-type="float">
            <text:p>8.160069633</text:p>
          </table:table-cell>
          <table:table-cell office:value-type="float" office:value="-0.5352104396" calcext:value-type="float">
            <text:p>-0.5352104396</text:p>
          </table:table-cell>
          <table:table-cell office:value-type="float" office:value="-0.2048618855" calcext:value-type="float">
            <text:p>-0.2048618855</text:p>
          </table:table-cell>
          <table:table-cell office:value-type="float" office:value="0.006557323793" calcext:value-type="float">
            <text:p>0.0065573238</text:p>
          </table:table-cell>
          <table:table-cell office:value-type="float" office:value="-0.2394689509" calcext:value-type="float">
            <text:p>-0.23946895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8.140303305" calcext:value-type="float">
            <text:p>8.140303305</text:p>
          </table:table-cell>
          <table:table-cell office:value-type="float" office:value="-0.5055180342" calcext:value-type="float">
            <text:p>-0.5055180342</text:p>
          </table:table-cell>
          <table:table-cell office:value-type="float" office:value="0.5832825053" calcext:value-type="float">
            <text:p>0.5832825053</text:p>
          </table:table-cell>
          <table:table-cell office:value-type="float" office:value="0.007089844481" calcext:value-type="float">
            <text:p>0.0070898445</text:p>
          </table:table-cell>
          <table:table-cell office:value-type="float" office:value="-0.2332198039" calcext:value-type="float">
            <text:p>-0.23321980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8.105524406" calcext:value-type="float">
            <text:p>8.105524406</text:p>
          </table:table-cell>
          <table:table-cell office:value-type="float" office:value="-0.5682895385" calcext:value-type="float">
            <text:p>-0.5682895385</text:p>
          </table:table-cell>
          <table:table-cell office:value-type="float" office:value="-1.284789321" calcext:value-type="float">
            <text:p>-1.284789321</text:p>
          </table:table-cell>
          <table:table-cell office:value-type="float" office:value="0.007278284556" calcext:value-type="float">
            <text:p>0.0072782846</text:p>
          </table:table-cell>
          <table:table-cell office:value-type="float" office:value="-0.2336217671" calcext:value-type="float">
            <text:p>-0.23362176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8.080879429" calcext:value-type="float">
            <text:p>8.080879429</text:p>
          </table:table-cell>
          <table:table-cell office:value-type="float" office:value="-0.5325247739" calcext:value-type="float">
            <text:p>-0.5325247739</text:p>
          </table:table-cell>
          <table:table-cell office:value-type="float" office:value="0.7218795985" calcext:value-type="float">
            <text:p>0.7218795985</text:p>
          </table:table-cell>
          <table:table-cell office:value-type="float" office:value="0.007433675575" calcext:value-type="float">
            <text:p>0.0074336756</text:p>
          </table:table-cell>
          <table:table-cell office:value-type="float" office:value="-0.2301912194" calcext:value-type="float">
            <text:p>-0.23019121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2" calcext:value-type="float">
            <text:p>862</text:p>
          </table:table-cell>
          <table:table-cell office:value-type="float" office:value="8.055995886" calcext:value-type="float">
            <text:p>8.055995886</text:p>
          </table:table-cell>
          <table:table-cell office:value-type="float" office:value="-0.5715949772" calcext:value-type="float">
            <text:p>-0.5715949772</text:p>
          </table:table-cell>
          <table:table-cell office:value-type="float" office:value="-0.7937024544" calcext:value-type="float">
            <text:p>-0.7937024544</text:p>
          </table:table-cell>
          <table:table-cell office:value-type="float" office:value="0.007578577778" calcext:value-type="float">
            <text:p>0.0075785778</text:p>
          </table:table-cell>
          <table:table-cell office:value-type="float" office:value="-0.2302154758" calcext:value-type="float">
            <text:p>-0.23021547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2" calcext:value-type="float">
            <text:p>862</text:p>
          </table:table-cell>
          <table:table-cell office:value-type="float" office:value="8.027269248" calcext:value-type="float">
            <text:p>8.027269248</text:p>
          </table:table-cell>
          <table:table-cell office:value-type="float" office:value="-0.526652736" calcext:value-type="float">
            <text:p>-0.526652736</text:p>
          </table:table-cell>
          <table:table-cell office:value-type="float" office:value="0.9027327681" calcext:value-type="float">
            <text:p>0.9027327681</text:p>
          </table:table-cell>
          <table:table-cell office:value-type="float" office:value="0.00794993134" calcext:value-type="float">
            <text:p>0.0079499313</text:p>
          </table:table-cell>
          <table:table-cell office:value-type="float" office:value="-0.2286377555" calcext:value-type="float">
            <text:p>-0.22863775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8.008108164" calcext:value-type="float">
            <text:p>8.008108164</text:p>
          </table:table-cell>
          <table:table-cell office:value-type="float" office:value="-0.4884031591" calcext:value-type="float">
            <text:p>-0.4884031591</text:p>
          </table:table-cell>
          <table:table-cell office:value-type="float" office:value="0.7639261522" calcext:value-type="float">
            <text:p>0.7639261522</text:p>
          </table:table-cell>
          <table:table-cell office:value-type="float" office:value="0.008047349793" calcext:value-type="float">
            <text:p>0.0080473498</text:p>
          </table:table-cell>
          <table:table-cell office:value-type="float" office:value="-0.2321674116" calcext:value-type="float">
            <text:p>-0.23216741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8.004978883" calcext:value-type="float">
            <text:p>8.004978883</text:p>
          </table:table-cell>
          <table:table-cell office:value-type="float" office:value="-0.3408191983" calcext:value-type="float">
            <text:p>-0.3408191983</text:p>
          </table:table-cell>
          <table:table-cell office:value-type="float" office:value="2.959512928" calcext:value-type="float">
            <text:p>2.959512928</text:p>
          </table:table-cell>
          <table:table-cell office:value-type="float" office:value="0.008373555258" calcext:value-type="float">
            <text:p>0.0083735553</text:p>
          </table:table-cell>
          <table:table-cell office:value-type="float" office:value="-0.2311570309" calcext:value-type="float">
            <text:p>-0.23115703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7.983975509" calcext:value-type="float">
            <text:p>7.983975509</text:p>
          </table:table-cell>
          <table:table-cell office:value-type="float" office:value="-0.2894208304" calcext:value-type="float">
            <text:p>-0.2894208304</text:p>
          </table:table-cell>
          <table:table-cell office:value-type="float" office:value="1.034710024" calcext:value-type="float">
            <text:p>1.034710024</text:p>
          </table:table-cell>
          <table:table-cell office:value-type="float" office:value="0.008490699251" calcext:value-type="float">
            <text:p>0.0084906993</text:p>
          </table:table-cell>
          <table:table-cell office:value-type="float" office:value="-0.2302377694" calcext:value-type="float">
            <text:p>-0.23023776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7.979671312" calcext:value-type="float">
            <text:p>7.979671312</text:p>
          </table:table-cell>
          <table:table-cell office:value-type="float" office:value="-0.1905779025" calcext:value-type="float">
            <text:p>-0.1905779025</text:p>
          </table:table-cell>
          <table:table-cell office:value-type="float" office:value="1.978586299" calcext:value-type="float">
            <text:p>1.978586299</text:p>
          </table:table-cell>
          <table:table-cell office:value-type="float" office:value="0.008592662757" calcext:value-type="float">
            <text:p>0.0085926628</text:p>
          </table:table-cell>
          <table:table-cell office:value-type="float" office:value="-0.2258624487" calcext:value-type="float">
            <text:p>-0.22586244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967217347" calcext:value-type="float">
            <text:p>7.967217347</text:p>
          </table:table-cell>
          <table:table-cell office:value-type="float" office:value="-0.2526678567" calcext:value-type="float">
            <text:p>-0.2526678567</text:p>
          </table:table-cell>
          <table:table-cell office:value-type="float" office:value="-1.241511426" calcext:value-type="float">
            <text:p>-1.241511426</text:p>
          </table:table-cell>
          <table:table-cell office:value-type="float" office:value="0.008613733738" calcext:value-type="float">
            <text:p>0.0086137337</text:p>
          </table:table-cell>
          <table:table-cell office:value-type="float" office:value="-0.2283992464" calcext:value-type="float">
            <text:p>-0.22839924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959249973" calcext:value-type="float">
            <text:p>7.959249973</text:p>
          </table:table-cell>
          <table:table-cell office:value-type="float" office:value="-0.1523640674" calcext:value-type="float">
            <text:p>-0.1523640674</text:p>
          </table:table-cell>
          <table:table-cell office:value-type="float" office:value="1.534781499" calcext:value-type="float">
            <text:p>1.534781499</text:p>
          </table:table-cell>
          <table:table-cell office:value-type="float" office:value="0.009251969761" calcext:value-type="float">
            <text:p>0.0092519698</text:p>
          </table:table-cell>
          <table:table-cell office:value-type="float" office:value="-0.2243996352" calcext:value-type="float">
            <text:p>-0.22439963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941662462" calcext:value-type="float">
            <text:p>7.941662462</text:p>
          </table:table-cell>
          <table:table-cell office:value-type="float" office:value="-0.2895940129" calcext:value-type="float">
            <text:p>-0.2895940129</text:p>
          </table:table-cell>
          <table:table-cell office:value-type="float" office:value="-3.884562893" calcext:value-type="float">
            <text:p>-3.884562893</text:p>
          </table:table-cell>
          <table:table-cell office:value-type="float" office:value="0.009351482056" calcext:value-type="float">
            <text:p>0.0093514821</text:p>
          </table:table-cell>
          <table:table-cell office:value-type="float" office:value="-0.2216888675" calcext:value-type="float">
            <text:p>-0.22168886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929794445" calcext:value-type="float">
            <text:p>7.929794445</text:p>
          </table:table-cell>
          <table:table-cell office:value-type="float" office:value="-0.2848071737" calcext:value-type="float">
            <text:p>-0.2848071737</text:p>
          </table:table-cell>
          <table:table-cell office:value-type="float" office:value="0.09464806642" calcext:value-type="float">
            <text:p>0.0946480664</text:p>
          </table:table-cell>
          <table:table-cell office:value-type="float" office:value="0.009465811893" calcext:value-type="float">
            <text:p>0.0094658119</text:p>
          </table:table-cell>
          <table:table-cell office:value-type="float" office:value="-0.2189780999" calcext:value-type="float">
            <text:p>-0.21897809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927556003" calcext:value-type="float">
            <text:p>7.927556003</text:p>
          </table:table-cell>
          <table:table-cell office:value-type="float" office:value="-0.2589817834" calcext:value-type="float">
            <text:p>-0.2589817834</text:p>
          </table:table-cell>
          <table:table-cell office:value-type="float" office:value="0.5126590498" calcext:value-type="float">
            <text:p>0.5126590498</text:p>
          </table:table-cell>
          <table:table-cell office:value-type="float" office:value="0.009538139313" calcext:value-type="float">
            <text:p>0.0095381393</text:p>
          </table:table-cell>
          <table:table-cell office:value-type="float" office:value="-0.2201028499" calcext:value-type="float">
            <text:p>-0.22010284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91685705" calcext:value-type="float">
            <text:p>7.91685705</text:p>
          </table:table-cell>
          <table:table-cell office:value-type="float" office:value="-0.1664128012" calcext:value-type="float">
            <text:p>-0.1664128012</text:p>
          </table:table-cell>
          <table:table-cell office:value-type="float" office:value="1.904703023" calcext:value-type="float">
            <text:p>1.904703023</text:p>
          </table:table-cell>
          <table:table-cell office:value-type="float" office:value="0.009497305571" calcext:value-type="float">
            <text:p>0.0094973056</text:p>
          </table:table-cell>
          <table:table-cell office:value-type="float" office:value="-0.2170220843" calcext:value-type="float">
            <text:p>-0.21702208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7" calcext:value-type="float">
            <text:p>867</text:p>
          </table:table-cell>
          <table:table-cell office:value-type="float" office:value="7.908171853" calcext:value-type="float">
            <text:p>7.908171853</text:p>
          </table:table-cell>
          <table:table-cell office:value-type="float" office:value="-0.1461186602" calcext:value-type="float">
            <text:p>-0.1461186602</text:p>
          </table:table-cell>
          <table:table-cell office:value-type="float" office:value="0.4060574178" calcext:value-type="float">
            <text:p>0.4060574178</text:p>
          </table:table-cell>
          <table:table-cell office:value-type="float" office:value="0.009527213212" calcext:value-type="float">
            <text:p>0.0095272132</text:p>
          </table:table-cell>
          <table:table-cell office:value-type="float" office:value="-0.2135713208" calcext:value-type="float">
            <text:p>-0.21357132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7" calcext:value-type="float">
            <text:p>867</text:p>
          </table:table-cell>
          <table:table-cell office:value-type="float" office:value="7.899559892" calcext:value-type="float">
            <text:p>7.899559892</text:p>
          </table:table-cell>
          <table:table-cell office:value-type="float" office:value="-0.1879821551" calcext:value-type="float">
            <text:p>-0.1879821551</text:p>
          </table:table-cell>
          <table:table-cell office:value-type="float" office:value="-0.826509929" calcext:value-type="float">
            <text:p>-0.826509929</text:p>
          </table:table-cell>
          <table:table-cell office:value-type="float" office:value="0.0103922606" calcext:value-type="float">
            <text:p>0.0103922606</text:p>
          </table:table-cell>
          <table:table-cell office:value-type="float" office:value="-0.2114490436" calcext:value-type="float">
            <text:p>-0.21144904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895871951" calcext:value-type="float">
            <text:p>7.895871951</text:p>
          </table:table-cell>
          <table:table-cell office:value-type="float" office:value="-0.1395489614" calcext:value-type="float">
            <text:p>-0.1395489614</text:p>
          </table:table-cell>
          <table:table-cell office:value-type="float" office:value="0.9828956526" calcext:value-type="float">
            <text:p>0.9828956526</text:p>
          </table:table-cell>
          <table:table-cell office:value-type="float" office:value="0.01038073649" calcext:value-type="float">
            <text:p>0.0103807365</text:p>
          </table:table-cell>
          <table:table-cell office:value-type="float" office:value="-0.2069877003" calcext:value-type="float">
            <text:p>-0.20698770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883661136" calcext:value-type="float">
            <text:p>7.883661136</text:p>
          </table:table-cell>
          <table:table-cell office:value-type="float" office:value="-0.1618386432" calcext:value-type="float">
            <text:p>-0.1618386432</text:p>
          </table:table-cell>
          <table:table-cell office:value-type="float" office:value="-0.4392794998" calcext:value-type="float">
            <text:p>-0.4392794998</text:p>
          </table:table-cell>
          <table:table-cell office:value-type="float" office:value="0.01078262" calcext:value-type="float">
            <text:p>0.01078262</text:p>
          </table:table-cell>
          <table:table-cell office:value-type="float" office:value="-0.2078712077" calcext:value-type="float">
            <text:p>-0.20787120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875347394" calcext:value-type="float">
            <text:p>7.875347394</text:p>
          </table:table-cell>
          <table:table-cell office:value-type="float" office:value="-0.1595814838" calcext:value-type="float">
            <text:p>-0.1595814838</text:p>
          </table:table-cell>
          <table:table-cell office:value-type="float" office:value="0.04432310309" calcext:value-type="float">
            <text:p>0.0443231031</text:p>
          </table:table-cell>
          <table:table-cell office:value-type="float" office:value="0.01071203025" calcext:value-type="float">
            <text:p>0.0107120303</text:p>
          </table:table-cell>
          <table:table-cell office:value-type="float" office:value="-0.2005779432" calcext:value-type="float">
            <text:p>-0.20057794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859516506" calcext:value-type="float">
            <text:p>7.859516506</text:p>
          </table:table-cell>
          <table:table-cell office:value-type="float" office:value="-0.2395430462" calcext:value-type="float">
            <text:p>-0.2395430462</text:p>
          </table:table-cell>
          <table:table-cell office:value-type="float" office:value="-1.589682027" calcext:value-type="float">
            <text:p>-1.589682027</text:p>
          </table:table-cell>
          <table:table-cell office:value-type="float" office:value="0.01064558708" calcext:value-type="float">
            <text:p>0.0106455871</text:p>
          </table:table-cell>
          <table:table-cell office:value-type="float" office:value="-0.2009557401" calcext:value-type="float">
            <text:p>-0.20095574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9" calcext:value-type="float">
            <text:p>869</text:p>
          </table:table-cell>
          <table:table-cell office:value-type="float" office:value="7.848537577" calcext:value-type="float">
            <text:p>7.848537577</text:p>
          </table:table-cell>
          <table:table-cell office:value-type="float" office:value="-0.2340665274" calcext:value-type="float">
            <text:p>-0.2340665274</text:p>
          </table:table-cell>
          <table:table-cell office:value-type="float" office:value="0.1118446881" calcext:value-type="float">
            <text:p>0.1118446881</text:p>
          </table:table-cell>
          <table:table-cell office:value-type="float" office:value="0.01058836777" calcext:value-type="float">
            <text:p>0.0105883678</text:p>
          </table:table-cell>
          <table:table-cell office:value-type="float" office:value="-0.2013335369" calcext:value-type="float">
            <text:p>-0.20133353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9" calcext:value-type="float">
            <text:p>869</text:p>
          </table:table-cell>
          <table:table-cell office:value-type="float" office:value="7.831466561" calcext:value-type="float">
            <text:p>7.831466561</text:p>
          </table:table-cell>
          <table:table-cell office:value-type="float" office:value="-0.2926692601" calcext:value-type="float">
            <text:p>-0.2926692601</text:p>
          </table:table-cell>
          <table:table-cell office:value-type="float" office:value="-1.16396038" calcext:value-type="float">
            <text:p>-1.16396038</text:p>
          </table:table-cell>
          <table:table-cell office:value-type="float" office:value="0.01120257242" calcext:value-type="float">
            <text:p>0.0112025724</text:p>
          </table:table-cell>
          <table:table-cell office:value-type="float" office:value="-0.201243379" calcext:value-type="float">
            <text:p>-0.2012433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0" calcext:value-type="float">
            <text:p>870</text:p>
          </table:table-cell>
          <table:table-cell office:value-type="float" office:value="7.827177056" calcext:value-type="float">
            <text:p>7.827177056</text:p>
          </table:table-cell>
          <table:table-cell office:value-type="float" office:value="-0.217162539" calcext:value-type="float">
            <text:p>-0.217162539</text:p>
          </table:table-cell>
          <table:table-cell office:value-type="float" office:value="1.552678432" calcext:value-type="float">
            <text:p>1.552678432</text:p>
          </table:table-cell>
          <table:table-cell office:value-type="float" office:value="0.01104329839" calcext:value-type="float">
            <text:p>0.0110432984</text:p>
          </table:table-cell>
          <table:table-cell office:value-type="float" office:value="-0.1992007933" calcext:value-type="float">
            <text:p>-0.19920079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0" calcext:value-type="float">
            <text:p>870</text:p>
          </table:table-cell>
          <table:table-cell office:value-type="float" office:value="7.810123781" calcext:value-type="float">
            <text:p>7.810123781</text:p>
          </table:table-cell>
          <table:table-cell office:value-type="float" office:value="-0.2542819268" calcext:value-type="float">
            <text:p>-0.2542819268</text:p>
          </table:table-cell>
          <table:table-cell office:value-type="float" office:value="-0.7304396182" calcext:value-type="float">
            <text:p>-0.7304396182</text:p>
          </table:table-cell>
          <table:table-cell office:value-type="float" office:value="0.0115168186" calcext:value-type="float">
            <text:p>0.0115168186</text:p>
          </table:table-cell>
          <table:table-cell office:value-type="float" office:value="-0.1899792602" calcext:value-type="float">
            <text:p>-0.18997926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0" calcext:value-type="float">
            <text:p>870</text:p>
          </table:table-cell>
          <table:table-cell office:value-type="float" office:value="7.811930201" calcext:value-type="float">
            <text:p>7.811930201</text:p>
          </table:table-cell>
          <table:table-cell office:value-type="float" office:value="-0.1290695274" calcext:value-type="float">
            <text:p>-0.1290695274</text:p>
          </table:table-cell>
          <table:table-cell office:value-type="float" office:value="2.535187619" calcext:value-type="float">
            <text:p>2.535187619</text:p>
          </table:table-cell>
          <table:table-cell office:value-type="float" office:value="0.01135931604" calcext:value-type="float">
            <text:p>0.011359316</text:p>
          </table:table-cell>
          <table:table-cell office:value-type="float" office:value="-0.1926585266" calcext:value-type="float">
            <text:p>-0.19265852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0" calcext:value-type="float">
            <text:p>870</text:p>
          </table:table-cell>
          <table:table-cell office:value-type="float" office:value="7.800255677" calcext:value-type="float">
            <text:p>7.800255677</text:p>
          </table:table-cell>
          <table:table-cell office:value-type="float" office:value="-0.1775815577" calcext:value-type="float">
            <text:p>-0.1775815577</text:p>
          </table:table-cell>
          <table:table-cell office:value-type="float" office:value="-0.9712903766" calcext:value-type="float">
            <text:p>-0.9712903766</text:p>
          </table:table-cell>
          <table:table-cell office:value-type="float" office:value="0.01127156928" calcext:value-type="float">
            <text:p>0.0112715693</text:p>
          </table:table-cell>
          <table:table-cell office:value-type="float" office:value="-0.1869360619" calcext:value-type="float">
            <text:p>-0.18693606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1" calcext:value-type="float">
            <text:p>871</text:p>
          </table:table-cell>
          <table:table-cell office:value-type="float" office:value="7.786361919" calcext:value-type="float">
            <text:p>7.786361919</text:p>
          </table:table-cell>
          <table:table-cell office:value-type="float" office:value="-0.1552954831" calcext:value-type="float">
            <text:p>-0.1552954831</text:p>
          </table:table-cell>
          <table:table-cell office:value-type="float" office:value="0.4310332491" calcext:value-type="float">
            <text:p>0.4310332491</text:p>
          </table:table-cell>
          <table:table-cell office:value-type="float" office:value="0.01123729354" calcext:value-type="float">
            <text:p>0.0112372935</text:p>
          </table:table-cell>
          <table:table-cell office:value-type="float" office:value="-0.1808511211" calcext:value-type="float">
            <text:p>-0.18085112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1" calcext:value-type="float">
            <text:p>871</text:p>
          </table:table-cell>
          <table:table-cell office:value-type="float" office:value="7.781027329" calcext:value-type="float">
            <text:p>7.781027329</text:p>
          </table:table-cell>
          <table:table-cell office:value-type="float" office:value="-0.2042067862" calcext:value-type="float">
            <text:p>-0.2042067862</text:p>
          </table:table-cell>
          <table:table-cell office:value-type="float" office:value="-1.01001716" calcext:value-type="float">
            <text:p>-1.01001716</text:p>
          </table:table-cell>
          <table:table-cell office:value-type="float" office:value="0.01187255996" calcext:value-type="float">
            <text:p>0.01187256</text:p>
          </table:table-cell>
          <table:table-cell office:value-type="float" office:value="-0.1842492699" calcext:value-type="float">
            <text:p>-0.18424926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7.768808103" calcext:value-type="float">
            <text:p>7.768808103</text:p>
          </table:table-cell>
          <table:table-cell office:value-type="float" office:value="-0.2077277673" calcext:value-type="float">
            <text:p>-0.2077277673</text:p>
          </table:table-cell>
          <table:table-cell office:value-type="float" office:value="-0.07039701192" calcext:value-type="float">
            <text:p>-0.0703970119</text:p>
          </table:table-cell>
          <table:table-cell office:value-type="float" office:value="0.01185689463" calcext:value-type="float">
            <text:p>0.0118568946</text:p>
          </table:table-cell>
          <table:table-cell office:value-type="float" office:value="-0.1838940281" calcext:value-type="float">
            <text:p>-0.18389402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7.763261664" calcext:value-type="float">
            <text:p>7.763261664</text:p>
          </table:table-cell>
          <table:table-cell office:value-type="float" office:value="-0.1474420124" calcext:value-type="float">
            <text:p>-0.1474420124</text:p>
          </table:table-cell>
          <table:table-cell office:value-type="float" office:value="0.9549831456" calcext:value-type="float">
            <text:p>0.9549831456</text:p>
          </table:table-cell>
          <table:table-cell office:value-type="float" office:value="0.01230704649" calcext:value-type="float">
            <text:p>0.0123070465</text:p>
          </table:table-cell>
          <table:table-cell office:value-type="float" office:value="-0.1760115793" calcext:value-type="float">
            <text:p>-0.17601157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7.755437654" calcext:value-type="float">
            <text:p>7.755437654</text:p>
          </table:table-cell>
          <table:table-cell office:value-type="float" office:value="-0.1786409931" calcext:value-type="float">
            <text:p>-0.1786409931</text:p>
          </table:table-cell>
          <table:table-cell office:value-type="float" office:value="-0.8124968143" calcext:value-type="float">
            <text:p>-0.8124968143</text:p>
          </table:table-cell>
          <table:table-cell office:value-type="float" office:value="0.01222816052" calcext:value-type="float">
            <text:p>0.0122281605</text:p>
          </table:table-cell>
          <table:table-cell office:value-type="float" office:value="-0.1740632628" calcext:value-type="float">
            <text:p>-0.17406326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7.748187082" calcext:value-type="float">
            <text:p>7.748187082</text:p>
          </table:table-cell>
          <table:table-cell office:value-type="float" office:value="-0.1463079521" calcext:value-type="float">
            <text:p>-0.1463079521</text:p>
          </table:table-cell>
          <table:table-cell office:value-type="float" office:value="0.6568972096" calcext:value-type="float">
            <text:p>0.6568972096</text:p>
          </table:table-cell>
          <table:table-cell office:value-type="float" office:value="0.01219703967" calcext:value-type="float">
            <text:p>0.0121970397</text:p>
          </table:table-cell>
          <table:table-cell office:value-type="float" office:value="-0.1717509951" calcext:value-type="float">
            <text:p>-0.17175099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3" calcext:value-type="float">
            <text:p>873</text:p>
          </table:table-cell>
          <table:table-cell office:value-type="float" office:value="7.737529613" calcext:value-type="float">
            <text:p>7.737529613</text:p>
          </table:table-cell>
          <table:table-cell office:value-type="float" office:value="-0.1877348933" calcext:value-type="float">
            <text:p>-0.1877348933</text:p>
          </table:table-cell>
          <table:table-cell office:value-type="float" office:value="-0.824621658" calcext:value-type="float">
            <text:p>-0.824621658</text:p>
          </table:table-cell>
          <table:table-cell office:value-type="float" office:value="0.01214770902" calcext:value-type="float">
            <text:p>0.012147709</text:p>
          </table:table-cell>
          <table:table-cell office:value-type="float" office:value="-0.1659648475" calcext:value-type="float">
            <text:p>-0.16596484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3" calcext:value-type="float">
            <text:p>873</text:p>
          </table:table-cell>
          <table:table-cell office:value-type="float" office:value="7.734057018" calcext:value-type="float">
            <text:p>7.734057018</text:p>
          </table:table-cell>
          <table:table-cell office:value-type="float" office:value="-0.1433220492" calcext:value-type="float">
            <text:p>-0.1433220492</text:p>
          </table:table-cell>
          <table:table-cell office:value-type="float" office:value="0.9018863888" calcext:value-type="float">
            <text:p>0.9018863888</text:p>
          </table:table-cell>
          <table:table-cell office:value-type="float" office:value="0.0124142323" calcext:value-type="float">
            <text:p>0.0124142323</text:p>
          </table:table-cell>
          <table:table-cell office:value-type="float" office:value="-0.1684854894" calcext:value-type="float">
            <text:p>-0.16848548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4" calcext:value-type="float">
            <text:p>874</text:p>
          </table:table-cell>
          <table:table-cell office:value-type="float" office:value="7.723368026" calcext:value-type="float">
            <text:p>7.723368026</text:p>
          </table:table-cell>
          <table:table-cell office:value-type="float" office:value="-0.165651207" calcext:value-type="float">
            <text:p>-0.165651207</text:p>
          </table:table-cell>
          <table:table-cell office:value-type="float" office:value="-0.4476580544" calcext:value-type="float">
            <text:p>-0.4476580544</text:p>
          </table:table-cell>
          <table:table-cell office:value-type="float" office:value="0.01241057138" calcext:value-type="float">
            <text:p>0.0124105714</text:p>
          </table:table-cell>
          <table:table-cell office:value-type="float" office:value="-0.1673902518" calcext:value-type="float">
            <text:p>-0.16739025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4" calcext:value-type="float">
            <text:p>874</text:p>
          </table:table-cell>
          <table:table-cell office:value-type="float" office:value="7.720889775" calcext:value-type="float">
            <text:p>7.720889775</text:p>
          </table:table-cell>
          <table:table-cell office:value-type="float" office:value="-0.11113357" calcext:value-type="float">
            <text:p>-0.11113357</text:p>
          </table:table-cell>
          <table:table-cell office:value-type="float" office:value="1.068875901" calcext:value-type="float">
            <text:p>1.068875901</text:p>
          </table:table-cell>
          <table:table-cell office:value-type="float" office:value="0.0124430382" calcext:value-type="float">
            <text:p>0.0124430382</text:p>
          </table:table-cell>
          <table:table-cell office:value-type="float" office:value="-0.1583901936" calcext:value-type="float">
            <text:p>-0.15839019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4" calcext:value-type="float">
            <text:p>874</text:p>
          </table:table-cell>
          <table:table-cell office:value-type="float" office:value="7.710869655" calcext:value-type="float">
            <text:p>7.710869655</text:p>
          </table:table-cell>
          <table:table-cell office:value-type="float" office:value="-0.156898156" calcext:value-type="float">
            <text:p>-0.156898156</text:p>
          </table:table-cell>
          <table:table-cell office:value-type="float" office:value="-0.9491303035" calcext:value-type="float">
            <text:p>-0.9491303035</text:p>
          </table:table-cell>
          <table:table-cell office:value-type="float" office:value="0.01235674591" calcext:value-type="float">
            <text:p>0.0123567459</text:p>
          </table:table-cell>
          <table:table-cell office:value-type="float" office:value="-0.1590201636" calcext:value-type="float">
            <text:p>-0.15902016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4" calcext:value-type="float">
            <text:p>874</text:p>
          </table:table-cell>
          <table:table-cell office:value-type="float" office:value="7.706693186" calcext:value-type="float">
            <text:p>7.706693186</text:p>
          </table:table-cell>
          <table:table-cell office:value-type="float" office:value="-0.1126008225" calcext:value-type="float">
            <text:p>-0.1126008225</text:p>
          </table:table-cell>
          <table:table-cell office:value-type="float" office:value="0.8633872752" calcext:value-type="float">
            <text:p>0.8633872752</text:p>
          </table:table-cell>
          <table:table-cell office:value-type="float" office:value="0.0123031151" calcext:value-type="float">
            <text:p>0.0123031151</text:p>
          </table:table-cell>
          <table:table-cell office:value-type="float" office:value="-0.1527000478" calcext:value-type="float">
            <text:p>-0.15270004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6" calcext:value-type="float">
            <text:p>876</text:p>
          </table:table-cell>
          <table:table-cell office:value-type="float" office:value="7.699719464" calcext:value-type="float">
            <text:p>7.699719464</text:p>
          </table:table-cell>
          <table:table-cell office:value-type="float" office:value="-0.1433458114" calcext:value-type="float">
            <text:p>-0.1433458114</text:p>
          </table:table-cell>
          <table:table-cell office:value-type="float" office:value="-0.6208481855" calcext:value-type="float">
            <text:p>-0.6208481855</text:p>
          </table:table-cell>
          <table:table-cell office:value-type="float" office:value="0.01220933215" calcext:value-type="float">
            <text:p>0.0122093322</text:p>
          </table:table-cell>
          <table:table-cell office:value-type="float" office:value="-0.1502180826" calcext:value-type="float">
            <text:p>-0.15021808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6" calcext:value-type="float">
            <text:p>876</text:p>
          </table:table-cell>
          <table:table-cell office:value-type="float" office:value="7.703534672" calcext:value-type="float">
            <text:p>7.703534672</text:p>
          </table:table-cell>
          <table:table-cell office:value-type="float" office:value="-0.05034689951" calcext:value-type="float">
            <text:p>-0.0503468995</text:p>
          </table:table-cell>
          <table:table-cell office:value-type="float" office:value="1.735203955" calcext:value-type="float">
            <text:p>1.735203955</text:p>
          </table:table-cell>
          <table:table-cell office:value-type="float" office:value="0.01186357801" calcext:value-type="float">
            <text:p>0.011863578</text:p>
          </table:table-cell>
          <table:table-cell office:value-type="float" office:value="-0.1472253696" calcext:value-type="float">
            <text:p>-0.14722536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6" calcext:value-type="float">
            <text:p>876</text:p>
          </table:table-cell>
          <table:table-cell office:value-type="float" office:value="7.690681888" calcext:value-type="float">
            <text:p>7.690681888</text:p>
          </table:table-cell>
          <table:table-cell office:value-type="float" office:value="-0.1162853349" calcext:value-type="float">
            <text:p>-0.1162853349</text:p>
          </table:table-cell>
          <table:table-cell office:value-type="float" office:value="-1.432466154" calcext:value-type="float">
            <text:p>-1.432466154</text:p>
          </table:table-cell>
          <table:table-cell office:value-type="float" office:value="0.0117728134" calcext:value-type="float">
            <text:p>0.0117728134</text:p>
          </table:table-cell>
          <table:table-cell office:value-type="float" office:value="-0.148490011" calcext:value-type="float">
            <text:p>-0.1484900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6" calcext:value-type="float">
            <text:p>876</text:p>
          </table:table-cell>
          <table:table-cell office:value-type="float" office:value="7.687768907" calcext:value-type="float">
            <text:p>7.687768907</text:p>
          </table:table-cell>
          <table:table-cell office:value-type="float" office:value="-0.08826427271" calcext:value-type="float">
            <text:p>-0.0882642727</text:p>
          </table:table-cell>
          <table:table-cell office:value-type="float" office:value="0.5460008376" calcext:value-type="float">
            <text:p>0.5460008376</text:p>
          </table:table-cell>
          <table:table-cell office:value-type="float" office:value="0.01171609862" calcext:value-type="float">
            <text:p>0.0117160986</text:p>
          </table:table-cell>
          <table:table-cell office:value-type="float" office:value="-0.1459163293" calcext:value-type="float">
            <text:p>-0.14591632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6" calcext:value-type="float">
            <text:p>876</text:p>
          </table:table-cell>
          <table:table-cell office:value-type="float" office:value="7.674666499" calcext:value-type="float">
            <text:p>7.674666499</text:p>
          </table:table-cell>
          <table:table-cell office:value-type="float" office:value="-0.2011946626" calcext:value-type="float">
            <text:p>-0.2011946626</text:p>
          </table:table-cell>
          <table:table-cell office:value-type="float" office:value="-2.306509055" calcext:value-type="float">
            <text:p>-2.306509055</text:p>
          </table:table-cell>
          <table:table-cell office:value-type="float" office:value="0.01163735786" calcext:value-type="float">
            <text:p>0.0116373579</text:p>
          </table:table-cell>
          <table:table-cell office:value-type="float" office:value="-0.1391416728" calcext:value-type="float">
            <text:p>-0.13914167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6" calcext:value-type="float">
            <text:p>876</text:p>
          </table:table-cell>
          <table:table-cell office:value-type="float" office:value="7.666116609" calcext:value-type="float">
            <text:p>7.666116609</text:p>
          </table:table-cell>
          <table:table-cell office:value-type="float" office:value="-0.1653845393" calcext:value-type="float">
            <text:p>-0.1653845393</text:p>
          </table:table-cell>
          <table:table-cell office:value-type="float" office:value="0.7195093454" calcext:value-type="float">
            <text:p>0.7195093454</text:p>
          </table:table-cell>
          <table:table-cell office:value-type="float" office:value="0.01163815747" calcext:value-type="float">
            <text:p>0.0116381575</text:p>
          </table:table-cell>
          <table:table-cell office:value-type="float" office:value="-0.1400436623" calcext:value-type="float">
            <text:p>-0.14004366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8" calcext:value-type="float">
            <text:p>878</text:p>
          </table:table-cell>
          <table:table-cell office:value-type="float" office:value="7.659200463" calcext:value-type="float">
            <text:p>7.659200463</text:p>
          </table:table-cell>
          <table:table-cell office:value-type="float" office:value="-0.191232737" calcext:value-type="float">
            <text:p>-0.191232737</text:p>
          </table:table-cell>
          <table:table-cell office:value-type="float" office:value="-0.5019479019" calcext:value-type="float">
            <text:p>-0.5019479019</text:p>
          </table:table-cell>
          <table:table-cell office:value-type="float" office:value="0.01178778542" calcext:value-type="float">
            <text:p>0.0117877854</text:p>
          </table:table-cell>
          <table:table-cell office:value-type="float" office:value="-0.136744677" calcext:value-type="float">
            <text:p>-0.1367446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8" calcext:value-type="float">
            <text:p>878</text:p>
          </table:table-cell>
          <table:table-cell office:value-type="float" office:value="7.650978524" calcext:value-type="float">
            <text:p>7.650978524</text:p>
          </table:table-cell>
          <table:table-cell office:value-type="float" office:value="-0.1577924804" calcext:value-type="float">
            <text:p>-0.1577924804</text:p>
          </table:table-cell>
          <table:table-cell office:value-type="float" office:value="0.6803812896" calcext:value-type="float">
            <text:p>0.6803812896</text:p>
          </table:table-cell>
          <table:table-cell office:value-type="float" office:value="0.01135242" calcext:value-type="float">
            <text:p>0.01135242</text:p>
          </table:table-cell>
          <table:table-cell office:value-type="float" office:value="-0.1367491567" calcext:value-type="float">
            <text:p>-0.13674915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9" calcext:value-type="float">
            <text:p>879</text:p>
          </table:table-cell>
          <table:table-cell office:value-type="float" office:value="7.638182781" calcext:value-type="float">
            <text:p>7.638182781</text:p>
          </table:table-cell>
          <table:table-cell office:value-type="float" office:value="-0.1865752925" calcext:value-type="float">
            <text:p>-0.1865752925</text:p>
          </table:table-cell>
          <table:table-cell office:value-type="float" office:value="-0.5806519508" calcext:value-type="float">
            <text:p>-0.5806519508</text:p>
          </table:table-cell>
          <table:table-cell office:value-type="float" office:value="0.01145465722" calcext:value-type="float">
            <text:p>0.0114546572</text:p>
          </table:table-cell>
          <table:table-cell office:value-type="float" office:value="-0.1349139233" calcext:value-type="float">
            <text:p>-0.13491392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9" calcext:value-type="float">
            <text:p>879</text:p>
          </table:table-cell>
          <table:table-cell office:value-type="float" office:value="7.635895886" calcext:value-type="float">
            <text:p>7.635895886</text:p>
          </table:table-cell>
          <table:table-cell office:value-type="float" office:value="-0.1570738878" calcext:value-type="float">
            <text:p>-0.1570738878</text:p>
          </table:table-cell>
          <table:table-cell office:value-type="float" office:value="0.5908407846" calcext:value-type="float">
            <text:p>0.5908407846</text:p>
          </table:table-cell>
          <table:table-cell office:value-type="float" office:value="0.01103527238" calcext:value-type="float">
            <text:p>0.0110352724</text:p>
          </table:table-cell>
          <table:table-cell office:value-type="float" office:value="-0.1332413026" calcext:value-type="float">
            <text:p>-0.13324130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9" calcext:value-type="float">
            <text:p>879</text:p>
          </table:table-cell>
          <table:table-cell office:value-type="float" office:value="7.639689908" calcext:value-type="float">
            <text:p>7.639689908</text:p>
          </table:table-cell>
          <table:table-cell office:value-type="float" office:value="-0.07593677075" calcext:value-type="float">
            <text:p>-0.0759367708</text:p>
          </table:table-cell>
          <table:table-cell office:value-type="float" office:value="1.628001371" calcext:value-type="float">
            <text:p>1.628001371</text:p>
          </table:table-cell>
          <table:table-cell office:value-type="float" office:value="0.01114197409" calcext:value-type="float">
            <text:p>0.0111419741</text:p>
          </table:table-cell>
          <table:table-cell office:value-type="float" office:value="-0.13153463" calcext:value-type="float">
            <text:p>-0.131534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9" calcext:value-type="float">
            <text:p>879</text:p>
          </table:table-cell>
          <table:table-cell office:value-type="float" office:value="7.63079176" calcext:value-type="float">
            <text:p>7.63079176</text:p>
          </table:table-cell>
          <table:table-cell office:value-type="float" office:value="-0.03642368833" calcext:value-type="float">
            <text:p>-0.0364236883</text:p>
          </table:table-cell>
          <table:table-cell office:value-type="float" office:value="0.6198918494" calcext:value-type="float">
            <text:p>0.6198918494</text:p>
          </table:table-cell>
          <table:table-cell office:value-type="float" office:value="0.01111964201" calcext:value-type="float">
            <text:p>0.011119642</text:p>
          </table:table-cell>
          <table:table-cell office:value-type="float" office:value="-0.1298279574" calcext:value-type="float">
            <text:p>-0.12982795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7.62732126" calcext:value-type="float">
            <text:p>7.62732126</text:p>
          </table:table-cell>
          <table:table-cell office:value-type="float" office:value="-0.05305575632" calcext:value-type="float">
            <text:p>-0.0530557563</text:p>
          </table:table-cell>
          <table:table-cell office:value-type="float" office:value="-0.458619898" calcext:value-type="float">
            <text:p>-0.458619898</text:p>
          </table:table-cell>
          <table:table-cell office:value-type="float" office:value="0.01111226868" calcext:value-type="float">
            <text:p>0.0111122687</text:p>
          </table:table-cell>
          <table:table-cell office:value-type="float" office:value="-0.1281212848" calcext:value-type="float">
            <text:p>-0.12812128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7.621686035" calcext:value-type="float">
            <text:p>7.621686035</text:p>
          </table:table-cell>
          <table:table-cell office:value-type="float" office:value="-0.1155248519" calcext:value-type="float">
            <text:p>-0.1155248519</text:p>
          </table:table-cell>
          <table:table-cell office:value-type="float" office:value="-1.23360107" calcext:value-type="float">
            <text:p>-1.23360107</text:p>
          </table:table-cell>
          <table:table-cell office:value-type="float" office:value="0.01041616172" calcext:value-type="float">
            <text:p>0.0104161617</text:p>
          </table:table-cell>
          <table:table-cell office:value-type="float" office:value="-0.1230045255" calcext:value-type="float">
            <text:p>-0.12300452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1" calcext:value-type="float">
            <text:p>881</text:p>
          </table:table-cell>
          <table:table-cell office:value-type="float" office:value="7.622957489" calcext:value-type="float">
            <text:p>7.622957489</text:p>
          </table:table-cell>
          <table:table-cell office:value-type="float" office:value="-0.06069958031" calcext:value-type="float">
            <text:p>-0.0606995803</text:p>
          </table:table-cell>
          <table:table-cell office:value-type="float" office:value="1.072798369" calcext:value-type="float">
            <text:p>1.072798369</text:p>
          </table:table-cell>
          <table:table-cell office:value-type="float" office:value="0.01033049929" calcext:value-type="float">
            <text:p>0.0103304993</text:p>
          </table:table-cell>
          <table:table-cell office:value-type="float" office:value="-0.1239002685" calcext:value-type="float">
            <text:p>-0.12390026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1" calcext:value-type="float">
            <text:p>881</text:p>
          </table:table-cell>
          <table:table-cell office:value-type="float" office:value="7.622937148" calcext:value-type="float">
            <text:p>7.622937148</text:p>
          </table:table-cell>
          <table:table-cell office:value-type="float" office:value="-0.02894065607" calcext:value-type="float">
            <text:p>-0.0289406561</text:p>
          </table:table-cell>
          <table:table-cell office:value-type="float" office:value="0.6562557664" calcext:value-type="float">
            <text:p>0.6562557664</text:p>
          </table:table-cell>
          <table:table-cell office:value-type="float" office:value="0.01003265909" calcext:value-type="float">
            <text:p>0.0100326591</text:p>
          </table:table-cell>
          <table:table-cell office:value-type="float" office:value="-0.1190832779" calcext:value-type="float">
            <text:p>-0.11908327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1" calcext:value-type="float">
            <text:p>881</text:p>
          </table:table-cell>
          <table:table-cell office:value-type="float" office:value="7.620267319" calcext:value-type="float">
            <text:p>7.620267319</text:p>
          </table:table-cell>
          <table:table-cell office:value-type="float" office:value="-0.009653801075" calcext:value-type="float">
            <text:p>-0.0096538011</text:p>
          </table:table-cell>
          <table:table-cell office:value-type="float" office:value="0.3859090068" calcext:value-type="float">
            <text:p>0.3859090068</text:p>
          </table:table-cell>
          <table:table-cell office:value-type="float" office:value="0.01004992184" calcext:value-type="float">
            <text:p>0.0100499218</text:p>
          </table:table-cell>
          <table:table-cell office:value-type="float" office:value="-0.1213756924" calcext:value-type="float">
            <text:p>-0.12137569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1" calcext:value-type="float">
            <text:p>881</text:p>
          </table:table-cell>
          <table:table-cell office:value-type="float" office:value="7.617476326" calcext:value-type="float">
            <text:p>7.617476326</text:p>
          </table:table-cell>
          <table:table-cell office:value-type="float" office:value="-0.03588508582" calcext:value-type="float">
            <text:p>-0.0358850858</text:p>
          </table:table-cell>
          <table:table-cell office:value-type="float" office:value="-0.5057787014" calcext:value-type="float">
            <text:p>-0.5057787014</text:p>
          </table:table-cell>
          <table:table-cell office:value-type="float" office:value="0.01021324412" calcext:value-type="float">
            <text:p>0.0102132441</text:p>
          </table:table-cell>
          <table:table-cell office:value-type="float" office:value="-0.1156267409" calcext:value-type="float">
            <text:p>-0.11562674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2" calcext:value-type="float">
            <text:p>882</text:p>
          </table:table-cell>
          <table:table-cell office:value-type="float" office:value="7.616816024" calcext:value-type="float">
            <text:p>7.616816024</text:p>
          </table:table-cell>
          <table:table-cell office:value-type="float" office:value="-0.04031435826" calcext:value-type="float">
            <text:p>-0.0403143583</text:p>
          </table:table-cell>
          <table:table-cell office:value-type="float" office:value="-0.09195355282" calcext:value-type="float">
            <text:p>-0.0919535528</text:p>
          </table:table-cell>
          <table:table-cell office:value-type="float" office:value="0.01042874263" calcext:value-type="float">
            <text:p>0.0104287426</text:p>
          </table:table-cell>
          <table:table-cell office:value-type="float" office:value="-0.1175476892" calcext:value-type="float">
            <text:p>-0.11754768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2" calcext:value-type="float">
            <text:p>882</text:p>
          </table:table-cell>
          <table:table-cell office:value-type="float" office:value="7.608290708" calcext:value-type="float">
            <text:p>7.608290708</text:p>
          </table:table-cell>
          <table:table-cell office:value-type="float" office:value="-0.07871835725" calcext:value-type="float">
            <text:p>-0.0787183573</text:p>
          </table:table-cell>
          <table:table-cell office:value-type="float" office:value="-0.7596383919" calcext:value-type="float">
            <text:p>-0.7596383919</text:p>
          </table:table-cell>
          <table:table-cell office:value-type="float" office:value="0.01035412388" calcext:value-type="float">
            <text:p>0.0103541239</text:p>
          </table:table-cell>
          <table:table-cell office:value-type="float" office:value="-0.1159266321" calcext:value-type="float">
            <text:p>-0.11592663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3" calcext:value-type="float">
            <text:p>883</text:p>
          </table:table-cell>
          <table:table-cell office:value-type="float" office:value="7.599274261" calcext:value-type="float">
            <text:p>7.599274261</text:p>
          </table:table-cell>
          <table:table-cell office:value-type="float" office:value="-0.1196253866" calcext:value-type="float">
            <text:p>-0.1196253866</text:p>
          </table:table-cell>
          <table:table-cell office:value-type="float" office:value="-0.8009307325" calcext:value-type="float">
            <text:p>-0.8009307325</text:p>
          </table:table-cell>
          <table:table-cell office:value-type="float" office:value="0.01059344839" calcext:value-type="float">
            <text:p>0.0105934484</text:p>
          </table:table-cell>
          <table:table-cell office:value-type="float" office:value="-0.1134853845" calcext:value-type="float">
            <text:p>-0.11348538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3" calcext:value-type="float">
            <text:p>883</text:p>
          </table:table-cell>
          <table:table-cell office:value-type="float" office:value="7.607061535" calcext:value-type="float">
            <text:p>7.607061535</text:p>
          </table:table-cell>
          <table:table-cell office:value-type="float" office:value="-0.06451845876" calcext:value-type="float">
            <text:p>-0.0645184588</text:p>
          </table:table-cell>
          <table:table-cell office:value-type="float" office:value="1.072892411" calcext:value-type="float">
            <text:p>1.072892411</text:p>
          </table:table-cell>
          <table:table-cell office:value-type="float" office:value="0.010283616" calcext:value-type="float">
            <text:p>0.010283616</text:p>
          </table:table-cell>
          <table:table-cell office:value-type="float" office:value="-0.1092236755" calcext:value-type="float">
            <text:p>-0.10922367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3" calcext:value-type="float">
            <text:p>883</text:p>
          </table:table-cell>
          <table:table-cell office:value-type="float" office:value="7.604106533" calcext:value-type="float">
            <text:p>7.604106533</text:p>
          </table:table-cell>
          <table:table-cell office:value-type="float" office:value="-0.02926976161" calcext:value-type="float">
            <text:p>-0.0292697616</text:p>
          </table:table-cell>
          <table:table-cell office:value-type="float" office:value="0.7501379644" calcext:value-type="float">
            <text:p>0.7501379644</text:p>
          </table:table-cell>
          <table:table-cell office:value-type="float" office:value="0.01024983466" calcext:value-type="float">
            <text:p>0.0102498347</text:p>
          </table:table-cell>
          <table:table-cell office:value-type="float" office:value="-0.1093839285" calcext:value-type="float">
            <text:p>-0.10938392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3" calcext:value-type="float">
            <text:p>883</text:p>
          </table:table-cell>
          <table:table-cell office:value-type="float" office:value="7.600795364" calcext:value-type="float">
            <text:p>7.600795364</text:p>
          </table:table-cell>
          <table:table-cell office:value-type="float" office:value="0.007705436139" calcext:value-type="float">
            <text:p>0.0077054361</text:p>
          </table:table-cell>
          <table:table-cell office:value-type="float" office:value="0.7326551677" calcext:value-type="float">
            <text:p>0.7326551677</text:p>
          </table:table-cell>
          <table:table-cell office:value-type="float" office:value="0.01008370676" calcext:value-type="float">
            <text:p>0.0100837068</text:p>
          </table:table-cell>
          <table:table-cell office:value-type="float" office:value="-0.1025976902" calcext:value-type="float">
            <text:p>-0.10259769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4" calcext:value-type="float">
            <text:p>884</text:p>
          </table:table-cell>
          <table:table-cell office:value-type="float" office:value="7.600188727" calcext:value-type="float">
            <text:p>7.600188727</text:p>
          </table:table-cell>
          <table:table-cell office:value-type="float" office:value="-0.04692051015" calcext:value-type="float">
            <text:p>-0.0469205102</text:p>
          </table:table-cell>
          <table:table-cell office:value-type="float" office:value="-1.104446194" calcext:value-type="float">
            <text:p>-1.104446194</text:p>
          </table:table-cell>
          <table:table-cell office:value-type="float" office:value="0.01000187163" calcext:value-type="float">
            <text:p>0.0100018716</text:p>
          </table:table-cell>
          <table:table-cell office:value-type="float" office:value="-0.09928469754" calcext:value-type="float">
            <text:p>-0.09928469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4" calcext:value-type="float">
            <text:p>884</text:p>
          </table:table-cell>
          <table:table-cell office:value-type="float" office:value="7.603047755" calcext:value-type="float">
            <text:p>7.603047755</text:p>
          </table:table-cell>
          <table:table-cell office:value-type="float" office:value="-0.007095555751" calcext:value-type="float">
            <text:p>-0.0070955558</text:p>
          </table:table-cell>
          <table:table-cell office:value-type="float" office:value="0.7882534212" calcext:value-type="float">
            <text:p>0.7882534212</text:p>
          </table:table-cell>
          <table:table-cell office:value-type="float" office:value="0.009595017178" calcext:value-type="float">
            <text:p>0.0095950172</text:p>
          </table:table-cell>
          <table:table-cell office:value-type="float" office:value="-0.09999357483" calcext:value-type="float">
            <text:p>-0.09999357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5" calcext:value-type="float">
            <text:p>885</text:p>
          </table:table-cell>
          <table:table-cell office:value-type="float" office:value="7.603073487" calcext:value-type="float">
            <text:p>7.603073487</text:p>
          </table:table-cell>
          <table:table-cell office:value-type="float" office:value="0.01494211492" calcext:value-type="float">
            <text:p>0.0149421149</text:p>
          </table:table-cell>
          <table:table-cell office:value-type="float" office:value="0.4307334087" calcext:value-type="float">
            <text:p>0.4307334087</text:p>
          </table:table-cell>
          <table:table-cell office:value-type="float" office:value="0.009561812521" calcext:value-type="float">
            <text:p>0.0095618125</text:p>
          </table:table-cell>
          <table:table-cell office:value-type="float" office:value="-0.09371034801" calcext:value-type="float">
            <text:p>-0.0937103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5" calcext:value-type="float">
            <text:p>885</text:p>
          </table:table-cell>
          <table:table-cell office:value-type="float" office:value="7.600324223" calcext:value-type="float">
            <text:p>7.600324223</text:p>
          </table:table-cell>
          <table:table-cell office:value-type="float" office:value="0.0002676163495" calcext:value-type="float">
            <text:p>0.0002676163</text:p>
          </table:table-cell>
          <table:table-cell office:value-type="float" office:value="-0.3004471067" calcext:value-type="float">
            <text:p>-0.3004471067</text:p>
          </table:table-cell>
          <table:table-cell office:value-type="float" office:value="0.009686251937" calcext:value-type="float">
            <text:p>0.0096862519</text:p>
          </table:table-cell>
          <table:table-cell office:value-type="float" office:value="-0.09953599628" calcext:value-type="float">
            <text:p>-0.09953599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5" calcext:value-type="float">
            <text:p>885</text:p>
          </table:table-cell>
          <table:table-cell office:value-type="float" office:value="7.598855091" calcext:value-type="float">
            <text:p>7.598855091</text:p>
          </table:table-cell>
          <table:table-cell office:value-type="float" office:value="-0.02848833182" calcext:value-type="float">
            <text:p>-0.0284883318</text:p>
          </table:table-cell>
          <table:table-cell office:value-type="float" office:value="-0.5809244199" calcext:value-type="float">
            <text:p>-0.5809244199</text:p>
          </table:table-cell>
          <table:table-cell office:value-type="float" office:value="0.009671561128" calcext:value-type="float">
            <text:p>0.0096715611</text:p>
          </table:table-cell>
          <table:table-cell office:value-type="float" office:value="-0.09875005318" calcext:value-type="float">
            <text:p>-0.09875005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5" calcext:value-type="float">
            <text:p>885</text:p>
          </table:table-cell>
          <table:table-cell office:value-type="float" office:value="7.604252248" calcext:value-type="float">
            <text:p>7.604252248</text:p>
          </table:table-cell>
          <table:table-cell office:value-type="float" office:value="0.006890555096" calcext:value-type="float">
            <text:p>0.0068905551</text:p>
          </table:table-cell>
          <table:table-cell office:value-type="float" office:value="0.6990329413" calcext:value-type="float">
            <text:p>0.6990329413</text:p>
          </table:table-cell>
          <table:table-cell office:value-type="float" office:value="0.009665699682" calcext:value-type="float">
            <text:p>0.0096656997</text:p>
          </table:table-cell>
          <table:table-cell office:value-type="float" office:value="-0.09834317113" calcext:value-type="float">
            <text:p>-0.09834317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7.606510281" calcext:value-type="float">
            <text:p>7.606510281</text:p>
          </table:table-cell>
          <table:table-cell office:value-type="float" office:value="0.04097855773" calcext:value-type="float">
            <text:p>0.0409785577</text:p>
          </table:table-cell>
          <table:table-cell office:value-type="float" office:value="0.6940584351" calcext:value-type="float">
            <text:p>0.6940584351</text:p>
          </table:table-cell>
          <table:table-cell office:value-type="float" office:value="0.00951295651" calcext:value-type="float">
            <text:p>0.0095129565</text:p>
          </table:table-cell>
          <table:table-cell office:value-type="float" office:value="-0.09424506061" calcext:value-type="float">
            <text:p>-0.09424506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7.609197202" calcext:value-type="float">
            <text:p>7.609197202</text:p>
          </table:table-cell>
          <table:table-cell office:value-type="float" office:value="0.06450230712" calcext:value-type="float">
            <text:p>0.0645023071</text:p>
          </table:table-cell>
          <table:table-cell office:value-type="float" office:value="0.3580056672" calcext:value-type="float">
            <text:p>0.3580056672</text:p>
          </table:table-cell>
          <table:table-cell office:value-type="float" office:value="0.009376200074" calcext:value-type="float">
            <text:p>0.0093762001</text:p>
          </table:table-cell>
          <table:table-cell office:value-type="float" office:value="-0.09280368574" calcext:value-type="float">
            <text:p>-0.09280368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7" calcext:value-type="float">
            <text:p>887</text:p>
          </table:table-cell>
          <table:table-cell office:value-type="float" office:value="7.61064483" calcext:value-type="float">
            <text:p>7.61064483</text:p>
          </table:table-cell>
          <table:table-cell office:value-type="float" office:value="0.04227280312" calcext:value-type="float">
            <text:p>0.0422728031</text:p>
          </table:table-cell>
          <table:table-cell office:value-type="float" office:value="-0.613481534" calcext:value-type="float">
            <text:p>-0.613481534</text:p>
          </table:table-cell>
          <table:table-cell office:value-type="float" office:value="0.009088761812" calcext:value-type="float">
            <text:p>0.0090887618</text:p>
          </table:table-cell>
          <table:table-cell office:value-type="float" office:value="-0.09061836363" calcext:value-type="float">
            <text:p>-0.09061836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7" calcext:value-type="float">
            <text:p>887</text:p>
          </table:table-cell>
          <table:table-cell office:value-type="float" office:value="7.611136866" calcext:value-type="float">
            <text:p>7.611136866</text:p>
          </table:table-cell>
          <table:table-cell office:value-type="float" office:value="0.0303454604" calcext:value-type="float">
            <text:p>0.0303454604</text:p>
          </table:table-cell>
          <table:table-cell office:value-type="float" office:value="-0.24709319" calcext:value-type="float">
            <text:p>-0.24709319</text:p>
          </table:table-cell>
          <table:table-cell office:value-type="float" office:value="0.008817706938" calcext:value-type="float">
            <text:p>0.0088177069</text:p>
          </table:table-cell>
          <table:table-cell office:value-type="float" office:value="-0.08843319629" calcext:value-type="float">
            <text:p>-0.08843319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7" calcext:value-type="float">
            <text:p>887</text:p>
          </table:table-cell>
          <table:table-cell office:value-type="float" office:value="7.618305335" calcext:value-type="float">
            <text:p>7.618305335</text:p>
          </table:table-cell>
          <table:table-cell office:value-type="float" office:value="0.06324812061" calcext:value-type="float">
            <text:p>0.0632481206</text:p>
          </table:table-cell>
          <table:table-cell office:value-type="float" office:value="0.640752053" calcext:value-type="float">
            <text:p>0.640752053</text:p>
          </table:table-cell>
          <table:table-cell office:value-type="float" office:value="0.008842251896" calcext:value-type="float">
            <text:p>0.0088422519</text:p>
          </table:table-cell>
          <table:table-cell office:value-type="float" office:value="-0.0835290419" calcext:value-type="float">
            <text:p>-0.08352904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7" calcext:value-type="float">
            <text:p>887</text:p>
          </table:table-cell>
          <table:table-cell office:value-type="float" office:value="7.623824824" calcext:value-type="float">
            <text:p>7.623824824</text:p>
          </table:table-cell>
          <table:table-cell office:value-type="float" office:value="0.08744976472" calcext:value-type="float">
            <text:p>0.0874497647</text:p>
          </table:table-cell>
          <table:table-cell office:value-type="float" office:value="0.4935313671" calcext:value-type="float">
            <text:p>0.4935313671</text:p>
          </table:table-cell>
          <table:table-cell office:value-type="float" office:value="0.008925714144" calcext:value-type="float">
            <text:p>0.0089257141</text:p>
          </table:table-cell>
          <table:table-cell office:value-type="float" office:value="-0.08517847292" calcext:value-type="float">
            <text:p>-0.08517847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8" calcext:value-type="float">
            <text:p>888</text:p>
          </table:table-cell>
          <table:table-cell office:value-type="float" office:value="7.624564036" calcext:value-type="float">
            <text:p>7.624564036</text:p>
          </table:table-cell>
          <table:table-cell office:value-type="float" office:value="0.08900813307" calcext:value-type="float">
            <text:p>0.0890081331</text:p>
          </table:table-cell>
          <table:table-cell office:value-type="float" office:value="0.03134475053" calcext:value-type="float">
            <text:p>0.0313447505</text:p>
          </table:table-cell>
          <table:table-cell office:value-type="float" office:value="0.008931256106" calcext:value-type="float">
            <text:p>0.0089312561</text:p>
          </table:table-cell>
          <table:table-cell office:value-type="float" office:value="-0.08373709805" calcext:value-type="float">
            <text:p>-0.08373709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8" calcext:value-type="float">
            <text:p>888</text:p>
          </table:table-cell>
          <table:table-cell office:value-type="float" office:value="7.631825833" calcext:value-type="float">
            <text:p>7.631825833</text:p>
          </table:table-cell>
          <table:table-cell office:value-type="float" office:value="0.08937023756" calcext:value-type="float">
            <text:p>0.0893702376</text:p>
          </table:table-cell>
          <table:table-cell office:value-type="float" office:value="0.007015224574" calcext:value-type="float">
            <text:p>0.0070152246</text:p>
          </table:table-cell>
          <table:table-cell office:value-type="float" office:value="0.008641056851" calcext:value-type="float">
            <text:p>0.0086410569</text:p>
          </table:table-cell>
          <table:table-cell office:value-type="float" office:value="-0.0861577086" calcext:value-type="float">
            <text:p>-0.08615770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7.631647496" calcext:value-type="float">
            <text:p>7.631647496</text:p>
          </table:table-cell>
          <table:table-cell office:value-type="float" office:value="0.05067685483" calcext:value-type="float">
            <text:p>0.0506768548</text:p>
          </table:table-cell>
          <table:table-cell office:value-type="float" office:value="-0.7646180396" calcext:value-type="float">
            <text:p>-0.7646180396</text:p>
          </table:table-cell>
          <table:table-cell office:value-type="float" office:value="0.008576345124" calcext:value-type="float">
            <text:p>0.0085763451</text:p>
          </table:table-cell>
          <table:table-cell office:value-type="float" office:value="-0.08014440572" calcext:value-type="float">
            <text:p>-0.08014440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7.630617494" calcext:value-type="float">
            <text:p>7.630617494</text:p>
          </table:table-cell>
          <table:table-cell office:value-type="float" office:value="0.03854392303" calcext:value-type="float">
            <text:p>0.038543923</text:p>
          </table:table-cell>
          <table:table-cell office:value-type="float" office:value="-0.253617923" calcext:value-type="float">
            <text:p>-0.253617923</text:p>
          </table:table-cell>
          <table:table-cell office:value-type="float" office:value="0.007668130739" calcext:value-type="float">
            <text:p>0.0076681307</text:p>
          </table:table-cell>
          <table:table-cell office:value-type="float" office:value="-0.07596076318" calcext:value-type="float">
            <text:p>-0.07596076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7.638626527" calcext:value-type="float">
            <text:p>7.638626527</text:p>
          </table:table-cell>
          <table:table-cell office:value-type="float" office:value="0.04444022796" calcext:value-type="float">
            <text:p>0.044440228</text:p>
          </table:table-cell>
          <table:table-cell office:value-type="float" office:value="0.11659691" calcext:value-type="float">
            <text:p>0.11659691</text:p>
          </table:table-cell>
          <table:table-cell office:value-type="float" office:value="0.007496533196" calcext:value-type="float">
            <text:p>0.0074965332</text:p>
          </table:table-cell>
          <table:table-cell office:value-type="float" office:value="-0.07640961978" calcext:value-type="float">
            <text:p>-0.07640961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7.644115148" calcext:value-type="float">
            <text:p>7.644115148</text:p>
          </table:table-cell>
          <table:table-cell office:value-type="float" office:value="0.08087849455" calcext:value-type="float">
            <text:p>0.0808784946</text:p>
          </table:table-cell>
          <table:table-cell office:value-type="float" office:value="0.7023310384" calcext:value-type="float">
            <text:p>0.7023310384</text:p>
          </table:table-cell>
          <table:table-cell office:value-type="float" office:value="0.007390526421" calcext:value-type="float">
            <text:p>0.0073905264</text:p>
          </table:table-cell>
          <table:table-cell office:value-type="float" office:value="-0.07609938066" calcext:value-type="float">
            <text:p>-0.07609938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7.653400446" calcext:value-type="float">
            <text:p>7.653400446</text:p>
          </table:table-cell>
          <table:table-cell office:value-type="float" office:value="0.1533436003" calcext:value-type="float">
            <text:p>0.1533436003</text:p>
          </table:table-cell>
          <table:table-cell office:value-type="float" office:value="1.5285856" calcext:value-type="float">
            <text:p>1.5285856</text:p>
          </table:table-cell>
          <table:table-cell office:value-type="float" office:value="0.007338960945" calcext:value-type="float">
            <text:p>0.0073389609</text:p>
          </table:table-cell>
          <table:table-cell office:value-type="float" office:value="-0.07578914153" calcext:value-type="float">
            <text:p>-0.07578914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7.646294384" calcext:value-type="float">
            <text:p>7.646294384</text:p>
          </table:table-cell>
          <table:table-cell office:value-type="float" office:value="0.05353038695" calcext:value-type="float">
            <text:p>0.053530387</text:p>
          </table:table-cell>
          <table:table-cell office:value-type="float" office:value="-1.981420337" calcext:value-type="float">
            <text:p>-1.981420337</text:p>
          </table:table-cell>
          <table:table-cell office:value-type="float" office:value="0.007261449432" calcext:value-type="float">
            <text:p>0.0072614494</text:p>
          </table:table-cell>
          <table:table-cell office:value-type="float" office:value="-0.07931068564" calcext:value-type="float">
            <text:p>-0.07931068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7.659004806" calcext:value-type="float">
            <text:p>7.659004806</text:p>
          </table:table-cell>
          <table:table-cell office:value-type="float" office:value="0.1032895025" calcext:value-type="float">
            <text:p>0.1032895025</text:p>
          </table:table-cell>
          <table:table-cell office:value-type="float" office:value="0.998547456" calcext:value-type="float">
            <text:p>0.998547456</text:p>
          </table:table-cell>
          <table:table-cell office:value-type="float" office:value="0.007234208863" calcext:value-type="float">
            <text:p>0.0072342089</text:p>
          </table:table-cell>
          <table:table-cell office:value-type="float" office:value="-0.08013909011" calcext:value-type="float">
            <text:p>-0.08013909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7.659918058" calcext:value-type="float">
            <text:p>7.659918058</text:p>
          </table:table-cell>
          <table:table-cell office:value-type="float" office:value="0.04407818712" calcext:value-type="float">
            <text:p>0.0440781871</text:p>
          </table:table-cell>
          <table:table-cell office:value-type="float" office:value="-1.182016976" calcext:value-type="float">
            <text:p>-1.182016976</text:p>
          </table:table-cell>
          <table:table-cell office:value-type="float" office:value="0.00688964909" calcext:value-type="float">
            <text:p>0.0068896491</text:p>
          </table:table-cell>
          <table:table-cell office:value-type="float" office:value="-0.07446749286" calcext:value-type="float">
            <text:p>-0.07446749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7.666641471" calcext:value-type="float">
            <text:p>7.666641471</text:p>
          </table:table-cell>
          <table:table-cell office:value-type="float" office:value="0.1359586567" calcext:value-type="float">
            <text:p>0.1359586567</text:p>
          </table:table-cell>
          <table:table-cell office:value-type="float" office:value="1.839095049" calcext:value-type="float">
            <text:p>1.839095049</text:p>
          </table:table-cell>
          <table:table-cell office:value-type="float" office:value="0.006754248755" calcext:value-type="float">
            <text:p>0.0067542488</text:p>
          </table:table-cell>
          <table:table-cell office:value-type="float" office:value="-0.07390822807" calcext:value-type="float">
            <text:p>-0.07390822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7.669375269" calcext:value-type="float">
            <text:p>7.669375269</text:p>
          </table:table-cell>
          <table:table-cell office:value-type="float" office:value="0.0691362107" calcext:value-type="float">
            <text:p>0.0691362107</text:p>
          </table:table-cell>
          <table:table-cell office:value-type="float" office:value="-1.334609454" calcext:value-type="float">
            <text:p>-1.334609454</text:p>
          </table:table-cell>
          <table:table-cell office:value-type="float" office:value="0.00664393533" calcext:value-type="float">
            <text:p>0.0066439353</text:p>
          </table:table-cell>
          <table:table-cell office:value-type="float" office:value="-0.07260364389" calcext:value-type="float">
            <text:p>-0.07260364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7.673967144" calcext:value-type="float">
            <text:p>7.673967144</text:p>
          </table:table-cell>
          <table:table-cell office:value-type="float" office:value="0.09374112856" calcext:value-type="float">
            <text:p>0.0937411286</text:p>
          </table:table-cell>
          <table:table-cell office:value-type="float" office:value="0.4932140173" calcext:value-type="float">
            <text:p>0.4932140173</text:p>
          </table:table-cell>
          <table:table-cell office:value-type="float" office:value="0.006551869128" calcext:value-type="float">
            <text:p>0.0065518691</text:p>
          </table:table-cell>
          <table:table-cell office:value-type="float" office:value="-0.07167171941" calcext:value-type="float">
            <text:p>-0.07167171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2" calcext:value-type="float">
            <text:p>892</text:p>
          </table:table-cell>
          <table:table-cell office:value-type="float" office:value="7.67611549" calcext:value-type="float">
            <text:p>7.67611549</text:p>
          </table:table-cell>
          <table:table-cell office:value-type="float" office:value="0.06278406919" calcext:value-type="float">
            <text:p>0.0627840692</text:p>
          </table:table-cell>
          <table:table-cell office:value-type="float" office:value="-0.6009689094" calcext:value-type="float">
            <text:p>-0.6009689094</text:p>
          </table:table-cell>
          <table:table-cell office:value-type="float" office:value="0.006471131194" calcext:value-type="float">
            <text:p>0.0064711312</text:p>
          </table:table-cell>
          <table:table-cell office:value-type="float" office:value="-0.07036713523" calcext:value-type="float">
            <text:p>-0.07036713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7.683634713" calcext:value-type="float">
            <text:p>7.683634713</text:p>
          </table:table-cell>
          <table:table-cell office:value-type="float" office:value="0.09622209297" calcext:value-type="float">
            <text:p>0.096222093</text:p>
          </table:table-cell>
          <table:table-cell office:value-type="float" office:value="0.6889066695" calcext:value-type="float">
            <text:p>0.6889066695</text:p>
          </table:table-cell>
          <table:table-cell office:value-type="float" office:value="0.006403218734" calcext:value-type="float">
            <text:p>0.0064032187</text:p>
          </table:table-cell>
          <table:table-cell office:value-type="float" office:value="-0.06943521075" calcext:value-type="float">
            <text:p>-0.06943521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7.692997731" calcext:value-type="float">
            <text:p>7.692997731</text:p>
          </table:table-cell>
          <table:table-cell office:value-type="float" office:value="0.1146120309" calcext:value-type="float">
            <text:p>0.1146120309</text:p>
          </table:table-cell>
          <table:table-cell office:value-type="float" office:value="0.2891465849" calcext:value-type="float">
            <text:p>0.2891465849</text:p>
          </table:table-cell>
          <table:table-cell office:value-type="float" office:value="0.00617871094" calcext:value-type="float">
            <text:p>0.0061787109</text:p>
          </table:table-cell>
          <table:table-cell office:value-type="float" office:value="-0.07475752633" calcext:value-type="float">
            <text:p>-0.07475752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7.711379213" calcext:value-type="float">
            <text:p>7.711379213</text:p>
          </table:table-cell>
          <table:table-cell office:value-type="float" office:value="0.2628686921" calcext:value-type="float">
            <text:p>0.2628686921</text:p>
          </table:table-cell>
          <table:table-cell office:value-type="float" office:value="3.923692161" calcext:value-type="float">
            <text:p>3.923692161</text:p>
          </table:table-cell>
          <table:table-cell office:value-type="float" office:value="0.006179623527" calcext:value-type="float">
            <text:p>0.0061796235</text:p>
          </table:table-cell>
          <table:table-cell office:value-type="float" office:value="-0.07112805253" calcext:value-type="float">
            <text:p>-0.07112805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7.721843907" calcext:value-type="float">
            <text:p>7.721843907</text:p>
          </table:table-cell>
          <table:table-cell office:value-type="float" office:value="0.283218984" calcext:value-type="float">
            <text:p>0.283218984</text:p>
          </table:table-cell>
          <table:table-cell office:value-type="float" office:value="0.4199801408" calcext:value-type="float">
            <text:p>0.4199801408</text:p>
          </table:table-cell>
          <table:table-cell office:value-type="float" office:value="0.006078921005" calcext:value-type="float">
            <text:p>0.006078921</text:p>
          </table:table-cell>
          <table:table-cell office:value-type="float" office:value="-0.07209052433" calcext:value-type="float">
            <text:p>-0.0720905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5" calcext:value-type="float">
            <text:p>895</text:p>
          </table:table-cell>
          <table:table-cell office:value-type="float" office:value="7.729606793" calcext:value-type="float">
            <text:p>7.729606793</text:p>
          </table:table-cell>
          <table:table-cell office:value-type="float" office:value="0.2847120524" calcext:value-type="float">
            <text:p>0.2847120524</text:p>
          </table:table-cell>
          <table:table-cell office:value-type="float" office:value="0.02917608614" calcext:value-type="float">
            <text:p>0.0291760861</text:p>
          </table:table-cell>
          <table:table-cell office:value-type="float" office:value="0.005897817816" calcext:value-type="float">
            <text:p>0.0058978178</text:p>
          </table:table-cell>
          <table:table-cell office:value-type="float" office:value="-0.06884126362" calcext:value-type="float">
            <text:p>-0.06884126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5" calcext:value-type="float">
            <text:p>895</text:p>
          </table:table-cell>
          <table:table-cell office:value-type="float" office:value="7.744392801" calcext:value-type="float">
            <text:p>7.744392801</text:p>
          </table:table-cell>
          <table:table-cell office:value-type="float" office:value="0.2215298511" calcext:value-type="float">
            <text:p>0.2215298511</text:p>
          </table:table-cell>
          <table:table-cell office:value-type="float" office:value="-1.268810292" calcext:value-type="float">
            <text:p>-1.268810292</text:p>
          </table:table-cell>
          <table:table-cell office:value-type="float" office:value="0.00562050335" calcext:value-type="float">
            <text:p>0.0056205034</text:p>
          </table:table-cell>
          <table:table-cell office:value-type="float" office:value="-0.07052276744" calcext:value-type="float">
            <text:p>-0.07052276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6" calcext:value-type="float">
            <text:p>896</text:p>
          </table:table-cell>
          <table:table-cell office:value-type="float" office:value="7.762583194" calcext:value-type="float">
            <text:p>7.762583194</text:p>
          </table:table-cell>
          <table:table-cell office:value-type="float" office:value="0.2732183472" calcext:value-type="float">
            <text:p>0.2732183472</text:p>
          </table:table-cell>
          <table:table-cell office:value-type="float" office:value="1.05429498" calcext:value-type="float">
            <text:p>1.05429498</text:p>
          </table:table-cell>
          <table:table-cell office:value-type="float" office:value="0.00556373471" calcext:value-type="float">
            <text:p>0.0055637347</text:p>
          </table:table-cell>
          <table:table-cell office:value-type="float" office:value="-0.06626795745" calcext:value-type="float">
            <text:p>-0.06626795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6" calcext:value-type="float">
            <text:p>896</text:p>
          </table:table-cell>
          <table:table-cell office:value-type="float" office:value="7.778392981" calcext:value-type="float">
            <text:p>7.778392981</text:p>
          </table:table-cell>
          <table:table-cell office:value-type="float" office:value="0.3261959647" calcext:value-type="float">
            <text:p>0.3261959647</text:p>
          </table:table-cell>
          <table:table-cell office:value-type="float" office:value="1.040893888" calcext:value-type="float">
            <text:p>1.040893888</text:p>
          </table:table-cell>
          <table:table-cell office:value-type="float" office:value="0.005362336581" calcext:value-type="float">
            <text:p>0.0053623366</text:p>
          </table:table-cell>
          <table:table-cell office:value-type="float" office:value="-0.0667560876" calcext:value-type="float">
            <text:p>-0.06675608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7" calcext:value-type="float">
            <text:p>897</text:p>
          </table:table-cell>
          <table:table-cell office:value-type="float" office:value="7.794451314" calcext:value-type="float">
            <text:p>7.794451314</text:p>
          </table:table-cell>
          <table:table-cell office:value-type="float" office:value="0.3364154817" calcext:value-type="float">
            <text:p>0.3364154817</text:p>
          </table:table-cell>
          <table:table-cell office:value-type="float" office:value="0.2084766962" calcext:value-type="float">
            <text:p>0.2084766962</text:p>
          </table:table-cell>
          <table:table-cell office:value-type="float" office:value="0.005234835667" calcext:value-type="float">
            <text:p>0.0052348357</text:p>
          </table:table-cell>
          <table:table-cell office:value-type="float" office:value="-0.06701102385" calcext:value-type="float">
            <text:p>-0.06701102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7" calcext:value-type="float">
            <text:p>897</text:p>
          </table:table-cell>
          <table:table-cell office:value-type="float" office:value="7.811665166" calcext:value-type="float">
            <text:p>7.811665166</text:p>
          </table:table-cell>
          <table:table-cell office:value-type="float" office:value="0.3258131696" calcext:value-type="float">
            <text:p>0.3258131696</text:p>
          </table:table-cell>
          <table:table-cell office:value-type="float" office:value="-0.2089341085" calcext:value-type="float">
            <text:p>-0.2089341085</text:p>
          </table:table-cell>
          <table:table-cell office:value-type="float" office:value="0.005285925414" calcext:value-type="float">
            <text:p>0.0052859254</text:p>
          </table:table-cell>
          <table:table-cell office:value-type="float" office:value="-0.06878074039" calcext:value-type="float">
            <text:p>-0.06878074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7" calcext:value-type="float">
            <text:p>897</text:p>
          </table:table-cell>
          <table:table-cell office:value-type="float" office:value="7.820265365" calcext:value-type="float">
            <text:p>7.820265365</text:p>
          </table:table-cell>
          <table:table-cell office:value-type="float" office:value="0.2784512253" calcext:value-type="float">
            <text:p>0.2784512253</text:p>
          </table:table-cell>
          <table:table-cell office:value-type="float" office:value="-0.9281721345" calcext:value-type="float">
            <text:p>-0.9281721345</text:p>
          </table:table-cell>
          <table:table-cell office:value-type="float" office:value="0.00527677798" calcext:value-type="float">
            <text:p>0.005276778</text:p>
          </table:table-cell>
          <table:table-cell office:value-type="float" office:value="-0.07050363838" calcext:value-type="float">
            <text:p>-0.07050363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7" calcext:value-type="float">
            <text:p>897</text:p>
          </table:table-cell>
          <table:table-cell office:value-type="float" office:value="7.834720042" calcext:value-type="float">
            <text:p>7.834720042</text:p>
          </table:table-cell>
          <table:table-cell office:value-type="float" office:value="0.2620544078" calcext:value-type="float">
            <text:p>0.2620544078</text:p>
          </table:table-cell>
          <table:table-cell office:value-type="float" office:value="-0.3158029222" calcext:value-type="float">
            <text:p>-0.3158029222</text:p>
          </table:table-cell>
          <table:table-cell office:value-type="float" office:value="0.005322405155" calcext:value-type="float">
            <text:p>0.0053224052</text:p>
          </table:table-cell>
          <table:table-cell office:value-type="float" office:value="-0.07260674947" calcext:value-type="float">
            <text:p>-0.07260674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7.847363053" calcext:value-type="float">
            <text:p>7.847363053</text:p>
          </table:table-cell>
          <table:table-cell office:value-type="float" office:value="0.2396450621" calcext:value-type="float">
            <text:p>0.2396450621</text:p>
          </table:table-cell>
          <table:table-cell office:value-type="float" office:value="-0.4821047596" calcext:value-type="float">
            <text:p>-0.4821047596</text:p>
          </table:table-cell>
          <table:table-cell office:value-type="float" office:value="0.005426681383" calcext:value-type="float">
            <text:p>0.0054266814</text:p>
          </table:table-cell>
          <table:table-cell office:value-type="float" office:value="-0.07049812804" calcext:value-type="float">
            <text:p>-0.0704981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7.860724839" calcext:value-type="float">
            <text:p>7.860724839</text:p>
          </table:table-cell>
          <table:table-cell office:value-type="float" office:value="0.2723196861" calcext:value-type="float">
            <text:p>0.2723196861</text:p>
          </table:table-cell>
          <table:table-cell office:value-type="float" office:value="0.6518538895" calcext:value-type="float">
            <text:p>0.6518538895</text:p>
          </table:table-cell>
          <table:table-cell office:value-type="float" office:value="0.005424359276" calcext:value-type="float">
            <text:p>0.0054243593</text:p>
          </table:table-cell>
          <table:table-cell office:value-type="float" office:value="-0.06674916001" calcext:value-type="float">
            <text:p>-0.066749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9" calcext:value-type="float">
            <text:p>899</text:p>
          </table:table-cell>
          <table:table-cell office:value-type="float" office:value="7.874821162" calcext:value-type="float">
            <text:p>7.874821162</text:p>
          </table:table-cell>
          <table:table-cell office:value-type="float" office:value="0.2737706834" calcext:value-type="float">
            <text:p>0.2737706834</text:p>
          </table:table-cell>
          <table:table-cell office:value-type="float" office:value="0.02910474311" calcext:value-type="float">
            <text:p>0.0291047431</text:p>
          </table:table-cell>
          <table:table-cell office:value-type="float" office:value="0.005372985333" calcext:value-type="float">
            <text:p>0.0053729853</text:p>
          </table:table-cell>
          <table:table-cell office:value-type="float" office:value="-0.06233094371" calcext:value-type="float">
            <text:p>-0.06233094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9" calcext:value-type="float">
            <text:p>899</text:p>
          </table:table-cell>
          <table:table-cell office:value-type="float" office:value="7.900704676" calcext:value-type="float">
            <text:p>7.900704676</text:p>
          </table:table-cell>
          <table:table-cell office:value-type="float" office:value="0.3548141178" calcext:value-type="float">
            <text:p>0.3548141178</text:p>
          </table:table-cell>
          <table:table-cell office:value-type="float" office:value="1.612903815" calcext:value-type="float">
            <text:p>1.612903815</text:p>
          </table:table-cell>
          <table:table-cell office:value-type="float" office:value="0.005004340793" calcext:value-type="float">
            <text:p>0.0050043408</text:p>
          </table:table-cell>
          <table:table-cell office:value-type="float" office:value="-0.06693061606" calcext:value-type="float">
            <text:p>-0.06693061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9" calcext:value-type="float">
            <text:p>899</text:p>
          </table:table-cell>
          <table:table-cell office:value-type="float" office:value="7.915955872" calcext:value-type="float">
            <text:p>7.915955872</text:p>
          </table:table-cell>
          <table:table-cell office:value-type="float" office:value="0.3681799986" calcext:value-type="float">
            <text:p>0.3681799986</text:p>
          </table:table-cell>
          <table:table-cell office:value-type="float" office:value="0.2687543169" calcext:value-type="float">
            <text:p>0.2687543169</text:p>
          </table:table-cell>
          <table:table-cell office:value-type="float" office:value="0.005011495806" calcext:value-type="float">
            <text:p>0.0050114958</text:p>
          </table:table-cell>
          <table:table-cell office:value-type="float" office:value="-0.06969609893" calcext:value-type="float">
            <text:p>-0.06969609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9" calcext:value-type="float">
            <text:p>899</text:p>
          </table:table-cell>
          <table:table-cell office:value-type="float" office:value="7.922859843" calcext:value-type="float">
            <text:p>7.922859843</text:p>
          </table:table-cell>
          <table:table-cell office:value-type="float" office:value="0.3188555306" calcext:value-type="float">
            <text:p>0.3188555306</text:p>
          </table:table-cell>
          <table:table-cell office:value-type="float" office:value="-0.9628946468" calcext:value-type="float">
            <text:p>-0.9628946468</text:p>
          </table:table-cell>
          <table:table-cell office:value-type="float" office:value="0.004976438034" calcext:value-type="float">
            <text:p>0.004976438</text:p>
          </table:table-cell>
          <table:table-cell office:value-type="float" office:value="-0.07284316757" calcext:value-type="float">
            <text:p>-0.07284316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0" calcext:value-type="float">
            <text:p>900</text:p>
          </table:table-cell>
          <table:table-cell office:value-type="float" office:value="7.93816243" calcext:value-type="float">
            <text:p>7.93816243</text:p>
          </table:table-cell>
          <table:table-cell office:value-type="float" office:value="0.2522441514" calcext:value-type="float">
            <text:p>0.2522441514</text:p>
          </table:table-cell>
          <table:table-cell office:value-type="float" office:value="-1.372451306" calcext:value-type="float">
            <text:p>-1.372451306</text:p>
          </table:table-cell>
          <table:table-cell office:value-type="float" office:value="0.004955954663" calcext:value-type="float">
            <text:p>0.0049559547</text:p>
          </table:table-cell>
          <table:table-cell office:value-type="float" office:value="-0.07215926266" calcext:value-type="float">
            <text:p>-0.07215926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0" calcext:value-type="float">
            <text:p>900</text:p>
          </table:table-cell>
          <table:table-cell office:value-type="float" office:value="7.954461801" calcext:value-type="float">
            <text:p>7.954461801</text:p>
          </table:table-cell>
          <table:table-cell office:value-type="float" office:value="0.2572083661" calcext:value-type="float">
            <text:p>0.2572083661</text:p>
          </table:table-cell>
          <table:table-cell office:value-type="float" office:value="0.09793461883" calcext:value-type="float">
            <text:p>0.0979346188</text:p>
          </table:table-cell>
          <table:table-cell office:value-type="float" office:value="0.004736113422" calcext:value-type="float">
            <text:p>0.0047361134</text:p>
          </table:table-cell>
          <table:table-cell office:value-type="float" office:value="-0.06779223236" calcext:value-type="float">
            <text:p>-0.06779223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7.975829473" calcext:value-type="float">
            <text:p>7.975829473</text:p>
          </table:table-cell>
          <table:table-cell office:value-type="float" office:value="0.355456919" calcext:value-type="float">
            <text:p>0.355456919</text:p>
          </table:table-cell>
          <table:table-cell office:value-type="float" office:value="1.974944488" calcext:value-type="float">
            <text:p>1.974944488</text:p>
          </table:table-cell>
          <table:table-cell office:value-type="float" office:value="0.004877597701" calcext:value-type="float">
            <text:p>0.0048775977</text:p>
          </table:table-cell>
          <table:table-cell office:value-type="float" office:value="-0.07338732874" calcext:value-type="float">
            <text:p>-0.0733873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7.985731071" calcext:value-type="float">
            <text:p>7.985731071</text:p>
          </table:table-cell>
          <table:table-cell office:value-type="float" office:value="0.3025493982" calcext:value-type="float">
            <text:p>0.3025493982</text:p>
          </table:table-cell>
          <table:table-cell office:value-type="float" office:value="-0.8366040842" calcext:value-type="float">
            <text:p>-0.8366040842</text:p>
          </table:table-cell>
          <table:table-cell office:value-type="float" office:value="0.004968960902" calcext:value-type="float">
            <text:p>0.0049689609</text:p>
          </table:table-cell>
          <table:table-cell office:value-type="float" office:value="-0.07196556824" calcext:value-type="float">
            <text:p>-0.07196556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8.005252652" calcext:value-type="float">
            <text:p>8.005252652</text:p>
          </table:table-cell>
          <table:table-cell office:value-type="float" office:value="0.3669659055" calcext:value-type="float">
            <text:p>0.3669659055</text:p>
          </table:table-cell>
          <table:table-cell office:value-type="float" office:value="1.698733712" calcext:value-type="float">
            <text:p>1.698733712</text:p>
          </table:table-cell>
          <table:table-cell office:value-type="float" office:value="0.005082091865" calcext:value-type="float">
            <text:p>0.0050820919</text:p>
          </table:table-cell>
          <table:table-cell office:value-type="float" office:value="-0.07022414872" calcext:value-type="float">
            <text:p>-0.07022414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8.021998179" calcext:value-type="float">
            <text:p>8.021998179</text:p>
          </table:table-cell>
          <table:table-cell office:value-type="float" office:value="0.3382380991" calcext:value-type="float">
            <text:p>0.3382380991</text:p>
          </table:table-cell>
          <table:table-cell office:value-type="float" office:value="-0.5890157832" calcext:value-type="float">
            <text:p>-0.5890157832</text:p>
          </table:table-cell>
          <table:table-cell office:value-type="float" office:value="0.005203822947" calcext:value-type="float">
            <text:p>0.0052038229</text:p>
          </table:table-cell>
          <table:table-cell office:value-type="float" office:value="-0.07231643475" calcext:value-type="float">
            <text:p>-0.07231643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044750859" calcext:value-type="float">
            <text:p>8.044750859</text:p>
          </table:table-cell>
          <table:table-cell office:value-type="float" office:value="0.4346209586" calcext:value-type="float">
            <text:p>0.4346209586</text:p>
          </table:table-cell>
          <table:table-cell office:value-type="float" office:value="1.88811197" calcext:value-type="float">
            <text:p>1.88811197</text:p>
          </table:table-cell>
          <table:table-cell office:value-type="float" office:value="0.005089218559" calcext:value-type="float">
            <text:p>0.0050892186</text:p>
          </table:table-cell>
          <table:table-cell office:value-type="float" office:value="-0.07478338424" calcext:value-type="float">
            <text:p>-0.07478338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066864013" calcext:value-type="float">
            <text:p>8.066864013</text:p>
          </table:table-cell>
          <table:table-cell office:value-type="float" office:value="0.4121143267" calcext:value-type="float">
            <text:p>0.4121143267</text:p>
          </table:table-cell>
          <table:table-cell office:value-type="float" office:value="-0.4552444612" calcext:value-type="float">
            <text:p>-0.4552444612</text:p>
          </table:table-cell>
          <table:table-cell office:value-type="float" office:value="0.004871620474" calcext:value-type="float">
            <text:p>0.0048716205</text:p>
          </table:table-cell>
          <table:table-cell office:value-type="float" office:value="-0.07047917149" calcext:value-type="float">
            <text:p>-0.07047917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078604258" calcext:value-type="float">
            <text:p>8.078604258</text:p>
          </table:table-cell>
          <table:table-cell office:value-type="float" office:value="0.3759441957" calcext:value-type="float">
            <text:p>0.3759441957</text:p>
          </table:table-cell>
          <table:table-cell office:value-type="float" office:value="-0.7234760229" calcext:value-type="float">
            <text:p>-0.7234760229</text:p>
          </table:table-cell>
          <table:table-cell office:value-type="float" office:value="0.004595867714" calcext:value-type="float">
            <text:p>0.0045958677</text:p>
          </table:table-cell>
          <table:table-cell office:value-type="float" office:value="-0.0696330883" calcext:value-type="float">
            <text:p>-0.06963308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09612981" calcext:value-type="float">
            <text:p>8.09612981</text:p>
          </table:table-cell>
          <table:table-cell office:value-type="float" office:value="0.3410512807" calcext:value-type="float">
            <text:p>0.3410512807</text:p>
          </table:table-cell>
          <table:table-cell office:value-type="float" office:value="-0.6790008714" calcext:value-type="float">
            <text:p>-0.6790008714</text:p>
          </table:table-cell>
          <table:table-cell office:value-type="float" office:value="0.004483386112" calcext:value-type="float">
            <text:p>0.0044833861</text:p>
          </table:table-cell>
          <table:table-cell office:value-type="float" office:value="-0.06953772375" calcext:value-type="float">
            <text:p>-0.06953772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125207578" calcext:value-type="float">
            <text:p>8.125207578</text:p>
          </table:table-cell>
          <table:table-cell office:value-type="float" office:value="0.3886546427" calcext:value-type="float">
            <text:p>0.3886546427</text:p>
          </table:table-cell>
          <table:table-cell office:value-type="float" office:value="0.9660485724" calcext:value-type="float">
            <text:p>0.9660485724</text:p>
          </table:table-cell>
          <table:table-cell office:value-type="float" office:value="0.004525745609" calcext:value-type="float">
            <text:p>0.0045257456</text:p>
          </table:table-cell>
          <table:table-cell office:value-type="float" office:value="-0.06906699987" calcext:value-type="float">
            <text:p>-0.06906699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147041562" calcext:value-type="float">
            <text:p>8.147041562</text:p>
          </table:table-cell>
          <table:table-cell office:value-type="float" office:value="0.4590735314" calcext:value-type="float">
            <text:p>0.4590735314</text:p>
          </table:table-cell>
          <table:table-cell office:value-type="float" office:value="1.43871298" calcext:value-type="float">
            <text:p>1.43871298</text:p>
          </table:table-cell>
          <table:table-cell office:value-type="float" office:value="0.004503444605" calcext:value-type="float">
            <text:p>0.0045034446</text:p>
          </table:table-cell>
          <table:table-cell office:value-type="float" office:value="-0.068596276" calcext:value-type="float">
            <text:p>-0.0685962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5" calcext:value-type="float">
            <text:p>905</text:p>
          </table:table-cell>
          <table:table-cell office:value-type="float" office:value="8.16492446" calcext:value-type="float">
            <text:p>8.16492446</text:p>
          </table:table-cell>
          <table:table-cell office:value-type="float" office:value="0.4608010684" calcext:value-type="float">
            <text:p>0.4608010684</text:p>
          </table:table-cell>
          <table:table-cell office:value-type="float" office:value="0.03344601271" calcext:value-type="float">
            <text:p>0.0334460127</text:p>
          </table:table-cell>
          <table:table-cell office:value-type="float" office:value="0.004497495557" calcext:value-type="float">
            <text:p>0.0044974956</text:p>
          </table:table-cell>
          <table:table-cell office:value-type="float" office:value="-0.06887627077" calcext:value-type="float">
            <text:p>-0.06887627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5" calcext:value-type="float">
            <text:p>905</text:p>
          </table:table-cell>
          <table:table-cell office:value-type="float" office:value="8.185157138" calcext:value-type="float">
            <text:p>8.185157138</text:p>
          </table:table-cell>
          <table:table-cell office:value-type="float" office:value="0.3966587349" calcext:value-type="float">
            <text:p>0.3966587349</text:p>
          </table:table-cell>
          <table:table-cell office:value-type="float" office:value="-1.260702828" calcext:value-type="float">
            <text:p>-1.260702828</text:p>
          </table:table-cell>
          <table:table-cell office:value-type="float" office:value="0.005460937393" calcext:value-type="float">
            <text:p>0.0054609374</text:p>
          </table:table-cell>
          <table:table-cell office:value-type="float" office:value="-0.06924425637" calcext:value-type="float">
            <text:p>-0.06924425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8.208412375" calcext:value-type="float">
            <text:p>8.208412375</text:p>
          </table:table-cell>
          <table:table-cell office:value-type="float" office:value="0.4070237056" calcext:value-type="float">
            <text:p>0.4070237056</text:p>
          </table:table-cell>
          <table:table-cell office:value-type="float" office:value="0.2126815468" calcext:value-type="float">
            <text:p>0.2126815468</text:p>
          </table:table-cell>
          <table:table-cell office:value-type="float" office:value="0.005297601947" calcext:value-type="float">
            <text:p>0.0052976019</text:p>
          </table:table-cell>
          <table:table-cell office:value-type="float" office:value="-0.06952425113" calcext:value-type="float">
            <text:p>-0.06952425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8.226075869" calcext:value-type="float">
            <text:p>8.226075869</text:p>
          </table:table-cell>
          <table:table-cell office:value-type="float" office:value="0.4122998528" calcext:value-type="float">
            <text:p>0.4122998528</text:p>
          </table:table-cell>
          <table:table-cell office:value-type="float" office:value="0.1081457825" calcext:value-type="float">
            <text:p>0.1081457825</text:p>
          </table:table-cell>
          <table:table-cell office:value-type="float" office:value="0.005693113146" calcext:value-type="float">
            <text:p>0.0056931131</text:p>
          </table:table-cell>
          <table:table-cell office:value-type="float" office:value="-0.06867696192" calcext:value-type="float">
            <text:p>-0.06867696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8.245763921" calcext:value-type="float">
            <text:p>8.245763921</text:p>
          </table:table-cell>
          <table:table-cell office:value-type="float" office:value="0.4098109985" calcext:value-type="float">
            <text:p>0.4098109985</text:p>
          </table:table-cell>
          <table:table-cell office:value-type="float" office:value="-0.0493271827" calcext:value-type="float">
            <text:p>-0.0493271827</text:p>
          </table:table-cell>
          <table:table-cell office:value-type="float" office:value="0.00563304489" calcext:value-type="float">
            <text:p>0.0056330449</text:p>
          </table:table-cell>
          <table:table-cell office:value-type="float" office:value="-0.06799361396" calcext:value-type="float">
            <text:p>-0.0679936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8.265940107" calcext:value-type="float">
            <text:p>8.265940107</text:p>
          </table:table-cell>
          <table:table-cell office:value-type="float" office:value="0.3874535629" calcext:value-type="float">
            <text:p>0.3874535629</text:p>
          </table:table-cell>
          <table:table-cell office:value-type="float" office:value="-0.4544447869" calcext:value-type="float">
            <text:p>-0.4544447869</text:p>
          </table:table-cell>
          <table:table-cell office:value-type="float" office:value="0.005563502937" calcext:value-type="float">
            <text:p>0.0055635029</text:p>
          </table:table-cell>
          <table:table-cell office:value-type="float" office:value="-0.06804845968" calcext:value-type="float">
            <text:p>-0.06804845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7" calcext:value-type="float">
            <text:p>907</text:p>
          </table:table-cell>
          <table:table-cell office:value-type="float" office:value="8.290753096" calcext:value-type="float">
            <text:p>8.290753096</text:p>
          </table:table-cell>
          <table:table-cell office:value-type="float" office:value="0.4264735625" calcext:value-type="float">
            <text:p>0.4264735625</text:p>
          </table:table-cell>
          <table:table-cell office:value-type="float" office:value="0.7534318918" calcext:value-type="float">
            <text:p>0.7534318918</text:p>
          </table:table-cell>
          <table:table-cell office:value-type="float" office:value="0.005457258935" calcext:value-type="float">
            <text:p>0.0054572589</text:p>
          </table:table-cell>
          <table:table-cell office:value-type="float" office:value="-0.06773420855" calcext:value-type="float">
            <text:p>-0.06773420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7" calcext:value-type="float">
            <text:p>907</text:p>
          </table:table-cell>
          <table:table-cell office:value-type="float" office:value="8.308609603" calcext:value-type="float">
            <text:p>8.308609603</text:p>
          </table:table-cell>
          <table:table-cell office:value-type="float" office:value="0.419147891" calcext:value-type="float">
            <text:p>0.419147891</text:p>
          </table:table-cell>
          <table:table-cell office:value-type="float" office:value="-0.1510651404" calcext:value-type="float">
            <text:p>-0.1510651404</text:p>
          </table:table-cell>
          <table:table-cell office:value-type="float" office:value="0.00588047994" calcext:value-type="float">
            <text:p>0.0058804799</text:p>
          </table:table-cell>
          <table:table-cell office:value-type="float" office:value="-0.07123487122" calcext:value-type="float">
            <text:p>-0.07123487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8.328041657" calcext:value-type="float">
            <text:p>8.328041657</text:p>
          </table:table-cell>
          <table:table-cell office:value-type="float" office:value="0.4132234113" calcext:value-type="float">
            <text:p>0.4132234113</text:p>
          </table:table-cell>
          <table:table-cell office:value-type="float" office:value="-0.1196156647" calcext:value-type="float">
            <text:p>-0.1196156647</text:p>
          </table:table-cell>
          <table:table-cell office:value-type="float" office:value="0.005852639599" calcext:value-type="float">
            <text:p>0.0058526396</text:p>
          </table:table-cell>
          <table:table-cell office:value-type="float" office:value="-0.06918286998" calcext:value-type="float">
            <text:p>-0.06918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8.344567281" calcext:value-type="float">
            <text:p>8.344567281</text:p>
          </table:table-cell>
          <table:table-cell office:value-type="float" office:value="0.3630805216" calcext:value-type="float">
            <text:p>0.3630805216</text:p>
          </table:table-cell>
          <table:table-cell office:value-type="float" office:value="-0.9973035923" calcext:value-type="float">
            <text:p>-0.9973035923</text:p>
          </table:table-cell>
          <table:table-cell office:value-type="float" office:value="0.006385501822" calcext:value-type="float">
            <text:p>0.0063855018</text:p>
          </table:table-cell>
          <table:table-cell office:value-type="float" office:value="-0.06758755576" calcext:value-type="float">
            <text:p>-0.06758755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8.365345033" calcext:value-type="float">
            <text:p>8.365345033</text:p>
          </table:table-cell>
          <table:table-cell office:value-type="float" office:value="0.3782260052" calcext:value-type="float">
            <text:p>0.3782260052</text:p>
          </table:table-cell>
          <table:table-cell office:value-type="float" office:value="0.3015294151" calcext:value-type="float">
            <text:p>0.3015294151</text:p>
          </table:table-cell>
          <table:table-cell office:value-type="float" office:value="0.006440833664" calcext:value-type="float">
            <text:p>0.0064408337</text:p>
          </table:table-cell>
          <table:table-cell office:value-type="float" office:value="-0.0689679851" calcext:value-type="float">
            <text:p>-0.06896798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8.377640748" calcext:value-type="float">
            <text:p>8.377640748</text:p>
          </table:table-cell>
          <table:table-cell office:value-type="float" office:value="0.3114590733" calcext:value-type="float">
            <text:p>0.3114590733</text:p>
          </table:table-cell>
          <table:table-cell office:value-type="float" office:value="-1.042761982" calcext:value-type="float">
            <text:p>-1.042761982</text:p>
          </table:table-cell>
          <table:table-cell office:value-type="float" office:value="0.006517547385" calcext:value-type="float">
            <text:p>0.0065175474</text:p>
          </table:table-cell>
          <table:table-cell office:value-type="float" office:value="-0.06540705444" calcext:value-type="float">
            <text:p>-0.06540705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9" calcext:value-type="float">
            <text:p>909</text:p>
          </table:table-cell>
          <table:table-cell office:value-type="float" office:value="8.401500239" calcext:value-type="float">
            <text:p>8.401500239</text:p>
          </table:table-cell>
          <table:table-cell office:value-type="float" office:value="0.4193490491" calcext:value-type="float">
            <text:p>0.4193490491</text:p>
          </table:table-cell>
          <table:table-cell office:value-type="float" office:value="2.949863058" calcext:value-type="float">
            <text:p>2.949863058</text:p>
          </table:table-cell>
          <table:table-cell office:value-type="float" office:value="0.006427186095" calcext:value-type="float">
            <text:p>0.0064271861</text:p>
          </table:table-cell>
          <table:table-cell office:value-type="float" office:value="-0.06258294457" calcext:value-type="float">
            <text:p>-0.06258294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9" calcext:value-type="float">
            <text:p>909</text:p>
          </table:table-cell>
          <table:table-cell office:value-type="float" office:value="8.417693557" calcext:value-type="float">
            <text:p>8.417693557</text:p>
          </table:table-cell>
          <table:table-cell office:value-type="float" office:value="0.3873226407" calcext:value-type="float">
            <text:p>0.3873226407</text:p>
          </table:table-cell>
          <table:table-cell office:value-type="float" office:value="-0.6280997823" calcext:value-type="float">
            <text:p>-0.6280997823</text:p>
          </table:table-cell>
          <table:table-cell office:value-type="float" office:value="0.006495772947" calcext:value-type="float">
            <text:p>0.0064957729</text:p>
          </table:table-cell>
          <table:table-cell office:value-type="float" office:value="-0.07281609273" calcext:value-type="float">
            <text:p>-0.07281609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0" calcext:value-type="float">
            <text:p>910</text:p>
          </table:table-cell>
          <table:table-cell office:value-type="float" office:value="8.43277629" calcext:value-type="float">
            <text:p>8.43277629</text:p>
          </table:table-cell>
          <table:table-cell office:value-type="float" office:value="0.4274775798" calcext:value-type="float">
            <text:p>0.4274775798</text:p>
          </table:table-cell>
          <table:table-cell office:value-type="float" office:value="0.8319686603" calcext:value-type="float">
            <text:p>0.8319686603</text:p>
          </table:table-cell>
          <table:table-cell office:value-type="float" office:value="0.006366180162" calcext:value-type="float">
            <text:p>0.0063661802</text:p>
          </table:table-cell>
          <table:table-cell office:value-type="float" office:value="-0.07192936636" calcext:value-type="float">
            <text:p>-0.07192936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0" calcext:value-type="float">
            <text:p>910</text:p>
          </table:table-cell>
          <table:table-cell office:value-type="float" office:value="8.452380884" calcext:value-type="float">
            <text:p>8.452380884</text:p>
          </table:table-cell>
          <table:table-cell office:value-type="float" office:value="0.3373384309" calcext:value-type="float">
            <text:p>0.3373384309</text:p>
          </table:table-cell>
          <table:table-cell office:value-type="float" office:value="-1.75608051" calcext:value-type="float">
            <text:p>-1.75608051</text:p>
          </table:table-cell>
          <table:table-cell office:value-type="float" office:value="0.006423063392" calcext:value-type="float">
            <text:p>0.0064230634</text:p>
          </table:table-cell>
          <table:table-cell office:value-type="float" office:value="-0.0620110758" calcext:value-type="float">
            <text:p>-0.06201107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0" calcext:value-type="float">
            <text:p>910</text:p>
          </table:table-cell>
          <table:table-cell office:value-type="float" office:value="8.469740255" calcext:value-type="float">
            <text:p>8.469740255</text:p>
          </table:table-cell>
          <table:table-cell office:value-type="float" office:value="0.3498831677" calcext:value-type="float">
            <text:p>0.3498831677</text:p>
          </table:table-cell>
          <table:table-cell office:value-type="float" office:value="0.2566969441" calcext:value-type="float">
            <text:p>0.2566969441</text:p>
          </table:table-cell>
          <table:table-cell office:value-type="float" office:value="0.006290885021" calcext:value-type="float">
            <text:p>0.006290885</text:p>
          </table:table-cell>
          <table:table-cell office:value-type="float" office:value="-0.05852646963" calcext:value-type="float">
            <text:p>-0.05852646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0" calcext:value-type="float">
            <text:p>910</text:p>
          </table:table-cell>
          <table:table-cell office:value-type="float" office:value="8.496723894" calcext:value-type="float">
            <text:p>8.496723894</text:p>
          </table:table-cell>
          <table:table-cell office:value-type="float" office:value="0.4223923327" calcext:value-type="float">
            <text:p>0.4223923327</text:p>
          </table:table-cell>
          <table:table-cell office:value-type="float" office:value="1.424261066" calcext:value-type="float">
            <text:p>1.424261066</text:p>
          </table:table-cell>
          <table:table-cell office:value-type="float" office:value="0.0061425265" calcext:value-type="float">
            <text:p>0.0061425265</text:p>
          </table:table-cell>
          <table:table-cell office:value-type="float" office:value="-0.05888039957" calcext:value-type="float">
            <text:p>-0.05888039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1" calcext:value-type="float">
            <text:p>911</text:p>
          </table:table-cell>
          <table:table-cell office:value-type="float" office:value="8.509399444" calcext:value-type="float">
            <text:p>8.509399444</text:p>
          </table:table-cell>
          <table:table-cell office:value-type="float" office:value="0.378264327" calcext:value-type="float">
            <text:p>0.378264327</text:p>
          </table:table-cell>
          <table:table-cell office:value-type="float" office:value="-0.8687719893" calcext:value-type="float">
            <text:p>-0.8687719893</text:p>
          </table:table-cell>
          <table:table-cell office:value-type="float" office:value="0.006040157571" calcext:value-type="float">
            <text:p>0.0060401576</text:p>
          </table:table-cell>
          <table:table-cell office:value-type="float" office:value="-0.05887224194" calcext:value-type="float">
            <text:p>-0.05887224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1" calcext:value-type="float">
            <text:p>911</text:p>
          </table:table-cell>
          <table:table-cell office:value-type="float" office:value="8.52757707" calcext:value-type="float">
            <text:p>8.52757707</text:p>
          </table:table-cell>
          <table:table-cell office:value-type="float" office:value="0.3816791706" calcext:value-type="float">
            <text:p>0.3816791706</text:p>
          </table:table-cell>
          <table:table-cell office:value-type="float" office:value="0.06865540057" calcext:value-type="float">
            <text:p>0.0686554006</text:p>
          </table:table-cell>
          <table:table-cell office:value-type="float" office:value="0.006294215054" calcext:value-type="float">
            <text:p>0.0062942151</text:p>
          </table:table-cell>
          <table:table-cell office:value-type="float" office:value="-0.07006225516" calcext:value-type="float">
            <text:p>-0.07006225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3" calcext:value-type="float">
            <text:p>913</text:p>
          </table:table-cell>
          <table:table-cell office:value-type="float" office:value="8.543242153" calcext:value-type="float">
            <text:p>8.543242153</text:p>
          </table:table-cell>
          <table:table-cell office:value-type="float" office:value="0.3086158681" calcext:value-type="float">
            <text:p>0.3086158681</text:p>
          </table:table-cell>
          <table:table-cell office:value-type="float" office:value="-1.449766704" calcext:value-type="float">
            <text:p>-1.449766704</text:p>
          </table:table-cell>
          <table:table-cell office:value-type="float" office:value="0.006341639453" calcext:value-type="float">
            <text:p>0.0063416395</text:p>
          </table:table-cell>
          <table:table-cell office:value-type="float" office:value="-0.06598061952" calcext:value-type="float">
            <text:p>-0.06598061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3" calcext:value-type="float">
            <text:p>913</text:p>
          </table:table-cell>
          <table:table-cell office:value-type="float" office:value="8.562864803" calcext:value-type="float">
            <text:p>8.562864803</text:p>
          </table:table-cell>
          <table:table-cell office:value-type="float" office:value="0.3541821655" calcext:value-type="float">
            <text:p>0.3541821655</text:p>
          </table:table-cell>
          <table:table-cell office:value-type="float" office:value="0.896920227" calcext:value-type="float">
            <text:p>0.896920227</text:p>
          </table:table-cell>
          <table:table-cell office:value-type="float" office:value="0.007045643582" calcext:value-type="float">
            <text:p>0.0070456436</text:p>
          </table:table-cell>
          <table:table-cell office:value-type="float" office:value="-0.06024496851" calcext:value-type="float">
            <text:p>-0.06024496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3" calcext:value-type="float">
            <text:p>913</text:p>
          </table:table-cell>
          <table:table-cell office:value-type="float" office:value="8.600048049" calcext:value-type="float">
            <text:p>8.600048049</text:p>
          </table:table-cell>
          <table:table-cell office:value-type="float" office:value="0.3576390692" calcext:value-type="float">
            <text:p>0.3576390692</text:p>
          </table:table-cell>
          <table:table-cell office:value-type="float" office:value="0.03494084642" calcext:value-type="float">
            <text:p>0.0349408464</text:p>
          </table:table-cell>
          <table:table-cell office:value-type="float" office:value="0.00701510633" calcext:value-type="float">
            <text:p>0.0070151063</text:p>
          </table:table-cell>
          <table:table-cell office:value-type="float" office:value="-0.06281277572" calcext:value-type="float">
            <text:p>-0.06281277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8.619590835" calcext:value-type="float">
            <text:p>8.619590835</text:p>
          </table:table-cell>
          <table:table-cell office:value-type="float" office:value="0.3847220921" calcext:value-type="float">
            <text:p>0.3847220921</text:p>
          </table:table-cell>
          <table:table-cell office:value-type="float" office:value="0.5433643499" calcext:value-type="float">
            <text:p>0.5433643499</text:p>
          </table:table-cell>
          <table:table-cell office:value-type="float" office:value="0.006793031594" calcext:value-type="float">
            <text:p>0.0067930316</text:p>
          </table:table-cell>
          <table:table-cell office:value-type="float" office:value="-0.06175946894" calcext:value-type="float">
            <text:p>-0.06175946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8.644655488" calcext:value-type="float">
            <text:p>8.644655488</text:p>
          </table:table-cell>
          <table:table-cell office:value-type="float" office:value="0.4281547707" calcext:value-type="float">
            <text:p>0.4281547707</text:p>
          </table:table-cell>
          <table:table-cell office:value-type="float" office:value="0.895086607" calcext:value-type="float">
            <text:p>0.895086607</text:p>
          </table:table-cell>
          <table:table-cell office:value-type="float" office:value="0.006844316055" calcext:value-type="float">
            <text:p>0.0068443161</text:p>
          </table:table-cell>
          <table:table-cell office:value-type="float" office:value="-0.05742377009" calcext:value-type="float">
            <text:p>-0.05742377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5" calcext:value-type="float">
            <text:p>915</text:p>
          </table:table-cell>
          <table:table-cell office:value-type="float" office:value="8.651420784" calcext:value-type="float">
            <text:p>8.651420784</text:p>
          </table:table-cell>
          <table:table-cell office:value-type="float" office:value="0.3463754927" calcext:value-type="float">
            <text:p>0.3463754927</text:p>
          </table:table-cell>
          <table:table-cell office:value-type="float" office:value="-1.577417622" calcext:value-type="float">
            <text:p>-1.577417622</text:p>
          </table:table-cell>
          <table:table-cell office:value-type="float" office:value="0.006765722363" calcext:value-type="float">
            <text:p>0.0067657224</text:p>
          </table:table-cell>
          <table:table-cell office:value-type="float" office:value="-0.06061782914" calcext:value-type="float">
            <text:p>-0.06061782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5" calcext:value-type="float">
            <text:p>915</text:p>
          </table:table-cell>
          <table:table-cell office:value-type="float" office:value="8.666875963" calcext:value-type="float">
            <text:p>8.666875963</text:p>
          </table:table-cell>
          <table:table-cell office:value-type="float" office:value="0.3229550682" calcext:value-type="float">
            <text:p>0.3229550682</text:p>
          </table:table-cell>
          <table:table-cell office:value-type="float" office:value="-0.487684635" calcext:value-type="float">
            <text:p>-0.487684635</text:p>
          </table:table-cell>
          <table:table-cell office:value-type="float" office:value="0.007147030375" calcext:value-type="float">
            <text:p>0.0071470304</text:p>
          </table:table-cell>
          <table:table-cell office:value-type="float" office:value="-0.0569765798" calcext:value-type="float">
            <text:p>-0.05697657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5" calcext:value-type="float">
            <text:p>915</text:p>
          </table:table-cell>
          <table:table-cell office:value-type="float" office:value="8.687063879" calcext:value-type="float">
            <text:p>8.687063879</text:p>
          </table:table-cell>
          <table:table-cell office:value-type="float" office:value="0.2851293728" calcext:value-type="float">
            <text:p>0.2851293728</text:p>
          </table:table-cell>
          <table:table-cell office:value-type="float" office:value="-0.7552247551" calcext:value-type="float">
            <text:p>-0.7552247551</text:p>
          </table:table-cell>
          <table:table-cell office:value-type="float" office:value="0.007109735703" calcext:value-type="float">
            <text:p>0.0071097357</text:p>
          </table:table-cell>
          <table:table-cell office:value-type="float" office:value="-0.05509254576" calcext:value-type="float">
            <text:p>-0.05509254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5" calcext:value-type="float">
            <text:p>915</text:p>
          </table:table-cell>
          <table:table-cell office:value-type="float" office:value="8.702739163" calcext:value-type="float">
            <text:p>8.702739163</text:p>
          </table:table-cell>
          <table:table-cell office:value-type="float" office:value="0.3435297086" calcext:value-type="float">
            <text:p>0.3435297086</text:p>
          </table:table-cell>
          <table:table-cell office:value-type="float" office:value="1.138906606" calcext:value-type="float">
            <text:p>1.138906606</text:p>
          </table:table-cell>
          <table:table-cell office:value-type="float" office:value="0.006992972171" calcext:value-type="float">
            <text:p>0.0069929722</text:p>
          </table:table-cell>
          <table:table-cell office:value-type="float" office:value="-0.05357127605" calcext:value-type="float">
            <text:p>-0.05357127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6" calcext:value-type="float">
            <text:p>916</text:p>
          </table:table-cell>
          <table:table-cell office:value-type="float" office:value="8.720716223" calcext:value-type="float">
            <text:p>8.720716223</text:p>
          </table:table-cell>
          <table:table-cell office:value-type="float" office:value="0.3598326016" calcext:value-type="float">
            <text:p>0.3598326016</text:p>
          </table:table-cell>
          <table:table-cell office:value-type="float" office:value="0.3362070425" calcext:value-type="float">
            <text:p>0.3362070425</text:p>
          </table:table-cell>
          <table:table-cell office:value-type="float" office:value="0.006843333091" calcext:value-type="float">
            <text:p>0.0068433331</text:p>
          </table:table-cell>
          <table:table-cell office:value-type="float" office:value="-0.05205000633" calcext:value-type="float">
            <text:p>-0.05205000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6" calcext:value-type="float">
            <text:p>916</text:p>
          </table:table-cell>
          <table:table-cell office:value-type="float" office:value="8.739218247" calcext:value-type="float">
            <text:p>8.739218247</text:p>
          </table:table-cell>
          <table:table-cell office:value-type="float" office:value="0.3148868215" calcext:value-type="float">
            <text:p>0.3148868215</text:p>
          </table:table-cell>
          <table:table-cell office:value-type="float" office:value="-0.6516010782" calcext:value-type="float">
            <text:p>-0.6516010782</text:p>
          </table:table-cell>
          <table:table-cell office:value-type="float" office:value="0.007218325496" calcext:value-type="float">
            <text:p>0.0072183255</text:p>
          </table:table-cell>
          <table:table-cell office:value-type="float" office:value="-0.05318036955" calcext:value-type="float">
            <text:p>-0.05318036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8" calcext:value-type="float">
            <text:p>918</text:p>
          </table:table-cell>
          <table:table-cell office:value-type="float" office:value="8.760003878" calcext:value-type="float">
            <text:p>8.760003878</text:p>
          </table:table-cell>
          <table:table-cell office:value-type="float" office:value="0.4231059669" calcext:value-type="float">
            <text:p>0.4231059669</text:p>
          </table:table-cell>
          <table:table-cell office:value-type="float" office:value="3.281891819" calcext:value-type="float">
            <text:p>3.281891819</text:p>
          </table:table-cell>
          <table:table-cell office:value-type="float" office:value="0.007084162094" calcext:value-type="float">
            <text:p>0.0070841621</text:p>
          </table:table-cell>
          <table:table-cell office:value-type="float" office:value="-0.05014217225" calcext:value-type="float">
            <text:p>-0.05014217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8" calcext:value-type="float">
            <text:p>918</text:p>
          </table:table-cell>
          <table:table-cell office:value-type="float" office:value="8.778345399" calcext:value-type="float">
            <text:p>8.778345399</text:p>
          </table:table-cell>
          <table:table-cell office:value-type="float" office:value="0.4258867558" calcext:value-type="float">
            <text:p>0.4258867558</text:p>
          </table:table-cell>
          <table:table-cell office:value-type="float" office:value="0.05747219475" calcext:value-type="float">
            <text:p>0.0574721948</text:p>
          </table:table-cell>
          <table:table-cell office:value-type="float" office:value="0.007600440138" calcext:value-type="float">
            <text:p>0.0076004401</text:p>
          </table:table-cell>
          <table:table-cell office:value-type="float" office:value="-0.0501999999" calcext:value-type="float">
            <text:p>-0.05019999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8.798517944" calcext:value-type="float">
            <text:p>8.798517944</text:p>
          </table:table-cell>
          <table:table-cell office:value-type="float" office:value="0.4714172997" calcext:value-type="float">
            <text:p>0.4714172997</text:p>
          </table:table-cell>
          <table:table-cell office:value-type="float" office:value="0.9137113397" calcext:value-type="float">
            <text:p>0.9137113397</text:p>
          </table:table-cell>
          <table:table-cell office:value-type="float" office:value="0.00747323581" calcext:value-type="float">
            <text:p>0.0074732358</text:p>
          </table:table-cell>
          <table:table-cell office:value-type="float" office:value="-0.04918792388" calcext:value-type="float">
            <text:p>-0.04918792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8.809797666" calcext:value-type="float">
            <text:p>8.809797666</text:p>
          </table:table-cell>
          <table:table-cell office:value-type="float" office:value="0.3350108012" calcext:value-type="float">
            <text:p>0.3350108012</text:p>
          </table:table-cell>
          <table:table-cell office:value-type="float" office:value="-2.674175642" calcext:value-type="float">
            <text:p>-2.674175642</text:p>
          </table:table-cell>
          <table:table-cell office:value-type="float" office:value="0.00769398455" calcext:value-type="float">
            <text:p>0.0076939846</text:p>
          </table:table-cell>
          <table:table-cell office:value-type="float" office:value="-0.04890966226" calcext:value-type="float">
            <text:p>-0.04890966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8.830837223" calcext:value-type="float">
            <text:p>8.830837223</text:p>
          </table:table-cell>
          <table:table-cell office:value-type="float" office:value="0.3520290879" calcext:value-type="float">
            <text:p>0.3520290879</text:p>
          </table:table-cell>
          <table:table-cell office:value-type="float" office:value="0.3479195406" calcext:value-type="float">
            <text:p>0.3479195406</text:p>
          </table:table-cell>
          <table:table-cell office:value-type="float" office:value="0.007606278038" calcext:value-type="float">
            <text:p>0.007606278</text:p>
          </table:table-cell>
          <table:table-cell office:value-type="float" office:value="-0.04826875104" calcext:value-type="float">
            <text:p>-0.0482687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8.84815618" calcext:value-type="float">
            <text:p>8.84815618</text:p>
          </table:table-cell>
          <table:table-cell office:value-type="float" office:value="0.3321266154" calcext:value-type="float">
            <text:p>0.3321266154</text:p>
          </table:table-cell>
          <table:table-cell office:value-type="float" office:value="-0.396599215" calcext:value-type="float">
            <text:p>-0.396599215</text:p>
          </table:table-cell>
          <table:table-cell office:value-type="float" office:value="0.007470304712" calcext:value-type="float">
            <text:p>0.0074703047</text:p>
          </table:table-cell>
          <table:table-cell office:value-type="float" office:value="-0.04488014702" calcext:value-type="float">
            <text:p>-0.0448801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8.869209773" calcext:value-type="float">
            <text:p>8.869209773</text:p>
          </table:table-cell>
          <table:table-cell office:value-type="float" office:value="0.3995963849" calcext:value-type="float">
            <text:p>0.3995963849</text:p>
          </table:table-cell>
          <table:table-cell office:value-type="float" office:value="1.357311831" calcext:value-type="float">
            <text:p>1.357311831</text:p>
          </table:table-cell>
          <table:table-cell office:value-type="float" office:value="0.007297703001" calcext:value-type="float">
            <text:p>0.007297703</text:p>
          </table:table-cell>
          <table:table-cell office:value-type="float" office:value="-0.04496612291" calcext:value-type="float">
            <text:p>-0.04496612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8.888078528" calcext:value-type="float">
            <text:p>8.888078528</text:p>
          </table:table-cell>
          <table:table-cell office:value-type="float" office:value="0.3816626378" calcext:value-type="float">
            <text:p>0.3816626378</text:p>
          </table:table-cell>
          <table:table-cell office:value-type="float" office:value="-0.3576803131" calcext:value-type="float">
            <text:p>-0.3576803131</text:p>
          </table:table-cell>
          <table:table-cell office:value-type="float" office:value="0.007122491534" calcext:value-type="float">
            <text:p>0.0071224915</text:p>
          </table:table-cell>
          <table:table-cell office:value-type="float" office:value="-0.04541554236" calcext:value-type="float">
            <text:p>-0.04541554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8.911671659" calcext:value-type="float">
            <text:p>8.911671659</text:p>
          </table:table-cell>
          <table:table-cell office:value-type="float" office:value="0.4189503517" calcext:value-type="float">
            <text:p>0.4189503517</text:p>
          </table:table-cell>
          <table:table-cell office:value-type="float" office:value="0.7222335303" calcext:value-type="float">
            <text:p>0.7222335303</text:p>
          </table:table-cell>
          <table:table-cell office:value-type="float" office:value="0.006934918178" calcext:value-type="float">
            <text:p>0.0069349182</text:p>
          </table:table-cell>
          <table:table-cell office:value-type="float" office:value="-0.04239038189" calcext:value-type="float">
            <text:p>-0.04239038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8.930033909" calcext:value-type="float">
            <text:p>8.930033909</text:p>
          </table:table-cell>
          <table:table-cell office:value-type="float" office:value="0.3962313662" calcext:value-type="float">
            <text:p>0.3962313662</text:p>
          </table:table-cell>
          <table:table-cell office:value-type="float" office:value="-0.4397059909" calcext:value-type="float">
            <text:p>-0.4397059909</text:p>
          </table:table-cell>
          <table:table-cell office:value-type="float" office:value="0.007529007901" calcext:value-type="float">
            <text:p>0.0075290079</text:p>
          </table:table-cell>
          <table:table-cell office:value-type="float" office:value="-0.04250300332" calcext:value-type="float">
            <text:p>-0.04250300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8.945688672" calcext:value-type="float">
            <text:p>8.945688672</text:p>
          </table:table-cell>
          <table:table-cell office:value-type="float" office:value="0.378307012" calcext:value-type="float">
            <text:p>0.378307012</text:p>
          </table:table-cell>
          <table:table-cell office:value-type="float" office:value="-0.3693188902" calcext:value-type="float">
            <text:p>-0.3693188902</text:p>
          </table:table-cell>
          <table:table-cell office:value-type="float" office:value="0.00737497786" calcext:value-type="float">
            <text:p>0.0073749779</text:p>
          </table:table-cell>
          <table:table-cell office:value-type="float" office:value="-0.04461088057" calcext:value-type="float">
            <text:p>-0.04461088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8.959182745" calcext:value-type="float">
            <text:p>8.959182745</text:p>
          </table:table-cell>
          <table:table-cell office:value-type="float" office:value="0.3175681186" calcext:value-type="float">
            <text:p>0.3175681186</text:p>
          </table:table-cell>
          <table:table-cell office:value-type="float" office:value="-1.236753241" calcext:value-type="float">
            <text:p>-1.236753241</text:p>
          </table:table-cell>
          <table:table-cell office:value-type="float" office:value="0.007158752741" calcext:value-type="float">
            <text:p>0.0071587527</text:p>
          </table:table-cell>
          <table:table-cell office:value-type="float" office:value="-0.04362472502" calcext:value-type="float">
            <text:p>-0.0436247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2" calcext:value-type="float">
            <text:p>922</text:p>
          </table:table-cell>
          <table:table-cell office:value-type="float" office:value="8.985530266" calcext:value-type="float">
            <text:p>8.985530266</text:p>
          </table:table-cell>
          <table:table-cell office:value-type="float" office:value="0.3722081629" calcext:value-type="float">
            <text:p>0.3722081629</text:p>
          </table:table-cell>
          <table:table-cell office:value-type="float" office:value="1.076946298" calcext:value-type="float">
            <text:p>1.076946298</text:p>
          </table:table-cell>
          <table:table-cell office:value-type="float" office:value="0.006910073" calcext:value-type="float">
            <text:p>0.006910073</text:p>
          </table:table-cell>
          <table:table-cell office:value-type="float" office:value="-0.0464738461" calcext:value-type="float">
            <text:p>-0.04647384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2" calcext:value-type="float">
            <text:p>922</text:p>
          </table:table-cell>
          <table:table-cell office:value-type="float" office:value="9.001655108" calcext:value-type="float">
            <text:p>9.001655108</text:p>
          </table:table-cell>
          <table:table-cell office:value-type="float" office:value="0.3759927459" calcext:value-type="float">
            <text:p>0.3759927459</text:p>
          </table:table-cell>
          <table:table-cell office:value-type="float" office:value="0.07837022154" calcext:value-type="float">
            <text:p>0.0783702215</text:p>
          </table:table-cell>
          <table:table-cell office:value-type="float" office:value="0.007082531187" calcext:value-type="float">
            <text:p>0.0070825312</text:p>
          </table:table-cell>
          <table:table-cell office:value-type="float" office:value="-0.03991247721" calcext:value-type="float">
            <text:p>-0.03991247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012391974" calcext:value-type="float">
            <text:p>9.012391974</text:p>
          </table:table-cell>
          <table:table-cell office:value-type="float" office:value="0.3542877356" calcext:value-type="float">
            <text:p>0.3542877356</text:p>
          </table:table-cell>
          <table:table-cell office:value-type="float" office:value="-0.4238131331" calcext:value-type="float">
            <text:p>-0.4238131331</text:p>
          </table:table-cell>
          <table:table-cell office:value-type="float" office:value="0.006813952751" calcext:value-type="float">
            <text:p>0.0068139528</text:p>
          </table:table-cell>
          <table:table-cell office:value-type="float" office:value="-0.04108085839" calcext:value-type="float">
            <text:p>-0.04108085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035972281" calcext:value-type="float">
            <text:p>9.035972281</text:p>
          </table:table-cell>
          <table:table-cell office:value-type="float" office:value="0.3416945402" calcext:value-type="float">
            <text:p>0.3416945402</text:p>
          </table:table-cell>
          <table:table-cell office:value-type="float" office:value="-0.2571615278" calcext:value-type="float">
            <text:p>-0.2571615278</text:p>
          </table:table-cell>
          <table:table-cell office:value-type="float" office:value="0.007693914001" calcext:value-type="float">
            <text:p>0.007693914</text:p>
          </table:table-cell>
          <table:table-cell office:value-type="float" office:value="-0.03496129417" calcext:value-type="float">
            <text:p>-0.03496129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057830243" calcext:value-type="float">
            <text:p>9.057830243</text:p>
          </table:table-cell>
          <table:table-cell office:value-type="float" office:value="0.3743709695" calcext:value-type="float">
            <text:p>0.3743709695</text:p>
          </table:table-cell>
          <table:table-cell office:value-type="float" office:value="0.6457239793" calcext:value-type="float">
            <text:p>0.6457239793</text:p>
          </table:table-cell>
          <table:table-cell office:value-type="float" office:value="0.007337708817" calcext:value-type="float">
            <text:p>0.0073377088</text:p>
          </table:table-cell>
          <table:table-cell office:value-type="float" office:value="-0.03685649443" calcext:value-type="float">
            <text:p>-0.03685649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076384712" calcext:value-type="float">
            <text:p>9.076384712</text:p>
          </table:table-cell>
          <table:table-cell office:value-type="float" office:value="0.4287395649" calcext:value-type="float">
            <text:p>0.4287395649</text:p>
          </table:table-cell>
          <table:table-cell office:value-type="float" office:value="1.092250707" calcext:value-type="float">
            <text:p>1.092250707</text:p>
          </table:table-cell>
          <table:table-cell office:value-type="float" office:value="0.006895363558" calcext:value-type="float">
            <text:p>0.0068953636</text:p>
          </table:table-cell>
          <table:table-cell office:value-type="float" office:value="-0.03527706784" calcext:value-type="float">
            <text:p>-0.03527706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5" calcext:value-type="float">
            <text:p>925</text:p>
          </table:table-cell>
          <table:table-cell office:value-type="float" office:value="9.10028957" calcext:value-type="float">
            <text:p>9.10028957</text:p>
          </table:table-cell>
          <table:table-cell office:value-type="float" office:value="0.4245462895" calcext:value-type="float">
            <text:p>0.4245462895</text:p>
          </table:table-cell>
          <table:table-cell office:value-type="float" office:value="-0.0822602405" calcext:value-type="float">
            <text:p>-0.0822602405</text:p>
          </table:table-cell>
          <table:table-cell office:value-type="float" office:value="0.006493839089" calcext:value-type="float">
            <text:p>0.0064938391</text:p>
          </table:table-cell>
          <table:table-cell office:value-type="float" office:value="-0.03369764126" calcext:value-type="float">
            <text:p>-0.03369764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5" calcext:value-type="float">
            <text:p>925</text:p>
          </table:table-cell>
          <table:table-cell office:value-type="float" office:value="9.110881247" calcext:value-type="float">
            <text:p>9.110881247</text:p>
          </table:table-cell>
          <table:table-cell office:value-type="float" office:value="0.3384324005" calcext:value-type="float">
            <text:p>0.3384324005</text:p>
          </table:table-cell>
          <table:table-cell office:value-type="float" office:value="-1.411401197" calcext:value-type="float">
            <text:p>-1.411401197</text:p>
          </table:table-cell>
          <table:table-cell office:value-type="float" office:value="0.006787954077" calcext:value-type="float">
            <text:p>0.0067879541</text:p>
          </table:table-cell>
          <table:table-cell office:value-type="float" office:value="-0.03720340573" calcext:value-type="float">
            <text:p>-0.03720340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6" calcext:value-type="float">
            <text:p>926</text:p>
          </table:table-cell>
          <table:table-cell office:value-type="float" office:value="9.128687501" calcext:value-type="float">
            <text:p>9.128687501</text:p>
          </table:table-cell>
          <table:table-cell office:value-type="float" office:value="0.3638165282" calcext:value-type="float">
            <text:p>0.3638165282</text:p>
          </table:table-cell>
          <table:table-cell office:value-type="float" office:value="0.6399496512" calcext:value-type="float">
            <text:p>0.6399496512</text:p>
          </table:table-cell>
          <table:table-cell office:value-type="float" office:value="0.006303233492" calcext:value-type="float">
            <text:p>0.0063032335</text:p>
          </table:table-cell>
          <table:table-cell office:value-type="float" office:value="-0.03978428886" calcext:value-type="float">
            <text:p>-0.03978428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6" calcext:value-type="float">
            <text:p>926</text:p>
          </table:table-cell>
          <table:table-cell office:value-type="float" office:value="9.14293264" calcext:value-type="float">
            <text:p>9.14293264</text:p>
          </table:table-cell>
          <table:table-cell office:value-type="float" office:value="0.3031278752" calcext:value-type="float">
            <text:p>0.3031278752</text:p>
          </table:table-cell>
          <table:table-cell office:value-type="float" office:value="-1.222196486" calcext:value-type="float">
            <text:p>-1.222196486</text:p>
          </table:table-cell>
          <table:table-cell office:value-type="float" office:value="0.006372190037" calcext:value-type="float">
            <text:p>0.00637219</text:p>
          </table:table-cell>
          <table:table-cell office:value-type="float" office:value="-0.02986787072" calcext:value-type="float">
            <text:p>-0.02986787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6" calcext:value-type="float">
            <text:p>926</text:p>
          </table:table-cell>
          <table:table-cell office:value-type="float" office:value="9.171397546" calcext:value-type="float">
            <text:p>9.171397546</text:p>
          </table:table-cell>
          <table:table-cell office:value-type="float" office:value="0.4417320149" calcext:value-type="float">
            <text:p>0.4417320149</text:p>
          </table:table-cell>
          <table:table-cell office:value-type="float" office:value="2.870010359" calcext:value-type="float">
            <text:p>2.870010359</text:p>
          </table:table-cell>
          <table:table-cell office:value-type="float" office:value="0.005595711817" calcext:value-type="float">
            <text:p>0.0055957118</text:p>
          </table:table-cell>
          <table:table-cell office:value-type="float" office:value="-0.03103441613" calcext:value-type="float">
            <text:p>-0.03103441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6" calcext:value-type="float">
            <text:p>926</text:p>
          </table:table-cell>
          <table:table-cell office:value-type="float" office:value="9.191858669" calcext:value-type="float">
            <text:p>9.191858669</text:p>
          </table:table-cell>
          <table:table-cell office:value-type="float" office:value="0.4278613515" calcext:value-type="float">
            <text:p>0.4278613515</text:p>
          </table:table-cell>
          <table:table-cell office:value-type="float" office:value="-0.2761064624" calcext:value-type="float">
            <text:p>-0.2761064624</text:p>
          </table:table-cell>
          <table:table-cell office:value-type="float" office:value="0.004638056042" calcext:value-type="float">
            <text:p>0.004638056</text:p>
          </table:table-cell>
          <table:table-cell office:value-type="float" office:value="-0.02487492254" calcext:value-type="float">
            <text:p>-0.02487492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9.197357984" calcext:value-type="float">
            <text:p>9.197357984</text:p>
          </table:table-cell>
          <table:table-cell office:value-type="float" office:value="0.368965409" calcext:value-type="float">
            <text:p>0.368965409</text:p>
          </table:table-cell>
          <table:table-cell office:value-type="float" office:value="-1.180123296" calcext:value-type="float">
            <text:p>-1.180123296</text:p>
          </table:table-cell>
          <table:table-cell office:value-type="float" office:value="0.003698715987" calcext:value-type="float">
            <text:p>0.003698716</text:p>
          </table:table-cell>
          <table:table-cell office:value-type="float" office:value="-0.02639723084" calcext:value-type="float">
            <text:p>-0.02639723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9.227295522" calcext:value-type="float">
            <text:p>9.227295522</text:p>
          </table:table-cell>
          <table:table-cell office:value-type="float" office:value="0.3708344724" calcext:value-type="float">
            <text:p>0.3708344724</text:p>
          </table:table-cell>
          <table:table-cell office:value-type="float" office:value="0.03714813288" calcext:value-type="float">
            <text:p>0.0371481329</text:p>
          </table:table-cell>
          <table:table-cell office:value-type="float" office:value="0.003810124936" calcext:value-type="float">
            <text:p>0.0038101249</text:p>
          </table:table-cell>
          <table:table-cell office:value-type="float" office:value="-0.0330409451" calcext:value-type="float">
            <text:p>-0.03304094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9" calcext:value-type="float">
            <text:p>929</text:p>
          </table:table-cell>
          <table:table-cell office:value-type="float" office:value="9.229060689" calcext:value-type="float">
            <text:p>9.229060689</text:p>
          </table:table-cell>
          <table:table-cell office:value-type="float" office:value="0.2467320559" calcext:value-type="float">
            <text:p>0.2467320559</text:p>
          </table:table-cell>
          <table:table-cell office:value-type="float" office:value="-2.459842788" calcext:value-type="float">
            <text:p>-2.459842788</text:p>
          </table:table-cell>
          <table:table-cell office:value-type="float" office:value="0.002903556721" calcext:value-type="float">
            <text:p>0.0029035567</text:p>
          </table:table-cell>
          <table:table-cell office:value-type="float" office:value="-0.03139105438" calcext:value-type="float">
            <text:p>-0.03139105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9" calcext:value-type="float">
            <text:p>929</text:p>
          </table:table-cell>
          <table:table-cell office:value-type="float" office:value="9.249697891" calcext:value-type="float">
            <text:p>9.249697891</text:p>
          </table:table-cell>
          <table:table-cell office:value-type="float" office:value="0.346703406" calcext:value-type="float">
            <text:p>0.346703406</text:p>
          </table:table-cell>
          <table:table-cell office:value-type="float" office:value="1.986648678" calcext:value-type="float">
            <text:p>1.986648678</text:p>
          </table:table-cell>
          <table:table-cell office:value-type="float" office:value="0.004297196827" calcext:value-type="float">
            <text:p>0.0042971968</text:p>
          </table:table-cell>
          <table:table-cell office:value-type="float" office:value="-0.02664322462" calcext:value-type="float">
            <text:p>-0.02664322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9" calcext:value-type="float">
            <text:p>929</text:p>
          </table:table-cell>
          <table:table-cell office:value-type="float" office:value="9.272527889" calcext:value-type="float">
            <text:p>9.272527889</text:p>
          </table:table-cell>
          <table:table-cell office:value-type="float" office:value="0.3053459695" calcext:value-type="float">
            <text:p>0.3053459695</text:p>
          </table:table-cell>
          <table:table-cell office:value-type="float" office:value="-0.8531339091" calcext:value-type="float">
            <text:p>-0.8531339091</text:p>
          </table:table-cell>
          <table:table-cell office:value-type="float" office:value="0.003235459819" calcext:value-type="float">
            <text:p>0.0032354598</text:p>
          </table:table-cell>
          <table:table-cell office:value-type="float" office:value="-0.03068311283" calcext:value-type="float">
            <text:p>-0.03068311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9" calcext:value-type="float">
            <text:p>929</text:p>
          </table:table-cell>
          <table:table-cell office:value-type="float" office:value="9.286934949" calcext:value-type="float">
            <text:p>9.286934949</text:p>
          </table:table-cell>
          <table:table-cell office:value-type="float" office:value="0.3830153316" calcext:value-type="float">
            <text:p>0.3830153316</text:p>
          </table:table-cell>
          <table:table-cell office:value-type="float" office:value="1.444781056" calcext:value-type="float">
            <text:p>1.444781056</text:p>
          </table:table-cell>
          <table:table-cell office:value-type="float" office:value="0.002169370693" calcext:value-type="float">
            <text:p>0.0021693707</text:p>
          </table:table-cell>
          <table:table-cell office:value-type="float" office:value="-0.02354132703" calcext:value-type="float">
            <text:p>-0.0235413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9.298899022" calcext:value-type="float">
            <text:p>9.298899022</text:p>
          </table:table-cell>
          <table:table-cell office:value-type="float" office:value="0.3319220131" calcext:value-type="float">
            <text:p>0.3319220131</text:p>
          </table:table-cell>
          <table:table-cell office:value-type="float" office:value="-1.096792357" calcext:value-type="float">
            <text:p>-1.096792357</text:p>
          </table:table-cell>
          <table:table-cell office:value-type="float" office:value="0.001264328734" calcext:value-type="float">
            <text:p>0.0012643287</text:p>
          </table:table-cell>
          <table:table-cell office:value-type="float" office:value="-0.02408648874" calcext:value-type="float">
            <text:p>-0.02408648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9.315039371" calcext:value-type="float">
            <text:p>9.315039371</text:p>
          </table:table-cell>
          <table:table-cell office:value-type="float" office:value="0.2823424714" calcext:value-type="float">
            <text:p>0.2823424714</text:p>
          </table:table-cell>
          <table:table-cell office:value-type="float" office:value="-0.9897434785" calcext:value-type="float">
            <text:p>-0.9897434785</text:p>
          </table:table-cell>
          <table:table-cell office:value-type="float" office:value="0.001482106733" calcext:value-type="float">
            <text:p>0.0014821067</text:p>
          </table:table-cell>
          <table:table-cell office:value-type="float" office:value="-0.01943643443" calcext:value-type="float">
            <text:p>-0.01943643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334524445" calcext:value-type="float">
            <text:p>9.334524445</text:p>
          </table:table-cell>
          <table:table-cell office:value-type="float" office:value="0.3233362316" calcext:value-type="float">
            <text:p>0.3233362316</text:p>
          </table:table-cell>
          <table:table-cell office:value-type="float" office:value="0.8225584553" calcext:value-type="float">
            <text:p>0.8225584553</text:p>
          </table:table-cell>
          <table:table-cell office:value-type="float" office:value="0.0005956778964" calcext:value-type="float">
            <text:p>0.0005956779</text:p>
          </table:table-cell>
          <table:table-cell office:value-type="float" office:value="-0.01478639431" calcext:value-type="float">
            <text:p>-0.01478639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349315586" calcext:value-type="float">
            <text:p>9.349315586</text:p>
          </table:table-cell>
          <table:table-cell office:value-type="float" office:value="0.3366119719" calcext:value-type="float">
            <text:p>0.3366119719</text:p>
          </table:table-cell>
          <table:table-cell office:value-type="float" office:value="0.2662603362" calcext:value-type="float">
            <text:p>0.2662603362</text:p>
          </table:table-cell>
          <table:table-cell office:value-type="float" office:value="0.002240932652" calcext:value-type="float">
            <text:p>0.0022409327</text:p>
          </table:table-cell>
          <table:table-cell office:value-type="float" office:value="-0.02256387538" calcext:value-type="float">
            <text:p>-0.02256387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365773994" calcext:value-type="float">
            <text:p>9.365773994</text:p>
          </table:table-cell>
          <table:table-cell office:value-type="float" office:value="0.3373973097" calcext:value-type="float">
            <text:p>0.3373973097</text:p>
          </table:table-cell>
          <table:table-cell office:value-type="float" office:value="0.01548694598" calcext:value-type="float">
            <text:p>0.015486946</text:p>
          </table:table-cell>
          <table:table-cell office:value-type="float" office:value="0.001541288052" calcext:value-type="float">
            <text:p>0.0015412881</text:p>
          </table:table-cell>
          <table:table-cell office:value-type="float" office:value="-0.02659436333" calcext:value-type="float">
            <text:p>-0.02659436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37997135" calcext:value-type="float">
            <text:p>9.37997135</text:p>
          </table:table-cell>
          <table:table-cell office:value-type="float" office:value="0.3021777238" calcext:value-type="float">
            <text:p>0.3021777238</text:p>
          </table:table-cell>
          <table:table-cell office:value-type="float" office:value="-0.7077927754" calcext:value-type="float">
            <text:p>-0.7077927754</text:p>
          </table:table-cell>
          <table:table-cell office:value-type="float" office:value="0.0006886187876" calcext:value-type="float">
            <text:p>0.0006886188</text:p>
          </table:table-cell>
          <table:table-cell office:value-type="float" office:value="-0.02746524462" calcext:value-type="float">
            <text:p>-0.02746524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400589999" calcext:value-type="float">
            <text:p>9.400589999</text:p>
          </table:table-cell>
          <table:table-cell office:value-type="float" office:value="0.3424563359" calcext:value-type="float">
            <text:p>0.3424563359</text:p>
          </table:table-cell>
          <table:table-cell office:value-type="float" office:value="0.8155669663" calcext:value-type="float">
            <text:p>0.8155669663</text:p>
          </table:table-cell>
          <table:table-cell office:value-type="float" office:value="-0.0002963973119" calcext:value-type="float">
            <text:p>-0.0002963973</text:p>
          </table:table-cell>
          <table:table-cell office:value-type="float" office:value="-0.03115276001" calcext:value-type="float">
            <text:p>-0.031152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423250206" calcext:value-type="float">
            <text:p>9.423250206</text:p>
          </table:table-cell>
          <table:table-cell office:value-type="float" office:value="0.3811612739" calcext:value-type="float">
            <text:p>0.3811612739</text:p>
          </table:table-cell>
          <table:table-cell office:value-type="float" office:value="0.7527006841" calcext:value-type="float">
            <text:p>0.7527006841</text:p>
          </table:table-cell>
          <table:table-cell office:value-type="float" office:value="-0.001372470127" calcext:value-type="float">
            <text:p>-0.0013724701</text:p>
          </table:table-cell>
          <table:table-cell office:value-type="float" office:value="-0.03552622052" calcext:value-type="float">
            <text:p>-0.03552622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4" calcext:value-type="float">
            <text:p>934</text:p>
          </table:table-cell>
          <table:table-cell office:value-type="float" office:value="9.436316789" calcext:value-type="float">
            <text:p>9.436316789</text:p>
          </table:table-cell>
          <table:table-cell office:value-type="float" office:value="0.3723824569" calcext:value-type="float">
            <text:p>0.3723824569</text:p>
          </table:table-cell>
          <table:table-cell office:value-type="float" office:value="-0.1739974979" calcext:value-type="float">
            <text:p>-0.1739974979</text:p>
          </table:table-cell>
          <table:table-cell office:value-type="float" office:value="-0.00239511159" calcext:value-type="float">
            <text:p>-0.0023951116</text:p>
          </table:table-cell>
          <table:table-cell office:value-type="float" office:value="-0.04058562613" calcext:value-type="float">
            <text:p>-0.04058562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4" calcext:value-type="float">
            <text:p>934</text:p>
          </table:table-cell>
          <table:table-cell office:value-type="float" office:value="9.452244088" calcext:value-type="float">
            <text:p>9.452244088</text:p>
          </table:table-cell>
          <table:table-cell office:value-type="float" office:value="0.3212970104" calcext:value-type="float">
            <text:p>0.3212970104</text:p>
          </table:table-cell>
          <table:table-cell office:value-type="float" office:value="-0.8475045407" calcext:value-type="float">
            <text:p>-0.8475045407</text:p>
          </table:table-cell>
          <table:table-cell office:value-type="float" office:value="-0.0008448427232" calcext:value-type="float">
            <text:p>-0.0008448427</text:p>
          </table:table-cell>
          <table:table-cell office:value-type="float" office:value="-0.03715959271" calcext:value-type="float">
            <text:p>-0.03715959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4" calcext:value-type="float">
            <text:p>934</text:p>
          </table:table-cell>
          <table:table-cell office:value-type="float" office:value="9.469684572" calcext:value-type="float">
            <text:p>9.469684572</text:p>
          </table:table-cell>
          <table:table-cell office:value-type="float" office:value="0.3261993177" calcext:value-type="float">
            <text:p>0.3261993177</text:p>
          </table:table-cell>
          <table:table-cell office:value-type="float" office:value="0.1280026996" calcext:value-type="float">
            <text:p>0.1280026996</text:p>
          </table:table-cell>
          <table:table-cell office:value-type="float" office:value="-0.001686845461" calcext:value-type="float">
            <text:p>-0.0016868455</text:p>
          </table:table-cell>
          <table:table-cell office:value-type="float" office:value="-0.03095916883" calcext:value-type="float">
            <text:p>-0.03095916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4" calcext:value-type="float">
            <text:p>934</text:p>
          </table:table-cell>
          <table:table-cell office:value-type="float" office:value="9.487188082" calcext:value-type="float">
            <text:p>9.487188082</text:p>
          </table:table-cell>
          <table:table-cell office:value-type="float" office:value="0.3568654506" calcext:value-type="float">
            <text:p>0.3568654506</text:p>
          </table:table-cell>
          <table:table-cell office:value-type="float" office:value="0.6149167434" calcext:value-type="float">
            <text:p>0.6149167434</text:p>
          </table:table-cell>
          <table:table-cell office:value-type="float" office:value="-0.002380381521" calcext:value-type="float">
            <text:p>-0.0023803815</text:p>
          </table:table-cell>
          <table:table-cell office:value-type="float" office:value="-0.02961291369" calcext:value-type="float">
            <text:p>-0.02961291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5" calcext:value-type="float">
            <text:p>935</text:p>
          </table:table-cell>
          <table:table-cell office:value-type="float" office:value="9.50189912" calcext:value-type="float">
            <text:p>9.50189912</text:p>
          </table:table-cell>
          <table:table-cell office:value-type="float" office:value="0.3665686143" calcext:value-type="float">
            <text:p>0.3665686143</text:p>
          </table:table-cell>
          <table:table-cell office:value-type="float" office:value="0.1934839406" calcext:value-type="float">
            <text:p>0.1934839406</text:p>
          </table:table-cell>
          <table:table-cell office:value-type="float" office:value="-0.003133838994" calcext:value-type="float">
            <text:p>-0.003133839</text:p>
          </table:table-cell>
          <table:table-cell office:value-type="float" office:value="-0.04081733902" calcext:value-type="float">
            <text:p>-0.040817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5" calcext:value-type="float">
            <text:p>935</text:p>
          </table:table-cell>
          <table:table-cell office:value-type="float" office:value="9.511249116" calcext:value-type="float">
            <text:p>9.511249116</text:p>
          </table:table-cell>
          <table:table-cell office:value-type="float" office:value="0.2759742133" calcext:value-type="float">
            <text:p>0.2759742133</text:p>
          </table:table-cell>
          <table:table-cell office:value-type="float" office:value="-1.7789468" calcext:value-type="float">
            <text:p>-1.7789468</text:p>
          </table:table-cell>
          <table:table-cell office:value-type="float" office:value="-0.002255482794" calcext:value-type="float">
            <text:p>-0.0022554828</text:p>
          </table:table-cell>
          <table:table-cell office:value-type="float" office:value="-0.04462910589" calcext:value-type="float">
            <text:p>-0.04462910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7" calcext:value-type="float">
            <text:p>937</text:p>
          </table:table-cell>
          <table:table-cell office:value-type="float" office:value="9.527424712" calcext:value-type="float">
            <text:p>9.527424712</text:p>
          </table:table-cell>
          <table:table-cell office:value-type="float" office:value="0.2695368335" calcext:value-type="float">
            <text:p>0.2695368335</text:p>
          </table:table-cell>
          <table:table-cell office:value-type="float" office:value="-0.1319934239" calcext:value-type="float">
            <text:p>-0.1319934239</text:p>
          </table:table-cell>
          <table:table-cell office:value-type="float" office:value="-0.003202214225" calcext:value-type="float">
            <text:p>-0.0032022142</text:p>
          </table:table-cell>
          <table:table-cell office:value-type="float" office:value="-0.04361041408" calcext:value-type="float">
            <text:p>-0.04361041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7" calcext:value-type="float">
            <text:p>937</text:p>
          </table:table-cell>
          <table:table-cell office:value-type="float" office:value="9.551673605" calcext:value-type="float">
            <text:p>9.551673605</text:p>
          </table:table-cell>
          <table:table-cell office:value-type="float" office:value="0.33110749" calcext:value-type="float">
            <text:p>0.33110749</text:p>
          </table:table-cell>
          <table:table-cell office:value-type="float" office:value="1.21383371" calcext:value-type="float">
            <text:p>1.21383371</text:p>
          </table:table-cell>
          <table:table-cell office:value-type="float" office:value="-0.001104264019" calcext:value-type="float">
            <text:p>-0.001104264</text:p>
          </table:table-cell>
          <table:table-cell office:value-type="float" office:value="-0.0474664205" calcext:value-type="float">
            <text:p>-0.04746642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7" calcext:value-type="float">
            <text:p>937</text:p>
          </table:table-cell>
          <table:table-cell office:value-type="float" office:value="9.569987172" calcext:value-type="float">
            <text:p>9.569987172</text:p>
          </table:table-cell>
          <table:table-cell office:value-type="float" office:value="0.3903287255" calcext:value-type="float">
            <text:p>0.3903287255</text:p>
          </table:table-cell>
          <table:table-cell office:value-type="float" office:value="1.168231779" calcext:value-type="float">
            <text:p>1.168231779</text:p>
          </table:table-cell>
          <table:table-cell office:value-type="float" office:value="-0.001979676845" calcext:value-type="float">
            <text:p>-0.0019796768</text:p>
          </table:table-cell>
          <table:table-cell office:value-type="float" office:value="-0.05582850285" calcext:value-type="float">
            <text:p>-0.05582850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7" calcext:value-type="float">
            <text:p>937</text:p>
          </table:table-cell>
          <table:table-cell office:value-type="float" office:value="9.58661573" calcext:value-type="float">
            <text:p>9.58661573</text:p>
          </table:table-cell>
          <table:table-cell office:value-type="float" office:value="0.3910464376" calcext:value-type="float">
            <text:p>0.3910464376</text:p>
          </table:table-cell>
          <table:table-cell office:value-type="float" office:value="0.0144081891" calcext:value-type="float">
            <text:p>0.0144081891</text:p>
          </table:table-cell>
          <table:table-cell office:value-type="float" office:value="-0.002883431305" calcext:value-type="float">
            <text:p>-0.0028834313</text:p>
          </table:table-cell>
          <table:table-cell office:value-type="float" office:value="-0.05933641646" calcext:value-type="float">
            <text:p>-0.05933641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8" calcext:value-type="float">
            <text:p>938</text:p>
          </table:table-cell>
          <table:table-cell office:value-type="float" office:value="9.611664777" calcext:value-type="float">
            <text:p>9.611664777</text:p>
          </table:table-cell>
          <table:table-cell office:value-type="float" office:value="0.4019668118" calcext:value-type="float">
            <text:p>0.4019668118</text:p>
          </table:table-cell>
          <table:table-cell office:value-type="float" office:value="0.2226949735" calcext:value-type="float">
            <text:p>0.2226949735</text:p>
          </table:table-cell>
          <table:table-cell office:value-type="float" office:value="-0.003602640724" calcext:value-type="float">
            <text:p>-0.0036026407</text:p>
          </table:table-cell>
          <table:table-cell office:value-type="float" office:value="-0.0680338031" calcext:value-type="float">
            <text:p>-0.06803380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8" calcext:value-type="float">
            <text:p>938</text:p>
          </table:table-cell>
          <table:table-cell office:value-type="float" office:value="9.621798324" calcext:value-type="float">
            <text:p>9.621798324</text:p>
          </table:table-cell>
          <table:table-cell office:value-type="float" office:value="0.3457841298" calcext:value-type="float">
            <text:p>0.3457841298</text:p>
          </table:table-cell>
          <table:table-cell office:value-type="float" office:value="-1.068460092" calcext:value-type="float">
            <text:p>-1.068460092</text:p>
          </table:table-cell>
          <table:table-cell office:value-type="float" office:value="-0.002266126758" calcext:value-type="float">
            <text:p>-0.0022661268</text:p>
          </table:table-cell>
          <table:table-cell office:value-type="float" office:value="-0.0663247154" calcext:value-type="float">
            <text:p>-0.06632471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0" calcext:value-type="float">
            <text:p>940</text:p>
          </table:table-cell>
          <table:table-cell office:value-type="float" office:value="9.642354296" calcext:value-type="float">
            <text:p>9.642354296</text:p>
          </table:table-cell>
          <table:table-cell office:value-type="float" office:value="0.3730043716" calcext:value-type="float">
            <text:p>0.3730043716</text:p>
          </table:table-cell>
          <table:table-cell office:value-type="float" office:value="0.5501814671" calcext:value-type="float">
            <text:p>0.5501814671</text:p>
          </table:table-cell>
          <table:table-cell office:value-type="float" office:value="-0.002640860082" calcext:value-type="float">
            <text:p>-0.0026408601</text:p>
          </table:table-cell>
          <table:table-cell office:value-type="float" office:value="-0.07254164964" calcext:value-type="float">
            <text:p>-0.07254164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0" calcext:value-type="float">
            <text:p>940</text:p>
          </table:table-cell>
          <table:table-cell office:value-type="float" office:value="9.66926716" calcext:value-type="float">
            <text:p>9.66926716</text:p>
          </table:table-cell>
          <table:table-cell office:value-type="float" office:value="0.3897700332" calcext:value-type="float">
            <text:p>0.3897700332</text:p>
          </table:table-cell>
          <table:table-cell office:value-type="float" office:value="0.3495511415" calcext:value-type="float">
            <text:p>0.3495511415</text:p>
          </table:table-cell>
          <table:table-cell office:value-type="float" office:value="0.0006784468489" calcext:value-type="float">
            <text:p>0.0006784468</text:p>
          </table:table-cell>
          <table:table-cell office:value-type="float" office:value="-0.06706372248" calcext:value-type="float">
            <text:p>-0.06706372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0" calcext:value-type="float">
            <text:p>940</text:p>
          </table:table-cell>
          <table:table-cell office:value-type="float" office:value="9.68711917" calcext:value-type="float">
            <text:p>9.68711917</text:p>
          </table:table-cell>
          <table:table-cell office:value-type="float" office:value="0.4427372346" calcext:value-type="float">
            <text:p>0.4427372346</text:p>
          </table:table-cell>
          <table:table-cell office:value-type="float" office:value="1.043254478" calcext:value-type="float">
            <text:p>1.043254478</text:p>
          </table:table-cell>
          <table:table-cell office:value-type="float" office:value="0.0002926822196" calcext:value-type="float">
            <text:p>0.0002926822</text:p>
          </table:table-cell>
          <table:table-cell office:value-type="float" office:value="-0.07466215482" calcext:value-type="float">
            <text:p>-0.07466215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0" calcext:value-type="float">
            <text:p>940</text:p>
          </table:table-cell>
          <table:table-cell office:value-type="float" office:value="9.703089053" calcext:value-type="float">
            <text:p>9.703089053</text:p>
          </table:table-cell>
          <table:table-cell office:value-type="float" office:value="0.4123407626" calcext:value-type="float">
            <text:p>0.4123407626</text:p>
          </table:table-cell>
          <table:table-cell office:value-type="float" office:value="-0.6172458659" calcext:value-type="float">
            <text:p>-0.6172458659</text:p>
          </table:table-cell>
          <table:table-cell office:value-type="float" office:value="0.0001730416809" calcext:value-type="float">
            <text:p>0.0001730417</text:p>
          </table:table-cell>
          <table:table-cell office:value-type="float" office:value="-0.07292335076" calcext:value-type="float">
            <text:p>-0.07292335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1" calcext:value-type="float">
            <text:p>941</text:p>
          </table:table-cell>
          <table:table-cell office:value-type="float" office:value="9.733143398" calcext:value-type="float">
            <text:p>9.733143398</text:p>
          </table:table-cell>
          <table:table-cell office:value-type="float" office:value="0.4261716888" calcext:value-type="float">
            <text:p>0.4261716888</text:p>
          </table:table-cell>
          <table:table-cell office:value-type="float" office:value="0.2773172873" calcext:value-type="float">
            <text:p>0.2773172873</text:p>
          </table:table-cell>
          <table:table-cell office:value-type="float" office:value="-0.00008005343561" calcext:value-type="float">
            <text:p>-8.005343561E-05</text:p>
          </table:table-cell>
          <table:table-cell office:value-type="float" office:value="-0.07216555361" calcext:value-type="float">
            <text:p>-0.07216555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1" calcext:value-type="float">
            <text:p>941</text:p>
          </table:table-cell>
          <table:table-cell office:value-type="float" office:value="9.752221229" calcext:value-type="float">
            <text:p>9.752221229</text:p>
          </table:table-cell>
          <table:table-cell office:value-type="float" office:value="0.43592644" calcext:value-type="float">
            <text:p>0.43592644</text:p>
          </table:table-cell>
          <table:table-cell office:value-type="float" office:value="0.1947499078" calcext:value-type="float">
            <text:p>0.1947499078</text:p>
          </table:table-cell>
          <table:table-cell office:value-type="float" office:value="0.001150708644" calcext:value-type="float">
            <text:p>0.0011507086</text:p>
          </table:table-cell>
          <table:table-cell office:value-type="float" office:value="-0.07376028147" calcext:value-type="float">
            <text:p>-0.07376028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9.76506653" calcext:value-type="float">
            <text:p>9.76506653</text:p>
          </table:table-cell>
          <table:table-cell office:value-type="float" office:value="0.4136451659" calcext:value-type="float">
            <text:p>0.4136451659</text:p>
          </table:table-cell>
          <table:table-cell office:value-type="float" office:value="-0.4465665413" calcext:value-type="float">
            <text:p>-0.4465665413</text:p>
          </table:table-cell>
          <table:table-cell office:value-type="float" office:value="0.0007651519748" calcext:value-type="float">
            <text:p>0.000765152</text:p>
          </table:table-cell>
          <table:table-cell office:value-type="float" office:value="-0.07824282306" calcext:value-type="float">
            <text:p>-0.07824282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9.784694372" calcext:value-type="float">
            <text:p>9.784694372</text:p>
          </table:table-cell>
          <table:table-cell office:value-type="float" office:value="0.3407064367" calcext:value-type="float">
            <text:p>0.3407064367</text:p>
          </table:table-cell>
          <table:table-cell office:value-type="float" office:value="-1.426192922" calcext:value-type="float">
            <text:p>-1.426192922</text:p>
          </table:table-cell>
          <table:table-cell office:value-type="float" office:value="0.001871427156" calcext:value-type="float">
            <text:p>0.0018714272</text:p>
          </table:table-cell>
          <table:table-cell office:value-type="float" office:value="-0.06580257342" calcext:value-type="float">
            <text:p>-0.06580257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9.806153591" calcext:value-type="float">
            <text:p>9.806153591</text:p>
          </table:table-cell>
          <table:table-cell office:value-type="float" office:value="0.3599866162" calcext:value-type="float">
            <text:p>0.3599866162</text:p>
          </table:table-cell>
          <table:table-cell office:value-type="float" office:value="0.3941729028" calcext:value-type="float">
            <text:p>0.3941729028</text:p>
          </table:table-cell>
          <table:table-cell office:value-type="float" office:value="0.001744924773" calcext:value-type="float">
            <text:p>0.0017449248</text:p>
          </table:table-cell>
          <table:table-cell office:value-type="float" office:value="-0.06843577826" calcext:value-type="float">
            <text:p>-0.06843577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9.815660822" calcext:value-type="float">
            <text:p>9.815660822</text:p>
          </table:table-cell>
          <table:table-cell office:value-type="float" office:value="0.3244551615" calcext:value-type="float">
            <text:p>0.3244551615</text:p>
          </table:table-cell>
          <table:table-cell office:value-type="float" office:value="-0.5637886324" calcext:value-type="float">
            <text:p>-0.5637886324</text:p>
          </table:table-cell>
          <table:table-cell office:value-type="float" office:value="0.001842416104" calcext:value-type="float">
            <text:p>0.0018424161</text:p>
          </table:table-cell>
          <table:table-cell office:value-type="float" office:value="-0.06629247199" calcext:value-type="float">
            <text:p>-0.0662924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4" calcext:value-type="float">
            <text:p>944</text:p>
          </table:table-cell>
          <table:table-cell office:value-type="float" office:value="9.838430065" calcext:value-type="float">
            <text:p>9.838430065</text:p>
          </table:table-cell>
          <table:table-cell office:value-type="float" office:value="0.3931883213" calcext:value-type="float">
            <text:p>0.3931883213</text:p>
          </table:table-cell>
          <table:table-cell office:value-type="float" office:value="1.780989366" calcext:value-type="float">
            <text:p>1.780989366</text:p>
          </table:table-cell>
          <table:table-cell office:value-type="float" office:value="0.001892386162" calcext:value-type="float">
            <text:p>0.0018923862</text:p>
          </table:table-cell>
          <table:table-cell office:value-type="float" office:value="-0.06953805006" calcext:value-type="float">
            <text:p>-0.06953805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4" calcext:value-type="float">
            <text:p>944</text:p>
          </table:table-cell>
          <table:table-cell office:value-type="float" office:value="9.849874708" calcext:value-type="float">
            <text:p>9.849874708</text:p>
          </table:table-cell>
          <table:table-cell office:value-type="float" office:value="0.3249867188" calcext:value-type="float">
            <text:p>0.3249867188</text:p>
          </table:table-cell>
          <table:table-cell office:value-type="float" office:value="-1.395166302" calcext:value-type="float">
            <text:p>-1.395166302</text:p>
          </table:table-cell>
          <table:table-cell office:value-type="float" office:value="0.004184661965" calcext:value-type="float">
            <text:p>0.004184662</text:p>
          </table:table-cell>
          <table:table-cell office:value-type="float" office:value="-0.07971864684" calcext:value-type="float">
            <text:p>-0.07971864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6" calcext:value-type="float">
            <text:p>946</text:p>
          </table:table-cell>
          <table:table-cell office:value-type="float" office:value="9.870810014" calcext:value-type="float">
            <text:p>9.870810014</text:p>
          </table:table-cell>
          <table:table-cell office:value-type="float" office:value="0.4166127866" calcext:value-type="float">
            <text:p>0.4166127866</text:p>
          </table:table-cell>
          <table:table-cell office:value-type="float" office:value="1.863272772" calcext:value-type="float">
            <text:p>1.863272772</text:p>
          </table:table-cell>
          <table:table-cell office:value-type="float" office:value="0.004062817067" calcext:value-type="float">
            <text:p>0.0040628171</text:p>
          </table:table-cell>
          <table:table-cell office:value-type="float" office:value="-0.08097250463" calcext:value-type="float">
            <text:p>-0.08097250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6" calcext:value-type="float">
            <text:p>946</text:p>
          </table:table-cell>
          <table:table-cell office:value-type="float" office:value="9.897562901" calcext:value-type="float">
            <text:p>9.897562901</text:p>
          </table:table-cell>
          <table:table-cell office:value-type="float" office:value="0.3936217693" calcext:value-type="float">
            <text:p>0.3936217693</text:p>
          </table:table-cell>
          <table:table-cell office:value-type="float" office:value="-0.4477526859" calcext:value-type="float">
            <text:p>-0.4477526859</text:p>
          </table:table-cell>
          <table:table-cell office:value-type="float" office:value="0.004750149635" calcext:value-type="float">
            <text:p>0.0047501496</text:p>
          </table:table-cell>
          <table:table-cell office:value-type="float" office:value="-0.07799150509" calcext:value-type="float">
            <text:p>-0.07799150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6" calcext:value-type="float">
            <text:p>946</text:p>
          </table:table-cell>
          <table:table-cell office:value-type="float" office:value="9.915787592" calcext:value-type="float">
            <text:p>9.915787592</text:p>
          </table:table-cell>
          <table:table-cell office:value-type="float" office:value="0.4388757898" calcext:value-type="float">
            <text:p>0.4388757898</text:p>
          </table:table-cell>
          <table:table-cell office:value-type="float" office:value="0.9184535546" calcext:value-type="float">
            <text:p>0.9184535546</text:p>
          </table:table-cell>
          <table:table-cell office:value-type="float" office:value="0.00481489613" calcext:value-type="float">
            <text:p>0.0048148961</text:p>
          </table:table-cell>
          <table:table-cell office:value-type="float" office:value="-0.0829386459" calcext:value-type="float">
            <text:p>-0.08293864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6" calcext:value-type="float">
            <text:p>946</text:p>
          </table:table-cell>
          <table:table-cell office:value-type="float" office:value="9.936045607" calcext:value-type="float">
            <text:p>9.936045607</text:p>
          </table:table-cell>
          <table:table-cell office:value-type="float" office:value="0.4297720991" calcext:value-type="float">
            <text:p>0.4297720991</text:p>
          </table:table-cell>
          <table:table-cell office:value-type="float" office:value="-0.1790454044" calcext:value-type="float">
            <text:p>-0.1790454044</text:p>
          </table:table-cell>
          <table:table-cell office:value-type="float" office:value="0.004943653022" calcext:value-type="float">
            <text:p>0.004943653</text:p>
          </table:table-cell>
          <table:table-cell office:value-type="float" office:value="-0.07757575383" calcext:value-type="float">
            <text:p>-0.07757575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7" calcext:value-type="float">
            <text:p>947</text:p>
          </table:table-cell>
          <table:table-cell office:value-type="float" office:value="9.95643378" calcext:value-type="float">
            <text:p>9.95643378</text:p>
          </table:table-cell>
          <table:table-cell office:value-type="float" office:value="0.3929847254" calcext:value-type="float">
            <text:p>0.3929847254</text:p>
          </table:table-cell>
          <table:table-cell office:value-type="float" office:value="-0.7409619354" calcext:value-type="float">
            <text:p>-0.7409619354</text:p>
          </table:table-cell>
          <table:table-cell office:value-type="float" office:value="0.005085007588" calcext:value-type="float">
            <text:p>0.0050850076</text:p>
          </table:table-cell>
          <table:table-cell office:value-type="float" office:value="-0.08637831455" calcext:value-type="float">
            <text:p>-0.08637831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7" calcext:value-type="float">
            <text:p>947</text:p>
          </table:table-cell>
          <table:table-cell office:value-type="float" office:value="9.978672423" calcext:value-type="float">
            <text:p>9.978672423</text:p>
          </table:table-cell>
          <table:table-cell office:value-type="float" office:value="0.4203547685" calcext:value-type="float">
            <text:p>0.4203547685</text:p>
          </table:table-cell>
          <table:table-cell office:value-type="float" office:value="0.5562827851" calcext:value-type="float">
            <text:p>0.5562827851</text:p>
          </table:table-cell>
          <table:table-cell office:value-type="float" office:value="0.00508192885" calcext:value-type="float">
            <text:p>0.0050819289</text:p>
          </table:table-cell>
          <table:table-cell office:value-type="float" office:value="-0.0830857831" calcext:value-type="float">
            <text:p>-0.08308578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9.991635859" calcext:value-type="float">
            <text:p>9.991635859</text:p>
          </table:table-cell>
          <table:table-cell office:value-type="float" office:value="0.3741450273" calcext:value-type="float">
            <text:p>0.3741450273</text:p>
          </table:table-cell>
          <table:table-cell office:value-type="float" office:value="-0.9260604652" calcext:value-type="float">
            <text:p>-0.9260604652</text:p>
          </table:table-cell>
          <table:table-cell office:value-type="float" office:value="0.00531534971" calcext:value-type="float">
            <text:p>0.0053153497</text:p>
          </table:table-cell>
          <table:table-cell office:value-type="float" office:value="-0.07928202046" calcext:value-type="float">
            <text:p>-0.07928202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01357621" calcext:value-type="float">
            <text:p>10.01357621</text:p>
          </table:table-cell>
          <table:table-cell office:value-type="float" office:value="0.3764097732" calcext:value-type="float">
            <text:p>0.3764097732</text:p>
          </table:table-cell>
          <table:table-cell office:value-type="float" office:value="0.0430901476" calcext:value-type="float">
            <text:p>0.0430901476</text:p>
          </table:table-cell>
          <table:table-cell office:value-type="float" office:value="0.004755189584" calcext:value-type="float">
            <text:p>0.0047551896</text:p>
          </table:table-cell>
          <table:table-cell office:value-type="float" office:value="-0.07865384996" calcext:value-type="float">
            <text:p>-0.078653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02891904" calcext:value-type="float">
            <text:p>10.02891904</text:p>
          </table:table-cell>
          <table:table-cell office:value-type="float" office:value="0.3338235008" calcext:value-type="float">
            <text:p>0.3338235008</text:p>
          </table:table-cell>
          <table:table-cell office:value-type="float" office:value="-0.8999495327" calcext:value-type="float">
            <text:p>-0.8999495327</text:p>
          </table:table-cell>
          <table:table-cell office:value-type="float" office:value="0.004906650992" calcext:value-type="float">
            <text:p>0.004906651</text:p>
          </table:table-cell>
          <table:table-cell office:value-type="float" office:value="-0.08128097858" calcext:value-type="float">
            <text:p>-0.08128097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04837994" calcext:value-type="float">
            <text:p>10.04837994</text:p>
          </table:table-cell>
          <table:table-cell office:value-type="float" office:value="0.3747565312" calcext:value-type="float">
            <text:p>0.3747565312</text:p>
          </table:table-cell>
          <table:table-cell office:value-type="float" office:value="0.8047222568" calcext:value-type="float">
            <text:p>0.8047222568</text:p>
          </table:table-cell>
          <table:table-cell office:value-type="float" office:value="0.004971608562" calcext:value-type="float">
            <text:p>0.0049716086</text:p>
          </table:table-cell>
          <table:table-cell office:value-type="float" office:value="-0.08296994011" calcext:value-type="float">
            <text:p>-0.08296994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9" calcext:value-type="float">
            <text:p>949</text:p>
          </table:table-cell>
          <table:table-cell office:value-type="float" office:value="10.06434547" calcext:value-type="float">
            <text:p>10.06434547</text:p>
          </table:table-cell>
          <table:table-cell office:value-type="float" office:value="0.3420392442" calcext:value-type="float">
            <text:p>0.3420392442</text:p>
          </table:table-cell>
          <table:table-cell office:value-type="float" office:value="-0.654315447" calcext:value-type="float">
            <text:p>-0.654315447</text:p>
          </table:table-cell>
          <table:table-cell office:value-type="float" office:value="0.00506968352" calcext:value-type="float">
            <text:p>0.0050696835</text:p>
          </table:table-cell>
          <table:table-cell office:value-type="float" office:value="-0.08528434637" calcext:value-type="float">
            <text:p>-0.08528434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9" calcext:value-type="float">
            <text:p>949</text:p>
          </table:table-cell>
          <table:table-cell office:value-type="float" office:value="10.08337118" calcext:value-type="float">
            <text:p>10.08337118</text:p>
          </table:table-cell>
          <table:table-cell office:value-type="float" office:value="0.3618901637" calcext:value-type="float">
            <text:p>0.3618901637</text:p>
          </table:table-cell>
          <table:table-cell office:value-type="float" office:value="0.4004296113" calcext:value-type="float">
            <text:p>0.4004296113</text:p>
          </table:table-cell>
          <table:table-cell office:value-type="float" office:value="0.004081431015" calcext:value-type="float">
            <text:p>0.004081431</text:p>
          </table:table-cell>
          <table:table-cell office:value-type="float" office:value="-0.08722851015" calcext:value-type="float">
            <text:p>-0.08722851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0" calcext:value-type="float">
            <text:p>950</text:p>
          </table:table-cell>
          <table:table-cell office:value-type="float" office:value="10.10748802" calcext:value-type="float">
            <text:p>10.10748802</text:p>
          </table:table-cell>
          <table:table-cell office:value-type="float" office:value="0.3946859894" calcext:value-type="float">
            <text:p>0.3946859894</text:p>
          </table:table-cell>
          <table:table-cell office:value-type="float" office:value="0.654069512" calcext:value-type="float">
            <text:p>0.654069512</text:p>
          </table:table-cell>
          <table:table-cell office:value-type="float" office:value="0.004181413004" calcext:value-type="float">
            <text:p>0.004181413</text:p>
          </table:table-cell>
          <table:table-cell office:value-type="float" office:value="-0.09251715912" calcext:value-type="float">
            <text:p>-0.09251715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0" calcext:value-type="float">
            <text:p>950</text:p>
          </table:table-cell>
          <table:table-cell office:value-type="float" office:value="10.12661451" calcext:value-type="float">
            <text:p>10.12661451</text:p>
          </table:table-cell>
          <table:table-cell office:value-type="float" office:value="0.4159993331" calcext:value-type="float">
            <text:p>0.4159993331</text:p>
          </table:table-cell>
          <table:table-cell office:value-type="float" office:value="0.4270536692" calcext:value-type="float">
            <text:p>0.4270536692</text:p>
          </table:table-cell>
          <table:table-cell office:value-type="float" office:value="0.003117407118" calcext:value-type="float">
            <text:p>0.0031174071</text:p>
          </table:table-cell>
          <table:table-cell office:value-type="float" office:value="-0.08894591876" calcext:value-type="float">
            <text:p>-0.08894591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0" calcext:value-type="float">
            <text:p>950</text:p>
          </table:table-cell>
          <table:table-cell office:value-type="float" office:value="10.14651232" calcext:value-type="float">
            <text:p>10.14651232</text:p>
          </table:table-cell>
          <table:table-cell office:value-type="float" office:value="0.4218534142" calcext:value-type="float">
            <text:p>0.4218534142</text:p>
          </table:table-cell>
          <table:table-cell office:value-type="float" office:value="0.1180788146" calcext:value-type="float">
            <text:p>0.1180788146</text:p>
          </table:table-cell>
          <table:table-cell office:value-type="float" office:value="0.003054417827" calcext:value-type="float">
            <text:p>0.0030544178</text:p>
          </table:table-cell>
          <table:table-cell office:value-type="float" office:value="-0.09162050159" calcext:value-type="float">
            <text:p>-0.09162050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0" calcext:value-type="float">
            <text:p>950</text:p>
          </table:table-cell>
          <table:table-cell office:value-type="float" office:value="10.16654735" calcext:value-type="float">
            <text:p>10.16654735</text:p>
          </table:table-cell>
          <table:table-cell office:value-type="float" office:value="0.3939568707" calcext:value-type="float">
            <text:p>0.3939568707</text:p>
          </table:table-cell>
          <table:table-cell office:value-type="float" office:value="-0.5531806958" calcext:value-type="float">
            <text:p>-0.5531806958</text:p>
          </table:table-cell>
          <table:table-cell office:value-type="float" office:value="0.002969175305" calcext:value-type="float">
            <text:p>0.0029691753</text:p>
          </table:table-cell>
          <table:table-cell office:value-type="float" office:value="-0.09492089212" calcext:value-type="float">
            <text:p>-0.09492089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2" calcext:value-type="float">
            <text:p>952</text:p>
          </table:table-cell>
          <table:table-cell office:value-type="float" office:value="10.18476223" calcext:value-type="float">
            <text:p>10.18476223</text:p>
          </table:table-cell>
          <table:table-cell office:value-type="float" office:value="0.3886941478" calcext:value-type="float">
            <text:p>0.3886941478</text:p>
          </table:table-cell>
          <table:table-cell office:value-type="float" office:value="-0.1061646161" calcext:value-type="float">
            <text:p>-0.1061646161</text:p>
          </table:table-cell>
          <table:table-cell office:value-type="float" office:value="0.002891871476" calcext:value-type="float">
            <text:p>0.0028918715</text:p>
          </table:table-cell>
          <table:table-cell office:value-type="float" office:value="-0.09050969296" calcext:value-type="float">
            <text:p>-0.0905096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2" calcext:value-type="float">
            <text:p>952</text:p>
          </table:table-cell>
          <table:table-cell office:value-type="float" office:value="10.20752185" calcext:value-type="float">
            <text:p>10.20752185</text:p>
          </table:table-cell>
          <table:table-cell office:value-type="float" office:value="0.3751641631" calcext:value-type="float">
            <text:p>0.3751641631</text:p>
          </table:table-cell>
          <table:table-cell office:value-type="float" office:value="-0.2144595941" calcext:value-type="float">
            <text:p>-0.2144595941</text:p>
          </table:table-cell>
          <table:table-cell office:value-type="float" office:value="0.001521981114" calcext:value-type="float">
            <text:p>0.0015219811</text:p>
          </table:table-cell>
          <table:table-cell office:value-type="float" office:value="-0.09478052019" calcext:value-type="float">
            <text:p>-0.09478052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3" calcext:value-type="float">
            <text:p>953</text:p>
          </table:table-cell>
          <table:table-cell office:value-type="float" office:value="10.21559906" calcext:value-type="float">
            <text:p>10.21559906</text:p>
          </table:table-cell>
          <table:table-cell office:value-type="float" office:value="0.3130296764" calcext:value-type="float">
            <text:p>0.3130296764</text:p>
          </table:table-cell>
          <table:table-cell office:value-type="float" office:value="-1.622251652" calcext:value-type="float">
            <text:p>-1.622251652</text:p>
          </table:table-cell>
          <table:table-cell office:value-type="float" office:value="0.001212642677" calcext:value-type="float">
            <text:p>0.0012126427</text:p>
          </table:table-cell>
          <table:table-cell office:value-type="float" office:value="-0.09610136687" calcext:value-type="float">
            <text:p>-0.09610136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3" calcext:value-type="float">
            <text:p>953</text:p>
          </table:table-cell>
          <table:table-cell office:value-type="float" office:value="10.2290425" calcext:value-type="float">
            <text:p>10.2290425</text:p>
          </table:table-cell>
          <table:table-cell office:value-type="float" office:value="0.280704864" calcext:value-type="float">
            <text:p>0.280704864</text:p>
          </table:table-cell>
          <table:table-cell office:value-type="float" office:value="-0.6503542796" calcext:value-type="float">
            <text:p>-0.6503542796</text:p>
          </table:table-cell>
          <table:table-cell office:value-type="float" office:value="0.0007809184404" calcext:value-type="float">
            <text:p>0.0007809184</text:p>
          </table:table-cell>
          <table:table-cell office:value-type="float" office:value="-0.1010144607" calcext:value-type="float">
            <text:p>-0.10101446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5" calcext:value-type="float">
            <text:p>955</text:p>
          </table:table-cell>
          <table:table-cell office:value-type="float" office:value="10.24735197" calcext:value-type="float">
            <text:p>10.24735197</text:p>
          </table:table-cell>
          <table:table-cell office:value-type="float" office:value="0.2854063461" calcext:value-type="float">
            <text:p>0.2854063461</text:p>
          </table:table-cell>
          <table:table-cell office:value-type="float" office:value="0.09625611597" calcext:value-type="float">
            <text:p>0.096256116</text:p>
          </table:table-cell>
          <table:table-cell office:value-type="float" office:value="0.0006339081061" calcext:value-type="float">
            <text:p>0.0006339081</text:p>
          </table:table-cell>
          <table:table-cell office:value-type="float" office:value="-0.1063417065" calcext:value-type="float">
            <text:p>-0.10634170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5" calcext:value-type="float">
            <text:p>955</text:p>
          </table:table-cell>
          <table:table-cell office:value-type="float" office:value="10.26225302" calcext:value-type="float">
            <text:p>10.26225302</text:p>
          </table:table-cell>
          <table:table-cell office:value-type="float" office:value="0.3108502517" calcext:value-type="float">
            <text:p>0.3108502517</text:p>
          </table:table-cell>
          <table:table-cell office:value-type="float" office:value="0.4904306228" calcext:value-type="float">
            <text:p>0.4904306228</text:p>
          </table:table-cell>
          <table:table-cell office:value-type="float" office:value="0.0009062279256" calcext:value-type="float">
            <text:p>0.0009062279</text:p>
          </table:table-cell>
          <table:table-cell office:value-type="float" office:value="-0.1057392347" calcext:value-type="float">
            <text:p>-0.10573923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5" calcext:value-type="float">
            <text:p>955</text:p>
          </table:table-cell>
          <table:table-cell office:value-type="float" office:value="10.28997068" calcext:value-type="float">
            <text:p>10.28997068</text:p>
          </table:table-cell>
          <table:table-cell office:value-type="float" office:value="0.4086272807" calcext:value-type="float">
            <text:p>0.4086272807</text:p>
          </table:table-cell>
          <table:table-cell office:value-type="float" office:value="1.988880098" calcext:value-type="float">
            <text:p>1.988880098</text:p>
          </table:table-cell>
          <table:table-cell office:value-type="float" office:value="0.0007571929753" calcext:value-type="float">
            <text:p>0.000757193</text:p>
          </table:table-cell>
          <table:table-cell office:value-type="float" office:value="-0.1054495811" calcext:value-type="float">
            <text:p>-0.10544958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5" calcext:value-type="float">
            <text:p>955</text:p>
          </table:table-cell>
          <table:table-cell office:value-type="float" office:value="10.30954149" calcext:value-type="float">
            <text:p>10.30954149</text:p>
          </table:table-cell>
          <table:table-cell office:value-type="float" office:value="0.4158968513" calcext:value-type="float">
            <text:p>0.4158968513</text:p>
          </table:table-cell>
          <table:table-cell office:value-type="float" office:value="0.1473425892" calcext:value-type="float">
            <text:p>0.1473425892</text:p>
          </table:table-cell>
          <table:table-cell office:value-type="float" office:value="0.0005725115529" calcext:value-type="float">
            <text:p>0.0005725116</text:p>
          </table:table-cell>
          <table:table-cell office:value-type="float" office:value="-0.1090161611" calcext:value-type="float">
            <text:p>-0.10901616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6" calcext:value-type="float">
            <text:p>956</text:p>
          </table:table-cell>
          <table:table-cell office:value-type="float" office:value="10.3227816" calcext:value-type="float">
            <text:p>10.3227816</text:p>
          </table:table-cell>
          <table:table-cell office:value-type="float" office:value="0.4085537867" calcext:value-type="float">
            <text:p>0.4085537867</text:p>
          </table:table-cell>
          <table:table-cell office:value-type="float" office:value="-0.1470752843" calcext:value-type="float">
            <text:p>-0.1470752843</text:p>
          </table:table-cell>
          <table:table-cell office:value-type="float" office:value="0.0004351921912" calcext:value-type="float">
            <text:p>0.0004351922</text:p>
          </table:table-cell>
          <table:table-cell office:value-type="float" office:value="-0.1096611552" calcext:value-type="float">
            <text:p>-0.10966115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6" calcext:value-type="float">
            <text:p>956</text:p>
          </table:table-cell>
          <table:table-cell office:value-type="float" office:value="10.34669525" calcext:value-type="float">
            <text:p>10.34669525</text:p>
          </table:table-cell>
          <table:table-cell office:value-type="float" office:value="0.378934693" calcext:value-type="float">
            <text:p>0.378934693</text:p>
          </table:table-cell>
          <table:table-cell office:value-type="float" office:value="-0.5882623664" calcext:value-type="float">
            <text:p>-0.5882623664</text:p>
          </table:table-cell>
          <table:table-cell office:value-type="float" office:value="0.0006485246371" calcext:value-type="float">
            <text:p>0.0006485246</text:p>
          </table:table-cell>
          <table:table-cell office:value-type="float" office:value="-0.1159003456" calcext:value-type="float">
            <text:p>-0.11590034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6" calcext:value-type="float">
            <text:p>956</text:p>
          </table:table-cell>
          <table:table-cell office:value-type="float" office:value="10.35627692" calcext:value-type="float">
            <text:p>10.35627692</text:p>
          </table:table-cell>
          <table:table-cell office:value-type="float" office:value="0.3115549792" calcext:value-type="float">
            <text:p>0.3115549792</text:p>
          </table:table-cell>
          <table:table-cell office:value-type="float" office:value="-1.367962971" calcext:value-type="float">
            <text:p>-1.367962971</text:p>
          </table:table-cell>
          <table:table-cell office:value-type="float" office:value="0.0004668047418" calcext:value-type="float">
            <text:p>0.0004668047</text:p>
          </table:table-cell>
          <table:table-cell office:value-type="float" office:value="-0.1221901231" calcext:value-type="float">
            <text:p>-0.12219012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6" calcext:value-type="float">
            <text:p>956</text:p>
          </table:table-cell>
          <table:table-cell office:value-type="float" office:value="10.36134941" calcext:value-type="float">
            <text:p>10.36134941</text:p>
          </table:table-cell>
          <table:table-cell office:value-type="float" office:value="0.2552151419" calcext:value-type="float">
            <text:p>0.2552151419</text:p>
          </table:table-cell>
          <table:table-cell office:value-type="float" office:value="-1.068138205" calcext:value-type="float">
            <text:p>-1.068138205</text:p>
          </table:table-cell>
          <table:table-cell office:value-type="float" office:value="0.0001619379697" calcext:value-type="float">
            <text:p>0.000161938</text:p>
          </table:table-cell>
          <table:table-cell office:value-type="float" office:value="-0.1236712141" calcext:value-type="float">
            <text:p>-0.12367121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8" calcext:value-type="float">
            <text:p>958</text:p>
          </table:table-cell>
          <table:table-cell office:value-type="float" office:value="10.39629895" calcext:value-type="float">
            <text:p>10.39629895</text:p>
          </table:table-cell>
          <table:table-cell office:value-type="float" office:value="0.3368518856" calcext:value-type="float">
            <text:p>0.3368518856</text:p>
          </table:table-cell>
          <table:table-cell office:value-type="float" office:value="1.681475362" calcext:value-type="float">
            <text:p>1.681475362</text:p>
          </table:table-cell>
          <table:table-cell office:value-type="float" office:value="0.00007098993376" calcext:value-type="float">
            <text:p>7.098993376E-05</text:p>
          </table:table-cell>
          <table:table-cell office:value-type="float" office:value="-0.126106934" calcext:value-type="float">
            <text:p>-0.126106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8" calcext:value-type="float">
            <text:p>958</text:p>
          </table:table-cell>
          <table:table-cell office:value-type="float" office:value="10.40653977" calcext:value-type="float">
            <text:p>10.40653977</text:p>
          </table:table-cell>
          <table:table-cell office:value-type="float" office:value="0.3421868331" calcext:value-type="float">
            <text:p>0.3421868331</text:p>
          </table:table-cell>
          <table:table-cell office:value-type="float" office:value="0.1096778916" calcext:value-type="float">
            <text:p>0.1096778916</text:p>
          </table:table-cell>
          <table:table-cell office:value-type="float" office:value="0.001172006789" calcext:value-type="float">
            <text:p>0.0011720068</text:p>
          </table:table-cell>
          <table:table-cell office:value-type="float" office:value="-0.1219902487" calcext:value-type="float">
            <text:p>-0.12199024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9" calcext:value-type="float">
            <text:p>959</text:p>
          </table:table-cell>
          <table:table-cell office:value-type="float" office:value="10.42423449" calcext:value-type="float">
            <text:p>10.42423449</text:p>
          </table:table-cell>
          <table:table-cell office:value-type="float" office:value="0.4252940276" calcext:value-type="float">
            <text:p>0.4252940276</text:p>
          </table:table-cell>
          <table:table-cell office:value-type="float" office:value="1.622671877" calcext:value-type="float">
            <text:p>1.622671877</text:p>
          </table:table-cell>
          <table:table-cell office:value-type="float" office:value="0.001138861229" calcext:value-type="float">
            <text:p>0.0011388612</text:p>
          </table:table-cell>
          <table:table-cell office:value-type="float" office:value="-0.1269646874" calcext:value-type="float">
            <text:p>-0.12696468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9" calcext:value-type="float">
            <text:p>959</text:p>
          </table:table-cell>
          <table:table-cell office:value-type="float" office:value="10.43393003" calcext:value-type="float">
            <text:p>10.43393003</text:p>
          </table:table-cell>
          <table:table-cell office:value-type="float" office:value="0.2512935952" calcext:value-type="float">
            <text:p>0.2512935952</text:p>
          </table:table-cell>
          <table:table-cell office:value-type="float" office:value="-3.550811618" calcext:value-type="float">
            <text:p>-3.550811618</text:p>
          </table:table-cell>
          <table:table-cell office:value-type="float" office:value="0.001684482799" calcext:value-type="float">
            <text:p>0.0016844828</text:p>
          </table:table-cell>
          <table:table-cell office:value-type="float" office:value="-0.1214061073" calcext:value-type="float">
            <text:p>-0.12140610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1" calcext:value-type="float">
            <text:p>961</text:p>
          </table:table-cell>
          <table:table-cell office:value-type="float" office:value="10.45856493" calcext:value-type="float">
            <text:p>10.45856493</text:p>
          </table:table-cell>
          <table:table-cell office:value-type="float" office:value="0.3447617085" calcext:value-type="float">
            <text:p>0.3447617085</text:p>
          </table:table-cell>
          <table:table-cell office:value-type="float" office:value="1.86268803" calcext:value-type="float">
            <text:p>1.86268803</text:p>
          </table:table-cell>
          <table:table-cell office:value-type="float" office:value="0.001562163743" calcext:value-type="float">
            <text:p>0.0015621637</text:p>
          </table:table-cell>
          <table:table-cell office:value-type="float" office:value="-0.1169562996" calcext:value-type="float">
            <text:p>-0.11695629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1" calcext:value-type="float">
            <text:p>961</text:p>
          </table:table-cell>
          <table:table-cell office:value-type="float" office:value="10.47999038" calcext:value-type="float">
            <text:p>10.47999038</text:p>
          </table:table-cell>
          <table:table-cell office:value-type="float" office:value="0.3724407632" calcext:value-type="float">
            <text:p>0.3724407632</text:p>
          </table:table-cell>
          <table:table-cell office:value-type="float" office:value="0.5536048005" calcext:value-type="float">
            <text:p>0.5536048005</text:p>
          </table:table-cell>
          <table:table-cell office:value-type="float" office:value="0.002505381965" calcext:value-type="float">
            <text:p>0.002505382</text:p>
          </table:table-cell>
          <table:table-cell office:value-type="float" office:value="-0.1335759608" calcext:value-type="float">
            <text:p>-0.13357596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1" calcext:value-type="float">
            <text:p>961</text:p>
          </table:table-cell>
          <table:table-cell office:value-type="float" office:value="10.49055727" calcext:value-type="float">
            <text:p>10.49055727</text:p>
          </table:table-cell>
          <table:table-cell office:value-type="float" office:value="0.3770883382" calcext:value-type="float">
            <text:p>0.3770883382</text:p>
          </table:table-cell>
          <table:table-cell office:value-type="float" office:value="0.09315422799" calcext:value-type="float">
            <text:p>0.093154228</text:p>
          </table:table-cell>
          <table:table-cell office:value-type="float" office:value="0.002525935168" calcext:value-type="float">
            <text:p>0.0025259352</text:p>
          </table:table-cell>
          <table:table-cell office:value-type="float" office:value="-0.1309983057" calcext:value-type="float">
            <text:p>-0.13099830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1" calcext:value-type="float">
            <text:p>961</text:p>
          </table:table-cell>
          <table:table-cell office:value-type="float" office:value="10.51308767" calcext:value-type="float">
            <text:p>10.51308767</text:p>
          </table:table-cell>
          <table:table-cell office:value-type="float" office:value="0.3636845778" calcext:value-type="float">
            <text:p>0.3636845778</text:p>
          </table:table-cell>
          <table:table-cell office:value-type="float" office:value="-0.2681463624" calcext:value-type="float">
            <text:p>-0.2681463624</text:p>
          </table:table-cell>
          <table:table-cell office:value-type="float" office:value="0.00251316858" calcext:value-type="float">
            <text:p>0.0025131686</text:p>
          </table:table-cell>
          <table:table-cell office:value-type="float" office:value="-0.1319667985" calcext:value-type="float">
            <text:p>-0.13196679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2" calcext:value-type="float">
            <text:p>962</text:p>
          </table:table-cell>
          <table:table-cell office:value-type="float" office:value="10.53203222" calcext:value-type="float">
            <text:p>10.53203222</text:p>
          </table:table-cell>
          <table:table-cell office:value-type="float" office:value="0.3434427933" calcext:value-type="float">
            <text:p>0.3434427933</text:p>
          </table:table-cell>
          <table:table-cell office:value-type="float" office:value="-0.3929873194" calcext:value-type="float">
            <text:p>-0.3929873194</text:p>
          </table:table-cell>
          <table:table-cell office:value-type="float" office:value="0.002552479078" calcext:value-type="float">
            <text:p>0.0025524791</text:p>
          </table:table-cell>
          <table:table-cell office:value-type="float" office:value="-0.13772321" calcext:value-type="float">
            <text:p>-0.137723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2" calcext:value-type="float">
            <text:p>962</text:p>
          </table:table-cell>
          <table:table-cell office:value-type="float" office:value="10.54856397" calcext:value-type="float">
            <text:p>10.54856397</text:p>
          </table:table-cell>
          <table:table-cell office:value-type="float" office:value="0.3610376864" calcext:value-type="float">
            <text:p>0.3610376864</text:p>
          </table:table-cell>
          <table:table-cell office:value-type="float" office:value="0.2815986336" calcext:value-type="float">
            <text:p>0.2815986336</text:p>
          </table:table-cell>
          <table:table-cell office:value-type="float" office:value="0.002929526099" calcext:value-type="float">
            <text:p>0.0029295261</text:p>
          </table:table-cell>
          <table:table-cell office:value-type="float" office:value="-0.1357388711" calcext:value-type="float">
            <text:p>-0.13573887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4" calcext:value-type="float">
            <text:p>964</text:p>
          </table:table-cell>
          <table:table-cell office:value-type="float" office:value="10.56439706" calcext:value-type="float">
            <text:p>10.56439706</text:p>
          </table:table-cell>
          <table:table-cell office:value-type="float" office:value="0.3561060105" calcext:value-type="float">
            <text:p>0.3561060105</text:p>
          </table:table-cell>
          <table:table-cell office:value-type="float" office:value="-0.1357838441" calcext:value-type="float">
            <text:p>-0.1357838441</text:p>
          </table:table-cell>
          <table:table-cell office:value-type="float" office:value="0.003042437585" calcext:value-type="float">
            <text:p>0.0030424376</text:p>
          </table:table-cell>
          <table:table-cell office:value-type="float" office:value="-0.1291851642" calcext:value-type="float">
            <text:p>-0.12918516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4" calcext:value-type="float">
            <text:p>964</text:p>
          </table:table-cell>
          <table:table-cell office:value-type="float" office:value="10.59592761" calcext:value-type="float">
            <text:p>10.59592761</text:p>
          </table:table-cell>
          <table:table-cell office:value-type="float" office:value="0.3388655595" calcext:value-type="float">
            <text:p>0.3388655595</text:p>
          </table:table-cell>
          <table:table-cell office:value-type="float" office:value="-0.1728283666" calcext:value-type="float">
            <text:p>-0.1728283666</text:p>
          </table:table-cell>
          <table:table-cell office:value-type="float" office:value="0.003538988716" calcext:value-type="float">
            <text:p>0.0035389887</text:p>
          </table:table-cell>
          <table:table-cell office:value-type="float" office:value="-0.1272828301" calcext:value-type="float">
            <text:p>-0.12728283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4" calcext:value-type="float">
            <text:p>964</text:p>
          </table:table-cell>
          <table:table-cell office:value-type="float" office:value="10.61194895" calcext:value-type="float">
            <text:p>10.61194895</text:p>
          </table:table-cell>
          <table:table-cell office:value-type="float" office:value="0.3573768635" calcext:value-type="float">
            <text:p>0.3573768635</text:p>
          </table:table-cell>
          <table:table-cell office:value-type="float" office:value="0.3698683879" calcext:value-type="float">
            <text:p>0.3698683879</text:p>
          </table:table-cell>
          <table:table-cell office:value-type="float" office:value="0.003813759399" calcext:value-type="float">
            <text:p>0.0038137594</text:p>
          </table:table-cell>
          <table:table-cell office:value-type="float" office:value="-0.1314758487" calcext:value-type="float">
            <text:p>-0.13147584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5" calcext:value-type="float">
            <text:p>965</text:p>
          </table:table-cell>
          <table:table-cell office:value-type="float" office:value="10.62709499" calcext:value-type="float">
            <text:p>10.62709499</text:p>
          </table:table-cell>
          <table:table-cell office:value-type="float" office:value="0.3129241029" calcext:value-type="float">
            <text:p>0.3129241029</text:p>
          </table:table-cell>
          <table:table-cell office:value-type="float" office:value="-0.8880385139" calcext:value-type="float">
            <text:p>-0.8880385139</text:p>
          </table:table-cell>
          <table:table-cell office:value-type="float" office:value="0.003922630141" calcext:value-type="float">
            <text:p>0.0039226301</text:p>
          </table:table-cell>
          <table:table-cell office:value-type="float" office:value="-0.1340382489" calcext:value-type="float">
            <text:p>-0.13403824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5" calcext:value-type="float">
            <text:p>965</text:p>
          </table:table-cell>
          <table:table-cell office:value-type="float" office:value="10.64770954" calcext:value-type="float">
            <text:p>10.64770954</text:p>
          </table:table-cell>
          <table:table-cell office:value-type="float" office:value="0.3447351739" calcext:value-type="float">
            <text:p>0.3447351739</text:p>
          </table:table-cell>
          <table:table-cell office:value-type="float" office:value="0.6350221676" calcext:value-type="float">
            <text:p>0.6350221676</text:p>
          </table:table-cell>
          <table:table-cell office:value-type="float" office:value="0.003990042919" calcext:value-type="float">
            <text:p>0.0039900429</text:p>
          </table:table-cell>
          <table:table-cell office:value-type="float" office:value="-0.1315050726" calcext:value-type="float">
            <text:p>-0.13150507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0.66599602" calcext:value-type="float">
            <text:p>10.66599602</text:p>
          </table:table-cell>
          <table:table-cell office:value-type="float" office:value="0.3557399461" calcext:value-type="float">
            <text:p>0.3557399461</text:p>
          </table:table-cell>
          <table:table-cell office:value-type="float" office:value="0.2125140217" calcext:value-type="float">
            <text:p>0.2125140217</text:p>
          </table:table-cell>
          <table:table-cell office:value-type="float" office:value="0.004093296728" calcext:value-type="float">
            <text:p>0.0040932967</text:p>
          </table:table-cell>
          <table:table-cell office:value-type="float" office:value="-0.1341759154" calcext:value-type="float">
            <text:p>-0.13417591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0.68124558" calcext:value-type="float">
            <text:p>10.68124558</text:p>
          </table:table-cell>
          <table:table-cell office:value-type="float" office:value="0.3609704751" calcext:value-type="float">
            <text:p>0.3609704751</text:p>
          </table:table-cell>
          <table:table-cell office:value-type="float" office:value="0.109163741" calcext:value-type="float">
            <text:p>0.109163741</text:p>
          </table:table-cell>
          <table:table-cell office:value-type="float" office:value="0.004311317113" calcext:value-type="float">
            <text:p>0.0043113171</text:p>
          </table:table-cell>
          <table:table-cell office:value-type="float" office:value="-0.1341037626" calcext:value-type="float">
            <text:p>-0.13410376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0.6996178" calcext:value-type="float">
            <text:p>10.6996178</text:p>
          </table:table-cell>
          <table:table-cell office:value-type="float" office:value="0.3466661206" calcext:value-type="float">
            <text:p>0.3466661206</text:p>
          </table:table-cell>
          <table:table-cell office:value-type="float" office:value="-0.2869873867" calcext:value-type="float">
            <text:p>-0.2869873867</text:p>
          </table:table-cell>
          <table:table-cell office:value-type="float" office:value="0.004546858899" calcext:value-type="float">
            <text:p>0.0045468589</text:p>
          </table:table-cell>
          <table:table-cell office:value-type="float" office:value="-0.1371377243" calcext:value-type="float">
            <text:p>-0.1371377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0.71263296" calcext:value-type="float">
            <text:p>10.71263296</text:p>
          </table:table-cell>
          <table:table-cell office:value-type="float" office:value="0.3102146212" calcext:value-type="float">
            <text:p>0.3102146212</text:p>
          </table:table-cell>
          <table:table-cell office:value-type="float" office:value="-0.6827457649" calcext:value-type="float">
            <text:p>-0.6827457649</text:p>
          </table:table-cell>
          <table:table-cell office:value-type="float" office:value="0.004724382743" calcext:value-type="float">
            <text:p>0.0047243827</text:p>
          </table:table-cell>
          <table:table-cell office:value-type="float" office:value="-0.1363153317" calcext:value-type="float">
            <text:p>-0.13631533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8" calcext:value-type="float">
            <text:p>968</text:p>
          </table:table-cell>
          <table:table-cell office:value-type="float" office:value="10.73118835" calcext:value-type="float">
            <text:p>10.73118835</text:p>
          </table:table-cell>
          <table:table-cell office:value-type="float" office:value="0.3304410744" calcext:value-type="float">
            <text:p>0.3304410744</text:p>
          </table:table-cell>
          <table:table-cell office:value-type="float" office:value="0.4130724519" calcext:value-type="float">
            <text:p>0.4130724519</text:p>
          </table:table-cell>
          <table:table-cell office:value-type="float" office:value="0.004814166958" calcext:value-type="float">
            <text:p>0.004814167</text:p>
          </table:table-cell>
          <table:table-cell office:value-type="float" office:value="-0.1393492934" calcext:value-type="float">
            <text:p>-0.1393492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8" calcext:value-type="float">
            <text:p>968</text:p>
          </table:table-cell>
          <table:table-cell office:value-type="float" office:value="10.75400812" calcext:value-type="float">
            <text:p>10.75400812</text:p>
          </table:table-cell>
          <table:table-cell office:value-type="float" office:value="0.3649192285" calcext:value-type="float">
            <text:p>0.3649192285</text:p>
          </table:table-cell>
          <table:table-cell office:value-type="float" office:value="0.7131929186" calcext:value-type="float">
            <text:p>0.7131929186</text:p>
          </table:table-cell>
          <table:table-cell office:value-type="float" office:value="0.004586556315" calcext:value-type="float">
            <text:p>0.0045865563</text:p>
          </table:table-cell>
          <table:table-cell office:value-type="float" office:value="-0.1389927994" calcext:value-type="float">
            <text:p>-0.13899279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9" calcext:value-type="float">
            <text:p>969</text:p>
          </table:table-cell>
          <table:table-cell office:value-type="float" office:value="10.7768436" calcext:value-type="float">
            <text:p>10.7768436</text:p>
          </table:table-cell>
          <table:table-cell office:value-type="float" office:value="0.436408883" calcext:value-type="float">
            <text:p>0.436408883</text:p>
          </table:table-cell>
          <table:table-cell office:value-type="float" office:value="1.434603315" calcext:value-type="float">
            <text:p>1.434603315</text:p>
          </table:table-cell>
          <table:table-cell office:value-type="float" office:value="0.00468013122" calcext:value-type="float">
            <text:p>0.0046801312</text:p>
          </table:table-cell>
          <table:table-cell office:value-type="float" office:value="-0.1384313783" calcext:value-type="float">
            <text:p>-0.13843137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9" calcext:value-type="float">
            <text:p>969</text:p>
          </table:table-cell>
          <table:table-cell office:value-type="float" office:value="10.7824372" calcext:value-type="float">
            <text:p>10.7824372</text:p>
          </table:table-cell>
          <table:table-cell office:value-type="float" office:value="0.3463301538" calcext:value-type="float">
            <text:p>0.3463301538</text:p>
          </table:table-cell>
          <table:table-cell office:value-type="float" office:value="-1.750642172" calcext:value-type="float">
            <text:p>-1.750642172</text:p>
          </table:table-cell>
          <table:table-cell office:value-type="float" office:value="0.004171482742" calcext:value-type="float">
            <text:p>0.0041714827</text:p>
          </table:table-cell>
          <table:table-cell office:value-type="float" office:value="-0.1388257035" calcext:value-type="float">
            <text:p>-0.13882570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9" calcext:value-type="float">
            <text:p>969</text:p>
          </table:table-cell>
          <table:table-cell office:value-type="float" office:value="10.80207043" calcext:value-type="float">
            <text:p>10.80207043</text:p>
          </table:table-cell>
          <table:table-cell office:value-type="float" office:value="0.3247005169" calcext:value-type="float">
            <text:p>0.3247005169</text:p>
          </table:table-cell>
          <table:table-cell office:value-type="float" office:value="-0.4485469132" calcext:value-type="float">
            <text:p>-0.4485469132</text:p>
          </table:table-cell>
          <table:table-cell office:value-type="float" office:value="0.004223352429" calcext:value-type="float">
            <text:p>0.0042233524</text:p>
          </table:table-cell>
          <table:table-cell office:value-type="float" office:value="-0.1390921585" calcext:value-type="float">
            <text:p>-0.13909215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9" calcext:value-type="float">
            <text:p>969</text:p>
          </table:table-cell>
          <table:table-cell office:value-type="float" office:value="10.81527268" calcext:value-type="float">
            <text:p>10.81527268</text:p>
          </table:table-cell>
          <table:table-cell office:value-type="float" office:value="0.2577087463" calcext:value-type="float">
            <text:p>0.2577087463</text:p>
          </table:table-cell>
          <table:table-cell office:value-type="float" office:value="-1.305460878" calcext:value-type="float">
            <text:p>-1.305460878</text:p>
          </table:table-cell>
          <table:table-cell office:value-type="float" office:value="0.004295668749" calcext:value-type="float">
            <text:p>0.0042956687</text:p>
          </table:table-cell>
          <table:table-cell office:value-type="float" office:value="-0.1432147886" calcext:value-type="float">
            <text:p>-0.14321478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1" calcext:value-type="float">
            <text:p>971</text:p>
          </table:table-cell>
          <table:table-cell office:value-type="float" office:value="10.82974552" calcext:value-type="float">
            <text:p>10.82974552</text:p>
          </table:table-cell>
          <table:table-cell office:value-type="float" office:value="0.320511273" calcext:value-type="float">
            <text:p>0.320511273</text:p>
          </table:table-cell>
          <table:table-cell office:value-type="float" office:value="1.289289607" calcext:value-type="float">
            <text:p>1.289289607</text:p>
          </table:table-cell>
          <table:table-cell office:value-type="float" office:value="0.0043901096" calcext:value-type="float">
            <text:p>0.0043901096</text:p>
          </table:table-cell>
          <table:table-cell office:value-type="float" office:value="-0.1434812436" calcext:value-type="float">
            <text:p>-0.14348124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1" calcext:value-type="float">
            <text:p>971</text:p>
          </table:table-cell>
          <table:table-cell office:value-type="float" office:value="10.85043032" calcext:value-type="float">
            <text:p>10.85043032</text:p>
          </table:table-cell>
          <table:table-cell office:value-type="float" office:value="0.3220774288" calcext:value-type="float">
            <text:p>0.3220774288</text:p>
          </table:table-cell>
          <table:table-cell office:value-type="float" office:value="0.03118295458" calcext:value-type="float">
            <text:p>0.0311829546</text:p>
          </table:table-cell>
          <table:table-cell office:value-type="float" office:value="0.003456564012" calcext:value-type="float">
            <text:p>0.003456564</text:p>
          </table:table-cell>
          <table:table-cell office:value-type="float" office:value="-0.1457872933" calcext:value-type="float">
            <text:p>-0.14578729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2" calcext:value-type="float">
            <text:p>972</text:p>
          </table:table-cell>
          <table:table-cell office:value-type="float" office:value="10.87319577" calcext:value-type="float">
            <text:p>10.87319577</text:p>
          </table:table-cell>
          <table:table-cell office:value-type="float" office:value="0.3872324167" calcext:value-type="float">
            <text:p>0.3872324167</text:p>
          </table:table-cell>
          <table:table-cell office:value-type="float" office:value="1.295735059" calcext:value-type="float">
            <text:p>1.295735059</text:p>
          </table:table-cell>
          <table:table-cell office:value-type="float" office:value="0.003662547084" calcext:value-type="float">
            <text:p>0.0036625471</text:p>
          </table:table-cell>
          <table:table-cell office:value-type="float" office:value="-0.1468019634" calcext:value-type="float">
            <text:p>-0.14680196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2" calcext:value-type="float">
            <text:p>972</text:p>
          </table:table-cell>
          <table:table-cell office:value-type="float" office:value="10.88498505" calcext:value-type="float">
            <text:p>10.88498505</text:p>
          </table:table-cell>
          <table:table-cell office:value-type="float" office:value="0.3500764876" calcext:value-type="float">
            <text:p>0.3500764876</text:p>
          </table:table-cell>
          <table:table-cell office:value-type="float" office:value="-0.5851042614" calcext:value-type="float">
            <text:p>-0.5851042614</text:p>
          </table:table-cell>
          <table:table-cell office:value-type="float" office:value="0.003718885299" calcext:value-type="float">
            <text:p>0.0037188853</text:p>
          </table:table-cell>
          <table:table-cell office:value-type="float" office:value="-0.1471655088" calcext:value-type="float">
            <text:p>-0.14716550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2" calcext:value-type="float">
            <text:p>972</text:p>
          </table:table-cell>
          <table:table-cell office:value-type="float" office:value="10.89873997" calcext:value-type="float">
            <text:p>10.89873997</text:p>
          </table:table-cell>
          <table:table-cell office:value-type="float" office:value="0.3370273853" calcext:value-type="float">
            <text:p>0.3370273853</text:p>
          </table:table-cell>
          <table:table-cell office:value-type="float" office:value="-0.3535731424" calcext:value-type="float">
            <text:p>-0.3535731424</text:p>
          </table:table-cell>
          <table:table-cell office:value-type="float" office:value="0.004019149388" calcext:value-type="float">
            <text:p>0.0040191494</text:p>
          </table:table-cell>
          <table:table-cell office:value-type="float" office:value="-0.1431697962" calcext:value-type="float">
            <text:p>-0.14316979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2" calcext:value-type="float">
            <text:p>972</text:p>
          </table:table-cell>
          <table:table-cell office:value-type="float" office:value="10.91592469" calcext:value-type="float">
            <text:p>10.91592469</text:p>
          </table:table-cell>
          <table:table-cell office:value-type="float" office:value="0.298553551" calcext:value-type="float">
            <text:p>0.298553551</text:p>
          </table:table-cell>
          <table:table-cell office:value-type="float" office:value="-0.7551924039" calcext:value-type="float">
            <text:p>-0.7551924039</text:p>
          </table:table-cell>
          <table:table-cell office:value-type="float" office:value="0.00422099702" calcext:value-type="float">
            <text:p>0.004220997</text:p>
          </table:table-cell>
          <table:table-cell office:value-type="float" office:value="-0.1433395149" calcext:value-type="float">
            <text:p>-0.14333951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4" calcext:value-type="float">
            <text:p>974</text:p>
          </table:table-cell>
          <table:table-cell office:value-type="float" office:value="10.93430517" calcext:value-type="float">
            <text:p>10.93430517</text:p>
          </table:table-cell>
          <table:table-cell office:value-type="float" office:value="0.3633781729" calcext:value-type="float">
            <text:p>0.3633781729</text:p>
          </table:table-cell>
          <table:table-cell office:value-type="float" office:value="1.340624427" calcext:value-type="float">
            <text:p>1.340624427</text:p>
          </table:table-cell>
          <table:table-cell office:value-type="float" office:value="0.004427543653" calcext:value-type="float">
            <text:p>0.0044275437</text:p>
          </table:table-cell>
          <table:table-cell office:value-type="float" office:value="-0.1432011491" calcext:value-type="float">
            <text:p>-0.14320114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4" calcext:value-type="float">
            <text:p>974</text:p>
          </table:table-cell>
          <table:table-cell office:value-type="float" office:value="10.94637668" calcext:value-type="float">
            <text:p>10.94637668</text:p>
          </table:table-cell>
          <table:table-cell office:value-type="float" office:value="0.3181553282" calcext:value-type="float">
            <text:p>0.3181553282</text:p>
          </table:table-cell>
          <table:table-cell office:value-type="float" office:value="-0.887968734" calcext:value-type="float">
            <text:p>-0.887968734</text:p>
          </table:table-cell>
          <table:table-cell office:value-type="float" office:value="0.004659396805" calcext:value-type="float">
            <text:p>0.0046593968</text:p>
          </table:table-cell>
          <table:table-cell office:value-type="float" office:value="-0.1524910091" calcext:value-type="float">
            <text:p>-0.15249100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5" calcext:value-type="float">
            <text:p>975</text:p>
          </table:table-cell>
          <table:table-cell office:value-type="float" office:value="10.96871752" calcext:value-type="float">
            <text:p>10.96871752</text:p>
          </table:table-cell>
          <table:table-cell office:value-type="float" office:value="0.3581022876" calcext:value-type="float">
            <text:p>0.3581022876</text:p>
          </table:table-cell>
          <table:table-cell office:value-type="float" office:value="0.8174245735" calcext:value-type="float">
            <text:p>0.8174245735</text:p>
          </table:table-cell>
          <table:table-cell office:value-type="float" office:value="0.004894556877" calcext:value-type="float">
            <text:p>0.0048945569</text:p>
          </table:table-cell>
          <table:table-cell office:value-type="float" office:value="-0.1589763542" calcext:value-type="float">
            <text:p>-0.15897635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5" calcext:value-type="float">
            <text:p>975</text:p>
          </table:table-cell>
          <table:table-cell office:value-type="float" office:value="10.98771044" calcext:value-type="float">
            <text:p>10.98771044</text:p>
          </table:table-cell>
          <table:table-cell office:value-type="float" office:value="0.357539323" calcext:value-type="float">
            <text:p>0.357539323</text:p>
          </table:table-cell>
          <table:table-cell office:value-type="float" office:value="-0.01121706913" calcext:value-type="float">
            <text:p>-0.0112170691</text:p>
          </table:table-cell>
          <table:table-cell office:value-type="float" office:value="0.005270939628" calcext:value-type="float">
            <text:p>0.0052709396</text:p>
          </table:table-cell>
          <table:table-cell office:value-type="float" office:value="-0.1493330987" calcext:value-type="float">
            <text:p>-0.1493330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5" calcext:value-type="float">
            <text:p>975</text:p>
          </table:table-cell>
          <table:table-cell office:value-type="float" office:value="11.00151569" calcext:value-type="float">
            <text:p>11.00151569</text:p>
          </table:table-cell>
          <table:table-cell office:value-type="float" office:value="0.3706948039" calcext:value-type="float">
            <text:p>0.3706948039</text:p>
          </table:table-cell>
          <table:table-cell office:value-type="float" office:value="0.2634816054" calcext:value-type="float">
            <text:p>0.2634816054</text:p>
          </table:table-cell>
          <table:table-cell office:value-type="float" office:value="0.005464565382" calcext:value-type="float">
            <text:p>0.0054645654</text:p>
          </table:table-cell>
          <table:table-cell office:value-type="float" office:value="-0.1448837703" calcext:value-type="float">
            <text:p>-0.14488377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5" calcext:value-type="float">
            <text:p>975</text:p>
          </table:table-cell>
          <table:table-cell office:value-type="float" office:value="11.02800423" calcext:value-type="float">
            <text:p>11.02800423</text:p>
          </table:table-cell>
          <table:table-cell office:value-type="float" office:value="0.3894241276" calcext:value-type="float">
            <text:p>0.3894241276</text:p>
          </table:table-cell>
          <table:table-cell office:value-type="float" office:value="0.3629709317" calcext:value-type="float">
            <text:p>0.3629709317</text:p>
          </table:table-cell>
          <table:table-cell office:value-type="float" office:value="0.00567022243" calcext:value-type="float">
            <text:p>0.0056702224</text:p>
          </table:table-cell>
          <table:table-cell office:value-type="float" office:value="-0.1407387637" calcext:value-type="float">
            <text:p>-0.14073876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7" calcext:value-type="float">
            <text:p>977</text:p>
          </table:table-cell>
          <table:table-cell office:value-type="float" office:value="11.04338268" calcext:value-type="float">
            <text:p>11.04338268</text:p>
          </table:table-cell>
          <table:table-cell office:value-type="float" office:value="0.3701651643" calcext:value-type="float">
            <text:p>0.3701651643</text:p>
          </table:table-cell>
          <table:table-cell office:value-type="float" office:value="-0.4015697765" calcext:value-type="float">
            <text:p>-0.4015697765</text:p>
          </table:table-cell>
          <table:table-cell office:value-type="float" office:value="0.005906130252" calcext:value-type="float">
            <text:p>0.0059061303</text:p>
          </table:table-cell>
          <table:table-cell office:value-type="float" office:value="-0.1404522985" calcext:value-type="float">
            <text:p>-0.14045229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7" calcext:value-type="float">
            <text:p>977</text:p>
          </table:table-cell>
          <table:table-cell office:value-type="float" office:value="11.05848407" calcext:value-type="float">
            <text:p>11.05848407</text:p>
          </table:table-cell>
          <table:table-cell office:value-type="float" office:value="0.3711747782" calcext:value-type="float">
            <text:p>0.3711747782</text:p>
          </table:table-cell>
          <table:table-cell office:value-type="float" office:value="0.01868778972" calcext:value-type="float">
            <text:p>0.0186877897</text:p>
          </table:table-cell>
          <table:table-cell office:value-type="float" office:value="0.006710345828" calcext:value-type="float">
            <text:p>0.0067103458</text:p>
          </table:table-cell>
          <table:table-cell office:value-type="float" office:value="-0.1571656828" calcext:value-type="float">
            <text:p>-0.15716568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8" calcext:value-type="float">
            <text:p>978</text:p>
          </table:table-cell>
          <table:table-cell office:value-type="float" office:value="11.07047018" calcext:value-type="float">
            <text:p>11.07047018</text:p>
          </table:table-cell>
          <table:table-cell office:value-type="float" office:value="0.2832149779" calcext:value-type="float">
            <text:p>0.2832149779</text:p>
          </table:table-cell>
          <table:table-cell office:value-type="float" office:value="-1.830682283" calcext:value-type="float">
            <text:p>-1.830682283</text:p>
          </table:table-cell>
          <table:table-cell office:value-type="float" office:value="0.006904767917" calcext:value-type="float">
            <text:p>0.0069047679</text:p>
          </table:table-cell>
          <table:table-cell office:value-type="float" office:value="-0.1602613868" calcext:value-type="float">
            <text:p>-0.16026138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8" calcext:value-type="float">
            <text:p>978</text:p>
          </table:table-cell>
          <table:table-cell office:value-type="float" office:value="11.08906471" calcext:value-type="float">
            <text:p>11.08906471</text:p>
          </table:table-cell>
          <table:table-cell office:value-type="float" office:value="0.3040880009" calcext:value-type="float">
            <text:p>0.3040880009</text:p>
          </table:table-cell>
          <table:table-cell office:value-type="float" office:value="0.4302412159" calcext:value-type="float">
            <text:p>0.4302412159</text:p>
          </table:table-cell>
          <table:table-cell office:value-type="float" office:value="0.007601918894" calcext:value-type="float">
            <text:p>0.0076019189</text:p>
          </table:table-cell>
          <table:table-cell office:value-type="float" office:value="-0.1490014657" calcext:value-type="float">
            <text:p>-0.14900146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8" calcext:value-type="float">
            <text:p>978</text:p>
          </table:table-cell>
          <table:table-cell office:value-type="float" office:value="11.10694492" calcext:value-type="float">
            <text:p>11.10694492</text:p>
          </table:table-cell>
          <table:table-cell office:value-type="float" office:value="0.3283264689" calcext:value-type="float">
            <text:p>0.3283264689</text:p>
          </table:table-cell>
          <table:table-cell office:value-type="float" office:value="0.4774971717" calcext:value-type="float">
            <text:p>0.4774971717</text:p>
          </table:table-cell>
          <table:table-cell office:value-type="float" office:value="0.007689289225" calcext:value-type="float">
            <text:p>0.0076892892</text:p>
          </table:table-cell>
          <table:table-cell office:value-type="float" office:value="-0.1506522915" calcext:value-type="float">
            <text:p>-0.15065229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8" calcext:value-type="float">
            <text:p>978</text:p>
          </table:table-cell>
          <table:table-cell office:value-type="float" office:value="11.11025744" calcext:value-type="float">
            <text:p>11.11025744</text:p>
          </table:table-cell>
          <table:table-cell office:value-type="float" office:value="0.2676588828" calcext:value-type="float">
            <text:p>0.2676588828</text:p>
          </table:table-cell>
          <table:table-cell office:value-type="float" office:value="-1.235520971" calcext:value-type="float">
            <text:p>-1.235520971</text:p>
          </table:table-cell>
          <table:table-cell office:value-type="float" office:value="0.007693331561" calcext:value-type="float">
            <text:p>0.0076933316</text:p>
          </table:table-cell>
          <table:table-cell office:value-type="float" office:value="-0.148754999" calcext:value-type="float">
            <text:p>-0.1487549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1" calcext:value-type="float">
            <text:p>981</text:p>
          </table:table-cell>
          <table:table-cell office:value-type="float" office:value="11.13254978" calcext:value-type="float">
            <text:p>11.13254978</text:p>
          </table:table-cell>
          <table:table-cell office:value-type="float" office:value="0.2876533604" calcext:value-type="float">
            <text:p>0.2876533604</text:p>
          </table:table-cell>
          <table:table-cell office:value-type="float" office:value="0.397569069" calcext:value-type="float">
            <text:p>0.397569069</text:p>
          </table:table-cell>
          <table:table-cell office:value-type="float" office:value="0.007719676271" calcext:value-type="float">
            <text:p>0.0077196763</text:p>
          </table:table-cell>
          <table:table-cell office:value-type="float" office:value="-0.1504058247" calcext:value-type="float">
            <text:p>-0.15040582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1" calcext:value-type="float">
            <text:p>981</text:p>
          </table:table-cell>
          <table:table-cell office:value-type="float" office:value="11.15084242" calcext:value-type="float">
            <text:p>11.15084242</text:p>
          </table:table-cell>
          <table:table-cell office:value-type="float" office:value="0.291315728" calcext:value-type="float">
            <text:p>0.291315728</text:p>
          </table:table-cell>
          <table:table-cell office:value-type="float" office:value="0.07272156588" calcext:value-type="float">
            <text:p>0.0727215659</text:p>
          </table:table-cell>
          <table:table-cell office:value-type="float" office:value="0.0096933152" calcext:value-type="float">
            <text:p>0.0096933152</text:p>
          </table:table-cell>
          <table:table-cell office:value-type="float" office:value="-0.1458181395" calcext:value-type="float">
            <text:p>-0.14581813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1.16453836" calcext:value-type="float">
            <text:p>11.16453836</text:p>
          </table:table-cell>
          <table:table-cell office:value-type="float" office:value="0.3593637414" calcext:value-type="float">
            <text:p>0.3593637414</text:p>
          </table:table-cell>
          <table:table-cell office:value-type="float" office:value="1.349463515" calcext:value-type="float">
            <text:p>1.349463515</text:p>
          </table:table-cell>
          <table:table-cell office:value-type="float" office:value="0.009621057836" calcext:value-type="float">
            <text:p>0.0096210578</text:p>
          </table:table-cell>
          <table:table-cell office:value-type="float" office:value="-0.1434392361" calcext:value-type="float">
            <text:p>-0.14343923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1.18479625" calcext:value-type="float">
            <text:p>11.18479625</text:p>
          </table:table-cell>
          <table:table-cell office:value-type="float" office:value="0.3492066289" calcext:value-type="float">
            <text:p>0.3492066289</text:p>
          </table:table-cell>
          <table:table-cell office:value-type="float" office:value="-0.2069681019" calcext:value-type="float">
            <text:p>-0.2069681019</text:p>
          </table:table-cell>
          <table:table-cell office:value-type="float" office:value="0.01062074159" calcext:value-type="float">
            <text:p>0.0106207416</text:p>
          </table:table-cell>
          <table:table-cell office:value-type="float" office:value="-0.1397528887" calcext:value-type="float">
            <text:p>-0.13975288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1.20338575" calcext:value-type="float">
            <text:p>11.20338575</text:p>
          </table:table-cell>
          <table:table-cell office:value-type="float" office:value="0.3502411981" calcext:value-type="float">
            <text:p>0.3502411981</text:p>
          </table:table-cell>
          <table:table-cell office:value-type="float" office:value="0.0203875429" calcext:value-type="float">
            <text:p>0.0203875429</text:p>
          </table:table-cell>
          <table:table-cell office:value-type="float" office:value="0.01060969761" calcext:value-type="float">
            <text:p>0.0106096976</text:p>
          </table:table-cell>
          <table:table-cell office:value-type="float" office:value="-0.137263708" calcext:value-type="float">
            <text:p>-0.1372637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1.2111991" calcext:value-type="float">
            <text:p>11.2111991</text:p>
          </table:table-cell>
          <table:table-cell office:value-type="float" office:value="0.3019773515" calcext:value-type="float">
            <text:p>0.3019773515</text:p>
          </table:table-cell>
          <table:table-cell office:value-type="float" office:value="-0.7833385991" calcext:value-type="float">
            <text:p>-0.7833385991</text:p>
          </table:table-cell>
          <table:table-cell office:value-type="float" office:value="0.01058884019" calcext:value-type="float">
            <text:p>0.0105888402</text:p>
          </table:table-cell>
          <table:table-cell office:value-type="float" office:value="-0.1347745272" calcext:value-type="float">
            <text:p>-0.13477452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3" calcext:value-type="float">
            <text:p>983</text:p>
          </table:table-cell>
          <table:table-cell office:value-type="float" office:value="11.21661591" calcext:value-type="float">
            <text:p>11.21661591</text:p>
          </table:table-cell>
          <table:table-cell office:value-type="float" office:value="0.2115185083" calcext:value-type="float">
            <text:p>0.2115185083</text:p>
          </table:table-cell>
          <table:table-cell office:value-type="float" office:value="-2.361527402" calcext:value-type="float">
            <text:p>-2.361527402</text:p>
          </table:table-cell>
          <table:table-cell office:value-type="float" office:value="0.01041548313" calcext:value-type="float">
            <text:p>0.0104154831</text:p>
          </table:table-cell>
          <table:table-cell office:value-type="float" office:value="-0.1325901306" calcext:value-type="float">
            <text:p>-0.13259013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3" calcext:value-type="float">
            <text:p>983</text:p>
          </table:table-cell>
          <table:table-cell office:value-type="float" office:value="11.21179746" calcext:value-type="float">
            <text:p>11.21179746</text:p>
          </table:table-cell>
          <table:table-cell office:value-type="float" office:value="0.05718644834" calcext:value-type="float">
            <text:p>0.0571864483</text:p>
          </table:table-cell>
          <table:table-cell office:value-type="float" office:value="-3.096143512" calcext:value-type="float">
            <text:p>-3.096143512</text:p>
          </table:table-cell>
          <table:table-cell office:value-type="float" office:value="0.01091582937" calcext:value-type="float">
            <text:p>0.0109158294</text:p>
          </table:table-cell>
          <table:table-cell office:value-type="float" office:value="-0.1280210818" calcext:value-type="float">
            <text:p>-0.12802108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1.19644569" calcext:value-type="float">
            <text:p>11.19644569</text:p>
          </table:table-cell>
          <table:table-cell office:value-type="float" office:value="-0.08742578959" calcext:value-type="float">
            <text:p>-0.0874257896</text:p>
          </table:table-cell>
          <table:table-cell office:value-type="float" office:value="-2.892130809" calcext:value-type="float">
            <text:p>-2.892130809</text:p>
          </table:table-cell>
          <table:table-cell office:value-type="float" office:value="0.01078765864" calcext:value-type="float">
            <text:p>0.0107876586</text:p>
          </table:table-cell>
          <table:table-cell office:value-type="float" office:value="-0.1245731713" calcext:value-type="float">
            <text:p>-0.12457317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1.15114378" calcext:value-type="float">
            <text:p>11.15114378</text:p>
          </table:table-cell>
          <table:table-cell office:value-type="float" office:value="-0.4398077207" calcext:value-type="float">
            <text:p>-0.4398077207</text:p>
          </table:table-cell>
          <table:table-cell office:value-type="float" office:value="-7.123058852" calcext:value-type="float">
            <text:p>-7.123058852</text:p>
          </table:table-cell>
          <table:table-cell office:value-type="float" office:value="0.01145045173" calcext:value-type="float">
            <text:p>0.0114504517</text:p>
          </table:table-cell>
          <table:table-cell office:value-type="float" office:value="-0.1202108377" calcext:value-type="float">
            <text:p>-0.12021083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1.12039275" calcext:value-type="float">
            <text:p>11.12039275</text:p>
          </table:table-cell>
          <table:table-cell office:value-type="float" office:value="-0.604098995" calcext:value-type="float">
            <text:p>-0.604098995</text:p>
          </table:table-cell>
          <table:table-cell office:value-type="float" office:value="-3.149689842" calcext:value-type="float">
            <text:p>-3.149689842</text:p>
          </table:table-cell>
          <table:table-cell office:value-type="float" office:value="0.01128762466" calcext:value-type="float">
            <text:p>0.0112876247</text:p>
          </table:table-cell>
          <table:table-cell office:value-type="float" office:value="-0.1158702759" calcext:value-type="float">
            <text:p>-0.11587027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1.11908178" calcext:value-type="float">
            <text:p>11.11908178</text:p>
          </table:table-cell>
          <table:table-cell office:value-type="float" office:value="-0.5108390026" calcext:value-type="float">
            <text:p>-0.5108390026</text:p>
          </table:table-cell>
          <table:table-cell office:value-type="float" office:value="1.938035283" calcext:value-type="float">
            <text:p>1.938035283</text:p>
          </table:table-cell>
          <table:table-cell office:value-type="float" office:value="0.01119670616" calcext:value-type="float">
            <text:p>0.0111967062</text:p>
          </table:table-cell>
          <table:table-cell office:value-type="float" office:value="-0.1118301896" calcext:value-type="float">
            <text:p>-0.11183018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5" calcext:value-type="float">
            <text:p>985</text:p>
          </table:table-cell>
          <table:table-cell office:value-type="float" office:value="11.10326897" calcext:value-type="float">
            <text:p>11.10326897</text:p>
          </table:table-cell>
          <table:table-cell office:value-type="float" office:value="-0.3080268225" calcext:value-type="float">
            <text:p>-0.3080268225</text:p>
          </table:table-cell>
          <table:table-cell office:value-type="float" office:value="3.941341823" calcext:value-type="float">
            <text:p>3.941341823</text:p>
          </table:table-cell>
          <table:table-cell office:value-type="float" office:value="0.01112370119" calcext:value-type="float">
            <text:p>0.0111237012</text:p>
          </table:table-cell>
          <table:table-cell office:value-type="float" office:value="-0.1110488992" calcext:value-type="float">
            <text:p>-0.11104889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5" calcext:value-type="float">
            <text:p>985</text:p>
          </table:table-cell>
          <table:table-cell office:value-type="float" office:value="11.08860328" calcext:value-type="float">
            <text:p>11.08860328</text:p>
          </table:table-cell>
          <table:table-cell office:value-type="float" office:value="-0.2083234863" calcext:value-type="float">
            <text:p>-0.2083234863</text:p>
          </table:table-cell>
          <table:table-cell office:value-type="float" office:value="1.974458611" calcext:value-type="float">
            <text:p>1.974458611</text:p>
          </table:table-cell>
          <table:table-cell office:value-type="float" office:value="0.01154704865" calcext:value-type="float">
            <text:p>0.0115470487</text:p>
          </table:table-cell>
          <table:table-cell office:value-type="float" office:value="-0.1096543157" calcext:value-type="float">
            <text:p>-0.10965431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6" calcext:value-type="float">
            <text:p>986</text:p>
          </table:table-cell>
          <table:table-cell office:value-type="float" office:value="11.07732682" calcext:value-type="float">
            <text:p>11.07732682</text:p>
          </table:table-cell>
          <table:table-cell office:value-type="float" office:value="-0.2747795603" calcext:value-type="float">
            <text:p>-0.2747795603</text:p>
          </table:table-cell>
          <table:table-cell office:value-type="float" office:value="-1.335500712" calcext:value-type="float">
            <text:p>-1.335500712</text:p>
          </table:table-cell>
          <table:table-cell office:value-type="float" office:value="0.01141534855" calcext:value-type="float">
            <text:p>0.0114153486</text:p>
          </table:table-cell>
          <table:table-cell office:value-type="float" office:value="-0.1060554215" calcext:value-type="float">
            <text:p>-0.10605542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6" calcext:value-type="float">
            <text:p>986</text:p>
          </table:table-cell>
          <table:table-cell office:value-type="float" office:value="11.05884749" calcext:value-type="float">
            <text:p>11.05884749</text:p>
          </table:table-cell>
          <table:table-cell office:value-type="float" office:value="-0.2920688778" calcext:value-type="float">
            <text:p>-0.2920688778</text:p>
          </table:table-cell>
          <table:table-cell office:value-type="float" office:value="-0.3360362971" calcext:value-type="float">
            <text:p>-0.3360362971</text:p>
          </table:table-cell>
          <table:table-cell office:value-type="float" office:value="0.01144628811" calcext:value-type="float">
            <text:p>0.0114462881</text:p>
          </table:table-cell>
          <table:table-cell office:value-type="float" office:value="-0.09884424597" calcext:value-type="float">
            <text:p>-0.0988442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6" calcext:value-type="float">
            <text:p>986</text:p>
          </table:table-cell>
          <table:table-cell office:value-type="float" office:value="11.04845221" calcext:value-type="float">
            <text:p>11.04845221</text:p>
          </table:table-cell>
          <table:table-cell office:value-type="float" office:value="-0.2668104275" calcext:value-type="float">
            <text:p>-0.2668104275</text:p>
          </table:table-cell>
          <table:table-cell office:value-type="float" office:value="0.5215670104" calcext:value-type="float">
            <text:p>0.5215670104</text:p>
          </table:table-cell>
          <table:table-cell office:value-type="float" office:value="0.01129043182" calcext:value-type="float">
            <text:p>0.0112904318</text:p>
          </table:table-cell>
          <table:table-cell office:value-type="float" office:value="-0.09283325253" calcext:value-type="float">
            <text:p>-0.09283325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6" calcext:value-type="float">
            <text:p>986</text:p>
          </table:table-cell>
          <table:table-cell office:value-type="float" office:value="11.03316291" calcext:value-type="float">
            <text:p>11.03316291</text:p>
          </table:table-cell>
          <table:table-cell office:value-type="float" office:value="-0.2969167566" calcext:value-type="float">
            <text:p>-0.2969167566</text:p>
          </table:table-cell>
          <table:table-cell office:value-type="float" office:value="-0.6240712101" calcext:value-type="float">
            <text:p>-0.6240712101</text:p>
          </table:table-cell>
          <table:table-cell office:value-type="float" office:value="0.01113584778" calcext:value-type="float">
            <text:p>0.0111358478</text:p>
          </table:table-cell>
          <table:table-cell office:value-type="float" office:value="-0.08682225907" calcext:value-type="float">
            <text:p>-0.08682225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8" calcext:value-type="float">
            <text:p>988</text:p>
          </table:table-cell>
          <table:table-cell office:value-type="float" office:value="11.02645952" calcext:value-type="float">
            <text:p>11.02645952</text:p>
          </table:table-cell>
          <table:table-cell office:value-type="float" office:value="-0.220218072" calcext:value-type="float">
            <text:p>-0.220218072</text:p>
          </table:table-cell>
          <table:table-cell office:value-type="float" office:value="1.476784987" calcext:value-type="float">
            <text:p>1.476784987</text:p>
          </table:table-cell>
          <table:table-cell office:value-type="float" office:value="0.0109811845" calcext:value-type="float">
            <text:p>0.0109811845</text:p>
          </table:table-cell>
          <table:table-cell office:value-type="float" office:value="-0.08437678253" calcext:value-type="float">
            <text:p>-0.08437678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8" calcext:value-type="float">
            <text:p>988</text:p>
          </table:table-cell>
          <table:table-cell office:value-type="float" office:value="11.01566275" calcext:value-type="float">
            <text:p>11.01566275</text:p>
          </table:table-cell>
          <table:table-cell office:value-type="float" office:value="-0.2212379033" calcext:value-type="float">
            <text:p>-0.2212379033</text:p>
          </table:table-cell>
          <table:table-cell office:value-type="float" office:value="-0.02056458567" calcext:value-type="float">
            <text:p>-0.0205645857</text:p>
          </table:table-cell>
          <table:table-cell office:value-type="float" office:value="0.01048333297" calcext:value-type="float">
            <text:p>0.010483333</text:p>
          </table:table-cell>
          <table:table-cell office:value-type="float" office:value="-0.08701210424" calcext:value-type="float">
            <text:p>-0.08701210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1.01414853" calcext:value-type="float">
            <text:p>11.01414853</text:p>
          </table:table-cell>
          <table:table-cell office:value-type="float" office:value="-0.1260430741" calcext:value-type="float">
            <text:p>-0.1260430741</text:p>
          </table:table-cell>
          <table:table-cell office:value-type="float" office:value="1.970651538" calcext:value-type="float">
            <text:p>1.970651538</text:p>
          </table:table-cell>
          <table:table-cell office:value-type="float" office:value="0.01033212403" calcext:value-type="float">
            <text:p>0.010332124</text:p>
          </table:table-cell>
          <table:table-cell office:value-type="float" office:value="-0.08578780358" calcext:value-type="float">
            <text:p>-0.08578780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1.00264017" calcext:value-type="float">
            <text:p>11.00264017</text:p>
          </table:table-cell>
          <table:table-cell office:value-type="float" office:value="-0.1566740794" calcext:value-type="float">
            <text:p>-0.1566740794</text:p>
          </table:table-cell>
          <table:table-cell office:value-type="float" office:value="-0.5881201947" calcext:value-type="float">
            <text:p>-0.5881201947</text:p>
          </table:table-cell>
          <table:table-cell office:value-type="float" office:value="0.01006973861" calcext:value-type="float">
            <text:p>0.0100697386</text:p>
          </table:table-cell>
          <table:table-cell office:value-type="float" office:value="-0.0824833126" calcext:value-type="float">
            <text:p>-0.08248331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1.0036837" calcext:value-type="float">
            <text:p>11.0036837</text:p>
          </table:table-cell>
          <table:table-cell office:value-type="float" office:value="-0.07710765511" calcext:value-type="float">
            <text:p>-0.0771076551</text:p>
          </table:table-cell>
          <table:table-cell office:value-type="float" office:value="1.600092995" calcext:value-type="float">
            <text:p>1.600092995</text:p>
          </table:table-cell>
          <table:table-cell office:value-type="float" office:value="0.01002561767" calcext:value-type="float">
            <text:p>0.0100256177</text:p>
          </table:table-cell>
          <table:table-cell office:value-type="float" office:value="-0.08256820286" calcext:value-type="float">
            <text:p>-0.08256820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0.99496409" calcext:value-type="float">
            <text:p>10.99496409</text:p>
          </table:table-cell>
          <table:table-cell office:value-type="float" office:value="-0.1268389331" calcext:value-type="float">
            <text:p>-0.1268389331</text:p>
          </table:table-cell>
          <table:table-cell office:value-type="float" office:value="-1.029688108" calcext:value-type="float">
            <text:p>-1.029688108</text:p>
          </table:table-cell>
          <table:table-cell office:value-type="float" office:value="0.009939932849" calcext:value-type="float">
            <text:p>0.0099399328</text:p>
          </table:table-cell>
          <table:table-cell office:value-type="float" office:value="-0.07818551328" calcext:value-type="float">
            <text:p>-0.07818551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0" calcext:value-type="float">
            <text:p>990</text:p>
          </table:table-cell>
          <table:table-cell office:value-type="float" office:value="10.98678659" calcext:value-type="float">
            <text:p>10.98678659</text:p>
          </table:table-cell>
          <table:table-cell office:value-type="float" office:value="-0.1073051889" calcext:value-type="float">
            <text:p>-0.1073051889</text:p>
          </table:table-cell>
          <table:table-cell office:value-type="float" office:value="0.3878354552" calcext:value-type="float">
            <text:p>0.3878354552</text:p>
          </table:table-cell>
          <table:table-cell office:value-type="float" office:value="0.009962658704" calcext:value-type="float">
            <text:p>0.0099626587</text:p>
          </table:table-cell>
          <table:table-cell office:value-type="float" office:value="-0.07827040353" calcext:value-type="float">
            <text:p>-0.07827040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0" calcext:value-type="float">
            <text:p>990</text:p>
          </table:table-cell>
          <table:table-cell office:value-type="float" office:value="10.98361027" calcext:value-type="float">
            <text:p>10.98361027</text:p>
          </table:table-cell>
          <table:table-cell office:value-type="float" office:value="-0.1311671445" calcext:value-type="float">
            <text:p>-0.1311671445</text:p>
          </table:table-cell>
          <table:table-cell office:value-type="float" office:value="-0.3801324702" calcext:value-type="float">
            <text:p>-0.3801324702</text:p>
          </table:table-cell>
          <table:table-cell office:value-type="float" office:value="0.009557533407" calcext:value-type="float">
            <text:p>0.0095575334</text:p>
          </table:table-cell>
          <table:table-cell office:value-type="float" office:value="-0.07495159946" calcext:value-type="float">
            <text:p>-0.07495159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96996564" calcext:value-type="float">
            <text:p>10.96996564</text:p>
          </table:table-cell>
          <table:table-cell office:value-type="float" office:value="-0.1938622979" calcext:value-type="float">
            <text:p>-0.1938622979</text:p>
          </table:table-cell>
          <table:table-cell office:value-type="float" office:value="-1.693780737" calcext:value-type="float">
            <text:p>-1.693780737</text:p>
          </table:table-cell>
          <table:table-cell office:value-type="float" office:value="0.0094681673" calcext:value-type="float">
            <text:p>0.0094681673</text:p>
          </table:table-cell>
          <table:table-cell office:value-type="float" office:value="-0.07031821858" calcext:value-type="float">
            <text:p>-0.07031821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95500303" calcext:value-type="float">
            <text:p>10.95500303</text:p>
          </table:table-cell>
          <table:table-cell office:value-type="float" office:value="-0.237325244" calcext:value-type="float">
            <text:p>-0.237325244</text:p>
          </table:table-cell>
          <table:table-cell office:value-type="float" office:value="-0.8503722559" calcext:value-type="float">
            <text:p>-0.8503722559</text:p>
          </table:table-cell>
          <table:table-cell office:value-type="float" office:value="0.008781696147" calcext:value-type="float">
            <text:p>0.0087816961</text:p>
          </table:table-cell>
          <table:table-cell office:value-type="float" office:value="-0.06595738527" calcext:value-type="float">
            <text:p>-0.06595738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93696365" calcext:value-type="float">
            <text:p>10.93696365</text:p>
          </table:table-cell>
          <table:table-cell office:value-type="float" office:value="-0.3438781242" calcext:value-type="float">
            <text:p>-0.3438781242</text:p>
          </table:table-cell>
          <table:table-cell office:value-type="float" office:value="-2.187001003" calcext:value-type="float">
            <text:p>-2.187001003</text:p>
          </table:table-cell>
          <table:table-cell office:value-type="float" office:value="0.008694735813" calcext:value-type="float">
            <text:p>0.0086947358</text:p>
          </table:table-cell>
          <table:table-cell office:value-type="float" office:value="-0.063511507" calcext:value-type="float">
            <text:p>-0.0635115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92917968" calcext:value-type="float">
            <text:p>10.92917968</text:p>
          </table:table-cell>
          <table:table-cell office:value-type="float" office:value="-0.2727480706" calcext:value-type="float">
            <text:p>-0.2727480706</text:p>
          </table:table-cell>
          <table:table-cell office:value-type="float" office:value="1.418542028" calcext:value-type="float">
            <text:p>1.418542028</text:p>
          </table:table-cell>
          <table:table-cell office:value-type="float" office:value="0.008702819493" calcext:value-type="float">
            <text:p>0.0087028195</text:p>
          </table:table-cell>
          <table:table-cell office:value-type="float" office:value="-0.06076784212" calcext:value-type="float">
            <text:p>-0.06076784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92144223" calcext:value-type="float">
            <text:p>10.92144223</text:p>
          </table:table-cell>
          <table:table-cell office:value-type="float" office:value="-0.2263343819" calcext:value-type="float">
            <text:p>-0.2263343819</text:p>
          </table:table-cell>
          <table:table-cell office:value-type="float" office:value="0.9208355765" calcext:value-type="float">
            <text:p>0.9208355765</text:p>
          </table:table-cell>
          <table:table-cell office:value-type="float" office:value="0.008673094" calcext:value-type="float">
            <text:p>0.008673094</text:p>
          </table:table-cell>
          <table:table-cell office:value-type="float" office:value="-0.05832196385" calcext:value-type="float">
            <text:p>-0.05832196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91739365" calcext:value-type="float">
            <text:p>10.91739365</text:p>
          </table:table-cell>
          <table:table-cell office:value-type="float" office:value="-0.1299127293" calcext:value-type="float">
            <text:p>-0.1299127293</text:p>
          </table:table-cell>
          <table:table-cell office:value-type="float" office:value="1.92896533" calcext:value-type="float">
            <text:p>1.92896533</text:p>
          </table:table-cell>
          <table:table-cell office:value-type="float" office:value="0.007740837486" calcext:value-type="float">
            <text:p>0.0077408375</text:p>
          </table:table-cell>
          <table:table-cell office:value-type="float" office:value="-0.06170610199" calcext:value-type="float">
            <text:p>-0.0617061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8965379" calcext:value-type="float">
            <text:p>10.8965379</text:p>
          </table:table-cell>
          <table:table-cell office:value-type="float" office:value="-0.21894101" calcext:value-type="float">
            <text:p>-0.21894101</text:p>
          </table:table-cell>
          <table:table-cell office:value-type="float" office:value="-1.802784973" calcext:value-type="float">
            <text:p>-1.802784973</text:p>
          </table:table-cell>
          <table:table-cell office:value-type="float" office:value="0.007630432967" calcext:value-type="float">
            <text:p>0.007630433</text:p>
          </table:table-cell>
          <table:table-cell office:value-type="float" office:value="-0.06092588107" calcext:value-type="float">
            <text:p>-0.06092588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88920661" calcext:value-type="float">
            <text:p>10.88920661</text:p>
          </table:table-cell>
          <table:table-cell office:value-type="float" office:value="-0.2148995687" calcext:value-type="float">
            <text:p>-0.2148995687</text:p>
          </table:table-cell>
          <table:table-cell office:value-type="float" office:value="0.07793956091" calcext:value-type="float">
            <text:p>0.0779395609</text:p>
          </table:table-cell>
          <table:table-cell office:value-type="float" office:value="0.007454799539" calcext:value-type="float">
            <text:p>0.0074547995</text:p>
          </table:table-cell>
          <table:table-cell office:value-type="float" office:value="-0.06014566015" calcext:value-type="float">
            <text:p>-0.06014566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87856092" calcext:value-type="float">
            <text:p>10.87856092</text:p>
          </table:table-cell>
          <table:table-cell office:value-type="float" office:value="-0.2614112988" calcext:value-type="float">
            <text:p>-0.2614112988</text:p>
          </table:table-cell>
          <table:table-cell office:value-type="float" office:value="-0.963507364" calcext:value-type="float">
            <text:p>-0.963507364</text:p>
          </table:table-cell>
          <table:table-cell office:value-type="float" office:value="0.007359636727" calcext:value-type="float">
            <text:p>0.0073596367</text:p>
          </table:table-cell>
          <table:table-cell office:value-type="float" office:value="-0.06291912471" calcext:value-type="float">
            <text:p>-0.06291912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3" calcext:value-type="float">
            <text:p>993</text:p>
          </table:table-cell>
          <table:table-cell office:value-type="float" office:value="10.85760649" calcext:value-type="float">
            <text:p>10.85760649</text:p>
          </table:table-cell>
          <table:table-cell office:value-type="float" office:value="-0.2525168122" calcext:value-type="float">
            <text:p>-0.2525168122</text:p>
          </table:table-cell>
          <table:table-cell office:value-type="float" office:value="0.1679350551" calcext:value-type="float">
            <text:p>0.1679350551</text:p>
          </table:table-cell>
          <table:table-cell office:value-type="float" office:value="0.007296504636" calcext:value-type="float">
            <text:p>0.0072965046</text:p>
          </table:table-cell>
          <table:table-cell office:value-type="float" office:value="-0.06183417599" calcext:value-type="float">
            <text:p>-0.0618341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4" calcext:value-type="float">
            <text:p>994</text:p>
          </table:table-cell>
          <table:table-cell office:value-type="float" office:value="10.85151612" calcext:value-type="float">
            <text:p>10.85151612</text:p>
          </table:table-cell>
          <table:table-cell office:value-type="float" office:value="-0.2473055146" calcext:value-type="float">
            <text:p>-0.2473055146</text:p>
          </table:table-cell>
          <table:table-cell office:value-type="float" office:value="0.107600279" calcext:value-type="float">
            <text:p>0.107600279</text:p>
          </table:table-cell>
          <table:table-cell office:value-type="float" office:value="0.007316705515" calcext:value-type="float">
            <text:p>0.0073167055</text:p>
          </table:table-cell>
          <table:table-cell office:value-type="float" office:value="-0.06044449948" calcext:value-type="float">
            <text:p>-0.06044449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4" calcext:value-type="float">
            <text:p>994</text:p>
          </table:table-cell>
          <table:table-cell office:value-type="float" office:value="10.84216713" calcext:value-type="float">
            <text:p>10.84216713</text:p>
          </table:table-cell>
          <table:table-cell office:value-type="float" office:value="-0.2364485129" calcext:value-type="float">
            <text:p>-0.2364485129</text:p>
          </table:table-cell>
          <table:table-cell office:value-type="float" office:value="0.2182761255" calcext:value-type="float">
            <text:p>0.2182761255</text:p>
          </table:table-cell>
          <table:table-cell office:value-type="float" office:value="0.006604974515" calcext:value-type="float">
            <text:p>0.0066049745</text:p>
          </table:table-cell>
          <table:table-cell office:value-type="float" office:value="-0.06244741303" calcext:value-type="float">
            <text:p>-0.0624474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6" calcext:value-type="float">
            <text:p>996</text:p>
          </table:table-cell>
          <table:table-cell office:value-type="float" office:value="10.83497383" calcext:value-type="float">
            <text:p>10.83497383</text:p>
          </table:table-cell>
          <table:table-cell office:value-type="float" office:value="-0.1537093948" calcext:value-type="float">
            <text:p>-0.1537093948</text:p>
          </table:table-cell>
          <table:table-cell office:value-type="float" office:value="1.695651183" calcext:value-type="float">
            <text:p>1.695651183</text:p>
          </table:table-cell>
          <table:table-cell office:value-type="float" office:value="0.006473912911" calcext:value-type="float">
            <text:p>0.0064739129</text:p>
          </table:table-cell>
          <table:table-cell office:value-type="float" office:value="-0.05782278688" calcext:value-type="float">
            <text:p>-0.05782278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6" calcext:value-type="float">
            <text:p>996</text:p>
          </table:table-cell>
          <table:table-cell office:value-type="float" office:value="10.81867558" calcext:value-type="float">
            <text:p>10.81867558</text:p>
          </table:table-cell>
          <table:table-cell office:value-type="float" office:value="-0.2183172486" calcext:value-type="float">
            <text:p>-0.2183172486</text:p>
          </table:table-cell>
          <table:table-cell office:value-type="float" office:value="-1.266824338" calcext:value-type="float">
            <text:p>-1.266824338</text:p>
          </table:table-cell>
          <table:table-cell office:value-type="float" office:value="0.005312388927" calcext:value-type="float">
            <text:p>0.0053123889</text:p>
          </table:table-cell>
          <table:table-cell office:value-type="float" office:value="-0.05592447077" calcext:value-type="float">
            <text:p>-0.05592447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7" calcext:value-type="float">
            <text:p>997</text:p>
          </table:table-cell>
          <table:table-cell office:value-type="float" office:value="10.80815459" calcext:value-type="float">
            <text:p>10.80815459</text:p>
          </table:table-cell>
          <table:table-cell office:value-type="float" office:value="-0.2268259884" calcext:value-type="float">
            <text:p>-0.2268259884</text:p>
          </table:table-cell>
          <table:table-cell office:value-type="float" office:value="-0.172653236" calcext:value-type="float">
            <text:p>-0.172653236</text:p>
          </table:table-cell>
          <table:table-cell office:value-type="float" office:value="0.0051928134" calcext:value-type="float">
            <text:p>0.0051928134</text:p>
          </table:table-cell>
          <table:table-cell office:value-type="float" office:value="-0.05907404305" calcext:value-type="float">
            <text:p>-0.05907404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7" calcext:value-type="float">
            <text:p>997</text:p>
          </table:table-cell>
          <table:table-cell office:value-type="float" office:value="10.79751664" calcext:value-type="float">
            <text:p>10.79751664</text:p>
          </table:table-cell>
          <table:table-cell office:value-type="float" office:value="-0.2469534507" calcext:value-type="float">
            <text:p>-0.2469534507</text:p>
          </table:table-cell>
          <table:table-cell office:value-type="float" office:value="-0.3931698041" calcext:value-type="float">
            <text:p>-0.3931698041</text:p>
          </table:table-cell>
          <table:table-cell office:value-type="float" office:value="0.005265600865" calcext:value-type="float">
            <text:p>0.0052656009</text:p>
          </table:table-cell>
          <table:table-cell office:value-type="float" office:value="-0.06312741454" calcext:value-type="float">
            <text:p>-0.06312741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7" calcext:value-type="float">
            <text:p>997</text:p>
          </table:table-cell>
          <table:table-cell office:value-type="float" office:value="10.77093467" calcext:value-type="float">
            <text:p>10.77093467</text:p>
          </table:table-cell>
          <table:table-cell office:value-type="float" office:value="-0.2292811088" calcext:value-type="float">
            <text:p>-0.2292811088</text:p>
          </table:table-cell>
          <table:table-cell office:value-type="float" office:value="0.1772137755" calcext:value-type="float">
            <text:p>0.1772137755</text:p>
          </table:table-cell>
          <table:table-cell office:value-type="float" office:value="0.005197987039" calcext:value-type="float">
            <text:p>0.005197987</text:p>
          </table:table-cell>
          <table:table-cell office:value-type="float" office:value="-0.06469172336" calcext:value-type="float">
            <text:p>-0.06469172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9" calcext:value-type="float">
            <text:p>999</text:p>
          </table:table-cell>
          <table:table-cell office:value-type="float" office:value="10.75558929" calcext:value-type="float">
            <text:p>10.75558929</text:p>
          </table:table-cell>
          <table:table-cell office:value-type="float" office:value="-0.2620393575" calcext:value-type="float">
            <text:p>-0.2620393575</text:p>
          </table:table-cell>
          <table:table-cell office:value-type="float" office:value="-0.6655218921" calcext:value-type="float">
            <text:p>-0.6655218921</text:p>
          </table:table-cell>
          <table:table-cell office:value-type="float" office:value="0.005172737282" calcext:value-type="float">
            <text:p>0.0051727373</text:p>
          </table:table-cell>
          <table:table-cell office:value-type="float" office:value="-0.07458469746" calcext:value-type="float">
            <text:p>-0.07458469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9" calcext:value-type="float">
            <text:p>999</text:p>
          </table:table-cell>
          <table:table-cell office:value-type="float" office:value="10.74752009" calcext:value-type="float">
            <text:p>10.74752009</text:p>
          </table:table-cell>
          <table:table-cell office:value-type="float" office:value="-0.2348272009" calcext:value-type="float">
            <text:p>-0.2348272009</text:p>
          </table:table-cell>
          <table:table-cell office:value-type="float" office:value="0.4254725397" calcext:value-type="float">
            <text:p>0.4254725397</text:p>
          </table:table-cell>
          <table:table-cell office:value-type="float" office:value="0.004806699415" calcext:value-type="float">
            <text:p>0.0048066994</text:p>
          </table:table-cell>
          <table:table-cell office:value-type="float" office:value="-0.06078435222" calcext:value-type="float">
            <text:p>-0.06078435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73429251" calcext:value-type="float">
            <text:p>10.73429251</text:p>
          </table:table-cell>
          <table:table-cell office:value-type="float" office:value="-0.2692494012" calcext:value-type="float">
            <text:p>-0.2692494012</text:p>
          </table:table-cell>
          <table:table-cell office:value-type="float" office:value="-0.9623949162" calcext:value-type="float">
            <text:p>-0.9623949162</text:p>
          </table:table-cell>
          <table:table-cell office:value-type="float" office:value="0.004837176549" calcext:value-type="float">
            <text:p>0.0048371765</text:p>
          </table:table-cell>
          <table:table-cell office:value-type="float" office:value="-0.0691372108" calcext:value-type="float">
            <text:p>-0.06913721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71858312" calcext:value-type="float">
            <text:p>10.71858312</text:p>
          </table:table-cell>
          <table:table-cell office:value-type="float" office:value="-0.2675778494" calcext:value-type="float">
            <text:p>-0.2675778494</text:p>
          </table:table-cell>
          <table:table-cell office:value-type="float" office:value="0.0326390255" calcext:value-type="float">
            <text:p>0.0326390255</text:p>
          </table:table-cell>
          <table:table-cell office:value-type="float" office:value="0.004908050906" calcext:value-type="float">
            <text:p>0.0049080509</text:p>
          </table:table-cell>
          <table:table-cell office:value-type="float" office:value="-0.06712801976" calcext:value-type="float">
            <text:p>-0.06712801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70690578" calcext:value-type="float">
            <text:p>10.70690578</text:p>
          </table:table-cell>
          <table:table-cell office:value-type="float" office:value="-0.3042499093" calcext:value-type="float">
            <text:p>-0.3042499093</text:p>
          </table:table-cell>
          <table:table-cell office:value-type="float" office:value="-0.7417148197" calcext:value-type="float">
            <text:p>-0.7417148197</text:p>
          </table:table-cell>
          <table:table-cell office:value-type="float" office:value="0.004948016125" calcext:value-type="float">
            <text:p>0.0049480161</text:p>
          </table:table-cell>
          <table:table-cell office:value-type="float" office:value="-0.06535738604" calcext:value-type="float">
            <text:p>-0.0653573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69451767" calcext:value-type="float">
            <text:p>10.69451767</text:p>
          </table:table-cell>
          <table:table-cell office:value-type="float" office:value="-0.263983215" calcext:value-type="float">
            <text:p>-0.263983215</text:p>
          </table:table-cell>
          <table:table-cell office:value-type="float" office:value="0.8094353281" calcext:value-type="float">
            <text:p>0.8094353281</text:p>
          </table:table-cell>
          <table:table-cell office:value-type="float" office:value="0.004953958737" calcext:value-type="float">
            <text:p>0.0049539587</text:p>
          </table:table-cell>
          <table:table-cell office:value-type="float" office:value="-0.06713791156" calcext:value-type="float">
            <text:p>-0.06713791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1" calcext:value-type="float">
            <text:p>1001</text:p>
          </table:table-cell>
          <table:table-cell office:value-type="float" office:value="10.6832437" calcext:value-type="float">
            <text:p>10.6832437</text:p>
          </table:table-cell>
          <table:table-cell office:value-type="float" office:value="-0.2379779355" calcext:value-type="float">
            <text:p>-0.2379779355</text:p>
          </table:table-cell>
          <table:table-cell office:value-type="float" office:value="0.5276001285" calcext:value-type="float">
            <text:p>0.5276001285</text:p>
          </table:table-cell>
          <table:table-cell office:value-type="float" office:value="0.004874113171" calcext:value-type="float">
            <text:p>0.0048741132</text:p>
          </table:table-cell>
          <table:table-cell office:value-type="float" office:value="-0.06567392391" calcext:value-type="float">
            <text:p>-0.06567392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1" calcext:value-type="float">
            <text:p>1001</text:p>
          </table:table-cell>
          <table:table-cell office:value-type="float" office:value="10.66838735" calcext:value-type="float">
            <text:p>10.66838735</text:p>
          </table:table-cell>
          <table:table-cell office:value-type="float" office:value="-0.2575511485" calcext:value-type="float">
            <text:p>-0.2575511485</text:p>
          </table:table-cell>
          <table:table-cell office:value-type="float" office:value="-0.3885315687" calcext:value-type="float">
            <text:p>-0.3885315687</text:p>
          </table:table-cell>
          <table:table-cell office:value-type="float" office:value="0.004703640508" calcext:value-type="float">
            <text:p>0.0047036405</text:p>
          </table:table-cell>
          <table:table-cell office:value-type="float" office:value="-0.06975526916" calcext:value-type="float">
            <text:p>-0.06975526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2" calcext:value-type="float">
            <text:p>1002</text:p>
          </table:table-cell>
          <table:table-cell office:value-type="float" office:value="10.65318253" calcext:value-type="float">
            <text:p>10.65318253</text:p>
          </table:table-cell>
          <table:table-cell office:value-type="float" office:value="-0.2767445598" calcext:value-type="float">
            <text:p>-0.2767445598</text:p>
          </table:table-cell>
          <table:table-cell office:value-type="float" office:value="-0.3870337825" calcext:value-type="float">
            <text:p>-0.3870337825</text:p>
          </table:table-cell>
          <table:table-cell office:value-type="float" office:value="0.004569965588" calcext:value-type="float">
            <text:p>0.0045699656</text:p>
          </table:table-cell>
          <table:table-cell office:value-type="float" office:value="-0.07202176075" calcext:value-type="float">
            <text:p>-0.07202176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2" calcext:value-type="float">
            <text:p>1002</text:p>
          </table:table-cell>
          <table:table-cell office:value-type="float" office:value="10.63898623" calcext:value-type="float">
            <text:p>10.63898623</text:p>
          </table:table-cell>
          <table:table-cell office:value-type="float" office:value="-0.2911922527" calcext:value-type="float">
            <text:p>-0.2911922527</text:p>
          </table:table-cell>
          <table:table-cell office:value-type="float" office:value="-0.2768896077" calcext:value-type="float">
            <text:p>-0.2768896077</text:p>
          </table:table-cell>
          <table:table-cell office:value-type="float" office:value="0.004952641368" calcext:value-type="float">
            <text:p>0.0049526414</text:p>
          </table:table-cell>
          <table:table-cell office:value-type="float" office:value="-0.06848726037" calcext:value-type="float">
            <text:p>-0.06848726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2" calcext:value-type="float">
            <text:p>1002</text:p>
          </table:table-cell>
          <table:table-cell office:value-type="float" office:value="10.63504382" calcext:value-type="float">
            <text:p>10.63504382</text:p>
          </table:table-cell>
          <table:table-cell office:value-type="float" office:value="-0.2199191845" calcext:value-type="float">
            <text:p>-0.2199191845</text:p>
          </table:table-cell>
          <table:table-cell office:value-type="float" office:value="1.465840581" calcext:value-type="float">
            <text:p>1.465840581</text:p>
          </table:table-cell>
          <table:table-cell office:value-type="float" office:value="0.005002734957" calcext:value-type="float">
            <text:p>0.005002735</text:p>
          </table:table-cell>
          <table:table-cell office:value-type="float" office:value="-0.07019003537" calcext:value-type="float">
            <text:p>-0.07019003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2" calcext:value-type="float">
            <text:p>1002</text:p>
          </table:table-cell>
          <table:table-cell office:value-type="float" office:value="10.61558593" calcext:value-type="float">
            <text:p>10.61558593</text:p>
          </table:table-cell>
          <table:table-cell office:value-type="float" office:value="-0.2415922944" calcext:value-type="float">
            <text:p>-0.2415922944</text:p>
          </table:table-cell>
          <table:table-cell office:value-type="float" office:value="-0.4139316603" calcext:value-type="float">
            <text:p>-0.4139316603</text:p>
          </table:table-cell>
          <table:table-cell office:value-type="float" office:value="0.005126762622" calcext:value-type="float">
            <text:p>0.0051267626</text:p>
          </table:table-cell>
          <table:table-cell office:value-type="float" office:value="-0.07189281036" calcext:value-type="float">
            <text:p>-0.07189281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4" calcext:value-type="float">
            <text:p>1004</text:p>
          </table:table-cell>
          <table:table-cell office:value-type="float" office:value="10.59527016" calcext:value-type="float">
            <text:p>10.59527016</text:p>
          </table:table-cell>
          <table:table-cell office:value-type="float" office:value="-0.2917787536" calcext:value-type="float">
            <text:p>-0.2917787536</text:p>
          </table:table-cell>
          <table:table-cell office:value-type="float" office:value="-1.044033729" calcext:value-type="float">
            <text:p>-1.044033729</text:p>
          </table:table-cell>
          <table:table-cell office:value-type="float" office:value="0.005259509758" calcext:value-type="float">
            <text:p>0.0052595098</text:p>
          </table:table-cell>
          <table:table-cell office:value-type="float" office:value="-0.07298285527" calcext:value-type="float">
            <text:p>-0.07298285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4" calcext:value-type="float">
            <text:p>1004</text:p>
          </table:table-cell>
          <table:table-cell office:value-type="float" office:value="10.58046401" calcext:value-type="float">
            <text:p>10.58046401</text:p>
          </table:table-cell>
          <table:table-cell office:value-type="float" office:value="-0.3653223875" calcext:value-type="float">
            <text:p>-0.3653223875</text:p>
          </table:table-cell>
          <table:table-cell office:value-type="float" office:value="-1.498637851" calcext:value-type="float">
            <text:p>-1.498637851</text:p>
          </table:table-cell>
          <table:table-cell office:value-type="float" office:value="0.005885023721" calcext:value-type="float">
            <text:p>0.0058850237</text:p>
          </table:table-cell>
          <table:table-cell office:value-type="float" office:value="-0.07133594287" calcext:value-type="float">
            <text:p>-0.07133594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4" calcext:value-type="float">
            <text:p>1004</text:p>
          </table:table-cell>
          <table:table-cell office:value-type="float" office:value="10.55528655" calcext:value-type="float">
            <text:p>10.55528655</text:p>
          </table:table-cell>
          <table:table-cell office:value-type="float" office:value="-0.3240245523" calcext:value-type="float">
            <text:p>-0.3240245523</text:p>
          </table:table-cell>
          <table:table-cell office:value-type="float" office:value="0.4063438413" calcext:value-type="float">
            <text:p>0.4063438413</text:p>
          </table:table-cell>
          <table:table-cell office:value-type="float" office:value="0.005980336743" calcext:value-type="float">
            <text:p>0.0059803367</text:p>
          </table:table-cell>
          <table:table-cell office:value-type="float" office:value="-0.07251969018" calcext:value-type="float">
            <text:p>-0.07251969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10.53681936" calcext:value-type="float">
            <text:p>10.53681936</text:p>
          </table:table-cell>
          <table:table-cell office:value-type="float" office:value="-0.3097955275" calcext:value-type="float">
            <text:p>-0.3097955275</text:p>
          </table:table-cell>
          <table:table-cell office:value-type="float" office:value="0.292747989" calcext:value-type="float">
            <text:p>0.292747989</text:p>
          </table:table-cell>
          <table:table-cell office:value-type="float" office:value="0.005889129975" calcext:value-type="float">
            <text:p>0.00588913</text:p>
          </table:table-cell>
          <table:table-cell office:value-type="float" office:value="-0.06950107751" calcext:value-type="float">
            <text:p>-0.06950107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10.50458363" calcext:value-type="float">
            <text:p>10.50458363</text:p>
          </table:table-cell>
          <table:table-cell office:value-type="float" office:value="-0.4205413061" calcext:value-type="float">
            <text:p>-0.4205413061</text:p>
          </table:table-cell>
          <table:table-cell office:value-type="float" office:value="-2.177933862" calcext:value-type="float">
            <text:p>-2.177933862</text:p>
          </table:table-cell>
          <table:table-cell office:value-type="float" office:value="0.00591420445" calcext:value-type="float">
            <text:p>0.0059142045</text:p>
          </table:table-cell>
          <table:table-cell office:value-type="float" office:value="-0.07469160027" calcext:value-type="float">
            <text:p>-0.07469160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7" calcext:value-type="float">
            <text:p>1007</text:p>
          </table:table-cell>
          <table:table-cell office:value-type="float" office:value="10.47595602" calcext:value-type="float">
            <text:p>10.47595602</text:p>
          </table:table-cell>
          <table:table-cell office:value-type="float" office:value="-0.527289086" calcext:value-type="float">
            <text:p>-0.527289086</text:p>
          </table:table-cell>
          <table:table-cell office:value-type="float" office:value="-2.117881995" calcext:value-type="float">
            <text:p>-2.117881995</text:p>
          </table:table-cell>
          <table:table-cell office:value-type="float" office:value="0.005882776184" calcext:value-type="float">
            <text:p>0.0058827762</text:p>
          </table:table-cell>
          <table:table-cell office:value-type="float" office:value="-0.08105360482" calcext:value-type="float">
            <text:p>-0.08105360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7" calcext:value-type="float">
            <text:p>1007</text:p>
          </table:table-cell>
          <table:table-cell office:value-type="float" office:value="10.45322991" calcext:value-type="float">
            <text:p>10.45322991</text:p>
          </table:table-cell>
          <table:table-cell office:value-type="float" office:value="-0.5569168714" calcext:value-type="float">
            <text:p>-0.5569168714</text:p>
          </table:table-cell>
          <table:table-cell office:value-type="float" office:value="-0.6112051664" calcext:value-type="float">
            <text:p>-0.6112051664</text:p>
          </table:table-cell>
          <table:table-cell office:value-type="float" office:value="0.00698055586" calcext:value-type="float">
            <text:p>0.0069805559</text:p>
          </table:table-cell>
          <table:table-cell office:value-type="float" office:value="-0.07407424848" calcext:value-type="float">
            <text:p>-0.07407424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7" calcext:value-type="float">
            <text:p>1007</text:p>
          </table:table-cell>
          <table:table-cell office:value-type="float" office:value="10.40465187" calcext:value-type="float">
            <text:p>10.40465187</text:p>
          </table:table-cell>
          <table:table-cell office:value-type="float" office:value="-0.4881616545" calcext:value-type="float">
            <text:p>-0.4881616545</text:p>
          </table:table-cell>
          <table:table-cell office:value-type="float" office:value="0.605325583" calcext:value-type="float">
            <text:p>0.605325583</text:p>
          </table:table-cell>
          <table:table-cell office:value-type="float" office:value="0.007078767279" calcext:value-type="float">
            <text:p>0.0070787673</text:p>
          </table:table-cell>
          <table:table-cell office:value-type="float" office:value="-0.07050625065" calcext:value-type="float">
            <text:p>-0.07050625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10.37086925" calcext:value-type="float">
            <text:p>10.37086925</text:p>
          </table:table-cell>
          <table:table-cell office:value-type="float" office:value="-0.5943954492" calcext:value-type="float">
            <text:p>-0.5943954492</text:p>
          </table:table-cell>
          <table:table-cell office:value-type="float" office:value="-2.788261935" calcext:value-type="float">
            <text:p>-2.788261935</text:p>
          </table:table-cell>
          <table:table-cell office:value-type="float" office:value="0.00713027109" calcext:value-type="float">
            <text:p>0.0071302711</text:p>
          </table:table-cell>
          <table:table-cell office:value-type="float" office:value="-0.07463671946" calcext:value-type="float">
            <text:p>-0.07463671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10.34109015" calcext:value-type="float">
            <text:p>10.34109015</text:p>
          </table:table-cell>
          <table:table-cell office:value-type="float" office:value="-0.6388207599" calcext:value-type="float">
            <text:p>-0.6388207599</text:p>
          </table:table-cell>
          <table:table-cell office:value-type="float" office:value="-0.8982349805" calcext:value-type="float">
            <text:p>-0.8982349805</text:p>
          </table:table-cell>
          <table:table-cell office:value-type="float" office:value="0.007017420048" calcext:value-type="float">
            <text:p>0.00701742</text:p>
          </table:table-cell>
          <table:table-cell office:value-type="float" office:value="-0.06557228639" calcext:value-type="float">
            <text:p>-0.06557228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9" calcext:value-type="float">
            <text:p>1009</text:p>
          </table:table-cell>
          <table:table-cell office:value-type="float" office:value="10.3129835" calcext:value-type="float">
            <text:p>10.3129835</text:p>
          </table:table-cell>
          <table:table-cell office:value-type="float" office:value="-0.687481007" calcext:value-type="float">
            <text:p>-0.687481007</text:p>
          </table:table-cell>
          <table:table-cell office:value-type="float" office:value="-0.993170002" calcext:value-type="float">
            <text:p>-0.993170002</text:p>
          </table:table-cell>
          <table:table-cell office:value-type="float" office:value="0.007097430368" calcext:value-type="float">
            <text:p>0.0070974304</text:p>
          </table:table-cell>
          <table:table-cell office:value-type="float" office:value="-0.06188640364" calcext:value-type="float">
            <text:p>-0.06188640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9" calcext:value-type="float">
            <text:p>1009</text:p>
          </table:table-cell>
          <table:table-cell office:value-type="float" office:value="10.28615488" calcext:value-type="float">
            <text:p>10.28615488</text:p>
          </table:table-cell>
          <table:table-cell office:value-type="float" office:value="-0.5709348762" calcext:value-type="float">
            <text:p>-0.5709348762</text:p>
          </table:table-cell>
          <table:table-cell office:value-type="float" office:value="2.33293776" calcext:value-type="float">
            <text:p>2.33293776</text:p>
          </table:table-cell>
          <table:table-cell office:value-type="float" office:value="0.007153209324" calcext:value-type="float">
            <text:p>0.0071532093</text:p>
          </table:table-cell>
          <table:table-cell office:value-type="float" office:value="-0.06906682205" calcext:value-type="float">
            <text:p>-0.06906682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9" calcext:value-type="float">
            <text:p>1009</text:p>
          </table:table-cell>
          <table:table-cell office:value-type="float" office:value="10.25605393" calcext:value-type="float">
            <text:p>10.25605393</text:p>
          </table:table-cell>
          <table:table-cell office:value-type="float" office:value="-0.5647753413" calcext:value-type="float">
            <text:p>-0.5647753413</text:p>
          </table:table-cell>
          <table:table-cell office:value-type="float" office:value="0.1194266801" calcext:value-type="float">
            <text:p>0.1194266801</text:p>
          </table:table-cell>
          <table:table-cell office:value-type="float" office:value="0.007158567616" calcext:value-type="float">
            <text:p>0.0071585676</text:p>
          </table:table-cell>
          <table:table-cell office:value-type="float" office:value="-0.06922633595" calcext:value-type="float">
            <text:p>-0.0692263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9" calcext:value-type="float">
            <text:p>1009</text:p>
          </table:table-cell>
          <table:table-cell office:value-type="float" office:value="10.22539694" calcext:value-type="float">
            <text:p>10.22539694</text:p>
          </table:table-cell>
          <table:table-cell office:value-type="float" office:value="-0.5849495534" calcext:value-type="float">
            <text:p>-0.5849495534</text:p>
          </table:table-cell>
          <table:table-cell office:value-type="float" office:value="-0.4173351279" calcext:value-type="float">
            <text:p>-0.4173351279</text:p>
          </table:table-cell>
          <table:table-cell office:value-type="float" office:value="0.007154260916" calcext:value-type="float">
            <text:p>0.0071542609</text:p>
          </table:table-cell>
          <table:table-cell office:value-type="float" office:value="-0.06876405044" calcext:value-type="float">
            <text:p>-0.06876405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0" calcext:value-type="float">
            <text:p>1010</text:p>
          </table:table-cell>
          <table:table-cell office:value-type="float" office:value="10.18585319" calcext:value-type="float">
            <text:p>10.18585319</text:p>
          </table:table-cell>
          <table:table-cell office:value-type="float" office:value="-0.6709428448" calcext:value-type="float">
            <text:p>-0.6709428448</text:p>
          </table:table-cell>
          <table:table-cell office:value-type="float" office:value="-1.728871138" calcext:value-type="float">
            <text:p>-1.728871138</text:p>
          </table:table-cell>
          <table:table-cell office:value-type="float" office:value="0.007079421313" calcext:value-type="float">
            <text:p>0.0070794213</text:p>
          </table:table-cell>
          <table:table-cell office:value-type="float" office:value="-0.07246910789" calcext:value-type="float">
            <text:p>-0.07246910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0" calcext:value-type="float">
            <text:p>1010</text:p>
          </table:table-cell>
          <table:table-cell office:value-type="float" office:value="10.15381927" calcext:value-type="float">
            <text:p>10.15381927</text:p>
          </table:table-cell>
          <table:table-cell office:value-type="float" office:value="-0.6835236748" calcext:value-type="float">
            <text:p>-0.6835236748</text:p>
          </table:table-cell>
          <table:table-cell office:value-type="float" office:value="-0.2440324665" calcext:value-type="float">
            <text:p>-0.2440324665</text:p>
          </table:table-cell>
          <table:table-cell office:value-type="float" office:value="0.00706413685" calcext:value-type="float">
            <text:p>0.0070641369</text:p>
          </table:table-cell>
          <table:table-cell office:value-type="float" office:value="-0.05851460583" calcext:value-type="float">
            <text:p>-0.05851460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2" calcext:value-type="float">
            <text:p>1012</text:p>
          </table:table-cell>
          <table:table-cell office:value-type="float" office:value="10.09378512" calcext:value-type="float">
            <text:p>10.09378512</text:p>
          </table:table-cell>
          <table:table-cell office:value-type="float" office:value="-0.8831319593" calcext:value-type="float">
            <text:p>-0.8831319593</text:p>
          </table:table-cell>
          <table:table-cell office:value-type="float" office:value="-4.099658406" calcext:value-type="float">
            <text:p>-4.099658406</text:p>
          </table:table-cell>
          <table:table-cell office:value-type="float" office:value="0.007092908105" calcext:value-type="float">
            <text:p>0.0070929081</text:p>
          </table:table-cell>
          <table:table-cell office:value-type="float" office:value="-0.05851272535" calcext:value-type="float">
            <text:p>-0.05851272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2" calcext:value-type="float">
            <text:p>1012</text:p>
          </table:table-cell>
          <table:table-cell office:value-type="float" office:value="10.0289159" calcext:value-type="float">
            <text:p>10.0289159</text:p>
          </table:table-cell>
          <table:table-cell office:value-type="float" office:value="-1.027385352" calcext:value-type="float">
            <text:p>-1.027385352</text:p>
          </table:table-cell>
          <table:table-cell office:value-type="float" office:value="-2.730276476" calcext:value-type="float">
            <text:p>-2.730276476</text:p>
          </table:table-cell>
          <table:table-cell office:value-type="float" office:value="0.007227238181" calcext:value-type="float">
            <text:p>0.0072272382</text:p>
          </table:table-cell>
          <table:table-cell office:value-type="float" office:value="-0.06667930224" calcext:value-type="float">
            <text:p>-0.06667930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2" calcext:value-type="float">
            <text:p>1012</text:p>
          </table:table-cell>
          <table:table-cell office:value-type="float" office:value="9.971765648" calcext:value-type="float">
            <text:p>9.971765648</text:p>
          </table:table-cell>
          <table:table-cell office:value-type="float" office:value="-1.212835981" calcext:value-type="float">
            <text:p>-1.212835981</text:p>
          </table:table-cell>
          <table:table-cell office:value-type="float" office:value="-3.821658157" calcext:value-type="float">
            <text:p>-3.821658157</text:p>
          </table:table-cell>
          <table:table-cell office:value-type="float" office:value="0.007145210363" calcext:value-type="float">
            <text:p>0.0071452104</text:p>
          </table:table-cell>
          <table:table-cell office:value-type="float" office:value="-0.0638841157" calcext:value-type="float">
            <text:p>-0.06388411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2" calcext:value-type="float">
            <text:p>1012</text:p>
          </table:table-cell>
          <table:table-cell office:value-type="float" office:value="9.90882307" calcext:value-type="float">
            <text:p>9.90882307</text:p>
          </table:table-cell>
          <table:table-cell office:value-type="float" office:value="-1.223145345" calcext:value-type="float">
            <text:p>-1.223145345</text:p>
          </table:table-cell>
          <table:table-cell office:value-type="float" office:value="-0.2070208408" calcext:value-type="float">
            <text:p>-0.2070208408</text:p>
          </table:table-cell>
          <table:table-cell office:value-type="float" office:value="0.007038089842" calcext:value-type="float">
            <text:p>0.0070380898</text:p>
          </table:table-cell>
          <table:table-cell office:value-type="float" office:value="-0.06402649225" calcext:value-type="float">
            <text:p>-0.06402649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841503638" calcext:value-type="float">
            <text:p>9.841503638</text:p>
          </table:table-cell>
          <table:table-cell office:value-type="float" office:value="-1.275845205" calcext:value-type="float">
            <text:p>-1.275845205</text:p>
          </table:table-cell>
          <table:table-cell office:value-type="float" office:value="-1.084909096" calcext:value-type="float">
            <text:p>-1.084909096</text:p>
          </table:table-cell>
          <table:table-cell office:value-type="float" office:value="0.00692661804" calcext:value-type="float">
            <text:p>0.006926618</text:p>
          </table:table-cell>
          <table:table-cell office:value-type="float" office:value="-0.06416886879" calcext:value-type="float">
            <text:p>-0.06416886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761915391" calcext:value-type="float">
            <text:p>9.761915391</text:p>
          </table:table-cell>
          <table:table-cell office:value-type="float" office:value="-1.398877925" calcext:value-type="float">
            <text:p>-1.398877925</text:p>
          </table:table-cell>
          <table:table-cell office:value-type="float" office:value="-2.391171258" calcext:value-type="float">
            <text:p>-2.391171258</text:p>
          </table:table-cell>
          <table:table-cell office:value-type="float" office:value="0.00664804495" calcext:value-type="float">
            <text:p>0.006648045</text:p>
          </table:table-cell>
          <table:table-cell office:value-type="float" office:value="-0.05929243809" calcext:value-type="float">
            <text:p>-0.05929243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5" calcext:value-type="float">
            <text:p>1015</text:p>
          </table:table-cell>
          <table:table-cell office:value-type="float" office:value="9.680849284" calcext:value-type="float">
            <text:p>9.680849284</text:p>
          </table:table-cell>
          <table:table-cell office:value-type="float" office:value="-1.515261194" calcext:value-type="float">
            <text:p>-1.515261194</text:p>
          </table:table-cell>
          <table:table-cell office:value-type="float" office:value="-2.31584753" calcext:value-type="float">
            <text:p>-2.31584753</text:p>
          </table:table-cell>
          <table:table-cell office:value-type="float" office:value="0.006602338499" calcext:value-type="float">
            <text:p>0.0066023385</text:p>
          </table:table-cell>
          <table:table-cell office:value-type="float" office:value="-0.05718487794" calcext:value-type="float">
            <text:p>-0.05718487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5" calcext:value-type="float">
            <text:p>1015</text:p>
          </table:table-cell>
          <table:table-cell office:value-type="float" office:value="9.606364791" calcext:value-type="float">
            <text:p>9.606364791</text:p>
          </table:table-cell>
          <table:table-cell office:value-type="float" office:value="-1.55382647" calcext:value-type="float">
            <text:p>-1.55382647</text:p>
          </table:table-cell>
          <table:table-cell office:value-type="float" office:value="-0.7774574814" calcext:value-type="float">
            <text:p>-0.7774574814</text:p>
          </table:table-cell>
          <table:table-cell office:value-type="float" office:value="0.006567415643" calcext:value-type="float">
            <text:p>0.0065674156</text:p>
          </table:table-cell>
          <table:table-cell office:value-type="float" office:value="-0.06140733995" calcext:value-type="float">
            <text:p>-0.061407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5" calcext:value-type="float">
            <text:p>1015</text:p>
          </table:table-cell>
          <table:table-cell office:value-type="float" office:value="9.516625539" calcext:value-type="float">
            <text:p>9.516625539</text:p>
          </table:table-cell>
          <table:table-cell office:value-type="float" office:value="-1.629984977" calcext:value-type="float">
            <text:p>-1.629984977</text:p>
          </table:table-cell>
          <table:table-cell office:value-type="float" office:value="-1.506627742" calcext:value-type="float">
            <text:p>-1.506627742</text:p>
          </table:table-cell>
          <table:table-cell office:value-type="float" office:value="0.006434731053" calcext:value-type="float">
            <text:p>0.0064347311</text:p>
          </table:table-cell>
          <table:table-cell office:value-type="float" office:value="-0.06338155817" calcext:value-type="float">
            <text:p>-0.06338155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5" calcext:value-type="float">
            <text:p>1015</text:p>
          </table:table-cell>
          <table:table-cell office:value-type="float" office:value="9.430716335" calcext:value-type="float">
            <text:p>9.430716335</text:p>
          </table:table-cell>
          <table:table-cell office:value-type="float" office:value="-1.664939816" calcext:value-type="float">
            <text:p>-1.664939816</text:p>
          </table:table-cell>
          <table:table-cell office:value-type="float" office:value="-0.6990035652" calcext:value-type="float">
            <text:p>-0.6990035652</text:p>
          </table:table-cell>
          <table:table-cell office:value-type="float" office:value="0.006234649587" calcext:value-type="float">
            <text:p>0.0062346496</text:p>
          </table:table-cell>
          <table:table-cell office:value-type="float" office:value="-0.06473887807" calcext:value-type="float">
            <text:p>-0.06473887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6" calcext:value-type="float">
            <text:p>1016</text:p>
          </table:table-cell>
          <table:table-cell office:value-type="float" office:value="9.326364504" calcext:value-type="float">
            <text:p>9.326364504</text:p>
          </table:table-cell>
          <table:table-cell office:value-type="float" office:value="-1.881258803" calcext:value-type="float">
            <text:p>-1.881258803</text:p>
          </table:table-cell>
          <table:table-cell office:value-type="float" office:value="-4.457997303" calcext:value-type="float">
            <text:p>-4.457997303</text:p>
          </table:table-cell>
          <table:table-cell office:value-type="float" office:value="0.006166678578" calcext:value-type="float">
            <text:p>0.0061666786</text:p>
          </table:table-cell>
          <table:table-cell office:value-type="float" office:value="-0.05614987665" calcext:value-type="float">
            <text:p>-0.05614987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6" calcext:value-type="float">
            <text:p>1016</text:p>
          </table:table-cell>
          <table:table-cell office:value-type="float" office:value="9.225476977" calcext:value-type="float">
            <text:p>9.225476977</text:p>
          </table:table-cell>
          <table:table-cell office:value-type="float" office:value="-1.815540671" calcext:value-type="float">
            <text:p>-1.815540671</text:p>
          </table:table-cell>
          <table:table-cell office:value-type="float" office:value="1.027999274" calcext:value-type="float">
            <text:p>1.027999274</text:p>
          </table:table-cell>
          <table:table-cell office:value-type="float" office:value="0.006002667775" calcext:value-type="float">
            <text:p>0.0060026678</text:p>
          </table:table-cell>
          <table:table-cell office:value-type="float" office:value="-0.053416488" calcext:value-type="float">
            <text:p>-0.0534164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9.159174837" calcext:value-type="float">
            <text:p>9.159174837</text:p>
          </table:table-cell>
          <table:table-cell office:value-type="float" office:value="-1.851404085" calcext:value-type="float">
            <text:p>-1.851404085</text:p>
          </table:table-cell>
          <table:table-cell office:value-type="float" office:value="-0.9874535674" calcext:value-type="float">
            <text:p>-0.9874535674</text:p>
          </table:table-cell>
          <table:table-cell office:value-type="float" office:value="0.005947364573" calcext:value-type="float">
            <text:p>0.0059473646</text:p>
          </table:table-cell>
          <table:table-cell office:value-type="float" office:value="-0.05424405278" calcext:value-type="float">
            <text:p>-0.05424405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9.073316129" calcext:value-type="float">
            <text:p>9.073316129</text:p>
          </table:table-cell>
          <table:table-cell office:value-type="float" office:value="-1.688309281" calcext:value-type="float">
            <text:p>-1.688309281</text:p>
          </table:table-cell>
          <table:table-cell office:value-type="float" office:value="3.155653194" calcext:value-type="float">
            <text:p>3.155653194</text:p>
          </table:table-cell>
          <table:table-cell office:value-type="float" office:value="0.006235681581" calcext:value-type="float">
            <text:p>0.0062356816</text:p>
          </table:table-cell>
          <table:table-cell office:value-type="float" office:value="-0.05342376854" calcext:value-type="float">
            <text:p>-0.05342376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8.987076951" calcext:value-type="float">
            <text:p>8.987076951</text:p>
          </table:table-cell>
          <table:table-cell office:value-type="float" office:value="-1.757798604" calcext:value-type="float">
            <text:p>-1.757798604</text:p>
          </table:table-cell>
          <table:table-cell office:value-type="float" office:value="-1.439601656" calcext:value-type="float">
            <text:p>-1.439601656</text:p>
          </table:table-cell>
          <table:table-cell office:value-type="float" office:value="0.006179695797" calcext:value-type="float">
            <text:p>0.0061796958</text:p>
          </table:table-cell>
          <table:table-cell office:value-type="float" office:value="-0.05839786407" calcext:value-type="float">
            <text:p>-0.05839786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8.895921563" calcext:value-type="float">
            <text:p>8.895921563</text:p>
          </table:table-cell>
          <table:table-cell office:value-type="float" office:value="-1.757723605" calcext:value-type="float">
            <text:p>-1.757723605</text:p>
          </table:table-cell>
          <table:table-cell office:value-type="float" office:value="0.001501801272" calcext:value-type="float">
            <text:p>0.0015018013</text:p>
          </table:table-cell>
          <table:table-cell office:value-type="float" office:value="0.006068483205" calcext:value-type="float">
            <text:p>0.0060684832</text:p>
          </table:table-cell>
          <table:table-cell office:value-type="float" office:value="-0.05890066073" calcext:value-type="float">
            <text:p>-0.05890066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8.799858301" calcext:value-type="float">
            <text:p>8.799858301</text:p>
          </table:table-cell>
          <table:table-cell office:value-type="float" office:value="-1.833007153" calcext:value-type="float">
            <text:p>-1.833007153</text:p>
          </table:table-cell>
          <table:table-cell office:value-type="float" office:value="-1.4788921" calcext:value-type="float">
            <text:p>-1.4788921</text:p>
          </table:table-cell>
          <table:table-cell office:value-type="float" office:value="0.005972093425" calcext:value-type="float">
            <text:p>0.0059720934</text:p>
          </table:table-cell>
          <table:table-cell office:value-type="float" office:value="-0.05909669157" calcext:value-type="float">
            <text:p>-0.05909669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8" calcext:value-type="float">
            <text:p>1018</text:p>
          </table:table-cell>
          <table:table-cell office:value-type="float" office:value="8.712368602" calcext:value-type="float">
            <text:p>8.712368602</text:p>
          </table:table-cell>
          <table:table-cell office:value-type="float" office:value="-1.824061289" calcext:value-type="float">
            <text:p>-1.824061289</text:p>
          </table:table-cell>
          <table:table-cell office:value-type="float" office:value="0.1799372033" calcext:value-type="float">
            <text:p>0.1799372033</text:p>
          </table:table-cell>
          <table:table-cell office:value-type="float" office:value="0.00585008462" calcext:value-type="float">
            <text:p>0.0058500846</text:p>
          </table:table-cell>
          <table:table-cell office:value-type="float" office:value="-0.05837242494" calcext:value-type="float">
            <text:p>-0.05837242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0" calcext:value-type="float">
            <text:p>1020</text:p>
          </table:table-cell>
          <table:table-cell office:value-type="float" office:value="8.615356676" calcext:value-type="float">
            <text:p>8.615356676</text:p>
          </table:table-cell>
          <table:table-cell office:value-type="float" office:value="-1.882790734" calcext:value-type="float">
            <text:p>-1.882790734</text:p>
          </table:table-cell>
          <table:table-cell office:value-type="float" office:value="-1.211680791" calcext:value-type="float">
            <text:p>-1.211680791</text:p>
          </table:table-cell>
          <table:table-cell office:value-type="float" office:value="0.005718588043" calcext:value-type="float">
            <text:p>0.005718588</text:p>
          </table:table-cell>
          <table:table-cell office:value-type="float" office:value="-0.0605856281" calcext:value-type="float">
            <text:p>-0.06058562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0" calcext:value-type="float">
            <text:p>1020</text:p>
          </table:table-cell>
          <table:table-cell office:value-type="float" office:value="8.507108483" calcext:value-type="float">
            <text:p>8.507108483</text:p>
          </table:table-cell>
          <table:table-cell office:value-type="float" office:value="-1.954254962" calcext:value-type="float">
            <text:p>-1.954254962</text:p>
          </table:table-cell>
          <table:table-cell office:value-type="float" office:value="-1.387378249" calcext:value-type="float">
            <text:p>-1.387378249</text:p>
          </table:table-cell>
          <table:table-cell office:value-type="float" office:value="0.005658366669" calcext:value-type="float">
            <text:p>0.0056583667</text:p>
          </table:table-cell>
          <table:table-cell office:value-type="float" office:value="-0.05298276261" calcext:value-type="float">
            <text:p>-0.05298276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8.404703789" calcext:value-type="float">
            <text:p>8.404703789</text:p>
          </table:table-cell>
          <table:table-cell office:value-type="float" office:value="-2.052975286" calcext:value-type="float">
            <text:p>-2.052975286</text:p>
          </table:table-cell>
          <table:table-cell office:value-type="float" office:value="-1.98196037" calcext:value-type="float">
            <text:p>-1.98196037</text:p>
          </table:table-cell>
          <table:table-cell office:value-type="float" office:value="0.005564684879" calcext:value-type="float">
            <text:p>0.0055646849</text:p>
          </table:table-cell>
          <table:table-cell office:value-type="float" office:value="-0.05608629576" calcext:value-type="float">
            <text:p>-0.05608629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8.298003776" calcext:value-type="float">
            <text:p>8.298003776</text:p>
          </table:table-cell>
          <table:table-cell office:value-type="float" office:value="-2.069551662" calcext:value-type="float">
            <text:p>-2.069551662</text:p>
          </table:table-cell>
          <table:table-cell office:value-type="float" office:value="-0.3186699568" calcext:value-type="float">
            <text:p>-0.3186699568</text:p>
          </table:table-cell>
          <table:table-cell office:value-type="float" office:value="0.005612535526" calcext:value-type="float">
            <text:p>0.0056125355</text:p>
          </table:table-cell>
          <table:table-cell office:value-type="float" office:value="-0.05244077392" calcext:value-type="float">
            <text:p>-0.05244077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8.189910694" calcext:value-type="float">
            <text:p>8.189910694</text:p>
          </table:table-cell>
          <table:table-cell office:value-type="float" office:value="-2.10910177" calcext:value-type="float">
            <text:p>-2.10910177</text:p>
          </table:table-cell>
          <table:table-cell office:value-type="float" office:value="-0.8123248163" calcext:value-type="float">
            <text:p>-0.8123248163</text:p>
          </table:table-cell>
          <table:table-cell office:value-type="float" office:value="0.005541785235" calcext:value-type="float">
            <text:p>0.0055417852</text:p>
          </table:table-cell>
          <table:table-cell office:value-type="float" office:value="-0.05165583332" calcext:value-type="float">
            <text:p>-0.05165583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8.084744292" calcext:value-type="float">
            <text:p>8.084744292</text:p>
          </table:table-cell>
          <table:table-cell office:value-type="float" office:value="-2.130620005" calcext:value-type="float">
            <text:p>-2.130620005</text:p>
          </table:table-cell>
          <table:table-cell office:value-type="float" office:value="-0.4338750895" calcext:value-type="float">
            <text:p>-0.4338750895</text:p>
          </table:table-cell>
          <table:table-cell office:value-type="float" office:value="0.005508706793" calcext:value-type="float">
            <text:p>0.0055087068</text:p>
          </table:table-cell>
          <table:table-cell office:value-type="float" office:value="-0.05320807538" calcext:value-type="float">
            <text:p>-0.05320807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2" calcext:value-type="float">
            <text:p>1022</text:p>
          </table:table-cell>
          <table:table-cell office:value-type="float" office:value="7.977812947" calcext:value-type="float">
            <text:p>7.977812947</text:p>
          </table:table-cell>
          <table:table-cell office:value-type="float" office:value="-2.174018743" calcext:value-type="float">
            <text:p>-2.174018743</text:p>
          </table:table-cell>
          <table:table-cell office:value-type="float" office:value="-0.8853482395" calcext:value-type="float">
            <text:p>-0.8853482395</text:p>
          </table:table-cell>
          <table:table-cell office:value-type="float" office:value="0.00539859661" calcext:value-type="float">
            <text:p>0.0053985966</text:p>
          </table:table-cell>
          <table:table-cell office:value-type="float" office:value="-0.054151768" calcext:value-type="float">
            <text:p>-0.0541517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2" calcext:value-type="float">
            <text:p>1022</text:p>
          </table:table-cell>
          <table:table-cell office:value-type="float" office:value="7.866254287" calcext:value-type="float">
            <text:p>7.866254287</text:p>
          </table:table-cell>
          <table:table-cell office:value-type="float" office:value="-2.169012348" calcext:value-type="float">
            <text:p>-2.169012348</text:p>
          </table:table-cell>
          <table:table-cell office:value-type="float" office:value="0.09895865549" calcext:value-type="float">
            <text:p>0.0989586555</text:p>
          </table:table-cell>
          <table:table-cell office:value-type="float" office:value="0.005059785852" calcext:value-type="float">
            <text:p>0.0050597859</text:p>
          </table:table-cell>
          <table:table-cell office:value-type="float" office:value="-0.04975062757" calcext:value-type="float">
            <text:p>-0.04975062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751425526" calcext:value-type="float">
            <text:p>7.751425526</text:p>
          </table:table-cell>
          <table:table-cell office:value-type="float" office:value="-2.236011368" calcext:value-type="float">
            <text:p>-2.236011368</text:p>
          </table:table-cell>
          <table:table-cell office:value-type="float" office:value="-1.354512426" calcext:value-type="float">
            <text:p>-1.354512426</text:p>
          </table:table-cell>
          <table:table-cell office:value-type="float" office:value="0.004904233742" calcext:value-type="float">
            <text:p>0.0049042337</text:p>
          </table:table-cell>
          <table:table-cell office:value-type="float" office:value="-0.05607156405" calcext:value-type="float">
            <text:p>-0.05607156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628096142" calcext:value-type="float">
            <text:p>7.628096142</text:p>
          </table:table-cell>
          <table:table-cell office:value-type="float" office:value="-2.330662504" calcext:value-type="float">
            <text:p>-2.330662504</text:p>
          </table:table-cell>
          <table:table-cell office:value-type="float" office:value="-1.892101493" calcext:value-type="float">
            <text:p>-1.892101493</text:p>
          </table:table-cell>
          <table:table-cell office:value-type="float" office:value="0.004593321064" calcext:value-type="float">
            <text:p>0.0045933211</text:p>
          </table:table-cell>
          <table:table-cell office:value-type="float" office:value="-0.05466471833" calcext:value-type="float">
            <text:p>-0.05466471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516980794" calcext:value-type="float">
            <text:p>7.516980794</text:p>
          </table:table-cell>
          <table:table-cell office:value-type="float" office:value="-2.329131403" calcext:value-type="float">
            <text:p>-2.329131403</text:p>
          </table:table-cell>
          <table:table-cell office:value-type="float" office:value="0.0303218786" calcext:value-type="float">
            <text:p>0.0303218786</text:p>
          </table:table-cell>
          <table:table-cell office:value-type="float" office:value="0.00446563825" calcext:value-type="float">
            <text:p>0.0044656383</text:p>
          </table:table-cell>
          <table:table-cell office:value-type="float" office:value="-0.05499715052" calcext:value-type="float">
            <text:p>-0.05499715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401079136" calcext:value-type="float">
            <text:p>7.401079136</text:p>
          </table:table-cell>
          <table:table-cell office:value-type="float" office:value="-2.334290177" calcext:value-type="float">
            <text:p>-2.334290177</text:p>
          </table:table-cell>
          <table:table-cell office:value-type="float" office:value="-0.1040178089" calcext:value-type="float">
            <text:p>-0.1040178089</text:p>
          </table:table-cell>
          <table:table-cell office:value-type="float" office:value="0.00436344839" calcext:value-type="float">
            <text:p>0.0043634484</text:p>
          </table:table-cell>
          <table:table-cell office:value-type="float" office:value="-0.05563279009" calcext:value-type="float">
            <text:p>-0.05563279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4" calcext:value-type="float">
            <text:p>1024</text:p>
          </table:table-cell>
          <table:table-cell office:value-type="float" office:value="7.279092735" calcext:value-type="float">
            <text:p>7.279092735</text:p>
          </table:table-cell>
          <table:table-cell office:value-type="float" office:value="-2.32244121" calcext:value-type="float">
            <text:p>-2.32244121</text:p>
          </table:table-cell>
          <table:table-cell office:value-type="float" office:value="0.2360189254" calcext:value-type="float">
            <text:p>0.2360189254</text:p>
          </table:table-cell>
          <table:table-cell office:value-type="float" office:value="0.004221458914" calcext:value-type="float">
            <text:p>0.0042214589</text:p>
          </table:table-cell>
          <table:table-cell office:value-type="float" office:value="-0.05463538413" calcext:value-type="float">
            <text:p>-0.05463538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4" calcext:value-type="float">
            <text:p>1024</text:p>
          </table:table-cell>
          <table:table-cell office:value-type="float" office:value="7.130351986" calcext:value-type="float">
            <text:p>7.130351986</text:p>
          </table:table-cell>
          <table:table-cell office:value-type="float" office:value="-2.361801528" calcext:value-type="float">
            <text:p>-2.361801528</text:p>
          </table:table-cell>
          <table:table-cell office:value-type="float" office:value="-0.6135580632" calcext:value-type="float">
            <text:p>-0.6135580632</text:p>
          </table:table-cell>
          <table:table-cell office:value-type="float" office:value="0.004092406585" calcext:value-type="float">
            <text:p>0.0040924066</text:p>
          </table:table-cell>
          <table:table-cell office:value-type="float" office:value="-0.0521876634" calcext:value-type="float">
            <text:p>-0.05218766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97583156" calcext:value-type="float">
            <text:p>6.97583156</text:p>
          </table:table-cell>
          <table:table-cell office:value-type="float" office:value="-3.009481171" calcext:value-type="float">
            <text:p>-3.009481171</text:p>
          </table:table-cell>
          <table:table-cell office:value-type="float" office:value="-17.93980778" calcext:value-type="float">
            <text:p>-17.93980778</text:p>
          </table:table-cell>
          <table:table-cell office:value-type="float" office:value="0.003882099125" calcext:value-type="float">
            <text:p>0.0038820991</text:p>
          </table:table-cell>
          <table:table-cell office:value-type="float" office:value="-0.05270069815" calcext:value-type="float">
            <text:p>-0.05270069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828780726" calcext:value-type="float">
            <text:p>6.828780726</text:p>
          </table:table-cell>
          <table:table-cell office:value-type="float" office:value="-3.174492985" calcext:value-type="float">
            <text:p>-3.174492985</text:p>
          </table:table-cell>
          <table:table-cell office:value-type="float" office:value="-3.28212402" calcext:value-type="float">
            <text:p>-3.28212402</text:p>
          </table:table-cell>
          <table:table-cell office:value-type="float" office:value="0.003751809013" calcext:value-type="float">
            <text:p>0.003751809</text:p>
          </table:table-cell>
          <table:table-cell office:value-type="float" office:value="-0.05185626724" calcext:value-type="float">
            <text:p>-0.05185626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670038425" calcext:value-type="float">
            <text:p>6.670038425</text:p>
          </table:table-cell>
          <table:table-cell office:value-type="float" office:value="-3.441706265" calcext:value-type="float">
            <text:p>-3.441706265</text:p>
          </table:table-cell>
          <table:table-cell office:value-type="float" office:value="-5.25235692" calcext:value-type="float">
            <text:p>-5.25235692</text:p>
          </table:table-cell>
          <table:table-cell office:value-type="float" office:value="0.003699273703" calcext:value-type="float">
            <text:p>0.0036992737</text:p>
          </table:table-cell>
          <table:table-cell office:value-type="float" office:value="-0.04943893642" calcext:value-type="float">
            <text:p>-0.04943893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537756967" calcext:value-type="float">
            <text:p>6.537756967</text:p>
          </table:table-cell>
          <table:table-cell office:value-type="float" office:value="-2.910169026" calcext:value-type="float">
            <text:p>-2.910169026</text:p>
          </table:table-cell>
          <table:table-cell office:value-type="float" office:value="10.79049285" calcext:value-type="float">
            <text:p>10.79049285</text:p>
          </table:table-cell>
          <table:table-cell office:value-type="float" office:value="0.003657489813" calcext:value-type="float">
            <text:p>0.0036574898</text:p>
          </table:table-cell>
          <table:table-cell office:value-type="float" office:value="-0.05444394252" calcext:value-type="float">
            <text:p>-0.05444394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414084058" calcext:value-type="float">
            <text:p>6.414084058</text:p>
          </table:table-cell>
          <table:table-cell office:value-type="float" office:value="-2.762223254" calcext:value-type="float">
            <text:p>-2.762223254</text:p>
          </table:table-cell>
          <table:table-cell office:value-type="float" office:value="2.96798359" calcext:value-type="float">
            <text:p>2.96798359</text:p>
          </table:table-cell>
          <table:table-cell office:value-type="float" office:value="0.003557658354" calcext:value-type="float">
            <text:p>0.0035576584</text:p>
          </table:table-cell>
          <table:table-cell office:value-type="float" office:value="-0.05349957107" calcext:value-type="float">
            <text:p>-0.05349957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6.27456522" calcext:value-type="float">
            <text:p>6.27456522</text:p>
          </table:table-cell>
          <table:table-cell office:value-type="float" office:value="-2.66843632" calcext:value-type="float">
            <text:p>-2.66843632</text:p>
          </table:table-cell>
          <table:table-cell office:value-type="float" office:value="1.908347012" calcext:value-type="float">
            <text:p>1.908347012</text:p>
          </table:table-cell>
          <table:table-cell office:value-type="float" office:value="0.003546668298" calcext:value-type="float">
            <text:p>0.0035466683</text:p>
          </table:table-cell>
          <table:table-cell office:value-type="float" office:value="-0.05255519963" calcext:value-type="float">
            <text:p>-0.05255519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6.140425163" calcext:value-type="float">
            <text:p>6.140425163</text:p>
          </table:table-cell>
          <table:table-cell office:value-type="float" office:value="-2.677034195" calcext:value-type="float">
            <text:p>-2.677034195</text:p>
          </table:table-cell>
          <table:table-cell office:value-type="float" office:value="-0.1737763758" calcext:value-type="float">
            <text:p>-0.1737763758</text:p>
          </table:table-cell>
          <table:table-cell office:value-type="float" office:value="0.003454005659" calcext:value-type="float">
            <text:p>0.0034540057</text:p>
          </table:table-cell>
          <table:table-cell office:value-type="float" office:value="-0.05427749908" calcext:value-type="float">
            <text:p>-0.05427749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997584688" calcext:value-type="float">
            <text:p>5.997584688</text:p>
          </table:table-cell>
          <table:table-cell office:value-type="float" office:value="-2.771738662" calcext:value-type="float">
            <text:p>-2.771738662</text:p>
          </table:table-cell>
          <table:table-cell office:value-type="float" office:value="-1.833319598" calcext:value-type="float">
            <text:p>-1.833319598</text:p>
          </table:table-cell>
          <table:table-cell office:value-type="float" office:value="0.003194631564" calcext:value-type="float">
            <text:p>0.0031946316</text:p>
          </table:table-cell>
          <table:table-cell office:value-type="float" office:value="-0.06060054517" calcext:value-type="float">
            <text:p>-0.06060054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849814203" calcext:value-type="float">
            <text:p>5.849814203</text:p>
          </table:table-cell>
          <table:table-cell office:value-type="float" office:value="-2.820924511" calcext:value-type="float">
            <text:p>-2.820924511</text:p>
          </table:table-cell>
          <table:table-cell office:value-type="float" office:value="-0.9940465057" calcext:value-type="float">
            <text:p>-0.9940465057</text:p>
          </table:table-cell>
          <table:table-cell office:value-type="float" office:value="0.00299890384" calcext:value-type="float">
            <text:p>0.0029989038</text:p>
          </table:table-cell>
          <table:table-cell office:value-type="float" office:value="-0.05715824137" calcext:value-type="float">
            <text:p>-0.05715824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710350746" calcext:value-type="float">
            <text:p>5.710350746</text:p>
          </table:table-cell>
          <table:table-cell office:value-type="float" office:value="-2.791463403" calcext:value-type="float">
            <text:p>-2.791463403</text:p>
          </table:table-cell>
          <table:table-cell office:value-type="float" office:value="0.5540552172" calcext:value-type="float">
            <text:p>0.5540552172</text:p>
          </table:table-cell>
          <table:table-cell office:value-type="float" office:value="0.002787983582" calcext:value-type="float">
            <text:p>0.0027879836</text:p>
          </table:table-cell>
          <table:table-cell office:value-type="float" office:value="-0.06112386483" calcext:value-type="float">
            <text:p>-0.06112386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569845655" calcext:value-type="float">
            <text:p>5.569845655</text:p>
          </table:table-cell>
          <table:table-cell office:value-type="float" office:value="-2.839267953" calcext:value-type="float">
            <text:p>-2.839267953</text:p>
          </table:table-cell>
          <table:table-cell office:value-type="float" office:value="-0.9895916973" calcext:value-type="float">
            <text:p>-0.9895916973</text:p>
          </table:table-cell>
          <table:table-cell office:value-type="float" office:value="0.00249281545" calcext:value-type="float">
            <text:p>0.0024928155</text:p>
          </table:table-cell>
          <table:table-cell office:value-type="float" office:value="-0.06355308887" calcext:value-type="float">
            <text:p>-0.06355308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425002269" calcext:value-type="float">
            <text:p>5.425002269</text:p>
          </table:table-cell>
          <table:table-cell office:value-type="float" office:value="-2.812293595" calcext:value-type="float">
            <text:p>-2.812293595</text:p>
          </table:table-cell>
          <table:table-cell office:value-type="float" office:value="0.5410984616" calcext:value-type="float">
            <text:p>0.5410984616</text:p>
          </table:table-cell>
          <table:table-cell office:value-type="float" office:value="0.002252315005" calcext:value-type="float">
            <text:p>0.002252315</text:p>
          </table:table-cell>
          <table:table-cell office:value-type="float" office:value="-0.0608955898" calcext:value-type="float">
            <text:p>-0.06089558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5.283871518" calcext:value-type="float">
            <text:p>5.283871518</text:p>
          </table:table-cell>
          <table:table-cell office:value-type="float" office:value="-2.912626546" calcext:value-type="float">
            <text:p>-2.912626546</text:p>
          </table:table-cell>
          <table:table-cell office:value-type="float" office:value="-2.078589479" calcext:value-type="float">
            <text:p>-2.078589479</text:p>
          </table:table-cell>
          <table:table-cell office:value-type="float" office:value="0.002080662372" calcext:value-type="float">
            <text:p>0.0020806624</text:p>
          </table:table-cell>
          <table:table-cell office:value-type="float" office:value="-0.06533873809" calcext:value-type="float">
            <text:p>-0.06533873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5.128199811" calcext:value-type="float">
            <text:p>5.128199811</text:p>
          </table:table-cell>
          <table:table-cell office:value-type="float" office:value="-2.973131999" calcext:value-type="float">
            <text:p>-2.973131999</text:p>
          </table:table-cell>
          <table:table-cell office:value-type="float" office:value="-1.201032687" calcext:value-type="float">
            <text:p>-1.201032687</text:p>
          </table:table-cell>
          <table:table-cell office:value-type="float" office:value="0.001854744581" calcext:value-type="float">
            <text:p>0.0018547446</text:p>
          </table:table-cell>
          <table:table-cell office:value-type="float" office:value="-0.06017701194" calcext:value-type="float">
            <text:p>-0.06017701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4.985550066" calcext:value-type="float">
            <text:p>4.985550066</text:p>
          </table:table-cell>
          <table:table-cell office:value-type="float" office:value="-2.962828552" calcext:value-type="float">
            <text:p>-2.962828552</text:p>
          </table:table-cell>
          <table:table-cell office:value-type="float" office:value="0.2076301552" calcext:value-type="float">
            <text:p>0.2076301552</text:p>
          </table:table-cell>
          <table:table-cell office:value-type="float" office:value="0.001626688383" calcext:value-type="float">
            <text:p>0.0016266884</text:p>
          </table:table-cell>
          <table:table-cell office:value-type="float" office:value="-0.06145829813" calcext:value-type="float">
            <text:p>-0.06145829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8" calcext:value-type="float">
            <text:p>1028</text:p>
          </table:table-cell>
          <table:table-cell office:value-type="float" office:value="4.831066271" calcext:value-type="float">
            <text:p>4.831066271</text:p>
          </table:table-cell>
          <table:table-cell office:value-type="float" office:value="-3.000224012" calcext:value-type="float">
            <text:p>-3.000224012</text:p>
          </table:table-cell>
          <table:table-cell office:value-type="float" office:value="-0.734911312" calcext:value-type="float">
            <text:p>-0.734911312</text:p>
          </table:table-cell>
          <table:table-cell office:value-type="float" office:value="0.001513270723" calcext:value-type="float">
            <text:p>0.0015132707</text:p>
          </table:table-cell>
          <table:table-cell office:value-type="float" office:value="-0.06182660673" calcext:value-type="float">
            <text:p>-0.06182660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4.739263219" calcext:value-type="float">
            <text:p>4.739263219</text:p>
          </table:table-cell>
          <table:table-cell office:value-type="float" office:value="-2.577093983" calcext:value-type="float">
            <text:p>-2.577093983</text:p>
          </table:table-cell>
          <table:table-cell office:value-type="float" office:value="8.391762527" calcext:value-type="float">
            <text:p>8.391762527</text:p>
          </table:table-cell>
          <table:table-cell office:value-type="float" office:value="0.001430254434" calcext:value-type="float">
            <text:p>0.0014302544</text:p>
          </table:table-cell>
          <table:table-cell office:value-type="float" office:value="-0.06422750033" calcext:value-type="float">
            <text:p>-0.06422750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4.718737872" calcext:value-type="float">
            <text:p>4.718737872</text:p>
          </table:table-cell>
          <table:table-cell office:value-type="float" office:value="-1.75981514" calcext:value-type="float">
            <text:p>-1.75981514</text:p>
          </table:table-cell>
          <table:table-cell office:value-type="float" office:value="16.8339874" calcext:value-type="float">
            <text:p>16.8339874</text:p>
          </table:table-cell>
          <table:table-cell office:value-type="float" office:value="0.001431925619" calcext:value-type="float">
            <text:p>0.0014319256</text:p>
          </table:table-cell>
          <table:table-cell office:value-type="float" office:value="-0.06641796934" calcext:value-type="float">
            <text:p>-0.06641796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690793786" calcext:value-type="float">
            <text:p>4.690793786</text:p>
          </table:table-cell>
          <table:table-cell office:value-type="float" office:value="-0.9344190634" calcext:value-type="float">
            <text:p>-0.9344190634</text:p>
          </table:table-cell>
          <table:table-cell office:value-type="float" office:value="16.53481772" calcext:value-type="float">
            <text:p>16.53481772</text:p>
          </table:table-cell>
          <table:table-cell office:value-type="float" office:value="0.001485383391" calcext:value-type="float">
            <text:p>0.0014853834</text:p>
          </table:table-cell>
          <table:table-cell office:value-type="float" office:value="-0.06390453173" calcext:value-type="float">
            <text:p>-0.06390453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624870899" calcext:value-type="float">
            <text:p>4.624870899</text:p>
          </table:table-cell>
          <table:table-cell office:value-type="float" office:value="-0.6756785176" calcext:value-type="float">
            <text:p>-0.6756785176</text:p>
          </table:table-cell>
          <table:table-cell office:value-type="float" office:value="4.099438178" calcext:value-type="float">
            <text:p>4.099438178</text:p>
          </table:table-cell>
          <table:table-cell office:value-type="float" office:value="0.001452210058" calcext:value-type="float">
            <text:p>0.0014522101</text:p>
          </table:table-cell>
          <table:table-cell office:value-type="float" office:value="-0.06861471501" calcext:value-type="float">
            <text:p>-0.0686147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561230119" calcext:value-type="float">
            <text:p>4.561230119</text:p>
          </table:table-cell>
          <table:table-cell office:value-type="float" office:value="-1.09142025" calcext:value-type="float">
            <text:p>-1.09142025</text:p>
          </table:table-cell>
          <table:table-cell office:value-type="float" office:value="-10.90948217" calcext:value-type="float">
            <text:p>-10.90948217</text:p>
          </table:table-cell>
          <table:table-cell office:value-type="float" office:value="0.001384530882" calcext:value-type="float">
            <text:p>0.0013845309</text:p>
          </table:table-cell>
          <table:table-cell office:value-type="float" office:value="-0.06602871445" calcext:value-type="float">
            <text:p>-0.06602871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478202364" calcext:value-type="float">
            <text:p>4.478202364</text:p>
          </table:table-cell>
          <table:table-cell office:value-type="float" office:value="-1.461784682" calcext:value-type="float">
            <text:p>-1.461784682</text:p>
          </table:table-cell>
          <table:table-cell office:value-type="float" office:value="-7.453370154" calcext:value-type="float">
            <text:p>-7.453370154</text:p>
          </table:table-cell>
          <table:table-cell office:value-type="float" office:value="0.001356156029" calcext:value-type="float">
            <text:p>0.001356156</text:p>
          </table:table-cell>
          <table:table-cell office:value-type="float" office:value="-0.06760781437" calcext:value-type="float">
            <text:p>-0.06760781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405896382" calcext:value-type="float">
            <text:p>4.405896382</text:p>
          </table:table-cell>
          <table:table-cell office:value-type="float" office:value="-1.589933616" calcext:value-type="float">
            <text:p>-1.589933616</text:p>
          </table:table-cell>
          <table:table-cell office:value-type="float" office:value="-2.532490291" calcext:value-type="float">
            <text:p>-2.532490291</text:p>
          </table:table-cell>
          <table:table-cell office:value-type="float" office:value="0.001414241686" calcext:value-type="float">
            <text:p>0.0014142417</text:p>
          </table:table-cell>
          <table:table-cell office:value-type="float" office:value="-0.067648922" calcext:value-type="float">
            <text:p>-0.0676489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4.255820824" calcext:value-type="float">
            <text:p>4.255820824</text:p>
          </table:table-cell>
          <table:table-cell office:value-type="float" office:value="-1.532725281" calcext:value-type="float">
            <text:p>-1.532725281</text:p>
          </table:table-cell>
          <table:table-cell office:value-type="float" office:value="0.571175201" calcext:value-type="float">
            <text:p>0.571175201</text:p>
          </table:table-cell>
          <table:table-cell office:value-type="float" office:value="0.001562289792" calcext:value-type="float">
            <text:p>0.0015622898</text:p>
          </table:table-cell>
          <table:table-cell office:value-type="float" office:value="-0.07185513011" calcext:value-type="float">
            <text:p>-0.07185513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4.178477749" calcext:value-type="float">
            <text:p>4.178477749</text:p>
          </table:table-cell>
          <table:table-cell office:value-type="float" office:value="-1.500792514" calcext:value-type="float">
            <text:p>-1.500792514</text:p>
          </table:table-cell>
          <table:table-cell office:value-type="float" office:value="0.6503089778" calcext:value-type="float">
            <text:p>0.6503089778</text:p>
          </table:table-cell>
          <table:table-cell office:value-type="float" office:value="0.001597870282" calcext:value-type="float">
            <text:p>0.0015978703</text:p>
          </table:table-cell>
          <table:table-cell office:value-type="float" office:value="-0.07344375607" calcext:value-type="float">
            <text:p>-0.07344375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4.098854323" calcext:value-type="float">
            <text:p>4.098854323</text:p>
          </table:table-cell>
          <table:table-cell office:value-type="float" office:value="-1.569308251" calcext:value-type="float">
            <text:p>-1.569308251</text:p>
          </table:table-cell>
          <table:table-cell office:value-type="float" office:value="-1.406451957" calcext:value-type="float">
            <text:p>-1.406451957</text:p>
          </table:table-cell>
          <table:table-cell office:value-type="float" office:value="0.001762963584" calcext:value-type="float">
            <text:p>0.0017629636</text:p>
          </table:table-cell>
          <table:table-cell office:value-type="float" office:value="-0.07202461863" calcext:value-type="float">
            <text:p>-0.07202461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4.018598569" calcext:value-type="float">
            <text:p>4.018598569</text:p>
          </table:table-cell>
          <table:table-cell office:value-type="float" office:value="-1.585942268" calcext:value-type="float">
            <text:p>-1.585942268</text:p>
          </table:table-cell>
          <table:table-cell office:value-type="float" office:value="-0.3208995599" calcext:value-type="float">
            <text:p>-0.3208995599</text:p>
          </table:table-cell>
          <table:table-cell office:value-type="float" office:value="0.001878945192" calcext:value-type="float">
            <text:p>0.0018789452</text:p>
          </table:table-cell>
          <table:table-cell office:value-type="float" office:value="-0.07738491956" calcext:value-type="float">
            <text:p>-0.07738491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3.939296408" calcext:value-type="float">
            <text:p>3.939296408</text:p>
          </table:table-cell>
          <table:table-cell office:value-type="float" office:value="-1.597402406" calcext:value-type="float">
            <text:p>-1.597402406</text:p>
          </table:table-cell>
          <table:table-cell office:value-type="float" office:value="-0.2325878889" calcext:value-type="float">
            <text:p>-0.2325878889</text:p>
          </table:table-cell>
          <table:table-cell office:value-type="float" office:value="0.001992185586" calcext:value-type="float">
            <text:p>0.0019921856</text:p>
          </table:table-cell>
          <table:table-cell office:value-type="float" office:value="-0.08212301011" calcext:value-type="float">
            <text:p>-0.08212301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3.860025287" calcext:value-type="float">
            <text:p>3.860025287</text:p>
          </table:table-cell>
          <table:table-cell office:value-type="float" office:value="-1.558353844" calcext:value-type="float">
            <text:p>-1.558353844</text:p>
          </table:table-cell>
          <table:table-cell office:value-type="float" office:value="0.7474236256" calcext:value-type="float">
            <text:p>0.7474236256</text:p>
          </table:table-cell>
          <table:table-cell office:value-type="float" office:value="0.002090306552" calcext:value-type="float">
            <text:p>0.0020903066</text:p>
          </table:table-cell>
          <table:table-cell office:value-type="float" office:value="-0.07852613637" calcext:value-type="float">
            <text:p>-0.07852613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781789208" calcext:value-type="float">
            <text:p>3.781789208</text:p>
          </table:table-cell>
          <table:table-cell office:value-type="float" office:value="-1.580045747" calcext:value-type="float">
            <text:p>-1.580045747</text:p>
          </table:table-cell>
          <table:table-cell office:value-type="float" office:value="-0.4473211418" calcext:value-type="float">
            <text:p>-0.4473211418</text:p>
          </table:table-cell>
          <table:table-cell office:value-type="float" office:value="0.00209375063" calcext:value-type="float">
            <text:p>0.0020937506</text:p>
          </table:table-cell>
          <table:table-cell office:value-type="float" office:value="-0.08264201654" calcext:value-type="float">
            <text:p>-0.08264201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703274941" calcext:value-type="float">
            <text:p>3.703274941</text:p>
          </table:table-cell>
          <table:table-cell office:value-type="float" office:value="-1.565076992" calcext:value-type="float">
            <text:p>-1.565076992</text:p>
          </table:table-cell>
          <table:table-cell office:value-type="float" office:value="0.2982838405" calcext:value-type="float">
            <text:p>0.2982838405</text:p>
          </table:table-cell>
          <table:table-cell office:value-type="float" office:value="0.002221487884" calcext:value-type="float">
            <text:p>0.0022214879</text:p>
          </table:table-cell>
          <table:table-cell office:value-type="float" office:value="-0.08208227821" calcext:value-type="float">
            <text:p>-0.08208227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622864263" calcext:value-type="float">
            <text:p>3.622864263</text:p>
          </table:table-cell>
          <table:table-cell office:value-type="float" office:value="-1.602746013" calcext:value-type="float">
            <text:p>-1.602746013</text:p>
          </table:table-cell>
          <table:table-cell office:value-type="float" office:value="-0.7637390087" calcext:value-type="float">
            <text:p>-0.7637390087</text:p>
          </table:table-cell>
          <table:table-cell office:value-type="float" office:value="0.00212544971" calcext:value-type="float">
            <text:p>0.0021254497</text:p>
          </table:table-cell>
          <table:table-cell office:value-type="float" office:value="-0.08337194549" calcext:value-type="float">
            <text:p>-0.08337194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548584342" calcext:value-type="float">
            <text:p>3.548584342</text:p>
          </table:table-cell>
          <table:table-cell office:value-type="float" office:value="-1.554523007" calcext:value-type="float">
            <text:p>-1.554523007</text:p>
          </table:table-cell>
          <table:table-cell office:value-type="float" office:value="0.9534778347" calcext:value-type="float">
            <text:p>0.9534778347</text:p>
          </table:table-cell>
          <table:table-cell office:value-type="float" office:value="0.002114103505" calcext:value-type="float">
            <text:p>0.0021141035</text:p>
          </table:table-cell>
          <table:table-cell office:value-type="float" office:value="-0.08436048019" calcext:value-type="float">
            <text:p>-0.08436048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469542288" calcext:value-type="float">
            <text:p>3.469542288</text:p>
          </table:table-cell>
          <table:table-cell office:value-type="float" office:value="-1.556895953" calcext:value-type="float">
            <text:p>-1.556895953</text:p>
          </table:table-cell>
          <table:table-cell office:value-type="float" office:value="-0.04718389765" calcext:value-type="float">
            <text:p>-0.0471838977</text:p>
          </table:table-cell>
          <table:table-cell office:value-type="float" office:value="0.002169823205" calcext:value-type="float">
            <text:p>0.0021698232</text:p>
          </table:table-cell>
          <table:table-cell office:value-type="float" office:value="-0.08474674972" calcext:value-type="float">
            <text:p>-0.08474674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389313196" calcext:value-type="float">
            <text:p>3.389313196</text:p>
          </table:table-cell>
          <table:table-cell office:value-type="float" office:value="-1.568079293" calcext:value-type="float">
            <text:p>-1.568079293</text:p>
          </table:table-cell>
          <table:table-cell office:value-type="float" office:value="-0.2319319208" calcext:value-type="float">
            <text:p>-0.2319319208</text:p>
          </table:table-cell>
          <table:table-cell office:value-type="float" office:value="0.002225441927" calcext:value-type="float">
            <text:p>0.0022254419</text:p>
          </table:table-cell>
          <table:table-cell office:value-type="float" office:value="-0.08422962152" calcext:value-type="float">
            <text:p>-0.08422962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311950809" calcext:value-type="float">
            <text:p>3.311950809</text:p>
          </table:table-cell>
          <table:table-cell office:value-type="float" office:value="-1.579039047" calcext:value-type="float">
            <text:p>-1.579039047</text:p>
          </table:table-cell>
          <table:table-cell office:value-type="float" office:value="-0.2127227808" calcext:value-type="float">
            <text:p>-0.2127227808</text:p>
          </table:table-cell>
          <table:table-cell office:value-type="float" office:value="0.002324412108" calcext:value-type="float">
            <text:p>0.0023244121</text:p>
          </table:table-cell>
          <table:table-cell office:value-type="float" office:value="-0.08341136074" calcext:value-type="float">
            <text:p>-0.08341136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229019518" calcext:value-type="float">
            <text:p>3.229019518</text:p>
          </table:table-cell>
          <table:table-cell office:value-type="float" office:value="-1.620800806" calcext:value-type="float">
            <text:p>-1.620800806</text:p>
          </table:table-cell>
          <table:table-cell office:value-type="float" office:value="-0.854541948" calcext:value-type="float">
            <text:p>-0.854541948</text:p>
          </table:table-cell>
          <table:table-cell office:value-type="float" office:value="0.002887316687" calcext:value-type="float">
            <text:p>0.0028873167</text:p>
          </table:table-cell>
          <table:table-cell office:value-type="float" office:value="-0.08865506599" calcext:value-type="float">
            <text:p>-0.0886550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064340578" calcext:value-type="float">
            <text:p>3.064340578</text:p>
          </table:table-cell>
          <table:table-cell office:value-type="float" office:value="-1.538557676" calcext:value-type="float">
            <text:p>-1.538557676</text:p>
          </table:table-cell>
          <table:table-cell office:value-type="float" office:value="0.7077440788" calcext:value-type="float">
            <text:p>0.7077440788</text:p>
          </table:table-cell>
          <table:table-cell office:value-type="float" office:value="0.00306106553" calcext:value-type="float">
            <text:p>0.0030610655</text:p>
          </table:table-cell>
          <table:table-cell office:value-type="float" office:value="-0.08784968779" calcext:value-type="float">
            <text:p>-0.08784968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2.976142466" calcext:value-type="float">
            <text:p>2.976142466</text:p>
          </table:table-cell>
          <table:table-cell office:value-type="float" office:value="-1.878985397" calcext:value-type="float">
            <text:p>-1.878985397</text:p>
          </table:table-cell>
          <table:table-cell office:value-type="float" office:value="-9.737693242" calcext:value-type="float">
            <text:p>-9.737693242</text:p>
          </table:table-cell>
          <table:table-cell office:value-type="float" office:value="0.003246896872" calcext:value-type="float">
            <text:p>0.0032468969</text:p>
          </table:table-cell>
          <table:table-cell office:value-type="float" office:value="-0.08666574473" calcext:value-type="float">
            <text:p>-0.08666574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2.88480534" calcext:value-type="float">
            <text:p>2.88480534</text:p>
          </table:table-cell>
          <table:table-cell office:value-type="float" office:value="-1.919681655" calcext:value-type="float">
            <text:p>-1.919681655</text:p>
          </table:table-cell>
          <table:table-cell office:value-type="float" office:value="-0.8104995984" calcext:value-type="float">
            <text:p>-0.8104995984</text:p>
          </table:table-cell>
          <table:table-cell office:value-type="float" office:value="0.003240786155" calcext:value-type="float">
            <text:p>0.0032407862</text:p>
          </table:table-cell>
          <table:table-cell office:value-type="float" office:value="-0.08336629211" calcext:value-type="float">
            <text:p>-0.08336629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789157226" calcext:value-type="float">
            <text:p>2.789157226</text:p>
          </table:table-cell>
          <table:table-cell office:value-type="float" office:value="-2.10013576" calcext:value-type="float">
            <text:p>-2.10013576</text:p>
          </table:table-cell>
          <table:table-cell office:value-type="float" office:value="-3.695011823" calcext:value-type="float">
            <text:p>-3.695011823</text:p>
          </table:table-cell>
          <table:table-cell office:value-type="float" office:value="0.003190293001" calcext:value-type="float">
            <text:p>0.003190293</text:p>
          </table:table-cell>
          <table:table-cell office:value-type="float" office:value="-0.09132357718" calcext:value-type="float">
            <text:p>-0.09132357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693969051" calcext:value-type="float">
            <text:p>2.693969051</text:p>
          </table:table-cell>
          <table:table-cell office:value-type="float" office:value="-1.890182128" calcext:value-type="float">
            <text:p>-1.890182128</text:p>
          </table:table-cell>
          <table:table-cell office:value-type="float" office:value="4.175295504" calcext:value-type="float">
            <text:p>4.175295504</text:p>
          </table:table-cell>
          <table:table-cell office:value-type="float" office:value="0.003032937059" calcext:value-type="float">
            <text:p>0.0030329371</text:p>
          </table:table-cell>
          <table:table-cell office:value-type="float" office:value="-0.08768649833" calcext:value-type="float">
            <text:p>-0.08768649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596712963" calcext:value-type="float">
            <text:p>2.596712963</text:p>
          </table:table-cell>
          <table:table-cell office:value-type="float" office:value="-1.945273517" calcext:value-type="float">
            <text:p>-1.945273517</text:p>
          </table:table-cell>
          <table:table-cell office:value-type="float" office:value="-1.124036702" calcext:value-type="float">
            <text:p>-1.124036702</text:p>
          </table:table-cell>
          <table:table-cell office:value-type="float" office:value="0.002909861996" calcext:value-type="float">
            <text:p>0.002909862</text:p>
          </table:table-cell>
          <table:table-cell office:value-type="float" office:value="-0.08930787109" calcext:value-type="float">
            <text:p>-0.08930787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408485094" calcext:value-type="float">
            <text:p>2.408485094</text:p>
          </table:table-cell>
          <table:table-cell office:value-type="float" office:value="-1.919206497" calcext:value-type="float">
            <text:p>-1.919206497</text:p>
          </table:table-cell>
          <table:table-cell office:value-type="float" office:value="0.2603972215" calcext:value-type="float">
            <text:p>0.2603972215</text:p>
          </table:table-cell>
          <table:table-cell office:value-type="float" office:value="0.002949145786" calcext:value-type="float">
            <text:p>0.0029491458</text:p>
          </table:table-cell>
          <table:table-cell office:value-type="float" office:value="-0.09032298425" calcext:value-type="float">
            <text:p>-0.09032298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315259612" calcext:value-type="float">
            <text:p>2.315259612</text:p>
          </table:table-cell>
          <table:table-cell office:value-type="float" office:value="-1.892023626" calcext:value-type="float">
            <text:p>-1.892023626</text:p>
          </table:table-cell>
          <table:table-cell office:value-type="float" office:value="0.5281817585" calcext:value-type="float">
            <text:p>0.5281817585</text:p>
          </table:table-cell>
          <table:table-cell office:value-type="float" office:value="0.00310865314" calcext:value-type="float">
            <text:p>0.0031086531</text:p>
          </table:table-cell>
          <table:table-cell office:value-type="float" office:value="-0.09378708887" calcext:value-type="float">
            <text:p>-0.09378708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222069283" calcext:value-type="float">
            <text:p>2.222069283</text:p>
          </table:table-cell>
          <table:table-cell office:value-type="float" office:value="-1.860055789" calcext:value-type="float">
            <text:p>-1.860055789</text:p>
          </table:table-cell>
          <table:table-cell office:value-type="float" office:value="0.6478018092" calcext:value-type="float">
            <text:p>0.6478018092</text:p>
          </table:table-cell>
          <table:table-cell office:value-type="float" office:value="0.003204757855" calcext:value-type="float">
            <text:p>0.0032047579</text:p>
          </table:table-cell>
          <table:table-cell office:value-type="float" office:value="-0.0926802934" calcext:value-type="float">
            <text:p>-0.0926802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127766167" calcext:value-type="float">
            <text:p>2.127766167</text:p>
          </table:table-cell>
          <table:table-cell office:value-type="float" office:value="-1.836575861" calcext:value-type="float">
            <text:p>-1.836575861</text:p>
          </table:table-cell>
          <table:table-cell office:value-type="float" office:value="0.4506273496" calcext:value-type="float">
            <text:p>0.4506273496</text:p>
          </table:table-cell>
          <table:table-cell office:value-type="float" office:value="0.003224861682" calcext:value-type="float">
            <text:p>0.0032248617</text:p>
          </table:table-cell>
          <table:table-cell office:value-type="float" office:value="-0.09066410852" calcext:value-type="float">
            <text:p>-0.09066410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032321439" calcext:value-type="float">
            <text:p>2.032321439</text:p>
          </table:table-cell>
          <table:table-cell office:value-type="float" office:value="-1.888007393" calcext:value-type="float">
            <text:p>-1.888007393</text:p>
          </table:table-cell>
          <table:table-cell office:value-type="float" office:value="-1.059256804" calcext:value-type="float">
            <text:p>-1.059256804</text:p>
          </table:table-cell>
          <table:table-cell office:value-type="float" office:value="0.003159331506" calcext:value-type="float">
            <text:p>0.0031593315</text:p>
          </table:table-cell>
          <table:table-cell office:value-type="float" office:value="-0.08804166404" calcext:value-type="float">
            <text:p>-0.0880416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934972904" calcext:value-type="float">
            <text:p>1.934972904</text:p>
          </table:table-cell>
          <table:table-cell office:value-type="float" office:value="-1.920719325" calcext:value-type="float">
            <text:p>-1.920719325</text:p>
          </table:table-cell>
          <table:table-cell office:value-type="float" office:value="-0.6675420579" calcext:value-type="float">
            <text:p>-0.6675420579</text:p>
          </table:table-cell>
          <table:table-cell office:value-type="float" office:value="0.003117335186" calcext:value-type="float">
            <text:p>0.0031173352</text:p>
          </table:table-cell>
          <table:table-cell office:value-type="float" office:value="-0.08829487172" calcext:value-type="float">
            <text:p>-0.08829487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837444622" calcext:value-type="float">
            <text:p>1.837444622</text:p>
          </table:table-cell>
          <table:table-cell office:value-type="float" office:value="-1.974186028" calcext:value-type="float">
            <text:p>-1.974186028</text:p>
          </table:table-cell>
          <table:table-cell office:value-type="float" office:value="-1.080135153" calcext:value-type="float">
            <text:p>-1.080135153</text:p>
          </table:table-cell>
          <table:table-cell office:value-type="float" office:value="0.00303401693" calcext:value-type="float">
            <text:p>0.0030340169</text:p>
          </table:table-cell>
          <table:table-cell office:value-type="float" office:value="-0.08833388259" calcext:value-type="float">
            <text:p>-0.08833388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74037094" calcext:value-type="float">
            <text:p>1.74037094</text:p>
          </table:table-cell>
          <table:table-cell office:value-type="float" office:value="-1.951140357" calcext:value-type="float">
            <text:p>-1.951140357</text:p>
          </table:table-cell>
          <table:table-cell office:value-type="float" office:value="0.4502584471" calcext:value-type="float">
            <text:p>0.4502584471</text:p>
          </table:table-cell>
          <table:table-cell office:value-type="float" office:value="0.003011490736" calcext:value-type="float">
            <text:p>0.0030114907</text:p>
          </table:table-cell>
          <table:table-cell office:value-type="float" office:value="-0.09101804782" calcext:value-type="float">
            <text:p>-0.09101804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644270665" calcext:value-type="float">
            <text:p>1.644270665</text:p>
          </table:table-cell>
          <table:table-cell office:value-type="float" office:value="-1.944329287" calcext:value-type="float">
            <text:p>-1.944329287</text:p>
          </table:table-cell>
          <table:table-cell office:value-type="float" office:value="0.1393485225" calcext:value-type="float">
            <text:p>0.1393485225</text:p>
          </table:table-cell>
          <table:table-cell office:value-type="float" office:value="0.003025087942" calcext:value-type="float">
            <text:p>0.0030250879</text:p>
          </table:table-cell>
          <table:table-cell office:value-type="float" office:value="-0.08923655099" calcext:value-type="float">
            <text:p>-0.0892365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54680629" calcext:value-type="float">
            <text:p>1.54680629</text:p>
          </table:table-cell>
          <table:table-cell office:value-type="float" office:value="-1.921249079" calcext:value-type="float">
            <text:p>-1.921249079</text:p>
          </table:table-cell>
          <table:table-cell office:value-type="float" office:value="0.4501758186" calcext:value-type="float">
            <text:p>0.4501758186</text:p>
          </table:table-cell>
          <table:table-cell office:value-type="float" office:value="0.003043949308" calcext:value-type="float">
            <text:p>0.0030439493</text:p>
          </table:table-cell>
          <table:table-cell office:value-type="float" office:value="-0.09070704442" calcext:value-type="float">
            <text:p>-0.09070704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44508096" calcext:value-type="float">
            <text:p>1.44508096</text:p>
          </table:table-cell>
          <table:table-cell office:value-type="float" office:value="-1.986631293" calcext:value-type="float">
            <text:p>-1.986631293</text:p>
          </table:table-cell>
          <table:table-cell office:value-type="float" office:value="-1.345072198" calcext:value-type="float">
            <text:p>-1.345072198</text:p>
          </table:table-cell>
          <table:table-cell office:value-type="float" office:value="0.002974508269" calcext:value-type="float">
            <text:p>0.0029745083</text:p>
          </table:table-cell>
          <table:table-cell office:value-type="float" office:value="-0.09157070195" calcext:value-type="float">
            <text:p>-0.0915707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33733464" calcext:value-type="float">
            <text:p>1.33733464</text:p>
          </table:table-cell>
          <table:table-cell office:value-type="float" office:value="-2.046369047" calcext:value-type="float">
            <text:p>-2.046369047</text:p>
          </table:table-cell>
          <table:table-cell office:value-type="float" office:value="-1.189440571" calcext:value-type="float">
            <text:p>-1.189440571</text:p>
          </table:table-cell>
          <table:table-cell office:value-type="float" office:value="0.002853295734" calcext:value-type="float">
            <text:p>0.0028532957</text:p>
          </table:table-cell>
          <table:table-cell office:value-type="float" office:value="-0.08766527947" calcext:value-type="float">
            <text:p>-0.08766527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229916985" calcext:value-type="float">
            <text:p>1.229916985</text:p>
          </table:table-cell>
          <table:table-cell office:value-type="float" office:value="-2.125507075" calcext:value-type="float">
            <text:p>-2.125507075</text:p>
          </table:table-cell>
          <table:table-cell office:value-type="float" office:value="-1.57545821" calcext:value-type="float">
            <text:p>-1.57545821</text:p>
          </table:table-cell>
          <table:table-cell office:value-type="float" office:value="0.002755914143" calcext:value-type="float">
            <text:p>0.0027559141</text:p>
          </table:table-cell>
          <table:table-cell office:value-type="float" office:value="-0.09087067339" calcext:value-type="float">
            <text:p>-0.09087067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119172467" calcext:value-type="float">
            <text:p>1.119172467</text:p>
          </table:table-cell>
          <table:table-cell office:value-type="float" office:value="-2.012792222" calcext:value-type="float">
            <text:p>-2.012792222</text:p>
          </table:table-cell>
          <table:table-cell office:value-type="float" office:value="1.785811766" calcext:value-type="float">
            <text:p>1.785811766</text:p>
          </table:table-cell>
          <table:table-cell office:value-type="float" office:value="0.002697118013" calcext:value-type="float">
            <text:p>0.002697118</text:p>
          </table:table-cell>
          <table:table-cell office:value-type="float" office:value="-0.08870015141" calcext:value-type="float">
            <text:p>-0.08870015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011444615" calcext:value-type="float">
            <text:p>1.011444615</text:p>
          </table:table-cell>
          <table:table-cell office:value-type="float" office:value="-2.269482811" calcext:value-type="float">
            <text:p>-2.269482811</text:p>
          </table:table-cell>
          <table:table-cell office:value-type="float" office:value="-6.946754884" calcext:value-type="float">
            <text:p>-6.946754884</text:p>
          </table:table-cell>
          <table:table-cell office:value-type="float" office:value="0.002708581988" calcext:value-type="float">
            <text:p>0.002708582</text:p>
          </table:table-cell>
          <table:table-cell office:value-type="float" office:value="-0.08622621147" calcext:value-type="float">
            <text:p>-0.08622621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0.9170061614" calcext:value-type="float">
            <text:p>0.9170061614</text:p>
          </table:table-cell>
          <table:table-cell office:value-type="float" office:value="-2.18148885" calcext:value-type="float">
            <text:p>-2.18148885</text:p>
          </table:table-cell>
          <table:table-cell office:value-type="float" office:value="1.746546043" calcext:value-type="float">
            <text:p>1.746546043</text:p>
          </table:table-cell>
          <table:table-cell office:value-type="float" office:value="0.00286367706" calcext:value-type="float">
            <text:p>0.0028636771</text:p>
          </table:table-cell>
          <table:table-cell office:value-type="float" office:value="-0.08995283409" calcext:value-type="float">
            <text:p>-0.08995283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8327248645" calcext:value-type="float">
            <text:p>0.8327248645</text:p>
          </table:table-cell>
          <table:table-cell office:value-type="float" office:value="-2.149002703" calcext:value-type="float">
            <text:p>-2.149002703</text:p>
          </table:table-cell>
          <table:table-cell office:value-type="float" office:value="0.6387415603" calcext:value-type="float">
            <text:p>0.6387415603</text:p>
          </table:table-cell>
          <table:table-cell office:value-type="float" office:value="0.003141566823" calcext:value-type="float">
            <text:p>0.0031415668</text:p>
          </table:table-cell>
          <table:table-cell office:value-type="float" office:value="-0.08982063055" calcext:value-type="float">
            <text:p>-0.08982063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7500683369" calcext:value-type="float">
            <text:p>0.7500683369</text:p>
          </table:table-cell>
          <table:table-cell office:value-type="float" office:value="-1.740387449" calcext:value-type="float">
            <text:p>-1.740387449</text:p>
          </table:table-cell>
          <table:table-cell office:value-type="float" office:value="8.352429049" calcext:value-type="float">
            <text:p>8.352429049</text:p>
          </table:table-cell>
          <table:table-cell office:value-type="float" office:value="0.003203137142" calcext:value-type="float">
            <text:p>0.0032031371</text:p>
          </table:table-cell>
          <table:table-cell office:value-type="float" office:value="-0.08547332971" calcext:value-type="float">
            <text:p>-0.08547332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6693331831" calcext:value-type="float">
            <text:p>0.6693331831</text:p>
          </table:table-cell>
          <table:table-cell office:value-type="float" office:value="-1.655791277" calcext:value-type="float">
            <text:p>-1.655791277</text:p>
          </table:table-cell>
          <table:table-cell office:value-type="float" office:value="1.698176663" calcext:value-type="float">
            <text:p>1.698176663</text:p>
          </table:table-cell>
          <table:table-cell office:value-type="float" office:value="0.003348795287" calcext:value-type="float">
            <text:p>0.0033487953</text:p>
          </table:table-cell>
          <table:table-cell office:value-type="float" office:value="-0.08755095657" calcext:value-type="float">
            <text:p>-0.08755095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5889674439" calcext:value-type="float">
            <text:p>0.5889674439</text:p>
          </table:table-cell>
          <table:table-cell office:value-type="float" office:value="-1.6239223" calcext:value-type="float">
            <text:p>-1.6239223</text:p>
          </table:table-cell>
          <table:table-cell office:value-type="float" office:value="0.6192232935" calcext:value-type="float">
            <text:p>0.6192232935</text:p>
          </table:table-cell>
          <table:table-cell office:value-type="float" office:value="0.003302696295" calcext:value-type="float">
            <text:p>0.0033026963</text:p>
          </table:table-cell>
          <table:table-cell office:value-type="float" office:value="-0.08931628771" calcext:value-type="float">
            <text:p>-0.08931628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5084038159" calcext:value-type="float">
            <text:p>0.5084038159</text:p>
          </table:table-cell>
          <table:table-cell office:value-type="float" office:value="-1.615669568" calcext:value-type="float">
            <text:p>-1.615669568</text:p>
          </table:table-cell>
          <table:table-cell office:value-type="float" office:value="0.1705387258" calcext:value-type="float">
            <text:p>0.1705387258</text:p>
          </table:table-cell>
          <table:table-cell office:value-type="float" office:value="0.003080687285" calcext:value-type="float">
            <text:p>0.0030806873</text:p>
          </table:table-cell>
          <table:table-cell office:value-type="float" office:value="-0.08660103534" calcext:value-type="float">
            <text:p>-0.086601035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281155568" calcext:value-type="float">
            <text:p>0.4281155568</text:p>
          </table:table-cell>
          <table:table-cell office:value-type="float" office:value="-1.602750184" calcext:value-type="float">
            <text:p>-1.602750184</text:p>
          </table:table-cell>
          <table:table-cell office:value-type="float" office:value="0.2545495271" calcext:value-type="float">
            <text:p>0.2545495271</text:p>
          </table:table-cell>
          <table:table-cell office:value-type="float" office:value="0.002820739252" calcext:value-type="float">
            <text:p>0.0028207393</text:p>
          </table:table-cell>
          <table:table-cell office:value-type="float" office:value="-0.0868048878" calcext:value-type="float">
            <text:p>-0.08680488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526273387" calcext:value-type="float">
            <text:p>0.3526273387</text:p>
          </table:table-cell>
          <table:table-cell office:value-type="float" office:value="-1.589283493" calcext:value-type="float">
            <text:p>-1.589283493</text:p>
          </table:table-cell>
          <table:table-cell office:value-type="float" office:value="0.2713612245" calcext:value-type="float">
            <text:p>0.2713612245</text:p>
          </table:table-cell>
          <table:table-cell office:value-type="float" office:value="0.002627124916" calcext:value-type="float">
            <text:p>0.0026271249</text:p>
          </table:table-cell>
          <table:table-cell office:value-type="float" office:value="-0.08669644455" calcext:value-type="float">
            <text:p>-0.08669644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2762937205" calcext:value-type="float">
            <text:p>0.2762937205</text:p>
          </table:table-cell>
          <table:table-cell office:value-type="float" office:value="-1.521713704" calcext:value-type="float">
            <text:p>-1.521713704</text:p>
          </table:table-cell>
          <table:table-cell office:value-type="float" office:value="1.294236315" calcext:value-type="float">
            <text:p>1.294236315</text:p>
          </table:table-cell>
          <table:table-cell office:value-type="float" office:value="0.002603587087" calcext:value-type="float">
            <text:p>0.0026035871</text:p>
          </table:table-cell>
          <table:table-cell office:value-type="float" office:value="-0.08596340983" calcext:value-type="float">
            <text:p>-0.08596340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2004819443" calcext:value-type="float">
            <text:p>0.2004819443</text:p>
          </table:table-cell>
          <table:table-cell office:value-type="float" office:value="-1.527740052" calcext:value-type="float">
            <text:p>-1.527740052</text:p>
          </table:table-cell>
          <table:table-cell office:value-type="float" office:value="-0.1271848388" calcext:value-type="float">
            <text:p>-0.1271848388</text:p>
          </table:table-cell>
          <table:table-cell office:value-type="float" office:value="0.002710192528" calcext:value-type="float">
            <text:p>0.0027101925</text:p>
          </table:table-cell>
          <table:table-cell office:value-type="float" office:value="-0.08460578364" calcext:value-type="float">
            <text:p>-0.08460578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232038149" calcext:value-type="float">
            <text:p>0.1232038149</text:p>
          </table:table-cell>
          <table:table-cell office:value-type="float" office:value="-1.525640355" calcext:value-type="float">
            <text:p>-1.525640355</text:p>
          </table:table-cell>
          <table:table-cell office:value-type="float" office:value="0.0411589234" calcext:value-type="float">
            <text:p>0.0411589234</text:p>
          </table:table-cell>
          <table:table-cell office:value-type="float" office:value="0.00290868469" calcext:value-type="float">
            <text:p>0.0029086847</text:p>
          </table:table-cell>
          <table:table-cell office:value-type="float" office:value="-0.08647955803" calcext:value-type="float">
            <text:p>-0.0864795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4398567949" calcext:value-type="float">
            <text:p>0.0439856795</text:p>
          </table:table-cell>
          <table:table-cell office:value-type="float" office:value="-1.578046934" calcext:value-type="float">
            <text:p>-1.578046934</text:p>
          </table:table-cell>
          <table:table-cell office:value-type="float" office:value="-1.071256842" calcext:value-type="float">
            <text:p>-1.071256842</text:p>
          </table:table-cell>
          <table:table-cell office:value-type="float" office:value="0.003060779657" calcext:value-type="float">
            <text:p>0.0030607797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3550211261" calcext:value-type="float">
            <text:p>0.0355021126</text:p>
          </table:table-cell>
          <table:table-cell office:value-type="float" office:value="-1.100479473" calcext:value-type="float">
            <text:p>-1.100479473</text:p>
          </table:table-cell>
          <table:table-cell office:value-type="float" office:value="9.417263202" calcext:value-type="float">
            <text:p>9.417263202</text:p>
          </table:table-cell>
          <table:table-cell office:value-type="float" office:value="0.003118839516" calcext:value-type="float">
            <text:p>0.0031188395</text:p>
          </table:table-cell>
          <table:table-cell office:value-type="float" office:value="-0.08835333242" calcext:value-type="float">
            <text:p>-0.08835333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7434090395" calcext:value-type="float">
            <text:p>0.074340904</text:p>
          </table:table-cell>
          <table:table-cell office:value-type="float" office:value="-0.3375039582" calcext:value-type="float">
            <text:p>-0.3375039582</text:p>
          </table:table-cell>
          <table:table-cell office:value-type="float" office:value="15.20687687" calcext:value-type="float">
            <text:p>15.20687687</text:p>
          </table:table-cell>
          <table:table-cell office:value-type="float" office:value="0.003026958701" calcext:value-type="float">
            <text:p>0.0030269587</text:p>
          </table:table-cell>
          <table:table-cell office:value-type="float" office:value="-0.09220932445" calcext:value-type="float">
            <text:p>-0.09220932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697921199" calcext:value-type="float">
            <text:p>0.0697921199</text:p>
          </table:table-cell>
          <table:table-cell office:value-type="float" office:value="0.1715307209" calcext:value-type="float">
            <text:p>0.1715307209</text:p>
          </table:table-cell>
          <table:table-cell office:value-type="float" office:value="10.31937756" calcext:value-type="float">
            <text:p>10.31937756</text:p>
          </table:table-cell>
          <table:table-cell office:value-type="float" office:value="0.002935962407" calcext:value-type="float">
            <text:p>0.0029359624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3548027621" calcext:value-type="float">
            <text:p>0.0354802762</text:p>
          </table:table-cell>
          <table:table-cell office:value-type="float" office:value="0.003059226338" calcext:value-type="float">
            <text:p>0.0030592263</text:p>
          </table:table-cell>
          <table:table-cell office:value-type="float" office:value="-3.302982861" calcext:value-type="float">
            <text:p>-3.302982861</text:p>
          </table:table-cell>
          <table:table-cell office:value-type="float" office:value="0.002873060409" calcext:value-type="float">
            <text:p>0.0028730604</text:p>
          </table:table-cell>
          <table:table-cell office:value-type="float" office:value="-0.09096014153" calcext:value-type="float">
            <text:p>-0.09096014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749085475" calcext:value-type="float">
            <text:p>0.0174908548</text:p>
          </table:table-cell>
          <table:table-cell office:value-type="float" office:value="-0.377501443" calcext:value-type="float">
            <text:p>-0.377501443</text:p>
          </table:table-cell>
          <table:table-cell office:value-type="float" office:value="-7.77615703" calcext:value-type="float">
            <text:p>-7.77615703</text:p>
          </table:table-cell>
          <table:table-cell office:value-type="float" office:value="0.002971380483" calcext:value-type="float">
            <text:p>0.0029713805</text:p>
          </table:table-cell>
          <table:table-cell office:value-type="float" office:value="-0.0906478458" calcext:value-type="float">
            <text:p>-0.09064784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3111751918" calcext:value-type="float">
            <text:p>0.0311175192</text:p>
          </table:table-cell>
          <table:table-cell office:value-type="float" office:value="-0.2550514076" calcext:value-type="float">
            <text:p>-0.2550514076</text:p>
          </table:table-cell>
          <table:table-cell office:value-type="float" office:value="2.472381026" calcext:value-type="float">
            <text:p>2.472381026</text:p>
          </table:table-cell>
          <table:table-cell office:value-type="float" office:value="0.003089377848" calcext:value-type="float">
            <text:p>0.0030893778</text:p>
          </table:table-cell>
          <table:table-cell office:value-type="float" office:value="-0.09033555007" calcext:value-type="float">
            <text:p>-0.09033555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3697904812" calcext:value-type="float">
            <text:p>0.0369790481</text:p>
          </table:table-cell>
          <table:table-cell office:value-type="float" office:value="-0.0002887892369" calcext:value-type="float">
            <text:p>-0.0002887892</text:p>
          </table:table-cell>
          <table:table-cell office:value-type="float" office:value="3.980560054" calcext:value-type="float">
            <text:p>3.980560054</text:p>
          </table:table-cell>
          <table:table-cell office:value-type="float" office:value="0.003196037673" calcext:value-type="float">
            <text:p>0.0031960377</text:p>
          </table:table-cell>
          <table:table-cell office:value-type="float" office:value="-0.0906478458" calcext:value-type="float">
            <text:p>-0.09064784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3517797606" calcext:value-type="float">
            <text:p>0.0351779761</text:p>
          </table:table-cell>
          <table:table-cell office:value-type="float" office:value="0.1059934291" calcext:value-type="float">
            <text:p>0.1059934291</text:p>
          </table:table-cell>
          <table:table-cell office:value-type="float" office:value="2.876102362" calcext:value-type="float">
            <text:p>2.876102362</text:p>
          </table:table-cell>
          <table:table-cell office:value-type="float" office:value="0.003183927033" calcext:value-type="float">
            <text:p>0.003183927</text:p>
          </table:table-cell>
          <table:table-cell office:value-type="float" office:value="-0.09096014153" calcext:value-type="float">
            <text:p>-0.09096014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3110707315" calcext:value-type="float">
            <text:p>0.0311070732</text:p>
          </table:table-cell>
          <table:table-cell office:value-type="float" office:value="-0.01255589668" calcext:value-type="float">
            <text:p>-0.0125558967</text:p>
          </table:table-cell>
          <table:table-cell office:value-type="float" office:value="-2.344625701" calcext:value-type="float">
            <text:p>-2.344625701</text:p>
          </table:table-cell>
          <table:table-cell office:value-type="float" office:value="0.003105219025" calcext:value-type="float">
            <text:p>0.003105219</text:p>
          </table:table-cell>
          <table:table-cell office:value-type="float" office:value="-0.09127243726" calcext:value-type="float">
            <text:p>-0.09127243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892009514" calcext:value-type="float">
            <text:p>0.0189200951</text:p>
          </table:table-cell>
          <table:table-cell office:value-type="float" office:value="-0.1237452068" calcext:value-type="float">
            <text:p>-0.1237452068</text:p>
          </table:table-cell>
          <table:table-cell office:value-type="float" office:value="-2.207768927" calcext:value-type="float">
            <text:p>-2.207768927</text:p>
          </table:table-cell>
          <table:table-cell office:value-type="float" office:value="0.00296584923" calcext:value-type="float">
            <text:p>0.0029658492</text:p>
          </table:table-cell>
          <table:table-cell office:value-type="float" office:value="-0.09096014153" calcext:value-type="float">
            <text:p>-0.09096014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685645277" calcext:value-type="float">
            <text:p>0.0168564528</text:p>
          </table:table-cell>
          <table:table-cell office:value-type="float" office:value="-0.1216045532" calcext:value-type="float">
            <text:p>-0.1216045532</text:p>
          </table:table-cell>
          <table:table-cell office:value-type="float" office:value="0.04389602125" calcext:value-type="float">
            <text:p>0.0438960213</text:p>
          </table:table-cell>
          <table:table-cell office:value-type="float" office:value="0.002903146446" calcext:value-type="float">
            <text:p>0.0029031464</text:p>
          </table:table-cell>
          <table:table-cell office:value-type="float" office:value="-0.09127243726" calcext:value-type="float">
            <text:p>-0.09127243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2753706593" calcext:value-type="float">
            <text:p>0.0275370659</text:p>
          </table:table-cell>
          <table:table-cell office:value-type="float" office:value="-0.02334215333" calcext:value-type="float">
            <text:p>-0.0233421533</text:p>
          </table:table-cell>
          <table:table-cell office:value-type="float" office:value="1.971339279" calcext:value-type="float">
            <text:p>1.971339279</text:p>
          </table:table-cell>
          <table:table-cell office:value-type="float" office:value="0.002920363562" calcext:value-type="float">
            <text:p>0.0029203636</text:p>
          </table:table-cell>
          <table:table-cell office:value-type="float" office:value="-0.09096014153" calcext:value-type="float">
            <text:p>-0.09096014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2611512971" calcext:value-type="float">
            <text:p>0.0261151297</text:p>
          </table:table-cell>
          <table:table-cell office:value-type="float" office:value="0.04802709725" calcext:value-type="float">
            <text:p>0.0480270973</text:p>
          </table:table-cell>
          <table:table-cell office:value-type="float" office:value="1.399152246" calcext:value-type="float">
            <text:p>1.399152246</text:p>
          </table:table-cell>
          <table:table-cell office:value-type="float" office:value="0.00301312693" calcext:value-type="float">
            <text:p>0.0030131269</text:p>
          </table:table-cell>
          <table:table-cell office:value-type="float" office:value="-0.09096014153" calcext:value-type="float">
            <text:p>-0.09096014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623853442" calcext:value-type="float">
            <text:p>0.0162385344</text:p>
          </table:table-cell>
          <table:table-cell office:value-type="float" office:value="-0.006123586551" calcext:value-type="float">
            <text:p>-0.0061235866</text:p>
          </table:table-cell>
          <table:table-cell office:value-type="float" office:value="-1.122692084" calcext:value-type="float">
            <text:p>-1.122692084</text:p>
          </table:table-cell>
          <table:table-cell office:value-type="float" office:value="0.003092567348" calcext:value-type="float">
            <text:p>0.0030925673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198582496" calcext:value-type="float">
            <text:p>0.011985825</text:p>
          </table:table-cell>
          <table:table-cell office:value-type="float" office:value="-0.1047489946" calcext:value-type="float">
            <text:p>-0.1047489946</text:p>
          </table:table-cell>
          <table:table-cell office:value-type="float" office:value="-1.892444764" calcext:value-type="float">
            <text:p>-1.892444764</text:p>
          </table:table-cell>
          <table:table-cell office:value-type="float" office:value="0.003117447534" calcext:value-type="float">
            <text:p>0.0031174475</text:p>
          </table:table-cell>
          <table:table-cell office:value-type="float" office:value="-0.09096014153" calcext:value-type="float">
            <text:p>-0.09096014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564384863" calcext:value-type="float">
            <text:p>0.0156438486</text:p>
          </table:table-cell>
          <table:table-cell office:value-type="float" office:value="-0.07077659786" calcext:value-type="float">
            <text:p>-0.0707765979</text:p>
          </table:table-cell>
          <table:table-cell office:value-type="float" office:value="0.6876251445" calcext:value-type="float">
            <text:p>0.6876251445</text:p>
          </table:table-cell>
          <table:table-cell office:value-type="float" office:value="0.0030358829" calcext:value-type="float">
            <text:p>0.0030358829</text:p>
          </table:table-cell>
          <table:table-cell office:value-type="float" office:value="-0.08741644522" calcext:value-type="float">
            <text:p>-0.08741644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27039364" calcext:value-type="float">
            <text:p>0.0127039364</text:p>
          </table:table-cell>
          <table:table-cell office:value-type="float" office:value="-0.0210020762" calcext:value-type="float">
            <text:p>-0.0210020762</text:p>
          </table:table-cell>
          <table:table-cell office:value-type="float" office:value="0.9387234247" calcext:value-type="float">
            <text:p>0.9387234247</text:p>
          </table:table-cell>
          <table:table-cell office:value-type="float" office:value="0.002933564479" calcext:value-type="float">
            <text:p>0.0029335645</text:p>
          </table:table-cell>
          <table:table-cell office:value-type="float" office:value="-0.08741644522" calcext:value-type="float">
            <text:p>-0.08741644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451240848" calcext:value-type="float">
            <text:p>0.0145124085</text:p>
          </table:table-cell>
          <table:table-cell office:value-type="float" office:value="0.01912216811" calcext:value-type="float">
            <text:p>0.0191221681</text:p>
          </table:table-cell>
          <table:table-cell office:value-type="float" office:value="0.8602021446" calcext:value-type="float">
            <text:p>0.8602021446</text:p>
          </table:table-cell>
          <table:table-cell office:value-type="float" office:value="0.002865627603" calcext:value-type="float">
            <text:p>0.0028656276</text:p>
          </table:table-cell>
          <table:table-cell office:value-type="float" office:value="-0.08741644522" calcext:value-type="float">
            <text:p>-0.08741644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273891675" calcext:value-type="float">
            <text:p>0.0127389168</text:p>
          </table:table-cell>
          <table:table-cell office:value-type="float" office:value="-0.0171243103" calcext:value-type="float">
            <text:p>-0.0171243103</text:p>
          </table:table-cell>
          <table:table-cell office:value-type="float" office:value="-0.7091644732" calcext:value-type="float">
            <text:p>-0.7091644732</text:p>
          </table:table-cell>
          <table:table-cell office:value-type="float" office:value="0.002892954692" calcext:value-type="float">
            <text:p>0.0028929547</text:p>
          </table:table-cell>
          <table:table-cell office:value-type="float" office:value="-0.08741644522" calcext:value-type="float">
            <text:p>-0.08741644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692780819" calcext:value-type="float">
            <text:p>0.0096927808</text:p>
          </table:table-cell>
          <table:table-cell office:value-type="float" office:value="-0.01959269431" calcext:value-type="float">
            <text:p>-0.0195926943</text:p>
          </table:table-cell>
          <table:table-cell office:value-type="float" office:value="-0.05092980514" calcext:value-type="float">
            <text:p>-0.0509298051</text:p>
          </table:table-cell>
          <table:table-cell office:value-type="float" office:value="0.002960673065" calcext:value-type="float">
            <text:p>0.0029606731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7533259587" calcext:value-type="float">
            <text:p>0.0075332596</text:p>
          </table:table-cell>
          <table:table-cell office:value-type="float" office:value="-0.04662710505" calcext:value-type="float">
            <text:p>-0.0466271051</text:p>
          </table:table-cell>
          <table:table-cell office:value-type="float" office:value="-0.5299464753" calcext:value-type="float">
            <text:p>-0.5299464753</text:p>
          </table:table-cell>
          <table:table-cell office:value-type="float" office:value="0.003056998565" calcext:value-type="float">
            <text:p>0.0030569986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7973079706" calcext:value-type="float">
            <text:p>0.0079730797</text:p>
          </table:table-cell>
          <table:table-cell office:value-type="float" office:value="-0.03213640812" calcext:value-type="float">
            <text:p>-0.0321364081</text:p>
          </table:table-cell>
          <table:table-cell office:value-type="float" office:value="0.2890633681" calcext:value-type="float">
            <text:p>0.2890633681</text:p>
          </table:table-cell>
          <table:table-cell office:value-type="float" office:value="0.003064420705" calcext:value-type="float">
            <text:p>0.0030644207</text:p>
          </table:table-cell>
          <table:table-cell office:value-type="float" office:value="-0.08741644522" calcext:value-type="float">
            <text:p>-0.08741644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3978721" calcext:value-type="float">
            <text:p>0.0093978721</text:p>
          </table:table-cell>
          <table:table-cell office:value-type="float" office:value="-0.001432317103" calcext:value-type="float">
            <text:p>-0.0014323171</text:p>
          </table:table-cell>
          <table:table-cell office:value-type="float" office:value="0.630587926" calcext:value-type="float">
            <text:p>0.630587926</text:p>
          </table:table-cell>
          <table:table-cell office:value-type="float" office:value="0.00301202505" calcext:value-type="float">
            <text:p>0.0030120251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564896163" calcext:value-type="float">
            <text:p>0.0156489616</text:p>
          </table:table-cell>
          <table:table-cell office:value-type="float" office:value="0.05388275324" calcext:value-type="float">
            <text:p>0.0538827532</text:p>
          </table:table-cell>
          <table:table-cell office:value-type="float" office:value="1.093833802" calcext:value-type="float">
            <text:p>1.093833802</text:p>
          </table:table-cell>
          <table:table-cell office:value-type="float" office:value="0.002923551731" calcext:value-type="float">
            <text:p>0.0029235517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38065202" calcext:value-type="float">
            <text:p>0.0138065202</text:p>
          </table:table-cell>
          <table:table-cell office:value-type="float" office:value="0.03858518844" calcext:value-type="float">
            <text:p>0.0385851884</text:p>
          </table:table-cell>
          <table:table-cell office:value-type="float" office:value="-0.3081951042" calcext:value-type="float">
            <text:p>-0.3081951042</text:p>
          </table:table-cell>
          <table:table-cell office:value-type="float" office:value="0.002870599122" calcext:value-type="float">
            <text:p>0.0028705991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029805807" calcext:value-type="float">
            <text:p>0.0102980581</text:p>
          </table:table-cell>
          <table:table-cell office:value-type="float" office:value="0.005436380868" calcext:value-type="float">
            <text:p>0.0054363809</text:p>
          </table:table-cell>
          <table:table-cell office:value-type="float" office:value="-0.6631214944" calcext:value-type="float">
            <text:p>-0.6631214944</text:p>
          </table:table-cell>
          <table:table-cell office:value-type="float" office:value="0.002860132882" calcext:value-type="float">
            <text:p>0.0028601329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474703162" calcext:value-type="float">
            <text:p>0.0094747032</text:p>
          </table:table-cell>
          <table:table-cell office:value-type="float" office:value="-0.0400597695" calcext:value-type="float">
            <text:p>-0.0400597695</text:p>
          </table:table-cell>
          <table:table-cell office:value-type="float" office:value="-0.7114680013" calcext:value-type="float">
            <text:p>-0.7114680013</text:p>
          </table:table-cell>
          <table:table-cell office:value-type="float" office:value="0.002898980574" calcext:value-type="float">
            <text:p>0.0028989806</text:p>
          </table:table-cell>
          <table:table-cell office:value-type="float" office:value="-0.09189702872" calcext:value-type="float">
            <text:p>-0.0918970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646761114" calcext:value-type="float">
            <text:p>0.0096467611</text:p>
          </table:table-cell>
          <table:table-cell office:value-type="float" office:value="-0.02613844269" calcext:value-type="float">
            <text:p>-0.0261384427</text:p>
          </table:table-cell>
          <table:table-cell office:value-type="float" office:value="0.3758226224" calcext:value-type="float">
            <text:p>0.3758226224</text:p>
          </table:table-cell>
          <table:table-cell office:value-type="float" office:value="0.002938940831" calcext:value-type="float">
            <text:p>0.0029389408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362157871" calcext:value-type="float">
            <text:p>0.0093621579</text:p>
          </table:table-cell>
          <table:table-cell office:value-type="float" office:value="-0.004662979309" calcext:value-type="float">
            <text:p>-0.0046629793</text:p>
          </table:table-cell>
          <table:table-cell office:value-type="float" office:value="0.4345023425" calcext:value-type="float">
            <text:p>0.4345023425</text:p>
          </table:table-cell>
          <table:table-cell office:value-type="float" office:value="0.00296340187" calcext:value-type="float">
            <text:p>0.0029634019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137717012" calcext:value-type="float">
            <text:p>0.0113771701</text:p>
          </table:table-cell>
          <table:table-cell office:value-type="float" office:value="0.01277452888" calcext:value-type="float">
            <text:p>0.0127745289</text:p>
          </table:table-cell>
          <table:table-cell office:value-type="float" office:value="0.3412790801" calcext:value-type="float">
            <text:p>0.3412790801</text:p>
          </table:table-cell>
          <table:table-cell office:value-type="float" office:value="0.002936005346" calcext:value-type="float">
            <text:p>0.0029360053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702576977" calcext:value-type="float">
            <text:p>0.009702577</text:p>
          </table:table-cell>
          <table:table-cell office:value-type="float" office:value="-0.0002790675749" calcext:value-type="float">
            <text:p>-0.0002790676</text:p>
          </table:table-cell>
          <table:table-cell office:value-type="float" office:value="-0.2690542466" calcext:value-type="float">
            <text:p>-0.2690542466</text:p>
          </table:table-cell>
          <table:table-cell office:value-type="float" office:value="0.002896833275" calcext:value-type="float">
            <text:p>0.0028968333</text:p>
          </table:table-cell>
          <table:table-cell office:value-type="float" office:value="-0.08804103669" calcext:value-type="float">
            <text:p>-0.0880410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8818163074" calcext:value-type="float">
            <text:p>0.0088181631</text:p>
          </table:table-cell>
          <table:table-cell office:value-type="float" office:value="-0.004263849568" calcext:value-type="float">
            <text:p>-0.0042638496</text:p>
          </table:table-cell>
          <table:table-cell office:value-type="float" office:value="-0.07980514049" calcext:value-type="float">
            <text:p>-0.0798051405</text:p>
          </table:table-cell>
          <table:table-cell office:value-type="float" office:value="0.002844358307" calcext:value-type="float">
            <text:p>0.0028443583</text:p>
          </table:table-cell>
          <table:table-cell office:value-type="float" office:value="-0.08804103669" calcext:value-type="float">
            <text:p>-0.0880410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7964923101" calcext:value-type="float">
            <text:p>0.0079649231</text:p>
          </table:table-cell>
          <table:table-cell office:value-type="float" office:value="-0.02297768588" calcext:value-type="float">
            <text:p>-0.0229776859</text:p>
          </table:table-cell>
          <table:table-cell office:value-type="float" office:value="-0.3663764554" calcext:value-type="float">
            <text:p>-0.3663764554</text:p>
          </table:table-cell>
          <table:table-cell office:value-type="float" office:value="0.002843921521" calcext:value-type="float">
            <text:p>0.0028439215</text:p>
          </table:table-cell>
          <table:table-cell office:value-type="float" office:value="-0.08804103669" calcext:value-type="float">
            <text:p>-0.0880410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8542247948" calcext:value-type="float">
            <text:p>0.0085422479</text:p>
          </table:table-cell>
          <table:table-cell office:value-type="float" office:value="-0.007624404756" calcext:value-type="float">
            <text:p>-0.0076244048</text:p>
          </table:table-cell>
          <table:table-cell office:value-type="float" office:value="0.3069981872" calcext:value-type="float">
            <text:p>0.3069981872</text:p>
          </table:table-cell>
          <table:table-cell office:value-type="float" office:value="0.00287708205" calcext:value-type="float">
            <text:p>0.0028770821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945853407" calcext:value-type="float">
            <text:p>0.0099458534</text:p>
          </table:table-cell>
          <table:table-cell office:value-type="float" office:value="0.007750526374" calcext:value-type="float">
            <text:p>0.0077505264</text:p>
          </table:table-cell>
          <table:table-cell office:value-type="float" office:value="0.3112240681" calcext:value-type="float">
            <text:p>0.3112240681</text:p>
          </table:table-cell>
          <table:table-cell office:value-type="float" office:value="0.002921479577" calcext:value-type="float">
            <text:p>0.0029214796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1030097083" calcext:value-type="float">
            <text:p>0.0103009708</text:p>
          </table:table-cell>
          <table:table-cell office:value-type="float" office:value="0.01570582589" calcext:value-type="float">
            <text:p>0.0157058259</text:p>
          </table:table-cell>
          <table:table-cell office:value-type="float" office:value="0.1604267192" calcext:value-type="float">
            <text:p>0.1604267192</text:p>
          </table:table-cell>
          <table:table-cell office:value-type="float" office:value="0.002934601604" calcext:value-type="float">
            <text:p>0.0029346016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8752713865" calcext:value-type="float">
            <text:p>0.0087527139</text:p>
          </table:table-cell>
          <table:table-cell office:value-type="float" office:value="0.002289693351" calcext:value-type="float">
            <text:p>0.0022896934</text:p>
          </table:table-cell>
          <table:table-cell office:value-type="float" office:value="-0.2487329509" calcext:value-type="float">
            <text:p>-0.2487329509</text:p>
          </table:table-cell>
          <table:table-cell office:value-type="float" office:value="0.002916460887" calcext:value-type="float">
            <text:p>0.0029164609</text:p>
          </table:table-cell>
          <table:table-cell office:value-type="float" office:value="-0.08804103669" calcext:value-type="float">
            <text:p>-0.0880410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08735385" calcext:value-type="float">
            <text:p>0.0090873539</text:p>
          </table:table-cell>
          <table:table-cell office:value-type="float" office:value="-0.004751619651" calcext:value-type="float">
            <text:p>-0.0047516197</text:p>
          </table:table-cell>
          <table:table-cell office:value-type="float" office:value="-0.1533558835" calcext:value-type="float">
            <text:p>-0.1533558835</text:p>
          </table:table-cell>
          <table:table-cell office:value-type="float" office:value="0.002868978103" calcext:value-type="float">
            <text:p>0.0028689781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8574963557" calcext:value-type="float">
            <text:p>0.0085749636</text:p>
          </table:table-cell>
          <table:table-cell office:value-type="float" office:value="-0.01046769676" calcext:value-type="float">
            <text:p>-0.0104676968</text:p>
          </table:table-cell>
          <table:table-cell office:value-type="float" office:value="-0.1114112509" calcext:value-type="float">
            <text:p>-0.1114112509</text:p>
          </table:table-cell>
          <table:table-cell office:value-type="float" office:value="0.002851980915" calcext:value-type="float">
            <text:p>0.0028519809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014432872" calcext:value-type="float">
            <text:p>0.0090144329</text:p>
          </table:table-cell>
          <table:table-cell office:value-type="float" office:value="0.002098104532" calcext:value-type="float">
            <text:p>0.0020981045</text:p>
          </table:table-cell>
          <table:table-cell office:value-type="float" office:value="0.2571370481" calcext:value-type="float">
            <text:p>0.2571370481</text:p>
          </table:table-cell>
          <table:table-cell office:value-type="float" office:value="0.002854583575" calcext:value-type="float">
            <text:p>0.0028545836</text:p>
          </table:table-cell>
          <table:table-cell office:value-type="float" office:value="-0.09158473299" calcext:value-type="float">
            <text:p>-0.0915847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071934744" calcext:value-type="float">
            <text:p>0.0090719347</text:p>
          </table:table-cell>
          <table:table-cell office:value-type="float" office:value="0.00005326851783" calcext:value-type="float">
            <text:p>5.326851783E-05</text:p>
          </table:table-cell>
          <table:table-cell office:value-type="float" office:value="-0.04102927108" calcext:value-type="float">
            <text:p>-0.0410292711</text:p>
          </table:table-cell>
          <table:table-cell office:value-type="float" office:value="0.002879808494" calcext:value-type="float">
            <text:p>0.0028798085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327915094" calcext:value-type="float">
            <text:p>0.0093279151</text:p>
          </table:table-cell>
          <table:table-cell office:value-type="float" office:value="0.005078553909" calcext:value-type="float">
            <text:p>0.0050785539</text:p>
          </table:table-cell>
          <table:table-cell office:value-type="float" office:value="0.09990345981" calcext:value-type="float">
            <text:p>0.0999034598</text:p>
          </table:table-cell>
          <table:table-cell office:value-type="float" office:value="0.002912146711" calcext:value-type="float">
            <text:p>0.0029121467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8349251463" calcext:value-type="float">
            <text:p>0.0083492515</text:p>
          </table:table-cell>
          <table:table-cell office:value-type="float" office:value="-0.004447998545" calcext:value-type="float">
            <text:p>-0.0044479985</text:p>
          </table:table-cell>
          <table:table-cell office:value-type="float" office:value="-0.1906616561" calcext:value-type="float">
            <text:p>-0.1906616561</text:p>
          </table:table-cell>
          <table:table-cell office:value-type="float" office:value="0.002916059245" calcext:value-type="float">
            <text:p>0.0029160592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459915433" calcext:value-type="float">
            <text:p>0.0094599154</text:p>
          </table:table-cell>
          <table:table-cell office:value-type="float" office:value="0.002617576038" calcext:value-type="float">
            <text:p>0.002617576</text:p>
          </table:table-cell>
          <table:table-cell office:value-type="float" office:value="0.1421843586" calcext:value-type="float">
            <text:p>0.1421843586</text:p>
          </table:table-cell>
          <table:table-cell office:value-type="float" office:value="0.002889473518" calcext:value-type="float">
            <text:p>0.0028894735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8243178998" calcext:value-type="float">
            <text:p>0.008243179</text:p>
          </table:table-cell>
          <table:table-cell office:value-type="float" office:value="-0.007093603379" calcext:value-type="float">
            <text:p>-0.0070936034</text:p>
          </table:table-cell>
          <table:table-cell office:value-type="float" office:value="-0.1919080451" calcext:value-type="float">
            <text:p>-0.1919080451</text:p>
          </table:table-cell>
          <table:table-cell office:value-type="float" office:value="0.002860128981" calcext:value-type="float">
            <text:p>0.002860129</text:p>
          </table:table-cell>
          <table:table-cell office:value-type="float" office:value="-0.08772874095" calcext:value-type="float">
            <text:p>-0.0877287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512623192" calcext:value-type="float">
            <text:p>0.0095126232</text:p>
          </table:table-cell>
          <table:table-cell office:value-type="float" office:value="0.007959850092" calcext:value-type="float">
            <text:p>0.0079598501</text:p>
          </table:table-cell>
          <table:table-cell office:value-type="float" office:value="0.3032603254" calcext:value-type="float">
            <text:p>0.3032603254</text:p>
          </table:table-cell>
          <table:table-cell office:value-type="float" office:value="0.002838775592" calcext:value-type="float">
            <text:p>0.0028387756</text:p>
          </table:table-cell>
          <table:table-cell office:value-type="float" office:value="-0.08387274892" calcext:value-type="float">
            <text:p>-0.08387274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845103544" calcext:value-type="float">
            <text:p>0.0084510354</text:p>
          </table:table-cell>
          <table:table-cell office:value-type="float" office:value="-0.005148762599" calcext:value-type="float">
            <text:p>-0.0051487626</text:p>
          </table:table-cell>
          <table:table-cell office:value-type="float" office:value="-0.209613648" calcext:value-type="float">
            <text:p>-0.209613648</text:p>
          </table:table-cell>
          <table:table-cell office:value-type="float" office:value="0.002850525882" calcext:value-type="float">
            <text:p>0.0028505259</text:p>
          </table:table-cell>
          <table:table-cell office:value-type="float" office:value="-0.08741644522" calcext:value-type="float">
            <text:p>-0.08741644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9485778829" calcext:value-type="float">
            <text:p>0.0094857788</text:p>
          </table:table-cell>
          <table:table-cell office:value-type="float" office:value="0.01196543584" calcext:value-type="float">
            <text:p>0.0119654358</text:p>
          </table:table-cell>
          <table:table-cell office:value-type="float" office:value="0.4514966342" calcext:value-type="float">
            <text:p>0.4514966342</text:p>
          </table:table-cell>
          <table:table-cell office:value-type="float" office:value="0.002868373818" calcext:value-type="float">
            <text:p>0.0028683738</text:p>
          </table:table-cell>
          <table:table-cell office:value-type="float" office:value="-0.09189702872" calcext:value-type="float">
            <text:p>-0.0918970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07776888838" calcext:value-type="float">
            <text:p>0.0077768888</text:p>
          </table:table-cell>
          <table:table-cell office:value-type="float" office:value="-0.007989464621" calcext:value-type="float">
            <text:p>-0.0079894646</text:p>
          </table:table-cell>
          <table:table-cell office:value-type="float" office:value="-0.4004202209" calcext:value-type="float">
            <text:p>-0.4004202209</text:p>
          </table:table-cell>
          <table:table-cell office:value-type="float" office:value="0.00289624737" calcext:value-type="float">
            <text:p>0.0028962474</text:p>
          </table:table-cell>
          <table:table-cell office:value-type="float" office:value="-0.09189702872" calcext:value-type="float">
            <text:p>-0.0918970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2087869728" calcext:value-type="float">
            <text:p>0.0208786973</text:p>
          </table:table-cell>
          <table:table-cell office:value-type="float" office:value="0.08291193917" calcext:value-type="float">
            <text:p>0.0829119392</text:p>
          </table:table-cell>
          <table:table-cell office:value-type="float" office:value="1.774267472" calcext:value-type="float">
            <text:p>1.774267472</text:p>
          </table:table-cell>
          <table:table-cell office:value-type="float" office:value="0.002882305579" calcext:value-type="float">
            <text:p>0.0028823056</text:p>
          </table:table-cell>
          <table:table-cell office:value-type="float" office:value="-0.09189702872" calcext:value-type="float">
            <text:p>-0.0918970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5138735253" calcext:value-type="float">
            <text:p>0.0513873525</text:p>
          </table:table-cell>
          <table:table-cell office:value-type="float" office:value="0.1765194793" calcext:value-type="float">
            <text:p>0.1765194793</text:p>
          </table:table-cell>
          <table:table-cell office:value-type="float" office:value="0.9453845749" calcext:value-type="float">
            <text:p>0.9453845749</text:p>
          </table:table-cell>
          <table:table-cell office:value-type="float" office:value="0.002912758278" calcext:value-type="float">
            <text:p>0.0029127583</text:p>
          </table:table-cell>
          <table:table-cell office:value-type="float" office:value="-0.09189702872" calcext:value-type="float">
            <text:p>-0.0918970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6034616806" calcext:value-type="float">
            <text:p>0.0603461681</text:p>
          </table:table-cell>
          <table:table-cell office:value-type="float" office:value="0.2473206226" calcext:value-type="float">
            <text:p>0.2473206226</text:p>
          </table:table-cell>
          <table:table-cell office:value-type="float" office:value="1.407614817" calcext:value-type="float">
            <text:p>1.407614817</text:p>
          </table:table-cell>
          <table:table-cell office:value-type="float" office:value="0.00298409083" calcext:value-type="float">
            <text:p>0.0029840908</text:p>
          </table:table-cell>
          <table:table-cell office:value-type="float" office:value="-0.08835333242" calcext:value-type="float">
            <text:p>-0.08835333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6658273049" calcext:value-type="float">
            <text:p>0.0665827305</text:p>
          </table:table-cell>
          <table:table-cell office:value-type="float" office:value="0.2050502784" calcext:value-type="float">
            <text:p>0.2050502784</text:p>
          </table:table-cell>
          <table:table-cell office:value-type="float" office:value="-0.8737828058" calcext:value-type="float">
            <text:p>-0.8737828058</text:p>
          </table:table-cell>
          <table:table-cell office:value-type="float" office:value="0.00298498551" calcext:value-type="float">
            <text:p>0.0029849855</text:p>
          </table:table-cell>
          <table:table-cell office:value-type="float" office:value="-0.09283391592" calcext:value-type="float">
            <text:p>-0.09283391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738688703" calcext:value-type="float">
            <text:p>0.0738688703</text:p>
          </table:table-cell>
          <table:table-cell office:value-type="float" office:value="0.1502198999" calcext:value-type="float">
            <text:p>0.1502198999</text:p>
          </table:table-cell>
          <table:table-cell office:value-type="float" office:value="-1.080854675" calcext:value-type="float">
            <text:p>-1.080854675</text:p>
          </table:table-cell>
          <table:table-cell office:value-type="float" office:value="0.002974317406" calcext:value-type="float">
            <text:p>0.0029743174</text:p>
          </table:table-cell>
          <table:table-cell office:value-type="float" office:value="-0.09314621164" calcext:value-type="float">
            <text:p>-0.09314621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8341276881" calcext:value-type="float">
            <text:p>0.0834127688</text:p>
          </table:table-cell>
          <table:table-cell office:value-type="float" office:value="0.1544345177" calcext:value-type="float">
            <text:p>0.1544345177</text:p>
          </table:table-cell>
          <table:table-cell office:value-type="float" office:value="0.08423860426" calcext:value-type="float">
            <text:p>0.0842386043</text:p>
          </table:table-cell>
          <table:table-cell office:value-type="float" office:value="0.002941037415" calcext:value-type="float">
            <text:p>0.0029410374</text:p>
          </table:table-cell>
          <table:table-cell office:value-type="float" office:value="-0.08991481107" calcext:value-type="float">
            <text:p>-0.08991481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09364555515" calcext:value-type="float">
            <text:p>0.0936455552</text:p>
          </table:table-cell>
          <table:table-cell office:value-type="float" office:value="0.1762271343" calcext:value-type="float">
            <text:p>0.1762271343</text:p>
          </table:table-cell>
          <table:table-cell office:value-type="float" office:value="0.4137886896" calcext:value-type="float">
            <text:p>0.4137886896</text:p>
          </table:table-cell>
          <table:table-cell office:value-type="float" office:value="0.002925724611" calcext:value-type="float">
            <text:p>0.0029257246</text:p>
          </table:table-cell>
          <table:table-cell office:value-type="float" office:value="-0.09053940253" calcext:value-type="float">
            <text:p>-0.09053940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008867682" calcext:value-type="float">
            <text:p>0.1008867682</text:p>
          </table:table-cell>
          <table:table-cell office:value-type="float" office:value="0.1795470267" calcext:value-type="float">
            <text:p>0.1795470267</text:p>
          </table:table-cell>
          <table:table-cell office:value-type="float" office:value="0.07041630137" calcext:value-type="float">
            <text:p>0.0704163014</text:p>
          </table:table-cell>
          <table:table-cell office:value-type="float" office:value="0.002904179267" calcext:value-type="float">
            <text:p>0.0029041793</text:p>
          </table:table-cell>
          <table:table-cell office:value-type="float" office:value="-0.09085169827" calcext:value-type="float">
            <text:p>-0.09085169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076964716" calcext:value-type="float">
            <text:p>0.1076964716</text:p>
          </table:table-cell>
          <table:table-cell office:value-type="float" office:value="0.160414039" calcext:value-type="float">
            <text:p>0.160414039</text:p>
          </table:table-cell>
          <table:table-cell office:value-type="float" office:value="-0.3746893538" calcext:value-type="float">
            <text:p>-0.3746893538</text:p>
          </table:table-cell>
          <table:table-cell office:value-type="float" office:value="0.002918403336" calcext:value-type="float">
            <text:p>0.0029184033</text:p>
          </table:table-cell>
          <table:table-cell office:value-type="float" office:value="-0.08793259343" calcext:value-type="float">
            <text:p>-0.0879325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147544335" calcext:value-type="float">
            <text:p>0.1147544335</text:p>
          </table:table-cell>
          <table:table-cell office:value-type="float" office:value="0.1436434729" calcext:value-type="float">
            <text:p>0.1436434729</text:p>
          </table:table-cell>
          <table:table-cell office:value-type="float" office:value="-0.3421232542" calcext:value-type="float">
            <text:p>-0.3421232542</text:p>
          </table:table-cell>
          <table:table-cell office:value-type="float" office:value="0.002938570225" calcext:value-type="float">
            <text:p>0.0029385702</text:p>
          </table:table-cell>
          <table:table-cell office:value-type="float" office:value="-0.08855718489" calcext:value-type="float">
            <text:p>-0.08855718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235214556" calcext:value-type="float">
            <text:p>0.1235214556</text:p>
          </table:table-cell>
          <table:table-cell office:value-type="float" office:value="0.1507756806" calcext:value-type="float">
            <text:p>0.1507756806</text:p>
          </table:table-cell>
          <table:table-cell office:value-type="float" office:value="0.1423556192" calcext:value-type="float">
            <text:p>0.1423556192</text:p>
          </table:table-cell>
          <table:table-cell office:value-type="float" office:value="0.00296886342" calcext:value-type="float">
            <text:p>0.0029688634</text:p>
          </table:table-cell>
          <table:table-cell office:value-type="float" office:value="-0.08918177635" calcext:value-type="float">
            <text:p>-0.08918177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331661744" calcext:value-type="float">
            <text:p>0.1331661744</text:p>
          </table:table-cell>
          <table:table-cell office:value-type="float" office:value="0.1708514214" calcext:value-type="float">
            <text:p>0.1708514214</text:p>
          </table:table-cell>
          <table:table-cell office:value-type="float" office:value="0.4029513534" calcext:value-type="float">
            <text:p>0.4029513534</text:p>
          </table:table-cell>
          <table:table-cell office:value-type="float" office:value="0.002963149337" calcext:value-type="float">
            <text:p>0.0029631493</text:p>
          </table:table-cell>
          <table:table-cell office:value-type="float" office:value="-0.09043095928" calcext:value-type="float">
            <text:p>-0.09043095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421715161" calcext:value-type="float">
            <text:p>0.1421715161</text:p>
          </table:table-cell>
          <table:table-cell office:value-type="float" office:value="0.1813257636" calcext:value-type="float">
            <text:p>0.1813257636</text:p>
          </table:table-cell>
          <table:table-cell office:value-type="float" office:value="0.2040203571" calcext:value-type="float">
            <text:p>0.2040203571</text:p>
          </table:table-cell>
          <table:table-cell office:value-type="float" office:value="0.002945971256" calcext:value-type="float">
            <text:p>0.0029459713</text:p>
          </table:table-cell>
          <table:table-cell office:value-type="float" office:value="-0.09105555074" calcext:value-type="float">
            <text:p>-0.09105555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502350492" calcext:value-type="float">
            <text:p>0.1502350492</text:p>
          </table:table-cell>
          <table:table-cell office:value-type="float" office:value="0.1781283095" calcext:value-type="float">
            <text:p>0.1781283095</text:p>
          </table:table-cell>
          <table:table-cell office:value-type="float" office:value="-0.0655838877" calcext:value-type="float">
            <text:p>-0.0655838877</text:p>
          </table:table-cell>
          <table:table-cell office:value-type="float" office:value="0.002909821351" calcext:value-type="float">
            <text:p>0.0029098214</text:p>
          </table:table-cell>
          <table:table-cell office:value-type="float" office:value="-0.09199243793" calcext:value-type="float">
            <text:p>-0.09199243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577472979" calcext:value-type="float">
            <text:p>0.1577472979</text:p>
          </table:table-cell>
          <table:table-cell office:value-type="float" office:value="0.1622673386" calcext:value-type="float">
            <text:p>0.1622673386</text:p>
          </table:table-cell>
          <table:table-cell office:value-type="float" office:value="-0.308260175" calcext:value-type="float">
            <text:p>-0.308260175</text:p>
          </table:table-cell>
          <table:table-cell office:value-type="float" office:value="0.002898325801" calcext:value-type="float">
            <text:p>0.0028983258</text:p>
          </table:table-cell>
          <table:table-cell office:value-type="float" office:value="-0.08938562883" calcext:value-type="float">
            <text:p>-0.08938562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648314897" calcext:value-type="float">
            <text:p>0.1648314897</text:p>
          </table:table-cell>
          <table:table-cell office:value-type="float" office:value="0.1519936126" calcext:value-type="float">
            <text:p>0.1519936126</text:p>
          </table:table-cell>
          <table:table-cell office:value-type="float" office:value="-0.2096830867" calcext:value-type="float">
            <text:p>-0.2096830867</text:p>
          </table:table-cell>
          <table:table-cell office:value-type="float" office:value="0.002901488781" calcext:value-type="float">
            <text:p>0.0029014888</text:p>
          </table:table-cell>
          <table:table-cell office:value-type="float" office:value="-0.09063481175" calcext:value-type="float">
            <text:p>-0.09063481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732568325" calcext:value-type="float">
            <text:p>0.1732568325</text:p>
          </table:table-cell>
          <table:table-cell office:value-type="float" office:value="0.1417252621" calcext:value-type="float">
            <text:p>0.1417252621</text:p>
          </table:table-cell>
          <table:table-cell office:value-type="float" office:value="-0.164028985" calcext:value-type="float">
            <text:p>-0.164028985</text:p>
          </table:table-cell>
          <table:table-cell office:value-type="float" office:value="0.002947260555" calcext:value-type="float">
            <text:p>0.0029472606</text:p>
          </table:table-cell>
          <table:table-cell office:value-type="float" office:value="-0.09188399468" calcext:value-type="float">
            <text:p>-0.09188399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825416391" calcext:value-type="float">
            <text:p>0.1825416391</text:p>
          </table:table-cell>
          <table:table-cell office:value-type="float" office:value="0.1755170007" calcext:value-type="float">
            <text:p>0.1755170007</text:p>
          </table:table-cell>
          <table:table-cell office:value-type="float" office:value="0.9003195242" calcext:value-type="float">
            <text:p>0.9003195242</text:p>
          </table:table-cell>
          <table:table-cell office:value-type="float" office:value="0.002976273309" calcext:value-type="float">
            <text:p>0.0029762733</text:p>
          </table:table-cell>
          <table:table-cell office:value-type="float" office:value="-0.0895894813" calcext:value-type="float">
            <text:p>-0.08958948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913082068" calcext:value-type="float">
            <text:p>0.1913082068</text:p>
          </table:table-cell>
          <table:table-cell office:value-type="float" office:value="0.1855279845" calcext:value-type="float">
            <text:p>0.1855279845</text:p>
          </table:table-cell>
          <table:table-cell office:value-type="float" office:value="0.1994059522" calcext:value-type="float">
            <text:p>0.1994059522</text:p>
          </table:table-cell>
          <table:table-cell office:value-type="float" office:value="0.003005662194" calcext:value-type="float">
            <text:p>0.0030056622</text:p>
          </table:table-cell>
          <table:table-cell office:value-type="float" office:value="-0.09115095996" calcext:value-type="float">
            <text:p>-0.091150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1992443224" calcext:value-type="float">
            <text:p>0.1992443224</text:p>
          </table:table-cell>
          <table:table-cell office:value-type="float" office:value="0.1940788302" calcext:value-type="float">
            <text:p>0.1940788302</text:p>
          </table:table-cell>
          <table:table-cell office:value-type="float" office:value="0.1726531263" calcext:value-type="float">
            <text:p>0.1726531263</text:p>
          </table:table-cell>
          <table:table-cell office:value-type="float" office:value="0.00298835233" calcext:value-type="float">
            <text:p>0.0029883523</text:p>
          </table:table-cell>
          <table:table-cell office:value-type="float" office:value="-0.08885644658" calcext:value-type="float">
            <text:p>-0.08885644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2073938524" calcext:value-type="float">
            <text:p>0.2073938524</text:p>
          </table:table-cell>
          <table:table-cell office:value-type="float" office:value="0.1657455941" calcext:value-type="float">
            <text:p>0.1657455941</text:p>
          </table:table-cell>
          <table:table-cell office:value-type="float" office:value="-0.5645318076" calcext:value-type="float">
            <text:p>-0.5645318076</text:p>
          </table:table-cell>
          <table:table-cell office:value-type="float" office:value="0.002982785357" calcext:value-type="float">
            <text:p>0.0029827854</text:p>
          </table:table-cell>
          <table:table-cell office:value-type="float" office:value="-0.09041792523" calcext:value-type="float">
            <text:p>-0.09041792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2183826" calcext:value-type="float">
            <text:p>0.2183826</text:p>
          </table:table-cell>
          <table:table-cell office:value-type="float" office:value="0.1817174243" calcext:value-type="float">
            <text:p>0.1817174243</text:p>
          </table:table-cell>
          <table:table-cell office:value-type="float" office:value="0.3234471937" calcext:value-type="float">
            <text:p>0.3234471937</text:p>
          </table:table-cell>
          <table:table-cell office:value-type="float" office:value="0.00295919588" calcext:value-type="float">
            <text:p>0.0029591959</text:p>
          </table:table-cell>
          <table:table-cell office:value-type="float" office:value="-0.08812341185" calcext:value-type="float">
            <text:p>-0.08812341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2368507125" calcext:value-type="float">
            <text:p>0.2368507125</text:p>
          </table:table-cell>
          <table:table-cell office:value-type="float" office:value="0.2472416133" calcext:value-type="float">
            <text:p>0.2472416133</text:p>
          </table:table-cell>
          <table:table-cell office:value-type="float" office:value="1.265961142" calcext:value-type="float">
            <text:p>1.265961142</text:p>
          </table:table-cell>
          <table:table-cell office:value-type="float" office:value="0.002956261376" calcext:value-type="float">
            <text:p>0.0029562614</text:p>
          </table:table-cell>
          <table:table-cell office:value-type="float" office:value="-0.08968489051" calcext:value-type="float">
            <text:p>-0.08968489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2557616078" calcext:value-type="float">
            <text:p>0.2557616078</text:p>
          </table:table-cell>
          <table:table-cell office:value-type="float" office:value="0.3200009889" calcext:value-type="float">
            <text:p>0.3200009889</text:p>
          </table:table-cell>
          <table:table-cell office:value-type="float" office:value="1.464565093" calcext:value-type="float">
            <text:p>1.464565093</text:p>
          </table:table-cell>
          <table:table-cell office:value-type="float" office:value="0.002952607337" calcext:value-type="float">
            <text:p>0.0029526073</text:p>
          </table:table-cell>
          <table:table-cell office:value-type="float" office:value="-0.08739037713" calcext:value-type="float">
            <text:p>-0.08739037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2727899192" calcext:value-type="float">
            <text:p>0.2727899192</text:p>
          </table:table-cell>
          <table:table-cell office:value-type="float" office:value="0.3621354856" calcext:value-type="float">
            <text:p>0.3621354856</text:p>
          </table:table-cell>
          <table:table-cell office:value-type="float" office:value="0.8634042804" calcext:value-type="float">
            <text:p>0.8634042804</text:p>
          </table:table-cell>
          <table:table-cell office:value-type="float" office:value="0.002979654372" calcext:value-type="float">
            <text:p>0.0029796544</text:p>
          </table:table-cell>
          <table:table-cell office:value-type="float" office:value="-0.08926415152" calcext:value-type="float">
            <text:p>-0.08926415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2898824934" calcext:value-type="float">
            <text:p>0.2898824934</text:p>
          </table:table-cell>
          <table:table-cell office:value-type="float" office:value="0.3562410794" calcext:value-type="float">
            <text:p>0.3562410794</text:p>
          </table:table-cell>
          <table:table-cell office:value-type="float" office:value="-0.1169496985" calcext:value-type="float">
            <text:p>-0.1169496985</text:p>
          </table:table-cell>
          <table:table-cell office:value-type="float" office:value="0.002996876675" calcext:value-type="float">
            <text:p>0.0029968767</text:p>
          </table:table-cell>
          <table:table-cell office:value-type="float" office:value="-0.09145022163" calcext:value-type="float">
            <text:p>-0.09145022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066512514" calcext:value-type="float">
            <text:p>0.3066512514</text:p>
          </table:table-cell>
          <table:table-cell office:value-type="float" office:value="0.3366237596" calcext:value-type="float">
            <text:p>0.3366237596</text:p>
          </table:table-cell>
          <table:table-cell office:value-type="float" office:value="-0.3764690109" calcext:value-type="float">
            <text:p>-0.3764690109</text:p>
          </table:table-cell>
          <table:table-cell office:value-type="float" office:value="0.003036184264" calcext:value-type="float">
            <text:p>0.0030361843</text:p>
          </table:table-cell>
          <table:table-cell office:value-type="float" office:value="-0.09009259546" calcext:value-type="float">
            <text:p>-0.09009259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238355138" calcext:value-type="float">
            <text:p>0.3238355138</text:p>
          </table:table-cell>
          <table:table-cell office:value-type="float" office:value="0.3421292933" calcext:value-type="float">
            <text:p>0.3421292933</text:p>
          </table:table-cell>
          <table:table-cell office:value-type="float" office:value="0.1170851124" calcext:value-type="float">
            <text:p>0.1170851124</text:p>
          </table:table-cell>
          <table:table-cell office:value-type="float" office:value="0.003056734709" calcext:value-type="float">
            <text:p>0.0030567347</text:p>
          </table:table-cell>
          <table:table-cell office:value-type="float" office:value="-0.09227866558" calcext:value-type="float">
            <text:p>-0.09227866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404943024" calcext:value-type="float">
            <text:p>0.3404943024</text:p>
          </table:table-cell>
          <table:table-cell office:value-type="float" office:value="0.3387635555" calcext:value-type="float">
            <text:p>0.3387635555</text:p>
          </table:table-cell>
          <table:table-cell office:value-type="float" office:value="-0.06647775653" calcext:value-type="float">
            <text:p>-0.0664777565</text:p>
          </table:table-cell>
          <table:table-cell office:value-type="float" office:value="0.003081317433" calcext:value-type="float">
            <text:p>0.0030813174</text:p>
          </table:table-cell>
          <table:table-cell office:value-type="float" office:value="-0.09092103939" calcext:value-type="float">
            <text:p>-0.09092103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566349534" calcext:value-type="float">
            <text:p>0.3566349534</text:p>
          </table:table-cell>
          <table:table-cell office:value-type="float" office:value="0.3396354611" calcext:value-type="float">
            <text:p>0.3396354611</text:p>
          </table:table-cell>
          <table:table-cell office:value-type="float" office:value="0.01752486461" calcext:value-type="float">
            <text:p>0.0175248646</text:p>
          </table:table-cell>
          <table:table-cell office:value-type="float" office:value="0.003094388697" calcext:value-type="float">
            <text:p>0.0030943887</text:p>
          </table:table-cell>
          <table:table-cell office:value-type="float" office:value="-0.09341940524" calcext:value-type="float">
            <text:p>-0.09341940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708507112" calcext:value-type="float">
            <text:p>0.3708507112</text:p>
          </table:table-cell>
          <table:table-cell office:value-type="float" office:value="0.3125498376" calcext:value-type="float">
            <text:p>0.3125498376</text:p>
          </table:table-cell>
          <table:table-cell office:value-type="float" office:value="-0.5414882821" calcext:value-type="float">
            <text:p>-0.5414882821</text:p>
          </table:table-cell>
          <table:table-cell office:value-type="float" office:value="0.003085439391" calcext:value-type="float">
            <text:p>0.0030854394</text:p>
          </table:table-cell>
          <table:table-cell office:value-type="float" office:value="-0.09268637052" calcext:value-type="float">
            <text:p>-0.09268637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840629896" calcext:value-type="float">
            <text:p>0.3840629896</text:p>
          </table:table-cell>
          <table:table-cell office:value-type="float" office:value="0.2893727602" calcext:value-type="float">
            <text:p>0.2893727602</text:p>
          </table:table-cell>
          <table:table-cell office:value-type="float" office:value="-0.4552199899" calcext:value-type="float">
            <text:p>-0.4552199899</text:p>
          </table:table-cell>
          <table:table-cell office:value-type="float" office:value="0.00304336599" calcext:value-type="float">
            <text:p>0.003043366</text:p>
          </table:table-cell>
          <table:table-cell office:value-type="float" office:value="-0.09164104007" calcext:value-type="float">
            <text:p>-0.09164104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971855234" calcext:value-type="float">
            <text:p>0.3971855234</text:p>
          </table:table-cell>
          <table:table-cell office:value-type="float" office:value="0.2704229935" calcext:value-type="float">
            <text:p>0.2704229935</text:p>
          </table:table-cell>
          <table:table-cell office:value-type="float" office:value="-0.386387516" calcext:value-type="float">
            <text:p>-0.386387516</text:p>
          </table:table-cell>
          <table:table-cell office:value-type="float" office:value="0.002988673264" calcext:value-type="float">
            <text:p>0.0029886733</text:p>
          </table:table-cell>
          <table:table-cell office:value-type="float" office:value="-0.09445170165" calcext:value-type="float">
            <text:p>-0.09445170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115319915" calcext:value-type="float">
            <text:p>0.4115319915</text:p>
          </table:table-cell>
          <table:table-cell office:value-type="float" office:value="0.2713200333" calcext:value-type="float">
            <text:p>0.2713200333</text:p>
          </table:table-cell>
          <table:table-cell office:value-type="float" office:value="0.01793824792" calcext:value-type="float">
            <text:p>0.0179382479</text:p>
          </table:table-cell>
          <table:table-cell office:value-type="float" office:value="0.002951392097" calcext:value-type="float">
            <text:p>0.0029513921</text:p>
          </table:table-cell>
          <table:table-cell office:value-type="float" office:value="-0.09371866693" calcext:value-type="float">
            <text:p>-0.09371866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247407798" calcext:value-type="float">
            <text:p>0.4247407798</text:p>
          </table:table-cell>
          <table:table-cell office:value-type="float" office:value="0.2700206895" calcext:value-type="float">
            <text:p>0.2700206895</text:p>
          </table:table-cell>
          <table:table-cell office:value-type="float" office:value="-0.0251436497" calcext:value-type="float">
            <text:p>-0.0251436497</text:p>
          </table:table-cell>
          <table:table-cell office:value-type="float" office:value="0.002987423822" calcext:value-type="float">
            <text:p>0.0029874238</text:p>
          </table:table-cell>
          <table:table-cell office:value-type="float" office:value="-0.0929856322" calcext:value-type="float">
            <text:p>-0.09298563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380464017" calcext:value-type="float">
            <text:p>0.4380464017</text:p>
          </table:table-cell>
          <table:table-cell office:value-type="float" office:value="0.2722246244" calcext:value-type="float">
            <text:p>0.2722246244</text:p>
          </table:table-cell>
          <table:table-cell office:value-type="float" office:value="0.04541524965" calcext:value-type="float">
            <text:p>0.0454152497</text:p>
          </table:table-cell>
          <table:table-cell office:value-type="float" office:value="0.00305945949" calcext:value-type="float">
            <text:p>0.0030594595</text:p>
          </table:table-cell>
          <table:table-cell office:value-type="float" office:value="-0.09256489321" calcext:value-type="float">
            <text:p>-0.09256489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517394935" calcext:value-type="float">
            <text:p>0.4517394935</text:p>
          </table:table-cell>
          <table:table-cell office:value-type="float" office:value="0.2481704128" calcext:value-type="float">
            <text:p>0.2481704128</text:p>
          </table:table-cell>
          <table:table-cell office:value-type="float" office:value="-0.3772021786" calcext:value-type="float">
            <text:p>-0.3772021786</text:p>
          </table:table-cell>
          <table:table-cell office:value-type="float" office:value="0.00314683497" calcext:value-type="float">
            <text:p>0.003146835</text:p>
          </table:table-cell>
          <table:table-cell office:value-type="float" office:value="-0.09600014626" calcext:value-type="float">
            <text:p>-0.09600014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664655507" calcext:value-type="float">
            <text:p>0.4664655507</text:p>
          </table:table-cell>
          <table:table-cell office:value-type="float" office:value="0.2971569957" calcext:value-type="float">
            <text:p>0.2971569957</text:p>
          </table:table-cell>
          <table:table-cell office:value-type="float" office:value="1.339137201" calcext:value-type="float">
            <text:p>1.339137201</text:p>
          </table:table-cell>
          <table:table-cell office:value-type="float" office:value="0.003182943038" calcext:value-type="float">
            <text:p>0.003182943</text:p>
          </table:table-cell>
          <table:table-cell office:value-type="float" office:value="-0.09172341523" calcext:value-type="float">
            <text:p>-0.09172341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817225861" calcext:value-type="float">
            <text:p>0.4817225861</text:p>
          </table:table-cell>
          <table:table-cell office:value-type="float" office:value="0.3071764226" calcext:value-type="float">
            <text:p>0.3071764226</text:p>
          </table:table-cell>
          <table:table-cell office:value-type="float" office:value="0.1997968877" calcext:value-type="float">
            <text:p>0.1997968877</text:p>
          </table:table-cell>
          <table:table-cell office:value-type="float" office:value="0.003189415319" calcext:value-type="float">
            <text:p>0.0031894153</text:p>
          </table:table-cell>
          <table:table-cell office:value-type="float" office:value="-0.09515866828" calcext:value-type="float">
            <text:p>-0.09515866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966482558" calcext:value-type="float">
            <text:p>0.4966482558</text:p>
          </table:table-cell>
          <table:table-cell office:value-type="float" office:value="0.3334296738" calcext:value-type="float">
            <text:p>0.3334296738</text:p>
          </table:table-cell>
          <table:table-cell office:value-type="float" office:value="0.5162217021" calcext:value-type="float">
            <text:p>0.5162217021</text:p>
          </table:table-cell>
          <table:table-cell office:value-type="float" office:value="0.003156558143" calcext:value-type="float">
            <text:p>0.0031565581</text:p>
          </table:table-cell>
          <table:table-cell office:value-type="float" office:value="-0.09505022502" calcext:value-type="float">
            <text:p>-0.0950502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5127482521" calcext:value-type="float">
            <text:p>0.5127482521</text:p>
          </table:table-cell>
          <table:table-cell office:value-type="float" office:value="0.3085532541" calcext:value-type="float">
            <text:p>0.3085532541</text:p>
          </table:table-cell>
          <table:table-cell office:value-type="float" office:value="-0.5066976449" calcext:value-type="float">
            <text:p>-0.5066976449</text:p>
          </table:table-cell>
          <table:table-cell office:value-type="float" office:value="0.003130929505" calcext:value-type="float">
            <text:p>0.0031309295</text:p>
          </table:table-cell>
          <table:table-cell office:value-type="float" office:value="-0.09139808546" calcext:value-type="float">
            <text:p>-0.09139808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5290231847" calcext:value-type="float">
            <text:p>0.5290231847</text:p>
          </table:table-cell>
          <table:table-cell office:value-type="float" office:value="0.3170589121" calcext:value-type="float">
            <text:p>0.3170589121</text:p>
          </table:table-cell>
          <table:table-cell office:value-type="float" office:value="0.172338541" calcext:value-type="float">
            <text:p>0.172338541</text:p>
          </table:table-cell>
          <table:table-cell office:value-type="float" office:value="0.003101278216" calcext:value-type="float">
            <text:p>0.0031012782</text:p>
          </table:table-cell>
          <table:table-cell office:value-type="float" office:value="-0.09191423366" calcext:value-type="float">
            <text:p>-0.09191423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5449964771" calcext:value-type="float">
            <text:p>0.5449964771</text:p>
          </table:table-cell>
          <table:table-cell office:value-type="float" office:value="0.3231986323" calcext:value-type="float">
            <text:p>0.3231986323</text:p>
          </table:table-cell>
          <table:table-cell office:value-type="float" office:value="0.1198881687" calcext:value-type="float">
            <text:p>0.1198881687</text:p>
          </table:table-cell>
          <table:table-cell office:value-type="float" office:value="0.003090141651" calcext:value-type="float">
            <text:p>0.0030901417</text:p>
          </table:table-cell>
          <table:table-cell office:value-type="float" office:value="-0.09211808614" calcext:value-type="float">
            <text:p>-0.09211808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5784585119" calcext:value-type="float">
            <text:p>0.5784585119</text:p>
          </table:table-cell>
          <table:table-cell office:value-type="float" office:value="0.3267971863" calcext:value-type="float">
            <text:p>0.3267971863</text:p>
          </table:table-cell>
          <table:table-cell office:value-type="float" office:value="0.03642748852" calcext:value-type="float">
            <text:p>0.0364274885</text:p>
          </table:table-cell>
          <table:table-cell office:value-type="float" office:value="0.003055464608" calcext:value-type="float">
            <text:p>0.0030554646</text:p>
          </table:table-cell>
          <table:table-cell office:value-type="float" office:value="-0.09200964287" calcext:value-type="float">
            <text:p>-0.09200964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5948340525" calcext:value-type="float">
            <text:p>0.5948340525</text:p>
          </table:table-cell>
          <table:table-cell office:value-type="float" office:value="0.3245747569" calcext:value-type="float">
            <text:p>0.3245747569</text:p>
          </table:table-cell>
          <table:table-cell office:value-type="float" office:value="-0.04384853804" calcext:value-type="float">
            <text:p>-0.043848538</text:p>
          </table:table-cell>
          <table:table-cell office:value-type="float" office:value="0.003051528576" calcext:value-type="float">
            <text:p>0.0030515286</text:p>
          </table:table-cell>
          <table:table-cell office:value-type="float" office:value="-0.09335423501" calcext:value-type="float">
            <text:p>-0.0933542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6107356302" calcext:value-type="float">
            <text:p>0.6107356302</text:p>
          </table:table-cell>
          <table:table-cell office:value-type="float" office:value="0.3235657986" calcext:value-type="float">
            <text:p>0.3235657986</text:p>
          </table:table-cell>
          <table:table-cell office:value-type="float" office:value="-0.01959837258" calcext:value-type="float">
            <text:p>-0.0195983726</text:p>
          </table:table-cell>
          <table:table-cell office:value-type="float" office:value="0.003081642679" calcext:value-type="float">
            <text:p>0.0030816427</text:p>
          </table:table-cell>
          <table:table-cell office:value-type="float" office:value="-0.09418267895" calcext:value-type="float">
            <text:p>-0.0941826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24017027" calcext:value-type="float">
            <text:p>0.624017027</text:p>
          </table:table-cell>
          <table:table-cell office:value-type="float" office:value="0.3032220066" calcext:value-type="float">
            <text:p>0.3032220066</text:p>
          </table:table-cell>
          <table:table-cell office:value-type="float" office:value="-0.4253650027" calcext:value-type="float">
            <text:p>-0.4253650027</text:p>
          </table:table-cell>
          <table:table-cell office:value-type="float" office:value="0.00311641588" calcext:value-type="float">
            <text:p>0.0031164159</text:p>
          </table:table-cell>
          <table:table-cell office:value-type="float" office:value="-0.09532341862" calcext:value-type="float">
            <text:p>-0.09532341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367522752" calcext:value-type="float">
            <text:p>0.6367522752</text:p>
          </table:table-cell>
          <table:table-cell office:value-type="float" office:value="0.2795447387" calcext:value-type="float">
            <text:p>0.2795447387</text:p>
          </table:table-cell>
          <table:table-cell office:value-type="float" office:value="-0.4686235069" calcext:value-type="float">
            <text:p>-0.4686235069</text:p>
          </table:table-cell>
          <table:table-cell office:value-type="float" office:value="0.003640772687" calcext:value-type="float">
            <text:p>0.0036407727</text:p>
          </table:table-cell>
          <table:table-cell office:value-type="float" office:value="-0.09481866331" calcext:value-type="float">
            <text:p>-0.09481866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499674684" calcext:value-type="float">
            <text:p>0.6499674684</text:p>
          </table:table-cell>
          <table:table-cell office:value-type="float" office:value="0.2638333179" calcext:value-type="float">
            <text:p>0.2638333179</text:p>
          </table:table-cell>
          <table:table-cell office:value-type="float" office:value="-0.3111847257" calcext:value-type="float">
            <text:p>-0.3111847257</text:p>
          </table:table-cell>
          <table:table-cell office:value-type="float" office:value="0.003613441023" calcext:value-type="float">
            <text:p>0.003613441</text:p>
          </table:table-cell>
          <table:table-cell office:value-type="float" office:value="-0.09588561639" calcext:value-type="float">
            <text:p>-0.09588561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633939252" calcext:value-type="float">
            <text:p>0.6633939252</text:p>
          </table:table-cell>
          <table:table-cell office:value-type="float" office:value="0.2605606089" calcext:value-type="float">
            <text:p>0.2605606089</text:p>
          </table:table-cell>
          <table:table-cell office:value-type="float" office:value="-0.06529605326" calcext:value-type="float">
            <text:p>-0.0652960533</text:p>
          </table:table-cell>
          <table:table-cell office:value-type="float" office:value="0.003588835549" calcext:value-type="float">
            <text:p>0.0035888355</text:p>
          </table:table-cell>
          <table:table-cell office:value-type="float" office:value="-0.09726034438" calcext:value-type="float">
            <text:p>-0.09726034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777286994" calcext:value-type="float">
            <text:p>0.6777286994</text:p>
          </table:table-cell>
          <table:table-cell office:value-type="float" office:value="0.2727640015" calcext:value-type="float">
            <text:p>0.2727640015</text:p>
          </table:table-cell>
          <table:table-cell office:value-type="float" office:value="0.2457469426" calcext:value-type="float">
            <text:p>0.2457469426</text:p>
          </table:table-cell>
          <table:table-cell office:value-type="float" office:value="0.003568593293" calcext:value-type="float">
            <text:p>0.0035685933</text:p>
          </table:table-cell>
          <table:table-cell office:value-type="float" office:value="-0.09446985173" calcext:value-type="float">
            <text:p>-0.09446985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920010694" calcext:value-type="float">
            <text:p>0.6920010694</text:p>
          </table:table-cell>
          <table:table-cell office:value-type="float" office:value="0.2813911327" calcext:value-type="float">
            <text:p>0.2813911327</text:p>
          </table:table-cell>
          <table:table-cell office:value-type="float" office:value="0.1738589945" calcext:value-type="float">
            <text:p>0.1738589945</text:p>
          </table:table-cell>
          <table:table-cell office:value-type="float" office:value="0.003603937093" calcext:value-type="float">
            <text:p>0.0036039371</text:p>
          </table:table-cell>
          <table:table-cell office:value-type="float" office:value="-0.09615235465" calcext:value-type="float">
            <text:p>-0.09615235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053556975" calcext:value-type="float">
            <text:p>0.7053556975</text:p>
          </table:table-cell>
          <table:table-cell office:value-type="float" office:value="0.2801326755" calcext:value-type="float">
            <text:p>0.2801326755</text:p>
          </table:table-cell>
          <table:table-cell office:value-type="float" office:value="-0.02488761889" calcext:value-type="float">
            <text:p>-0.0248876189</text:p>
          </table:table-cell>
          <table:table-cell office:value-type="float" office:value="0.003663453662" calcext:value-type="float">
            <text:p>0.0036634537</text:p>
          </table:table-cell>
          <table:table-cell office:value-type="float" office:value="-0.093361862" calcext:value-type="float">
            <text:p>-0.0933618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1845535" calcext:value-type="float">
            <text:p>0.71845535</text:p>
          </table:table-cell>
          <table:table-cell office:value-type="float" office:value="0.2710868316" calcext:value-type="float">
            <text:p>0.2710868316</text:p>
          </table:table-cell>
          <table:table-cell office:value-type="float" office:value="-0.1805973323" calcext:value-type="float">
            <text:p>-0.1805973323</text:p>
          </table:table-cell>
          <table:table-cell office:value-type="float" office:value="0.003768439678" calcext:value-type="float">
            <text:p>0.0037684397</text:p>
          </table:table-cell>
          <table:table-cell office:value-type="float" office:value="-0.09859403572" calcext:value-type="float">
            <text:p>-0.09859403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318851618" calcext:value-type="float">
            <text:p>0.7318851618</text:p>
          </table:table-cell>
          <table:table-cell office:value-type="float" office:value="0.2664732621" calcext:value-type="float">
            <text:p>0.2664732621</text:p>
          </table:table-cell>
          <table:table-cell office:value-type="float" office:value="-0.09405370503" calcext:value-type="float">
            <text:p>-0.094053705</text:p>
          </table:table-cell>
          <table:table-cell office:value-type="float" office:value="0.003849834786" calcext:value-type="float">
            <text:p>0.0038498348</text:p>
          </table:table-cell>
          <table:table-cell office:value-type="float" office:value="-0.09672686784" calcext:value-type="float">
            <text:p>-0.09672686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441078282" calcext:value-type="float">
            <text:p>0.7441078282</text:p>
          </table:table-cell>
          <table:table-cell office:value-type="float" office:value="0.2430216926" calcext:value-type="float">
            <text:p>0.2430216926</text:p>
          </table:table-cell>
          <table:table-cell office:value-type="float" office:value="-0.371747807" calcext:value-type="float">
            <text:p>-0.371747807</text:p>
          </table:table-cell>
          <table:table-cell office:value-type="float" office:value="0.003895811118" calcext:value-type="float">
            <text:p>0.0038958111</text:p>
          </table:table-cell>
          <table:table-cell office:value-type="float" office:value="-0.09485969997" calcext:value-type="float">
            <text:p>-0.09485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570425748" calcext:value-type="float">
            <text:p>0.7570425748</text:p>
          </table:table-cell>
          <table:table-cell office:value-type="float" office:value="0.2706271256" calcext:value-type="float">
            <text:p>0.2706271256</text:p>
          </table:table-cell>
          <table:table-cell office:value-type="float" office:value="0.7349071005" calcext:value-type="float">
            <text:p>0.7349071005</text:p>
          </table:table-cell>
          <table:table-cell office:value-type="float" office:value="0.003870326595" calcext:value-type="float">
            <text:p>0.0038703266</text:p>
          </table:table-cell>
          <table:table-cell office:value-type="float" office:value="-0.09715775273" calcext:value-type="float">
            <text:p>-0.09715775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687187847" calcext:value-type="float">
            <text:p>0.7687187847</text:p>
          </table:table-cell>
          <table:table-cell office:value-type="float" office:value="0.2578520756" calcext:value-type="float">
            <text:p>0.2578520756</text:p>
          </table:table-cell>
          <table:table-cell office:value-type="float" office:value="-0.2576181983" calcext:value-type="float">
            <text:p>-0.2576181983</text:p>
          </table:table-cell>
          <table:table-cell office:value-type="float" office:value="0.003835837104" calcext:value-type="float">
            <text:p>0.0038358371</text:p>
          </table:table-cell>
          <table:table-cell office:value-type="float" office:value="-0.09914803057" calcext:value-type="float">
            <text:p>-0.09914803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784530943" calcext:value-type="float">
            <text:p>0.7784530943</text:p>
          </table:table-cell>
          <table:table-cell office:value-type="float" office:value="0.2575627338" calcext:value-type="float">
            <text:p>0.2575627338</text:p>
          </table:table-cell>
          <table:table-cell office:value-type="float" office:value="-0.005733218856" calcext:value-type="float">
            <text:p>-0.0057332189</text:p>
          </table:table-cell>
          <table:table-cell office:value-type="float" office:value="0.003816982646" calcext:value-type="float">
            <text:p>0.0038169826</text:p>
          </table:table-cell>
          <table:table-cell office:value-type="float" office:value="-0.1011383084" calcext:value-type="float">
            <text:p>-0.10113830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877521247" calcext:value-type="float">
            <text:p>0.7877521247</text:p>
          </table:table-cell>
          <table:table-cell office:value-type="float" office:value="0.2050762555" calcext:value-type="float">
            <text:p>0.2050762555</text:p>
          </table:table-cell>
          <table:table-cell office:value-type="float" office:value="-1.054846457" calcext:value-type="float">
            <text:p>-1.054846457</text:p>
          </table:table-cell>
          <table:table-cell office:value-type="float" office:value="0.003878418914" calcext:value-type="float">
            <text:p>0.0038784189</text:p>
          </table:table-cell>
          <table:table-cell office:value-type="float" office:value="-0.09927114055" calcext:value-type="float">
            <text:p>-0.09927114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977215116" calcext:value-type="float">
            <text:p>0.7977215116</text:p>
          </table:table-cell>
          <table:table-cell office:value-type="float" office:value="0.1936681964" calcext:value-type="float">
            <text:p>0.1936681964</text:p>
          </table:table-cell>
          <table:table-cell office:value-type="float" office:value="-0.2302751496" calcext:value-type="float">
            <text:p>-0.2302751496</text:p>
          </table:table-cell>
          <table:table-cell office:value-type="float" office:value="0.003971894419" calcext:value-type="float">
            <text:p>0.0039718944</text:p>
          </table:table-cell>
          <table:table-cell office:value-type="float" office:value="-0.1015691933" calcext:value-type="float">
            <text:p>-0.101569193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071962896" calcext:value-type="float">
            <text:p>0.8071962896</text:p>
          </table:table-cell>
          <table:table-cell office:value-type="float" office:value="0.1902817068" calcext:value-type="float">
            <text:p>0.1902817068</text:p>
          </table:table-cell>
          <table:table-cell office:value-type="float" office:value="-0.06530907446" calcext:value-type="float">
            <text:p>-0.0653090745</text:p>
          </table:table-cell>
          <table:table-cell office:value-type="float" office:value="0.004080649975" calcext:value-type="float">
            <text:p>0.00408065</text:p>
          </table:table-cell>
          <table:table-cell office:value-type="float" office:value="-0.09970202544" calcext:value-type="float">
            <text:p>-0.09970202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162498453" calcext:value-type="float">
            <text:p>0.8162498453</text:p>
          </table:table-cell>
          <table:table-cell office:value-type="float" office:value="0.1890875346" calcext:value-type="float">
            <text:p>0.1890875346</text:p>
          </table:table-cell>
          <table:table-cell office:value-type="float" office:value="-0.02417805049" calcext:value-type="float">
            <text:p>-0.0241780505</text:p>
          </table:table-cell>
          <table:table-cell office:value-type="float" office:value="0.004164741227" calcext:value-type="float">
            <text:p>0.0041647412</text:p>
          </table:table-cell>
          <table:table-cell office:value-type="float" office:value="-0.09845040742" calcext:value-type="float">
            <text:p>-0.09845040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260678301" calcext:value-type="float">
            <text:p>0.8260678301</text:p>
          </table:table-cell>
          <table:table-cell office:value-type="float" office:value="0.1876246095" calcext:value-type="float">
            <text:p>0.1876246095</text:p>
          </table:table-cell>
          <table:table-cell office:value-type="float" office:value="-0.02933101422" calcext:value-type="float">
            <text:p>-0.0293310142</text:p>
          </table:table-cell>
          <table:table-cell office:value-type="float" office:value="0.004245928035" calcext:value-type="float">
            <text:p>0.004245928</text:p>
          </table:table-cell>
          <table:table-cell office:value-type="float" office:value="-0.0971987894" calcext:value-type="float">
            <text:p>-0.09719878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347860145" calcext:value-type="float">
            <text:p>0.8347860145</text:p>
          </table:table-cell>
          <table:table-cell office:value-type="float" office:value="0.1855193181" calcext:value-type="float">
            <text:p>0.1855193181</text:p>
          </table:table-cell>
          <table:table-cell office:value-type="float" office:value="-0.04259924479" calcext:value-type="float">
            <text:p>-0.0425992448</text:p>
          </table:table-cell>
          <table:table-cell office:value-type="float" office:value="0.004280481717" calcext:value-type="float">
            <text:p>0.0042804817</text:p>
          </table:table-cell>
          <table:table-cell office:value-type="float" office:value="-0.09949684216" calcext:value-type="float">
            <text:p>-0.09949684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395126503" calcext:value-type="float">
            <text:p>0.8395126503</text:p>
          </table:table-cell>
          <table:table-cell office:value-type="float" office:value="0.1544018663" calcext:value-type="float">
            <text:p>0.1544018663</text:p>
          </table:table-cell>
          <table:table-cell office:value-type="float" office:value="-0.5921941879" calcext:value-type="float">
            <text:p>-0.5921941879</text:p>
          </table:table-cell>
          <table:table-cell office:value-type="float" office:value="0.004269683391" calcext:value-type="float">
            <text:p>0.0042696834</text:p>
          </table:table-cell>
          <table:table-cell office:value-type="float" office:value="-0.09824522413" calcext:value-type="float">
            <text:p>-0.09824522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432158739" calcext:value-type="float">
            <text:p>0.8432158739</text:p>
          </table:table-cell>
          <table:table-cell office:value-type="float" office:value="0.1146463139" calcext:value-type="float">
            <text:p>0.1146463139</text:p>
          </table:table-cell>
          <table:table-cell office:value-type="float" office:value="-0.8328481636" calcext:value-type="float">
            <text:p>-0.8328481636</text:p>
          </table:table-cell>
          <table:table-cell office:value-type="float" office:value="0.004213599075" calcext:value-type="float">
            <text:p>0.0042135991</text:p>
          </table:table-cell>
          <table:table-cell office:value-type="float" office:value="-0.09699360611" calcext:value-type="float">
            <text:p>-0.09699360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473479628" calcext:value-type="float">
            <text:p>0.8473479628</text:p>
          </table:table-cell>
          <table:table-cell office:value-type="float" office:value="0.08293784174" calcext:value-type="float">
            <text:p>0.0829378417</text:p>
          </table:table-cell>
          <table:table-cell office:value-type="float" office:value="-0.6237314479" calcext:value-type="float">
            <text:p>-0.6237314479</text:p>
          </table:table-cell>
          <table:table-cell office:value-type="float" office:value="0.004212000533" calcext:value-type="float">
            <text:p>0.0042120005</text:p>
          </table:table-cell>
          <table:table-cell office:value-type="float" office:value="-0.09512643824" calcext:value-type="float">
            <text:p>-0.09512643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500626859" calcext:value-type="float">
            <text:p>0.8500626859</text:p>
          </table:table-cell>
          <table:table-cell office:value-type="float" office:value="0.07135874892" calcext:value-type="float">
            <text:p>0.0713587489</text:p>
          </table:table-cell>
          <table:table-cell office:value-type="float" office:value="-0.2355082931" calcext:value-type="float">
            <text:p>-0.2355082931</text:p>
          </table:table-cell>
          <table:table-cell office:value-type="float" office:value="0.0042706329" calcext:value-type="float">
            <text:p>0.0042706329</text:p>
          </table:table-cell>
          <table:table-cell office:value-type="float" office:value="-0.09804004085" calcext:value-type="float">
            <text:p>-0.09804004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529671154" calcext:value-type="float">
            <text:p>0.8529671154</text:p>
          </table:table-cell>
          <table:table-cell office:value-type="float" office:value="0.06515959326" calcext:value-type="float">
            <text:p>0.0651595933</text:p>
          </table:table-cell>
          <table:table-cell office:value-type="float" office:value="-0.1258904414" calcext:value-type="float">
            <text:p>-0.1258904414</text:p>
          </table:table-cell>
          <table:table-cell office:value-type="float" office:value="0.004362787522" calcext:value-type="float">
            <text:p>0.0043627875</text:p>
          </table:table-cell>
          <table:table-cell office:value-type="float" office:value="-0.09323875204" calcext:value-type="float">
            <text:p>-0.0932387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566689092" calcext:value-type="float">
            <text:p>0.8566689092</text:p>
          </table:table-cell>
          <table:table-cell office:value-type="float" office:value="0.06215877903" calcext:value-type="float">
            <text:p>0.062158779</text:p>
          </table:table-cell>
          <table:table-cell office:value-type="float" office:value="-0.05859218183" calcext:value-type="float">
            <text:p>-0.0585921818</text:p>
          </table:table-cell>
          <table:table-cell office:value-type="float" office:value="0.004435958768" calcext:value-type="float">
            <text:p>0.0044359588</text:p>
          </table:table-cell>
          <table:table-cell office:value-type="float" office:value="-0.09615235465" calcext:value-type="float">
            <text:p>-0.09615235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596015472" calcext:value-type="float">
            <text:p>0.8596015472</text:p>
          </table:table-cell>
          <table:table-cell office:value-type="float" office:value="0.06328155631" calcext:value-type="float">
            <text:p>0.0632815563</text:p>
          </table:table-cell>
          <table:table-cell office:value-type="float" office:value="0.02242897129" calcext:value-type="float">
            <text:p>0.0224289713</text:p>
          </table:table-cell>
          <table:table-cell office:value-type="float" office:value="0.004505338219" calcext:value-type="float">
            <text:p>0.0045053382</text:p>
          </table:table-cell>
          <table:table-cell office:value-type="float" office:value="-0.09906595726" calcext:value-type="float">
            <text:p>-0.09906595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608537042" calcext:value-type="float">
            <text:p>0.8608537042</text:p>
          </table:table-cell>
          <table:table-cell office:value-type="float" office:value="0.05222219006" calcext:value-type="float">
            <text:p>0.0522221901</text:p>
          </table:table-cell>
          <table:table-cell office:value-type="float" office:value="-0.2279084405" calcext:value-type="float">
            <text:p>-0.2279084405</text:p>
          </table:table-cell>
          <table:table-cell office:value-type="float" office:value="0.004508313121" calcext:value-type="float">
            <text:p>0.0045083131</text:p>
          </table:table-cell>
          <table:table-cell office:value-type="float" office:value="-0.10136401" calcext:value-type="float">
            <text:p>-0.101364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602168273" calcext:value-type="float">
            <text:p>0.8602168273</text:p>
          </table:table-cell>
          <table:table-cell office:value-type="float" office:value="0.02397378962" calcext:value-type="float">
            <text:p>0.0239737896</text:p>
          </table:table-cell>
          <table:table-cell office:value-type="float" office:value="-0.5529282614" calcext:value-type="float">
            <text:p>-0.5529282614</text:p>
          </table:table-cell>
          <table:table-cell office:value-type="float" office:value="0.004481635762" calcext:value-type="float">
            <text:p>0.0044816358</text:p>
          </table:table-cell>
          <table:table-cell office:value-type="float" office:value="-0.09687049613" calcext:value-type="float">
            <text:p>-0.09687049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584557647" calcext:value-type="float">
            <text:p>0.8584557647</text:p>
          </table:table-cell>
          <table:table-cell office:value-type="float" office:value="-0.007532439851" calcext:value-type="float">
            <text:p>-0.0075324399</text:p>
          </table:table-cell>
          <table:table-cell office:value-type="float" office:value="-0.6428999369" calcext:value-type="float">
            <text:p>-0.6428999369</text:p>
          </table:table-cell>
          <table:table-cell office:value-type="float" office:value="0.004458614846" calcext:value-type="float">
            <text:p>0.0044586148</text:p>
          </table:table-cell>
          <table:table-cell office:value-type="float" office:value="-0.09947632383" calcext:value-type="float">
            <text:p>-0.09947632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581054073" calcext:value-type="float">
            <text:p>0.8581054073</text:p>
          </table:table-cell>
          <table:table-cell office:value-type="float" office:value="-0.01797592828" calcext:value-type="float">
            <text:p>-0.0179759283</text:p>
          </table:table-cell>
          <table:table-cell office:value-type="float" office:value="-0.1647300333" calcext:value-type="float">
            <text:p>-0.1647300333</text:p>
          </table:table-cell>
          <table:table-cell office:value-type="float" office:value="0.004490666643" calcext:value-type="float">
            <text:p>0.0044906666</text:p>
          </table:table-cell>
          <table:table-cell office:value-type="float" office:value="-0.09853248073" calcext:value-type="float">
            <text:p>-0.09853248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562973841" calcext:value-type="float">
            <text:p>0.8562973841</text:p>
          </table:table-cell>
          <table:table-cell office:value-type="float" office:value="-0.03001892044" calcext:value-type="float">
            <text:p>-0.0300189204</text:p>
          </table:table-cell>
          <table:table-cell office:value-type="float" office:value="-0.3236850372" calcext:value-type="float">
            <text:p>-0.3236850372</text:p>
          </table:table-cell>
          <table:table-cell office:value-type="float" office:value="0.004568576881" calcext:value-type="float">
            <text:p>0.0045685769</text:p>
          </table:table-cell>
          <table:table-cell office:value-type="float" office:value="-0.09373119191" calcext:value-type="float">
            <text:p>-0.09373119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8546123449" calcext:value-type="float">
            <text:p>0.8546123449</text:p>
          </table:table-cell>
          <table:table-cell office:value-type="float" office:value="-0.02923025456" calcext:value-type="float">
            <text:p>-0.0292302546</text:p>
          </table:table-cell>
          <table:table-cell office:value-type="float" office:value="0.01571179678" calcext:value-type="float">
            <text:p>0.0157117968</text:p>
          </table:table-cell>
          <table:table-cell office:value-type="float" office:value="0.004662926399" calcext:value-type="float">
            <text:p>0.0046629264</text:p>
          </table:table-cell>
          <table:table-cell office:value-type="float" office:value="-0.0963370196" calcext:value-type="float">
            <text:p>-0.09633701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531736576" calcext:value-type="float">
            <text:p>0.8531736576</text:p>
          </table:table-cell>
          <table:table-cell office:value-type="float" office:value="-0.03701610157" calcext:value-type="float">
            <text:p>-0.0370161016</text:p>
          </table:table-cell>
          <table:table-cell office:value-type="float" office:value="-0.1563130337" calcext:value-type="float">
            <text:p>-0.1563130337</text:p>
          </table:table-cell>
          <table:table-cell office:value-type="float" office:value="0.004754876343" calcext:value-type="float">
            <text:p>0.0047548763</text:p>
          </table:table-cell>
          <table:table-cell office:value-type="float" office:value="-0.0953931765" calcext:value-type="float">
            <text:p>-0.09539317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521331234" calcext:value-type="float">
            <text:p>0.8521331234</text:p>
          </table:table-cell>
          <table:table-cell office:value-type="float" office:value="-0.02771040948" calcext:value-type="float">
            <text:p>-0.0277104095</text:p>
          </table:table-cell>
          <table:table-cell office:value-type="float" office:value="0.1849271752" calcext:value-type="float">
            <text:p>0.1849271752</text:p>
          </table:table-cell>
          <table:table-cell office:value-type="float" office:value="0.005425125141" calcext:value-type="float">
            <text:p>0.0054251251</text:p>
          </table:table-cell>
          <table:table-cell office:value-type="float" office:value="-0.09282896335" calcext:value-type="float">
            <text:p>-0.09282896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506729924" calcext:value-type="float">
            <text:p>0.8506729924</text:p>
          </table:table-cell>
          <table:table-cell office:value-type="float" office:value="-0.02635266894" calcext:value-type="float">
            <text:p>-0.0263526689</text:p>
          </table:table-cell>
          <table:table-cell office:value-type="float" office:value="0.02742772871" calcext:value-type="float">
            <text:p>0.0274277287</text:p>
          </table:table-cell>
          <table:table-cell office:value-type="float" office:value="0.005431793825" calcext:value-type="float">
            <text:p>0.0054317938</text:p>
          </table:table-cell>
          <table:table-cell office:value-type="float" office:value="-0.09166787202" calcext:value-type="float">
            <text:p>-0.0916678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491675218" calcext:value-type="float">
            <text:p>0.8491675218</text:p>
          </table:table-cell>
          <table:table-cell office:value-type="float" office:value="-0.02664184437" calcext:value-type="float">
            <text:p>-0.0266418444</text:p>
          </table:table-cell>
          <table:table-cell office:value-type="float" office:value="-0.005714744139" calcext:value-type="float">
            <text:p>-0.0057147441</text:p>
          </table:table-cell>
          <table:table-cell office:value-type="float" office:value="0.005426456309" calcext:value-type="float">
            <text:p>0.0054264563</text:p>
          </table:table-cell>
          <table:table-cell office:value-type="float" office:value="-0.09498679757" calcext:value-type="float">
            <text:p>-0.09498679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468991439" calcext:value-type="float">
            <text:p>0.8468991439</text:p>
          </table:table-cell>
          <table:table-cell office:value-type="float" office:value="-0.03472157114" calcext:value-type="float">
            <text:p>-0.0347215711</text:p>
          </table:table-cell>
          <table:table-cell office:value-type="float" office:value="-0.1599903219" calcext:value-type="float">
            <text:p>-0.1599903219</text:p>
          </table:table-cell>
          <table:table-cell office:value-type="float" office:value="0.005409500947" calcext:value-type="float">
            <text:p>0.0054095009</text:p>
          </table:table-cell>
          <table:table-cell office:value-type="float" office:value="-0.09351374854" calcext:value-type="float">
            <text:p>-0.09351374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428491502" calcext:value-type="float">
            <text:p>0.8428491502</text:p>
          </table:table-cell>
          <table:table-cell office:value-type="float" office:value="-0.05272027567" calcext:value-type="float">
            <text:p>-0.0527202757</text:p>
          </table:table-cell>
          <table:table-cell office:value-type="float" office:value="-0.371050459" calcext:value-type="float">
            <text:p>-0.371050459</text:p>
          </table:table-cell>
          <table:table-cell office:value-type="float" office:value="0.005435450136" calcext:value-type="float">
            <text:p>0.0054354501</text:p>
          </table:table-cell>
          <table:table-cell office:value-type="float" office:value="-0.09652071639" calcext:value-type="float">
            <text:p>-0.09652071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339456577" calcext:value-type="float">
            <text:p>0.8339456577</text:p>
          </table:table-cell>
          <table:table-cell office:value-type="float" office:value="-0.1021644278" calcext:value-type="float">
            <text:p>-0.1021644278</text:p>
          </table:table-cell>
          <table:table-cell office:value-type="float" office:value="-0.9889609336" calcext:value-type="float">
            <text:p>-0.9889609336</text:p>
          </table:table-cell>
          <table:table-cell office:value-type="float" office:value="0.005454993733" calcext:value-type="float">
            <text:p>0.0054549937</text:p>
          </table:table-cell>
          <table:table-cell office:value-type="float" office:value="-0.09921572654" calcext:value-type="float">
            <text:p>-0.09921572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209871375" calcext:value-type="float">
            <text:p>0.8209871375</text:p>
          </table:table-cell>
          <table:table-cell office:value-type="float" office:value="-0.1683601641" calcext:value-type="float">
            <text:p>-0.1683601641</text:p>
          </table:table-cell>
          <table:table-cell office:value-type="float" office:value="-1.243888324" calcext:value-type="float">
            <text:p>-1.243888324</text:p>
          </table:table-cell>
          <table:table-cell office:value-type="float" office:value="0.005493943465" calcext:value-type="float">
            <text:p>0.0054939435</text:p>
          </table:table-cell>
          <table:table-cell office:value-type="float" office:value="-0.1022226944" calcext:value-type="float">
            <text:p>-0.10222269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8059646518" calcext:value-type="float">
            <text:p>0.8059646518</text:p>
          </table:table-cell>
          <table:table-cell office:value-type="float" office:value="-0.2449214012" calcext:value-type="float">
            <text:p>-0.2449214012</text:p>
          </table:table-cell>
          <table:table-cell office:value-type="float" office:value="-1.596083245" calcext:value-type="float">
            <text:p>-1.596083245</text:p>
          </table:table-cell>
          <table:table-cell office:value-type="float" office:value="0.005547575814" calcext:value-type="float">
            <text:p>0.0055475758</text:p>
          </table:table-cell>
          <table:table-cell office:value-type="float" office:value="-0.1007496454" calcext:value-type="float">
            <text:p>-0.10074964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909333537" calcext:value-type="float">
            <text:p>0.7909333537</text:p>
          </table:table-cell>
          <table:table-cell office:value-type="float" office:value="-0.2849830418" calcext:value-type="float">
            <text:p>-0.2849830418</text:p>
          </table:table-cell>
          <table:table-cell office:value-type="float" office:value="-0.7949504629" calcext:value-type="float">
            <text:p>-0.7949504629</text:p>
          </table:table-cell>
          <table:table-cell office:value-type="float" office:value="0.005596783621" calcext:value-type="float">
            <text:p>0.0055967836</text:p>
          </table:table-cell>
          <table:table-cell office:value-type="float" office:value="-0.1034446555" calcext:value-type="float">
            <text:p>-0.10344465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780302115" calcext:value-type="float">
            <text:p>0.7780302115</text:p>
          </table:table-cell>
          <table:table-cell office:value-type="float" office:value="-0.2908661078" calcext:value-type="float">
            <text:p>-0.2908661078</text:p>
          </table:table-cell>
          <table:table-cell office:value-type="float" office:value="-0.1190705115" calcext:value-type="float">
            <text:p>-0.1190705115</text:p>
          </table:table-cell>
          <table:table-cell office:value-type="float" office:value="0.005593510125" calcext:value-type="float">
            <text:p>0.0055935101</text:p>
          </table:table-cell>
          <table:table-cell office:value-type="float" office:value="-0.1019716065" calcext:value-type="float">
            <text:p>-0.10197160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636246526" calcext:value-type="float">
            <text:p>0.7636246526</text:p>
          </table:table-cell>
          <table:table-cell office:value-type="float" office:value="-0.2824119114" calcext:value-type="float">
            <text:p>-0.2824119114</text:p>
          </table:table-cell>
          <table:table-cell office:value-type="float" office:value="0.1689091438" calcext:value-type="float">
            <text:p>0.1689091438</text:p>
          </table:table-cell>
          <table:table-cell office:value-type="float" office:value="0.005558057539" calcext:value-type="float">
            <text:p>0.0055580575</text:p>
          </table:table-cell>
          <table:table-cell office:value-type="float" office:value="-0.1008105152" calcext:value-type="float">
            <text:p>-0.10081051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402314841" calcext:value-type="float">
            <text:p>0.7402314841</text:p>
          </table:table-cell>
          <table:table-cell office:value-type="float" office:value="-0.3386018092" calcext:value-type="float">
            <text:p>-0.3386018092</text:p>
          </table:table-cell>
          <table:table-cell office:value-type="float" office:value="-1.12133622" calcext:value-type="float">
            <text:p>-1.12133622</text:p>
          </table:table-cell>
          <table:table-cell office:value-type="float" office:value="0.005524067475" calcext:value-type="float">
            <text:p>0.0055240675</text:p>
          </table:table-cell>
          <table:table-cell office:value-type="float" office:value="-0.1028816099" calcext:value-type="float">
            <text:p>-0.10288160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008005494" calcext:value-type="float">
            <text:p>0.7008005494</text:p>
          </table:table-cell>
          <table:table-cell office:value-type="float" office:value="-0.5201255802" calcext:value-type="float">
            <text:p>-0.5201255802</text:p>
          </table:table-cell>
          <table:table-cell office:value-type="float" office:value="-3.709225315" calcext:value-type="float">
            <text:p>-3.709225315</text:p>
          </table:table-cell>
          <table:table-cell office:value-type="float" office:value="0.005522363861" calcext:value-type="float">
            <text:p>0.0055223639</text:p>
          </table:table-cell>
          <table:table-cell office:value-type="float" office:value="-0.1007846455" calcext:value-type="float">
            <text:p>-0.10078464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654649052" calcext:value-type="float">
            <text:p>0.6654649052</text:p>
          </table:table-cell>
          <table:table-cell office:value-type="float" office:value="-0.6608842054" calcext:value-type="float">
            <text:p>-0.6608842054</text:p>
          </table:table-cell>
          <table:table-cell office:value-type="float" office:value="-2.828622092" calcext:value-type="float">
            <text:p>-2.828622092</text:p>
          </table:table-cell>
          <table:table-cell office:value-type="float" office:value="0.005553751815" calcext:value-type="float">
            <text:p>0.0055537518</text:p>
          </table:table-cell>
          <table:table-cell office:value-type="float" office:value="-0.09931159647" calcext:value-type="float">
            <text:p>-0.09931159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319778002" calcext:value-type="float">
            <text:p>0.6319778002</text:p>
          </table:table-cell>
          <table:table-cell office:value-type="float" office:value="-0.7228504536" calcext:value-type="float">
            <text:p>-0.7228504536</text:p>
          </table:table-cell>
          <table:table-cell office:value-type="float" office:value="-1.207858298" calcext:value-type="float">
            <text:p>-1.207858298</text:p>
          </table:table-cell>
          <table:table-cell office:value-type="float" office:value="0.005602552565" calcext:value-type="float">
            <text:p>0.0056025526</text:p>
          </table:table-cell>
          <table:table-cell office:value-type="float" office:value="-0.1010707335" calcext:value-type="float">
            <text:p>-0.10107073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5999748161" calcext:value-type="float">
            <text:p>0.5999748161</text:p>
          </table:table-cell>
          <table:table-cell office:value-type="float" office:value="-0.6730895538" calcext:value-type="float">
            <text:p>-0.6730895538</text:p>
          </table:table-cell>
          <table:table-cell office:value-type="float" office:value="1.020690887" calcext:value-type="float">
            <text:p>1.020690887</text:p>
          </table:table-cell>
          <table:table-cell office:value-type="float" office:value="0.00561351928" calcext:value-type="float">
            <text:p>0.0056135193</text:p>
          </table:table-cell>
          <table:table-cell office:value-type="float" office:value="-0.09803789602" calcext:value-type="float">
            <text:p>-0.0980378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5691283335" calcext:value-type="float">
            <text:p>0.5691283335</text:p>
          </table:table-cell>
          <table:table-cell office:value-type="float" office:value="-0.5998186656" calcext:value-type="float">
            <text:p>-0.5998186656</text:p>
          </table:table-cell>
          <table:table-cell office:value-type="float" office:value="1.164573604" calcext:value-type="float">
            <text:p>1.164573604</text:p>
          </table:table-cell>
          <table:table-cell office:value-type="float" office:value="0.005604487059" calcext:value-type="float">
            <text:p>0.0056044871</text:p>
          </table:table-cell>
          <table:table-cell office:value-type="float" office:value="-0.09886115999" calcext:value-type="float">
            <text:p>-0.098861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5381840949" calcext:value-type="float">
            <text:p>0.5381840949</text:p>
          </table:table-cell>
          <table:table-cell office:value-type="float" office:value="-0.6529587885" calcext:value-type="float">
            <text:p>-0.6529587885</text:p>
          </table:table-cell>
          <table:table-cell office:value-type="float" office:value="-1.394707281" calcext:value-type="float">
            <text:p>-1.394707281</text:p>
          </table:table-cell>
          <table:table-cell office:value-type="float" office:value="0.005582397641" calcext:value-type="float">
            <text:p>0.0055823976</text:p>
          </table:table-cell>
          <table:table-cell office:value-type="float" office:value="-0.09937246626" calcext:value-type="float">
            <text:p>-0.09937246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5097216299" calcext:value-type="float">
            <text:p>0.5097216299</text:p>
          </table:table-cell>
          <table:table-cell office:value-type="float" office:value="-0.6266944364" calcext:value-type="float">
            <text:p>-0.6266944364</text:p>
          </table:table-cell>
          <table:table-cell office:value-type="float" office:value="0.5330381748" calcext:value-type="float">
            <text:p>0.5330381748</text:p>
          </table:table-cell>
          <table:table-cell office:value-type="float" office:value="0.005596050955" calcext:value-type="float">
            <text:p>0.005596051</text:p>
          </table:table-cell>
          <table:table-cell office:value-type="float" office:value="-0.1001957302" calcext:value-type="float">
            <text:p>-0.10019573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4812546727" calcext:value-type="float">
            <text:p>0.4812546727</text:p>
          </table:table-cell>
          <table:table-cell office:value-type="float" office:value="-0.6530556701" calcext:value-type="float">
            <text:p>-0.6530556701</text:p>
          </table:table-cell>
          <table:table-cell office:value-type="float" office:value="-0.5272442359" calcext:value-type="float">
            <text:p>-0.5272442359</text:p>
          </table:table-cell>
          <table:table-cell office:value-type="float" office:value="0.00562967472" calcext:value-type="float">
            <text:p>0.0056296747</text:p>
          </table:table-cell>
          <table:table-cell office:value-type="float" office:value="-0.1003950788" calcext:value-type="float">
            <text:p>-0.10039507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4551851162" calcext:value-type="float">
            <text:p>0.4551851162</text:p>
          </table:table-cell>
          <table:table-cell office:value-type="float" office:value="-0.5538312495" calcext:value-type="float">
            <text:p>-0.5538312495</text:p>
          </table:table-cell>
          <table:table-cell office:value-type="float" office:value="1.958200202" calcext:value-type="float">
            <text:p>1.958200202</text:p>
          </table:table-cell>
          <table:table-cell office:value-type="float" office:value="0.005699369129" calcext:value-type="float">
            <text:p>0.0056993691</text:p>
          </table:table-cell>
          <table:table-cell office:value-type="float" office:value="-0.1002824697" calcext:value-type="float">
            <text:p>-0.10028246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4289842188" calcext:value-type="float">
            <text:p>0.4289842188</text:p>
          </table:table-cell>
          <table:table-cell office:value-type="float" office:value="-0.5391003301" calcext:value-type="float">
            <text:p>-0.5391003301</text:p>
          </table:table-cell>
          <table:table-cell office:value-type="float" office:value="0.2999249533" calcext:value-type="float">
            <text:p>0.2999249533</text:p>
          </table:table-cell>
          <table:table-cell office:value-type="float" office:value="0.005767827051" calcext:value-type="float">
            <text:p>0.0057678271</text:p>
          </table:table-cell>
          <table:table-cell office:value-type="float" office:value="-0.09631375909" calcext:value-type="float">
            <text:p>-0.09631375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4024692411" calcext:value-type="float">
            <text:p>0.4024692411</text:p>
          </table:table-cell>
          <table:table-cell office:value-type="float" office:value="-0.5239826594" calcext:value-type="float">
            <text:p>-0.5239826594</text:p>
          </table:table-cell>
          <table:table-cell office:value-type="float" office:value="0.2987658229" calcext:value-type="float">
            <text:p>0.2987658229</text:p>
          </table:table-cell>
          <table:table-cell office:value-type="float" office:value="0.005826465364" calcext:value-type="float">
            <text:p>0.0058264654</text:p>
          </table:table-cell>
          <table:table-cell office:value-type="float" office:value="-0.09974529376" calcext:value-type="float">
            <text:p>-0.09974529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3752003332" calcext:value-type="float">
            <text:p>0.3752003332</text:p>
          </table:table-cell>
          <table:table-cell office:value-type="float" office:value="-0.5331151438" calcext:value-type="float">
            <text:p>-0.5331151438</text:p>
          </table:table-cell>
          <table:table-cell office:value-type="float" office:value="-0.1814787401" calcext:value-type="float">
            <text:p>-0.1814787401</text:p>
          </table:table-cell>
          <table:table-cell office:value-type="float" office:value="0.005830459883" calcext:value-type="float">
            <text:p>0.0058304599</text:p>
          </table:table-cell>
          <table:table-cell office:value-type="float" office:value="-0.09932072694" calcext:value-type="float">
            <text:p>-0.09932072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3492066866" calcext:value-type="float">
            <text:p>0.3492066866</text:p>
          </table:table-cell>
          <table:table-cell office:value-type="float" office:value="-0.5264989803" calcext:value-type="float">
            <text:p>-0.5264989803</text:p>
          </table:table-cell>
          <table:table-cell office:value-type="float" office:value="0.13072863" calcext:value-type="float">
            <text:p>0.13072863</text:p>
          </table:table-cell>
          <table:table-cell office:value-type="float" office:value="0.005787655108" calcext:value-type="float">
            <text:p>0.0057876551</text:p>
          </table:table-cell>
          <table:table-cell office:value-type="float" office:value="-0.09827224473" calcext:value-type="float">
            <text:p>-0.09827224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225384628" calcext:value-type="float">
            <text:p>0.3225384628</text:p>
          </table:table-cell>
          <table:table-cell office:value-type="float" office:value="-0.5349017155" calcext:value-type="float">
            <text:p>-0.5349017155</text:p>
          </table:table-cell>
          <table:table-cell office:value-type="float" office:value="-0.1730490985" calcext:value-type="float">
            <text:p>-0.1730490985</text:p>
          </table:table-cell>
          <table:table-cell office:value-type="float" office:value="0.005722646353" calcext:value-type="float">
            <text:p>0.0057226464</text:p>
          </table:table-cell>
          <table:table-cell office:value-type="float" office:value="-0.09722376252" calcext:value-type="float">
            <text:p>-0.09722376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897657157" calcext:value-type="float">
            <text:p>0.2897657157</text:p>
          </table:table-cell>
          <table:table-cell office:value-type="float" office:value="-0.5619701937" calcext:value-type="float">
            <text:p>-0.5619701937</text:p>
          </table:table-cell>
          <table:table-cell office:value-type="float" office:value="-0.514635623" calcext:value-type="float">
            <text:p>-0.514635623</text:p>
          </table:table-cell>
          <table:table-cell office:value-type="float" office:value="0.006793589805" calcext:value-type="float">
            <text:p>0.0067935898</text:p>
          </table:table-cell>
          <table:table-cell office:value-type="float" office:value="-0.110938076" calcext:value-type="float">
            <text:p>-0.11093807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522742555" calcext:value-type="float">
            <text:p>0.2522742555</text:p>
          </table:table-cell>
          <table:table-cell office:value-type="float" office:value="-0.6460394945" calcext:value-type="float">
            <text:p>-0.6460394945</text:p>
          </table:table-cell>
          <table:table-cell office:value-type="float" office:value="-1.717233681" calcext:value-type="float">
            <text:p>-1.717233681</text:p>
          </table:table-cell>
          <table:table-cell office:value-type="float" office:value="0.006805514747" calcext:value-type="float">
            <text:p>0.0068055147</text:p>
          </table:table-cell>
          <table:table-cell office:value-type="float" office:value="-0.113195642" calcext:value-type="float">
            <text:p>-0.1131956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166156273" calcext:value-type="float">
            <text:p>0.2166156273</text:p>
          </table:table-cell>
          <table:table-cell office:value-type="float" office:value="-0.7029889668" calcext:value-type="float">
            <text:p>-0.7029889668</text:p>
          </table:table-cell>
          <table:table-cell office:value-type="float" office:value="-1.149995385" calcext:value-type="float">
            <text:p>-1.149995385</text:p>
          </table:table-cell>
          <table:table-cell office:value-type="float" office:value="0.006860136686" calcext:value-type="float">
            <text:p>0.0068601367</text:p>
          </table:table-cell>
          <table:table-cell office:value-type="float" office:value="-0.1113057501" calcext:value-type="float">
            <text:p>-0.11130575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810792368" calcext:value-type="float">
            <text:p>0.1810792368</text:p>
          </table:table-cell>
          <table:table-cell office:value-type="float" office:value="-0.7299504505" calcext:value-type="float">
            <text:p>-0.7299504505</text:p>
          </table:table-cell>
          <table:table-cell office:value-type="float" office:value="-0.5341037941" calcext:value-type="float">
            <text:p>-0.5341037941</text:p>
          </table:table-cell>
          <table:table-cell office:value-type="float" office:value="0.006918352729" calcext:value-type="float">
            <text:p>0.0069183527</text:p>
          </table:table-cell>
          <table:table-cell office:value-type="float" office:value="-0.1132811203" calcext:value-type="float">
            <text:p>-0.11328112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460225325" calcext:value-type="float">
            <text:p>0.1460225325</text:p>
          </table:table-cell>
          <table:table-cell office:value-type="float" office:value="-0.7104413246" calcext:value-type="float">
            <text:p>-0.7104413246</text:p>
          </table:table-cell>
          <table:table-cell office:value-type="float" office:value="0.3936074137" calcext:value-type="float">
            <text:p>0.3936074137</text:p>
          </table:table-cell>
          <table:table-cell office:value-type="float" office:value="0.006966969856" calcext:value-type="float">
            <text:p>0.0069669699</text:p>
          </table:table-cell>
          <table:table-cell office:value-type="float" office:value="-0.1111090327" calcext:value-type="float">
            <text:p>-0.11110903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101292423" calcext:value-type="float">
            <text:p>0.1101292423</text:p>
          </table:table-cell>
          <table:table-cell office:value-type="float" office:value="-0.7150593907" calcext:value-type="float">
            <text:p>-0.7150593907</text:p>
          </table:table-cell>
          <table:table-cell office:value-type="float" office:value="-0.09442662152" calcext:value-type="float">
            <text:p>-0.0944266215</text:p>
          </table:table-cell>
          <table:table-cell office:value-type="float" office:value="0.006998024306" calcext:value-type="float">
            <text:p>0.0069980243</text:p>
          </table:table-cell>
          <table:table-cell office:value-type="float" office:value="-0.11195562" calcext:value-type="float">
            <text:p>-0.111955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7506104183" calcext:value-type="float">
            <text:p>0.0750610418</text:p>
          </table:table-cell>
          <table:table-cell office:value-type="float" office:value="-0.7118179417" calcext:value-type="float">
            <text:p>-0.7118179417</text:p>
          </table:table-cell>
          <table:table-cell office:value-type="float" office:value="0.06417116553" calcext:value-type="float">
            <text:p>0.0641711655</text:p>
          </table:table-cell>
          <table:table-cell office:value-type="float" office:value="0.006994151822" calcext:value-type="float">
            <text:p>0.0069941518</text:p>
          </table:table-cell>
          <table:table-cell office:value-type="float" office:value="-0.1089369451" calcext:value-type="float">
            <text:p>-0.10893694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2942957696" calcext:value-type="float">
            <text:p>0.029429577</text:p>
          </table:table-cell>
          <table:table-cell office:value-type="float" office:value="-0.7846398062" calcext:value-type="float">
            <text:p>-0.7846398062</text:p>
          </table:table-cell>
          <table:table-cell office:value-type="float" office:value="-1.477382617" calcext:value-type="float">
            <text:p>-1.477382617</text:p>
          </table:table-cell>
          <table:table-cell office:value-type="float" office:value="0.00696391537" calcext:value-type="float">
            <text:p>0.0069639154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3086843048" calcext:value-type="float">
            <text:p>0.0308684305</text:p>
          </table:table-cell>
          <table:table-cell office:value-type="float" office:value="-0.5308240965" calcext:value-type="float">
            <text:p>-0.5308240965</text:p>
          </table:table-cell>
          <table:table-cell office:value-type="float" office:value="4.85616231" calcext:value-type="float">
            <text:p>4.85616231</text:p>
          </table:table-cell>
          <table:table-cell office:value-type="float" office:value="0.006925449334" calcext:value-type="float">
            <text:p>0.0069254493</text:p>
          </table:table-cell>
          <table:table-cell office:value-type="float" office:value="-0.1139309902" calcext:value-type="float">
            <text:p>-0.11393099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5740357132" calcext:value-type="float">
            <text:p>0.0574035713</text:p>
          </table:table-cell>
          <table:table-cell office:value-type="float" office:value="-0.1173399364" calcext:value-type="float">
            <text:p>-0.1173399364</text:p>
          </table:table-cell>
          <table:table-cell office:value-type="float" office:value="8.511248435" calcext:value-type="float">
            <text:p>8.511248435</text:p>
          </table:table-cell>
          <table:table-cell office:value-type="float" office:value="0.006878452043" calcext:value-type="float">
            <text:p>0.006878452</text:p>
          </table:table-cell>
          <table:table-cell office:value-type="float" office:value="-0.1100657281" calcext:value-type="float">
            <text:p>-0.11006572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4864360184" calcext:value-type="float">
            <text:p>0.0486436018</text:p>
          </table:table-cell>
          <table:table-cell office:value-type="float" office:value="0.1445400857" calcext:value-type="float">
            <text:p>0.1445400857</text:p>
          </table:table-cell>
          <table:table-cell office:value-type="float" office:value="4.188718047" calcext:value-type="float">
            <text:p>4.188718047</text:p>
          </table:table-cell>
          <table:table-cell office:value-type="float" office:value="0.006889148145" calcext:value-type="float">
            <text:p>0.0068891481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2124852936" calcext:value-type="float">
            <text:p>0.0212485294</text:p>
          </table:table-cell>
          <table:table-cell office:value-type="float" office:value="-0.1084358669" calcext:value-type="float">
            <text:p>-0.1084358669</text:p>
          </table:table-cell>
          <table:table-cell office:value-type="float" office:value="-6.753999624" calcext:value-type="float">
            <text:p>-6.753999624</text:p>
          </table:table-cell>
          <table:table-cell office:value-type="float" office:value="0.006933116667" calcext:value-type="float">
            <text:p>0.0069331167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8838551918" calcext:value-type="float">
            <text:p>0.0088385519</text:p>
          </table:table-cell>
          <table:table-cell office:value-type="float" office:value="-0.3742889533" calcext:value-type="float">
            <text:p>-0.3742889533</text:p>
          </table:table-cell>
          <table:table-cell office:value-type="float" office:value="-5.384640473" calcext:value-type="float">
            <text:p>-5.384640473</text:p>
          </table:table-cell>
          <table:table-cell office:value-type="float" office:value="0.007024616309" calcext:value-type="float">
            <text:p>0.0070246163</text:p>
          </table:table-cell>
          <table:table-cell office:value-type="float" office:value="-0.1125200115" calcext:value-type="float">
            <text:p>-0.11252001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600281225" calcext:value-type="float">
            <text:p>0.0160028123</text:p>
          </table:table-cell>
          <table:table-cell office:value-type="float" office:value="-0.2803751283" calcext:value-type="float">
            <text:p>-0.2803751283</text:p>
          </table:table-cell>
          <table:table-cell office:value-type="float" office:value="1.856546624" calcext:value-type="float">
            <text:p>1.856546624</text:p>
          </table:table-cell>
          <table:table-cell office:value-type="float" office:value="0.007084327049" calcext:value-type="float">
            <text:p>0.007084327</text:p>
          </table:table-cell>
          <table:table-cell office:value-type="float" office:value="-0.1128022072" calcext:value-type="float">
            <text:p>-0.1128022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616477652" calcext:value-type="float">
            <text:p>0.0161647765</text:p>
          </table:table-cell>
          <table:table-cell office:value-type="float" office:value="-0.03551222961" calcext:value-type="float">
            <text:p>-0.0355122296</text:p>
          </table:table-cell>
          <table:table-cell office:value-type="float" office:value="4.822582881" calcext:value-type="float">
            <text:p>4.822582881</text:p>
          </table:table-cell>
          <table:table-cell office:value-type="float" office:value="0.007103282685" calcext:value-type="float">
            <text:p>0.0071032827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552353053" calcext:value-type="float">
            <text:p>0.0155235305</text:p>
          </table:table-cell>
          <table:table-cell office:value-type="float" office:value="0.04389767124" calcext:value-type="float">
            <text:p>0.0438976712</text:p>
          </table:table-cell>
          <table:table-cell office:value-type="float" office:value="1.625286037" calcext:value-type="float">
            <text:p>1.625286037</text:p>
          </table:table-cell>
          <table:table-cell office:value-type="float" office:value="0.007043876351" calcext:value-type="float">
            <text:p>0.0070438764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538375767" calcext:value-type="float">
            <text:p>0.0153837577</text:p>
          </table:table-cell>
          <table:table-cell office:value-type="float" office:value="-0.004228231933" calcext:value-type="float">
            <text:p>-0.0042282319</text:p>
          </table:table-cell>
          <table:table-cell office:value-type="float" office:value="-0.9469272844" calcext:value-type="float">
            <text:p>-0.9469272844</text:p>
          </table:table-cell>
          <table:table-cell office:value-type="float" office:value="0.006964950668" calcext:value-type="float">
            <text:p>0.0069649507</text:p>
          </table:table-cell>
          <table:table-cell office:value-type="float" office:value="-0.1095013366" calcext:value-type="float">
            <text:p>-0.10950133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8065977932" calcext:value-type="float">
            <text:p>0.0080659779</text:p>
          </table:table-cell>
          <table:table-cell office:value-type="float" office:value="-0.05436017536" calcext:value-type="float">
            <text:p>-0.0543601754</text:p>
          </table:table-cell>
          <table:table-cell office:value-type="float" office:value="-1.008464323" calcext:value-type="float">
            <text:p>-1.008464323</text:p>
          </table:table-cell>
          <table:table-cell office:value-type="float" office:value="0.006890853241" calcext:value-type="float">
            <text:p>0.0068908532</text:p>
          </table:table-cell>
          <table:table-cell office:value-type="float" office:value="-0.1095013366" calcext:value-type="float">
            <text:p>-0.10950133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884836873" calcext:value-type="float">
            <text:p>0.0098848369</text:p>
          </table:table-cell>
          <table:table-cell office:value-type="float" office:value="-0.03770224309" calcext:value-type="float">
            <text:p>-0.0377022431</text:p>
          </table:table-cell>
          <table:table-cell office:value-type="float" office:value="0.3374833325" calcext:value-type="float">
            <text:p>0.3374833325</text:p>
          </table:table-cell>
          <table:table-cell office:value-type="float" office:value="0.006896151278" calcext:value-type="float">
            <text:p>0.0068961513</text:p>
          </table:table-cell>
          <table:table-cell office:value-type="float" office:value="-0.1092191408" calcext:value-type="float">
            <text:p>-0.10921914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481148203" calcext:value-type="float">
            <text:p>0.014811482</text:p>
          </table:table-cell>
          <table:table-cell office:value-type="float" office:value="-0.00369965195" calcext:value-type="float">
            <text:p>-0.003699652</text:p>
          </table:table-cell>
          <table:table-cell office:value-type="float" office:value="0.6850534942" calcext:value-type="float">
            <text:p>0.6850534942</text:p>
          </table:table-cell>
          <table:table-cell office:value-type="float" office:value="0.006972188538" calcext:value-type="float">
            <text:p>0.0069721885</text:p>
          </table:table-cell>
          <table:table-cell office:value-type="float" office:value="-0.1092191408" calcext:value-type="float">
            <text:p>-0.10921914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90403958" calcext:value-type="float">
            <text:p>0.0099040396</text:p>
          </table:table-cell>
          <table:table-cell office:value-type="float" office:value="0.0142961048" calcext:value-type="float">
            <text:p>0.0142961048</text:p>
          </table:table-cell>
          <table:table-cell office:value-type="float" office:value="0.3418359965" calcext:value-type="float">
            <text:p>0.3418359965</text:p>
          </table:table-cell>
          <table:table-cell office:value-type="float" office:value="0.00706667426" calcext:value-type="float">
            <text:p>0.0070666743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6729784543" calcext:value-type="float">
            <text:p>0.0067297845</text:p>
          </table:table-cell>
          <table:table-cell office:value-type="float" office:value="-0.02029391766" calcext:value-type="float">
            <text:p>-0.0202939177</text:p>
          </table:table-cell>
          <table:table-cell office:value-type="float" office:value="-0.7292381502" calcext:value-type="float">
            <text:p>-0.7292381502</text:p>
          </table:table-cell>
          <table:table-cell office:value-type="float" office:value="0.007105442461" calcext:value-type="float">
            <text:p>0.0071054425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480371575" calcext:value-type="float">
            <text:p>0.0148037158</text:p>
          </table:table-cell>
          <table:table-cell office:value-type="float" office:value="-0.0004315928229" calcext:value-type="float">
            <text:p>-0.0004315928</text:p>
          </table:table-cell>
          <table:table-cell office:value-type="float" office:value="0.3907665787" calcext:value-type="float">
            <text:p>0.3907665787</text:p>
          </table:table-cell>
          <table:table-cell office:value-type="float" office:value="0.007053782761" calcext:value-type="float">
            <text:p>0.0070537828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70583817" calcext:value-type="float">
            <text:p>0.0137058382</text:p>
          </table:table-cell>
          <table:table-cell office:value-type="float" office:value="0.02326502548" calcext:value-type="float">
            <text:p>0.0232650255</text:p>
          </table:table-cell>
          <table:table-cell office:value-type="float" office:value="0.4776288888" calcext:value-type="float">
            <text:p>0.4776288888</text:p>
          </table:table-cell>
          <table:table-cell office:value-type="float" office:value="0.006959389991" calcext:value-type="float">
            <text:p>0.00695939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7863841301" calcext:value-type="float">
            <text:p>0.0078638413</text:p>
          </table:table-cell>
          <table:table-cell office:value-type="float" office:value="0.006631531175" calcext:value-type="float">
            <text:p>0.0066315312</text:p>
          </table:table-cell>
          <table:table-cell office:value-type="float" office:value="-0.3326164346" calcext:value-type="float">
            <text:p>-0.3326164346</text:p>
          </table:table-cell>
          <table:table-cell office:value-type="float" office:value="0.006895068232" calcext:value-type="float">
            <text:p>0.0068950682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577754273" calcext:value-type="float">
            <text:p>0.0057775427</text:p>
          </table:table-cell>
          <table:table-cell office:value-type="float" office:value="-0.06010103454" calcext:value-type="float">
            <text:p>-0.0601010345</text:p>
          </table:table-cell>
          <table:table-cell office:value-type="float" office:value="-1.322725437" calcext:value-type="float">
            <text:p>-1.322725437</text:p>
          </table:table-cell>
          <table:table-cell office:value-type="float" office:value="0.006904126112" calcext:value-type="float">
            <text:p>0.0069041261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6873863542" calcext:value-type="float">
            <text:p>0.0068738635</text:p>
          </table:table-cell>
          <table:table-cell office:value-type="float" office:value="-0.04544562931" calcext:value-type="float">
            <text:p>-0.0454456293</text:p>
          </table:table-cell>
          <table:table-cell office:value-type="float" office:value="0.291918182" calcext:value-type="float">
            <text:p>0.291918182</text:p>
          </table:table-cell>
          <table:table-cell office:value-type="float" office:value="0.006978484683" calcext:value-type="float">
            <text:p>0.0069784847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5562373594" calcext:value-type="float">
            <text:p>0.0055623736</text:p>
          </table:table-cell>
          <table:table-cell office:value-type="float" office:value="-0.01516862868" calcext:value-type="float">
            <text:p>-0.0151686287</text:p>
          </table:table-cell>
          <table:table-cell office:value-type="float" office:value="0.6000077728" calcext:value-type="float">
            <text:p>0.6000077728</text:p>
          </table:table-cell>
          <table:table-cell office:value-type="float" office:value="0.00704934964" calcext:value-type="float">
            <text:p>0.0070493496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6392182726" calcext:value-type="float">
            <text:p>0.0063921827</text:p>
          </table:table-cell>
          <table:table-cell office:value-type="float" office:value="0.004259907166" calcext:value-type="float">
            <text:p>0.0042599072</text:p>
          </table:table-cell>
          <table:table-cell office:value-type="float" office:value="0.3964445739" calcext:value-type="float">
            <text:p>0.3964445739</text:p>
          </table:table-cell>
          <table:table-cell office:value-type="float" office:value="0.007073302754" calcext:value-type="float">
            <text:p>0.0070733028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5128352562" calcext:value-type="float">
            <text:p>0.0051283526</text:p>
          </table:table-cell>
          <table:table-cell office:value-type="float" office:value="-0.01127322638" calcext:value-type="float">
            <text:p>-0.0112732264</text:p>
          </table:table-cell>
          <table:table-cell office:value-type="float" office:value="-0.3043379082" calcext:value-type="float">
            <text:p>-0.3043379082</text:p>
          </table:table-cell>
          <table:table-cell office:value-type="float" office:value="0.00702255932" calcext:value-type="float">
            <text:p>0.0070225593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7323933369" calcext:value-type="float">
            <text:p>0.0073239334</text:p>
          </table:table-cell>
          <table:table-cell office:value-type="float" office:value="0.009270596885" calcext:value-type="float">
            <text:p>0.0092705969</text:p>
          </table:table-cell>
          <table:table-cell office:value-type="float" office:value="0.3334920388" calcext:value-type="float">
            <text:p>0.3334920388</text:p>
          </table:table-cell>
          <table:table-cell office:value-type="float" office:value="0.006944184435" calcext:value-type="float">
            <text:p>0.0069441844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6180614856" calcext:value-type="float">
            <text:p>0.0061806149</text:p>
          </table:table-cell>
          <table:table-cell office:value-type="float" office:value="-0.006505711526" calcext:value-type="float">
            <text:p>-0.0065057115</text:p>
          </table:table-cell>
          <table:table-cell office:value-type="float" office:value="-0.4194313852" calcext:value-type="float">
            <text:p>-0.4194313852</text:p>
          </table:table-cell>
          <table:table-cell office:value-type="float" office:value="0.006903113659" calcext:value-type="float">
            <text:p>0.0069031137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6588626564" calcext:value-type="float">
            <text:p>0.0065886266</text:p>
          </table:table-cell>
          <table:table-cell office:value-type="float" office:value="0.004446191076" calcext:value-type="float">
            <text:p>0.0044461911</text:p>
          </table:table-cell>
          <table:table-cell office:value-type="float" office:value="0.2172523852" calcext:value-type="float">
            <text:p>0.2172523852</text:p>
          </table:table-cell>
          <table:table-cell office:value-type="float" office:value="0.006927843889" calcext:value-type="float">
            <text:p>0.0069278439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8159656856" calcext:value-type="float">
            <text:p>0.0081596569</text:p>
          </table:table-cell>
          <table:table-cell office:value-type="float" office:value="0.003134128176" calcext:value-type="float">
            <text:p>0.0031341282</text:p>
          </table:table-cell>
          <table:table-cell office:value-type="float" office:value="-0.02647887198" calcext:value-type="float">
            <text:p>-0.026478872</text:p>
          </table:table-cell>
          <table:table-cell office:value-type="float" office:value="0.006998034745" calcext:value-type="float">
            <text:p>0.0069980347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888444419" calcext:value-type="float">
            <text:p>0.0038884444</text:p>
          </table:table-cell>
          <table:table-cell office:value-type="float" office:value="-0.001072318925" calcext:value-type="float">
            <text:p>-0.0010723189</text:p>
          </table:table-cell>
          <table:table-cell office:value-type="float" office:value="-0.04236352701" calcext:value-type="float">
            <text:p>-0.042363527</text:p>
          </table:table-cell>
          <table:table-cell office:value-type="float" office:value="0.007051099045" calcext:value-type="float">
            <text:p>0.007051099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026164428" calcext:value-type="float">
            <text:p>0.0040261644</text:p>
          </table:table-cell>
          <table:table-cell office:value-type="float" office:value="-0.002865136301" calcext:value-type="float">
            <text:p>-0.0028651363</text:p>
          </table:table-cell>
          <table:table-cell office:value-type="float" office:value="-0.03534679099" calcext:value-type="float">
            <text:p>-0.035346791</text:p>
          </table:table-cell>
          <table:table-cell office:value-type="float" office:value="0.006996062261" calcext:value-type="float">
            <text:p>0.0069960623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295346319" calcext:value-type="float">
            <text:p>0.0042953463</text:p>
          </table:table-cell>
          <table:table-cell office:value-type="float" office:value="-0.01164837662" calcext:value-type="float">
            <text:p>-0.0116483766</text:p>
          </table:table-cell>
          <table:table-cell office:value-type="float" office:value="-0.1747433497" calcext:value-type="float">
            <text:p>-0.1747433497</text:p>
          </table:table-cell>
          <table:table-cell office:value-type="float" office:value="0.006936636009" calcext:value-type="float">
            <text:p>0.006936636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5776677246" calcext:value-type="float">
            <text:p>0.0057766772</text:p>
          </table:table-cell>
          <table:table-cell office:value-type="float" office:value="0.01248989346" calcext:value-type="float">
            <text:p>0.0124898935</text:p>
          </table:table-cell>
          <table:table-cell office:value-type="float" office:value="0.4790567739" calcext:value-type="float">
            <text:p>0.4790567739</text:p>
          </table:table-cell>
          <table:table-cell office:value-type="float" office:value="0.006902881723" calcext:value-type="float">
            <text:p>0.0069028817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613514466" calcext:value-type="float">
            <text:p>0.0061351447</text:p>
          </table:table-cell>
          <table:table-cell office:value-type="float" office:value="0.01404466715" calcext:value-type="float">
            <text:p>0.0140446672</text:p>
          </table:table-cell>
          <table:table-cell office:value-type="float" office:value="0.03200730027" calcext:value-type="float">
            <text:p>0.0320073003</text:p>
          </table:table-cell>
          <table:table-cell office:value-type="float" office:value="0.006934654767" calcext:value-type="float">
            <text:p>0.0069346548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5594640292" calcext:value-type="float">
            <text:p>0.0055946403</text:p>
          </table:table-cell>
          <table:table-cell office:value-type="float" office:value="0.008827679025" calcext:value-type="float">
            <text:p>0.008827679</text:p>
          </table:table-cell>
          <table:table-cell office:value-type="float" office:value="-0.09937357021" calcext:value-type="float">
            <text:p>-0.0993735702</text:p>
          </table:table-cell>
          <table:table-cell office:value-type="float" office:value="0.006981388146" calcext:value-type="float">
            <text:p>0.0069813881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246174749" calcext:value-type="float">
            <text:p>0.0042461747</text:p>
          </table:table-cell>
          <table:table-cell office:value-type="float" office:value="-0.01021056398" calcext:value-type="float">
            <text:p>-0.010210564</text:p>
          </table:table-cell>
          <table:table-cell office:value-type="float" office:value="-0.3913027689" calcext:value-type="float">
            <text:p>-0.3913027689</text:p>
          </table:table-cell>
          <table:table-cell office:value-type="float" office:value="0.007015649809" calcext:value-type="float">
            <text:p>0.0070156498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5232590181" calcext:value-type="float">
            <text:p>0.0052325902</text:p>
          </table:table-cell>
          <table:table-cell office:value-type="float" office:value="-0.006006415882" calcext:value-type="float">
            <text:p>-0.0060064159</text:p>
          </table:table-cell>
          <table:table-cell office:value-type="float" office:value="0.0852069231" calcext:value-type="float">
            <text:p>0.0852069231</text:p>
          </table:table-cell>
          <table:table-cell office:value-type="float" office:value="0.00701344153" calcext:value-type="float">
            <text:p>0.0070134415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6021734" calcext:value-type="float">
            <text:p>0.0046021734</text:p>
          </table:table-cell>
          <table:table-cell office:value-type="float" office:value="-0.00674683944" calcext:value-type="float">
            <text:p>-0.0067468394</text:p>
          </table:table-cell>
          <table:table-cell office:value-type="float" office:value="-0.0147010065" calcext:value-type="float">
            <text:p>-0.0147010065</text:p>
          </table:table-cell>
          <table:table-cell office:value-type="float" office:value="0.006977175217" calcext:value-type="float">
            <text:p>0.0069771752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6181423784" calcext:value-type="float">
            <text:p>0.0061814238</text:p>
          </table:table-cell>
          <table:table-cell office:value-type="float" office:value="0.01304569803" calcext:value-type="float">
            <text:p>0.013045698</text:p>
          </table:table-cell>
          <table:table-cell office:value-type="float" office:value="0.3968145404" calcext:value-type="float">
            <text:p>0.3968145404</text:p>
          </table:table-cell>
          <table:table-cell office:value-type="float" office:value="0.006939337324" calcext:value-type="float">
            <text:p>0.0069393373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478839135" calcext:value-type="float">
            <text:p>0.0044788391</text:p>
          </table:table-cell>
          <table:table-cell office:value-type="float" office:value="-0.005098824306" calcext:value-type="float">
            <text:p>-0.0050988243</text:p>
          </table:table-cell>
          <table:table-cell office:value-type="float" office:value="-0.367045111" calcext:value-type="float">
            <text:p>-0.367045111</text:p>
          </table:table-cell>
          <table:table-cell office:value-type="float" office:value="0.006934334433" calcext:value-type="float">
            <text:p>0.0069343344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910193479" calcext:value-type="float">
            <text:p>0.0049101935</text:p>
          </table:table-cell>
          <table:table-cell office:value-type="float" office:value="0.00186678315" calcext:value-type="float">
            <text:p>0.0018667832</text:p>
          </table:table-cell>
          <table:table-cell office:value-type="float" office:value="0.1353218935" calcext:value-type="float">
            <text:p>0.1353218935</text:p>
          </table:table-cell>
          <table:table-cell office:value-type="float" office:value="0.006967385383" calcext:value-type="float">
            <text:p>0.0069673854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006659276" calcext:value-type="float">
            <text:p>0.0030066593</text:p>
          </table:table-cell>
          <table:table-cell office:value-type="float" office:value="-0.02178001582" calcext:value-type="float">
            <text:p>-0.0217800158</text:p>
          </table:table-cell>
          <table:table-cell office:value-type="float" office:value="-0.4879400179" calcext:value-type="float">
            <text:p>-0.4879400179</text:p>
          </table:table-cell>
          <table:table-cell office:value-type="float" office:value="0.007010621966" calcext:value-type="float">
            <text:p>0.007010622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317406629" calcext:value-type="float">
            <text:p>0.0043174066</text:p>
          </table:table-cell>
          <table:table-cell office:value-type="float" office:value="-0.00172721256" calcext:value-type="float">
            <text:p>-0.0017272126</text:p>
          </table:table-cell>
          <table:table-cell office:value-type="float" office:value="0.3934360354" calcext:value-type="float">
            <text:p>0.3934360354</text:p>
          </table:table-cell>
          <table:table-cell office:value-type="float" office:value="0.007022474882" calcext:value-type="float">
            <text:p>0.0070224749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59722115" calcext:value-type="float">
            <text:p>0.0035972212</text:p>
          </table:table-cell>
          <table:table-cell office:value-type="float" office:value="-0.009327154318" calcext:value-type="float">
            <text:p>-0.0093271543</text:p>
          </table:table-cell>
          <table:table-cell office:value-type="float" office:value="-0.1521690576" calcext:value-type="float">
            <text:p>-0.1521690576</text:p>
          </table:table-cell>
          <table:table-cell office:value-type="float" office:value="0.007002357294" calcext:value-type="float">
            <text:p>0.0070023573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5385164807" calcext:value-type="float">
            <text:p>0.0053851648</text:p>
          </table:table-cell>
          <table:table-cell office:value-type="float" office:value="0.01330387907" calcext:value-type="float">
            <text:p>0.0133038791</text:p>
          </table:table-cell>
          <table:table-cell office:value-type="float" office:value="0.3621916371" calcext:value-type="float">
            <text:p>0.3621916371</text:p>
          </table:table-cell>
          <table:table-cell office:value-type="float" office:value="0.00696336549" calcext:value-type="float">
            <text:p>0.0069633655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916631206" calcext:value-type="float">
            <text:p>0.0039166312</text:p>
          </table:table-cell>
          <table:table-cell office:value-type="float" office:value="-0.008376858139" calcext:value-type="float">
            <text:p>-0.0083768581</text:p>
          </table:table-cell>
          <table:table-cell office:value-type="float" office:value="-0.5805808577" calcext:value-type="float">
            <text:p>-0.5805808577</text:p>
          </table:table-cell>
          <table:table-cell office:value-type="float" office:value="0.006935204759" calcext:value-type="float">
            <text:p>0.0069352048</text:p>
          </table:table-cell>
          <table:table-cell office:value-type="float" office:value="-0.1097835323" calcext:value-type="float">
            <text:p>-0.10978353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678675026" calcext:value-type="float">
            <text:p>0.004678675</text:p>
          </table:table-cell>
          <table:table-cell office:value-type="float" office:value="0.001509281607" calcext:value-type="float">
            <text:p>0.0015092816</text:p>
          </table:table-cell>
          <table:table-cell office:value-type="float" office:value="0.1976929907" calcext:value-type="float">
            <text:p>0.1976929907</text:p>
          </table:table-cell>
          <table:table-cell office:value-type="float" office:value="0.006938935967" calcext:value-type="float">
            <text:p>0.006938936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712142239" calcext:value-type="float">
            <text:p>0.0037121422</text:p>
          </table:table-cell>
          <table:table-cell office:value-type="float" office:value="-0.01440392153" calcext:value-type="float">
            <text:p>-0.0144039215</text:p>
          </table:table-cell>
          <table:table-cell office:value-type="float" office:value="-0.3148780593" calcext:value-type="float">
            <text:p>-0.3148780593</text:p>
          </table:table-cell>
          <table:table-cell office:value-type="float" office:value="0.006976681269" calcext:value-type="float">
            <text:p>0.0069766813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729693436" calcext:value-type="float">
            <text:p>0.0047296934</text:p>
          </table:table-cell>
          <table:table-cell office:value-type="float" office:value="0.005493477563" calcext:value-type="float">
            <text:p>0.0054934776</text:p>
          </table:table-cell>
          <table:table-cell office:value-type="float" office:value="0.3982574678" calcext:value-type="float">
            <text:p>0.3982574678</text:p>
          </table:table-cell>
          <table:table-cell office:value-type="float" office:value="0.007012028994" calcext:value-type="float">
            <text:p>0.007012029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560898763" calcext:value-type="float">
            <text:p>0.0035608988</text:p>
          </table:table-cell>
          <table:table-cell office:value-type="float" office:value="-0.0075365092" calcext:value-type="float">
            <text:p>-0.0075365092</text:p>
          </table:table-cell>
          <table:table-cell office:value-type="float" office:value="-0.2659005803" calcext:value-type="float">
            <text:p>-0.2659005803</text:p>
          </table:table-cell>
          <table:table-cell office:value-type="float" office:value="0.007024781193" calcext:value-type="float">
            <text:p>0.0070247812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173727351" calcext:value-type="float">
            <text:p>0.0041737274</text:p>
          </table:table-cell>
          <table:table-cell office:value-type="float" office:value="0.002888920754" calcext:value-type="float">
            <text:p>0.0028889208</text:p>
          </table:table-cell>
          <table:table-cell office:value-type="float" office:value="0.2067175896" calcext:value-type="float">
            <text:p>0.2067175896</text:p>
          </table:table-cell>
          <table:table-cell office:value-type="float" office:value="0.007000880281" calcext:value-type="float">
            <text:p>0.0070008803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351119216" calcext:value-type="float">
            <text:p>0.0033511192</text:p>
          </table:table-cell>
          <table:table-cell office:value-type="float" office:value="-0.009313951018" calcext:value-type="float">
            <text:p>-0.009313951</text:p>
          </table:table-cell>
          <table:table-cell office:value-type="float" office:value="-0.240936308" calcext:value-type="float">
            <text:p>-0.240936308</text:p>
          </table:table-cell>
          <table:table-cell office:value-type="float" office:value="0.006974989951" calcext:value-type="float">
            <text:p>0.00697499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178516483" calcext:value-type="float">
            <text:p>0.0041785165</text:p>
          </table:table-cell>
          <table:table-cell office:value-type="float" office:value="0.004104597181" calcext:value-type="float">
            <text:p>0.0041045972</text:p>
          </table:table-cell>
          <table:table-cell office:value-type="float" office:value="0.2660407608" calcext:value-type="float">
            <text:p>0.2660407608</text:p>
          </table:table-cell>
          <table:table-cell office:value-type="float" office:value="0.00695338282" calcext:value-type="float">
            <text:p>0.0069533828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489985673" calcext:value-type="float">
            <text:p>0.0034899857</text:p>
          </table:table-cell>
          <table:table-cell office:value-type="float" office:value="-0.004734130101" calcext:value-type="float">
            <text:p>-0.0047341301</text:p>
          </table:table-cell>
          <table:table-cell office:value-type="float" office:value="-0.1844032798" calcext:value-type="float">
            <text:p>-0.1844032798</text:p>
          </table:table-cell>
          <table:table-cell office:value-type="float" office:value="0.006963358619" calcext:value-type="float">
            <text:p>0.0069633586</text:p>
          </table:table-cell>
          <table:table-cell office:value-type="float" office:value="-0.1136487945" calcext:value-type="float">
            <text:p>-0.113648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440720662" calcext:value-type="float">
            <text:p>0.0044407207</text:p>
          </table:table-cell>
          <table:table-cell office:value-type="float" office:value="0.006567835996" calcext:value-type="float">
            <text:p>0.006567836</text:p>
          </table:table-cell>
          <table:table-cell office:value-type="float" office:value="0.2099843237" calcext:value-type="float">
            <text:p>0.2099843237</text:p>
          </table:table-cell>
          <table:table-cell office:value-type="float" office:value="0.006988317609" calcext:value-type="float">
            <text:p>0.0069883176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97114593" calcext:value-type="float">
            <text:p>0.0039711459</text:p>
          </table:table-cell>
          <table:table-cell office:value-type="float" office:value="-0.002150416583" calcext:value-type="float">
            <text:p>-0.0021504166</text:p>
          </table:table-cell>
          <table:table-cell office:value-type="float" office:value="-0.1810303388" calcext:value-type="float">
            <text:p>-0.1810303388</text:p>
          </table:table-cell>
          <table:table-cell office:value-type="float" office:value="0.007007355891" calcext:value-type="float">
            <text:p>0.0070073559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290687591" calcext:value-type="float">
            <text:p>0.0042906876</text:p>
          </table:table-cell>
          <table:table-cell office:value-type="float" office:value="0.004807763718" calcext:value-type="float">
            <text:p>0.0048077637</text:p>
          </table:table-cell>
          <table:table-cell office:value-type="float" office:value="0.1417509348" calcext:value-type="float">
            <text:p>0.1417509348</text:p>
          </table:table-cell>
          <table:table-cell office:value-type="float" office:value="0.007001352099" calcext:value-type="float">
            <text:p>0.0070013521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2947880595" calcext:value-type="float">
            <text:p>0.0029478806</text:p>
          </table:table-cell>
          <table:table-cell office:value-type="float" office:value="-0.009853970073" calcext:value-type="float">
            <text:p>-0.0098539701</text:p>
          </table:table-cell>
          <table:table-cell office:value-type="float" office:value="-0.2873923683" calcext:value-type="float">
            <text:p>-0.2873923683</text:p>
          </table:table-cell>
          <table:table-cell office:value-type="float" office:value="0.006985176584" calcext:value-type="float">
            <text:p>0.0069851766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220189569" calcext:value-type="float">
            <text:p>0.0042201896</text:p>
          </table:table-cell>
          <table:table-cell office:value-type="float" office:value="0.002175071902" calcext:value-type="float">
            <text:p>0.0021750719</text:p>
          </table:table-cell>
          <table:table-cell office:value-type="float" office:value="0.2489996161" calcext:value-type="float">
            <text:p>0.2489996161</text:p>
          </table:table-cell>
          <table:table-cell office:value-type="float" office:value="0.006955867751" calcext:value-type="float">
            <text:p>0.0069558678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733630941" calcext:value-type="float">
            <text:p>0.0037336309</text:p>
          </table:table-cell>
          <table:table-cell office:value-type="float" office:value="-0.003240652356" calcext:value-type="float">
            <text:p>-0.0032406524</text:p>
          </table:table-cell>
          <table:table-cell office:value-type="float" office:value="-0.1083851501" calcext:value-type="float">
            <text:p>-0.1083851501</text:p>
          </table:table-cell>
          <table:table-cell office:value-type="float" office:value="0.006948312071" calcext:value-type="float">
            <text:p>0.0069483121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64865572" calcext:value-type="float">
            <text:p>0.0046486557</text:p>
          </table:table-cell>
          <table:table-cell office:value-type="float" office:value="0.01160722932" calcext:value-type="float">
            <text:p>0.0116072293</text:p>
          </table:table-cell>
          <table:table-cell office:value-type="float" office:value="0.2956932786" calcext:value-type="float">
            <text:p>0.2956932786</text:p>
          </table:table-cell>
          <table:table-cell office:value-type="float" office:value="0.006967945626" calcext:value-type="float">
            <text:p>0.0069679456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237282811" calcext:value-type="float">
            <text:p>0.0032372828</text:p>
          </table:table-cell>
          <table:table-cell office:value-type="float" office:value="-0.006545901362" calcext:value-type="float">
            <text:p>-0.0065459014</text:p>
          </table:table-cell>
          <table:table-cell office:value-type="float" office:value="-0.3617159884" calcext:value-type="float">
            <text:p>-0.3617159884</text:p>
          </table:table-cell>
          <table:table-cell office:value-type="float" office:value="0.006989015091" calcext:value-type="float">
            <text:p>0.0069890151</text:p>
          </table:table-cell>
          <table:table-cell office:value-type="float" office:value="-0.1172318608" calcext:value-type="float">
            <text:p>-0.11723186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78153408" calcext:value-type="float">
            <text:p>0.0037815341</text:p>
          </table:table-cell>
          <table:table-cell office:value-type="float" office:value="0.0002519095028" calcext:value-type="float">
            <text:p>0.0002519095</text:p>
          </table:table-cell>
          <table:table-cell office:value-type="float" office:value="0.1330945357" calcext:value-type="float">
            <text:p>0.1330945357</text:p>
          </table:table-cell>
          <table:table-cell office:value-type="float" office:value="0.007005676108" calcext:value-type="float">
            <text:p>0.0070056761</text:p>
          </table:table-cell>
          <table:table-cell office:value-type="float" office:value="-0.1172318608" calcext:value-type="float">
            <text:p>-0.11723186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003331484" calcext:value-type="float">
            <text:p>0.0030033315</text:p>
          </table:table-cell>
          <table:table-cell office:value-type="float" office:value="-0.01103862636" calcext:value-type="float">
            <text:p>-0.0110386264</text:p>
          </table:table-cell>
          <table:table-cell office:value-type="float" office:value="-0.2270436186" calcext:value-type="float">
            <text:p>-0.2270436186</text:p>
          </table:table-cell>
          <table:table-cell office:value-type="float" office:value="0.007000036865" calcext:value-type="float">
            <text:p>0.0070000369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4365775991" calcext:value-type="float">
            <text:p>0.004365776</text:p>
          </table:table-cell>
          <table:table-cell office:value-type="float" office:value="0.005549198773" calcext:value-type="float">
            <text:p>0.0055491988</text:p>
          </table:table-cell>
          <table:table-cell office:value-type="float" office:value="0.2634767086" calcext:value-type="float">
            <text:p>0.2634767086</text:p>
          </table:table-cell>
          <table:table-cell office:value-type="float" office:value="0.006981680198" calcext:value-type="float">
            <text:p>0.0069816802</text:p>
          </table:table-cell>
          <table:table-cell office:value-type="float" office:value="-0.1172318608" calcext:value-type="float">
            <text:p>-0.11723186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407345007" calcext:value-type="float">
            <text:p>0.003407345</text:p>
          </table:table-cell>
          <table:table-cell office:value-type="float" office:value="-0.006861458907" calcext:value-type="float">
            <text:p>-0.0068614589</text:p>
          </table:table-cell>
          <table:table-cell office:value-type="float" office:value="-0.3441316171" calcext:value-type="float">
            <text:p>-0.3441316171</text:p>
          </table:table-cell>
          <table:table-cell office:value-type="float" office:value="0.006962499134" calcext:value-type="float">
            <text:p>0.0069624991</text:p>
          </table:table-cell>
          <table:table-cell office:value-type="float" office:value="-0.1172318608" calcext:value-type="float">
            <text:p>-0.11723186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828837944" calcext:value-type="float">
            <text:p>0.0038288379</text:p>
          </table:table-cell>
          <table:table-cell office:value-type="float" office:value="0.001137035055" calcext:value-type="float">
            <text:p>0.0011370351</text:p>
          </table:table-cell>
          <table:table-cell office:value-type="float" office:value="0.1583871042" calcext:value-type="float">
            <text:p>0.1583871042</text:p>
          </table:table-cell>
          <table:table-cell office:value-type="float" office:value="0.006958519938" calcext:value-type="float">
            <text:p>0.0069585199</text:p>
          </table:table-cell>
          <table:table-cell office:value-type="float" office:value="-0.1172318608" calcext:value-type="float">
            <text:p>-0.11723186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2780287755" calcext:value-type="float">
            <text:p>0.0027802878</text:p>
          </table:table-cell>
          <table:table-cell office:value-type="float" office:value="-0.01314367871" calcext:value-type="float">
            <text:p>-0.0131436787</text:p>
          </table:table-cell>
          <table:table-cell office:value-type="float" office:value="-0.2887525126" calcext:value-type="float">
            <text:p>-0.2887525126</text:p>
          </table:table-cell>
          <table:table-cell office:value-type="float" office:value="0.006971914769" calcext:value-type="float">
            <text:p>0.0069719148</text:p>
          </table:table-cell>
          <table:table-cell office:value-type="float" office:value="-0.1133665987" calcext:value-type="float">
            <text:p>-0.11336659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721558813" calcext:value-type="float">
            <text:p>0.0037215588</text:p>
          </table:table-cell>
          <table:table-cell office:value-type="float" office:value="0.00174903199" calcext:value-type="float">
            <text:p>0.001749032</text:p>
          </table:table-cell>
          <table:table-cell office:value-type="float" office:value="0.2864094195" calcext:value-type="float">
            <text:p>0.2864094195</text:p>
          </table:table-cell>
          <table:table-cell office:value-type="float" office:value="0.006985053507" calcext:value-type="float">
            <text:p>0.0069850535</text:p>
          </table:table-cell>
          <table:table-cell office:value-type="float" office:value="-0.1169496651" calcext:value-type="float">
            <text:p>-0.11694966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2613426869" calcext:value-type="float">
            <text:p>0.0026134269</text:p>
          </table:table-cell>
          <table:table-cell office:value-type="float" office:value="-0.008646549043" calcext:value-type="float">
            <text:p>-0.008646549</text:p>
          </table:table-cell>
          <table:table-cell office:value-type="float" office:value="-0.2142687958" calcext:value-type="float">
            <text:p>-0.2142687958</text:p>
          </table:table-cell>
          <table:table-cell office:value-type="float" office:value="0.006993225002" calcext:value-type="float">
            <text:p>0.006993225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383784863" calcext:value-type="float">
            <text:p>0.0033837849</text:p>
          </table:table-cell>
          <table:table-cell office:value-type="float" office:value="0.003479339068" calcext:value-type="float">
            <text:p>0.0034793391</text:p>
          </table:table-cell>
          <table:table-cell office:value-type="float" office:value="0.238882915" calcext:value-type="float">
            <text:p>0.238882915</text:p>
          </table:table-cell>
          <table:table-cell office:value-type="float" office:value="0.006985642554" calcext:value-type="float">
            <text:p>0.0069856426</text:p>
          </table:table-cell>
          <table:table-cell office:value-type="float" office:value="-0.1169496651" calcext:value-type="float">
            <text:p>-0.11694966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023243292" calcext:value-type="float">
            <text:p>0.0030232433</text:p>
          </table:table-cell>
          <table:table-cell office:value-type="float" office:value="-0.004911637619" calcext:value-type="float">
            <text:p>-0.0049116376</text:p>
          </table:table-cell>
          <table:table-cell office:value-type="float" office:value="-0.1645619348" calcext:value-type="float">
            <text:p>-0.1645619348</text:p>
          </table:table-cell>
          <table:table-cell office:value-type="float" office:value="0.006967144036" calcext:value-type="float">
            <text:p>0.006967144</text:p>
          </table:table-cell>
          <table:table-cell office:value-type="float" office:value="-0.1169496651" calcext:value-type="float">
            <text:p>-0.11694966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693237063" calcext:value-type="float">
            <text:p>0.0036932371</text:p>
          </table:table-cell>
          <table:table-cell office:value-type="float" office:value="0.007337876495" calcext:value-type="float">
            <text:p>0.0073378765</text:p>
          </table:table-cell>
          <table:table-cell office:value-type="float" office:value="0.2542849305" calcext:value-type="float">
            <text:p>0.2542849305</text:p>
          </table:table-cell>
          <table:table-cell office:value-type="float" office:value="0.006955826055" calcext:value-type="float">
            <text:p>0.0069558261</text:p>
          </table:table-cell>
          <table:table-cell office:value-type="float" office:value="-0.1169496651" calcext:value-type="float">
            <text:p>-0.11694966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2722131518" calcext:value-type="float">
            <text:p>0.0027221315</text:p>
          </table:table-cell>
          <table:table-cell office:value-type="float" office:value="-0.004251540297" calcext:value-type="float">
            <text:p>-0.0042515403</text:p>
          </table:table-cell>
          <table:table-cell office:value-type="float" office:value="-0.2338159834" calcext:value-type="float">
            <text:p>-0.2338159834</text:p>
          </table:table-cell>
          <table:table-cell office:value-type="float" office:value="0.006961706049" calcext:value-type="float">
            <text:p>0.006961706</text:p>
          </table:table-cell>
          <table:table-cell office:value-type="float" office:value="-0.1169496651" calcext:value-type="float">
            <text:p>-0.11694966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455430509" calcext:value-type="float">
            <text:p>0.0034554305</text:p>
          </table:table-cell>
          <table:table-cell office:value-type="float" office:value="0.002769063922" calcext:value-type="float">
            <text:p>0.0027690639</text:p>
          </table:table-cell>
          <table:table-cell office:value-type="float" office:value="0.1339493778" calcext:value-type="float">
            <text:p>0.1339493778</text:p>
          </table:table-cell>
          <table:table-cell office:value-type="float" office:value="0.006977010318" calcext:value-type="float">
            <text:p>0.0069770103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2643860813" calcext:value-type="float">
            <text:p>0.0026438608</text:p>
          </table:table-cell>
          <table:table-cell office:value-type="float" office:value="-0.007369628494" calcext:value-type="float">
            <text:p>-0.0073696285</text:p>
          </table:table-cell>
          <table:table-cell office:value-type="float" office:value="-0.2062272305" calcext:value-type="float">
            <text:p>-0.2062272305</text:p>
          </table:table-cell>
          <table:table-cell office:value-type="float" office:value="0.006990399521" calcext:value-type="float">
            <text:p>0.0069903995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3940812099" calcext:value-type="float">
            <text:p>0.0039408121</text:p>
          </table:table-cell>
          <table:table-cell office:value-type="float" office:value="0.007802456888" calcext:value-type="float">
            <text:p>0.0078024569</text:p>
          </table:table-cell>
          <table:table-cell office:value-type="float" office:value="0.3032687838" calcext:value-type="float">
            <text:p>0.3032687838</text:p>
          </table:table-cell>
          <table:table-cell office:value-type="float" office:value="0.006988587954" calcext:value-type="float">
            <text:p>0.006988588</text:p>
          </table:table-cell>
          <table:table-cell office:value-type="float" office:value="-0.1128022072" calcext:value-type="float">
            <text:p>-0.11280220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2177154106" calcext:value-type="float">
            <text:p>0.0021771541</text:p>
          </table:table-cell>
          <table:table-cell office:value-type="float" office:value="-0.00878471177" calcext:value-type="float">
            <text:p>-0.0087847118</text:p>
          </table:table-cell>
          <table:table-cell office:value-type="float" office:value="-0.3364213456" calcext:value-type="float">
            <text:p>-0.3364213456</text:p>
          </table:table-cell>
          <table:table-cell office:value-type="float" office:value="0.006987723406" calcext:value-type="float">
            <text:p>0.0069877234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748056063" calcext:value-type="float">
            <text:p>0.0174805606</text:p>
          </table:table-cell>
          <table:table-cell office:value-type="float" office:value="0.1002035507" calcext:value-type="float">
            <text:p>0.1002035507</text:p>
          </table:table-cell>
          <table:table-cell office:value-type="float" office:value="2.211021756" calcext:value-type="float">
            <text:p>2.211021756</text:p>
          </table:table-cell>
          <table:table-cell office:value-type="float" office:value="0.006974043326" calcext:value-type="float">
            <text:p>0.0069740433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5162693096" calcext:value-type="float">
            <text:p>0.051626931</text:p>
          </table:table-cell>
          <table:table-cell office:value-type="float" office:value="0.3208651532" calcext:value-type="float">
            <text:p>0.3208651532</text:p>
          </table:table-cell>
          <table:table-cell office:value-type="float" office:value="4.44542457" calcext:value-type="float">
            <text:p>4.44542457</text:p>
          </table:table-cell>
          <table:table-cell office:value-type="float" office:value="0.006997868013" calcext:value-type="float">
            <text:p>0.006997868</text:p>
          </table:table-cell>
          <table:table-cell office:value-type="float" office:value="-0.1089369451" calcext:value-type="float">
            <text:p>-0.10893694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8386101597" calcext:value-type="float">
            <text:p>0.083861016</text:p>
          </table:table-cell>
          <table:table-cell office:value-type="float" office:value="0.5455373663" calcext:value-type="float">
            <text:p>0.5455373663</text:p>
          </table:table-cell>
          <table:table-cell office:value-type="float" office:value="4.448587905" calcext:value-type="float">
            <text:p>4.448587905</text:p>
          </table:table-cell>
          <table:table-cell office:value-type="float" office:value="0.007102579181" calcext:value-type="float">
            <text:p>0.0071025792</text:p>
          </table:table-cell>
          <table:table-cell office:value-type="float" office:value="-0.113084403" calcext:value-type="float">
            <text:p>-0.11308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114065079" calcext:value-type="float">
            <text:p>0.1114065079</text:p>
          </table:table-cell>
          <table:table-cell office:value-type="float" office:value="0.6251425498" calcext:value-type="float">
            <text:p>0.6251425498</text:p>
          </table:table-cell>
          <table:table-cell office:value-type="float" office:value="1.587371874" calcext:value-type="float">
            <text:p>1.587371874</text:p>
          </table:table-cell>
          <table:table-cell office:value-type="float" office:value="0.007224522977" calcext:value-type="float">
            <text:p>0.007224523</text:p>
          </table:table-cell>
          <table:table-cell office:value-type="float" office:value="-0.1097835323" calcext:value-type="float">
            <text:p>-0.10978353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369279373" calcext:value-type="float">
            <text:p>0.1369279373</text:p>
          </table:table-cell>
          <table:table-cell office:value-type="float" office:value="0.5666685573" calcext:value-type="float">
            <text:p>0.5666685573</text:p>
          </table:table-cell>
          <table:table-cell office:value-type="float" office:value="-1.174196198" calcext:value-type="float">
            <text:p>-1.174196198</text:p>
          </table:table-cell>
          <table:table-cell office:value-type="float" office:value="0.007279508723" calcext:value-type="float">
            <text:p>0.0072795087</text:p>
          </table:table-cell>
          <table:table-cell office:value-type="float" office:value="-0.1103479238" calcext:value-type="float">
            <text:p>-0.11034792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65606582" calcext:value-type="float">
            <text:p>0.165606582</text:p>
          </table:table-cell>
          <table:table-cell office:value-type="float" office:value="0.5433251591" calcext:value-type="float">
            <text:p>0.5433251591</text:p>
          </table:table-cell>
          <table:table-cell office:value-type="float" office:value="-0.4625075533" calcext:value-type="float">
            <text:p>-0.4625075533</text:p>
          </table:table-cell>
          <table:table-cell office:value-type="float" office:value="0.007255955841" calcext:value-type="float">
            <text:p>0.0072559558</text:p>
          </table:table-cell>
          <table:table-cell office:value-type="float" office:value="-0.1111945111" calcext:value-type="float">
            <text:p>-0.11119451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987499182" calcext:value-type="float">
            <text:p>0.1987499182</text:p>
          </table:table-cell>
          <table:table-cell office:value-type="float" office:value="0.5389148517" calcext:value-type="float">
            <text:p>0.5389148517</text:p>
          </table:table-cell>
          <table:table-cell office:value-type="float" office:value="-0.07132981921" calcext:value-type="float">
            <text:p>-0.0713298192</text:p>
          </table:table-cell>
          <table:table-cell office:value-type="float" office:value="0.007176352009" calcext:value-type="float">
            <text:p>0.007176352</text:p>
          </table:table-cell>
          <table:table-cell office:value-type="float" office:value="-0.1123232941" calcext:value-type="float">
            <text:p>-0.11232329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315215973" calcext:value-type="float">
            <text:p>0.2315215973</text:p>
          </table:table-cell>
          <table:table-cell office:value-type="float" office:value="0.6569763036" calcext:value-type="float">
            <text:p>0.6569763036</text:p>
          </table:table-cell>
          <table:table-cell office:value-type="float" office:value="3.122222917" calcext:value-type="float">
            <text:p>3.122222917</text:p>
          </table:table-cell>
          <table:table-cell office:value-type="float" office:value="0.007097090045" calcext:value-type="float">
            <text:p>0.00709709</text:p>
          </table:table-cell>
          <table:table-cell office:value-type="float" office:value="-0.1137342729" calcext:value-type="float">
            <text:p>-0.11373427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614972466" calcext:value-type="float">
            <text:p>0.2614972466</text:p>
          </table:table-cell>
          <table:table-cell office:value-type="float" office:value="0.6653518862" calcext:value-type="float">
            <text:p>0.6653518862</text:p>
          </table:table-cell>
          <table:table-cell office:value-type="float" office:value="0.1657875758" calcext:value-type="float">
            <text:p>0.1657875758</text:p>
          </table:table-cell>
          <table:table-cell office:value-type="float" office:value="0.007041417737" calcext:value-type="float">
            <text:p>0.0070414177</text:p>
          </table:table-cell>
          <table:table-cell office:value-type="float" office:value="-0.1115621852" calcext:value-type="float">
            <text:p>-0.11156218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867373014" calcext:value-type="float">
            <text:p>0.2867373014</text:p>
          </table:table-cell>
          <table:table-cell office:value-type="float" office:value="0.6582797263" calcext:value-type="float">
            <text:p>0.6582797263</text:p>
          </table:table-cell>
          <table:table-cell office:value-type="float" office:value="-0.1442518843" calcext:value-type="float">
            <text:p>-0.1442518843</text:p>
          </table:table-cell>
          <table:table-cell office:value-type="float" office:value="0.007056845179" calcext:value-type="float">
            <text:p>0.0070568452</text:p>
          </table:table-cell>
          <table:table-cell office:value-type="float" office:value="-0.1135375555" calcext:value-type="float">
            <text:p>-0.11353755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115094381" calcext:value-type="float">
            <text:p>0.3115094381</text:p>
          </table:table-cell>
          <table:table-cell office:value-type="float" office:value="0.5312204565" calcext:value-type="float">
            <text:p>0.5312204565</text:p>
          </table:table-cell>
          <table:table-cell office:value-type="float" office:value="-2.490155195" calcext:value-type="float">
            <text:p>-2.490155195</text:p>
          </table:table-cell>
          <table:table-cell office:value-type="float" office:value="0.007112094565" calcext:value-type="float">
            <text:p>0.0071120946</text:p>
          </table:table-cell>
          <table:table-cell office:value-type="float" office:value="-0.1116476636" calcext:value-type="float">
            <text:p>-0.11164766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372890452" calcext:value-type="float">
            <text:p>0.3372890452</text:p>
          </table:table-cell>
          <table:table-cell office:value-type="float" office:value="0.5066377943" calcext:value-type="float">
            <text:p>0.5066377943</text:p>
          </table:table-cell>
          <table:table-cell office:value-type="float" office:value="-0.4954699179" calcext:value-type="float">
            <text:p>-0.4954699179</text:p>
          </table:table-cell>
          <table:table-cell office:value-type="float" office:value="0.007194643078" calcext:value-type="float">
            <text:p>0.0071946431</text:p>
          </table:table-cell>
          <table:table-cell office:value-type="float" office:value="-0.1139052296" calcext:value-type="float">
            <text:p>-0.11390522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653044073" calcext:value-type="float">
            <text:p>0.3653044073</text:p>
          </table:table-cell>
          <table:table-cell office:value-type="float" office:value="0.5239049201" calcext:value-type="float">
            <text:p>0.5239049201</text:p>
          </table:table-cell>
          <table:table-cell office:value-type="float" office:value="0.3492373513" calcext:value-type="float">
            <text:p>0.3492373513</text:p>
          </table:table-cell>
          <table:table-cell office:value-type="float" office:value="0.007254827076" calcext:value-type="float">
            <text:p>0.0072548271</text:p>
          </table:table-cell>
          <table:table-cell office:value-type="float" office:value="-0.1125797292" calcext:value-type="float">
            <text:p>-0.11257972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934039273" calcext:value-type="float">
            <text:p>0.3934039273</text:p>
          </table:table-cell>
          <table:table-cell office:value-type="float" office:value="0.5434796863" calcext:value-type="float">
            <text:p>0.5434796863</text:p>
          </table:table-cell>
          <table:table-cell office:value-type="float" office:value="0.3791146089" calcext:value-type="float">
            <text:p>0.3791146089</text:p>
          </table:table-cell>
          <table:table-cell office:value-type="float" office:value="0.007259187237" calcext:value-type="float">
            <text:p>0.0072591872</text:p>
          </table:table-cell>
          <table:table-cell office:value-type="float" office:value="-0.1109720331" calcext:value-type="float">
            <text:p>-0.11097203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215221228" calcext:value-type="float">
            <text:p>0.4215221228</text:p>
          </table:table-cell>
          <table:table-cell office:value-type="float" office:value="0.5619380064" calcext:value-type="float">
            <text:p>0.5619380064</text:p>
          </table:table-cell>
          <table:table-cell office:value-type="float" office:value="0.377441473" calcext:value-type="float">
            <text:p>0.377441473</text:p>
          </table:table-cell>
          <table:table-cell office:value-type="float" office:value="0.007196797636" calcext:value-type="float">
            <text:p>0.0071967976</text:p>
          </table:table-cell>
          <table:table-cell office:value-type="float" office:value="-0.1054990749" calcext:value-type="float">
            <text:p>-0.10549907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487646822" calcext:value-type="float">
            <text:p>0.4487646822</text:p>
          </table:table-cell>
          <table:table-cell office:value-type="float" office:value="0.5570474857" calcext:value-type="float">
            <text:p>0.5570474857</text:p>
          </table:table-cell>
          <table:table-cell office:value-type="float" office:value="-0.09908566081" calcext:value-type="float">
            <text:p>-0.0990856608</text:p>
          </table:table-cell>
          <table:table-cell office:value-type="float" office:value="0.007124331676" calcext:value-type="float">
            <text:p>0.0071243317</text:p>
          </table:table-cell>
          <table:table-cell office:value-type="float" office:value="-0.1083210324" calcext:value-type="float">
            <text:p>-0.10832103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767240082" calcext:value-type="float">
            <text:p>0.4767240082</text:p>
          </table:table-cell>
          <table:table-cell office:value-type="float" office:value="0.5513897783" calcext:value-type="float">
            <text:p>0.5513897783</text:p>
          </table:table-cell>
          <table:table-cell office:value-type="float" office:value="-0.1066905817" calcext:value-type="float">
            <text:p>-0.1066905817</text:p>
          </table:table-cell>
          <table:table-cell office:value-type="float" office:value="0.007081108599" calcext:value-type="float">
            <text:p>0.0070811086</text:p>
          </table:table-cell>
          <table:table-cell office:value-type="float" office:value="-0.108124315" calcext:value-type="float">
            <text:p>-0.1081243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039471996" calcext:value-type="float">
            <text:p>0.5039471996</text:p>
          </table:table-cell>
          <table:table-cell office:value-type="float" office:value="0.5463168988" calcext:value-type="float">
            <text:p>0.5463168988</text:p>
          </table:table-cell>
          <table:table-cell office:value-type="float" office:value="-0.1043062593" calcext:value-type="float">
            <text:p>-0.1043062593</text:p>
          </table:table-cell>
          <table:table-cell office:value-type="float" office:value="0.00710793292" calcext:value-type="float">
            <text:p>0.0071079329</text:p>
          </table:table-cell>
          <table:table-cell office:value-type="float" office:value="-0.111510664" calcext:value-type="float">
            <text:p>-0.1115106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314040459" calcext:value-type="float">
            <text:p>0.5314040459</text:p>
          </table:table-cell>
          <table:table-cell office:value-type="float" office:value="0.5511659048" calcext:value-type="float">
            <text:p>0.5511659048</text:p>
          </table:table-cell>
          <table:table-cell office:value-type="float" office:value="0.1000468636" calcext:value-type="float">
            <text:p>0.1000468636</text:p>
          </table:table-cell>
          <table:table-cell office:value-type="float" office:value="0.007158216407" calcext:value-type="float">
            <text:p>0.0071582164</text:p>
          </table:table-cell>
          <table:table-cell office:value-type="float" office:value="-0.1071664888" calcext:value-type="float">
            <text:p>-0.10716648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547232553" calcext:value-type="float">
            <text:p>0.5547232553</text:p>
          </table:table-cell>
          <table:table-cell office:value-type="float" office:value="0.5282859157" calcext:value-type="float">
            <text:p>0.5282859157</text:p>
          </table:table-cell>
          <table:table-cell office:value-type="float" office:value="-0.4499669486" calcext:value-type="float">
            <text:p>-0.4499669486</text:p>
          </table:table-cell>
          <table:table-cell office:value-type="float" office:value="0.007216436311" calcext:value-type="float">
            <text:p>0.0072164363</text:p>
          </table:table-cell>
          <table:table-cell office:value-type="float" office:value="-0.1108350335" calcext:value-type="float">
            <text:p>-0.11083503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758787459" calcext:value-type="float">
            <text:p>0.5758787459</text:p>
          </table:table-cell>
          <table:table-cell office:value-type="float" office:value="0.4838139994" calcext:value-type="float">
            <text:p>0.4838139994</text:p>
          </table:table-cell>
          <table:table-cell office:value-type="float" office:value="-0.8962186144" calcext:value-type="float">
            <text:p>-0.8962186144</text:p>
          </table:table-cell>
          <table:table-cell office:value-type="float" office:value="0.00725417116" calcext:value-type="float">
            <text:p>0.0072541712</text:p>
          </table:table-cell>
          <table:table-cell office:value-type="float" office:value="-0.1106383161" calcext:value-type="float">
            <text:p>-0.11063831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953209722" calcext:value-type="float">
            <text:p>0.5953209722</text:p>
          </table:table-cell>
          <table:table-cell office:value-type="float" office:value="0.4236812412" calcext:value-type="float">
            <text:p>0.4236812412</text:p>
          </table:table-cell>
          <table:table-cell office:value-type="float" office:value="-1.19417798" calcext:value-type="float">
            <text:p>-1.19417798</text:p>
          </table:table-cell>
          <table:table-cell office:value-type="float" office:value="0.007263590563" calcext:value-type="float">
            <text:p>0.0072635906</text:p>
          </table:table-cell>
          <table:table-cell office:value-type="float" office:value="-0.1107237945" calcext:value-type="float">
            <text:p>-0.110723794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162509716" calcext:value-type="float">
            <text:p>0.6162509716</text:p>
          </table:table-cell>
          <table:table-cell office:value-type="float" office:value="0.4096357517" calcext:value-type="float">
            <text:p>0.4096357517</text:p>
          </table:table-cell>
          <table:table-cell office:value-type="float" office:value="-0.2794793202" calcext:value-type="float">
            <text:p>-0.2794793202</text:p>
          </table:table-cell>
          <table:table-cell office:value-type="float" office:value="0.007259439831" calcext:value-type="float">
            <text:p>0.0072594398</text:p>
          </table:table-cell>
          <table:table-cell office:value-type="float" office:value="-0.1075084023" calcext:value-type="float">
            <text:p>-0.10750840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365339661" calcext:value-type="float">
            <text:p>0.6365339661</text:p>
          </table:table-cell>
          <table:table-cell office:value-type="float" office:value="0.4055856969" calcext:value-type="float">
            <text:p>0.4055856969</text:p>
          </table:table-cell>
          <table:table-cell office:value-type="float" office:value="-0.08270337899" calcext:value-type="float">
            <text:p>-0.082703379</text:p>
          </table:table-cell>
          <table:table-cell office:value-type="float" office:value="0.007247807286" calcext:value-type="float">
            <text:p>0.0072478073</text:p>
          </table:table-cell>
          <table:table-cell office:value-type="float" office:value="-0.10429301" calcext:value-type="float">
            <text:p>-0.104293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573833281" calcext:value-type="float">
            <text:p>0.6573833281</text:p>
          </table:table-cell>
          <table:table-cell office:value-type="float" office:value="0.4156951716" calcext:value-type="float">
            <text:p>0.4156951716</text:p>
          </table:table-cell>
          <table:table-cell office:value-type="float" office:value="0.2019203137" calcext:value-type="float">
            <text:p>0.2019203137</text:p>
          </table:table-cell>
          <table:table-cell office:value-type="float" office:value="0.007228140489" calcext:value-type="float">
            <text:p>0.0072281405</text:p>
          </table:table-cell>
          <table:table-cell office:value-type="float" office:value="-0.1043784884" calcext:value-type="float">
            <text:p>-0.10437848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774507953" calcext:value-type="float">
            <text:p>0.6774507953</text:p>
          </table:table-cell>
          <table:table-cell office:value-type="float" office:value="0.4080590402" calcext:value-type="float">
            <text:p>0.4080590402</text:p>
          </table:table-cell>
          <table:table-cell office:value-type="float" office:value="-0.1497585922" calcext:value-type="float">
            <text:p>-0.1497585922</text:p>
          </table:table-cell>
          <table:table-cell office:value-type="float" office:value="0.007221664421" calcext:value-type="float">
            <text:p>0.0072216644</text:p>
          </table:table-cell>
          <table:table-cell office:value-type="float" office:value="-0.1050283583" calcext:value-type="float">
            <text:p>-0.10502835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973972828" calcext:value-type="float">
            <text:p>0.6973972828</text:p>
          </table:table-cell>
          <table:table-cell office:value-type="float" office:value="0.3752136032" calcext:value-type="float">
            <text:p>0.3752136032</text:p>
          </table:table-cell>
          <table:table-cell office:value-type="float" office:value="-0.519771771" calcext:value-type="float">
            <text:p>-0.519771771</text:p>
          </table:table-cell>
          <table:table-cell office:value-type="float" office:value="0.007230106322" calcext:value-type="float">
            <text:p>0.0072301063</text:p>
          </table:table-cell>
          <table:table-cell office:value-type="float" office:value="-0.1062426197" calcext:value-type="float">
            <text:p>-0.10624261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154389562" calcext:value-type="float">
            <text:p>0.7154389562</text:p>
          </table:table-cell>
          <table:table-cell office:value-type="float" office:value="0.4028284518" calcext:value-type="float">
            <text:p>0.4028284518</text:p>
          </table:table-cell>
          <table:table-cell office:value-type="float" office:value="0.7642001105" calcext:value-type="float">
            <text:p>0.7642001105</text:p>
          </table:table-cell>
          <table:table-cell office:value-type="float" office:value="0.007289695419" calcext:value-type="float">
            <text:p>0.0072896954</text:p>
          </table:table-cell>
          <table:table-cell office:value-type="float" office:value="-0.1074568811" calcext:value-type="float">
            <text:p>-0.10745688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343699749" calcext:value-type="float">
            <text:p>0.7343699749</text:p>
          </table:table-cell>
          <table:table-cell office:value-type="float" office:value="0.3969932273" calcext:value-type="float">
            <text:p>0.3969932273</text:p>
          </table:table-cell>
          <table:table-cell office:value-type="float" office:value="-0.1159135306" calcext:value-type="float">
            <text:p>-0.1159135306</text:p>
          </table:table-cell>
          <table:table-cell office:value-type="float" office:value="0.007351296583" calcext:value-type="float">
            <text:p>0.0073512966</text:p>
          </table:table-cell>
          <table:table-cell office:value-type="float" office:value="-0.1045236846" calcext:value-type="float">
            <text:p>-0.10452368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527996613" calcext:value-type="float">
            <text:p>0.7527996613</text:p>
          </table:table-cell>
          <table:table-cell office:value-type="float" office:value="0.4159866319" calcext:value-type="float">
            <text:p>0.4159866319</text:p>
          </table:table-cell>
          <table:table-cell office:value-type="float" office:value="0.384026757" calcext:value-type="float">
            <text:p>0.384026757</text:p>
          </table:table-cell>
          <table:table-cell office:value-type="float" office:value="0.007374895366" calcext:value-type="float">
            <text:p>0.0073748954</text:p>
          </table:table-cell>
          <table:table-cell office:value-type="float" office:value="-0.1060201417" calcext:value-type="float">
            <text:p>-0.10602014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708038985" calcext:value-type="float">
            <text:p>0.7708038985</text:p>
          </table:table-cell>
          <table:table-cell office:value-type="float" office:value="0.3690554761" calcext:value-type="float">
            <text:p>0.3690554761</text:p>
          </table:table-cell>
          <table:table-cell office:value-type="float" office:value="-0.9344483382" calcext:value-type="float">
            <text:p>-0.9344483382</text:p>
          </table:table-cell>
          <table:table-cell office:value-type="float" office:value="0.0073206601" calcext:value-type="float">
            <text:p>0.0073206601</text:p>
          </table:table-cell>
          <table:table-cell office:value-type="float" office:value="-0.1036513367" calcext:value-type="float">
            <text:p>-0.1036513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861011831" calcext:value-type="float">
            <text:p>0.7861011831</text:p>
          </table:table-cell>
          <table:table-cell office:value-type="float" office:value="0.3462601619" calcext:value-type="float">
            <text:p>0.3462601619</text:p>
          </table:table-cell>
          <table:table-cell office:value-type="float" office:value="-0.4584733119" calcext:value-type="float">
            <text:p>-0.4584733119</text:p>
          </table:table-cell>
          <table:table-cell office:value-type="float" office:value="0.007219130884" calcext:value-type="float">
            <text:p>0.0072191309</text:p>
          </table:table-cell>
          <table:table-cell office:value-type="float" office:value="-0.1051477939" calcext:value-type="float">
            <text:p>-0.10514779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038156132" calcext:value-type="float">
            <text:p>0.8038156132</text:p>
          </table:table-cell>
          <table:table-cell office:value-type="float" office:value="0.338886004" calcext:value-type="float">
            <text:p>0.338886004</text:p>
          </table:table-cell>
          <table:table-cell office:value-type="float" office:value="-0.1459087415" calcext:value-type="float">
            <text:p>-0.1459087415</text:p>
          </table:table-cell>
          <table:table-cell office:value-type="float" office:value="0.007163496756" calcext:value-type="float">
            <text:p>0.0071634968</text:p>
          </table:table-cell>
          <table:table-cell office:value-type="float" office:value="-0.106644251" calcext:value-type="float">
            <text:p>-0.1066442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212879885" calcext:value-type="float">
            <text:p>0.8212879885</text:p>
          </table:table-cell>
          <table:table-cell office:value-type="float" office:value="0.3379343767" calcext:value-type="float">
            <text:p>0.3379343767</text:p>
          </table:table-cell>
          <table:table-cell office:value-type="float" office:value="-0.01936918071" calcext:value-type="float">
            <text:p>-0.0193691807</text:p>
          </table:table-cell>
          <table:table-cell office:value-type="float" office:value="0.007201920046" calcext:value-type="float">
            <text:p>0.00720192</text:p>
          </table:table-cell>
          <table:table-cell office:value-type="float" office:value="-0.1045576417" calcext:value-type="float">
            <text:p>-0.10455764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382085003" calcext:value-type="float">
            <text:p>0.8382085003</text:p>
          </table:table-cell>
          <table:table-cell office:value-type="float" office:value="0.3465176139" calcext:value-type="float">
            <text:p>0.3465176139</text:p>
          </table:table-cell>
          <table:table-cell office:value-type="float" office:value="0.1691323725" calcext:value-type="float">
            <text:p>0.1691323725</text:p>
          </table:table-cell>
          <table:table-cell office:value-type="float" office:value="0.007315405359" calcext:value-type="float">
            <text:p>0.0073154054</text:p>
          </table:table-cell>
          <table:table-cell office:value-type="float" office:value="-0.1024710325" calcext:value-type="float">
            <text:p>-0.10247103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543790786" calcext:value-type="float">
            <text:p>0.8543790786</text:p>
          </table:table-cell>
          <table:table-cell office:value-type="float" office:value="0.3378656123" calcext:value-type="float">
            <text:p>0.3378656123</text:p>
          </table:table-cell>
          <table:table-cell office:value-type="float" office:value="-0.1736494074" calcext:value-type="float">
            <text:p>-0.1736494074</text:p>
          </table:table-cell>
          <table:table-cell office:value-type="float" office:value="0.00744506862" calcext:value-type="float">
            <text:p>0.0074450686</text:p>
          </table:table-cell>
          <table:table-cell office:value-type="float" office:value="-0.1045318811" calcext:value-type="float">
            <text:p>-0.10453188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705500905" calcext:value-type="float">
            <text:p>0.8705500905</text:p>
          </table:table-cell>
          <table:table-cell office:value-type="float" office:value="0.3217763227" calcext:value-type="float">
            <text:p>0.3217763227</text:p>
          </table:table-cell>
          <table:table-cell office:value-type="float" office:value="-0.3058071363" calcext:value-type="float">
            <text:p>-0.3058071363</text:p>
          </table:table-cell>
          <table:table-cell office:value-type="float" office:value="0.007546256396" calcext:value-type="float">
            <text:p>0.0075462564</text:p>
          </table:table-cell>
          <table:table-cell office:value-type="float" office:value="-0.09942659702" calcext:value-type="float">
            <text:p>-0.0994265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846906182" calcext:value-type="float">
            <text:p>0.8846906182</text:p>
          </table:table-cell>
          <table:table-cell office:value-type="float" office:value="0.3077645843" calcext:value-type="float">
            <text:p>0.3077645843</text:p>
          </table:table-cell>
          <table:table-cell office:value-type="float" office:value="-0.2887289832" calcext:value-type="float">
            <text:p>-0.2887289832</text:p>
          </table:table-cell>
          <table:table-cell office:value-type="float" office:value="0.007620354002" calcext:value-type="float">
            <text:p>0.007620354</text:p>
          </table:table-cell>
          <table:table-cell office:value-type="float" office:value="-0.1014874457" calcext:value-type="float">
            <text:p>-0.10148744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9999645" calcext:value-type="float">
            <text:p>0.89999645</text:p>
          </table:table-cell>
          <table:table-cell office:value-type="float" office:value="0.3029283333" calcext:value-type="float">
            <text:p>0.3029283333</text:p>
          </table:table-cell>
          <table:table-cell office:value-type="float" office:value="-0.09796524987" calcext:value-type="float">
            <text:p>-0.0979652499</text:p>
          </table:table-cell>
          <table:table-cell office:value-type="float" office:value="0.007643160216" calcext:value-type="float">
            <text:p>0.0076431602</text:p>
          </table:table-cell>
          <table:table-cell office:value-type="float" office:value="-0.09609996579" calcext:value-type="float">
            <text:p>-0.09609996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9153595359" calcext:value-type="float">
            <text:p>0.9153595359</text:p>
          </table:table-cell>
          <table:table-cell office:value-type="float" office:value="0.3024234615" calcext:value-type="float">
            <text:p>0.3024234615</text:p>
          </table:table-cell>
          <table:table-cell office:value-type="float" office:value="-0.01005090685" calcext:value-type="float">
            <text:p>-0.0100509069</text:p>
          </table:table-cell>
          <table:table-cell office:value-type="float" office:value="0.007619460797" calcext:value-type="float">
            <text:p>0.0076194608</text:p>
          </table:table-cell>
          <table:table-cell office:value-type="float" office:value="-0.09844301018" calcext:value-type="float">
            <text:p>-0.09844301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9309997046" calcext:value-type="float">
            <text:p>0.9309997046</text:p>
          </table:table-cell>
          <table:table-cell office:value-type="float" office:value="0.3097719543" calcext:value-type="float">
            <text:p>0.3097719543</text:p>
          </table:table-cell>
          <table:table-cell office:value-type="float" office:value="0.1472634874" calcext:value-type="float">
            <text:p>0.1472634874</text:p>
          </table:table-cell>
          <table:table-cell office:value-type="float" office:value="0.007563122801" calcext:value-type="float">
            <text:p>0.0075631228</text:p>
          </table:table-cell>
          <table:table-cell office:value-type="float" office:value="-0.09720298818" calcext:value-type="float">
            <text:p>-0.09720298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44848591" calcext:value-type="float">
            <text:p>0.944848591</text:p>
          </table:table-cell>
          <table:table-cell office:value-type="float" office:value="0.3015288258" calcext:value-type="float">
            <text:p>0.3015288258</text:p>
          </table:table-cell>
          <table:table-cell office:value-type="float" office:value="-0.1698234976" calcext:value-type="float">
            <text:p>-0.1698234976</text:p>
          </table:table-cell>
          <table:table-cell office:value-type="float" office:value="0.007540563433" calcext:value-type="float">
            <text:p>0.0075405634</text:p>
          </table:table-cell>
          <table:table-cell office:value-type="float" office:value="-0.09624516194" calcext:value-type="float">
            <text:p>-0.09624516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584605313" calcext:value-type="float">
            <text:p>0.9584605313</text:p>
          </table:table-cell>
          <table:table-cell office:value-type="float" office:value="0.2880313172" calcext:value-type="float">
            <text:p>0.2880313172</text:p>
          </table:table-cell>
          <table:table-cell office:value-type="float" office:value="-0.2631225317" calcext:value-type="float">
            <text:p>-0.2631225317</text:p>
          </table:table-cell>
          <table:table-cell office:value-type="float" office:value="0.008080985815" calcext:value-type="float">
            <text:p>0.0080809858</text:p>
          </table:table-cell>
          <table:table-cell office:value-type="float" office:value="-0.09273062874" calcext:value-type="float">
            <text:p>-0.0927306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712609176" calcext:value-type="float">
            <text:p>0.9712609176</text:p>
          </table:table-cell>
          <table:table-cell office:value-type="float" office:value="0.2705621201" calcext:value-type="float">
            <text:p>0.2705621201</text:p>
          </table:table-cell>
          <table:table-cell office:value-type="float" office:value="-0.3562253934" calcext:value-type="float">
            <text:p>-0.3562253934</text:p>
          </table:table-cell>
          <table:table-cell office:value-type="float" office:value="0.008158427456" calcext:value-type="float">
            <text:p>0.0081584275</text:p>
          </table:table-cell>
          <table:table-cell office:value-type="float" office:value="-0.09555342519" calcext:value-type="float">
            <text:p>-0.09555342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846316519" calcext:value-type="float">
            <text:p>0.9846316519</text:p>
          </table:table-cell>
          <table:table-cell office:value-type="float" office:value="0.2643514672" calcext:value-type="float">
            <text:p>0.2643514672</text:p>
          </table:table-cell>
          <table:table-cell office:value-type="float" office:value="-0.1238719792" calcext:value-type="float">
            <text:p>-0.1238719792</text:p>
          </table:table-cell>
          <table:table-cell office:value-type="float" office:value="0.008242686335" calcext:value-type="float">
            <text:p>0.0082426863</text:p>
          </table:table-cell>
          <table:table-cell office:value-type="float" office:value="-0.09478865958" calcext:value-type="float">
            <text:p>-0.09478865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973350791" calcext:value-type="float">
            <text:p>0.9973350791</text:p>
          </table:table-cell>
          <table:table-cell office:value-type="float" office:value="0.2584977094" calcext:value-type="float">
            <text:p>0.2584977094</text:p>
          </table:table-cell>
          <table:table-cell office:value-type="float" office:value="-0.1141829176" calcext:value-type="float">
            <text:p>-0.1141829176</text:p>
          </table:table-cell>
          <table:table-cell office:value-type="float" office:value="0.008303365337" calcext:value-type="float">
            <text:p>0.0083033653</text:p>
          </table:table-cell>
          <table:table-cell office:value-type="float" office:value="-0.09789016726" calcext:value-type="float">
            <text:p>-0.09789016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08861765" calcext:value-type="float">
            <text:p>1.008861765</text:p>
          </table:table-cell>
          <table:table-cell office:value-type="float" office:value="0.2327761576" calcext:value-type="float">
            <text:p>0.2327761576</text:p>
          </table:table-cell>
          <table:table-cell office:value-type="float" office:value="-0.410270902" calcext:value-type="float">
            <text:p>-0.410270902</text:p>
          </table:table-cell>
          <table:table-cell office:value-type="float" office:value="0.008332748088" calcext:value-type="float">
            <text:p>0.0083327481</text:p>
          </table:table-cell>
          <table:table-cell office:value-type="float" office:value="-0.09712540165" calcext:value-type="float">
            <text:p>-0.097125401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18384927" calcext:value-type="float">
            <text:p>1.018384927</text:p>
          </table:table-cell>
          <table:table-cell office:value-type="float" office:value="0.2325394967" calcext:value-type="float">
            <text:p>0.2325394967</text:p>
          </table:table-cell>
          <table:table-cell office:value-type="float" office:value="-0.006609652846" calcext:value-type="float">
            <text:p>-0.0066096528</text:p>
          </table:table-cell>
          <table:table-cell office:value-type="float" office:value="0.008316662144" calcext:value-type="float">
            <text:p>0.0083166621</text:p>
          </table:table-cell>
          <table:table-cell office:value-type="float" office:value="-0.09608192481" calcext:value-type="float">
            <text:p>-0.09608192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29698218" calcext:value-type="float">
            <text:p>1.029698218</text:p>
          </table:table-cell>
          <table:table-cell office:value-type="float" office:value="0.2236535685" calcext:value-type="float">
            <text:p>0.2236535685</text:p>
          </table:table-cell>
          <table:table-cell office:value-type="float" office:value="-0.1736879975" calcext:value-type="float">
            <text:p>-0.1736879975</text:p>
          </table:table-cell>
          <table:table-cell office:value-type="float" office:value="0.008237391476" calcext:value-type="float">
            <text:p>0.0082373915</text:p>
          </table:table-cell>
          <table:table-cell office:value-type="float" office:value="-0.09531715919" calcext:value-type="float">
            <text:p>-0.09531715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40897689" calcext:value-type="float">
            <text:p>1.040897689</text:p>
          </table:table-cell>
          <table:table-cell office:value-type="float" office:value="0.2376014115" calcext:value-type="float">
            <text:p>0.2376014115</text:p>
          </table:table-cell>
          <table:table-cell office:value-type="float" office:value="0.2810867148" calcext:value-type="float">
            <text:p>0.2810867148</text:p>
          </table:table-cell>
          <table:table-cell office:value-type="float" office:value="0.008151140261" calcext:value-type="float">
            <text:p>0.0081511403</text:p>
          </table:table-cell>
          <table:table-cell office:value-type="float" office:value="-0.09124354276" calcext:value-type="float">
            <text:p>-0.09124354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51107839" calcext:value-type="float">
            <text:p>1.051107839</text:p>
          </table:table-cell>
          <table:table-cell office:value-type="float" office:value="0.2177242924" calcext:value-type="float">
            <text:p>0.2177242924</text:p>
          </table:table-cell>
          <table:table-cell office:value-type="float" office:value="-0.4017008447" calcext:value-type="float">
            <text:p>-0.4017008447</text:p>
          </table:table-cell>
          <table:table-cell office:value-type="float" office:value="0.008138800306" calcext:value-type="float">
            <text:p>0.0081388003</text:p>
          </table:table-cell>
          <table:table-cell office:value-type="float" office:value="-0.09103619962" calcext:value-type="float">
            <text:p>-0.09103619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59346416" calcext:value-type="float">
            <text:p>1.059346416</text:p>
          </table:table-cell>
          <table:table-cell office:value-type="float" office:value="0.1992511328" calcext:value-type="float">
            <text:p>0.1992511328</text:p>
          </table:table-cell>
          <table:table-cell office:value-type="float" office:value="-0.3715781116" calcext:value-type="float">
            <text:p>-0.3715781116</text:p>
          </table:table-cell>
          <table:table-cell office:value-type="float" office:value="0.008181124175" calcext:value-type="float">
            <text:p>0.0081811242</text:p>
          </table:table-cell>
          <table:table-cell office:value-type="float" office:value="-0.08999272277" calcext:value-type="float">
            <text:p>-0.08999272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66896626" calcext:value-type="float">
            <text:p>1.066896626</text:p>
          </table:table-cell>
          <table:table-cell office:value-type="float" office:value="0.1736725056" calcext:value-type="float">
            <text:p>0.1736725056</text:p>
          </table:table-cell>
          <table:table-cell office:value-type="float" office:value="-0.5046598628" calcext:value-type="float">
            <text:p>-0.5046598628</text:p>
          </table:table-cell>
          <table:table-cell office:value-type="float" office:value="0.008241377351" calcext:value-type="float">
            <text:p>0.0082413774</text:p>
          </table:table-cell>
          <table:table-cell office:value-type="float" office:value="-0.09006409088" calcext:value-type="float">
            <text:p>-0.09006409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74277785" calcext:value-type="float">
            <text:p>1.074277785</text:p>
          </table:table-cell>
          <table:table-cell office:value-type="float" office:value="0.1545882463" calcext:value-type="float">
            <text:p>0.1545882463</text:p>
          </table:table-cell>
          <table:table-cell office:value-type="float" office:value="-0.3854680304" calcext:value-type="float">
            <text:p>-0.3854680304</text:p>
          </table:table-cell>
          <table:table-cell office:value-type="float" office:value="0.008302908242" calcext:value-type="float">
            <text:p>0.0083029082</text:p>
          </table:table-cell>
          <table:table-cell office:value-type="float" office:value="-0.09013545899" calcext:value-type="float">
            <text:p>-0.0901354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83593674" calcext:value-type="float">
            <text:p>1.083593674</text:p>
          </table:table-cell>
          <table:table-cell office:value-type="float" office:value="0.1593302544" calcext:value-type="float">
            <text:p>0.1593302544</text:p>
          </table:table-cell>
          <table:table-cell office:value-type="float" office:value="0.09159411573" calcext:value-type="float">
            <text:p>0.0915941157</text:p>
          </table:table-cell>
          <table:table-cell office:value-type="float" office:value="0.008325877787" calcext:value-type="float">
            <text:p>0.0083258778</text:p>
          </table:table-cell>
          <table:table-cell office:value-type="float" office:value="-0.08937069337" calcext:value-type="float">
            <text:p>-0.08937069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9169564" calcext:value-type="float">
            <text:p>1.09169564</text:p>
          </table:table-cell>
          <table:table-cell office:value-type="float" office:value="0.1650480693" calcext:value-type="float">
            <text:p>0.1650480693</text:p>
          </table:table-cell>
          <table:table-cell office:value-type="float" office:value="0.1172341673" calcext:value-type="float">
            <text:p>0.1172341673</text:p>
          </table:table-cell>
          <table:table-cell office:value-type="float" office:value="0.008331919067" calcext:value-type="float">
            <text:p>0.0083319191</text:p>
          </table:table-cell>
          <table:table-cell office:value-type="float" office:value="-0.08972077272" calcext:value-type="float">
            <text:p>-0.08972077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100880112" calcext:value-type="float">
            <text:p>1.100880112</text:p>
          </table:table-cell>
          <table:table-cell office:value-type="float" office:value="0.1737730639" calcext:value-type="float">
            <text:p>0.1737730639</text:p>
          </table:table-cell>
          <table:table-cell office:value-type="float" office:value="0.166493352" calcext:value-type="float">
            <text:p>0.166493352</text:p>
          </table:table-cell>
          <table:table-cell office:value-type="float" office:value="0.008317396505" calcext:value-type="float">
            <text:p>0.0083173965</text:p>
          </table:table-cell>
          <table:table-cell office:value-type="float" office:value="-0.08536844505" calcext:value-type="float">
            <text:p>-0.08536844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108474127" calcext:value-type="float">
            <text:p>1.108474127</text:p>
          </table:table-cell>
          <table:table-cell office:value-type="float" office:value="0.1660043661" calcext:value-type="float">
            <text:p>0.1660043661</text:p>
          </table:table-cell>
          <table:table-cell office:value-type="float" office:value="-0.1602376864" calcext:value-type="float">
            <text:p>-0.1602376864</text:p>
          </table:table-cell>
          <table:table-cell office:value-type="float" office:value="0.00831105858" calcext:value-type="float">
            <text:p>0.0083110586</text:p>
          </table:table-cell>
          <table:table-cell office:value-type="float" office:value="-0.08516110192" calcext:value-type="float">
            <text:p>-0.08516110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11633061" calcext:value-type="float">
            <text:p>1.11633061</text:p>
          </table:table-cell>
          <table:table-cell office:value-type="float" office:value="0.1639969123" calcext:value-type="float">
            <text:p>0.1639969123</text:p>
          </table:table-cell>
          <table:table-cell office:value-type="float" office:value="-0.04090671867" calcext:value-type="float">
            <text:p>-0.0409067187</text:p>
          </table:table-cell>
          <table:table-cell office:value-type="float" office:value="0.008323309607" calcext:value-type="float">
            <text:p>0.0083233096</text:p>
          </table:table-cell>
          <table:table-cell office:value-type="float" office:value="-0.08523247002" calcext:value-type="float">
            <text:p>-0.085232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122480619" calcext:value-type="float">
            <text:p>1.122480619</text:p>
          </table:table-cell>
          <table:table-cell office:value-type="float" office:value="0.1470078119" calcext:value-type="float">
            <text:p>0.1470078119</text:p>
          </table:table-cell>
          <table:table-cell office:value-type="float" office:value="-0.3433559725" calcext:value-type="float">
            <text:p>-0.3433559725</text:p>
          </table:table-cell>
          <table:table-cell office:value-type="float" office:value="0.008378606526" calcext:value-type="float">
            <text:p>0.0083786065</text:p>
          </table:table-cell>
          <table:table-cell office:value-type="float" office:value="-0.08502512689" calcext:value-type="float">
            <text:p>-0.08502512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129907222" calcext:value-type="float">
            <text:p>1.129907222</text:p>
          </table:table-cell>
          <table:table-cell office:value-type="float" office:value="0.143263222" calcext:value-type="float">
            <text:p>0.143263222</text:p>
          </table:table-cell>
          <table:table-cell office:value-type="float" office:value="-0.07331302881" calcext:value-type="float">
            <text:p>-0.0733130288</text:p>
          </table:table-cell>
          <table:table-cell office:value-type="float" office:value="0.008430999372" calcext:value-type="float">
            <text:p>0.0084309994</text:p>
          </table:table-cell>
          <table:table-cell office:value-type="float" office:value="-0.08178764418" calcext:value-type="float">
            <text:p>-0.08178764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33648804" calcext:value-type="float">
            <text:p>1.133648804</text:p>
          </table:table-cell>
          <table:table-cell office:value-type="float" office:value="0.1152342659" calcext:value-type="float">
            <text:p>0.1152342659</text:p>
          </table:table-cell>
          <table:table-cell office:value-type="float" office:value="-0.569391064" calcext:value-type="float">
            <text:p>-0.569391064</text:p>
          </table:table-cell>
          <table:table-cell office:value-type="float" office:value="0.008464248636" calcext:value-type="float">
            <text:p>0.0084642486</text:p>
          </table:table-cell>
          <table:table-cell office:value-type="float" office:value="-0.08185901228" calcext:value-type="float">
            <text:p>-0.08185901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39762471" calcext:value-type="float">
            <text:p>1.139762471</text:p>
          </table:table-cell>
          <table:table-cell office:value-type="float" office:value="0.1138618762" calcext:value-type="float">
            <text:p>0.1138618762</text:p>
          </table:table-cell>
          <table:table-cell office:value-type="float" office:value="-0.02697716146" calcext:value-type="float">
            <text:p>-0.0269771615</text:p>
          </table:table-cell>
          <table:table-cell office:value-type="float" office:value="0.008564904046" calcext:value-type="float">
            <text:p>0.008564904</text:p>
          </table:table-cell>
          <table:table-cell office:value-type="float" office:value="-0.08410675184" calcext:value-type="float">
            <text:p>-0.08410675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44535425" calcext:value-type="float">
            <text:p>1.144535425</text:p>
          </table:table-cell>
          <table:table-cell office:value-type="float" office:value="0.09738956458" calcext:value-type="float">
            <text:p>0.0973895646</text:p>
          </table:table-cell>
          <table:table-cell office:value-type="float" office:value="-0.3312576811" calcext:value-type="float">
            <text:p>-0.3312576811</text:p>
          </table:table-cell>
          <table:table-cell office:value-type="float" office:value="0.008590407661" calcext:value-type="float">
            <text:p>0.0085904077</text:p>
          </table:table-cell>
          <table:table-cell office:value-type="float" office:value="-0.08403177516" calcext:value-type="float">
            <text:p>-0.08403177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49108267" calcext:value-type="float">
            <text:p>1.149108267</text:p>
          </table:table-cell>
          <table:table-cell office:value-type="float" office:value="0.1022812145" calcext:value-type="float">
            <text:p>0.1022812145</text:p>
          </table:table-cell>
          <table:table-cell office:value-type="float" office:value="0.09700509318" calcext:value-type="float">
            <text:p>0.0970050932</text:p>
          </table:table-cell>
          <table:table-cell office:value-type="float" office:value="0.008608388632" calcext:value-type="float">
            <text:p>0.0086083886</text:p>
          </table:table-cell>
          <table:table-cell office:value-type="float" office:value="-0.08450397678" calcext:value-type="float">
            <text:p>-0.08450397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53690513" calcext:value-type="float">
            <text:p>1.153690513</text:p>
          </table:table-cell>
          <table:table-cell office:value-type="float" office:value="0.09296571363" calcext:value-type="float">
            <text:p>0.0929657136</text:p>
          </table:table-cell>
          <table:table-cell office:value-type="float" office:value="-0.1875000392" calcext:value-type="float">
            <text:p>-0.1875000392</text:p>
          </table:table-cell>
          <table:table-cell office:value-type="float" office:value="0.0086193666" calcext:value-type="float">
            <text:p>0.0086193666</text:p>
          </table:table-cell>
          <table:table-cell office:value-type="float" office:value="-0.07696711642" calcext:value-type="float">
            <text:p>-0.07696711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56413404" calcext:value-type="float">
            <text:p>1.156413404</text:p>
          </table:table-cell>
          <table:table-cell office:value-type="float" office:value="0.07555796613" calcext:value-type="float">
            <text:p>0.0755579661</text:p>
          </table:table-cell>
          <table:table-cell office:value-type="float" office:value="-0.2797672861" calcext:value-type="float">
            <text:p>-0.2797672861</text:p>
          </table:table-cell>
          <table:table-cell office:value-type="float" office:value="0.00864703196" calcext:value-type="float">
            <text:p>0.008647032</text:p>
          </table:table-cell>
          <table:table-cell office:value-type="float" office:value="-0.07661855059" calcext:value-type="float">
            <text:p>-0.07661855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59375021" calcext:value-type="float">
            <text:p>1.159375021</text:p>
          </table:table-cell>
          <table:table-cell office:value-type="float" office:value="0.07173389036" calcext:value-type="float">
            <text:p>0.0717338904</text:p>
          </table:table-cell>
          <table:table-cell office:value-type="float" office:value="-0.1022777442" calcext:value-type="float">
            <text:p>-0.1022777442</text:p>
          </table:table-cell>
          <table:table-cell office:value-type="float" office:value="0.008720622044" calcext:value-type="float">
            <text:p>0.008720622</text:p>
          </table:table-cell>
          <table:table-cell office:value-type="float" office:value="-0.08095848862" calcext:value-type="float">
            <text:p>-0.08095848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1866916" calcext:value-type="float">
            <text:p>1.161866916</text:p>
          </table:table-cell>
          <table:table-cell office:value-type="float" office:value="0.05731107162" calcext:value-type="float">
            <text:p>0.0573110716</text:p>
          </table:table-cell>
          <table:table-cell office:value-type="float" office:value="-0.2833858036" calcext:value-type="float">
            <text:p>-0.2833858036</text:p>
          </table:table-cell>
          <table:table-cell office:value-type="float" office:value="0.008774884903" calcext:value-type="float">
            <text:p>0.0087748849</text:p>
          </table:table-cell>
          <table:table-cell office:value-type="float" office:value="-0.08115710108" calcext:value-type="float">
            <text:p>-0.08115710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3809181" calcext:value-type="float">
            <text:p>1.163809181</text:p>
          </table:table-cell>
          <table:table-cell office:value-type="float" office:value="0.05601798019" calcext:value-type="float">
            <text:p>0.0560179802</text:p>
          </table:table-cell>
          <table:table-cell office:value-type="float" office:value="-0.02655165825" calcext:value-type="float">
            <text:p>-0.0265516583</text:p>
          </table:table-cell>
          <table:table-cell office:value-type="float" office:value="0.008847757179" calcext:value-type="float">
            <text:p>0.0088477572</text:p>
          </table:table-cell>
          <table:table-cell office:value-type="float" office:value="-0.07776156629" calcext:value-type="float">
            <text:p>-0.07776156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5110475" calcext:value-type="float">
            <text:p>1.165110475</text:p>
          </table:table-cell>
          <table:table-cell office:value-type="float" office:value="0.03818151638" calcext:value-type="float">
            <text:p>0.0381815164</text:p>
          </table:table-cell>
          <table:table-cell office:value-type="float" office:value="-0.3522798686" calcext:value-type="float">
            <text:p>-0.3522798686</text:p>
          </table:table-cell>
          <table:table-cell office:value-type="float" office:value="0.008924306968" calcext:value-type="float">
            <text:p>0.008924307</text:p>
          </table:table-cell>
          <table:table-cell office:value-type="float" office:value="-0.07823376791" calcext:value-type="float">
            <text:p>-0.07823376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5240143" calcext:value-type="float">
            <text:p>1.165240143</text:p>
          </table:table-cell>
          <table:table-cell office:value-type="float" office:value="0.02273364539" calcext:value-type="float">
            <text:p>0.0227336454</text:p>
          </table:table-cell>
          <table:table-cell office:value-type="float" office:value="-0.3119200743" calcext:value-type="float">
            <text:p>-0.3119200743</text:p>
          </table:table-cell>
          <table:table-cell office:value-type="float" office:value="0.00902904249" calcext:value-type="float">
            <text:p>0.0090290425</text:p>
          </table:table-cell>
          <table:table-cell office:value-type="float" office:value="-0.07456464395" calcext:value-type="float">
            <text:p>-0.0745646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7256257" calcext:value-type="float">
            <text:p>1.167256257</text:p>
          </table:table-cell>
          <table:table-cell office:value-type="float" office:value="0.0226925222" calcext:value-type="float">
            <text:p>0.0226925222</text:p>
          </table:table-cell>
          <table:table-cell office:value-type="float" office:value="-0.000810955421" calcext:value-type="float">
            <text:p>-0.0008109554</text:p>
          </table:table-cell>
          <table:table-cell office:value-type="float" office:value="0.009116905823" calcext:value-type="float">
            <text:p>0.0091169058</text:p>
          </table:table-cell>
          <table:table-cell office:value-type="float" office:value="-0.07448966728" calcext:value-type="float">
            <text:p>-0.07448966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8283074" calcext:value-type="float">
            <text:p>1.168283074</text:p>
          </table:table-cell>
          <table:table-cell office:value-type="float" office:value="0.02104127342" calcext:value-type="float">
            <text:p>0.0210412734</text:p>
          </table:table-cell>
          <table:table-cell office:value-type="float" office:value="-0.03336460872" calcext:value-type="float">
            <text:p>-0.0333646087</text:p>
          </table:table-cell>
          <table:table-cell office:value-type="float" office:value="0.009221964361" calcext:value-type="float">
            <text:p>0.0092219644</text:p>
          </table:table-cell>
          <table:table-cell office:value-type="float" office:value="-0.07109413248" calcext:value-type="float">
            <text:p>-0.07109413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70704271" calcext:value-type="float">
            <text:p>1.170704271</text:p>
          </table:table-cell>
          <table:table-cell office:value-type="float" office:value="0.03593876891" calcext:value-type="float">
            <text:p>0.0359387689</text:p>
          </table:table-cell>
          <table:table-cell office:value-type="float" office:value="0.2911001487" calcext:value-type="float">
            <text:p>0.2911001487</text:p>
          </table:table-cell>
          <table:table-cell office:value-type="float" office:value="0.009343690559" calcext:value-type="float">
            <text:p>0.0093436906</text:p>
          </table:table-cell>
          <table:table-cell office:value-type="float" office:value="-0.0715663341" calcext:value-type="float">
            <text:p>-0.07156633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75445639" calcext:value-type="float">
            <text:p>1.175445639</text:p>
          </table:table-cell>
          <table:table-cell office:value-type="float" office:value="0.03840689072" calcext:value-type="float">
            <text:p>0.0384068907</text:p>
          </table:table-cell>
          <table:table-cell office:value-type="float" office:value="0.02455043963" calcext:value-type="float">
            <text:p>0.0245504396</text:p>
          </table:table-cell>
          <table:table-cell office:value-type="float" office:value="0.00953782549" calcext:value-type="float">
            <text:p>0.0095378255</text:p>
          </table:table-cell>
          <table:table-cell office:value-type="float" office:value="-0.07176494657" calcext:value-type="float">
            <text:p>-0.07176494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76228609" calcext:value-type="float">
            <text:p>1.176228609</text:p>
          </table:table-cell>
          <table:table-cell office:value-type="float" office:value="0.03685834387" calcext:value-type="float">
            <text:p>0.0368583439</text:p>
          </table:table-cell>
          <table:table-cell office:value-type="float" office:value="-0.03184608394" calcext:value-type="float">
            <text:p>-0.0318460839</text:p>
          </table:table-cell>
          <table:table-cell office:value-type="float" office:value="0.009874989364" calcext:value-type="float">
            <text:p>0.0098749894</text:p>
          </table:table-cell>
          <table:table-cell office:value-type="float" office:value="-0.06829443509" calcext:value-type="float">
            <text:p>-0.06829443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79123615" calcext:value-type="float">
            <text:p>1.179123615</text:p>
          </table:table-cell>
          <table:table-cell office:value-type="float" office:value="0.04058113777" calcext:value-type="float">
            <text:p>0.0405811378</text:p>
          </table:table-cell>
          <table:table-cell office:value-type="float" office:value="0.07520037069" calcext:value-type="float">
            <text:p>0.0752003707</text:p>
          </table:table-cell>
          <table:table-cell office:value-type="float" office:value="0.009956304498" calcext:value-type="float">
            <text:p>0.0099563045</text:p>
          </table:table-cell>
          <table:table-cell office:value-type="float" office:value="-0.06876663671" calcext:value-type="float">
            <text:p>-0.06876663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0725036" calcext:value-type="float">
            <text:p>1.180725036</text:p>
          </table:table-cell>
          <table:table-cell office:value-type="float" office:value="0.03562233243" calcext:value-type="float">
            <text:p>0.0356223324</text:p>
          </table:table-cell>
          <table:table-cell office:value-type="float" office:value="-0.09997383604" calcext:value-type="float">
            <text:p>-0.099973836</text:p>
          </table:table-cell>
          <table:table-cell office:value-type="float" office:value="0.01000194071" calcext:value-type="float">
            <text:p>0.0100019407</text:p>
          </table:table-cell>
          <table:table-cell office:value-type="float" office:value="-0.06509751275" calcext:value-type="float">
            <text:p>-0.06509751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014103" calcext:value-type="float">
            <text:p>1.18014103</text:p>
          </table:table-cell>
          <table:table-cell office:value-type="float" office:value="0.02641372134" calcext:value-type="float">
            <text:p>0.0264137213</text:p>
          </table:table-cell>
          <table:table-cell office:value-type="float" office:value="-0.1817096991" calcext:value-type="float">
            <text:p>-0.1817096991</text:p>
          </table:table-cell>
          <table:table-cell office:value-type="float" office:value="0.007600960066" calcext:value-type="float">
            <text:p>0.0076009601</text:p>
          </table:table-cell>
          <table:table-cell office:value-type="float" office:value="-0.05582775985" calcext:value-type="float">
            <text:p>-0.05582775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2643133" calcext:value-type="float">
            <text:p>1.182643133</text:p>
          </table:table-cell>
          <table:table-cell office:value-type="float" office:value="0.02388321206" calcext:value-type="float">
            <text:p>0.0238832121</text:p>
          </table:table-cell>
          <table:table-cell office:value-type="float" office:value="-0.05146527087" calcext:value-type="float">
            <text:p>-0.0514652709</text:p>
          </table:table-cell>
          <table:table-cell office:value-type="float" office:value="0.007670224451" calcext:value-type="float">
            <text:p>0.0076702245</text:p>
          </table:table-cell>
          <table:table-cell office:value-type="float" office:value="-0.05679089135" calcext:value-type="float">
            <text:p>-0.05679089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5339597" calcext:value-type="float">
            <text:p>1.185339597</text:p>
          </table:table-cell>
          <table:table-cell office:value-type="float" office:value="0.03068334862" calcext:value-type="float">
            <text:p>0.0306833486</text:p>
          </table:table-cell>
          <table:table-cell office:value-type="float" office:value="0.1328684574" calcext:value-type="float">
            <text:p>0.1328684574</text:p>
          </table:table-cell>
          <table:table-cell office:value-type="float" office:value="0.007883807324" calcext:value-type="float">
            <text:p>0.0078838073</text:p>
          </table:table-cell>
          <table:table-cell office:value-type="float" office:value="-0.05418060606" calcext:value-type="float">
            <text:p>-0.05418060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6605191" calcext:value-type="float">
            <text:p>1.186605191</text:p>
          </table:table-cell>
          <table:table-cell office:value-type="float" office:value="0.04293181126" calcext:value-type="float">
            <text:p>0.0429318113</text:p>
          </table:table-cell>
          <table:table-cell office:value-type="float" office:value="0.2440938929" calcext:value-type="float">
            <text:p>0.2440938929</text:p>
          </table:table-cell>
          <table:table-cell office:value-type="float" office:value="0.008210741712" calcext:value-type="float">
            <text:p>0.0082107417</text:p>
          </table:table-cell>
          <table:table-cell office:value-type="float" office:value="-0.05485409595" calcext:value-type="float">
            <text:p>-0.05485409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5324951" calcext:value-type="float">
            <text:p>1.185324951</text:p>
          </table:table-cell>
          <table:table-cell office:value-type="float" office:value="0.01732366023" calcext:value-type="float">
            <text:p>0.0173236602</text:p>
          </table:table-cell>
          <table:table-cell office:value-type="float" office:value="-0.5188058837" calcext:value-type="float">
            <text:p>-0.5188058837</text:p>
          </table:table-cell>
          <table:table-cell office:value-type="float" office:value="0.008527930806" calcext:value-type="float">
            <text:p>0.0085279308</text:p>
          </table:table-cell>
          <table:table-cell office:value-type="float" office:value="-0.05224381066" calcext:value-type="float">
            <text:p>-0.05224381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92997976" calcext:value-type="float">
            <text:p>1.192997976</text:p>
          </table:table-cell>
          <table:table-cell office:value-type="float" office:value="0.05083830928" calcext:value-type="float">
            <text:p>0.0508383093</text:p>
          </table:table-cell>
          <table:table-cell office:value-type="float" office:value="0.6692879382" calcext:value-type="float">
            <text:p>0.6692879382</text:p>
          </table:table-cell>
          <table:table-cell office:value-type="float" office:value="0.00874639641" calcext:value-type="float">
            <text:p>0.0087463964</text:p>
          </table:table-cell>
          <table:table-cell office:value-type="float" office:value="-0.05320694215" calcext:value-type="float">
            <text:p>-0.05320694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92824082" calcext:value-type="float">
            <text:p>1.192824082</text:p>
          </table:table-cell>
          <table:table-cell office:value-type="float" office:value="0.04150957189" calcext:value-type="float">
            <text:p>0.0415095719</text:p>
          </table:table-cell>
          <table:table-cell office:value-type="float" office:value="-0.1483193585" calcext:value-type="float">
            <text:p>-0.1483193585</text:p>
          </table:table-cell>
          <table:table-cell office:value-type="float" office:value="0.008953085094" calcext:value-type="float">
            <text:p>0.0089530851</text:p>
          </table:table-cell>
          <table:table-cell office:value-type="float" office:value="-0.05388043203" calcext:value-type="float">
            <text:p>-0.0538804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3428308" calcext:value-type="float">
            <text:p>1.183428308</text:p>
          </table:table-cell>
          <table:table-cell office:value-type="float" office:value="0.01443330774" calcext:value-type="float">
            <text:p>0.0144333077</text:p>
          </table:table-cell>
          <table:table-cell office:value-type="float" office:value="-0.3088246567" calcext:value-type="float">
            <text:p>-0.3088246567</text:p>
          </table:table-cell>
          <table:table-cell office:value-type="float" office:value="0.00924030785" calcext:value-type="float">
            <text:p>0.0092403079</text:p>
          </table:table-cell>
          <table:table-cell office:value-type="float" office:value="-0.05127014675" calcext:value-type="float">
            <text:p>-0.05127014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6370111" calcext:value-type="float">
            <text:p>1.186370111</text:p>
          </table:table-cell>
          <table:table-cell office:value-type="float" office:value="-0.01645748896" calcext:value-type="float">
            <text:p>-0.016457489</text:p>
          </table:table-cell>
          <table:table-cell office:value-type="float" office:value="-0.6358973966" calcext:value-type="float">
            <text:p>-0.6358973966</text:p>
          </table:table-cell>
          <table:table-cell office:value-type="float" office:value="0.009979543632" calcext:value-type="float">
            <text:p>0.0099795436</text:p>
          </table:table-cell>
          <table:table-cell office:value-type="float" office:value="-0.04904370974" calcext:value-type="float">
            <text:p>-0.04904370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89582254" calcext:value-type="float">
            <text:p>1.189582254</text:p>
          </table:table-cell>
          <table:table-cell office:value-type="float" office:value="0.005853047453" calcext:value-type="float">
            <text:p>0.0058530475</text:p>
          </table:table-cell>
          <table:table-cell office:value-type="float" office:value="0.445682621" calcext:value-type="float">
            <text:p>0.445682621</text:p>
          </table:table-cell>
          <table:table-cell office:value-type="float" office:value="0.01034512049" calcext:value-type="float">
            <text:p>0.0103451205</text:p>
          </table:table-cell>
          <table:table-cell office:value-type="float" office:value="-0.05029648284" calcext:value-type="float">
            <text:p>-0.050296482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94361691" calcext:value-type="float">
            <text:p>1.194361691</text:p>
          </table:table-cell>
          <table:table-cell office:value-type="float" office:value="0.07318207942" calcext:value-type="float">
            <text:p>0.0731820794</text:p>
          </table:table-cell>
          <table:table-cell office:value-type="float" office:value="1.335770966" calcext:value-type="float">
            <text:p>1.335770966</text:p>
          </table:table-cell>
          <table:table-cell office:value-type="float" office:value="0.01061300091" calcext:value-type="float">
            <text:p>0.0106130009</text:p>
          </table:table-cell>
          <table:table-cell office:value-type="float" office:value="-0.04739655595" calcext:value-type="float">
            <text:p>-0.0473965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198522123" calcext:value-type="float">
            <text:p>1.198522123</text:p>
          </table:table-cell>
          <table:table-cell office:value-type="float" office:value="0.08074773515" calcext:value-type="float">
            <text:p>0.0807477352</text:p>
          </table:table-cell>
          <table:table-cell office:value-type="float" office:value="0.1513973642" calcext:value-type="float">
            <text:p>0.1513973642</text:p>
          </table:table-cell>
          <table:table-cell office:value-type="float" office:value="0.01082270301" calcext:value-type="float">
            <text:p>0.010822703</text:p>
          </table:table-cell>
          <table:table-cell office:value-type="float" office:value="-0.04807004583" calcext:value-type="float">
            <text:p>-0.04807004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02513177" calcext:value-type="float">
            <text:p>1.202513177</text:p>
          </table:table-cell>
          <table:table-cell office:value-type="float" office:value="0.0862142237" calcext:value-type="float">
            <text:p>0.0862142237</text:p>
          </table:table-cell>
          <table:table-cell office:value-type="float" office:value="0.1103505089" calcext:value-type="float">
            <text:p>0.1103505089</text:p>
          </table:table-cell>
          <table:table-cell office:value-type="float" office:value="0.01099231043" calcext:value-type="float">
            <text:p>0.0109923104</text:p>
          </table:table-cell>
          <table:table-cell office:value-type="float" office:value="-0.04903317732" calcext:value-type="float">
            <text:p>-0.04903317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07732462" calcext:value-type="float">
            <text:p>1.207732462</text:p>
          </table:table-cell>
          <table:table-cell office:value-type="float" office:value="0.08847421034" calcext:value-type="float">
            <text:p>0.0884742103</text:p>
          </table:table-cell>
          <table:table-cell office:value-type="float" office:value="0.04399409134" calcext:value-type="float">
            <text:p>0.0439940913</text:p>
          </table:table-cell>
          <table:table-cell office:value-type="float" office:value="0.007395575871" calcext:value-type="float">
            <text:p>0.0073955759</text:p>
          </table:table-cell>
          <table:table-cell office:value-type="float" office:value="-0.04208629136" calcext:value-type="float">
            <text:p>-0.042086291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20358759" calcext:value-type="float">
            <text:p>1.220358759</text:p>
          </table:table-cell>
          <table:table-cell office:value-type="float" office:value="0.1019579299" calcext:value-type="float">
            <text:p>0.1019579299</text:p>
          </table:table-cell>
          <table:table-cell office:value-type="float" office:value="0.1321067257" calcext:value-type="float">
            <text:p>0.1321067257</text:p>
          </table:table-cell>
          <table:table-cell office:value-type="float" office:value="0.007605746931" calcext:value-type="float">
            <text:p>0.0076057469</text:p>
          </table:table-cell>
          <table:table-cell office:value-type="float" office:value="-0.043620398" calcext:value-type="float">
            <text:p>-0.0436203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23326114" calcext:value-type="float">
            <text:p>1.223326114</text:p>
          </table:table-cell>
          <table:table-cell office:value-type="float" office:value="0.09574565265" calcext:value-type="float">
            <text:p>0.0957456527</text:p>
          </table:table-cell>
          <table:table-cell office:value-type="float" office:value="-0.1296518516" calcext:value-type="float">
            <text:p>-0.1296518516</text:p>
          </table:table-cell>
          <table:table-cell office:value-type="float" office:value="0.008176692516" calcext:value-type="float">
            <text:p>0.0081766925</text:p>
          </table:table-cell>
          <table:table-cell office:value-type="float" office:value="-0.04758423717" calcext:value-type="float">
            <text:p>-0.04758423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27500664" calcext:value-type="float">
            <text:p>1.227500664</text:p>
          </table:table-cell>
          <table:table-cell office:value-type="float" office:value="0.090118781" calcext:value-type="float">
            <text:p>0.090118781</text:p>
          </table:table-cell>
          <table:table-cell office:value-type="float" office:value="-0.1141949963" calcext:value-type="float">
            <text:p>-0.1141949963</text:p>
          </table:table-cell>
          <table:table-cell office:value-type="float" office:value="0.00850836655" calcext:value-type="float">
            <text:p>0.0085083666</text:p>
          </table:table-cell>
          <table:table-cell office:value-type="float" office:value="-0.04911834382" calcext:value-type="float">
            <text:p>-0.04911834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32606206" calcext:value-type="float">
            <text:p>1.232606206</text:p>
          </table:table-cell>
          <table:table-cell office:value-type="float" office:value="0.08236220691" calcext:value-type="float">
            <text:p>0.0823622069</text:p>
          </table:table-cell>
          <table:table-cell office:value-type="float" office:value="-0.1525875874" calcext:value-type="float">
            <text:p>-0.1525875874</text:p>
          </table:table-cell>
          <table:table-cell office:value-type="float" office:value="0.008809392133" calcext:value-type="float">
            <text:p>0.0088093921</text:p>
          </table:table-cell>
          <table:table-cell office:value-type="float" office:value="-0.0432302982" calcext:value-type="float">
            <text:p>-0.04323029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3762325" calcext:value-type="float">
            <text:p>1.23762325</text:p>
          </table:table-cell>
          <table:table-cell office:value-type="float" office:value="0.09464135403" calcext:value-type="float">
            <text:p>0.094641354</text:p>
          </table:table-cell>
          <table:table-cell office:value-type="float" office:value="0.241730674" calcext:value-type="float">
            <text:p>0.241730674</text:p>
          </table:table-cell>
          <table:table-cell office:value-type="float" office:value="0.009109287382" calcext:value-type="float">
            <text:p>0.0091092874</text:p>
          </table:table-cell>
          <table:table-cell office:value-type="float" office:value="-0.03704371061" calcext:value-type="float">
            <text:p>-0.03704371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45366344" calcext:value-type="float">
            <text:p>1.245366344</text:p>
          </table:table-cell>
          <table:table-cell office:value-type="float" office:value="0.092733453" calcext:value-type="float">
            <text:p>0.092733453</text:p>
          </table:table-cell>
          <table:table-cell office:value-type="float" office:value="-0.01946490074" calcext:value-type="float">
            <text:p>-0.0194649007</text:p>
          </table:table-cell>
          <table:table-cell office:value-type="float" office:value="0.009431030219" calcext:value-type="float">
            <text:p>0.0094310302</text:p>
          </table:table-cell>
          <table:table-cell office:value-type="float" office:value="-0.04599996952" calcext:value-type="float">
            <text:p>-0.04599996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48313574" calcext:value-type="float">
            <text:p>1.248313574</text:p>
          </table:table-cell>
          <table:table-cell office:value-type="float" office:value="0.07889501426" calcext:value-type="float">
            <text:p>0.0788950143</text:p>
          </table:table-cell>
          <table:table-cell office:value-type="float" office:value="-0.2766583052" calcext:value-type="float">
            <text:p>-0.2766583052</text:p>
          </table:table-cell>
          <table:table-cell office:value-type="float" office:value="0.01014827822" calcext:value-type="float">
            <text:p>0.0101482782</text:p>
          </table:table-cell>
          <table:table-cell office:value-type="float" office:value="-0.04134748857" calcext:value-type="float">
            <text:p>-0.04134748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50508964" calcext:value-type="float">
            <text:p>1.250508964</text:p>
          </table:table-cell>
          <table:table-cell office:value-type="float" office:value="0.06056721247" calcext:value-type="float">
            <text:p>0.0605672125</text:p>
          </table:table-cell>
          <table:table-cell office:value-type="float" office:value="-0.3655183948" calcext:value-type="float">
            <text:p>-0.3655183948</text:p>
          </table:table-cell>
          <table:table-cell office:value-type="float" office:value="0.01053588008" calcext:value-type="float">
            <text:p>0.0105358801</text:p>
          </table:table-cell>
          <table:table-cell office:value-type="float" office:value="-0.0390212481" calcext:value-type="float">
            <text:p>-0.03902124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55286047" calcext:value-type="float">
            <text:p>1.255286047</text:p>
          </table:table-cell>
          <table:table-cell office:value-type="float" office:value="0.04835030204" calcext:value-type="float">
            <text:p>0.048350302</text:p>
          </table:table-cell>
          <table:table-cell office:value-type="float" office:value="-0.1082964532" calcext:value-type="float">
            <text:p>-0.1082964532</text:p>
          </table:table-cell>
          <table:table-cell office:value-type="float" office:value="0.01092924853" calcext:value-type="float">
            <text:p>0.0109292485</text:p>
          </table:table-cell>
          <table:table-cell office:value-type="float" office:value="-0.03639646566" calcext:value-type="float">
            <text:p>-0.03639646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57506696" calcext:value-type="float">
            <text:p>1.257506696</text:p>
          </table:table-cell>
          <table:table-cell office:value-type="float" office:value="0.04869030704" calcext:value-type="float">
            <text:p>0.048690307</text:p>
          </table:table-cell>
          <table:table-cell office:value-type="float" office:value="0.009177621777" calcext:value-type="float">
            <text:p>0.0091776218</text:p>
          </table:table-cell>
          <table:table-cell office:value-type="float" office:value="0.01173105787" calcext:value-type="float">
            <text:p>0.0117310579</text:p>
          </table:table-cell>
          <table:table-cell office:value-type="float" office:value="-0.03649995773" calcext:value-type="float">
            <text:p>-0.03649995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59812815" calcext:value-type="float">
            <text:p>1.259812815</text:p>
          </table:table-cell>
          <table:table-cell office:value-type="float" office:value="0.04898480352" calcext:value-type="float">
            <text:p>0.0489848035</text:p>
          </table:table-cell>
          <table:table-cell office:value-type="float" office:value="0.005704072255" calcext:value-type="float">
            <text:p>0.0057040723</text:p>
          </table:table-cell>
          <table:table-cell office:value-type="float" office:value="0.01213001126" calcext:value-type="float">
            <text:p>0.0121300113</text:p>
          </table:table-cell>
          <table:table-cell office:value-type="float" office:value="-0.03833260633" calcext:value-type="float">
            <text:p>-0.03833260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61221333" calcext:value-type="float">
            <text:p>1.261221333</text:p>
          </table:table-cell>
          <table:table-cell office:value-type="float" office:value="0.04443184898" calcext:value-type="float">
            <text:p>0.044431849</text:p>
          </table:table-cell>
          <table:table-cell office:value-type="float" office:value="-0.09273060459" calcext:value-type="float">
            <text:p>-0.0927306046</text:p>
          </table:table-cell>
          <table:table-cell office:value-type="float" office:value="0.01250016643" calcext:value-type="float">
            <text:p>0.0125001664</text:p>
          </table:table-cell>
          <table:table-cell office:value-type="float" office:value="-0.03630490782" calcext:value-type="float">
            <text:p>-0.03630490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59952055" calcext:value-type="float">
            <text:p>1.259952055</text:p>
          </table:table-cell>
          <table:table-cell office:value-type="float" office:value="0.01591257565" calcext:value-type="float">
            <text:p>0.0159125757</text:p>
          </table:table-cell>
          <table:table-cell office:value-type="float" office:value="-0.5755793216" calcext:value-type="float">
            <text:p>-0.5755793216</text:p>
          </table:table-cell>
          <table:table-cell office:value-type="float" office:value="0.01290001634" calcext:value-type="float">
            <text:p>0.0129000163</text:p>
          </table:table-cell>
          <table:table-cell office:value-type="float" office:value="-0.03397866735" calcext:value-type="float">
            <text:p>-0.03397866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54606333" calcext:value-type="float">
            <text:p>1.254606333</text:p>
          </table:table-cell>
          <table:table-cell office:value-type="float" office:value="-0.03424026417" calcext:value-type="float">
            <text:p>-0.0342402642</text:p>
          </table:table-cell>
          <table:table-cell office:value-type="float" office:value="-0.9925217536" calcext:value-type="float">
            <text:p>-0.9925217536</text:p>
          </table:table-cell>
          <table:table-cell office:value-type="float" office:value="0.01331581143" calcext:value-type="float">
            <text:p>0.0133158114</text:p>
          </table:table-cell>
          <table:table-cell office:value-type="float" office:value="-0.03195096884" calcext:value-type="float">
            <text:p>-0.03195096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47513315" calcext:value-type="float">
            <text:p>1.247513315</text:p>
          </table:table-cell>
          <table:table-cell office:value-type="float" office:value="-0.09127699252" calcext:value-type="float">
            <text:p>-0.0912769925</text:p>
          </table:table-cell>
          <table:table-cell office:value-type="float" office:value="-1.145256751" calcext:value-type="float">
            <text:p>-1.145256751</text:p>
          </table:table-cell>
          <table:table-cell office:value-type="float" office:value="0.01376160312" calcext:value-type="float">
            <text:p>0.0137616031</text:p>
          </table:table-cell>
          <table:table-cell office:value-type="float" office:value="-0.03408215941" calcext:value-type="float">
            <text:p>-0.03408215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38938921" calcext:value-type="float">
            <text:p>1.238938921</text:p>
          </table:table-cell>
          <table:table-cell office:value-type="float" office:value="-0.1406464658" calcext:value-type="float">
            <text:p>-0.1406464658</text:p>
          </table:table-cell>
          <table:table-cell office:value-type="float" office:value="-1.000271157" calcext:value-type="float">
            <text:p>-1.000271157</text:p>
          </table:table-cell>
          <table:table-cell office:value-type="float" office:value="0.01420472429" calcext:value-type="float">
            <text:p>0.0142047243</text:p>
          </table:table-cell>
          <table:table-cell office:value-type="float" office:value="-0.03175591894" calcext:value-type="float">
            <text:p>-0.03175591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228315163" calcext:value-type="float">
            <text:p>1.228315163</text:p>
          </table:table-cell>
          <table:table-cell office:value-type="float" office:value="-0.1750923397" calcext:value-type="float">
            <text:p>-0.1750923397</text:p>
          </table:table-cell>
          <table:table-cell office:value-type="float" office:value="-0.6780685586" calcext:value-type="float">
            <text:p>-0.6780685586</text:p>
          </table:table-cell>
          <table:table-cell office:value-type="float" office:value="0.01468560934" calcext:value-type="float">
            <text:p>0.0146856093</text:p>
          </table:table-cell>
          <table:table-cell office:value-type="float" office:value="-0.02942967846" calcext:value-type="float">
            <text:p>-0.02942967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218713559" calcext:value-type="float">
            <text:p>1.218713559</text:p>
          </table:table-cell>
          <table:table-cell office:value-type="float" office:value="-0.1923655025" calcext:value-type="float">
            <text:p>-0.1923655025</text:p>
          </table:table-cell>
          <table:table-cell office:value-type="float" office:value="-0.3494392866" calcext:value-type="float">
            <text:p>-0.3494392866</text:p>
          </table:table-cell>
          <table:table-cell office:value-type="float" office:value="0.01518802805" calcext:value-type="float">
            <text:p>0.0151880281</text:p>
          </table:table-cell>
          <table:table-cell office:value-type="float" office:value="-0.03096378511" calcext:value-type="float">
            <text:p>-0.03096378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209021116" calcext:value-type="float">
            <text:p>1.209021116</text:p>
          </table:table-cell>
          <table:table-cell office:value-type="float" office:value="-0.1955948366" calcext:value-type="float">
            <text:p>-0.1955948366</text:p>
          </table:table-cell>
          <table:table-cell office:value-type="float" office:value="-0.06110970368" calcext:value-type="float">
            <text:p>-0.0611097037</text:p>
          </table:table-cell>
          <table:table-cell office:value-type="float" office:value="0.01118606063" calcext:value-type="float">
            <text:p>0.0111860606</text:p>
          </table:table-cell>
          <table:table-cell office:value-type="float" office:value="-0.02247511149" calcext:value-type="float">
            <text:p>-0.02247511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98046235" calcext:value-type="float">
            <text:p>1.198046235</text:p>
          </table:table-cell>
          <table:table-cell office:value-type="float" office:value="-0.2015030313" calcext:value-type="float">
            <text:p>-0.2015030313</text:p>
          </table:table-cell>
          <table:table-cell office:value-type="float" office:value="-0.122123955" calcext:value-type="float">
            <text:p>-0.122123955</text:p>
          </table:table-cell>
          <table:table-cell office:value-type="float" office:value="0.01167249505" calcext:value-type="float">
            <text:p>0.0116724951</text:p>
          </table:table-cell>
          <table:table-cell office:value-type="float" office:value="-0.02019226614" calcext:value-type="float">
            <text:p>-0.02019226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88897043" calcext:value-type="float">
            <text:p>1.188897043</text:p>
          </table:table-cell>
          <table:table-cell office:value-type="float" office:value="-0.1986780246" calcext:value-type="float">
            <text:p>-0.1986780246</text:p>
          </table:table-cell>
          <table:table-cell office:value-type="float" office:value="0.05735956239" calcext:value-type="float">
            <text:p>0.0573595624</text:p>
          </table:table-cell>
          <table:table-cell office:value-type="float" office:value="0.01212494959" calcext:value-type="float">
            <text:p>0.0121249496</text:p>
          </table:table-cell>
          <table:table-cell office:value-type="float" office:value="-0.02272266729" calcext:value-type="float">
            <text:p>-0.02272266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79366148" calcext:value-type="float">
            <text:p>1.179366148</text:p>
          </table:table-cell>
          <table:table-cell office:value-type="float" office:value="-0.2020109105" calcext:value-type="float">
            <text:p>-0.2020109105</text:p>
          </table:table-cell>
          <table:table-cell office:value-type="float" office:value="-0.06763471909" calcext:value-type="float">
            <text:p>-0.0676347191</text:p>
          </table:table-cell>
          <table:table-cell office:value-type="float" office:value="0.01253558356" calcext:value-type="float">
            <text:p>0.0125355836</text:p>
          </table:table-cell>
          <table:table-cell office:value-type="float" office:value="-0.02461323191" calcext:value-type="float">
            <text:p>-0.024613231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69106877" calcext:value-type="float">
            <text:p>1.169106877</text:p>
          </table:table-cell>
          <table:table-cell office:value-type="float" office:value="-0.1937751346" calcext:value-type="float">
            <text:p>-0.1937751346</text:p>
          </table:table-cell>
          <table:table-cell office:value-type="float" office:value="0.1622759123" calcext:value-type="float">
            <text:p>0.1622759123</text:p>
          </table:table-cell>
          <table:table-cell office:value-type="float" office:value="0.01293428706" calcext:value-type="float">
            <text:p>0.0129342871</text:p>
          </table:table-cell>
          <table:table-cell office:value-type="float" office:value="-0.01847689486" calcext:value-type="float">
            <text:p>-0.01847689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58131404" calcext:value-type="float">
            <text:p>1.158131404</text:p>
          </table:table-cell>
          <table:table-cell office:value-type="float" office:value="-0.2033504185" calcext:value-type="float">
            <text:p>-0.2033504185</text:p>
          </table:table-cell>
          <table:table-cell office:value-type="float" office:value="-0.1871292469" calcext:value-type="float">
            <text:p>-0.1871292469</text:p>
          </table:table-cell>
          <table:table-cell office:value-type="float" office:value="0.0133584992" calcext:value-type="float">
            <text:p>0.0133584992</text:p>
          </table:table-cell>
          <table:table-cell office:value-type="float" office:value="-0.02068737774" calcext:value-type="float">
            <text:p>-0.02068737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50154259" calcext:value-type="float">
            <text:p>1.150154259</text:p>
          </table:table-cell>
          <table:table-cell office:value-type="float" office:value="-0.1936595694" calcext:value-type="float">
            <text:p>-0.1936595694</text:p>
          </table:table-cell>
          <table:table-cell office:value-type="float" office:value="0.1996437115" calcext:value-type="float">
            <text:p>0.1996437115</text:p>
          </table:table-cell>
          <table:table-cell office:value-type="float" office:value="0.0137781599" calcext:value-type="float">
            <text:p>0.0137781599</text:p>
          </table:table-cell>
          <table:table-cell office:value-type="float" office:value="-0.02225802409" calcext:value-type="float">
            <text:p>-0.02225802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41266503" calcext:value-type="float">
            <text:p>1.141266503</text:p>
          </table:table-cell>
          <table:table-cell office:value-type="float" office:value="-0.184311725" calcext:value-type="float">
            <text:p>-0.184311725</text:p>
          </table:table-cell>
          <table:table-cell office:value-type="float" office:value="0.1831155598" calcext:value-type="float">
            <text:p>0.1831155598</text:p>
          </table:table-cell>
          <table:table-cell office:value-type="float" office:value="0.0141817483" calcext:value-type="float">
            <text:p>0.0141817483</text:p>
          </table:table-cell>
          <table:table-cell office:value-type="float" office:value="-0.01612168704" calcext:value-type="float">
            <text:p>-0.0161216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3206237" calcext:value-type="float">
            <text:p>1.13206237</text:p>
          </table:table-cell>
          <table:table-cell office:value-type="float" office:value="-0.1744555357" calcext:value-type="float">
            <text:p>-0.1744555357</text:p>
          </table:table-cell>
          <table:table-cell office:value-type="float" office:value="0.1980252654" calcext:value-type="float">
            <text:p>0.1980252654</text:p>
          </table:table-cell>
          <table:table-cell office:value-type="float" office:value="0.01451864338" calcext:value-type="float">
            <text:p>0.0145186434</text:p>
          </table:table-cell>
          <table:table-cell office:value-type="float" office:value="-0.02154582509" calcext:value-type="float">
            <text:p>-0.02154582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22734403" calcext:value-type="float">
            <text:p>1.122734403</text:p>
          </table:table-cell>
          <table:table-cell office:value-type="float" office:value="-0.1835856316" calcext:value-type="float">
            <text:p>-0.1835856316</text:p>
          </table:table-cell>
          <table:table-cell office:value-type="float" office:value="-0.1876624429" calcext:value-type="float">
            <text:p>-0.1876624429</text:p>
          </table:table-cell>
          <table:table-cell office:value-type="float" office:value="0.01482911" calcext:value-type="float">
            <text:p>0.01482911</text:p>
          </table:table-cell>
          <table:table-cell office:value-type="float" office:value="-0.01894306147" calcext:value-type="float">
            <text:p>-0.01894306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13957544" calcext:value-type="float">
            <text:p>1.113957544</text:p>
          </table:table-cell>
          <table:table-cell office:value-type="float" office:value="-0.1707163366" calcext:value-type="float">
            <text:p>-0.1707163366</text:p>
          </table:table-cell>
          <table:table-cell office:value-type="float" office:value="0.1986729989" calcext:value-type="float">
            <text:p>0.1986729989</text:p>
          </table:table-cell>
          <table:table-cell office:value-type="float" office:value="0.01513346876" calcext:value-type="float">
            <text:p>0.0151334688</text:p>
          </table:table-cell>
          <table:table-cell office:value-type="float" office:value="-0.01634029786" calcext:value-type="float">
            <text:p>-0.01634029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06939646" calcext:value-type="float">
            <text:p>1.106939646</text:p>
          </table:table-cell>
          <table:table-cell office:value-type="float" office:value="-0.1741783711" calcext:value-type="float">
            <text:p>-0.1741783711</text:p>
          </table:table-cell>
          <table:table-cell office:value-type="float" office:value="-0.0963496502" calcext:value-type="float">
            <text:p>-0.0963496502</text:p>
          </table:table-cell>
          <table:table-cell office:value-type="float" office:value="0.01549572452" calcext:value-type="float">
            <text:p>0.0154957245</text:p>
          </table:table-cell>
          <table:table-cell office:value-type="float" office:value="-0.01791094421" calcext:value-type="float">
            <text:p>-0.01791094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100739597" calcext:value-type="float">
            <text:p>1.100739597</text:p>
          </table:table-cell>
          <table:table-cell office:value-type="float" office:value="-0.1512525785" calcext:value-type="float">
            <text:p>-0.1512525785</text:p>
          </table:table-cell>
          <table:table-cell office:value-type="float" office:value="0.4546376391" calcext:value-type="float">
            <text:p>0.4546376391</text:p>
          </table:table-cell>
          <table:table-cell office:value-type="float" office:value="0.0159240592" calcext:value-type="float">
            <text:p>0.0159240592</text:p>
          </table:table-cell>
          <table:table-cell office:value-type="float" office:value="-0.01530818059" calcext:value-type="float">
            <text:p>-0.01530818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93688735" calcext:value-type="float">
            <text:p>1.093688735</text:p>
          </table:table-cell>
          <table:table-cell office:value-type="float" office:value="-0.1529258621" calcext:value-type="float">
            <text:p>-0.1529258621</text:p>
          </table:table-cell>
          <table:table-cell office:value-type="float" office:value="-0.03334644541" calcext:value-type="float">
            <text:p>-0.0333464454</text:p>
          </table:table-cell>
          <table:table-cell office:value-type="float" office:value="0.01643564251" calcext:value-type="float">
            <text:p>0.0164356425</text:p>
          </table:table-cell>
          <table:table-cell office:value-type="float" office:value="-0.01655890868" calcext:value-type="float">
            <text:p>-0.01655890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87406539" calcext:value-type="float">
            <text:p>1.087406539</text:p>
          </table:table-cell>
          <table:table-cell office:value-type="float" office:value="-0.1307800831" calcext:value-type="float">
            <text:p>-0.1307800831</text:p>
          </table:table-cell>
          <table:table-cell office:value-type="float" office:value="0.4542994508" calcext:value-type="float">
            <text:p>0.4542994508</text:p>
          </table:table-cell>
          <table:table-cell office:value-type="float" office:value="0.01233034994" calcext:value-type="float">
            <text:p>0.0123303499</text:p>
          </table:table-cell>
          <table:table-cell office:value-type="float" office:value="0.004277103982" calcext:value-type="float">
            <text:p>0.0042771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78707069" calcext:value-type="float">
            <text:p>1.078707069</text:p>
          </table:table-cell>
          <table:table-cell office:value-type="float" office:value="-0.1465931612" calcext:value-type="float">
            <text:p>-0.1465931612</text:p>
          </table:table-cell>
          <table:table-cell office:value-type="float" office:value="-0.3097214518" calcext:value-type="float">
            <text:p>-0.3097214518</text:p>
          </table:table-cell>
          <table:table-cell office:value-type="float" office:value="0.01275715121" calcext:value-type="float">
            <text:p>0.0127571512</text:p>
          </table:table-cell>
          <table:table-cell office:value-type="float" office:value="0.001778612863" calcext:value-type="float">
            <text:p>0.00177861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66747815" calcext:value-type="float">
            <text:p>1.066747815</text:p>
          </table:table-cell>
          <table:table-cell office:value-type="float" office:value="-0.1790251392" calcext:value-type="float">
            <text:p>-0.1790251392</text:p>
          </table:table-cell>
          <table:table-cell office:value-type="float" office:value="-0.6449125968" calcext:value-type="float">
            <text:p>-0.6449125968</text:p>
          </table:table-cell>
          <table:table-cell office:value-type="float" office:value="0.01309436995" calcext:value-type="float">
            <text:p>0.01309437</text:p>
          </table:table-cell>
          <table:table-cell office:value-type="float" office:value="-0.0003565001258" calcext:value-type="float">
            <text:p>-0.00035650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50728176" calcext:value-type="float">
            <text:p>1.050728176</text:p>
          </table:table-cell>
          <table:table-cell office:value-type="float" office:value="-0.2469487933" calcext:value-type="float">
            <text:p>-0.2469487933</text:p>
          </table:table-cell>
          <table:table-cell office:value-type="float" office:value="-1.410419511" calcext:value-type="float">
            <text:p>-1.410419511</text:p>
          </table:table-cell>
          <table:table-cell office:value-type="float" office:value="0.01337403243" calcext:value-type="float">
            <text:p>0.0133740324</text:p>
          </table:table-cell>
          <table:table-cell office:value-type="float" office:value="-0.002491613115" calcext:value-type="float">
            <text:p>-0.00249161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3434502" calcext:value-type="float">
            <text:p>1.03434502</text:p>
          </table:table-cell>
          <table:table-cell office:value-type="float" office:value="-0.2977926521" calcext:value-type="float">
            <text:p>-0.2977926521</text:p>
          </table:table-cell>
          <table:table-cell office:value-type="float" office:value="-1.002166474" calcext:value-type="float">
            <text:p>-1.002166474</text:p>
          </table:table-cell>
          <table:table-cell office:value-type="float" office:value="0.01357337325" calcext:value-type="float">
            <text:p>0.0135733733</text:p>
          </table:table-cell>
          <table:table-cell office:value-type="float" office:value="-0.004626726104" calcext:value-type="float">
            <text:p>-0.00462672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1652208" calcext:value-type="float">
            <text:p>1.01652208</text:p>
          </table:table-cell>
          <table:table-cell office:value-type="float" office:value="-0.3368978992" calcext:value-type="float">
            <text:p>-0.3368978992</text:p>
          </table:table-cell>
          <table:table-cell office:value-type="float" office:value="-0.7791817951" calcext:value-type="float">
            <text:p>-0.7791817951</text:p>
          </table:table-cell>
          <table:table-cell office:value-type="float" office:value="0.01374659824" calcext:value-type="float">
            <text:p>0.0137465982</text:p>
          </table:table-cell>
          <table:table-cell office:value-type="float" office:value="-0.00256041271" calcext:value-type="float">
            <text:p>-0.00256041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95910021" calcext:value-type="float">
            <text:p>0.995910021</text:p>
          </table:table-cell>
          <table:table-cell office:value-type="float" office:value="-0.3560566076" calcext:value-type="float">
            <text:p>-0.3560566076</text:p>
          </table:table-cell>
          <table:table-cell office:value-type="float" office:value="-0.3626130578" calcext:value-type="float">
            <text:p>-0.3626130578</text:p>
          </table:table-cell>
          <table:table-cell office:value-type="float" office:value="0.01398529266" calcext:value-type="float">
            <text:p>0.0139852927</text:p>
          </table:table-cell>
          <table:table-cell office:value-type="float" office:value="-0.00396876944" calcext:value-type="float">
            <text:p>-0.003968769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751340882" calcext:value-type="float">
            <text:p>0.9751340882</text:p>
          </table:table-cell>
          <table:table-cell office:value-type="float" office:value="-0.3933542017" calcext:value-type="float">
            <text:p>-0.3933542017</text:p>
          </table:table-cell>
          <table:table-cell office:value-type="float" office:value="-0.7805946231" calcext:value-type="float">
            <text:p>-0.7805946231</text:p>
          </table:table-cell>
          <table:table-cell office:value-type="float" office:value="0.01432649359" calcext:value-type="float">
            <text:p>0.0143264936</text:p>
          </table:table-cell>
          <table:table-cell office:value-type="float" office:value="-0.004650369904" calcext:value-type="float">
            <text:p>-0.00465036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552675437" calcext:value-type="float">
            <text:p>0.9552675437</text:p>
          </table:table-cell>
          <table:table-cell office:value-type="float" office:value="-0.4055769289" calcext:value-type="float">
            <text:p>-0.4055769289</text:p>
          </table:table-cell>
          <table:table-cell office:value-type="float" office:value="-0.2410484428" calcext:value-type="float">
            <text:p>-0.2410484428</text:p>
          </table:table-cell>
          <table:table-cell office:value-type="float" office:value="0.01472459878" calcext:value-type="float">
            <text:p>0.0147245988</text:p>
          </table:table-cell>
          <table:table-cell office:value-type="float" office:value="-0.006058726634" calcext:value-type="float">
            <text:p>-0.00605872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392422691" calcext:value-type="float">
            <text:p>0.9392422691</text:p>
          </table:table-cell>
          <table:table-cell office:value-type="float" office:value="-0.3859175265" calcext:value-type="float">
            <text:p>-0.3859175265</text:p>
          </table:table-cell>
          <table:table-cell office:value-type="float" office:value="0.4062368127" calcext:value-type="float">
            <text:p>0.4062368127</text:p>
          </table:table-cell>
          <table:table-cell office:value-type="float" office:value="0.01514343317" calcext:value-type="float">
            <text:p>0.0151434332</text:p>
          </table:table-cell>
          <table:table-cell office:value-type="float" office:value="-0.007103705234" calcext:value-type="float">
            <text:p>-0.007103705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264444398" calcext:value-type="float">
            <text:p>0.9264444398</text:p>
          </table:table-cell>
          <table:table-cell office:value-type="float" office:value="-0.3254697751" calcext:value-type="float">
            <text:p>-0.3254697751</text:p>
          </table:table-cell>
          <table:table-cell office:value-type="float" office:value="1.197221988" calcext:value-type="float">
            <text:p>1.197221988</text:p>
          </table:table-cell>
          <table:table-cell office:value-type="float" office:value="0.01555349918" calcext:value-type="float">
            <text:p>0.0155534992</text:p>
          </table:table-cell>
          <table:table-cell office:value-type="float" office:value="-0.008148683835" calcext:value-type="float">
            <text:p>-0.00814868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092163824" calcext:value-type="float">
            <text:p>0.9092163824</text:p>
          </table:table-cell>
          <table:table-cell office:value-type="float" office:value="-0.3103167907" calcext:value-type="float">
            <text:p>-0.3103167907</text:p>
          </table:table-cell>
          <table:table-cell office:value-type="float" office:value="0.3046205332" calcext:value-type="float">
            <text:p>0.3046205332</text:p>
          </table:table-cell>
          <table:table-cell office:value-type="float" office:value="0.01600258915" calcext:value-type="float">
            <text:p>0.0160025892</text:p>
          </table:table-cell>
          <table:table-cell office:value-type="float" office:value="-0.001154187798" calcext:value-type="float">
            <text:p>-0.00115418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8859420579" calcext:value-type="float">
            <text:p>0.8859420579</text:p>
          </table:table-cell>
          <table:table-cell office:value-type="float" office:value="-0.3548329688" calcext:value-type="float">
            <text:p>-0.3548329688</text:p>
          </table:table-cell>
          <table:table-cell office:value-type="float" office:value="-0.888801417" calcext:value-type="float">
            <text:p>-0.888801417</text:p>
          </table:table-cell>
          <table:table-cell office:value-type="float" office:value="0.01625085112" calcext:value-type="float">
            <text:p>0.0162508511</text:p>
          </table:table-cell>
          <table:table-cell office:value-type="float" office:value="-0.001835788269" calcext:value-type="float">
            <text:p>-0.00183578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8686741046" calcext:value-type="float">
            <text:p>0.8686741046</text:p>
          </table:table-cell>
          <table:table-cell office:value-type="float" office:value="-0.3837721505" calcext:value-type="float">
            <text:p>-0.3837721505</text:p>
          </table:table-cell>
          <table:table-cell office:value-type="float" office:value="-0.5702885151" calcext:value-type="float">
            <text:p>-0.5702885151</text:p>
          </table:table-cell>
          <table:table-cell office:value-type="float" office:value="0.01627998722" calcext:value-type="float">
            <text:p>0.0162799872</text:p>
          </table:table-cell>
          <table:table-cell office:value-type="float" office:value="-0.002517388733" calcext:value-type="float">
            <text:p>-0.00251738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8615255133" calcext:value-type="float">
            <text:p>0.8615255133</text:p>
          </table:table-cell>
          <table:table-cell office:value-type="float" office:value="-0.317079487" calcext:value-type="float">
            <text:p>-0.317079487</text:p>
          </table:table-cell>
          <table:table-cell office:value-type="float" office:value="1.364509208" calcext:value-type="float">
            <text:p>1.364509208</text:p>
          </table:table-cell>
          <table:table-cell office:value-type="float" office:value="0.0163577179" calcext:value-type="float">
            <text:p>0.0163577179</text:p>
          </table:table-cell>
          <table:table-cell office:value-type="float" office:value="-0.003198989204" calcext:value-type="float">
            <text:p>-0.00319898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8755326036" calcext:value-type="float">
            <text:p>0.8755326036</text:p>
          </table:table-cell>
          <table:table-cell office:value-type="float" office:value="-0.06926969608" calcext:value-type="float">
            <text:p>-0.0692696961</text:p>
          </table:table-cell>
          <table:table-cell office:value-type="float" office:value="4.931372473" calcext:value-type="float">
            <text:p>4.931372473</text:p>
          </table:table-cell>
          <table:table-cell office:value-type="float" office:value="0.01669520396" calcext:value-type="float">
            <text:p>0.016695204</text:p>
          </table:table-cell>
          <table:table-cell office:value-type="float" office:value="-0.003153833416" calcext:value-type="float">
            <text:p>-0.00315383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897031354" calcext:value-type="float">
            <text:p>0.897031354</text:p>
          </table:table-cell>
          <table:table-cell office:value-type="float" office:value="0.1571341243" calcext:value-type="float">
            <text:p>0.1571341243</text:p>
          </table:table-cell>
          <table:table-cell office:value-type="float" office:value="3.56918901" calcext:value-type="float">
            <text:p>3.56918901</text:p>
          </table:table-cell>
          <table:table-cell office:value-type="float" office:value="0.01727484771" calcext:value-type="float">
            <text:p>0.0172748477</text:p>
          </table:table-cell>
          <table:table-cell office:value-type="float" office:value="-0.006946725882" calcext:value-type="float">
            <text:p>-0.00694672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18629256" calcext:value-type="float">
            <text:p>0.918629256</text:p>
          </table:table-cell>
          <table:table-cell office:value-type="float" office:value="0.403172997" calcext:value-type="float">
            <text:p>0.403172997</text:p>
          </table:table-cell>
          <table:table-cell office:value-type="float" office:value="6.742334936" calcext:value-type="float">
            <text:p>6.742334936</text:p>
          </table:table-cell>
          <table:table-cell office:value-type="float" office:value="0.01796168953" calcext:value-type="float">
            <text:p>0.0179616895</text:p>
          </table:table-cell>
          <table:table-cell office:value-type="float" office:value="-0.003426899969" calcext:value-type="float">
            <text:p>-0.00342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39229908" calcext:value-type="float">
            <text:p>0.939229908</text:p>
          </table:table-cell>
          <table:table-cell office:value-type="float" office:value="0.4461663887" calcext:value-type="float">
            <text:p>0.4461663887</text:p>
          </table:table-cell>
          <table:table-cell office:value-type="float" office:value="0.8509059558" calcext:value-type="float">
            <text:p>0.8509059558</text:p>
          </table:table-cell>
          <table:table-cell office:value-type="float" office:value="0.01855876524" calcext:value-type="float">
            <text:p>0.0185587652</text:p>
          </table:table-cell>
          <table:table-cell office:value-type="float" office:value="-0.008309926824" calcext:value-type="float">
            <text:p>-0.00830992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601867423" calcext:value-type="float">
            <text:p>0.9601867423</text:p>
          </table:table-cell>
          <table:table-cell office:value-type="float" office:value="0.473863977" calcext:value-type="float">
            <text:p>0.473863977</text:p>
          </table:table-cell>
          <table:table-cell office:value-type="float" office:value="0.5577548057" calcext:value-type="float">
            <text:p>0.5577548057</text:p>
          </table:table-cell>
          <table:table-cell office:value-type="float" office:value="0.01901269842" calcext:value-type="float">
            <text:p>0.0190126984</text:p>
          </table:table-cell>
          <table:table-cell office:value-type="float" office:value="-0.009354905424" calcext:value-type="float">
            <text:p>-0.00935490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0.9806426668" calcext:value-type="float">
            <text:p>0.9806426668</text:p>
          </table:table-cell>
          <table:table-cell office:value-type="float" office:value="0.4130880922" calcext:value-type="float">
            <text:p>0.4130880922</text:p>
          </table:table-cell>
          <table:table-cell office:value-type="float" office:value="-1.216743929" calcext:value-type="float">
            <text:p>-1.216743929</text:p>
          </table:table-cell>
          <table:table-cell office:value-type="float" office:value="0.0192820275" calcext:value-type="float">
            <text:p>0.0192820275</text:p>
          </table:table-cell>
          <table:table-cell office:value-type="float" office:value="-0.006561835771" calcext:value-type="float">
            <text:p>-0.00656183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01760356" calcext:value-type="float">
            <text:p>1.001760356</text:p>
          </table:table-cell>
          <table:table-cell office:value-type="float" office:value="0.4164901378" calcext:value-type="float">
            <text:p>0.4164901378</text:p>
          </table:table-cell>
          <table:table-cell office:value-type="float" office:value="0.06732744158" calcext:value-type="float">
            <text:p>0.0673274416</text:p>
          </table:table-cell>
          <table:table-cell office:value-type="float" office:value="0.01941924663" calcext:value-type="float">
            <text:p>0.0194192466</text:p>
          </table:table-cell>
          <table:table-cell office:value-type="float" office:value="-0.003405387981" calcext:value-type="float">
            <text:p>-0.0034053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022738481" calcext:value-type="float">
            <text:p>1.022738481</text:p>
          </table:table-cell>
          <table:table-cell office:value-type="float" office:value="0.4163561231" calcext:value-type="float">
            <text:p>0.4163561231</text:p>
          </table:table-cell>
          <table:table-cell office:value-type="float" office:value="-0.002693387514" calcext:value-type="float">
            <text:p>-0.0026933875</text:p>
          </table:table-cell>
          <table:table-cell office:value-type="float" office:value="0.01954437287" calcext:value-type="float">
            <text:p>0.0195443729</text:p>
          </table:table-cell>
          <table:table-cell office:value-type="float" office:value="-0.004813744711" calcext:value-type="float">
            <text:p>-0.00481374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043475395" calcext:value-type="float">
            <text:p>1.043475395</text:p>
          </table:table-cell>
          <table:table-cell office:value-type="float" office:value="0.4199318807" calcext:value-type="float">
            <text:p>0.4199318807</text:p>
          </table:table-cell>
          <table:table-cell office:value-type="float" office:value="0.07246702572" calcext:value-type="float">
            <text:p>0.0724670257</text:p>
          </table:table-cell>
          <table:table-cell office:value-type="float" office:value="0.01979127044" calcext:value-type="float">
            <text:p>0.0197912704</text:p>
          </table:table-cell>
          <table:table-cell office:value-type="float" office:value="-0.00731223583" calcext:value-type="float">
            <text:p>-0.00731223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062522682" calcext:value-type="float">
            <text:p>1.062522682</text:p>
          </table:table-cell>
          <table:table-cell office:value-type="float" office:value="0.4049156897" calcext:value-type="float">
            <text:p>0.4049156897</text:p>
          </table:table-cell>
          <table:table-cell office:value-type="float" office:value="-0.2939622767" calcext:value-type="float">
            <text:p>-0.2939622767</text:p>
          </table:table-cell>
          <table:table-cell office:value-type="float" office:value="0.01468556778" calcext:value-type="float">
            <text:p>0.0146855678</text:p>
          </table:table-cell>
          <table:table-cell office:value-type="float" office:value="-0.007458670761" calcext:value-type="float">
            <text:p>-0.00745867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080227134" calcext:value-type="float">
            <text:p>1.080227134</text:p>
          </table:table-cell>
          <table:table-cell office:value-type="float" office:value="0.3819708014" calcext:value-type="float">
            <text:p>0.3819708014</text:p>
          </table:table-cell>
          <table:table-cell office:value-type="float" office:value="-0.4571979957" calcext:value-type="float">
            <text:p>-0.4571979957</text:p>
          </table:table-cell>
          <table:table-cell office:value-type="float" office:value="0.01512748927" calcext:value-type="float">
            <text:p>0.0151274893</text:p>
          </table:table-cell>
          <table:table-cell office:value-type="float" office:value="-0.008691520749" calcext:value-type="float">
            <text:p>-0.00869152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098920711" calcext:value-type="float">
            <text:p>1.098920711</text:p>
          </table:table-cell>
          <table:table-cell office:value-type="float" office:value="0.3622907188" calcext:value-type="float">
            <text:p>0.3622907188</text:p>
          </table:table-cell>
          <table:table-cell office:value-type="float" office:value="-0.380280591" calcext:value-type="float">
            <text:p>-0.380280591</text:p>
          </table:table-cell>
          <table:table-cell office:value-type="float" office:value="0.0154913854" calcext:value-type="float">
            <text:p>0.0154913854</text:p>
          </table:table-cell>
          <table:table-cell office:value-type="float" office:value="-0.006440328681" calcext:value-type="float">
            <text:p>-0.006440328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120658512" calcext:value-type="float">
            <text:p>1.120658512</text:p>
          </table:table-cell>
          <table:table-cell office:value-type="float" office:value="0.3876380239" calcext:value-type="float">
            <text:p>0.3876380239</text:p>
          </table:table-cell>
          <table:table-cell office:value-type="float" office:value="0.5234600741" calcext:value-type="float">
            <text:p>0.5234600741</text:p>
          </table:table-cell>
          <table:table-cell office:value-type="float" office:value="0.01573397945" calcext:value-type="float">
            <text:p>0.0157339795</text:p>
          </table:table-cell>
          <table:table-cell office:value-type="float" office:value="-0.008742865726" calcext:value-type="float">
            <text:p>-0.00874286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142022425" calcext:value-type="float">
            <text:p>1.142022425</text:p>
          </table:table-cell>
          <table:table-cell office:value-type="float" office:value="0.4144974228" calcext:value-type="float">
            <text:p>0.4144974228</text:p>
          </table:table-cell>
          <table:table-cell office:value-type="float" office:value="0.544828677" calcext:value-type="float">
            <text:p>0.544828677</text:p>
          </table:table-cell>
          <table:table-cell office:value-type="float" office:value="0.01589972646" calcext:value-type="float">
            <text:p>0.0158997265</text:p>
          </table:table-cell>
          <table:table-cell office:value-type="float" office:value="-0.01175852748" calcext:value-type="float">
            <text:p>-0.01175852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165025141" calcext:value-type="float">
            <text:p>1.165025141</text:p>
          </table:table-cell>
          <table:table-cell office:value-type="float" office:value="0.4488229666" calcext:value-type="float">
            <text:p>0.4488229666</text:p>
          </table:table-cell>
          <table:table-cell office:value-type="float" office:value="0.6926895709" calcext:value-type="float">
            <text:p>0.6926895709</text:p>
          </table:table-cell>
          <table:table-cell office:value-type="float" office:value="0.01611991706" calcext:value-type="float">
            <text:p>0.0161199171</text:p>
          </table:table-cell>
          <table:table-cell office:value-type="float" office:value="-0.009507335414" calcext:value-type="float">
            <text:p>-0.00950733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190090845" calcext:value-type="float">
            <text:p>1.190090845</text:p>
          </table:table-cell>
          <table:table-cell office:value-type="float" office:value="0.4608330335" calcext:value-type="float">
            <text:p>0.4608330335</text:p>
          </table:table-cell>
          <table:table-cell office:value-type="float" office:value="0.2323599058" calcext:value-type="float">
            <text:p>0.2323599058</text:p>
          </table:table-cell>
          <table:table-cell office:value-type="float" office:value="0.01646707741" calcext:value-type="float">
            <text:p>0.0164670774</text:p>
          </table:table-cell>
          <table:table-cell office:value-type="float" office:value="-0.00796926805" calcext:value-type="float">
            <text:p>-0.00796926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222398875" calcext:value-type="float">
            <text:p>1.222398875</text:p>
          </table:table-cell>
          <table:table-cell office:value-type="float" office:value="0.5363085384" calcext:value-type="float">
            <text:p>0.5363085384</text:p>
          </table:table-cell>
          <table:table-cell office:value-type="float" office:value="1.541331788" calcext:value-type="float">
            <text:p>1.541331788</text:p>
          </table:table-cell>
          <table:table-cell office:value-type="float" office:value="0.01691923132" calcext:value-type="float">
            <text:p>0.0169192313</text:p>
          </table:table-cell>
          <table:table-cell office:value-type="float" office:value="0.0001803210739" calcext:value-type="float">
            <text:p>0.00018032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258311571" calcext:value-type="float">
            <text:p>1.258311571</text:p>
          </table:table-cell>
          <table:table-cell office:value-type="float" office:value="0.6238787194" calcext:value-type="float">
            <text:p>0.6238787194</text:p>
          </table:table-cell>
          <table:table-cell office:value-type="float" office:value="1.772499591" calcext:value-type="float">
            <text:p>1.772499591</text:p>
          </table:table-cell>
          <table:table-cell office:value-type="float" office:value="0.01739654412" calcext:value-type="float">
            <text:p>0.0173965441</text:p>
          </table:table-cell>
          <table:table-cell office:value-type="float" office:value="-0.002835340675" calcext:value-type="float">
            <text:p>-0.00283534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293413012" calcext:value-type="float">
            <text:p>1.293413012</text:p>
          </table:table-cell>
          <table:table-cell office:value-type="float" office:value="0.6934822475" calcext:value-type="float">
            <text:p>0.6934822475</text:p>
          </table:table-cell>
          <table:table-cell office:value-type="float" office:value="1.375672409" calcext:value-type="float">
            <text:p>1.375672409</text:p>
          </table:table-cell>
          <table:table-cell office:value-type="float" office:value="0.01784591486" calcext:value-type="float">
            <text:p>0.0178459149</text:p>
          </table:table-cell>
          <table:table-cell office:value-type="float" office:value="-0.006564127129" calcext:value-type="float">
            <text:p>-0.00656412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328383913" calcext:value-type="float">
            <text:p>1.328383913</text:p>
          </table:table-cell>
          <table:table-cell office:value-type="float" office:value="0.7071963802" calcext:value-type="float">
            <text:p>0.7071963802</text:p>
          </table:table-cell>
          <table:table-cell office:value-type="float" office:value="0.2748734678" calcext:value-type="float">
            <text:p>0.2748734678</text:p>
          </table:table-cell>
          <table:table-cell office:value-type="float" office:value="0.01825805551" calcext:value-type="float">
            <text:p>0.0182580555</text:p>
          </table:table-cell>
          <table:table-cell office:value-type="float" office:value="-0.007165433885" calcext:value-type="float">
            <text:p>-0.0071654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363201779" calcext:value-type="float">
            <text:p>1.363201779</text:p>
          </table:table-cell>
          <table:table-cell office:value-type="float" office:value="0.6973431961" calcext:value-type="float">
            <text:p>0.6973431961</text:p>
          </table:table-cell>
          <table:table-cell office:value-type="float" office:value="-0.1973434333" calcext:value-type="float">
            <text:p>-0.1973434333</text:p>
          </table:table-cell>
          <table:table-cell office:value-type="float" office:value="0.01855239388" calcext:value-type="float">
            <text:p>0.0185523939</text:p>
          </table:table-cell>
          <table:table-cell office:value-type="float" office:value="-0.00705361593" calcext:value-type="float">
            <text:p>-0.00705361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393292123" calcext:value-type="float">
            <text:p>1.393292123</text:p>
          </table:table-cell>
          <table:table-cell office:value-type="float" office:value="0.6228719582" calcext:value-type="float">
            <text:p>0.6228719582</text:p>
          </table:table-cell>
          <table:table-cell office:value-type="float" office:value="-1.164067988" calcext:value-type="float">
            <text:p>-1.164067988</text:p>
          </table:table-cell>
          <table:table-cell office:value-type="float" office:value="0.01881240753" calcext:value-type="float">
            <text:p>0.0188124075</text:p>
          </table:table-cell>
          <table:table-cell office:value-type="float" office:value="-0.008011485032" calcext:value-type="float">
            <text:p>-0.00801148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427554671" calcext:value-type="float">
            <text:p>1.427554671</text:p>
          </table:table-cell>
          <table:table-cell office:value-type="float" office:value="0.7068428629" calcext:value-type="float">
            <text:p>0.7068428629</text:p>
          </table:table-cell>
          <table:table-cell office:value-type="float" office:value="2.335220626" calcext:value-type="float">
            <text:p>2.335220626</text:p>
          </table:table-cell>
          <table:table-cell office:value-type="float" office:value="0.01909133715" calcext:value-type="float">
            <text:p>0.0190913372</text:p>
          </table:table-cell>
          <table:table-cell office:value-type="float" office:value="-0.004772187373" calcext:value-type="float">
            <text:p>-0.004772187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457921085" calcext:value-type="float">
            <text:p>1.457921085</text:p>
          </table:table-cell>
          <table:table-cell office:value-type="float" office:value="0.6749157298" calcext:value-type="float">
            <text:p>0.6749157298</text:p>
          </table:table-cell>
          <table:table-cell office:value-type="float" office:value="-0.6324826191" calcext:value-type="float">
            <text:p>-0.6324826191</text:p>
          </table:table-cell>
          <table:table-cell office:value-type="float" office:value="0.01940942965" calcext:value-type="float">
            <text:p>0.0194094297</text:p>
          </table:table-cell>
          <table:table-cell office:value-type="float" office:value="-0.009570660883" calcext:value-type="float">
            <text:p>-0.009570660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48682877" calcext:value-type="float">
            <text:p>1.48682877</text:p>
          </table:table-cell>
          <table:table-cell office:value-type="float" office:value="0.7126177502" calcext:value-type="float">
            <text:p>0.7126177502</text:p>
          </table:table-cell>
          <table:table-cell office:value-type="float" office:value="0.7609499086" calcext:value-type="float">
            <text:p>0.7609499086</text:p>
          </table:table-cell>
          <table:table-cell office:value-type="float" office:value="0.01976323582" calcext:value-type="float">
            <text:p>0.0197632358</text:p>
          </table:table-cell>
          <table:table-cell office:value-type="float" office:value="-0.00775761264" calcext:value-type="float">
            <text:p>-0.007757612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519325492" calcext:value-type="float">
            <text:p>1.519325492</text:p>
          </table:table-cell>
          <table:table-cell office:value-type="float" office:value="0.6089669936" calcext:value-type="float">
            <text:p>0.6089669936</text:p>
          </table:table-cell>
          <table:table-cell office:value-type="float" office:value="-2.047340903" calcext:value-type="float">
            <text:p>-2.047340903</text:p>
          </table:table-cell>
          <table:table-cell office:value-type="float" office:value="0.02012640473" calcext:value-type="float">
            <text:p>0.0201264047</text:p>
          </table:table-cell>
          <table:table-cell office:value-type="float" office:value="-0.005231439685" calcext:value-type="float">
            <text:p>-0.00523143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544904725" calcext:value-type="float">
            <text:p>1.544904725</text:p>
          </table:table-cell>
          <table:table-cell office:value-type="float" office:value="0.5812996642" calcext:value-type="float">
            <text:p>0.5812996642</text:p>
          </table:table-cell>
          <table:table-cell office:value-type="float" office:value="-0.5608940114" calcext:value-type="float">
            <text:p>-0.5608940114</text:p>
          </table:table-cell>
          <table:table-cell office:value-type="float" office:value="0.02046992805" calcext:value-type="float">
            <text:p>0.0204699281</text:p>
          </table:table-cell>
          <table:table-cell office:value-type="float" office:value="-0.007615558195" calcext:value-type="float">
            <text:p>-0.00761555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576612058" calcext:value-type="float">
            <text:p>1.576612058</text:p>
          </table:table-cell>
          <table:table-cell office:value-type="float" office:value="0.5973265984" calcext:value-type="float">
            <text:p>0.5973265984</text:p>
          </table:table-cell>
          <table:table-cell office:value-type="float" office:value="0.3192172205" calcext:value-type="float">
            <text:p>0.3192172205</text:p>
          </table:table-cell>
          <table:table-cell office:value-type="float" office:value="0.01453400168" calcext:value-type="float">
            <text:p>0.0145340017</text:p>
          </table:table-cell>
          <table:table-cell office:value-type="float" office:value="-0.004867841166" calcext:value-type="float">
            <text:p>-0.00486784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603707869" calcext:value-type="float">
            <text:p>1.603707869</text:p>
          </table:table-cell>
          <table:table-cell office:value-type="float" office:value="0.5687220255" calcext:value-type="float">
            <text:p>0.5687220255</text:p>
          </table:table-cell>
          <table:table-cell office:value-type="float" office:value="-0.58703472" calcext:value-type="float">
            <text:p>-0.58703472</text:p>
          </table:table-cell>
          <table:table-cell office:value-type="float" office:value="0.0149308464" calcext:value-type="float">
            <text:p>0.0149308464</text:p>
          </table:table-cell>
          <table:table-cell office:value-type="float" office:value="-0.006513197874" calcext:value-type="float">
            <text:p>-0.00651319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634496629" calcext:value-type="float">
            <text:p>1.634496629</text:p>
          </table:table-cell>
          <table:table-cell office:value-type="float" office:value="0.5945809534" calcext:value-type="float">
            <text:p>0.5945809534</text:p>
          </table:table-cell>
          <table:table-cell office:value-type="float" office:value="0.5006866892" calcext:value-type="float">
            <text:p>0.5006866892</text:p>
          </table:table-cell>
          <table:table-cell office:value-type="float" office:value="0.01539469912" calcext:value-type="float">
            <text:p>0.0153946991</text:p>
          </table:table-cell>
          <table:table-cell office:value-type="float" office:value="-0.005007945438" calcext:value-type="float">
            <text:p>-0.00500794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661419107" calcext:value-type="float">
            <text:p>1.661419107</text:p>
          </table:table-cell>
          <table:table-cell office:value-type="float" office:value="0.56729288" calcext:value-type="float">
            <text:p>0.56729288</text:p>
          </table:table-cell>
          <table:table-cell office:value-type="float" office:value="-0.5571323155" calcext:value-type="float">
            <text:p>-0.5571323155</text:p>
          </table:table-cell>
          <table:table-cell office:value-type="float" office:value="0.01585516181" calcext:value-type="float">
            <text:p>0.0158551618</text:p>
          </table:table-cell>
          <table:table-cell office:value-type="float" office:value="-0.0006988708499" calcext:value-type="float">
            <text:p>-0.00069887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690329545" calcext:value-type="float">
            <text:p>1.690329545</text:p>
          </table:table-cell>
          <table:table-cell office:value-type="float" office:value="0.5648625779" calcext:value-type="float">
            <text:p>0.5648625779</text:p>
          </table:table-cell>
          <table:table-cell office:value-type="float" office:value="-0.04613220371" calcext:value-type="float">
            <text:p>-0.0461322037</text:p>
          </table:table-cell>
          <table:table-cell office:value-type="float" office:value="0.01635306883" calcext:value-type="float">
            <text:p>0.0163530688</text:p>
          </table:table-cell>
          <table:table-cell office:value-type="float" office:value="-0.003037801562" calcext:value-type="float">
            <text:p>-0.00303780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716345146" calcext:value-type="float">
            <text:p>1.716345146</text:p>
          </table:table-cell>
          <table:table-cell office:value-type="float" office:value="0.5451422187" calcext:value-type="float">
            <text:p>0.5451422187</text:p>
          </table:table-cell>
          <table:table-cell office:value-type="float" office:value="-0.4070404734" calcext:value-type="float">
            <text:p>-0.4070404734</text:p>
          </table:table-cell>
          <table:table-cell office:value-type="float" office:value="0.01685242617" calcext:value-type="float">
            <text:p>0.0168524262</text:p>
          </table:table-cell>
          <table:table-cell office:value-type="float" office:value="0.001271273026" calcext:value-type="float">
            <text:p>0.0012712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748424528" calcext:value-type="float">
            <text:p>1.748424528</text:p>
          </table:table-cell>
          <table:table-cell office:value-type="float" office:value="0.5801309811" calcext:value-type="float">
            <text:p>0.5801309811</text:p>
          </table:table-cell>
          <table:table-cell office:value-type="float" office:value="0.7140052142" calcext:value-type="float">
            <text:p>0.7140052142</text:p>
          </table:table-cell>
          <table:table-cell office:value-type="float" office:value="0.01734648242" calcext:value-type="float">
            <text:p>0.0173464824</text:p>
          </table:table-cell>
          <table:table-cell office:value-type="float" office:value="0.001736164443" calcext:value-type="float">
            <text:p>0.00173616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778107412" calcext:value-type="float">
            <text:p>1.778107412</text:p>
          </table:table-cell>
          <table:table-cell office:value-type="float" office:value="0.5932882524" calcext:value-type="float">
            <text:p>0.5932882524</text:p>
          </table:table-cell>
          <table:table-cell office:value-type="float" office:value="0.2607493893" calcext:value-type="float">
            <text:p>0.2607493893</text:p>
          </table:table-cell>
          <table:table-cell office:value-type="float" office:value="0.01778075457" calcext:value-type="float">
            <text:p>0.0177807546</text:p>
          </table:table-cell>
          <table:table-cell office:value-type="float" office:value="-0.001643127288" calcext:value-type="float">
            <text:p>-0.001643127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812012034" calcext:value-type="float">
            <text:p>1.812012034</text:p>
          </table:table-cell>
          <table:table-cell office:value-type="float" office:value="0.6396628517" calcext:value-type="float">
            <text:p>0.6396628517</text:p>
          </table:table-cell>
          <table:table-cell office:value-type="float" office:value="0.9247694641" calcext:value-type="float">
            <text:p>0.9247694641</text:p>
          </table:table-cell>
          <table:table-cell office:value-type="float" office:value="0.01818722569" calcext:value-type="float">
            <text:p>0.0181872257</text:p>
          </table:table-cell>
          <table:table-cell office:value-type="float" office:value="-0.001871809867" calcext:value-type="float">
            <text:p>-0.00187180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843505275" calcext:value-type="float">
            <text:p>1.843505275</text:p>
          </table:table-cell>
          <table:table-cell office:value-type="float" office:value="0.6309903202" calcext:value-type="float">
            <text:p>0.6309903202</text:p>
          </table:table-cell>
          <table:table-cell office:value-type="float" office:value="-0.1731069392" calcext:value-type="float">
            <text:p>-0.1731069392</text:p>
          </table:table-cell>
          <table:table-cell office:value-type="float" office:value="0.01858242899" calcext:value-type="float">
            <text:p>0.018582429</text:p>
          </table:table-cell>
          <table:table-cell office:value-type="float" office:value="0.001743690703" calcext:value-type="float">
            <text:p>0.00174369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871371585" calcext:value-type="float">
            <text:p>1.871371585</text:p>
          </table:table-cell>
          <table:table-cell office:value-type="float" office:value="0.6231864717" calcext:value-type="float">
            <text:p>0.6231864717</text:p>
          </table:table-cell>
          <table:table-cell office:value-type="float" office:value="-0.1581813683" calcext:value-type="float">
            <text:p>-0.1581813683</text:p>
          </table:table-cell>
          <table:table-cell office:value-type="float" office:value="0.01901993203" calcext:value-type="float">
            <text:p>0.019019932</text:p>
          </table:table-cell>
          <table:table-cell office:value-type="float" office:value="0.005012404279" calcext:value-type="float">
            <text:p>0.00501240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900598258" calcext:value-type="float">
            <text:p>1.900598258</text:p>
          </table:table-cell>
          <table:table-cell office:value-type="float" office:value="0.5902043042" calcext:value-type="float">
            <text:p>0.5902043042</text:p>
          </table:table-cell>
          <table:table-cell office:value-type="float" office:value="-0.6513173254" calcext:value-type="float">
            <text:p>-0.6513173254</text:p>
          </table:table-cell>
          <table:table-cell office:value-type="float" office:value="0.01956454249" calcext:value-type="float">
            <text:p>0.0195645425</text:p>
          </table:table-cell>
          <table:table-cell office:value-type="float" office:value="0.004436934699" calcext:value-type="float">
            <text:p>0.00443693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92608565" calcext:value-type="float">
            <text:p>1.92608565</text:p>
          </table:table-cell>
          <table:table-cell office:value-type="float" office:value="0.5486013326" calcext:value-type="float">
            <text:p>0.5486013326</text:p>
          </table:table-cell>
          <table:table-cell office:value-type="float" office:value="-0.8223636334" calcext:value-type="float">
            <text:p>-0.8223636334</text:p>
          </table:table-cell>
          <table:table-cell office:value-type="float" office:value="0.01369417438" calcext:value-type="float">
            <text:p>0.0136941744</text:p>
          </table:table-cell>
          <table:table-cell office:value-type="float" office:value="0.009135416354" calcext:value-type="float">
            <text:p>0.00913541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950536014" calcext:value-type="float">
            <text:p>1.950536014</text:p>
          </table:table-cell>
          <table:table-cell office:value-type="float" office:value="0.5285546038" calcext:value-type="float">
            <text:p>0.5285546038</text:p>
          </table:table-cell>
          <table:table-cell office:value-type="float" office:value="-0.4138013561" calcext:value-type="float">
            <text:p>-0.4138013561</text:p>
          </table:table-cell>
          <table:table-cell office:value-type="float" office:value="0.01430085354" calcext:value-type="float">
            <text:p>0.0143008535</text:p>
          </table:table-cell>
          <table:table-cell office:value-type="float" office:value="0.01150107688" calcext:value-type="float">
            <text:p>0.01150107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976771722" calcext:value-type="float">
            <text:p>1.976771722</text:p>
          </table:table-cell>
          <table:table-cell office:value-type="float" office:value="0.4768408985" calcext:value-type="float">
            <text:p>0.4768408985</text:p>
          </table:table-cell>
          <table:table-cell office:value-type="float" office:value="-0.8318405639" calcext:value-type="float">
            <text:p>-0.8318405639</text:p>
          </table:table-cell>
          <table:table-cell office:value-type="float" office:value="0.01488667069" calcext:value-type="float">
            <text:p>0.0148866707</text:p>
          </table:table-cell>
          <table:table-cell office:value-type="float" office:value="0.0100267343" calcext:value-type="float">
            <text:p>0.01002673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2.002448074" calcext:value-type="float">
            <text:p>2.002448074</text:p>
          </table:table-cell>
          <table:table-cell office:value-type="float" office:value="0.5317233681" calcext:value-type="float">
            <text:p>0.5317233681</text:p>
          </table:table-cell>
          <table:table-cell office:value-type="float" office:value="1.428804011" calcext:value-type="float">
            <text:p>1.428804011</text:p>
          </table:table-cell>
          <table:table-cell office:value-type="float" office:value="0.01537630164" calcext:value-type="float">
            <text:p>0.0153763016</text:p>
          </table:table-cell>
          <table:table-cell office:value-type="float" office:value="0.01167603929" calcext:value-type="float">
            <text:p>0.01167603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2.025536581" calcext:value-type="float">
            <text:p>2.025536581</text:p>
          </table:table-cell>
          <table:table-cell office:value-type="float" office:value="0.5140104764" calcext:value-type="float">
            <text:p>0.5140104764</text:p>
          </table:table-cell>
          <table:table-cell office:value-type="float" office:value="-0.3464262796" calcext:value-type="float">
            <text:p>-0.3464262796</text:p>
          </table:table-cell>
          <table:table-cell office:value-type="float" office:value="0.01575686393" calcext:value-type="float">
            <text:p>0.0157568639</text:p>
          </table:table-cell>
          <table:table-cell office:value-type="float" office:value="0.01296716652" calcext:value-type="float">
            <text:p>0.012967166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2.050464408" calcext:value-type="float">
            <text:p>2.050464408</text:p>
          </table:table-cell>
          <table:table-cell office:value-type="float" office:value="0.5446678977" calcext:value-type="float">
            <text:p>0.5446678977</text:p>
          </table:table-cell>
          <table:table-cell office:value-type="float" office:value="0.6321250604" calcext:value-type="float">
            <text:p>0.6321250604</text:p>
          </table:table-cell>
          <table:table-cell office:value-type="float" office:value="0.01610268056" calcext:value-type="float">
            <text:p>0.0161026806</text:p>
          </table:table-cell>
          <table:table-cell office:value-type="float" office:value="0.01041829064" calcext:value-type="float">
            <text:p>0.01041829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2.076443276" calcext:value-type="float">
            <text:p>2.076443276</text:p>
          </table:table-cell>
          <table:table-cell office:value-type="float" office:value="0.4943357107" calcext:value-type="float">
            <text:p>0.4943357107</text:p>
          </table:table-cell>
          <table:table-cell office:value-type="float" office:value="-1.002538984" calcext:value-type="float">
            <text:p>-1.002538984</text:p>
          </table:table-cell>
          <table:table-cell office:value-type="float" office:value="0.0165721987" calcext:value-type="float">
            <text:p>0.0165721987</text:p>
          </table:table-cell>
          <table:table-cell office:value-type="float" office:value="0.01447488767" calcext:value-type="float">
            <text:p>0.01447488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095208376" calcext:value-type="float">
            <text:p>2.095208376</text:p>
          </table:table-cell>
          <table:table-cell office:value-type="float" office:value="0.4699784554" calcext:value-type="float">
            <text:p>0.4699784554</text:p>
          </table:table-cell>
          <table:table-cell office:value-type="float" office:value="-0.4912832142" calcext:value-type="float">
            <text:p>-0.4912832142</text:p>
          </table:table-cell>
          <table:table-cell office:value-type="float" office:value="0.01728620407" calcext:value-type="float">
            <text:p>0.0172862041</text:p>
          </table:table-cell>
          <table:table-cell office:value-type="float" office:value="0.01888966246" calcext:value-type="float">
            <text:p>0.018889662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14077931" calcext:value-type="float">
            <text:p>2.114077931</text:p>
          </table:table-cell>
          <table:table-cell office:value-type="float" office:value="0.421049245" calcext:value-type="float">
            <text:p>0.421049245</text:p>
          </table:table-cell>
          <table:table-cell office:value-type="float" office:value="-0.9521558277" calcext:value-type="float">
            <text:p>-0.9521558277</text:p>
          </table:table-cell>
          <table:table-cell office:value-type="float" office:value="0.009788026889" calcext:value-type="float">
            <text:p>0.0097880269</text:p>
          </table:table-cell>
          <table:table-cell office:value-type="float" office:value="0.02746424769" calcext:value-type="float">
            <text:p>0.02746424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30047004" calcext:value-type="float">
            <text:p>2.130047004</text:p>
          </table:table-cell>
          <table:table-cell office:value-type="float" office:value="0.3550207872" calcext:value-type="float">
            <text:p>0.3550207872</text:p>
          </table:table-cell>
          <table:table-cell office:value-type="float" office:value="-1.320535535" calcext:value-type="float">
            <text:p>-1.320535535</text:p>
          </table:table-cell>
          <table:table-cell office:value-type="float" office:value="0.01053066682" calcext:value-type="float">
            <text:p>0.0105306668</text:p>
          </table:table-cell>
          <table:table-cell office:value-type="float" office:value="0.02567163615" calcext:value-type="float">
            <text:p>0.02567163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47284439" calcext:value-type="float">
            <text:p>2.147284439</text:p>
          </table:table-cell>
          <table:table-cell office:value-type="float" office:value="0.3449044401" calcext:value-type="float">
            <text:p>0.3449044401</text:p>
          </table:table-cell>
          <table:table-cell office:value-type="float" office:value="-0.2043178308" calcext:value-type="float">
            <text:p>-0.2043178308</text:p>
          </table:table-cell>
          <table:table-cell office:value-type="float" office:value="0.01126402802" calcext:value-type="float">
            <text:p>0.011264028</text:p>
          </table:table-cell>
          <table:table-cell office:value-type="float" office:value="0.0280952354" calcext:value-type="float">
            <text:p>0.02809523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6585252" calcext:value-type="float">
            <text:p>2.16585252</text:p>
          </table:table-cell>
          <table:table-cell office:value-type="float" office:value="0.3444230269" calcext:value-type="float">
            <text:p>0.3444230269</text:p>
          </table:table-cell>
          <table:table-cell office:value-type="float" office:value="-0.009482895551" calcext:value-type="float">
            <text:p>-0.0094828956</text:p>
          </table:table-cell>
          <table:table-cell office:value-type="float" office:value="0.01203309509" calcext:value-type="float">
            <text:p>0.0120330951</text:p>
          </table:table-cell>
          <table:table-cell office:value-type="float" office:value="0.02935576692" calcext:value-type="float">
            <text:p>0.02935576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83506048" calcext:value-type="float">
            <text:p>2.183506048</text:p>
          </table:table-cell>
          <table:table-cell office:value-type="float" office:value="0.3531070465" calcext:value-type="float">
            <text:p>0.3531070465</text:p>
          </table:table-cell>
          <table:table-cell office:value-type="float" office:value="0.1699196284" calcext:value-type="float">
            <text:p>0.1699196284</text:p>
          </table:table-cell>
          <table:table-cell office:value-type="float" office:value="0.01278733499" calcext:value-type="float">
            <text:p>0.012787335</text:p>
          </table:table-cell>
          <table:table-cell office:value-type="float" office:value="0.02833853387" calcext:value-type="float">
            <text:p>0.02833853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98157674" calcext:value-type="float">
            <text:p>2.198157674</text:p>
          </table:table-cell>
          <table:table-cell office:value-type="float" office:value="0.3391110067" calcext:value-type="float">
            <text:p>0.3391110067</text:p>
          </table:table-cell>
          <table:table-cell office:value-type="float" office:value="-0.2924540781" calcext:value-type="float">
            <text:p>-0.2924540781</text:p>
          </table:table-cell>
          <table:table-cell office:value-type="float" office:value="0.01360428615" calcext:value-type="float">
            <text:p>0.0136042862</text:p>
          </table:table-cell>
          <table:table-cell office:value-type="float" office:value="0.02959906538" calcext:value-type="float">
            <text:p>0.02959906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211999308" calcext:value-type="float">
            <text:p>2.211999308</text:p>
          </table:table-cell>
          <table:table-cell office:value-type="float" office:value="0.3080521542" calcext:value-type="float">
            <text:p>0.3080521542</text:p>
          </table:table-cell>
          <table:table-cell office:value-type="float" office:value="-0.611630526" calcext:value-type="float">
            <text:p>-0.611630526</text:p>
          </table:table-cell>
          <table:table-cell office:value-type="float" office:value="0.01454286319" calcext:value-type="float">
            <text:p>0.0145428632</text:p>
          </table:table-cell>
          <table:table-cell office:value-type="float" office:value="0.02359024304" calcext:value-type="float">
            <text:p>0.023590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224385821" calcext:value-type="float">
            <text:p>2.224385821</text:p>
          </table:table-cell>
          <table:table-cell office:value-type="float" office:value="0.2779632988" calcext:value-type="float">
            <text:p>0.2779632988</text:p>
          </table:table-cell>
          <table:table-cell office:value-type="float" office:value="-0.6198223054" calcext:value-type="float">
            <text:p>-0.6198223054</text:p>
          </table:table-cell>
          <table:table-cell office:value-type="float" office:value="0.01552025689" calcext:value-type="float">
            <text:p>0.0155202569</text:p>
          </table:table-cell>
          <table:table-cell office:value-type="float" office:value="0.02523846381" calcext:value-type="float">
            <text:p>0.02523846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235937452" calcext:value-type="float">
            <text:p>2.235937452</text:p>
          </table:table-cell>
          <table:table-cell office:value-type="float" office:value="0.2503757315" calcext:value-type="float">
            <text:p>0.2503757315</text:p>
          </table:table-cell>
          <table:table-cell office:value-type="float" office:value="-0.5334996801" calcext:value-type="float">
            <text:p>-0.5334996801</text:p>
          </table:table-cell>
          <table:table-cell office:value-type="float" office:value="0.01644082623" calcext:value-type="float">
            <text:p>0.0164408262</text:p>
          </table:table-cell>
          <table:table-cell office:value-type="float" office:value="0.03071520612" calcext:value-type="float">
            <text:p>0.03071520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248937912" calcext:value-type="float">
            <text:p>2.248937912</text:p>
          </table:table-cell>
          <table:table-cell office:value-type="float" office:value="0.2473465677" calcext:value-type="float">
            <text:p>0.2473465677</text:p>
          </table:table-cell>
          <table:table-cell office:value-type="float" office:value="-0.06139448507" calcext:value-type="float">
            <text:p>-0.0613944851</text:p>
          </table:table-cell>
          <table:table-cell office:value-type="float" office:value="0.01733906143" calcext:value-type="float">
            <text:p>0.0173390614</text:p>
          </table:table-cell>
          <table:table-cell office:value-type="float" office:value="0.02814721608" calcext:value-type="float">
            <text:p>0.02814721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261297535" calcext:value-type="float">
            <text:p>2.261297535</text:p>
          </table:table-cell>
          <table:table-cell office:value-type="float" office:value="0.2460106773" calcext:value-type="float">
            <text:p>0.2460106773</text:p>
          </table:table-cell>
          <table:table-cell office:value-type="float" office:value="-0.02714568282" calcext:value-type="float">
            <text:p>-0.0271456828</text:p>
          </table:table-cell>
          <table:table-cell office:value-type="float" office:value="0.01300346883" calcext:value-type="float">
            <text:p>0.0130034688</text:p>
          </table:table-cell>
          <table:table-cell office:value-type="float" office:value="0.03155040674" calcext:value-type="float">
            <text:p>0.03155040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273216815" calcext:value-type="float">
            <text:p>2.273216815</text:p>
          </table:table-cell>
          <table:table-cell office:value-type="float" office:value="0.251207729" calcext:value-type="float">
            <text:p>0.251207729</text:p>
          </table:table-cell>
          <table:table-cell office:value-type="float" office:value="0.1042007781" calcext:value-type="float">
            <text:p>0.1042007781</text:p>
          </table:table-cell>
          <table:table-cell office:value-type="float" office:value="0.01380121799" calcext:value-type="float">
            <text:p>0.013801218</text:p>
          </table:table-cell>
          <table:table-cell office:value-type="float" office:value="0.03287830539" calcext:value-type="float">
            <text:p>0.03287830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285214121" calcext:value-type="float">
            <text:p>2.285214121</text:p>
          </table:table-cell>
          <table:table-cell office:value-type="float" office:value="0.2429458311" calcext:value-type="float">
            <text:p>0.2429458311</text:p>
          </table:table-cell>
          <table:table-cell office:value-type="float" office:value="-0.1643832756" calcext:value-type="float">
            <text:p>-0.1643832756</text:p>
          </table:table-cell>
          <table:table-cell office:value-type="float" office:value="0.01468932781" calcext:value-type="float">
            <text:p>0.0146893278</text:p>
          </table:table-cell>
          <table:table-cell office:value-type="float" office:value="0.03685265499" calcext:value-type="float">
            <text:p>0.0368526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296553063" calcext:value-type="float">
            <text:p>2.296553063</text:p>
          </table:table-cell>
          <table:table-cell office:value-type="float" office:value="0.2348712641" calcext:value-type="float">
            <text:p>0.2348712641</text:p>
          </table:table-cell>
          <table:table-cell office:value-type="float" office:value="-0.1615971709" calcext:value-type="float">
            <text:p>-0.1615971709</text:p>
          </table:table-cell>
          <table:table-cell office:value-type="float" office:value="0.01562681711" calcext:value-type="float">
            <text:p>0.0156268171</text:p>
          </table:table-cell>
          <table:table-cell office:value-type="float" office:value="0.03621422836" calcext:value-type="float">
            <text:p>0.03621422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06435635" calcext:value-type="float">
            <text:p>2.306435635</text:p>
          </table:table-cell>
          <table:table-cell office:value-type="float" office:value="0.2066170036" calcext:value-type="float">
            <text:p>0.2066170036</text:p>
          </table:table-cell>
          <table:table-cell office:value-type="float" office:value="-0.4409106168" calcext:value-type="float">
            <text:p>-0.4409106168</text:p>
          </table:table-cell>
          <table:table-cell office:value-type="float" office:value="0.01655001034" calcext:value-type="float">
            <text:p>0.0165500103</text:p>
          </table:table-cell>
          <table:table-cell office:value-type="float" office:value="0.03332261582" calcext:value-type="float">
            <text:p>0.03332261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17637976" calcext:value-type="float">
            <text:p>2.317637976</text:p>
          </table:table-cell>
          <table:table-cell office:value-type="float" office:value="0.2303084942" calcext:value-type="float">
            <text:p>0.2303084942</text:p>
          </table:table-cell>
          <table:table-cell office:value-type="float" office:value="0.6551432116" calcext:value-type="float">
            <text:p>0.6551432116</text:p>
          </table:table-cell>
          <table:table-cell office:value-type="float" office:value="0.01751958644" calcext:value-type="float">
            <text:p>0.0175195864</text:p>
          </table:table-cell>
          <table:table-cell office:value-type="float" office:value="0.03729696543" calcext:value-type="float">
            <text:p>0.03729696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30583912" calcext:value-type="float">
            <text:p>2.330583912</text:p>
          </table:table-cell>
          <table:table-cell office:value-type="float" office:value="0.2401819782" calcext:value-type="float">
            <text:p>0.2401819782</text:p>
          </table:table-cell>
          <table:table-cell office:value-type="float" office:value="0.1956615316" calcext:value-type="float">
            <text:p>0.1956615316</text:p>
          </table:table-cell>
          <table:table-cell office:value-type="float" office:value="0.01851706331" calcext:value-type="float">
            <text:p>0.0185170633</text:p>
          </table:table-cell>
          <table:table-cell office:value-type="float" office:value="0.0374450689" calcext:value-type="float">
            <text:p>0.03744506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43319169" calcext:value-type="float">
            <text:p>2.343319169</text:p>
          </table:table-cell>
          <table:table-cell office:value-type="float" office:value="0.2749138089" calcext:value-type="float">
            <text:p>0.2749138089</text:p>
          </table:table-cell>
          <table:table-cell office:value-type="float" office:value="0.7047515749" calcext:value-type="float">
            <text:p>0.7047515749</text:p>
          </table:table-cell>
          <table:table-cell office:value-type="float" office:value="0.01958726875" calcext:value-type="float">
            <text:p>0.0195872688</text:p>
          </table:table-cell>
          <table:table-cell office:value-type="float" office:value="0.03759317238" calcext:value-type="float">
            <text:p>0.03759317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56818926" calcext:value-type="float">
            <text:p>2.356818926</text:p>
          </table:table-cell>
          <table:table-cell office:value-type="float" office:value="0.262066247" calcext:value-type="float">
            <text:p>0.262066247</text:p>
          </table:table-cell>
          <table:table-cell office:value-type="float" office:value="-0.2581329194" calcext:value-type="float">
            <text:p>-0.2581329194</text:p>
          </table:table-cell>
          <table:table-cell office:value-type="float" office:value="0.02068418757" calcext:value-type="float">
            <text:p>0.0206841876</text:p>
          </table:table-cell>
          <table:table-cell office:value-type="float" office:value="0.03695474574" calcext:value-type="float">
            <text:p>0.03695474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69622943" calcext:value-type="float">
            <text:p>2.369622943</text:p>
          </table:table-cell>
          <table:table-cell office:value-type="float" office:value="0.2622725635" calcext:value-type="float">
            <text:p>0.2622725635</text:p>
          </table:table-cell>
          <table:table-cell office:value-type="float" office:value="0.00414383782" calcext:value-type="float">
            <text:p>0.0041438378</text:p>
          </table:table-cell>
          <table:table-cell office:value-type="float" office:value="0.02186919147" calcext:value-type="float">
            <text:p>0.0218691915</text:p>
          </table:table-cell>
          <table:table-cell office:value-type="float" office:value="0.04436207642" calcext:value-type="float">
            <text:p>0.04436207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80487257" calcext:value-type="float">
            <text:p>2.380487257</text:p>
          </table:table-cell>
          <table:table-cell office:value-type="float" office:value="0.2456848577" calcext:value-type="float">
            <text:p>0.2456848577</text:p>
          </table:table-cell>
          <table:table-cell office:value-type="float" office:value="-0.3185695964" calcext:value-type="float">
            <text:p>-0.3185695964</text:p>
          </table:table-cell>
          <table:table-cell office:value-type="float" office:value="0.02312444112" calcext:value-type="float">
            <text:p>0.0231244411</text:p>
          </table:table-cell>
          <table:table-cell office:value-type="float" office:value="0.04372364977" calcext:value-type="float">
            <text:p>0.04372364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393572704" calcext:value-type="float">
            <text:p>2.393572704</text:p>
          </table:table-cell>
          <table:table-cell office:value-type="float" office:value="0.2438491229" calcext:value-type="float">
            <text:p>0.2438491229</text:p>
          </table:table-cell>
          <table:table-cell office:value-type="float" office:value="-0.03727874687" calcext:value-type="float">
            <text:p>-0.0372787469</text:p>
          </table:table-cell>
          <table:table-cell office:value-type="float" office:value="0.02451766325" calcext:value-type="float">
            <text:p>0.0245176633</text:p>
          </table:table-cell>
          <table:table-cell office:value-type="float" office:value="0.04691146927" calcext:value-type="float">
            <text:p>0.04691146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405864739" calcext:value-type="float">
            <text:p>2.405864739</text:p>
          </table:table-cell>
          <table:table-cell office:value-type="float" office:value="0.2407451609" calcext:value-type="float">
            <text:p>0.2407451609</text:p>
          </table:table-cell>
          <table:table-cell office:value-type="float" office:value="-0.06258787939" calcext:value-type="float">
            <text:p>-0.0625878794</text:p>
          </table:table-cell>
          <table:table-cell office:value-type="float" office:value="0.0192802464" calcext:value-type="float">
            <text:p>0.0192802464</text:p>
          </table:table-cell>
          <table:table-cell office:value-type="float" office:value="0.04974897128" calcext:value-type="float">
            <text:p>0.04974897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420141793" calcext:value-type="float">
            <text:p>2.420141793</text:p>
          </table:table-cell>
          <table:table-cell office:value-type="float" office:value="0.2644212715" calcext:value-type="float">
            <text:p>0.2644212715</text:p>
          </table:table-cell>
          <table:table-cell office:value-type="float" office:value="0.4638013347" calcext:value-type="float">
            <text:p>0.4638013347</text:p>
          </table:table-cell>
          <table:table-cell office:value-type="float" office:value="0.02079093815" calcext:value-type="float">
            <text:p>0.0207909382</text:p>
          </table:table-cell>
          <table:table-cell office:value-type="float" office:value="0.05152955924" calcext:value-type="float">
            <text:p>0.05152955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433501533" calcext:value-type="float">
            <text:p>2.433501533</text:p>
          </table:table-cell>
          <table:table-cell office:value-type="float" office:value="0.2639234644" calcext:value-type="float">
            <text:p>0.2639234644</text:p>
          </table:table-cell>
          <table:table-cell office:value-type="float" office:value="-0.009845899678" calcext:value-type="float">
            <text:p>-0.0098458997</text:p>
          </table:table-cell>
          <table:table-cell office:value-type="float" office:value="0.02221855833" calcext:value-type="float">
            <text:p>0.0222185583</text:p>
          </table:table-cell>
          <table:table-cell office:value-type="float" office:value="0.04949055812" calcext:value-type="float">
            <text:p>0.049490558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447878179" calcext:value-type="float">
            <text:p>2.447878179</text:p>
          </table:table-cell>
          <table:table-cell office:value-type="float" office:value="0.281361922" calcext:value-type="float">
            <text:p>0.281361922</text:p>
          </table:table-cell>
          <table:table-cell office:value-type="float" office:value="0.3640979605" calcext:value-type="float">
            <text:p>0.3640979605</text:p>
          </table:table-cell>
          <table:table-cell office:value-type="float" office:value="0.02355225021" calcext:value-type="float">
            <text:p>0.0235522502</text:p>
          </table:table-cell>
          <table:table-cell office:value-type="float" office:value="0.05590898224" calcext:value-type="float">
            <text:p>0.055908982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461739458" calcext:value-type="float">
            <text:p>2.461739458</text:p>
          </table:table-cell>
          <table:table-cell office:value-type="float" office:value="0.2790203854" calcext:value-type="float">
            <text:p>0.2790203854</text:p>
          </table:table-cell>
          <table:table-cell office:value-type="float" office:value="-0.0460585797" calcext:value-type="float">
            <text:p>-0.0460585797</text:p>
          </table:table-cell>
          <table:table-cell office:value-type="float" office:value="0.024855743" calcext:value-type="float">
            <text:p>0.024855743</text:p>
          </table:table-cell>
          <table:table-cell office:value-type="float" office:value="0.05728044666" calcext:value-type="float">
            <text:p>0.05728044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472424662" calcext:value-type="float">
            <text:p>2.472424662</text:p>
          </table:table-cell>
          <table:table-cell office:value-type="float" office:value="0.2618399448" calcext:value-type="float">
            <text:p>0.2618399448</text:p>
          </table:table-cell>
          <table:table-cell office:value-type="float" office:value="-0.341986103" calcext:value-type="float">
            <text:p>-0.341986103</text:p>
          </table:table-cell>
          <table:table-cell office:value-type="float" office:value="0.02615567195" calcext:value-type="float">
            <text:p>0.026155672</text:p>
          </table:table-cell>
          <table:table-cell office:value-type="float" office:value="0.0586519111" calcext:value-type="float">
            <text:p>0.058651911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484142252" calcext:value-type="float">
            <text:p>2.484142252</text:p>
          </table:table-cell>
          <table:table-cell office:value-type="float" office:value="0.24071881" calcext:value-type="float">
            <text:p>0.24071881</text:p>
          </table:table-cell>
          <table:table-cell office:value-type="float" office:value="-0.4268480938" calcext:value-type="float">
            <text:p>-0.4268480938</text:p>
          </table:table-cell>
          <table:table-cell office:value-type="float" office:value="0.0273788735" calcext:value-type="float">
            <text:p>0.0273788735</text:p>
          </table:table-cell>
          <table:table-cell office:value-type="float" office:value="0.06043249906" calcext:value-type="float">
            <text:p>0.06043249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495604955" calcext:value-type="float">
            <text:p>2.495604955</text:p>
          </table:table-cell>
          <table:table-cell office:value-type="float" office:value="0.2250596208" calcext:value-type="float">
            <text:p>0.2250596208</text:p>
          </table:table-cell>
          <table:table-cell office:value-type="float" office:value="-0.3082972963" calcext:value-type="float">
            <text:p>-0.3082972963</text:p>
          </table:table-cell>
          <table:table-cell office:value-type="float" office:value="0.02841772435" calcext:value-type="float">
            <text:p>0.0284177244</text:p>
          </table:table-cell>
          <table:table-cell office:value-type="float" office:value="0.06139483995" calcext:value-type="float">
            <text:p>0.061394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505950097" calcext:value-type="float">
            <text:p>2.505950097</text:p>
          </table:table-cell>
          <table:table-cell office:value-type="float" office:value="0.2233654038" calcext:value-type="float">
            <text:p>0.2233654038</text:p>
          </table:table-cell>
          <table:table-cell office:value-type="float" office:value="-0.03400050944" calcext:value-type="float">
            <text:p>-0.0340005094</text:p>
          </table:table-cell>
          <table:table-cell office:value-type="float" office:value="0.02362097179" calcext:value-type="float">
            <text:p>0.0236209718</text:p>
          </table:table-cell>
          <table:table-cell office:value-type="float" office:value="0.06788901824" calcext:value-type="float">
            <text:p>0.06788901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516862636" calcext:value-type="float">
            <text:p>2.516862636</text:p>
          </table:table-cell>
          <table:table-cell office:value-type="float" office:value="0.2192337574" calcext:value-type="float">
            <text:p>0.2192337574</text:p>
          </table:table-cell>
          <table:table-cell office:value-type="float" office:value="-0.08496565212" calcext:value-type="float">
            <text:p>-0.0849656521</text:p>
          </table:table-cell>
          <table:table-cell office:value-type="float" office:value="0.0244670068" calcext:value-type="float">
            <text:p>0.0244670068</text:p>
          </table:table-cell>
          <table:table-cell office:value-type="float" office:value="0.07093583698" calcext:value-type="float">
            <text:p>0.0709358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526643309" calcext:value-type="float">
            <text:p>2.526643309</text:p>
          </table:table-cell>
          <table:table-cell office:value-type="float" office:value="0.2088787285" calcext:value-type="float">
            <text:p>0.2088787285</text:p>
          </table:table-cell>
          <table:table-cell office:value-type="float" office:value="-0.2060403152" calcext:value-type="float">
            <text:p>-0.2060403152</text:p>
          </table:table-cell>
          <table:table-cell office:value-type="float" office:value="0.02558020045" calcext:value-type="float">
            <text:p>0.0255802005</text:p>
          </table:table-cell>
          <table:table-cell office:value-type="float" office:value="0.07865114582" calcext:value-type="float">
            <text:p>0.07865114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537648638" calcext:value-type="float">
            <text:p>2.537648638</text:p>
          </table:table-cell>
          <table:table-cell office:value-type="float" office:value="0.212859262" calcext:value-type="float">
            <text:p>0.212859262</text:p>
          </table:table-cell>
          <table:table-cell office:value-type="float" office:value="0.07941073218" calcext:value-type="float">
            <text:p>0.0794107322</text:p>
          </table:table-cell>
          <table:table-cell office:value-type="float" office:value="0.02697758181" calcext:value-type="float">
            <text:p>0.0269775818</text:p>
          </table:table-cell>
          <table:table-cell office:value-type="float" office:value="0.08255549211" calcext:value-type="float">
            <text:p>0.082555492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549087815" calcext:value-type="float">
            <text:p>2.549087815</text:p>
          </table:table-cell>
          <table:table-cell office:value-type="float" office:value="0.1984576435" calcext:value-type="float">
            <text:p>0.1984576435</text:p>
          </table:table-cell>
          <table:table-cell office:value-type="float" office:value="-0.2281349389" calcext:value-type="float">
            <text:p>-0.2281349389</text:p>
          </table:table-cell>
          <table:table-cell office:value-type="float" office:value="0.02848323713" calcext:value-type="float">
            <text:p>0.0284832371</text:p>
          </table:table-cell>
          <table:table-cell office:value-type="float" office:value="0.0817913483" calcext:value-type="float">
            <text:p>0.08179134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562462497" calcext:value-type="float">
            <text:p>2.562462497</text:p>
          </table:table-cell>
          <table:table-cell office:value-type="float" office:value="0.2530687669" calcext:value-type="float">
            <text:p>0.2530687669</text:p>
          </table:table-cell>
          <table:table-cell office:value-type="float" office:value="1.463593987" calcext:value-type="float">
            <text:p>1.463593987</text:p>
          </table:table-cell>
          <table:table-cell office:value-type="float" office:value="0.0299511584" calcext:value-type="float">
            <text:p>0.0299511584</text:p>
          </table:table-cell>
          <table:table-cell office:value-type="float" office:value="0.0856956946" calcext:value-type="float">
            <text:p>0.08569569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580842703" calcext:value-type="float">
            <text:p>2.580842703</text:p>
          </table:table-cell>
          <table:table-cell office:value-type="float" office:value="0.302017693" calcext:value-type="float">
            <text:p>0.302017693</text:p>
          </table:table-cell>
          <table:table-cell office:value-type="float" office:value="0.97577332" calcext:value-type="float">
            <text:p>0.97577332</text:p>
          </table:table-cell>
          <table:table-cell office:value-type="float" office:value="0.03148734095" calcext:value-type="float">
            <text:p>0.031487341</text:p>
          </table:table-cell>
          <table:table-cell office:value-type="float" office:value="0.08493155079" calcext:value-type="float">
            <text:p>0.08493155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594840935" calcext:value-type="float">
            <text:p>2.594840935</text:p>
          </table:table-cell>
          <table:table-cell office:value-type="float" office:value="0.3353023569" calcext:value-type="float">
            <text:p>0.3353023569</text:p>
          </table:table-cell>
          <table:table-cell office:value-type="float" office:value="0.6683004784" calcext:value-type="float">
            <text:p>0.6683004784</text:p>
          </table:table-cell>
          <table:table-cell office:value-type="float" office:value="0.03320613116" calcext:value-type="float">
            <text:p>0.0332061312</text:p>
          </table:table-cell>
          <table:table-cell office:value-type="float" office:value="0.09221809585" calcext:value-type="float">
            <text:p>0.09221809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60705554" calcext:value-type="float">
            <text:p>2.60705554</text:p>
          </table:table-cell>
          <table:table-cell office:value-type="float" office:value="0.2968695942" calcext:value-type="float">
            <text:p>0.2968695942</text:p>
          </table:table-cell>
          <table:table-cell office:value-type="float" office:value="-0.7650524987" calcext:value-type="float">
            <text:p>-0.7650524987</text:p>
          </table:table-cell>
          <table:table-cell office:value-type="float" office:value="0.03501793853" calcext:value-type="float">
            <text:p>0.0350179385</text:p>
          </table:table-cell>
          <table:table-cell office:value-type="float" office:value="0.09102518826" calcext:value-type="float">
            <text:p>0.09102518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2.619220476" calcext:value-type="float">
            <text:p>2.619220476</text:p>
          </table:table-cell>
          <table:table-cell office:value-type="float" office:value="0.2578976913" calcext:value-type="float">
            <text:p>0.2578976913</text:p>
          </table:table-cell>
          <table:table-cell office:value-type="float" office:value="-0.7992562068" calcext:value-type="float">
            <text:p>-0.7992562068</text:p>
          </table:table-cell>
          <table:table-cell office:value-type="float" office:value="0.03712497088" calcext:value-type="float">
            <text:p>0.0371249709</text:p>
          </table:table-cell>
          <table:table-cell office:value-type="float" office:value="0.094072007" calcext:value-type="float">
            <text:p>0.09407200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2.627024819" calcext:value-type="float">
            <text:p>2.627024819</text:p>
          </table:table-cell>
          <table:table-cell office:value-type="float" office:value="0.2156130627" calcext:value-type="float">
            <text:p>0.2156130627</text:p>
          </table:table-cell>
          <table:table-cell office:value-type="float" office:value="-0.8355085758" calcext:value-type="float">
            <text:p>-0.8355085758</text:p>
          </table:table-cell>
          <table:table-cell office:value-type="float" office:value="0.02312069097" calcext:value-type="float">
            <text:p>0.023120691</text:p>
          </table:table-cell>
          <table:table-cell office:value-type="float" office:value="0.1005066502" calcext:value-type="float">
            <text:p>0.10050665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2.639616408" calcext:value-type="float">
            <text:p>2.639616408</text:p>
          </table:table-cell>
          <table:table-cell office:value-type="float" office:value="0.2199656833" calcext:value-type="float">
            <text:p>0.2199656833</text:p>
          </table:table-cell>
          <table:table-cell office:value-type="float" office:value="0.08856411497" calcext:value-type="float">
            <text:p>0.088564115</text:p>
          </table:table-cell>
          <table:table-cell office:value-type="float" office:value="0.02490565717" calcext:value-type="float">
            <text:p>0.0249056572</text:p>
          </table:table-cell>
          <table:table-cell office:value-type="float" office:value="0.1021074201" calcext:value-type="float">
            <text:p>0.10210742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2.657212624" calcext:value-type="float">
            <text:p>2.657212624</text:p>
          </table:table-cell>
          <table:table-cell office:value-type="float" office:value="0.2522497739" calcext:value-type="float">
            <text:p>0.2522497739</text:p>
          </table:table-cell>
          <table:table-cell office:value-type="float" office:value="0.6354309021" calcext:value-type="float">
            <text:p>0.6354309021</text:p>
          </table:table-cell>
          <table:table-cell office:value-type="float" office:value="0.02634469557" calcext:value-type="float">
            <text:p>0.0263446956</text:p>
          </table:table-cell>
          <table:table-cell office:value-type="float" office:value="0.1028079399" calcext:value-type="float">
            <text:p>0.102807939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2.676223632" calcext:value-type="float">
            <text:p>2.676223632</text:p>
          </table:table-cell>
          <table:table-cell office:value-type="float" office:value="0.3270349605" calcext:value-type="float">
            <text:p>0.3270349605</text:p>
          </table:table-cell>
          <table:table-cell office:value-type="float" office:value="1.489184024" calcext:value-type="float">
            <text:p>1.489184024</text:p>
          </table:table-cell>
          <table:table-cell office:value-type="float" office:value="0.02760388042" calcext:value-type="float">
            <text:p>0.0276038804</text:p>
          </table:table-cell>
          <table:table-cell office:value-type="float" office:value="0.1039585847" calcext:value-type="float">
            <text:p>0.10395858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2.692663577" calcext:value-type="float">
            <text:p>2.692663577</text:p>
          </table:table-cell>
          <table:table-cell office:value-type="float" office:value="0.3450446331" calcext:value-type="float">
            <text:p>0.3450446331</text:p>
          </table:table-cell>
          <table:table-cell office:value-type="float" office:value="0.3398558848" calcext:value-type="float">
            <text:p>0.3398558848</text:p>
          </table:table-cell>
          <table:table-cell office:value-type="float" office:value="0.0288130417" calcext:value-type="float">
            <text:p>0.0288130417</text:p>
          </table:table-cell>
          <table:table-cell office:value-type="float" office:value="0.1084602015" calcext:value-type="float">
            <text:p>0.10846020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2.708663528" calcext:value-type="float">
            <text:p>2.708663528</text:p>
          </table:table-cell>
          <table:table-cell office:value-type="float" office:value="0.3447379777" calcext:value-type="float">
            <text:p>0.3447379777</text:p>
          </table:table-cell>
          <table:table-cell office:value-type="float" office:value="-0.006620274222" calcext:value-type="float">
            <text:p>-0.0066202742</text:p>
          </table:table-cell>
          <table:table-cell office:value-type="float" office:value="0.03009685301" calcext:value-type="float">
            <text:p>0.030096853</text:p>
          </table:table-cell>
          <table:table-cell office:value-type="float" office:value="0.1134119434" calcext:value-type="float">
            <text:p>0.113411943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2.72190832" calcext:value-type="float">
            <text:p>2.72190832</text:p>
          </table:table-cell>
          <table:table-cell office:value-type="float" office:value="0.3055427653" calcext:value-type="float">
            <text:p>0.3055427653</text:p>
          </table:table-cell>
          <table:table-cell office:value-type="float" office:value="-0.772307783" calcext:value-type="float">
            <text:p>-0.772307783</text:p>
          </table:table-cell>
          <table:table-cell office:value-type="float" office:value="0.03155156687" calcext:value-type="float">
            <text:p>0.0315515669</text:p>
          </table:table-cell>
          <table:table-cell office:value-type="float" office:value="0.11701331" calcext:value-type="float">
            <text:p>0.117013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2.734333144" calcext:value-type="float">
            <text:p>2.734333144</text:p>
          </table:table-cell>
          <table:table-cell office:value-type="float" office:value="0.2845066558" calcext:value-type="float">
            <text:p>0.2845066558</text:p>
          </table:table-cell>
          <table:table-cell office:value-type="float" office:value="-0.4184012424" calcext:value-type="float">
            <text:p>-0.4184012424</text:p>
          </table:table-cell>
          <table:table-cell office:value-type="float" office:value="0.03324894641" calcext:value-type="float">
            <text:p>0.0332489464</text:p>
          </table:table-cell>
          <table:table-cell office:value-type="float" office:value="0.1143628578" calcext:value-type="float">
            <text:p>0.11436285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2.744515823" calcext:value-type="float">
            <text:p>2.744515823</text:p>
          </table:table-cell>
          <table:table-cell office:value-type="float" office:value="0.2382817145" calcext:value-type="float">
            <text:p>0.2382817145</text:p>
          </table:table-cell>
          <table:table-cell office:value-type="float" office:value="-0.9385205119" calcext:value-type="float">
            <text:p>-0.9385205119</text:p>
          </table:table-cell>
          <table:table-cell office:value-type="float" office:value="0.01890093487" calcext:value-type="float">
            <text:p>0.0189009349</text:p>
          </table:table-cell>
          <table:table-cell office:value-type="float" office:value="0.1288055379" calcext:value-type="float">
            <text:p>0.12880553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2.753590857" calcext:value-type="float">
            <text:p>2.753590857</text:p>
          </table:table-cell>
          <table:table-cell office:value-type="float" office:value="0.211760965" calcext:value-type="float">
            <text:p>0.211760965</text:p>
          </table:table-cell>
          <table:table-cell office:value-type="float" office:value="-0.5301642947" calcext:value-type="float">
            <text:p>-0.5301642947</text:p>
          </table:table-cell>
          <table:table-cell office:value-type="float" office:value="0.02074573527" calcext:value-type="float">
            <text:p>0.0207457353</text:p>
          </table:table-cell>
          <table:table-cell office:value-type="float" office:value="0.1293916684" calcext:value-type="float">
            <text:p>0.129391668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2.768076036" calcext:value-type="float">
            <text:p>2.768076036</text:p>
          </table:table-cell>
          <table:table-cell office:value-type="float" office:value="0.2250796919" calcext:value-type="float">
            <text:p>0.2250796919</text:p>
          </table:table-cell>
          <table:table-cell office:value-type="float" office:value="0.2639639019" calcext:value-type="float">
            <text:p>0.2639639019</text:p>
          </table:table-cell>
          <table:table-cell office:value-type="float" office:value="0.02248471133" calcext:value-type="float">
            <text:p>0.0224847113</text:p>
          </table:table-cell>
          <table:table-cell office:value-type="float" office:value="0.1304695293" calcext:value-type="float">
            <text:p>0.130469529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2.785407555" calcext:value-type="float">
            <text:p>2.785407555</text:p>
          </table:table-cell>
          <table:table-cell office:value-type="float" office:value="0.2728288951" calcext:value-type="float">
            <text:p>0.2728288951</text:p>
          </table:table-cell>
          <table:table-cell office:value-type="float" office:value="0.9642398417" calcext:value-type="float">
            <text:p>0.9642398417</text:p>
          </table:table-cell>
          <table:table-cell office:value-type="float" office:value="0.02412882035" calcext:value-type="float">
            <text:p>0.0241288204</text:p>
          </table:table-cell>
          <table:table-cell office:value-type="float" office:value="0.1315473902" calcext:value-type="float">
            <text:p>0.13154739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2.798713285" calcext:value-type="float">
            <text:p>2.798713285</text:p>
          </table:table-cell>
          <table:table-cell office:value-type="float" office:value="0.3010766332" calcext:value-type="float">
            <text:p>0.3010766332</text:p>
          </table:table-cell>
          <table:table-cell office:value-type="float" office:value="0.565047204" calcext:value-type="float">
            <text:p>0.565047204</text:p>
          </table:table-cell>
          <table:table-cell office:value-type="float" office:value="0.02574080353" calcext:value-type="float">
            <text:p>0.0257408035</text:p>
          </table:table-cell>
          <table:table-cell office:value-type="float" office:value="0.1316417902" calcext:value-type="float">
            <text:p>0.13164179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2.834819506" calcext:value-type="float">
            <text:p>2.834819506</text:p>
          </table:table-cell>
          <table:table-cell office:value-type="float" office:value="0.3091324119" calcext:value-type="float">
            <text:p>0.3091324119</text:p>
          </table:table-cell>
          <table:table-cell office:value-type="float" office:value="0.06944382902" calcext:value-type="float">
            <text:p>0.069443829</text:p>
          </table:table-cell>
          <table:table-cell office:value-type="float" office:value="0.009838438973" calcext:value-type="float">
            <text:p>0.009838439</text:p>
          </table:table-cell>
          <table:table-cell office:value-type="float" office:value="0.1453665098" calcext:value-type="float">
            <text:p>0.14536650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2.853047937" calcext:value-type="float">
            <text:p>2.853047937</text:p>
          </table:table-cell>
          <table:table-cell office:value-type="float" office:value="0.3631980729" calcext:value-type="float">
            <text:p>0.3631980729</text:p>
          </table:table-cell>
          <table:table-cell office:value-type="float" office:value="1.519150248" calcext:value-type="float">
            <text:p>1.519150248</text:p>
          </table:table-cell>
          <table:table-cell office:value-type="float" office:value="0.01324387741" calcext:value-type="float">
            <text:p>0.0132438774</text:p>
          </table:table-cell>
          <table:table-cell office:value-type="float" office:value="0.1447558408" calcext:value-type="float">
            <text:p>0.14475584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2.87619519" calcext:value-type="float">
            <text:p>2.87619519</text:p>
          </table:table-cell>
          <table:table-cell office:value-type="float" office:value="0.4319764308" calcext:value-type="float">
            <text:p>0.4319764308</text:p>
          </table:table-cell>
          <table:table-cell office:value-type="float" office:value="1.403937935" calcext:value-type="float">
            <text:p>1.403937935</text:p>
          </table:table-cell>
          <table:table-cell office:value-type="float" office:value="0.01514838995" calcext:value-type="float">
            <text:p>0.01514839</text:p>
          </table:table-cell>
          <table:table-cell office:value-type="float" office:value="0.1463324082" calcext:value-type="float">
            <text:p>0.14633240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2.896448468" calcext:value-type="float">
            <text:p>2.896448468</text:p>
          </table:table-cell>
          <table:table-cell office:value-type="float" office:value="0.4626750507" calcext:value-type="float">
            <text:p>0.4626750507</text:p>
          </table:table-cell>
          <table:table-cell office:value-type="float" office:value="0.6113644752" calcext:value-type="float">
            <text:p>0.6113644752</text:p>
          </table:table-cell>
          <table:table-cell office:value-type="float" office:value="0.01707896022" calcext:value-type="float">
            <text:p>0.0170789602</text:p>
          </table:table-cell>
          <table:table-cell office:value-type="float" office:value="0.1468637156" calcext:value-type="float">
            <text:p>0.146863715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2.91784442" calcext:value-type="float">
            <text:p>2.91784442</text:p>
          </table:table-cell>
          <table:table-cell office:value-type="float" office:value="0.4333409439" calcext:value-type="float">
            <text:p>0.4333409439</text:p>
          </table:table-cell>
          <table:table-cell office:value-type="float" office:value="-0.5815622125" calcext:value-type="float">
            <text:p>-0.5815622125</text:p>
          </table:table-cell>
          <table:table-cell office:value-type="float" office:value="0.01892031615" calcext:value-type="float">
            <text:p>0.0189203162</text:p>
          </table:table-cell>
          <table:table-cell office:value-type="float" office:value="0.1479176531" calcext:value-type="float">
            <text:p>0.14791765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2.93870039" calcext:value-type="float">
            <text:p>2.93870039</text:p>
          </table:table-cell>
          <table:table-cell office:value-type="float" office:value="0.4162939807" calcext:value-type="float">
            <text:p>0.4162939807</text:p>
          </table:table-cell>
          <table:table-cell office:value-type="float" office:value="-0.3443991117" calcext:value-type="float">
            <text:p>-0.3443991117</text:p>
          </table:table-cell>
          <table:table-cell office:value-type="float" office:value="0.02062662574" calcext:value-type="float">
            <text:p>0.0206266257</text:p>
          </table:table-cell>
          <table:table-cell office:value-type="float" office:value="0.1484489605" calcext:value-type="float">
            <text:p>0.14844896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2.959384943" calcext:value-type="float">
            <text:p>2.959384943</text:p>
          </table:table-cell>
          <table:table-cell office:value-type="float" office:value="0.418043522" calcext:value-type="float">
            <text:p>0.418043522</text:p>
          </table:table-cell>
          <table:table-cell office:value-type="float" office:value="0.03455967574" calcext:value-type="float">
            <text:p>0.0345596757</text:p>
          </table:table-cell>
          <table:table-cell office:value-type="float" office:value="0.02231759116" calcext:value-type="float">
            <text:p>0.0223175912</text:p>
          </table:table-cell>
          <table:table-cell office:value-type="float" office:value="0.1527440718" calcext:value-type="float">
            <text:p>0.15274407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005045233" calcext:value-type="float">
            <text:p>3.005045233</text:p>
          </table:table-cell>
          <table:table-cell office:value-type="float" office:value="0.4291444182" calcext:value-type="float">
            <text:p>0.4291444182</text:p>
          </table:table-cell>
          <table:table-cell office:value-type="float" office:value="0.1112239797" calcext:value-type="float">
            <text:p>0.1112239797</text:p>
          </table:table-cell>
          <table:table-cell office:value-type="float" office:value="0.008670406932" calcext:value-type="float">
            <text:p>0.0086704069</text:p>
          </table:table-cell>
          <table:table-cell office:value-type="float" office:value="0.1635275269" calcext:value-type="float">
            <text:p>0.163527526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030344342" calcext:value-type="float">
            <text:p>3.030344342</text:p>
          </table:table-cell>
          <table:table-cell office:value-type="float" office:value="0.4607988758" calcext:value-type="float">
            <text:p>0.4607988758</text:p>
          </table:table-cell>
          <table:table-cell office:value-type="float" office:value="0.6460185141" calcext:value-type="float">
            <text:p>0.6460185141</text:p>
          </table:table-cell>
          <table:table-cell office:value-type="float" office:value="0.01179053842" calcext:value-type="float">
            <text:p>0.0117905384</text:p>
          </table:table-cell>
          <table:table-cell office:value-type="float" office:value="0.1611629898" calcext:value-type="float">
            <text:p>0.16116298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05219714" calcext:value-type="float">
            <text:p>3.05219714</text:p>
          </table:table-cell>
          <table:table-cell office:value-type="float" office:value="0.4620205103" calcext:value-type="float">
            <text:p>0.4620205103</text:p>
          </table:table-cell>
          <table:table-cell office:value-type="float" office:value="0.02304644369" calcext:value-type="float">
            <text:p>0.0230464437</text:p>
          </table:table-cell>
          <table:table-cell office:value-type="float" office:value="0.01347078473" calcext:value-type="float">
            <text:p>0.0134707847</text:p>
          </table:table-cell>
          <table:table-cell office:value-type="float" office:value="0.1615786802" calcext:value-type="float">
            <text:p>0.16157868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074261384" calcext:value-type="float">
            <text:p>3.074261384</text:p>
          </table:table-cell>
          <table:table-cell office:value-type="float" office:value="0.4667897057" calcext:value-type="float">
            <text:p>0.4667897057</text:p>
          </table:table-cell>
          <table:table-cell office:value-type="float" office:value="0.1019786572" calcext:value-type="float">
            <text:p>0.1019786572</text:p>
          </table:table-cell>
          <table:table-cell office:value-type="float" office:value="0.01523346746" calcext:value-type="float">
            <text:p>0.0152334675</text:p>
          </table:table-cell>
          <table:table-cell office:value-type="float" office:value="0.1636486282" calcext:value-type="float">
            <text:p>0.16364862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096128042" calcext:value-type="float">
            <text:p>3.096128042</text:p>
          </table:table-cell>
          <table:table-cell office:value-type="float" office:value="0.4374567971" calcext:value-type="float">
            <text:p>0.4374567971</text:p>
          </table:table-cell>
          <table:table-cell office:value-type="float" office:value="-0.574563461" calcext:value-type="float">
            <text:p>-0.574563461</text:p>
          </table:table-cell>
          <table:table-cell office:value-type="float" office:value="0.01705712728" calcext:value-type="float">
            <text:p>0.0170571273</text:p>
          </table:table-cell>
          <table:table-cell office:value-type="float" office:value="0.1592141431" calcext:value-type="float">
            <text:p>0.15921414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120165254" calcext:value-type="float">
            <text:p>3.120165254</text:p>
          </table:table-cell>
          <table:table-cell office:value-type="float" office:value="0.4626090663" calcext:value-type="float">
            <text:p>0.4626090663</text:p>
          </table:table-cell>
          <table:table-cell office:value-type="float" office:value="0.5103398647" calcext:value-type="float">
            <text:p>0.5103398647</text:p>
          </table:table-cell>
          <table:table-cell office:value-type="float" office:value="0.01889426995" calcext:value-type="float">
            <text:p>0.01889427</text:p>
          </table:table-cell>
          <table:table-cell office:value-type="float" office:value="0.1628257516" calcext:value-type="float">
            <text:p>0.162825751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145693636" calcext:value-type="float">
            <text:p>3.145693636</text:p>
          </table:table-cell>
          <table:table-cell office:value-type="float" office:value="0.4742026784" calcext:value-type="float">
            <text:p>0.4742026784</text:p>
          </table:table-cell>
          <table:table-cell office:value-type="float" office:value="0.2300593325" calcext:value-type="float">
            <text:p>0.2300593325</text:p>
          </table:table-cell>
          <table:table-cell office:value-type="float" office:value="0.02072281798" calcext:value-type="float">
            <text:p>0.020722818</text:p>
          </table:table-cell>
          <table:table-cell office:value-type="float" office:value="0.1626900229" calcext:value-type="float">
            <text:p>0.16269002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172932916" calcext:value-type="float">
            <text:p>3.172932916</text:p>
          </table:table-cell>
          <table:table-cell office:value-type="float" office:value="0.5074752355" calcext:value-type="float">
            <text:p>0.5074752355</text:p>
          </table:table-cell>
          <table:table-cell office:value-type="float" office:value="0.6451121131" calcext:value-type="float">
            <text:p>0.6451121131</text:p>
          </table:table-cell>
          <table:table-cell office:value-type="float" office:value="0.02254713127" calcext:value-type="float">
            <text:p>0.0225471313</text:p>
          </table:table-cell>
          <table:table-cell office:value-type="float" office:value="0.1651987931" calcext:value-type="float">
            <text:p>0.165198793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192149993" calcext:value-type="float">
            <text:p>3.192149993</text:p>
          </table:table-cell>
          <table:table-cell office:value-type="float" office:value="0.4776650011" calcext:value-type="float">
            <text:p>0.4776650011</text:p>
          </table:table-cell>
          <table:table-cell office:value-type="float" office:value="-0.6178337262" calcext:value-type="float">
            <text:p>-0.6178337262</text:p>
          </table:table-cell>
          <table:table-cell office:value-type="float" office:value="0.0243780479" calcext:value-type="float">
            <text:p>0.0243780479</text:p>
          </table:table-cell>
          <table:table-cell office:value-type="float" office:value="0.1671561441" calcext:value-type="float">
            <text:p>0.16715614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213550163" calcext:value-type="float">
            <text:p>3.213550163</text:p>
          </table:table-cell>
          <table:table-cell office:value-type="float" office:value="0.4534948729" calcext:value-type="float">
            <text:p>0.4534948729</text:p>
          </table:table-cell>
          <table:table-cell office:value-type="float" office:value="-0.4902491577" calcext:value-type="float">
            <text:p>-0.4902491577</text:p>
          </table:table-cell>
          <table:table-cell office:value-type="float" office:value="0.0262562884" calcext:value-type="float">
            <text:p>0.0262562884</text:p>
          </table:table-cell>
          <table:table-cell office:value-type="float" office:value="0.1728608323" calcext:value-type="float">
            <text:p>0.17286083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235378483" calcext:value-type="float">
            <text:p>3.235378483</text:p>
          </table:table-cell>
          <table:table-cell office:value-type="float" office:value="0.4188460501" calcext:value-type="float">
            <text:p>0.4188460501</text:p>
          </table:table-cell>
          <table:table-cell office:value-type="float" office:value="-0.6733280568" calcext:value-type="float">
            <text:p>-0.6733280568</text:p>
          </table:table-cell>
          <table:table-cell office:value-type="float" office:value="0.01158831904" calcext:value-type="float">
            <text:p>0.011588319</text:p>
          </table:table-cell>
          <table:table-cell office:value-type="float" office:value="0.1749221939" calcext:value-type="float">
            <text:p>0.17492219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256252455" calcext:value-type="float">
            <text:p>3.256252455</text:p>
          </table:table-cell>
          <table:table-cell office:value-type="float" office:value="0.4272138168" calcext:value-type="float">
            <text:p>0.4272138168</text:p>
          </table:table-cell>
          <table:table-cell office:value-type="float" office:value="0.1697238827" calcext:value-type="float">
            <text:p>0.1697238827</text:p>
          </table:table-cell>
          <table:table-cell office:value-type="float" office:value="0.0134645195" calcext:value-type="float">
            <text:p>0.0134645195</text:p>
          </table:table-cell>
          <table:table-cell office:value-type="float" office:value="0.1736864746" calcext:value-type="float">
            <text:p>0.173686474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273816803" calcext:value-type="float">
            <text:p>3.273816803</text:p>
          </table:table-cell>
          <table:table-cell office:value-type="float" office:value="0.3742953363" calcext:value-type="float">
            <text:p>0.3742953363</text:p>
          </table:table-cell>
          <table:table-cell office:value-type="float" office:value="-0.8294632899" calcext:value-type="float">
            <text:p>-0.8294632899</text:p>
          </table:table-cell>
          <table:table-cell office:value-type="float" office:value="0.01512319788" calcext:value-type="float">
            <text:p>0.0151231979</text:p>
          </table:table-cell>
          <table:table-cell office:value-type="float" office:value="0.1706842306" calcext:value-type="float">
            <text:p>0.17068423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293312832" calcext:value-type="float">
            <text:p>3.293312832</text:p>
          </table:table-cell>
          <table:table-cell office:value-type="float" office:value="0.4065295119" calcext:value-type="float">
            <text:p>0.4065295119</text:p>
          </table:table-cell>
          <table:table-cell office:value-type="float" office:value="0.8612257368" calcext:value-type="float">
            <text:p>0.8612257368</text:p>
          </table:table-cell>
          <table:table-cell office:value-type="float" office:value="0.0167155435" calcext:value-type="float">
            <text:p>0.0167155435</text:p>
          </table:table-cell>
          <table:table-cell office:value-type="float" office:value="0.1763086566" calcext:value-type="float">
            <text:p>0.17630865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306264802" calcext:value-type="float">
            <text:p>3.306264802</text:p>
          </table:table-cell>
          <table:table-cell office:value-type="float" office:value="0.3550604442" calcext:value-type="float">
            <text:p>0.3550604442</text:p>
          </table:table-cell>
          <table:table-cell office:value-type="float" office:value="-1.068886657" calcext:value-type="float">
            <text:p>-1.068886657</text:p>
          </table:table-cell>
          <table:table-cell office:value-type="float" office:value="0.01837705084" calcext:value-type="float">
            <text:p>0.0183770508</text:p>
          </table:table-cell>
          <table:table-cell office:value-type="float" office:value="0.1744840958" calcext:value-type="float">
            <text:p>0.17448409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323730607" calcext:value-type="float">
            <text:p>3.323730607</text:p>
          </table:table-cell>
          <table:table-cell office:value-type="float" office:value="0.3776592944" calcext:value-type="float">
            <text:p>0.3776592944</text:p>
          </table:table-cell>
          <table:table-cell office:value-type="float" office:value="0.4439423915" calcext:value-type="float">
            <text:p>0.4439423915</text:p>
          </table:table-cell>
          <table:table-cell office:value-type="float" office:value="0.02019662539" calcext:value-type="float">
            <text:p>0.0201966254</text:p>
          </table:table-cell>
          <table:table-cell office:value-type="float" office:value="0.1757951868" calcext:value-type="float">
            <text:p>0.17579518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342503294" calcext:value-type="float">
            <text:p>3.342503294</text:p>
          </table:table-cell>
          <table:table-cell office:value-type="float" office:value="0.3290656877" calcext:value-type="float">
            <text:p>0.3290656877</text:p>
          </table:table-cell>
          <table:table-cell office:value-type="float" office:value="-0.9709820347" calcext:value-type="float">
            <text:p>-0.9709820347</text:p>
          </table:table-cell>
          <table:table-cell office:value-type="float" office:value="0.02214578298" calcext:value-type="float">
            <text:p>0.022145783</text:p>
          </table:table-cell>
          <table:table-cell office:value-type="float" office:value="0.1796530882" calcext:value-type="float">
            <text:p>0.17965308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380744014" calcext:value-type="float">
            <text:p>3.380744014</text:p>
          </table:table-cell>
          <table:table-cell office:value-type="float" office:value="0.3664149405" calcext:value-type="float">
            <text:p>0.3664149405</text:p>
          </table:table-cell>
          <table:table-cell office:value-type="float" office:value="0.3721459592" calcext:value-type="float">
            <text:p>0.3721459592</text:p>
          </table:table-cell>
          <table:table-cell office:value-type="float" office:value="0.00955065497" calcext:value-type="float">
            <text:p>0.009550655</text:p>
          </table:table-cell>
          <table:table-cell office:value-type="float" office:value="0.1781555557" calcext:value-type="float">
            <text:p>0.17815555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398856525" calcext:value-type="float">
            <text:p>3.398856525</text:p>
          </table:table-cell>
          <table:table-cell office:value-type="float" office:value="0.3775547074" calcext:value-type="float">
            <text:p>0.3775547074</text:p>
          </table:table-cell>
          <table:table-cell office:value-type="float" office:value="0.2315752444" calcext:value-type="float">
            <text:p>0.2315752444</text:p>
          </table:table-cell>
          <table:table-cell office:value-type="float" office:value="0.01362907819" calcext:value-type="float">
            <text:p>0.0136290782</text:p>
          </table:table-cell>
          <table:table-cell office:value-type="float" office:value="0.1776847691" calcext:value-type="float">
            <text:p>0.177684769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419045114" calcext:value-type="float">
            <text:p>3.419045114</text:p>
          </table:table-cell>
          <table:table-cell office:value-type="float" office:value="0.381877498" calcext:value-type="float">
            <text:p>0.381877498</text:p>
          </table:table-cell>
          <table:table-cell office:value-type="float" office:value="0.08309550639" calcext:value-type="float">
            <text:p>0.0830955064</text:p>
          </table:table-cell>
          <table:table-cell office:value-type="float" office:value="0.01553438318" calcext:value-type="float">
            <text:p>0.0155343832</text:p>
          </table:table-cell>
          <table:table-cell office:value-type="float" office:value="0.1746788644" calcext:value-type="float">
            <text:p>0.17467886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436985508" calcext:value-type="float">
            <text:p>3.436985508</text:p>
          </table:table-cell>
          <table:table-cell office:value-type="float" office:value="0.3762183085" calcext:value-type="float">
            <text:p>0.3762183085</text:p>
          </table:table-cell>
          <table:table-cell office:value-type="float" office:value="-0.1148376779" calcext:value-type="float">
            <text:p>-0.1148376779</text:p>
          </table:table-cell>
          <table:table-cell office:value-type="float" office:value="0.0173422054" calcext:value-type="float">
            <text:p>0.0173422054</text:p>
          </table:table-cell>
          <table:table-cell office:value-type="float" office:value="0.1766039077" calcext:value-type="float">
            <text:p>0.17660390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45492094" calcext:value-type="float">
            <text:p>3.45492094</text:p>
          </table:table-cell>
          <table:table-cell office:value-type="float" office:value="0.3668572563" calcext:value-type="float">
            <text:p>0.3668572563</text:p>
          </table:table-cell>
          <table:table-cell office:value-type="float" office:value="-0.1818628836" calcext:value-type="float">
            <text:p>-0.1818628836</text:p>
          </table:table-cell>
          <table:table-cell office:value-type="float" office:value="0.01914396563" calcext:value-type="float">
            <text:p>0.0191439656</text:p>
          </table:table-cell>
          <table:table-cell office:value-type="float" office:value="0.173598003" calcext:value-type="float">
            <text:p>0.1735980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3.471824749" calcext:value-type="float">
            <text:p>3.471824749</text:p>
          </table:table-cell>
          <table:table-cell office:value-type="float" office:value="0.3536586181" calcext:value-type="float">
            <text:p>0.3536586181</text:p>
          </table:table-cell>
          <table:table-cell office:value-type="float" office:value="-0.2720979631" calcext:value-type="float">
            <text:p>-0.2720979631</text:p>
          </table:table-cell>
          <table:table-cell office:value-type="float" office:value="0.02095911324" calcext:value-type="float">
            <text:p>0.0209591132</text:p>
          </table:table-cell>
          <table:table-cell office:value-type="float" office:value="0.1774036202" calcext:value-type="float">
            <text:p>0.17740362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3.495373163" calcext:value-type="float">
            <text:p>3.495373163</text:p>
          </table:table-cell>
          <table:table-cell office:value-type="float" office:value="0.3907373006" calcext:value-type="float">
            <text:p>0.3907373006</text:p>
          </table:table-cell>
          <table:table-cell office:value-type="float" office:value="0.7483737485" calcext:value-type="float">
            <text:p>0.7483737485</text:p>
          </table:table-cell>
          <table:table-cell office:value-type="float" office:value="0.008394037686" calcext:value-type="float">
            <text:p>0.0083940377</text:p>
          </table:table-cell>
          <table:table-cell office:value-type="float" office:value="0.1776008878" calcext:value-type="float">
            <text:p>0.177600887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3.524345898" calcext:value-type="float">
            <text:p>3.524345898</text:p>
          </table:table-cell>
          <table:table-cell office:value-type="float" office:value="0.4678313139" calcext:value-type="float">
            <text:p>0.4678313139</text:p>
          </table:table-cell>
          <table:table-cell office:value-type="float" office:value="1.542598562" calcext:value-type="float">
            <text:p>1.542598562</text:p>
          </table:table-cell>
          <table:table-cell office:value-type="float" office:value="0.01021117286" calcext:value-type="float">
            <text:p>0.0102111729</text:p>
          </table:table-cell>
          <table:table-cell office:value-type="float" office:value="0.1805271249" calcext:value-type="float">
            <text:p>0.18052712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3.557424197" calcext:value-type="float">
            <text:p>3.557424197</text:p>
          </table:table-cell>
          <table:table-cell office:value-type="float" office:value="0.5706397479" calcext:value-type="float">
            <text:p>0.5706397479</text:p>
          </table:table-cell>
          <table:table-cell office:value-type="float" office:value="2.041690359" calcext:value-type="float">
            <text:p>2.041690359</text:p>
          </table:table-cell>
          <table:table-cell office:value-type="float" office:value="0.01203217791" calcext:value-type="float">
            <text:p>0.0120321779</text:p>
          </table:table-cell>
          <table:table-cell office:value-type="float" office:value="0.1815756051" calcext:value-type="float">
            <text:p>0.18157560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3.583193271" calcext:value-type="float">
            <text:p>3.583193271</text:p>
          </table:table-cell>
          <table:table-cell office:value-type="float" office:value="0.5849960603" calcext:value-type="float">
            <text:p>0.5849960603</text:p>
          </table:table-cell>
          <table:table-cell office:value-type="float" office:value="0.288783346" calcext:value-type="float">
            <text:p>0.288783346</text:p>
          </table:table-cell>
          <table:table-cell office:value-type="float" office:value="0.01372874381" calcext:value-type="float">
            <text:p>0.0137287438</text:p>
          </table:table-cell>
          <table:table-cell office:value-type="float" office:value="0.1795497758" calcext:value-type="float">
            <text:p>0.179549775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3.608607406" calcext:value-type="float">
            <text:p>3.608607406</text:p>
          </table:table-cell>
          <table:table-cell office:value-type="float" office:value="0.5606776314" calcext:value-type="float">
            <text:p>0.5606776314</text:p>
          </table:table-cell>
          <table:table-cell office:value-type="float" office:value="-0.484920489" calcext:value-type="float">
            <text:p>-0.484920489</text:p>
          </table:table-cell>
          <table:table-cell office:value-type="float" office:value="0.01572805102" calcext:value-type="float">
            <text:p>0.015728051</text:p>
          </table:table-cell>
          <table:table-cell office:value-type="float" office:value="0.1805982561" calcext:value-type="float">
            <text:p>0.18059825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3.636239593" calcext:value-type="float">
            <text:p>3.636239593</text:p>
          </table:table-cell>
          <table:table-cell office:value-type="float" office:value="0.5246578617" calcext:value-type="float">
            <text:p>0.5246578617</text:p>
          </table:table-cell>
          <table:table-cell office:value-type="float" office:value="-0.7154478862" calcext:value-type="float">
            <text:p>-0.7154478862</text:p>
          </table:table-cell>
          <table:table-cell office:value-type="float" office:value="0.01777204884" calcext:value-type="float">
            <text:p>0.0177720488</text:p>
          </table:table-cell>
          <table:table-cell office:value-type="float" office:value="0.1859728837" calcext:value-type="float">
            <text:p>0.18597288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3.665278992" calcext:value-type="float">
            <text:p>3.665278992</text:p>
          </table:table-cell>
          <table:table-cell office:value-type="float" office:value="0.5476072731" calcext:value-type="float">
            <text:p>0.5476072731</text:p>
          </table:table-cell>
          <table:table-cell office:value-type="float" office:value="0.4640588315" calcext:value-type="float">
            <text:p>0.4640588315</text:p>
          </table:table-cell>
          <table:table-cell office:value-type="float" office:value="0.005614544143" calcext:value-type="float">
            <text:p>0.0056145441</text:p>
          </table:table-cell>
          <table:table-cell office:value-type="float" office:value="0.1896212806" calcext:value-type="float">
            <text:p>0.18962128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3.700441105" calcext:value-type="float">
            <text:p>3.700441105</text:p>
          </table:table-cell>
          <table:table-cell office:value-type="float" office:value="0.6148854181" calcext:value-type="float">
            <text:p>0.6148854181</text:p>
          </table:table-cell>
          <table:table-cell office:value-type="float" office:value="1.355821506" calcext:value-type="float">
            <text:p>1.355821506</text:p>
          </table:table-cell>
          <table:table-cell office:value-type="float" office:value="0.00732930355" calcext:value-type="float">
            <text:p>0.0073293036</text:p>
          </table:table-cell>
          <table:table-cell office:value-type="float" office:value="0.1852652364" calcext:value-type="float">
            <text:p>0.185265236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3.739262517" calcext:value-type="float">
            <text:p>3.739262517</text:p>
          </table:table-cell>
          <table:table-cell office:value-type="float" office:value="0.6381381925" calcext:value-type="float">
            <text:p>0.6381381925</text:p>
          </table:table-cell>
          <table:table-cell office:value-type="float" office:value="0.3705254377" calcext:value-type="float">
            <text:p>0.3705254377</text:p>
          </table:table-cell>
          <table:table-cell office:value-type="float" office:value="0.008977188998" calcext:value-type="float">
            <text:p>0.008977189</text:p>
          </table:table-cell>
          <table:table-cell office:value-type="float" office:value="0.185906966" calcext:value-type="float">
            <text:p>0.18590696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3.782210938" calcext:value-type="float">
            <text:p>3.782210938</text:p>
          </table:table-cell>
          <table:table-cell office:value-type="float" office:value="0.8074551373" calcext:value-type="float">
            <text:p>0.8074551373</text:p>
          </table:table-cell>
          <table:table-cell office:value-type="float" office:value="4.317464762" calcext:value-type="float">
            <text:p>4.317464762</text:p>
          </table:table-cell>
          <table:table-cell office:value-type="float" office:value="0.01057697707" calcext:value-type="float">
            <text:p>0.0105769771</text:p>
          </table:table-cell>
          <table:table-cell office:value-type="float" office:value="0.1808898997" calcext:value-type="float">
            <text:p>0.18088989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3.820538332" calcext:value-type="float">
            <text:p>3.820538332</text:p>
          </table:table-cell>
          <table:table-cell office:value-type="float" office:value="0.8354397895" calcext:value-type="float">
            <text:p>0.8354397895</text:p>
          </table:table-cell>
          <table:table-cell office:value-type="float" office:value="0.5786840789" calcext:value-type="float">
            <text:p>0.5786840789</text:p>
          </table:table-cell>
          <table:table-cell office:value-type="float" office:value="0.01225862614" calcext:value-type="float">
            <text:p>0.0122586261</text:p>
          </table:table-cell>
          <table:table-cell office:value-type="float" office:value="0.1838853147" calcext:value-type="float">
            <text:p>0.18388531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3.863946869" calcext:value-type="float">
            <text:p>3.863946869</text:p>
          </table:table-cell>
          <table:table-cell office:value-type="float" office:value="0.915752507" calcext:value-type="float">
            <text:p>0.915752507</text:p>
          </table:table-cell>
          <table:table-cell office:value-type="float" office:value="1.590294976" calcext:value-type="float">
            <text:p>1.590294976</text:p>
          </table:table-cell>
          <table:table-cell office:value-type="float" office:value="0.01401338441" calcext:value-type="float">
            <text:p>0.0140133844</text:p>
          </table:table-cell>
          <table:table-cell office:value-type="float" office:value="0.1782072263" calcext:value-type="float">
            <text:p>0.17820722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3.901230557" calcext:value-type="float">
            <text:p>3.901230557</text:p>
          </table:table-cell>
          <table:table-cell office:value-type="float" office:value="0.800118518" calcext:value-type="float">
            <text:p>0.800118518</text:p>
          </table:table-cell>
          <table:table-cell office:value-type="float" office:value="-2.320679254" calcext:value-type="float">
            <text:p>-2.320679254</text:p>
          </table:table-cell>
          <table:table-cell office:value-type="float" office:value="0.002746625285" calcext:value-type="float">
            <text:p>0.0027466253</text:p>
          </table:table-cell>
          <table:table-cell office:value-type="float" office:value="0.1835733183" calcext:value-type="float">
            <text:p>0.18357331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3.946190621" calcext:value-type="float">
            <text:p>3.946190621</text:p>
          </table:table-cell>
          <table:table-cell office:value-type="float" office:value="0.8363943583" calcext:value-type="float">
            <text:p>0.8363943583</text:p>
          </table:table-cell>
          <table:table-cell office:value-type="float" office:value="0.7272789451" calcext:value-type="float">
            <text:p>0.7272789451</text:p>
          </table:table-cell>
          <table:table-cell office:value-type="float" office:value="0.004647934027" calcext:value-type="float">
            <text:p>0.004647934</text:p>
          </table:table-cell>
          <table:table-cell office:value-type="float" office:value="0.1767151024" calcext:value-type="float">
            <text:p>0.176715102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3.985854354" calcext:value-type="float">
            <text:p>3.985854354</text:p>
          </table:table-cell>
          <table:table-cell office:value-type="float" office:value="0.8112158466" calcext:value-type="float">
            <text:p>0.8112158466</text:p>
          </table:table-cell>
          <table:table-cell office:value-type="float" office:value="-0.4976885704" calcext:value-type="float">
            <text:p>-0.4976885704</text:p>
          </table:table-cell>
          <table:table-cell office:value-type="float" office:value="0.006580761694" calcext:value-type="float">
            <text:p>0.0065807617</text:p>
          </table:table-cell>
          <table:table-cell office:value-type="float" office:value="0.178544598" calcext:value-type="float">
            <text:p>0.17854459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4.021506621" calcext:value-type="float">
            <text:p>4.021506621</text:p>
          </table:table-cell>
          <table:table-cell office:value-type="float" office:value="0.7972839371" calcext:value-type="float">
            <text:p>0.7972839371</text:p>
          </table:table-cell>
          <table:table-cell office:value-type="float" office:value="-0.2760637637" calcext:value-type="float">
            <text:p>-0.2760637637</text:p>
          </table:table-cell>
          <table:table-cell office:value-type="float" office:value="0.008474319627" calcext:value-type="float">
            <text:p>0.0084743196</text:p>
          </table:table-cell>
          <table:table-cell office:value-type="float" office:value="0.1783103123" calcext:value-type="float">
            <text:p>0.17831031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4.052780696" calcext:value-type="float">
            <text:p>4.052780696</text:p>
          </table:table-cell>
          <table:table-cell office:value-type="float" office:value="0.7076702194" calcext:value-type="float">
            <text:p>0.7076702194</text:p>
          </table:table-cell>
          <table:table-cell office:value-type="float" office:value="-1.812511774" calcext:value-type="float">
            <text:p>-1.812511774</text:p>
          </table:table-cell>
          <table:table-cell office:value-type="float" office:value="0.01026266758" calcext:value-type="float">
            <text:p>0.0102626676</text:p>
          </table:table-cell>
          <table:table-cell office:value-type="float" office:value="0.1751080251" calcext:value-type="float">
            <text:p>0.17510802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083909605" calcext:value-type="float">
            <text:p>4.083909605</text:p>
          </table:table-cell>
          <table:table-cell office:value-type="float" office:value="0.6526059173" calcext:value-type="float">
            <text:p>0.6526059173</text:p>
          </table:table-cell>
          <table:table-cell office:value-type="float" office:value="-1.09463171" calcext:value-type="float">
            <text:p>-1.09463171</text:p>
          </table:table-cell>
          <table:table-cell office:value-type="float" office:value="0.01206130267" calcext:value-type="float">
            <text:p>0.0120613027</text:p>
          </table:table-cell>
          <table:table-cell office:value-type="float" office:value="0.1741858123" calcext:value-type="float">
            <text:p>0.17418581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115027395" calcext:value-type="float">
            <text:p>4.115027395</text:p>
          </table:table-cell>
          <table:table-cell office:value-type="float" office:value="0.620251371" calcext:value-type="float">
            <text:p>0.620251371</text:p>
          </table:table-cell>
          <table:table-cell office:value-type="float" office:value="-0.6336135972" calcext:value-type="float">
            <text:p>-0.6336135972</text:p>
          </table:table-cell>
          <table:table-cell office:value-type="float" office:value="0.001826611234" calcext:value-type="float">
            <text:p>0.0018266112</text:p>
          </table:table-cell>
          <table:table-cell office:value-type="float" office:value="0.1748226355" calcext:value-type="float">
            <text:p>0.17482263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140617226" calcext:value-type="float">
            <text:p>4.140617226</text:p>
          </table:table-cell>
          <table:table-cell office:value-type="float" office:value="0.5861380239" calcext:value-type="float">
            <text:p>0.5861380239</text:p>
          </table:table-cell>
          <table:table-cell office:value-type="float" office:value="-0.706805593" calcext:value-type="float">
            <text:p>-0.706805593</text:p>
          </table:table-cell>
          <table:table-cell office:value-type="float" office:value="0.003727312581" calcext:value-type="float">
            <text:p>0.0037273126</text:p>
          </table:table-cell>
          <table:table-cell office:value-type="float" office:value="0.1708736044" calcext:value-type="float">
            <text:p>0.17087360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158869973" calcext:value-type="float">
            <text:p>4.158869973</text:p>
          </table:table-cell>
          <table:table-cell office:value-type="float" office:value="0.50026834" calcext:value-type="float">
            <text:p>0.50026834</text:p>
          </table:table-cell>
          <table:table-cell office:value-type="float" office:value="-1.699292541" calcext:value-type="float">
            <text:p>-1.699292541</text:p>
          </table:table-cell>
          <table:table-cell office:value-type="float" office:value="0.005727922748" calcext:value-type="float">
            <text:p>0.0057279227</text:p>
          </table:table-cell>
          <table:table-cell office:value-type="float" office:value="0.1669245732" calcext:value-type="float">
            <text:p>0.166924573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168432445" calcext:value-type="float">
            <text:p>4.168432445</text:p>
          </table:table-cell>
          <table:table-cell office:value-type="float" office:value="0.3620475795" calcext:value-type="float">
            <text:p>0.3620475795</text:p>
          </table:table-cell>
          <table:table-cell office:value-type="float" office:value="-2.814744532" calcext:value-type="float">
            <text:p>-2.814744532</text:p>
          </table:table-cell>
          <table:table-cell office:value-type="float" office:value="0.007765136869" calcext:value-type="float">
            <text:p>0.0077651369</text:p>
          </table:table-cell>
          <table:table-cell office:value-type="float" office:value="0.165917737" calcext:value-type="float">
            <text:p>0.16591773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176441884" calcext:value-type="float">
            <text:p>4.176441884</text:p>
          </table:table-cell>
          <table:table-cell office:value-type="float" office:value="0.2380508951" calcext:value-type="float">
            <text:p>0.2380508951</text:p>
          </table:table-cell>
          <table:table-cell office:value-type="float" office:value="-2.449361879" calcext:value-type="float">
            <text:p>-2.449361879</text:p>
          </table:table-cell>
          <table:table-cell office:value-type="float" office:value="0.009797376511" calcext:value-type="float">
            <text:p>0.0097973765</text:p>
          </table:table-cell>
          <table:table-cell office:value-type="float" office:value="0.1649109008" calcext:value-type="float">
            <text:p>0.164910900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3" calcext:value-type="float">
            <text:p>1063</text:p>
          </table:table-cell>
          <table:table-cell office:value-type="float" office:value="4.183804251" calcext:value-type="float">
            <text:p>4.183804251</text:p>
          </table:table-cell>
          <table:table-cell office:value-type="float" office:value="0.165303625" calcext:value-type="float">
            <text:p>0.165303625</text:p>
          </table:table-cell>
          <table:table-cell office:value-type="float" office:value="-1.412636625" calcext:value-type="float">
            <text:p>-1.412636625</text:p>
          </table:table-cell>
          <table:table-cell office:value-type="float" office:value="0.01184107614" calcext:value-type="float">
            <text:p>0.0118410761</text:p>
          </table:table-cell>
          <table:table-cell office:value-type="float" office:value="0.1646066392" calcext:value-type="float">
            <text:p>0.164606639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3" calcext:value-type="float">
            <text:p>1063</text:p>
          </table:table-cell>
          <table:table-cell office:value-type="float" office:value="4.19437996" calcext:value-type="float">
            <text:p>4.19437996</text:p>
          </table:table-cell>
          <table:table-cell office:value-type="float" office:value="0.1731446103" calcext:value-type="float">
            <text:p>0.1731446103</text:p>
          </table:table-cell>
          <table:table-cell office:value-type="float" office:value="0.16181694" calcext:value-type="float">
            <text:p>0.16181694</text:p>
          </table:table-cell>
          <table:table-cell office:value-type="float" office:value="0.001530975927" calcext:value-type="float">
            <text:p>0.0015309759</text:p>
          </table:table-cell>
          <table:table-cell office:value-type="float" office:value="0.1641770538" calcext:value-type="float">
            <text:p>0.16417705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3" calcext:value-type="float">
            <text:p>1063</text:p>
          </table:table-cell>
          <table:table-cell office:value-type="float" office:value="4.20249766" calcext:value-type="float">
            <text:p>4.20249766</text:p>
          </table:table-cell>
          <table:table-cell office:value-type="float" office:value="0.1746293405" calcext:value-type="float">
            <text:p>0.1746293405</text:p>
          </table:table-cell>
          <table:table-cell office:value-type="float" office:value="0.02975207513" calcext:value-type="float">
            <text:p>0.0297520751</text:p>
          </table:table-cell>
          <table:table-cell office:value-type="float" office:value="0.003452863838" calcext:value-type="float">
            <text:p>0.0034528638</text:p>
          </table:table-cell>
          <table:table-cell office:value-type="float" office:value="0.1636012639" calcext:value-type="float">
            <text:p>0.163601263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3" calcext:value-type="float">
            <text:p>1063</text:p>
          </table:table-cell>
          <table:table-cell office:value-type="float" office:value="4.211426879" calcext:value-type="float">
            <text:p>4.211426879</text:p>
          </table:table-cell>
          <table:table-cell office:value-type="float" office:value="0.1858711731" calcext:value-type="float">
            <text:p>0.1858711731</text:p>
          </table:table-cell>
          <table:table-cell office:value-type="float" office:value="0.2224528692" calcext:value-type="float">
            <text:p>0.2224528692</text:p>
          </table:table-cell>
          <table:table-cell office:value-type="float" office:value="0.005231888824" calcext:value-type="float">
            <text:p>0.0052318888</text:p>
          </table:table-cell>
          <table:table-cell office:value-type="float" office:value="0.1557697062" calcext:value-type="float">
            <text:p>0.15576970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4" calcext:value-type="float">
            <text:p>1064</text:p>
          </table:table-cell>
          <table:table-cell office:value-type="float" office:value="4.219333057" calcext:value-type="float">
            <text:p>4.219333057</text:p>
          </table:table-cell>
          <table:table-cell office:value-type="float" office:value="0.1671687294" calcext:value-type="float">
            <text:p>0.1671687294</text:p>
          </table:table-cell>
          <table:table-cell office:value-type="float" office:value="-0.3835664776" calcext:value-type="float">
            <text:p>-0.3835664776</text:p>
          </table:table-cell>
          <table:table-cell office:value-type="float" office:value="-0.002932613302" calcext:value-type="float">
            <text:p>-0.0029326133</text:p>
          </table:table-cell>
          <table:table-cell office:value-type="float" office:value="0.1556345713" calcext:value-type="float">
            <text:p>0.15563457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4" calcext:value-type="float">
            <text:p>1064</text:p>
          </table:table-cell>
          <table:table-cell office:value-type="float" office:value="4.228338919" calcext:value-type="float">
            <text:p>4.228338919</text:p>
          </table:table-cell>
          <table:table-cell office:value-type="float" office:value="0.1596101294" calcext:value-type="float">
            <text:p>0.1596101294</text:p>
          </table:table-cell>
          <table:table-cell office:value-type="float" office:value="-0.1174953336" calcext:value-type="float">
            <text:p>-0.1174953336</text:p>
          </table:table-cell>
          <table:table-cell office:value-type="float" office:value="-0.001270614667" calcext:value-type="float">
            <text:p>-0.0012706147</text:p>
          </table:table-cell>
          <table:table-cell office:value-type="float" office:value="0.15708947" calcext:value-type="float">
            <text:p>0.1570894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4" calcext:value-type="float">
            <text:p>1064</text:p>
          </table:table-cell>
          <table:table-cell office:value-type="float" office:value="4.238302308" calcext:value-type="float">
            <text:p>4.238302308</text:p>
          </table:table-cell>
          <table:table-cell office:value-type="float" office:value="0.189040528" calcext:value-type="float">
            <text:p>0.189040528</text:p>
          </table:table-cell>
          <table:table-cell office:value-type="float" office:value="0.7827187478" calcext:value-type="float">
            <text:p>0.7827187478</text:p>
          </table:table-cell>
          <table:table-cell office:value-type="float" office:value="0.0004367513028" calcext:value-type="float">
            <text:p>0.0004367513</text:p>
          </table:table-cell>
          <table:table-cell office:value-type="float" office:value="0.150576848" calcext:value-type="float">
            <text:p>0.15057684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4" calcext:value-type="float">
            <text:p>1064</text:p>
          </table:table-cell>
          <table:table-cell office:value-type="float" office:value="4.24802463" calcext:value-type="float">
            <text:p>4.24802463</text:p>
          </table:table-cell>
          <table:table-cell office:value-type="float" office:value="0.2001918888" calcext:value-type="float">
            <text:p>0.2001918888</text:p>
          </table:table-cell>
          <table:table-cell office:value-type="float" office:value="0.22435154" calcext:value-type="float">
            <text:p>0.22435154</text:p>
          </table:table-cell>
          <table:table-cell office:value-type="float" office:value="0.002159985424" calcext:value-type="float">
            <text:p>0.0021599854</text:p>
          </table:table-cell>
          <table:table-cell office:value-type="float" office:value="0.1512878186" calcext:value-type="float">
            <text:p>0.15128781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4" calcext:value-type="float">
            <text:p>1064</text:p>
          </table:table-cell>
          <table:table-cell office:value-type="float" office:value="4.260197664" calcext:value-type="float">
            <text:p>4.260197664</text:p>
          </table:table-cell>
          <table:table-cell office:value-type="float" office:value="0.2356256599" calcext:value-type="float">
            <text:p>0.2356256599</text:p>
          </table:table-cell>
          <table:table-cell office:value-type="float" office:value="0.71692196" calcext:value-type="float">
            <text:p>0.71692196</text:p>
          </table:table-cell>
          <table:table-cell office:value-type="float" office:value="0.003953717365" calcext:value-type="float">
            <text:p>0.0039537174</text:p>
          </table:table-cell>
          <table:table-cell office:value-type="float" office:value="0.1483869929" calcext:value-type="float">
            <text:p>0.148386992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4" calcext:value-type="float">
            <text:p>1064</text:p>
          </table:table-cell>
          <table:table-cell office:value-type="float" office:value="4.270626083" calcext:value-type="float">
            <text:p>4.270626083</text:p>
          </table:table-cell>
          <table:table-cell office:value-type="float" office:value="0.2183207034" calcext:value-type="float">
            <text:p>0.2183207034</text:p>
          </table:table-cell>
          <table:table-cell office:value-type="float" office:value="-0.3535646983" calcext:value-type="float">
            <text:p>-0.3535646983</text:p>
          </table:table-cell>
          <table:table-cell office:value-type="float" office:value="0.005710286583" calcext:value-type="float">
            <text:p>0.0057102866</text:p>
          </table:table-cell>
          <table:table-cell office:value-type="float" office:value="0.1462300954" calcext:value-type="float">
            <text:p>0.146230095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5" calcext:value-type="float">
            <text:p>1065</text:p>
          </table:table-cell>
          <table:table-cell office:value-type="float" office:value="4.279163463" calcext:value-type="float">
            <text:p>4.279163463</text:p>
          </table:table-cell>
          <table:table-cell office:value-type="float" office:value="0.2098458081" calcext:value-type="float">
            <text:p>0.2098458081</text:p>
          </table:table-cell>
          <table:table-cell office:value-type="float" office:value="-0.1689308754" calcext:value-type="float">
            <text:p>-0.1689308754</text:p>
          </table:table-cell>
          <table:table-cell office:value-type="float" office:value="0.00746021581" calcext:value-type="float">
            <text:p>0.0074602158</text:p>
          </table:table-cell>
          <table:table-cell office:value-type="float" office:value="0.1461971377" calcext:value-type="float">
            <text:p>0.14619713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5" calcext:value-type="float">
            <text:p>1065</text:p>
          </table:table-cell>
          <table:table-cell office:value-type="float" office:value="4.286922498" calcext:value-type="float">
            <text:p>4.286922498</text:p>
          </table:table-cell>
          <table:table-cell office:value-type="float" office:value="0.178221336" calcext:value-type="float">
            <text:p>0.178221336</text:p>
          </table:table-cell>
          <table:table-cell office:value-type="float" office:value="-0.6171627492" calcext:value-type="float">
            <text:p>-0.6171627492</text:p>
          </table:table-cell>
          <table:table-cell office:value-type="float" office:value="0.0005735074349" calcext:value-type="float">
            <text:p>0.0005735074</text:p>
          </table:table-cell>
          <table:table-cell office:value-type="float" office:value="0.1434167944" calcext:value-type="float">
            <text:p>0.143416794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5" calcext:value-type="float">
            <text:p>1065</text:p>
          </table:table-cell>
          <table:table-cell office:value-type="float" office:value="4.297670219" calcext:value-type="float">
            <text:p>4.297670219</text:p>
          </table:table-cell>
          <table:table-cell office:value-type="float" office:value="0.181425443" calcext:value-type="float">
            <text:p>0.181425443</text:p>
          </table:table-cell>
          <table:table-cell office:value-type="float" office:value="0.06638517812" calcext:value-type="float">
            <text:p>0.0663851781</text:p>
          </table:table-cell>
          <table:table-cell office:value-type="float" office:value="0.002355906661" calcext:value-type="float">
            <text:p>0.0023559067</text:p>
          </table:table-cell>
          <table:table-cell office:value-type="float" office:value="0.1382412243" calcext:value-type="float">
            <text:p>0.138241224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5" calcext:value-type="float">
            <text:p>1065</text:p>
          </table:table-cell>
          <table:table-cell office:value-type="float" office:value="4.304419175" calcext:value-type="float">
            <text:p>4.304419175</text:p>
          </table:table-cell>
          <table:table-cell office:value-type="float" office:value="0.1680903351" calcext:value-type="float">
            <text:p>0.1680903351</text:p>
          </table:table-cell>
          <table:table-cell office:value-type="float" office:value="-0.2572020347" calcext:value-type="float">
            <text:p>-0.2572020347</text:p>
          </table:table-cell>
          <table:table-cell office:value-type="float" office:value="0.004043094786" calcext:value-type="float">
            <text:p>0.0040430948</text:p>
          </table:table-cell>
          <table:table-cell office:value-type="float" office:value="0.1366667123" calcext:value-type="float">
            <text:p>0.136666712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5" calcext:value-type="float">
            <text:p>1065</text:p>
          </table:table-cell>
          <table:table-cell office:value-type="float" office:value="4.309613116" calcext:value-type="float">
            <text:p>4.309613116</text:p>
          </table:table-cell>
          <table:table-cell office:value-type="float" office:value="0.1530020776" calcext:value-type="float">
            <text:p>0.1530020776</text:p>
          </table:table-cell>
          <table:table-cell office:value-type="float" office:value="-0.3083789161" calcext:value-type="float">
            <text:p>-0.3083789161</text:p>
          </table:table-cell>
          <table:table-cell office:value-type="float" office:value="0.005674189302" calcext:value-type="float">
            <text:p>0.0056741893</text:p>
          </table:table-cell>
          <table:table-cell office:value-type="float" office:value="0.1343353695" calcext:value-type="float">
            <text:p>0.13433536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5" calcext:value-type="float">
            <text:p>1065</text:p>
          </table:table-cell>
          <table:table-cell office:value-type="float" office:value="4.314223769" calcext:value-type="float">
            <text:p>4.314223769</text:p>
          </table:table-cell>
          <table:table-cell office:value-type="float" office:value="0.1083995852" calcext:value-type="float">
            <text:p>0.1083995852</text:p>
          </table:table-cell>
          <table:table-cell office:value-type="float" office:value="-0.8597306643" calcext:value-type="float">
            <text:p>-0.8597306643</text:p>
          </table:table-cell>
          <table:table-cell office:value-type="float" office:value="0.007248417296" calcext:value-type="float">
            <text:p>0.0072484173</text:p>
          </table:table-cell>
          <table:table-cell office:value-type="float" office:value="0.1342745188" calcext:value-type="float">
            <text:p>0.134274518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6" calcext:value-type="float">
            <text:p>1066</text:p>
          </table:table-cell>
          <table:table-cell office:value-type="float" office:value="4.318662924" calcext:value-type="float">
            <text:p>4.318662924</text:p>
          </table:table-cell>
          <table:table-cell office:value-type="float" office:value="0.09505507091" calcext:value-type="float">
            <text:p>0.0950550709</text:p>
          </table:table-cell>
          <table:table-cell office:value-type="float" office:value="-0.2709618065" calcext:value-type="float">
            <text:p>-0.2709618065</text:p>
          </table:table-cell>
          <table:table-cell office:value-type="float" office:value="0.0087707564" calcext:value-type="float">
            <text:p>0.0087707564</text:p>
          </table:table-cell>
          <table:table-cell office:value-type="float" office:value="0.1327000068" calcext:value-type="float">
            <text:p>0.13270000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6" calcext:value-type="float">
            <text:p>1066</text:p>
          </table:table-cell>
          <table:table-cell office:value-type="float" office:value="4.323167108" calcext:value-type="float">
            <text:p>4.323167108</text:p>
          </table:table-cell>
          <table:table-cell office:value-type="float" office:value="0.08989173365" calcext:value-type="float">
            <text:p>0.0898917337</text:p>
          </table:table-cell>
          <table:table-cell office:value-type="float" office:value="-0.1039337443" calcext:value-type="float">
            <text:p>-0.1039337443</text:p>
          </table:table-cell>
          <table:table-cell office:value-type="float" office:value="0.002228732681" calcext:value-type="float">
            <text:p>0.0022287327</text:p>
          </table:table-cell>
          <table:table-cell office:value-type="float" office:value="0.1259671649" calcext:value-type="float">
            <text:p>0.125967164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7" calcext:value-type="float">
            <text:p>1067</text:p>
          </table:table-cell>
          <table:table-cell office:value-type="float" office:value="4.32542805" calcext:value-type="float">
            <text:p>4.32542805</text:p>
          </table:table-cell>
          <table:table-cell office:value-type="float" office:value="0.07564774829" calcext:value-type="float">
            <text:p>0.0756477483</text:p>
          </table:table-cell>
          <table:table-cell office:value-type="float" office:value="-0.2906841996" calcext:value-type="float">
            <text:p>-0.2906841996</text:p>
          </table:table-cell>
          <table:table-cell office:value-type="float" office:value="0.003893578483" calcext:value-type="float">
            <text:p>0.0038935785</text:p>
          </table:table-cell>
          <table:table-cell office:value-type="float" office:value="0.1261156389" calcext:value-type="float">
            <text:p>0.126115638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7" calcext:value-type="float">
            <text:p>1067</text:p>
          </table:table-cell>
          <table:table-cell office:value-type="float" office:value="4.330520277" calcext:value-type="float">
            <text:p>4.330520277</text:p>
          </table:table-cell>
          <table:table-cell office:value-type="float" office:value="0.07921127086" calcext:value-type="float">
            <text:p>0.0792112709</text:p>
          </table:table-cell>
          <table:table-cell office:value-type="float" office:value="0.07055914605" calcext:value-type="float">
            <text:p>0.0705591461</text:p>
          </table:table-cell>
          <table:table-cell office:value-type="float" office:value="-0.002665520458" calcext:value-type="float">
            <text:p>-0.0026655205</text:p>
          </table:table-cell>
          <table:table-cell office:value-type="float" office:value="0.1239424712" calcext:value-type="float">
            <text:p>0.123942471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7" calcext:value-type="float">
            <text:p>1067</text:p>
          </table:table-cell>
          <table:table-cell office:value-type="float" office:value="4.338189562" calcext:value-type="float">
            <text:p>4.338189562</text:p>
          </table:table-cell>
          <table:table-cell office:value-type="float" office:value="0.0744618585" calcext:value-type="float">
            <text:p>0.0744618585</text:p>
          </table:table-cell>
          <table:table-cell office:value-type="float" office:value="-0.04732347096" calcext:value-type="float">
            <text:p>-0.047323471</text:p>
          </table:table-cell>
          <table:table-cell office:value-type="float" office:value="-0.000887842825" calcext:value-type="float">
            <text:p>-0.0008878428</text:p>
          </table:table-cell>
          <table:table-cell office:value-type="float" office:value="0.122274961" calcext:value-type="float">
            <text:p>0.12227496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7" calcext:value-type="float">
            <text:p>1067</text:p>
          </table:table-cell>
          <table:table-cell office:value-type="float" office:value="4.34540982" calcext:value-type="float">
            <text:p>4.34540982</text:p>
          </table:table-cell>
          <table:table-cell office:value-type="float" office:value="0.1074413744" calcext:value-type="float">
            <text:p>0.1074413744</text:p>
          </table:table-cell>
          <table:table-cell office:value-type="float" office:value="0.6626671205" calcext:value-type="float">
            <text:p>0.6626671205</text:p>
          </table:table-cell>
          <table:table-cell office:value-type="float" office:value="0.0023404056" calcext:value-type="float">
            <text:p>0.0023404056</text:p>
          </table:table-cell>
          <table:table-cell office:value-type="float" office:value="0.1161525513" calcext:value-type="float">
            <text:p>0.116152551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7" calcext:value-type="float">
            <text:p>1067</text:p>
          </table:table-cell>
          <table:table-cell office:value-type="float" office:value="4.355502617" calcext:value-type="float">
            <text:p>4.355502617</text:p>
          </table:table-cell>
          <table:table-cell office:value-type="float" office:value="0.1417978694" calcext:value-type="float">
            <text:p>0.1417978694</text:p>
          </table:table-cell>
          <table:table-cell office:value-type="float" office:value="0.6940796783" calcext:value-type="float">
            <text:p>0.6940796783</text:p>
          </table:table-cell>
          <table:table-cell office:value-type="float" office:value="0.003770084999" calcext:value-type="float">
            <text:p>0.003770085</text:p>
          </table:table-cell>
          <table:table-cell office:value-type="float" office:value="0.1101229001" calcext:value-type="float">
            <text:p>0.110122900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8" calcext:value-type="float">
            <text:p>1068</text:p>
          </table:table-cell>
          <table:table-cell office:value-type="float" office:value="4.362445325" calcext:value-type="float">
            <text:p>4.362445325</text:p>
          </table:table-cell>
          <table:table-cell office:value-type="float" office:value="0.1615342913" calcext:value-type="float">
            <text:p>0.1615342913</text:p>
          </table:table-cell>
          <table:table-cell office:value-type="float" office:value="0.3855531819" calcext:value-type="float">
            <text:p>0.3855531819</text:p>
          </table:table-cell>
          <table:table-cell office:value-type="float" office:value="-0.002249489168" calcext:value-type="float">
            <text:p>-0.0022494892</text:p>
          </table:table-cell>
          <table:table-cell office:value-type="float" office:value="0.1096914403" calcext:value-type="float">
            <text:p>0.109691440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8" calcext:value-type="float">
            <text:p>1068</text:p>
          </table:table-cell>
          <table:table-cell office:value-type="float" office:value="4.366748973" calcext:value-type="float">
            <text:p>4.366748973</text:p>
          </table:table-cell>
          <table:table-cell office:value-type="float" office:value="0.13636133" calcext:value-type="float">
            <text:p>0.13636133</text:p>
          </table:table-cell>
          <table:table-cell office:value-type="float" office:value="-0.4068705959" calcext:value-type="float">
            <text:p>-0.4068705959</text:p>
          </table:table-cell>
          <table:table-cell office:value-type="float" office:value="-0.000990086904" calcext:value-type="float">
            <text:p>-0.0009900869</text:p>
          </table:table-cell>
          <table:table-cell office:value-type="float" office:value="0.1094604542" calcext:value-type="float">
            <text:p>0.109460454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8" calcext:value-type="float">
            <text:p>1068</text:p>
          </table:table-cell>
          <table:table-cell office:value-type="float" office:value="4.370840947" calcext:value-type="float">
            <text:p>4.370840947</text:p>
          </table:table-cell>
          <table:table-cell office:value-type="float" office:value="0.1043645982" calcext:value-type="float">
            <text:p>0.1043645982</text:p>
          </table:table-cell>
          <table:table-cell office:value-type="float" office:value="-0.8437696355" calcext:value-type="float">
            <text:p>-0.8437696355</text:p>
          </table:table-cell>
          <table:table-cell office:value-type="float" office:value="0.0002978260038" calcext:value-type="float">
            <text:p>0.000297826</text:p>
          </table:table-cell>
          <table:table-cell office:value-type="float" office:value="0.1048661055" calcext:value-type="float">
            <text:p>0.104866105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8" calcext:value-type="float">
            <text:p>1068</text:p>
          </table:table-cell>
          <table:table-cell office:value-type="float" office:value="4.372092703" calcext:value-type="float">
            <text:p>4.372092703</text:p>
          </table:table-cell>
          <table:table-cell office:value-type="float" office:value="0.06756517039" calcext:value-type="float">
            <text:p>0.0675651704</text:p>
          </table:table-cell>
          <table:table-cell office:value-type="float" office:value="-0.7416667712" calcext:value-type="float">
            <text:p>-0.7416667712</text:p>
          </table:table-cell>
          <table:table-cell office:value-type="float" office:value="0.001647703487" calcext:value-type="float">
            <text:p>0.0016477035</text:p>
          </table:table-cell>
          <table:table-cell office:value-type="float" office:value="0.1054334395" calcext:value-type="float">
            <text:p>0.105433439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8" calcext:value-type="float">
            <text:p>1068</text:p>
          </table:table-cell>
          <table:table-cell office:value-type="float" office:value="4.371818866" calcext:value-type="float">
            <text:p>4.371818866</text:p>
          </table:table-cell>
          <table:table-cell office:value-type="float" office:value="0.04255516698" calcext:value-type="float">
            <text:p>0.042555167</text:p>
          </table:table-cell>
          <table:table-cell office:value-type="float" office:value="-0.4995989108" calcext:value-type="float">
            <text:p>-0.4995989108</text:p>
          </table:table-cell>
          <table:table-cell office:value-type="float" office:value="0.00311335363" calcext:value-type="float">
            <text:p>0.0031133536</text:p>
          </table:table-cell>
          <table:table-cell office:value-type="float" office:value="0.1060007736" calcext:value-type="float">
            <text:p>0.106000773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8" calcext:value-type="float">
            <text:p>1068</text:p>
          </table:table-cell>
          <table:table-cell office:value-type="float" office:value="4.375423042" calcext:value-type="float">
            <text:p>4.375423042</text:p>
          </table:table-cell>
          <table:table-cell office:value-type="float" office:value="0.03082897254" calcext:value-type="float">
            <text:p>0.0308289725</text:p>
          </table:table-cell>
          <table:table-cell office:value-type="float" office:value="-0.2366232768" calcext:value-type="float">
            <text:p>-0.2366232768</text:p>
          </table:table-cell>
          <table:table-cell office:value-type="float" office:value="0.004725800441" calcext:value-type="float">
            <text:p>0.0047258004</text:p>
          </table:table-cell>
          <table:table-cell office:value-type="float" office:value="0.1073664277" calcext:value-type="float">
            <text:p>0.107366427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9" calcext:value-type="float">
            <text:p>1069</text:p>
          </table:table-cell>
          <table:table-cell office:value-type="float" office:value="4.379916379" calcext:value-type="float">
            <text:p>4.379916379</text:p>
          </table:table-cell>
          <table:table-cell office:value-type="float" office:value="0.0524655363" calcext:value-type="float">
            <text:p>0.0524655363</text:p>
          </table:table-cell>
          <table:table-cell office:value-type="float" office:value="0.434037276" calcext:value-type="float">
            <text:p>0.434037276</text:p>
          </table:table-cell>
          <table:table-cell office:value-type="float" office:value="0.006229408358" calcext:value-type="float">
            <text:p>0.0062294084</text:p>
          </table:table-cell>
          <table:table-cell office:value-type="float" office:value="0.09920703631" calcext:value-type="float">
            <text:p>0.09920703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9" calcext:value-type="float">
            <text:p>1069</text:p>
          </table:table-cell>
          <table:table-cell office:value-type="float" office:value="4.383537979" calcext:value-type="float">
            <text:p>4.383537979</text:p>
          </table:table-cell>
          <table:table-cell office:value-type="float" office:value="0.07815588668" calcext:value-type="float">
            <text:p>0.0781558867</text:p>
          </table:table-cell>
          <table:table-cell office:value-type="float" office:value="0.5079116366" calcext:value-type="float">
            <text:p>0.5079116366</text:p>
          </table:table-cell>
          <table:table-cell office:value-type="float" office:value="0.0006527639988" calcext:value-type="float">
            <text:p>0.000652764</text:p>
          </table:table-cell>
          <table:table-cell office:value-type="float" office:value="0.09617252791" calcext:value-type="float">
            <text:p>0.096172527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0" calcext:value-type="float">
            <text:p>1070</text:p>
          </table:table-cell>
          <table:table-cell office:value-type="float" office:value="4.390459006" calcext:value-type="float">
            <text:p>4.390459006</text:p>
          </table:table-cell>
          <table:table-cell office:value-type="float" office:value="0.09925836263" calcext:value-type="float">
            <text:p>0.0992583626</text:p>
          </table:table-cell>
          <table:table-cell office:value-type="float" office:value="0.4147796348" calcext:value-type="float">
            <text:p>0.4147796348</text:p>
          </table:table-cell>
          <table:table-cell office:value-type="float" office:value="0.002026287639" calcext:value-type="float">
            <text:p>0.0020262876</text:p>
          </table:table-cell>
          <table:table-cell office:value-type="float" office:value="0.09063901803" calcext:value-type="float">
            <text:p>0.09063901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0" calcext:value-type="float">
            <text:p>1070</text:p>
          </table:table-cell>
          <table:table-cell office:value-type="float" office:value="4.39499809" calcext:value-type="float">
            <text:p>4.39499809</text:p>
          </table:table-cell>
          <table:table-cell office:value-type="float" office:value="0.1001963895" calcext:value-type="float">
            <text:p>0.1001963895</text:p>
          </table:table-cell>
          <table:table-cell office:value-type="float" office:value="0.01920905431" calcext:value-type="float">
            <text:p>0.0192090543</text:p>
          </table:table-cell>
          <table:table-cell office:value-type="float" office:value="-0.00299466152" calcext:value-type="float">
            <text:p>-0.0029946615</text:p>
          </table:table-cell>
          <table:table-cell office:value-type="float" office:value="0.09264432746" calcext:value-type="float">
            <text:p>0.092644327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0" calcext:value-type="float">
            <text:p>1070</text:p>
          </table:table-cell>
          <table:table-cell office:value-type="float" office:value="4.400884722" calcext:value-type="float">
            <text:p>4.400884722</text:p>
          </table:table-cell>
          <table:table-cell office:value-type="float" office:value="0.1150517836" calcext:value-type="float">
            <text:p>0.1150517836</text:p>
          </table:table-cell>
          <table:table-cell office:value-type="float" office:value="0.2931570613" calcext:value-type="float">
            <text:p>0.2931570613</text:p>
          </table:table-cell>
          <table:table-cell office:value-type="float" office:value="-0.001655388723" calcext:value-type="float">
            <text:p>-0.0016553887</text:p>
          </table:table-cell>
          <table:table-cell office:value-type="float" office:value="0.08960006967" calcext:value-type="float">
            <text:p>0.089600069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0" calcext:value-type="float">
            <text:p>1070</text:p>
          </table:table-cell>
          <table:table-cell office:value-type="float" office:value="4.405102948" calcext:value-type="float">
            <text:p>4.405102948</text:p>
          </table:table-cell>
          <table:table-cell office:value-type="float" office:value="0.09723750594" calcext:value-type="float">
            <text:p>0.0972375059</text:p>
          </table:table-cell>
          <table:table-cell office:value-type="float" office:value="-0.3488058162" calcext:value-type="float">
            <text:p>-0.3488058162</text:p>
          </table:table-cell>
          <table:table-cell office:value-type="float" office:value="-0.0004210661602" calcext:value-type="float">
            <text:p>-0.0004210662</text:p>
          </table:table-cell>
          <table:table-cell office:value-type="float" office:value="0.08927916051" calcext:value-type="float">
            <text:p>0.089279160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0" calcext:value-type="float">
            <text:p>1070</text:p>
          </table:table-cell>
          <table:table-cell office:value-type="float" office:value="4.411651377" calcext:value-type="float">
            <text:p>4.411651377</text:p>
          </table:table-cell>
          <table:table-cell office:value-type="float" office:value="0.111278789" calcext:value-type="float">
            <text:p>0.111278789</text:p>
          </table:table-cell>
          <table:table-cell office:value-type="float" office:value="0.2896326416" calcext:value-type="float">
            <text:p>0.2896326416</text:p>
          </table:table-cell>
          <table:table-cell office:value-type="float" office:value="0.0007558021833" calcext:value-type="float">
            <text:p>0.0007558022</text:p>
          </table:table-cell>
          <table:table-cell office:value-type="float" office:value="0.08623490273" calcext:value-type="float">
            <text:p>0.086234902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0" calcext:value-type="float">
            <text:p>1070</text:p>
          </table:table-cell>
          <table:table-cell office:value-type="float" office:value="4.417707465" calcext:value-type="float">
            <text:p>4.417707465</text:p>
          </table:table-cell>
          <table:table-cell office:value-type="float" office:value="0.1130564427" calcext:value-type="float">
            <text:p>0.1130564427</text:p>
          </table:table-cell>
          <table:table-cell office:value-type="float" office:value="0.03566411232" calcext:value-type="float">
            <text:p>0.0356641123</text:p>
          </table:table-cell>
          <table:table-cell office:value-type="float" office:value="0.001884012086" calcext:value-type="float">
            <text:p>0.0018840121</text:p>
          </table:table-cell>
          <table:table-cell office:value-type="float" office:value="0.07964628036" calcext:value-type="float">
            <text:p>0.0796462804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1" calcext:value-type="float">
            <text:p>1071</text:p>
          </table:table-cell>
          <table:table-cell office:value-type="float" office:value="4.423000142" calcext:value-type="float">
            <text:p>4.423000142</text:p>
          </table:table-cell>
          <table:table-cell office:value-type="float" office:value="0.1202398289" calcext:value-type="float">
            <text:p>0.1202398289</text:p>
          </table:table-cell>
          <table:table-cell office:value-type="float" office:value="0.1413468636" calcext:value-type="float">
            <text:p>0.1413468636</text:p>
          </table:table-cell>
          <table:table-cell office:value-type="float" office:value="0.0029519985" calcext:value-type="float">
            <text:p>0.0029519985</text:p>
          </table:table-cell>
          <table:table-cell office:value-type="float" office:value="0.08014638716" calcext:value-type="float">
            <text:p>0.080146387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1" calcext:value-type="float">
            <text:p>1071</text:p>
          </table:table-cell>
          <table:table-cell office:value-type="float" office:value="4.427799626" calcext:value-type="float">
            <text:p>4.427799626</text:p>
          </table:table-cell>
          <table:table-cell office:value-type="float" office:value="0.1079615516" calcext:value-type="float">
            <text:p>0.1079615516</text:p>
          </table:table-cell>
          <table:table-cell office:value-type="float" office:value="-0.2513251433" calcext:value-type="float">
            <text:p>-0.2513251433</text:p>
          </table:table-cell>
          <table:table-cell office:value-type="float" office:value="-0.002157730614" calcext:value-type="float">
            <text:p>-0.0021577306</text:p>
          </table:table-cell>
          <table:table-cell office:value-type="float" office:value="0.08233583347" calcext:value-type="float">
            <text:p>0.082335833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1" calcext:value-type="float">
            <text:p>1071</text:p>
          </table:table-cell>
          <table:table-cell office:value-type="float" office:value="4.432438585" calcext:value-type="float">
            <text:p>4.432438585</text:p>
          </table:table-cell>
          <table:table-cell office:value-type="float" office:value="0.09750092742" calcext:value-type="float">
            <text:p>0.0975009274</text:p>
          </table:table-cell>
          <table:table-cell office:value-type="float" office:value="-0.2032120664" calcext:value-type="float">
            <text:p>-0.2032120664</text:p>
          </table:table-cell>
          <table:table-cell office:value-type="float" office:value="-0.001023989105" calcext:value-type="float">
            <text:p>-0.0010239891</text:p>
          </table:table-cell>
          <table:table-cell office:value-type="float" office:value="0.07755963565" calcext:value-type="float">
            <text:p>0.077559635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1" calcext:value-type="float">
            <text:p>1071</text:p>
          </table:table-cell>
          <table:table-cell office:value-type="float" office:value="4.438538978" calcext:value-type="float">
            <text:p>4.438538978</text:p>
          </table:table-cell>
          <table:table-cell office:value-type="float" office:value="0.1047419506" calcext:value-type="float">
            <text:p>0.1047419506</text:p>
          </table:table-cell>
          <table:table-cell office:value-type="float" office:value="0.1494007123" calcext:value-type="float">
            <text:p>0.1494007123</text:p>
          </table:table-cell>
          <table:table-cell office:value-type="float" office:value="0.0001974004817" calcext:value-type="float">
            <text:p>0.0001974005</text:p>
          </table:table-cell>
          <table:table-cell office:value-type="float" office:value="0.07984612824" calcext:value-type="float">
            <text:p>0.079846128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1" calcext:value-type="float">
            <text:p>1071</text:p>
          </table:table-cell>
          <table:table-cell office:value-type="float" office:value="4.441937299" calcext:value-type="float">
            <text:p>4.441937299</text:p>
          </table:table-cell>
          <table:table-cell office:value-type="float" office:value="0.09473046158" calcext:value-type="float">
            <text:p>0.0947304616</text:p>
          </table:table-cell>
          <table:table-cell office:value-type="float" office:value="-0.2009373204" calcext:value-type="float">
            <text:p>-0.2009373204</text:p>
          </table:table-cell>
          <table:table-cell office:value-type="float" office:value="0.001398045446" calcext:value-type="float">
            <text:p>0.0013980454</text:p>
          </table:table-cell>
          <table:table-cell office:value-type="float" office:value="0.07423500675" calcext:value-type="float">
            <text:p>0.07423500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1" calcext:value-type="float">
            <text:p>1071</text:p>
          </table:table-cell>
          <table:table-cell office:value-type="float" office:value="4.449490228" calcext:value-type="float">
            <text:p>4.449490228</text:p>
          </table:table-cell>
          <table:table-cell office:value-type="float" office:value="0.1143715719" calcext:value-type="float">
            <text:p>0.1143715719</text:p>
          </table:table-cell>
          <table:table-cell office:value-type="float" office:value="0.3875768959" calcext:value-type="float">
            <text:p>0.3875768959</text:p>
          </table:table-cell>
          <table:table-cell office:value-type="float" office:value="0.002521774155" calcext:value-type="float">
            <text:p>0.0025217742</text:p>
          </table:table-cell>
          <table:table-cell office:value-type="float" office:value="0.07299015413" calcext:value-type="float">
            <text:p>0.072990154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2" calcext:value-type="float">
            <text:p>1072</text:p>
          </table:table-cell>
          <table:table-cell office:value-type="float" office:value="4.455296" calcext:value-type="float">
            <text:p>4.455296</text:p>
          </table:table-cell>
          <table:table-cell office:value-type="float" office:value="0.1116069085" calcext:value-type="float">
            <text:p>0.1116069085</text:p>
          </table:table-cell>
          <table:table-cell office:value-type="float" office:value="-0.05598716657" calcext:value-type="float">
            <text:p>-0.0559871666</text:p>
          </table:table-cell>
          <table:table-cell office:value-type="float" office:value="-0.00202835323" calcext:value-type="float">
            <text:p>-0.0020283532</text:p>
          </table:table-cell>
          <table:table-cell office:value-type="float" office:value="0.072375706" calcext:value-type="float">
            <text:p>0.07237570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2" calcext:value-type="float">
            <text:p>1072</text:p>
          </table:table-cell>
          <table:table-cell office:value-type="float" office:value="4.462044853" calcext:value-type="float">
            <text:p>4.462044853</text:p>
          </table:table-cell>
          <table:table-cell office:value-type="float" office:value="0.1248339206" calcext:value-type="float">
            <text:p>0.1248339206</text:p>
          </table:table-cell>
          <table:table-cell office:value-type="float" office:value="0.2114479327" calcext:value-type="float">
            <text:p>0.2114479327</text:p>
          </table:table-cell>
          <table:table-cell office:value-type="float" office:value="-0.00108700274" calcext:value-type="float">
            <text:p>-0.0010870027</text:p>
          </table:table-cell>
          <table:table-cell office:value-type="float" office:value="0.06991435675" calcext:value-type="float">
            <text:p>0.069914356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3" calcext:value-type="float">
            <text:p>1073</text:p>
          </table:table-cell>
          <table:table-cell office:value-type="float" office:value="4.467081235" calcext:value-type="float">
            <text:p>4.467081235</text:p>
          </table:table-cell>
          <table:table-cell office:value-type="float" office:value="0.1188714407" calcext:value-type="float">
            <text:p>0.1188714407</text:p>
          </table:table-cell>
          <table:table-cell office:value-type="float" office:value="-0.1552708874" calcext:value-type="float">
            <text:p>-0.1552708874</text:p>
          </table:table-cell>
          <table:table-cell office:value-type="float" office:value="-0.0001422368647" calcext:value-type="float">
            <text:p>-0.0001422369</text:p>
          </table:table-cell>
          <table:table-cell office:value-type="float" office:value="0.06660841826" calcext:value-type="float">
            <text:p>0.066608418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3" calcext:value-type="float">
            <text:p>1073</text:p>
          </table:table-cell>
          <table:table-cell office:value-type="float" office:value="4.473361718" calcext:value-type="float">
            <text:p>4.473361718</text:p>
          </table:table-cell>
          <table:table-cell office:value-type="float" office:value="0.1215182335" calcext:value-type="float">
            <text:p>0.1215182335</text:p>
          </table:table-cell>
          <table:table-cell office:value-type="float" office:value="0.05289512035" calcext:value-type="float">
            <text:p>0.0528951204</text:p>
          </table:table-cell>
          <table:table-cell office:value-type="float" office:value="-0.004188594422" calcext:value-type="float">
            <text:p>-0.0041885944</text:p>
          </table:table-cell>
          <table:table-cell office:value-type="float" office:value="0.07109099615" calcext:value-type="float">
            <text:p>0.071090996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3" calcext:value-type="float">
            <text:p>1073</text:p>
          </table:table-cell>
          <table:table-cell office:value-type="float" office:value="4.474507022" calcext:value-type="float">
            <text:p>4.474507022</text:p>
          </table:table-cell>
          <table:table-cell office:value-type="float" office:value="0.09327704189" calcext:value-type="float">
            <text:p>0.0932770419</text:p>
          </table:table-cell>
          <table:table-cell office:value-type="float" office:value="-0.5711849815" calcext:value-type="float">
            <text:p>-0.5711849815</text:p>
          </table:table-cell>
          <table:table-cell office:value-type="float" office:value="-0.003184281075" calcext:value-type="float">
            <text:p>-0.0031842811</text:p>
          </table:table-cell>
          <table:table-cell office:value-type="float" office:value="0.06726509146" calcext:value-type="float">
            <text:p>0.06726509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3" calcext:value-type="float">
            <text:p>1073</text:p>
          </table:table-cell>
          <table:table-cell office:value-type="float" office:value="4.479592615" calcext:value-type="float">
            <text:p>4.479592615</text:p>
          </table:table-cell>
          <table:table-cell office:value-type="float" office:value="0.083578011" calcext:value-type="float">
            <text:p>0.083578011</text:p>
          </table:table-cell>
          <table:table-cell office:value-type="float" office:value="-0.1946387966" calcext:value-type="float">
            <text:p>-0.1946387966</text:p>
          </table:table-cell>
          <table:table-cell office:value-type="float" office:value="-0.002160230029" calcext:value-type="float">
            <text:p>-0.00216023</text:p>
          </table:table-cell>
          <table:table-cell office:value-type="float" office:value="0.06258378506" calcext:value-type="float">
            <text:p>0.062583785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3" calcext:value-type="float">
            <text:p>1073</text:p>
          </table:table-cell>
          <table:table-cell office:value-type="float" office:value="4.482291526" calcext:value-type="float">
            <text:p>4.482291526</text:p>
          </table:table-cell>
          <table:table-cell office:value-type="float" office:value="0.05990332779" calcext:value-type="float">
            <text:p>0.0599033278</text:p>
          </table:table-cell>
          <table:table-cell office:value-type="float" office:value="-0.4779739337" calcext:value-type="float">
            <text:p>-0.4779739337</text:p>
          </table:table-cell>
          <table:table-cell office:value-type="float" office:value="-0.00108911091" calcext:value-type="float">
            <text:p>-0.0010891109</text:p>
          </table:table-cell>
          <table:table-cell office:value-type="float" office:value="0.06226956667" calcext:value-type="float">
            <text:p>0.0622695667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3" calcext:value-type="float">
            <text:p>1073</text:p>
          </table:table-cell>
          <table:table-cell office:value-type="float" office:value="4.485613016" calcext:value-type="float">
            <text:p>4.485613016</text:p>
          </table:table-cell>
          <table:table-cell office:value-type="float" office:value="0.07416303301" calcext:value-type="float">
            <text:p>0.074163033</text:p>
          </table:table-cell>
          <table:table-cell office:value-type="float" office:value="0.2831048697" calcext:value-type="float">
            <text:p>0.2831048697</text:p>
          </table:table-cell>
          <table:table-cell office:value-type="float" office:value="-0.00003465661795" calcext:value-type="float">
            <text:p>-3.465661795E-05</text:p>
          </table:table-cell>
          <table:table-cell office:value-type="float" office:value="0.05673285856" calcext:value-type="float">
            <text:p>0.0567328586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4" calcext:value-type="float">
            <text:p>1074</text:p>
          </table:table-cell>
          <table:table-cell office:value-type="float" office:value="4.489508987" calcext:value-type="float">
            <text:p>4.489508987</text:p>
          </table:table-cell>
          <table:table-cell office:value-type="float" office:value="0.06653879757" calcext:value-type="float">
            <text:p>0.0665387976</text:p>
          </table:table-cell>
          <table:table-cell office:value-type="float" office:value="-0.1549599869" calcext:value-type="float">
            <text:p>-0.1549599869</text:p>
          </table:table-cell>
          <table:table-cell office:value-type="float" office:value="0.00102029925" calcext:value-type="float">
            <text:p>0.0010202993</text:p>
          </table:table-cell>
          <table:table-cell office:value-type="float" office:value="0.05641864017" calcext:value-type="float">
            <text:p>0.0564186402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4" calcext:value-type="float">
            <text:p>1074</text:p>
          </table:table-cell>
          <table:table-cell office:value-type="float" office:value="4.492611283" calcext:value-type="float">
            <text:p>4.492611283</text:p>
          </table:table-cell>
          <table:table-cell office:value-type="float" office:value="0.06871205373" calcext:value-type="float">
            <text:p>0.0687120537</text:p>
          </table:table-cell>
          <table:table-cell office:value-type="float" office:value="0.04273852634" calcext:value-type="float">
            <text:p>0.0427385263</text:p>
          </table:table-cell>
          <table:table-cell office:value-type="float" office:value="-0.001577044025" calcext:value-type="float">
            <text:p>-0.001577044</text:p>
          </table:table-cell>
          <table:table-cell office:value-type="float" office:value="0.05172461709" calcext:value-type="float">
            <text:p>0.0517246171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4" calcext:value-type="float">
            <text:p>1074</text:p>
          </table:table-cell>
          <table:table-cell office:value-type="float" office:value="4.494562921" calcext:value-type="float">
            <text:p>4.494562921</text:p>
          </table:table-cell>
          <table:table-cell office:value-type="float" office:value="0.05971528577" calcext:value-type="float">
            <text:p>0.0597152858</text:p>
          </table:table-cell>
          <table:table-cell office:value-type="float" office:value="-0.17956706" calcext:value-type="float">
            <text:p>-0.17956706</text:p>
          </table:table-cell>
          <table:table-cell office:value-type="float" office:value="-0.0005686444339" calcext:value-type="float">
            <text:p>-0.0005686444</text:p>
          </table:table-cell>
          <table:table-cell office:value-type="float" office:value="0.05227466381" calcext:value-type="float">
            <text:p>0.0522746638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4" calcext:value-type="float">
            <text:p>1074</text:p>
          </table:table-cell>
          <table:table-cell office:value-type="float" office:value="4.495230518" calcext:value-type="float">
            <text:p>4.495230518</text:p>
          </table:table-cell>
          <table:table-cell office:value-type="float" office:value="0.03754540731" calcext:value-type="float">
            <text:p>0.0375454073</text:p>
          </table:table-cell>
          <table:table-cell office:value-type="float" office:value="-0.4209052752" calcext:value-type="float">
            <text:p>-0.4209052752</text:p>
          </table:table-cell>
          <table:table-cell office:value-type="float" office:value="0.0003812881087" calcext:value-type="float">
            <text:p>0.0003812881</text:p>
          </table:table-cell>
          <table:table-cell office:value-type="float" office:value="0.05025871585" calcext:value-type="float">
            <text:p>0.0502587159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4" calcext:value-type="float">
            <text:p>1074</text:p>
          </table:table-cell>
          <table:table-cell office:value-type="float" office:value="4.491821586" calcext:value-type="float">
            <text:p>4.491821586</text:p>
          </table:table-cell>
          <table:table-cell office:value-type="float" office:value="-0.006833082548" calcext:value-type="float">
            <text:p>-0.0068330825</text:p>
          </table:table-cell>
          <table:table-cell office:value-type="float" office:value="-0.9389674281" calcext:value-type="float">
            <text:p>-0.9389674281</text:p>
          </table:table-cell>
          <table:table-cell office:value-type="float" office:value="0.00124855373" calcext:value-type="float">
            <text:p>0.0012485537</text:p>
          </table:table-cell>
          <table:table-cell office:value-type="float" office:value="0.04738743633" calcext:value-type="float">
            <text:p>0.0473874363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4" calcext:value-type="float">
            <text:p>1074</text:p>
          </table:table-cell>
          <table:table-cell office:value-type="float" office:value="4.486287598" calcext:value-type="float">
            <text:p>4.486287598</text:p>
          </table:table-cell>
          <table:table-cell office:value-type="float" office:value="-0.05714933476" calcext:value-type="float">
            <text:p>-0.0571493348</text:p>
          </table:table-cell>
          <table:table-cell office:value-type="float" office:value="-1.018291579" calcext:value-type="float">
            <text:p>-1.018291579</text:p>
          </table:table-cell>
          <table:table-cell office:value-type="float" office:value="0.00200673761" calcext:value-type="float">
            <text:p>0.0020067376</text:p>
          </table:table-cell>
          <table:table-cell office:value-type="float" office:value="0.04708215149" calcext:value-type="float">
            <text:p>0.0470821515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75" calcext:value-type="float">
            <text:p>1075</text:p>
          </table:table-cell>
          <table:table-cell office:value-type="float" office:value="4.483880696" calcext:value-type="float">
            <text:p>4.483880696</text:p>
          </table:table-cell>
          <table:table-cell office:value-type="float" office:value="-0.07733143567" calcext:value-type="float">
            <text:p>-0.0773314357</text:p>
          </table:table-cell>
          <table:table-cell office:value-type="float" office:value="-0.401408565" calcext:value-type="float">
            <text:p>-0.401408565</text:p>
          </table:table-cell>
          <table:table-cell office:value-type="float" office:value="0.002751116887" calcext:value-type="float">
            <text:p>0.0027511169</text:p>
          </table:table-cell>
          <table:table-cell office:value-type="float" office:value="0.04848752978" calcext:value-type="float">
            <text:p>0.0484875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1T17:03:12.955810787</dc:date>
    <meta:editing-duration>PT2M36S</meta:editing-duration>
    <meta:editing-cycles>1</meta:editing-cycles>
    <meta:document-statistic meta:table-count="1" meta:cell-count="114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09cm" svg:height="13.309cm" xlink:href=".." xlink:type="simple" chart:class="chart:scatter" chart:style-name="ch1">
        <chart:legend chart:legend-position="end" svg:x="27.598cm" svg:y="6.355cm" style:legend-expansion="high" chart:style-name="ch2"/>
        <chart:plot-area chart:style-name="ch3" table:cell-range-address="acc_data6_.B1:acc_data6_.B1630 acc_data6_.E1:acc_data6_.E1630" svg:x="0.582cm" svg:y="0.266cm" svg:width="26.434cm" svg:height="12.777cm">
          <chartooo:coordinate-region svg:x="1.309cm" svg:y="0.465cm" svg:width="25.335cm" svg:height="12.3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cc_data6_.E1:acc_data6_.E1630" chart:class="chart:scatter">
            <chart:domain table:cell-range-address="acc_data6_.B1:acc_data6_.B1630"/>
            <chart:data-point chart:repeated="533"/>
            <chart:data-point chart:style-name="ch7"/>
            <chart:data-point chart:repeated="4"/>
            <chart:data-point chart:style-name="ch7"/>
            <chart:data-point chart:repeated="451"/>
            <chart:data-point chart:style-name="ch7"/>
            <chart:data-point chart:repeated="6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5">
                <text:p>715</text:p>
                <draw:g>
                  <svg:desc>acc_data6_.B1:acc_data6_.B1630</svg:desc>
                </draw:g>
              </table:table-cell>
              <table:table-cell office:value-type="float" office:value="0.5697080561">
                <text:p>0.5697080561</text:p>
                <draw:g>
                  <svg:desc>acc_data6_.E1:acc_data6_.E16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5">
                <text:p>715</text:p>
              </table:table-cell>
              <table:table-cell office:value-type="float" office:value="-0.5362902632">
                <text:p>-0.5362902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5">
                <text:p>715</text:p>
              </table:table-cell>
              <table:table-cell office:value-type="float" office:value="0.6805500384">
                <text:p>0.6805500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">
                <text:p>715</text:p>
              </table:table-cell>
              <table:table-cell office:value-type="float" office:value="1.786346677">
                <text:p>1.786346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4.75710321">
                <text:p>4.75710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5">
                <text:p>715</text:p>
              </table:table-cell>
              <table:table-cell office:value-type="float" office:value="4.031800611">
                <text:p>4.031800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5">
                <text:p>715</text:p>
              </table:table-cell>
              <table:table-cell office:value-type="float" office:value="1.328644092">
                <text:p>1.32864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5">
                <text:p>715</text:p>
              </table:table-cell>
              <table:table-cell office:value-type="float" office:value="-0.6852459004">
                <text:p>-0.6852459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5">
                <text:p>715</text:p>
              </table:table-cell>
              <table:table-cell office:value-type="float" office:value="0.06397656273">
                <text:p>0.06397656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5">
                <text:p>715</text:p>
              </table:table-cell>
              <table:table-cell office:value-type="float" office:value="0.3802571868">
                <text:p>0.38025718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5">
                <text:p>715</text:p>
              </table:table-cell>
              <table:table-cell office:value-type="float" office:value="0.5599163995">
                <text:p>0.5599163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5">
                <text:p>715</text:p>
              </table:table-cell>
              <table:table-cell office:value-type="float" office:value="-0.5352683227">
                <text:p>-0.5352683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5">
                <text:p>715</text:p>
              </table:table-cell>
              <table:table-cell office:value-type="float" office:value="-0.6603948282">
                <text:p>-0.6603948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5">
                <text:p>715</text:p>
              </table:table-cell>
              <table:table-cell office:value-type="float" office:value="-0.7858239426">
                <text:p>-0.7858239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5">
                <text:p>715</text:p>
              </table:table-cell>
              <table:table-cell office:value-type="float" office:value="0.1650317714">
                <text:p>0.16503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5">
                <text:p>715</text:p>
              </table:table-cell>
              <table:table-cell office:value-type="float" office:value="0.1179835279">
                <text:p>0.1179835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5">
                <text:p>715</text:p>
              </table:table-cell>
              <table:table-cell office:value-type="float" office:value="0.3129212345">
                <text:p>0.3129212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">
                <text:p>715</text:p>
              </table:table-cell>
              <table:table-cell office:value-type="float" office:value="-0.2670758169">
                <text:p>-0.2670758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5">
                <text:p>715</text:p>
              </table:table-cell>
              <table:table-cell office:value-type="float" office:value="-0.1148003879">
                <text:p>-0.114800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5">
                <text:p>715</text:p>
              </table:table-cell>
              <table:table-cell office:value-type="float" office:value="-0.5616070884">
                <text:p>-0.5616070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5">
                <text:p>715</text:p>
              </table:table-cell>
              <table:table-cell office:value-type="float" office:value="0.01672795505">
                <text:p>0.01672795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5">
                <text:p>715</text:p>
              </table:table-cell>
              <table:table-cell office:value-type="float" office:value="-0.679083231">
                <text:p>-0.679083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5">
                <text:p>715</text:p>
              </table:table-cell>
              <table:table-cell office:value-type="float" office:value="2.088195574">
                <text:p>2.088195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5">
                <text:p>715</text:p>
              </table:table-cell>
              <table:table-cell office:value-type="float" office:value="-0.3097195728">
                <text:p>-0.3097195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5">
                <text:p>715</text:p>
              </table:table-cell>
              <table:table-cell office:value-type="float" office:value="0.5911779866">
                <text:p>0.59117798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5">
                <text:p>715</text:p>
              </table:table-cell>
              <table:table-cell office:value-type="float" office:value="-1.680964297">
                <text:p>-1.680964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5">
                <text:p>715</text:p>
              </table:table-cell>
              <table:table-cell office:value-type="float" office:value="0.1345561975">
                <text:p>0.1345561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5">
                <text:p>715</text:p>
              </table:table-cell>
              <table:table-cell office:value-type="float" office:value="-0.1505795547">
                <text:p>-0.1505795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5">
                <text:p>715</text:p>
              </table:table-cell>
              <table:table-cell office:value-type="float" office:value="-0.1539969828">
                <text:p>-0.1539969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5">
                <text:p>715</text:p>
              </table:table-cell>
              <table:table-cell office:value-type="float" office:value="-0.6082042487">
                <text:p>-0.6082042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5">
                <text:p>715</text:p>
              </table:table-cell>
              <table:table-cell office:value-type="float" office:value="-0.3139403407">
                <text:p>-0.3139403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5">
                <text:p>715</text:p>
              </table:table-cell>
              <table:table-cell office:value-type="float" office:value="-0.3766454247">
                <text:p>-0.3766454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5">
                <text:p>715</text:p>
              </table:table-cell>
              <table:table-cell office:value-type="float" office:value="0.30635197">
                <text:p>0.30635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5">
                <text:p>715</text:p>
              </table:table-cell>
              <table:table-cell office:value-type="float" office:value="0.1377283739">
                <text:p>0.1377283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5">
                <text:p>715</text:p>
              </table:table-cell>
              <table:table-cell office:value-type="float" office:value="0.5570933926">
                <text:p>0.5570933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5">
                <text:p>715</text:p>
              </table:table-cell>
              <table:table-cell office:value-type="float" office:value="0.004048797116">
                <text:p>0.004048797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5">
                <text:p>715</text:p>
              </table:table-cell>
              <table:table-cell office:value-type="float" office:value="-0.09028400196">
                <text:p>-0.09028400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5">
                <text:p>715</text:p>
              </table:table-cell>
              <table:table-cell office:value-type="float" office:value="-0.7910215636">
                <text:p>-0.79102156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5">
                <text:p>715</text:p>
              </table:table-cell>
              <table:table-cell office:value-type="float" office:value="-0.7087307338">
                <text:p>-0.7087307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5">
                <text:p>715</text:p>
              </table:table-cell>
              <table:table-cell office:value-type="float" office:value="-0.7417059274">
                <text:p>-0.7417059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5">
                <text:p>715</text:p>
              </table:table-cell>
              <table:table-cell office:value-type="float" office:value="-0.2229355715">
                <text:p>-0.2229355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5">
                <text:p>715</text:p>
              </table:table-cell>
              <table:table-cell office:value-type="float" office:value="-0.4638749388">
                <text:p>-0.46387493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5">
                <text:p>715</text:p>
              </table:table-cell>
              <table:table-cell office:value-type="float" office:value="1.097084033">
                <text:p>1.097084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5">
                <text:p>715</text:p>
              </table:table-cell>
              <table:table-cell office:value-type="float" office:value="-0.0455673429">
                <text:p>-0.0455673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5">
                <text:p>715</text:p>
              </table:table-cell>
              <table:table-cell office:value-type="float" office:value="0.4222798056">
                <text:p>0.4222798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5">
                <text:p>715</text:p>
              </table:table-cell>
              <table:table-cell office:value-type="float" office:value="-0.7226008551">
                <text:p>-0.72260085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5">
                <text:p>715</text:p>
              </table:table-cell>
              <table:table-cell office:value-type="float" office:value="0.1184710646">
                <text:p>0.11847106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5">
                <text:p>715</text:p>
              </table:table-cell>
              <table:table-cell office:value-type="float" office:value="-0.1622789996">
                <text:p>-0.162278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6">
                <text:p>716</text:p>
              </table:table-cell>
              <table:table-cell office:value-type="float" office:value="-0.370936646">
                <text:p>-0.370936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6">
                <text:p>716</text:p>
              </table:table-cell>
              <table:table-cell office:value-type="float" office:value="-0.3197954162">
                <text:p>-0.31979541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6">
                <text:p>716</text:p>
              </table:table-cell>
              <table:table-cell office:value-type="float" office:value="-0.08817651768">
                <text:p>-0.08817651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6">
                <text:p>716</text:p>
              </table:table-cell>
              <table:table-cell office:value-type="float" office:value="-0.01106221085">
                <text:p>-0.01106221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6">
                <text:p>716</text:p>
              </table:table-cell>
              <table:table-cell office:value-type="float" office:value="0.04065085542">
                <text:p>0.04065085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6">
                <text:p>716</text:p>
              </table:table-cell>
              <table:table-cell office:value-type="float" office:value="-0.1703634896">
                <text:p>-0.1703634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6">
                <text:p>716</text:p>
              </table:table-cell>
              <table:table-cell office:value-type="float" office:value="-0.1834672049">
                <text:p>-0.18346720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6">
                <text:p>716</text:p>
              </table:table-cell>
              <table:table-cell office:value-type="float" office:value="-0.825998756">
                <text:p>-0.8259987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6">
                <text:p>716</text:p>
              </table:table-cell>
              <table:table-cell office:value-type="float" office:value="-0.6321274951">
                <text:p>-0.6321274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6">
                <text:p>716</text:p>
              </table:table-cell>
              <table:table-cell office:value-type="float" office:value="-0.5115868822">
                <text:p>-0.5115868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6">
                <text:p>716</text:p>
              </table:table-cell>
              <table:table-cell office:value-type="float" office:value="0.1641400442">
                <text:p>0.1641400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6">
                <text:p>716</text:p>
              </table:table-cell>
              <table:table-cell office:value-type="float" office:value="-0.180050448">
                <text:p>-0.1800504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6">
                <text:p>716</text:p>
              </table:table-cell>
              <table:table-cell office:value-type="float" office:value="-0.3999943169">
                <text:p>-0.3999943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6">
                <text:p>716</text:p>
              </table:table-cell>
              <table:table-cell office:value-type="float" office:value="-0.8768544325">
                <text:p>-0.8768544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6">
                <text:p>716</text:p>
              </table:table-cell>
              <table:table-cell office:value-type="float" office:value="-1.300488195">
                <text:p>-1.300488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6">
                <text:p>716</text:p>
              </table:table-cell>
              <table:table-cell office:value-type="float" office:value="-0.3912672926">
                <text:p>-0.3912672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6">
                <text:p>716</text:p>
              </table:table-cell>
              <table:table-cell office:value-type="float" office:value="0.7369066332">
                <text:p>0.736906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6">
                <text:p>716</text:p>
              </table:table-cell>
              <table:table-cell office:value-type="float" office:value="1.008430557">
                <text:p>1.008430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6">
                <text:p>716</text:p>
              </table:table-cell>
              <table:table-cell office:value-type="float" office:value="0.5731575688">
                <text:p>0.57315756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6">
                <text:p>716</text:p>
              </table:table-cell>
              <table:table-cell office:value-type="float" office:value="-0.009562302959">
                <text:p>-0.0095623029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6">
                <text:p>716</text:p>
              </table:table-cell>
              <table:table-cell office:value-type="float" office:value="-0.1385782315">
                <text:p>-0.1385782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6">
                <text:p>716</text:p>
              </table:table-cell>
              <table:table-cell office:value-type="float" office:value="-0.0679876471">
                <text:p>-0.0679876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">
                <text:p>716</text:p>
              </table:table-cell>
              <table:table-cell office:value-type="float" office:value="0.04969040893">
                <text:p>0.04969040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6">
                <text:p>716</text:p>
              </table:table-cell>
              <table:table-cell office:value-type="float" office:value="-0.1426951825">
                <text:p>-0.14269518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7">
                <text:p>717</text:p>
              </table:table-cell>
              <table:table-cell office:value-type="float" office:value="-0.2611145884">
                <text:p>-0.2611145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7">
                <text:p>717</text:p>
              </table:table-cell>
              <table:table-cell office:value-type="float" office:value="-0.4616073763">
                <text:p>-0.4616073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7">
                <text:p>717</text:p>
              </table:table-cell>
              <table:table-cell office:value-type="float" office:value="-0.9572864203">
                <text:p>-0.95728642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7">
                <text:p>717</text:p>
              </table:table-cell>
              <table:table-cell office:value-type="float" office:value="-0.2252969045">
                <text:p>-0.2252969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7">
                <text:p>717</text:p>
              </table:table-cell>
              <table:table-cell office:value-type="float" office:value="0.3064957082">
                <text:p>0.3064957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7">
                <text:p>717</text:p>
              </table:table-cell>
              <table:table-cell office:value-type="float" office:value="1.047077427">
                <text:p>1.047077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7">
                <text:p>717</text:p>
              </table:table-cell>
              <table:table-cell office:value-type="float" office:value="0.1342217974">
                <text:p>0.13422179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7">
                <text:p>717</text:p>
              </table:table-cell>
              <table:table-cell office:value-type="float" office:value="0.001083912285">
                <text:p>0.001083912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7">
                <text:p>717</text:p>
              </table:table-cell>
              <table:table-cell office:value-type="float" office:value="-0.1527115585">
                <text:p>-0.15271155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7">
                <text:p>717</text:p>
              </table:table-cell>
              <table:table-cell office:value-type="float" office:value="0.1485076839">
                <text:p>0.14850768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7">
                <text:p>717</text:p>
              </table:table-cell>
              <table:table-cell office:value-type="float" office:value="-0.3006212698">
                <text:p>-0.3006212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7">
                <text:p>717</text:p>
              </table:table-cell>
              <table:table-cell office:value-type="float" office:value="-0.1502967952">
                <text:p>-0.1502967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7">
                <text:p>717</text:p>
              </table:table-cell>
              <table:table-cell office:value-type="float" office:value="-0.4075172657">
                <text:p>-0.40751726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7">
                <text:p>717</text:p>
              </table:table-cell>
              <table:table-cell office:value-type="float" office:value="-0.02077254694">
                <text:p>-0.02077254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7">
                <text:p>717</text:p>
              </table:table-cell>
              <table:table-cell office:value-type="float" office:value="-0.2113308247">
                <text:p>-0.2113308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7">
                <text:p>717</text:p>
              </table:table-cell>
              <table:table-cell office:value-type="float" office:value="0.1713152203">
                <text:p>0.1713152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7">
                <text:p>717</text:p>
              </table:table-cell>
              <table:table-cell office:value-type="float" office:value="-0.03225543175">
                <text:p>-0.03225543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7">
                <text:p>717</text:p>
              </table:table-cell>
              <table:table-cell office:value-type="float" office:value="-0.02569879526">
                <text:p>-0.02569879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">
                <text:p>717</text:p>
              </table:table-cell>
              <table:table-cell office:value-type="float" office:value="-0.239114611">
                <text:p>-0.239114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7">
                <text:p>717</text:p>
              </table:table-cell>
              <table:table-cell office:value-type="float" office:value="-0.02100973299">
                <text:p>-0.02100973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8">
                <text:p>718</text:p>
              </table:table-cell>
              <table:table-cell office:value-type="float" office:value="0.2023194468">
                <text:p>0.2023194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8">
                <text:p>718</text:p>
              </table:table-cell>
              <table:table-cell office:value-type="float" office:value="0.4543062786">
                <text:p>0.45430627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8">
                <text:p>718</text:p>
              </table:table-cell>
              <table:table-cell office:value-type="float" office:value="-0.1612525656">
                <text:p>-0.1612525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8">
                <text:p>718</text:p>
              </table:table-cell>
              <table:table-cell office:value-type="float" office:value="-0.2790619565">
                <text:p>-0.27906195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8">
                <text:p>718</text:p>
              </table:table-cell>
              <table:table-cell office:value-type="float" office:value="-0.2756338945">
                <text:p>-0.2756338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8">
                <text:p>718</text:p>
              </table:table-cell>
              <table:table-cell office:value-type="float" office:value="0.2764987229">
                <text:p>0.2764987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8">
                <text:p>718</text:p>
              </table:table-cell>
              <table:table-cell office:value-type="float" office:value="0.6630304562">
                <text:p>0.6630304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8">
                <text:p>718</text:p>
              </table:table-cell>
              <table:table-cell office:value-type="float" office:value="0.3329654347">
                <text:p>0.33296543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8">
                <text:p>718</text:p>
              </table:table-cell>
              <table:table-cell office:value-type="float" office:value="0.58562542">
                <text:p>0.585625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8">
                <text:p>718</text:p>
              </table:table-cell>
              <table:table-cell office:value-type="float" office:value="0.176558777">
                <text:p>0.1765587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8">
                <text:p>718</text:p>
              </table:table-cell>
              <table:table-cell office:value-type="float" office:value="1.906251852">
                <text:p>1.906251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8">
                <text:p>718</text:p>
              </table:table-cell>
              <table:table-cell office:value-type="float" office:value="0.785532828">
                <text:p>0.785532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8">
                <text:p>718</text:p>
              </table:table-cell>
              <table:table-cell office:value-type="float" office:value="1.092281909">
                <text:p>1.0922819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8">
                <text:p>718</text:p>
              </table:table-cell>
              <table:table-cell office:value-type="float" office:value="-0.3581424002">
                <text:p>-0.3581424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8">
                <text:p>718</text:p>
              </table:table-cell>
              <table:table-cell office:value-type="float" office:value="-0.4424628355">
                <text:p>-0.442462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8">
                <text:p>718</text:p>
              </table:table-cell>
              <table:table-cell office:value-type="float" office:value="-0.4989096141">
                <text:p>-0.49890961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8">
                <text:p>718</text:p>
              </table:table-cell>
              <table:table-cell office:value-type="float" office:value="-0.05055504175">
                <text:p>-0.0505550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8">
                <text:p>718</text:p>
              </table:table-cell>
              <table:table-cell office:value-type="float" office:value="0.08339687673">
                <text:p>0.083396876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8">
                <text:p>718</text:p>
              </table:table-cell>
              <table:table-cell office:value-type="float" office:value="-0.3202225013">
                <text:p>-0.32022250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8">
                <text:p>718</text:p>
              </table:table-cell>
              <table:table-cell office:value-type="float" office:value="-0.4431998387">
                <text:p>-0.44319983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9">
                <text:p>719</text:p>
              </table:table-cell>
              <table:table-cell office:value-type="float" office:value="0.2624440464">
                <text:p>0.2624440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9">
                <text:p>719</text:p>
              </table:table-cell>
              <table:table-cell office:value-type="float" office:value="0.8335865347">
                <text:p>0.83358653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9">
                <text:p>719</text:p>
              </table:table-cell>
              <table:table-cell office:value-type="float" office:value="0.789884852">
                <text:p>0.7898848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9">
                <text:p>719</text:p>
              </table:table-cell>
              <table:table-cell office:value-type="float" office:value="0.5929624272">
                <text:p>0.5929624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9">
                <text:p>719</text:p>
              </table:table-cell>
              <table:table-cell office:value-type="float" office:value="0.3039811466">
                <text:p>0.30398114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9">
                <text:p>719</text:p>
              </table:table-cell>
              <table:table-cell office:value-type="float" office:value="0.01501314935">
                <text:p>0.015013149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9">
                <text:p>719</text:p>
              </table:table-cell>
              <table:table-cell office:value-type="float" office:value="-0.2256639527">
                <text:p>-0.22566395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9">
                <text:p>719</text:p>
              </table:table-cell>
              <table:table-cell office:value-type="float" office:value="-0.06194126916">
                <text:p>-0.061941269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9">
                <text:p>719</text:p>
              </table:table-cell>
              <table:table-cell office:value-type="float" office:value="0.1385820352">
                <text:p>0.1385820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9">
                <text:p>719</text:p>
              </table:table-cell>
              <table:table-cell office:value-type="float" office:value="-0.2557798479">
                <text:p>-0.25577984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9">
                <text:p>719</text:p>
              </table:table-cell>
              <table:table-cell office:value-type="float" office:value="0.9750489821">
                <text:p>0.97504898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9">
                <text:p>719</text:p>
              </table:table-cell>
              <table:table-cell office:value-type="float" office:value="-0.3611864844">
                <text:p>-0.36118648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9">
                <text:p>719</text:p>
              </table:table-cell>
              <table:table-cell office:value-type="float" office:value="0.8401839061">
                <text:p>0.84018390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9">
                <text:p>719</text:p>
              </table:table-cell>
              <table:table-cell office:value-type="float" office:value="-0.5610250099">
                <text:p>-0.5610250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9">
                <text:p>719</text:p>
              </table:table-cell>
              <table:table-cell office:value-type="float" office:value="0.7435422333">
                <text:p>0.7435422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9">
                <text:p>719</text:p>
              </table:table-cell>
              <table:table-cell office:value-type="float" office:value="-0.01045948588">
                <text:p>-0.010459485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9">
                <text:p>719</text:p>
              </table:table-cell>
              <table:table-cell office:value-type="float" office:value="-0.7359674252">
                <text:p>-0.73596742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9">
                <text:p>719</text:p>
              </table:table-cell>
              <table:table-cell office:value-type="float" office:value="-0.05223914341">
                <text:p>-0.05223914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-0.985571523">
                <text:p>-0.9855715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0">
                <text:p>720</text:p>
              </table:table-cell>
              <table:table-cell office:value-type="float" office:value="0.7571752028">
                <text:p>0.7571752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0">
                <text:p>720</text:p>
              </table:table-cell>
              <table:table-cell office:value-type="float" office:value="-0.2047949856">
                <text:p>-0.20479498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0">
                <text:p>720</text:p>
              </table:table-cell>
              <table:table-cell office:value-type="float" office:value="0.8836658309">
                <text:p>0.88366583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0">
                <text:p>720</text:p>
              </table:table-cell>
              <table:table-cell office:value-type="float" office:value="-0.662373169">
                <text:p>-0.662373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0">
                <text:p>720</text:p>
              </table:table-cell>
              <table:table-cell office:value-type="float" office:value="-0.8722290913">
                <text:p>-0.87222909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0">
                <text:p>720</text:p>
              </table:table-cell>
              <table:table-cell office:value-type="float" office:value="-0.9773795163">
                <text:p>-0.9773795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0">
                <text:p>720</text:p>
              </table:table-cell>
              <table:table-cell office:value-type="float" office:value="-0.9297186847">
                <text:p>-0.92971868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0">
                <text:p>720</text:p>
              </table:table-cell>
              <table:table-cell office:value-type="float" office:value="0.1254095456">
                <text:p>0.1254095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0">
                <text:p>720</text:p>
              </table:table-cell>
              <table:table-cell office:value-type="float" office:value="-0.5734170263">
                <text:p>-0.5734170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0">
                <text:p>720</text:p>
              </table:table-cell>
              <table:table-cell office:value-type="float" office:value="0.2318516839">
                <text:p>0.23185168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0">
                <text:p>720</text:p>
              </table:table-cell>
              <table:table-cell office:value-type="float" office:value="0.1065352482">
                <text:p>0.10653524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0">
                <text:p>720</text:p>
              </table:table-cell>
              <table:table-cell office:value-type="float" office:value="1.585499469">
                <text:p>1.5854994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1.065495357">
                <text:p>1.0654953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0.7673234068">
                <text:p>0.76732340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0">
                <text:p>720</text:p>
              </table:table-cell>
              <table:table-cell office:value-type="float" office:value="-0.2890927999">
                <text:p>-0.2890927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0">
                <text:p>720</text:p>
              </table:table-cell>
              <table:table-cell office:value-type="float" office:value="-0.2290059422">
                <text:p>-0.2290059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1">
                <text:p>721</text:p>
              </table:table-cell>
              <table:table-cell office:value-type="float" office:value="0.2082048058">
                <text:p>0.2082048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1">
                <text:p>721</text:p>
              </table:table-cell>
              <table:table-cell office:value-type="float" office:value="0.1866237375">
                <text:p>0.1866237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1">
                <text:p>721</text:p>
              </table:table-cell>
              <table:table-cell office:value-type="float" office:value="0.3646970386">
                <text:p>0.3646970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1">
                <text:p>721</text:p>
              </table:table-cell>
              <table:table-cell office:value-type="float" office:value="0.5231795687">
                <text:p>0.52317956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1">
                <text:p>721</text:p>
              </table:table-cell>
              <table:table-cell office:value-type="float" office:value="0.4059417927">
                <text:p>0.40594179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1">
                <text:p>721</text:p>
              </table:table-cell>
              <table:table-cell office:value-type="float" office:value="-0.09776978991">
                <text:p>-0.09776978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1">
                <text:p>721</text:p>
              </table:table-cell>
              <table:table-cell office:value-type="float" office:value="-0.4985088148">
                <text:p>-0.49850881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1">
                <text:p>721</text:p>
              </table:table-cell>
              <table:table-cell office:value-type="float" office:value="-0.1140353061">
                <text:p>-0.11403530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1">
                <text:p>721</text:p>
              </table:table-cell>
              <table:table-cell office:value-type="float" office:value="0.3162802207">
                <text:p>0.31628022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1">
                <text:p>721</text:p>
              </table:table-cell>
              <table:table-cell office:value-type="float" office:value="0.5992062817">
                <text:p>0.59920628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1">
                <text:p>721</text:p>
              </table:table-cell>
              <table:table-cell office:value-type="float" office:value="0.8252132989">
                <text:p>0.8252132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2">
                <text:p>722</text:p>
              </table:table-cell>
              <table:table-cell office:value-type="float" office:value="1.077420273">
                <text:p>1.0774202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2">
                <text:p>722</text:p>
              </table:table-cell>
              <table:table-cell office:value-type="float" office:value="-0.06680634188">
                <text:p>-0.066806341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2">
                <text:p>722</text:p>
              </table:table-cell>
              <table:table-cell office:value-type="float" office:value="1.680650897">
                <text:p>1.680650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2">
                <text:p>722</text:p>
              </table:table-cell>
              <table:table-cell office:value-type="float" office:value="-0.3420115468">
                <text:p>-0.34201154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2">
                <text:p>722</text:p>
              </table:table-cell>
              <table:table-cell office:value-type="float" office:value="-0.2667821127">
                <text:p>-0.2667821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2">
                <text:p>722</text:p>
              </table:table-cell>
              <table:table-cell office:value-type="float" office:value="-1.565898614">
                <text:p>-1.5658986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2">
                <text:p>722</text:p>
              </table:table-cell>
              <table:table-cell office:value-type="float" office:value="-0.4533754995">
                <text:p>-0.45337549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2">
                <text:p>722</text:p>
              </table:table-cell>
              <table:table-cell office:value-type="float" office:value="0.1121906231">
                <text:p>0.1121906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  <table:table-cell office:value-type="float" office:value="-0.5674111213">
                <text:p>-0.5674111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2">
                <text:p>722</text:p>
              </table:table-cell>
              <table:table-cell office:value-type="float" office:value="-0.4815299093">
                <text:p>-0.48152990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2">
                <text:p>722</text:p>
              </table:table-cell>
              <table:table-cell office:value-type="float" office:value="-0.5158636609">
                <text:p>-0.51586366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22">
                <text:p>722</text:p>
              </table:table-cell>
              <table:table-cell office:value-type="float" office:value="-0.05609409079">
                <text:p>-0.056094090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3">
                <text:p>723</text:p>
              </table:table-cell>
              <table:table-cell office:value-type="float" office:value="0.3644894933">
                <text:p>0.3644894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3">
                <text:p>723</text:p>
              </table:table-cell>
              <table:table-cell office:value-type="float" office:value="0.5548718745">
                <text:p>0.55487187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3">
                <text:p>723</text:p>
              </table:table-cell>
              <table:table-cell office:value-type="float" office:value="0.4836116667">
                <text:p>0.483611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3">
                <text:p>723</text:p>
              </table:table-cell>
              <table:table-cell office:value-type="float" office:value="-0.5905398338">
                <text:p>-0.59053983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3">
                <text:p>723</text:p>
              </table:table-cell>
              <table:table-cell office:value-type="float" office:value="0.01399899244">
                <text:p>0.013998992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3">
                <text:p>723</text:p>
              </table:table-cell>
              <table:table-cell office:value-type="float" office:value="0.3307726823">
                <text:p>0.33077268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23">
                <text:p>723</text:p>
              </table:table-cell>
              <table:table-cell office:value-type="float" office:value="1.660761066">
                <text:p>1.6607610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3">
                <text:p>723</text:p>
              </table:table-cell>
              <table:table-cell office:value-type="float" office:value="1.19628604">
                <text:p>1.196286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23">
                <text:p>723</text:p>
              </table:table-cell>
              <table:table-cell office:value-type="float" office:value="0.7733758144">
                <text:p>0.77337581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3">
                <text:p>723</text:p>
              </table:table-cell>
              <table:table-cell office:value-type="float" office:value="-0.1985287709">
                <text:p>-0.19852877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4">
                <text:p>724</text:p>
              </table:table-cell>
              <table:table-cell office:value-type="float" office:value="3.817472594">
                <text:p>3.817472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4">
                <text:p>724</text:p>
              </table:table-cell>
              <table:table-cell office:value-type="float" office:value="0.4807047374">
                <text:p>0.4807047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4">
                <text:p>724</text:p>
              </table:table-cell>
              <table:table-cell office:value-type="float" office:value="1.350540875">
                <text:p>1.350540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4">
                <text:p>724</text:p>
              </table:table-cell>
              <table:table-cell office:value-type="float" office:value="-1.60147934">
                <text:p>-1.60147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4">
                <text:p>724</text:p>
              </table:table-cell>
              <table:table-cell office:value-type="float" office:value="-0.02160806391">
                <text:p>-0.021608063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4">
                <text:p>724</text:p>
              </table:table-cell>
              <table:table-cell office:value-type="float" office:value="-0.311591097">
                <text:p>-0.3115910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4">
                <text:p>724</text:p>
              </table:table-cell>
              <table:table-cell office:value-type="float" office:value="-0.5081581725">
                <text:p>-0.50815817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4">
                <text:p>724</text:p>
              </table:table-cell>
              <table:table-cell office:value-type="float" office:value="0.3380303187">
                <text:p>0.33803031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4">
                <text:p>724</text:p>
              </table:table-cell>
              <table:table-cell office:value-type="float" office:value="-0.7001576126">
                <text:p>-0.70015761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4">
                <text:p>724</text:p>
              </table:table-cell>
              <table:table-cell office:value-type="float" office:value="0.3695951762">
                <text:p>0.36959517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4">
                <text:p>724</text:p>
              </table:table-cell>
              <table:table-cell office:value-type="float" office:value="-0.01462561034">
                <text:p>-0.014625610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4">
                <text:p>724</text:p>
              </table:table-cell>
              <table:table-cell office:value-type="float" office:value="0.3980326997">
                <text:p>0.3980326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5">
                <text:p>725</text:p>
              </table:table-cell>
              <table:table-cell office:value-type="float" office:value="-0.6999675725">
                <text:p>-0.6999675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5">
                <text:p>725</text:p>
              </table:table-cell>
              <table:table-cell office:value-type="float" office:value="0.03104355159">
                <text:p>0.03104355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5">
                <text:p>725</text:p>
              </table:table-cell>
              <table:table-cell office:value-type="float" office:value="0.2738933406">
                <text:p>0.27389334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5">
                <text:p>725</text:p>
              </table:table-cell>
              <table:table-cell office:value-type="float" office:value="-0.07744009229">
                <text:p>-0.077440092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5">
                <text:p>725</text:p>
              </table:table-cell>
              <table:table-cell office:value-type="float" office:value="-0.07096053597">
                <text:p>-0.07096053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5">
                <text:p>725</text:p>
              </table:table-cell>
              <table:table-cell office:value-type="float" office:value="-0.967468984">
                <text:p>-0.967468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6">
                <text:p>726</text:p>
              </table:table-cell>
              <table:table-cell office:value-type="float" office:value="-0.09745234801">
                <text:p>-0.097452348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6">
                <text:p>726</text:p>
              </table:table-cell>
              <table:table-cell office:value-type="float" office:value="-1.203658702">
                <text:p>-1.2036587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6">
                <text:p>726</text:p>
              </table:table-cell>
              <table:table-cell office:value-type="float" office:value="2.940527025">
                <text:p>2.940527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6">
                <text:p>726</text:p>
              </table:table-cell>
              <table:table-cell office:value-type="float" office:value="-0.3106066708">
                <text:p>-0.31060667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6">
                <text:p>726</text:p>
              </table:table-cell>
              <table:table-cell office:value-type="float" office:value="0.7835052833">
                <text:p>0.78350528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6">
                <text:p>726</text:p>
              </table:table-cell>
              <table:table-cell office:value-type="float" office:value="-1.985022222">
                <text:p>-1.9850222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6">
                <text:p>726</text:p>
              </table:table-cell>
              <table:table-cell office:value-type="float" office:value="0.0359895843">
                <text:p>0.03598958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6">
                <text:p>726</text:p>
              </table:table-cell>
              <table:table-cell office:value-type="float" office:value="-0.2805009932">
                <text:p>-0.28050099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7">
                <text:p>727</text:p>
              </table:table-cell>
              <table:table-cell office:value-type="float" office:value="0.1947973447">
                <text:p>0.19479734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7">
                <text:p>727</text:p>
              </table:table-cell>
              <table:table-cell office:value-type="float" office:value="-0.08948017928">
                <text:p>-0.08948017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7">
                <text:p>727</text:p>
              </table:table-cell>
              <table:table-cell office:value-type="float" office:value="0.1437655024">
                <text:p>0.14376550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7">
                <text:p>727</text:p>
              </table:table-cell>
              <table:table-cell office:value-type="float" office:value="0.5078147185">
                <text:p>0.5078147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7">
                <text:p>727</text:p>
              </table:table-cell>
              <table:table-cell office:value-type="float" office:value="-0.003851344944">
                <text:p>-0.0038513449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7">
                <text:p>727</text:p>
              </table:table-cell>
              <table:table-cell office:value-type="float" office:value="-0.371056325">
                <text:p>-0.371056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7">
                <text:p>727</text:p>
              </table:table-cell>
              <table:table-cell office:value-type="float" office:value="-1.001401527">
                <text:p>-1.0014015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7">
                <text:p>727</text:p>
              </table:table-cell>
              <table:table-cell office:value-type="float" office:value="-0.3132177308">
                <text:p>-0.31321773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8">
                <text:p>728</text:p>
              </table:table-cell>
              <table:table-cell office:value-type="float" office:value="0.2760712027">
                <text:p>0.27607120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8">
                <text:p>728</text:p>
              </table:table-cell>
              <table:table-cell office:value-type="float" office:value="0.1481728617">
                <text:p>0.14817286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8">
                <text:p>728</text:p>
              </table:table-cell>
              <table:table-cell office:value-type="float" office:value="-0.4878863394">
                <text:p>-0.48788633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8">
                <text:p>728</text:p>
              </table:table-cell>
              <table:table-cell office:value-type="float" office:value="-0.2772672415">
                <text:p>-0.27726724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8">
                <text:p>728</text:p>
              </table:table-cell>
              <table:table-cell office:value-type="float" office:value="0.2614339445">
                <text:p>0.26143394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8">
                <text:p>728</text:p>
              </table:table-cell>
              <table:table-cell office:value-type="float" office:value="0.02244318721">
                <text:p>0.022443187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9">
                <text:p>729</text:p>
              </table:table-cell>
              <table:table-cell office:value-type="float" office:value="2.927310792">
                <text:p>2.9273107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9">
                <text:p>729</text:p>
              </table:table-cell>
              <table:table-cell office:value-type="float" office:value="0.3253419371">
                <text:p>0.32534193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9">
                <text:p>729</text:p>
              </table:table-cell>
              <table:table-cell office:value-type="float" office:value="0.6252568031">
                <text:p>0.6252568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9">
                <text:p>729</text:p>
              </table:table-cell>
              <table:table-cell office:value-type="float" office:value="-1.789769611">
                <text:p>-1.7897696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9">
                <text:p>729</text:p>
              </table:table-cell>
              <table:table-cell office:value-type="float" office:value="-0.7050916574">
                <text:p>-0.70509165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9">
                <text:p>729</text:p>
              </table:table-cell>
              <table:table-cell office:value-type="float" office:value="-0.6100177987">
                <text:p>-0.61001779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0">
                <text:p>730</text:p>
              </table:table-cell>
              <table:table-cell office:value-type="float" office:value="-1.118646566">
                <text:p>-1.1186465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0">
                <text:p>730</text:p>
              </table:table-cell>
              <table:table-cell office:value-type="float" office:value="-0.8494521113">
                <text:p>-0.84945211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0">
                <text:p>730</text:p>
              </table:table-cell>
              <table:table-cell office:value-type="float" office:value="-0.2943136465">
                <text:p>-0.29431364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0">
                <text:p>730</text:p>
              </table:table-cell>
              <table:table-cell office:value-type="float" office:value="0.7449548933">
                <text:p>0.74495489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0">
                <text:p>730</text:p>
              </table:table-cell>
              <table:table-cell office:value-type="float" office:value="2.060234389">
                <text:p>2.0602343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0">
                <text:p>730</text:p>
              </table:table-cell>
              <table:table-cell office:value-type="float" office:value="1.894636417">
                <text:p>1.8946364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0">
                <text:p>730</text:p>
              </table:table-cell>
              <table:table-cell office:value-type="float" office:value="1.095954786">
                <text:p>1.0959547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0">
                <text:p>730</text:p>
              </table:table-cell>
              <table:table-cell office:value-type="float" office:value="0.7232588029">
                <text:p>0.72325880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0">
                <text:p>730</text:p>
              </table:table-cell>
              <table:table-cell office:value-type="float" office:value="1.657988247">
                <text:p>1.6579882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0">
                <text:p>730</text:p>
              </table:table-cell>
              <table:table-cell office:value-type="float" office:value="2.104687099">
                <text:p>2.1046870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1">
                <text:p>731</text:p>
              </table:table-cell>
              <table:table-cell office:value-type="float" office:value="1.026246216">
                <text:p>1.026246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1">
                <text:p>731</text:p>
              </table:table-cell>
              <table:table-cell office:value-type="float" office:value="0.7971993036">
                <text:p>0.7971993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1">
                <text:p>731</text:p>
              </table:table-cell>
              <table:table-cell office:value-type="float" office:value="-0.3142797277">
                <text:p>-0.31427972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1">
                <text:p>731</text:p>
              </table:table-cell>
              <table:table-cell office:value-type="float" office:value="-0.9161566191">
                <text:p>-0.91615661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1">
                <text:p>731</text:p>
              </table:table-cell>
              <table:table-cell office:value-type="float" office:value="3.569165396">
                <text:p>3.5691653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31">
                <text:p>731</text:p>
              </table:table-cell>
              <table:table-cell office:value-type="float" office:value="0.2871244623">
                <text:p>0.28712446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32">
                <text:p>732</text:p>
              </table:table-cell>
              <table:table-cell office:value-type="float" office:value="0.9260340061">
                <text:p>0.92603400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2">
                <text:p>732</text:p>
              </table:table-cell>
              <table:table-cell office:value-type="float" office:value="-3.186180141">
                <text:p>-3.1861801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2">
                <text:p>732</text:p>
              </table:table-cell>
              <table:table-cell office:value-type="float" office:value="-0.7522081388">
                <text:p>-0.75220813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32">
                <text:p>732</text:p>
              </table:table-cell>
              <table:table-cell office:value-type="float" office:value="0.4679931163">
                <text:p>0.46799311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2">
                <text:p>732</text:p>
              </table:table-cell>
              <table:table-cell office:value-type="float" office:value="-0.4176252592">
                <text:p>-0.41762525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2">
                <text:p>732</text:p>
              </table:table-cell>
              <table:table-cell office:value-type="float" office:value="0.312522642">
                <text:p>0.3125226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3">
                <text:p>733</text:p>
              </table:table-cell>
              <table:table-cell office:value-type="float" office:value="-0.7361060448">
                <text:p>-0.73610604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33">
                <text:p>733</text:p>
              </table:table-cell>
              <table:table-cell office:value-type="float" office:value="-1.257508237">
                <text:p>-1.2575082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4">
                <text:p>734</text:p>
              </table:table-cell>
              <table:table-cell office:value-type="float" office:value="-2.524125214">
                <text:p>-2.524125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4">
                <text:p>734</text:p>
              </table:table-cell>
              <table:table-cell office:value-type="float" office:value="-1.585980447">
                <text:p>-1.5859804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4">
                <text:p>734</text:p>
              </table:table-cell>
              <table:table-cell office:value-type="float" office:value="-1.760040523">
                <text:p>-1.7600405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4">
                <text:p>734</text:p>
              </table:table-cell>
              <table:table-cell office:value-type="float" office:value="-0.2814635088">
                <text:p>-0.28146350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4">
                <text:p>734</text:p>
              </table:table-cell>
              <table:table-cell office:value-type="float" office:value="0.0312787156">
                <text:p>0.03127871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4">
                <text:p>734</text:p>
              </table:table-cell>
              <table:table-cell office:value-type="float" office:value="1.141230362">
                <text:p>1.1412303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5">
                <text:p>735</text:p>
              </table:table-cell>
              <table:table-cell office:value-type="float" office:value="-0.5656999819">
                <text:p>-0.56569998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5">
                <text:p>735</text:p>
              </table:table-cell>
              <table:table-cell office:value-type="float" office:value="0.4122701263">
                <text:p>0.41227012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5">
                <text:p>735</text:p>
              </table:table-cell>
              <table:table-cell office:value-type="float" office:value="-0.2503854388">
                <text:p>-0.25038543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5">
                <text:p>735</text:p>
              </table:table-cell>
              <table:table-cell office:value-type="float" office:value="-0.4520773331">
                <text:p>-0.45207733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6">
                <text:p>736</text:p>
              </table:table-cell>
              <table:table-cell office:value-type="float" office:value="0.7533108969">
                <text:p>0.75331089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6">
                <text:p>736</text:p>
              </table:table-cell>
              <table:table-cell office:value-type="float" office:value="-0.6522761248">
                <text:p>-0.6522761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6">
                <text:p>736</text:p>
              </table:table-cell>
              <table:table-cell office:value-type="float" office:value="2.486304922">
                <text:p>2.4863049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6">
                <text:p>736</text:p>
              </table:table-cell>
              <table:table-cell office:value-type="float" office:value="-1.903256248">
                <text:p>-1.9032562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6">
                <text:p>736</text:p>
              </table:table-cell>
              <table:table-cell office:value-type="float" office:value="0.4183691596">
                <text:p>0.41836915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6">
                <text:p>736</text:p>
              </table:table-cell>
              <table:table-cell office:value-type="float" office:value="-2.295579118">
                <text:p>-2.295579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7">
                <text:p>737</text:p>
              </table:table-cell>
              <table:table-cell office:value-type="float" office:value="-0.07912494904">
                <text:p>-0.079124949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7">
                <text:p>737</text:p>
              </table:table-cell>
              <table:table-cell office:value-type="float" office:value="-0.4615416959">
                <text:p>-0.4615416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7">
                <text:p>737</text:p>
              </table:table-cell>
              <table:table-cell office:value-type="float" office:value="0.8161926608">
                <text:p>0.81619266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7">
                <text:p>737</text:p>
              </table:table-cell>
              <table:table-cell office:value-type="float" office:value="0.5078692395">
                <text:p>0.50786923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7">
                <text:p>737</text:p>
              </table:table-cell>
              <table:table-cell office:value-type="float" office:value="0.3844231297">
                <text:p>0.38442312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37">
                <text:p>737</text:p>
              </table:table-cell>
              <table:table-cell office:value-type="float" office:value="-0.3185375029">
                <text:p>-0.31853750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38">
                <text:p>738</text:p>
              </table:table-cell>
              <table:table-cell office:value-type="float" office:value="-0.4564483481">
                <text:p>-0.45644834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38">
                <text:p>738</text:p>
              </table:table-cell>
              <table:table-cell office:value-type="float" office:value="0.8491156209">
                <text:p>0.84911562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38">
                <text:p>738</text:p>
              </table:table-cell>
              <table:table-cell office:value-type="float" office:value="0.07052744769">
                <text:p>0.070527447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8">
                <text:p>738</text:p>
              </table:table-cell>
              <table:table-cell office:value-type="float" office:value="0.4264671968">
                <text:p>0.4264671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39">
                <text:p>739</text:p>
              </table:table-cell>
              <table:table-cell office:value-type="float" office:value="-2.178686382">
                <text:p>-2.1786863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39">
                <text:p>739</text:p>
              </table:table-cell>
              <table:table-cell office:value-type="float" office:value="0.4083016527">
                <text:p>0.40830165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39">
                <text:p>739</text:p>
              </table:table-cell>
              <table:table-cell office:value-type="float" office:value="0.01756402021">
                <text:p>0.01756402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39">
                <text:p>739</text:p>
              </table:table-cell>
              <table:table-cell office:value-type="float" office:value="0.6058760724">
                <text:p>0.60587607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0">
                <text:p>740</text:p>
              </table:table-cell>
              <table:table-cell office:value-type="float" office:value="1.533780339">
                <text:p>1.5337803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0">
                <text:p>740</text:p>
              </table:table-cell>
              <table:table-cell office:value-type="float" office:value="0.3828537174">
                <text:p>0.38285371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0">
                <text:p>740</text:p>
              </table:table-cell>
              <table:table-cell office:value-type="float" office:value="1.850528672">
                <text:p>1.8505286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0">
                <text:p>740</text:p>
              </table:table-cell>
              <table:table-cell office:value-type="float" office:value="0.9139089416">
                <text:p>0.91390894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0">
                <text:p>740</text:p>
              </table:table-cell>
              <table:table-cell office:value-type="float" office:value="1.630918568">
                <text:p>1.6309185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0">
                <text:p>740</text:p>
              </table:table-cell>
              <table:table-cell office:value-type="float" office:value="-0.625000365">
                <text:p>-0.6250003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1">
                <text:p>741</text:p>
              </table:table-cell>
              <table:table-cell office:value-type="float" office:value="-1.978881409">
                <text:p>-1.9788814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1">
                <text:p>741</text:p>
              </table:table-cell>
              <table:table-cell office:value-type="float" office:value="-2.00599924">
                <text:p>-2.005999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2">
                <text:p>742</text:p>
              </table:table-cell>
              <table:table-cell office:value-type="float" office:value="-1.438548463">
                <text:p>-1.4385484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2">
                <text:p>742</text:p>
              </table:table-cell>
              <table:table-cell office:value-type="float" office:value="-0.7249417926">
                <text:p>-0.72494179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2">
                <text:p>742</text:p>
              </table:table-cell>
              <table:table-cell office:value-type="float" office:value="0.6104555093">
                <text:p>0.61045550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2">
                <text:p>742</text:p>
              </table:table-cell>
              <table:table-cell office:value-type="float" office:value="2.055329611">
                <text:p>2.0553296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2">
                <text:p>742</text:p>
              </table:table-cell>
              <table:table-cell office:value-type="float" office:value="0.267919137">
                <text:p>0.2679191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2">
                <text:p>742</text:p>
              </table:table-cell>
              <table:table-cell office:value-type="float" office:value="-0.4113932964">
                <text:p>-0.41139329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3">
                <text:p>743</text:p>
              </table:table-cell>
              <table:table-cell office:value-type="float" office:value="-2.059919114">
                <text:p>-2.0599191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3">
                <text:p>743</text:p>
              </table:table-cell>
              <table:table-cell office:value-type="float" office:value="-0.2465351182">
                <text:p>-0.2465351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3">
                <text:p>743</text:p>
              </table:table-cell>
              <table:table-cell office:value-type="float" office:value="-0.6619786334">
                <text:p>-0.66197863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3">
                <text:p>743</text:p>
              </table:table-cell>
              <table:table-cell office:value-type="float" office:value="0.725821662">
                <text:p>0.7258216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4">
                <text:p>744</text:p>
              </table:table-cell>
              <table:table-cell office:value-type="float" office:value="0.6597704387">
                <text:p>0.65977043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4">
                <text:p>744</text:p>
              </table:table-cell>
              <table:table-cell office:value-type="float" office:value="-0.5952221754">
                <text:p>-0.59522217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4">
                <text:p>744</text:p>
              </table:table-cell>
              <table:table-cell office:value-type="float" office:value="1.106626969">
                <text:p>1.1066269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4">
                <text:p>744</text:p>
              </table:table-cell>
              <table:table-cell office:value-type="float" office:value="-0.2495758586">
                <text:p>-0.24957585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4">
                <text:p>744</text:p>
              </table:table-cell>
              <table:table-cell office:value-type="float" office:value="0.6693627324">
                <text:p>0.6693627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4">
                <text:p>744</text:p>
              </table:table-cell>
              <table:table-cell office:value-type="float" office:value="-0.6835217797">
                <text:p>-0.68352177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5">
                <text:p>745</text:p>
              </table:table-cell>
              <table:table-cell office:value-type="float" office:value="-1.391498167">
                <text:p>-1.3914981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5">
                <text:p>745</text:p>
              </table:table-cell>
              <table:table-cell office:value-type="float" office:value="0.9089718517">
                <text:p>0.90897185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6">
                <text:p>746</text:p>
              </table:table-cell>
              <table:table-cell office:value-type="float" office:value="-1.060094712">
                <text:p>-1.0600947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6">
                <text:p>746</text:p>
              </table:table-cell>
              <table:table-cell office:value-type="float" office:value="1.81707317">
                <text:p>1.817073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6">
                <text:p>746</text:p>
              </table:table-cell>
              <table:table-cell office:value-type="float" office:value="-0.9391734845">
                <text:p>-0.93917348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6">
                <text:p>746</text:p>
              </table:table-cell>
              <table:table-cell office:value-type="float" office:value="0.6092023394">
                <text:p>0.60920233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47">
                <text:p>747</text:p>
              </table:table-cell>
              <table:table-cell office:value-type="float" office:value="-1.203527167">
                <text:p>-1.2035271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47">
                <text:p>747</text:p>
              </table:table-cell>
              <table:table-cell office:value-type="float" office:value="-0.3617834529">
                <text:p>-0.36178345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47">
                <text:p>747</text:p>
              </table:table-cell>
              <table:table-cell office:value-type="float" office:value="-0.0324786013">
                <text:p>-0.03247860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47">
                <text:p>747</text:p>
              </table:table-cell>
              <table:table-cell office:value-type="float" office:value="0.245892205">
                <text:p>0.2458922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47">
                <text:p>747</text:p>
              </table:table-cell>
              <table:table-cell office:value-type="float" office:value="0.7718111004">
                <text:p>0.7718111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47">
                <text:p>747</text:p>
              </table:table-cell>
              <table:table-cell office:value-type="float" office:value="0.009054036485">
                <text:p>0.0090540364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48">
                <text:p>748</text:p>
              </table:table-cell>
              <table:table-cell office:value-type="float" office:value="-0.2970957048">
                <text:p>-0.29709570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48">
                <text:p>748</text:p>
              </table:table-cell>
              <table:table-cell office:value-type="float" office:value="-0.2284990405">
                <text:p>-0.22849904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49">
                <text:p>749</text:p>
              </table:table-cell>
              <table:table-cell office:value-type="float" office:value="-0.6472181276">
                <text:p>-0.64721812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9">
                <text:p>749</text:p>
              </table:table-cell>
              <table:table-cell office:value-type="float" office:value="-0.4836493053">
                <text:p>-0.48364930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49">
                <text:p>749</text:p>
              </table:table-cell>
              <table:table-cell office:value-type="float" office:value="-0.2740749843">
                <text:p>-0.27407498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49">
                <text:p>749</text:p>
              </table:table-cell>
              <table:table-cell office:value-type="float" office:value="-0.07804628484">
                <text:p>-0.078046284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0">
                <text:p>750</text:p>
              </table:table-cell>
              <table:table-cell office:value-type="float" office:value="0.4916103463">
                <text:p>0.49161034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0">
                <text:p>750</text:p>
              </table:table-cell>
              <table:table-cell office:value-type="float" office:value="-0.8503101021">
                <text:p>-0.85031010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50">
                <text:p>750</text:p>
              </table:table-cell>
              <table:table-cell office:value-type="float" office:value="-0.5371929088">
                <text:p>-0.5371929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50">
                <text:p>750</text:p>
              </table:table-cell>
              <table:table-cell office:value-type="float" office:value="0.6142887204">
                <text:p>0.61428872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50">
                <text:p>750</text:p>
              </table:table-cell>
              <table:table-cell office:value-type="float" office:value="1.216610424">
                <text:p>1.2166104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0">
                <text:p>750</text:p>
              </table:table-cell>
              <table:table-cell office:value-type="float" office:value="1.806128557">
                <text:p>1.8061285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1">
                <text:p>751</text:p>
              </table:table-cell>
              <table:table-cell office:value-type="float" office:value="0.3453799135">
                <text:p>0.34537991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1">
                <text:p>751</text:p>
              </table:table-cell>
              <table:table-cell office:value-type="float" office:value="0.8183858037">
                <text:p>0.8183858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2">
                <text:p>752</text:p>
              </table:table-cell>
              <table:table-cell office:value-type="float" office:value="0.5410025381">
                <text:p>0.54100253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2">
                <text:p>752</text:p>
              </table:table-cell>
              <table:table-cell office:value-type="float" office:value="1.645885023">
                <text:p>1.6458850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2">
                <text:p>752</text:p>
              </table:table-cell>
              <table:table-cell office:value-type="float" office:value="1.599772691">
                <text:p>1.599772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2">
                <text:p>752</text:p>
              </table:table-cell>
              <table:table-cell office:value-type="float" office:value="0.7283385055">
                <text:p>0.72833850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53">
                <text:p>753</text:p>
              </table:table-cell>
              <table:table-cell office:value-type="float" office:value="1.041064869">
                <text:p>1.041064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3">
                <text:p>753</text:p>
              </table:table-cell>
              <table:table-cell office:value-type="float" office:value="-0.7196063275">
                <text:p>-0.71960632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3">
                <text:p>753</text:p>
              </table:table-cell>
              <table:table-cell office:value-type="float" office:value="0.530559433">
                <text:p>0.5305594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3">
                <text:p>753</text:p>
              </table:table-cell>
              <table:table-cell office:value-type="float" office:value="-0.5982018957">
                <text:p>-0.59820189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53">
                <text:p>753</text:p>
              </table:table-cell>
              <table:table-cell office:value-type="float" office:value="-0.9787196202">
                <text:p>-0.97871962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3">
                <text:p>753</text:p>
              </table:table-cell>
              <table:table-cell office:value-type="float" office:value="-2.73023319">
                <text:p>-2.730233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4">
                <text:p>754</text:p>
              </table:table-cell>
              <table:table-cell office:value-type="float" office:value="-5.176408821">
                <text:p>-5.1764088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54">
                <text:p>754</text:p>
              </table:table-cell>
              <table:table-cell office:value-type="float" office:value="-1.799979559">
                <text:p>-1.7999795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5">
                <text:p>755</text:p>
              </table:table-cell>
              <table:table-cell office:value-type="float" office:value="1.612795324">
                <text:p>1.6127953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5">
                <text:p>755</text:p>
              </table:table-cell>
              <table:table-cell office:value-type="float" office:value="1.775602841">
                <text:p>1.7756028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5">
                <text:p>755</text:p>
              </table:table-cell>
              <table:table-cell office:value-type="float" office:value="0.8742692695">
                <text:p>0.87426926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5">
                <text:p>755</text:p>
              </table:table-cell>
              <table:table-cell office:value-type="float" office:value="-0.9387517351">
                <text:p>-0.93875173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6">
                <text:p>756</text:p>
              </table:table-cell>
              <table:table-cell office:value-type="float" office:value="-1.02422334">
                <text:p>-1.02422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6">
                <text:p>756</text:p>
              </table:table-cell>
              <table:table-cell office:value-type="float" office:value="-1.144143238">
                <text:p>-1.1441432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7">
                <text:p>757</text:p>
              </table:table-cell>
              <table:table-cell office:value-type="float" office:value="0.7908379319">
                <text:p>0.79083793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7">
                <text:p>757</text:p>
              </table:table-cell>
              <table:table-cell office:value-type="float" office:value="0.2858510995">
                <text:p>0.28585109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7">
                <text:p>757</text:p>
              </table:table-cell>
              <table:table-cell office:value-type="float" office:value="0.5425176149">
                <text:p>0.54251761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57">
                <text:p>757</text:p>
              </table:table-cell>
              <table:table-cell office:value-type="float" office:value="-1.003135532">
                <text:p>-1.0031355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8">
                <text:p>758</text:p>
              </table:table-cell>
              <table:table-cell office:value-type="float" office:value="0.2896499488">
                <text:p>0.28964994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8">
                <text:p>758</text:p>
              </table:table-cell>
              <table:table-cell office:value-type="float" office:value="0.5151995998">
                <text:p>0.51519959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8">
                <text:p>758</text:p>
              </table:table-cell>
              <table:table-cell office:value-type="float" office:value="1.043259054">
                <text:p>1.0432590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8">
                <text:p>758</text:p>
              </table:table-cell>
              <table:table-cell office:value-type="float" office:value="0.1618984508">
                <text:p>0.1618984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8">
                <text:p>758</text:p>
              </table:table-cell>
              <table:table-cell office:value-type="float" office:value="-2.193165584">
                <text:p>-2.1931655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8">
                <text:p>758</text:p>
              </table:table-cell>
              <table:table-cell office:value-type="float" office:value="-1.347200435">
                <text:p>-1.3472004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9">
                <text:p>759</text:p>
              </table:table-cell>
              <table:table-cell office:value-type="float" office:value="-0.006287910847">
                <text:p>-0.0062879108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9">
                <text:p>759</text:p>
              </table:table-cell>
              <table:table-cell office:value-type="float" office:value="0.642635577">
                <text:p>0.6426355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0">
                <text:p>760</text:p>
              </table:table-cell>
              <table:table-cell office:value-type="float" office:value="3.738039929">
                <text:p>3.7380399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0">
                <text:p>760</text:p>
              </table:table-cell>
              <table:table-cell office:value-type="float" office:value="-1.0640931">
                <text:p>-1.06409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0">
                <text:p>760</text:p>
              </table:table-cell>
              <table:table-cell office:value-type="float" office:value="1.206567264">
                <text:p>1.2065672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60">
                <text:p>760</text:p>
              </table:table-cell>
              <table:table-cell office:value-type="float" office:value="-1.537186149">
                <text:p>-1.5371861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0">
                <text:p>760</text:p>
              </table:table-cell>
              <table:table-cell office:value-type="float" office:value="0.7330844991">
                <text:p>0.73308449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60">
                <text:p>760</text:p>
              </table:table-cell>
              <table:table-cell office:value-type="float" office:value="0.6705668429">
                <text:p>0.67056684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62">
                <text:p>762</text:p>
              </table:table-cell>
              <table:table-cell office:value-type="float" office:value="-1.745713817">
                <text:p>-1.7457138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62">
                <text:p>762</text:p>
              </table:table-cell>
              <table:table-cell office:value-type="float" office:value="-1.186790345">
                <text:p>-1.1867903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2">
                <text:p>762</text:p>
              </table:table-cell>
              <table:table-cell office:value-type="float" office:value="-0.2804982541">
                <text:p>-0.28049825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2">
                <text:p>762</text:p>
              </table:table-cell>
              <table:table-cell office:value-type="float" office:value="0.9126942139">
                <text:p>0.91269421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62">
                <text:p>762</text:p>
              </table:table-cell>
              <table:table-cell office:value-type="float" office:value="0.5878664614">
                <text:p>0.58786646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2">
                <text:p>762</text:p>
              </table:table-cell>
              <table:table-cell office:value-type="float" office:value="-0.1354972877">
                <text:p>-0.13549728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3">
                <text:p>763</text:p>
              </table:table-cell>
              <table:table-cell office:value-type="float" office:value="0.4821934378">
                <text:p>0.48219343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63">
                <text:p>763</text:p>
              </table:table-cell>
              <table:table-cell office:value-type="float" office:value="0.145532833">
                <text:p>0.1455328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63">
                <text:p>763</text:p>
              </table:table-cell>
              <table:table-cell office:value-type="float" office:value="0.3412480966">
                <text:p>0.34124809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64">
                <text:p>764</text:p>
              </table:table-cell>
              <table:table-cell office:value-type="float" office:value="-1.30298429">
                <text:p>-1.302984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64">
                <text:p>764</text:p>
              </table:table-cell>
              <table:table-cell office:value-type="float" office:value="-0.421757099">
                <text:p>-0.4217570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65">
                <text:p>765</text:p>
              </table:table-cell>
              <table:table-cell office:value-type="float" office:value="-0.8298045842">
                <text:p>-0.82980458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65">
                <text:p>765</text:p>
              </table:table-cell>
              <table:table-cell office:value-type="float" office:value="0.03398399508">
                <text:p>0.033983995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5">
                <text:p>765</text:p>
              </table:table-cell>
              <table:table-cell office:value-type="float" office:value="1.809164518">
                <text:p>1.8091645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5">
                <text:p>765</text:p>
              </table:table-cell>
              <table:table-cell office:value-type="float" office:value="-0.715522286">
                <text:p>-0.7155222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6">
                <text:p>766</text:p>
              </table:table-cell>
              <table:table-cell office:value-type="float" office:value="0.4466598873">
                <text:p>0.44665988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">
                <text:p>766</text:p>
              </table:table-cell>
              <table:table-cell office:value-type="float" office:value="-0.5480748829">
                <text:p>-0.54807488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">
                <text:p>768</text:p>
              </table:table-cell>
              <table:table-cell office:value-type="float" office:value="0.2983798712">
                <text:p>0.29837987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8">
                <text:p>768</text:p>
              </table:table-cell>
              <table:table-cell office:value-type="float" office:value="-0.628136081">
                <text:p>-0.6281360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68">
                <text:p>768</text:p>
              </table:table-cell>
              <table:table-cell office:value-type="float" office:value="0.2018562355">
                <text:p>0.20185623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68">
                <text:p>768</text:p>
              </table:table-cell>
              <table:table-cell office:value-type="float" office:value="-0.1198755426">
                <text:p>-0.11987554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69">
                <text:p>769</text:p>
              </table:table-cell>
              <table:table-cell office:value-type="float" office:value="0.4190235108">
                <text:p>0.41902351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69">
                <text:p>769</text:p>
              </table:table-cell>
              <table:table-cell office:value-type="float" office:value="-0.6600890164">
                <text:p>-0.66008901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0">
                <text:p>770</text:p>
              </table:table-cell>
              <table:table-cell office:value-type="float" office:value="0.1200148506">
                <text:p>0.12001485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70">
                <text:p>770</text:p>
              </table:table-cell>
              <table:table-cell office:value-type="float" office:value="-0.5679121019">
                <text:p>-0.56791210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70">
                <text:p>770</text:p>
              </table:table-cell>
              <table:table-cell office:value-type="float" office:value="0.893091681">
                <text:p>0.8930916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0">
                <text:p>770</text:p>
              </table:table-cell>
              <table:table-cell office:value-type="float" office:value="0.7607338638">
                <text:p>0.76073386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1">
                <text:p>771</text:p>
              </table:table-cell>
              <table:table-cell office:value-type="float" office:value="1.618018429">
                <text:p>1.6180184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1">
                <text:p>771</text:p>
              </table:table-cell>
              <table:table-cell office:value-type="float" office:value="-2.224296721">
                <text:p>-2.2242967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73">
                <text:p>773</text:p>
              </table:table-cell>
              <table:table-cell office:value-type="float" office:value="0.5272727662">
                <text:p>0.52727276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73">
                <text:p>773</text:p>
              </table:table-cell>
              <table:table-cell office:value-type="float" office:value="-1.822729251">
                <text:p>-1.8227292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3">
                <text:p>773</text:p>
              </table:table-cell>
              <table:table-cell office:value-type="float" office:value="0.7891900716">
                <text:p>0.78919007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3">
                <text:p>773</text:p>
              </table:table-cell>
              <table:table-cell office:value-type="float" office:value="-0.9619076628">
                <text:p>-0.96190766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74">
                <text:p>774</text:p>
              </table:table-cell>
              <table:table-cell office:value-type="float" office:value="2.564077736">
                <text:p>2.5640777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4">
                <text:p>774</text:p>
              </table:table-cell>
              <table:table-cell office:value-type="float" office:value="-0.1338527199">
                <text:p>-0.13385271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76">
                <text:p>776</text:p>
              </table:table-cell>
              <table:table-cell office:value-type="float" office:value="0.7635083801">
                <text:p>0.76350838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76">
                <text:p>776</text:p>
              </table:table-cell>
              <table:table-cell office:value-type="float" office:value="0.04667486676">
                <text:p>0.046674866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76">
                <text:p>776</text:p>
              </table:table-cell>
              <table:table-cell office:value-type="float" office:value="-0.3232191119">
                <text:p>-0.32321911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6">
                <text:p>776</text:p>
              </table:table-cell>
              <table:table-cell office:value-type="float" office:value="-1.082386596">
                <text:p>-1.0823865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77">
                <text:p>777</text:p>
              </table:table-cell>
              <table:table-cell office:value-type="float" office:value="-1.98645203">
                <text:p>-1.986452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77">
                <text:p>777</text:p>
              </table:table-cell>
              <table:table-cell office:value-type="float" office:value="0.2531230593">
                <text:p>0.25312305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78">
                <text:p>778</text:p>
              </table:table-cell>
              <table:table-cell office:value-type="float" office:value="1.212064479">
                <text:p>1.2120644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78">
                <text:p>778</text:p>
              </table:table-cell>
              <table:table-cell office:value-type="float" office:value="0.8466897815">
                <text:p>0.84668978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8">
                <text:p>778</text:p>
              </table:table-cell>
              <table:table-cell office:value-type="float" office:value="0.6612103269">
                <text:p>0.66121032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78">
                <text:p>778</text:p>
              </table:table-cell>
              <table:table-cell office:value-type="float" office:value="-0.2317101873">
                <text:p>-0.23171018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9">
                <text:p>779</text:p>
              </table:table-cell>
              <table:table-cell office:value-type="float" office:value="-1.372971952">
                <text:p>-1.3729719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79">
                <text:p>779</text:p>
              </table:table-cell>
              <table:table-cell office:value-type="float" office:value="-0.9855477644">
                <text:p>-0.98554776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81">
                <text:p>781</text:p>
              </table:table-cell>
              <table:table-cell office:value-type="float" office:value="-4.68230872">
                <text:p>-4.682308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81">
                <text:p>781</text:p>
              </table:table-cell>
              <table:table-cell office:value-type="float" office:value="-0.2720400114">
                <text:p>-0.2720400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81">
                <text:p>781</text:p>
              </table:table-cell>
              <table:table-cell office:value-type="float" office:value="-0.1999729129">
                <text:p>-0.19997291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1">
                <text:p>781</text:p>
              </table:table-cell>
              <table:table-cell office:value-type="float" office:value="3.442957045">
                <text:p>3.4429570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2">
                <text:p>782</text:p>
              </table:table-cell>
              <table:table-cell office:value-type="float" office:value="1.236939613">
                <text:p>1.2369396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2">
                <text:p>782</text:p>
              </table:table-cell>
              <table:table-cell office:value-type="float" office:value="-0.1668518718">
                <text:p>-0.16685187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4">
                <text:p>784</text:p>
              </table:table-cell>
              <table:table-cell office:value-type="float" office:value="-8.664678387">
                <text:p>-8.6646783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4">
                <text:p>784</text:p>
              </table:table-cell>
              <table:table-cell office:value-type="float" office:value="3.340876741">
                <text:p>3.3408767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4">
                <text:p>784</text:p>
              </table:table-cell>
              <table:table-cell office:value-type="float" office:value="-0.8944349913">
                <text:p>-0.89443499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84">
                <text:p>784</text:p>
              </table:table-cell>
              <table:table-cell office:value-type="float" office:value="6.522872888">
                <text:p>6.5228728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5">
                <text:p>785</text:p>
              </table:table-cell>
              <table:table-cell office:value-type="float" office:value="0.03110628294">
                <text:p>0.031106282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5">
                <text:p>785</text:p>
              </table:table-cell>
              <table:table-cell office:value-type="float" office:value="4.294898756">
                <text:p>4.2948987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86">
                <text:p>786</text:p>
              </table:table-cell>
              <table:table-cell office:value-type="float" office:value="1.830377236">
                <text:p>1.8303772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6">
                <text:p>786</text:p>
              </table:table-cell>
              <table:table-cell office:value-type="float" office:value="-1.196882829">
                <text:p>-1.1968828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86">
                <text:p>786</text:p>
              </table:table-cell>
              <table:table-cell office:value-type="float" office:value="0.3820421645">
                <text:p>0.38204216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86">
                <text:p>786</text:p>
              </table:table-cell>
              <table:table-cell office:value-type="float" office:value="0.04601006166">
                <text:p>0.046010061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7">
                <text:p>787</text:p>
              </table:table-cell>
              <table:table-cell office:value-type="float" office:value="3.119145439">
                <text:p>3.1191454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87">
                <text:p>787</text:p>
              </table:table-cell>
              <table:table-cell office:value-type="float" office:value="0.4774084822">
                <text:p>0.47740848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89">
                <text:p>789</text:p>
              </table:table-cell>
              <table:table-cell office:value-type="float" office:value="0.2101785745">
                <text:p>0.21017857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9">
                <text:p>789</text:p>
              </table:table-cell>
              <table:table-cell office:value-type="float" office:value="-4.966836015">
                <text:p>-4.9668360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9">
                <text:p>789</text:p>
              </table:table-cell>
              <table:table-cell office:value-type="float" office:value="-2.647251924">
                <text:p>-2.6472519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89">
                <text:p>789</text:p>
              </table:table-cell>
              <table:table-cell office:value-type="float" office:value="-2.819687091">
                <text:p>-2.8196870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89">
                <text:p>789</text:p>
              </table:table-cell>
              <table:table-cell office:value-type="float" office:value="1.246450804">
                <text:p>1.2464508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1">
                <text:p>791</text:p>
              </table:table-cell>
              <table:table-cell office:value-type="float" office:value="0.6940869345">
                <text:p>0.69408693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91">
                <text:p>791</text:p>
              </table:table-cell>
              <table:table-cell office:value-type="float" office:value="0.1229126724">
                <text:p>0.12291267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91">
                <text:p>791</text:p>
              </table:table-cell>
              <table:table-cell office:value-type="float" office:value="0.3244497946">
                <text:p>0.32444979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1">
                <text:p>791</text:p>
              </table:table-cell>
              <table:table-cell office:value-type="float" office:value="-0.9594878705">
                <text:p>-0.95948787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2">
                <text:p>792</text:p>
              </table:table-cell>
              <table:table-cell office:value-type="float" office:value="1.330742568">
                <text:p>1.3307425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2">
                <text:p>792</text:p>
              </table:table-cell>
              <table:table-cell office:value-type="float" office:value="-1.086388725">
                <text:p>-1.0863887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94">
                <text:p>794</text:p>
              </table:table-cell>
              <table:table-cell office:value-type="float" office:value="-0.6676274163">
                <text:p>-0.66762741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4">
                <text:p>794</text:p>
              </table:table-cell>
              <table:table-cell office:value-type="float" office:value="-0.09698044636">
                <text:p>-0.096980446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5">
                <text:p>795</text:p>
              </table:table-cell>
              <table:table-cell office:value-type="float" office:value="0.05249730195">
                <text:p>0.05249730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95">
                <text:p>795</text:p>
              </table:table-cell>
              <table:table-cell office:value-type="float" office:value="0.5902399766">
                <text:p>0.5902399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95">
                <text:p>795</text:p>
              </table:table-cell>
              <table:table-cell office:value-type="float" office:value="-1.139523131">
                <text:p>-1.1395231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5">
                <text:p>795</text:p>
              </table:table-cell>
              <table:table-cell office:value-type="float" office:value="-0.183185476">
                <text:p>-0.1831854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6">
                <text:p>796</text:p>
              </table:table-cell>
              <table:table-cell office:value-type="float" office:value="0.05329225029">
                <text:p>0.053292250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6">
                <text:p>796</text:p>
              </table:table-cell>
              <table:table-cell office:value-type="float" office:value="0.08282091247">
                <text:p>0.08282091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8">
                <text:p>798</text:p>
              </table:table-cell>
              <table:table-cell office:value-type="float" office:value="-0.09707369828">
                <text:p>-0.097073698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8">
                <text:p>798</text:p>
              </table:table-cell>
              <table:table-cell office:value-type="float" office:value="1.584311002">
                <text:p>1.5843110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98">
                <text:p>798</text:p>
              </table:table-cell>
              <table:table-cell office:value-type="float" office:value="0.4212548632">
                <text:p>0.42125486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99">
                <text:p>799</text:p>
              </table:table-cell>
              <table:table-cell office:value-type="float" office:value="-0.5953275261">
                <text:p>-0.59532752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99">
                <text:p>799</text:p>
              </table:table-cell>
              <table:table-cell office:value-type="float" office:value="-1.30879166">
                <text:p>-1.308791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01">
                <text:p>801</text:p>
              </table:table-cell>
              <table:table-cell office:value-type="float" office:value="0.4604855348">
                <text:p>0.46048553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1">
                <text:p>801</text:p>
              </table:table-cell>
              <table:table-cell office:value-type="float" office:value="-0.7157231828">
                <text:p>-0.71572318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01">
                <text:p>801</text:p>
              </table:table-cell>
              <table:table-cell office:value-type="float" office:value="1.876814599">
                <text:p>1.8768145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01">
                <text:p>801</text:p>
              </table:table-cell>
              <table:table-cell office:value-type="float" office:value="-0.325836062">
                <text:p>-0.3258360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02">
                <text:p>802</text:p>
              </table:table-cell>
              <table:table-cell office:value-type="float" office:value="0.9420039816">
                <text:p>0.94200398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02">
                <text:p>802</text:p>
              </table:table-cell>
              <table:table-cell office:value-type="float" office:value="-1.819395592">
                <text:p>-1.8193955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04">
                <text:p>804</text:p>
              </table:table-cell>
              <table:table-cell office:value-type="float" office:value="-1.209126678">
                <text:p>-1.2091266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04">
                <text:p>804</text:p>
              </table:table-cell>
              <table:table-cell office:value-type="float" office:value="1.292484218">
                <text:p>1.2924842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04">
                <text:p>804</text:p>
              </table:table-cell>
              <table:table-cell office:value-type="float" office:value="0.1541552717">
                <text:p>0.15415527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04">
                <text:p>804</text:p>
              </table:table-cell>
              <table:table-cell office:value-type="float" office:value="0.5072856992">
                <text:p>0.5072856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05">
                <text:p>805</text:p>
              </table:table-cell>
              <table:table-cell office:value-type="float" office:value="-0.7637101137">
                <text:p>-0.76371011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05">
                <text:p>805</text:p>
              </table:table-cell>
              <table:table-cell office:value-type="float" office:value="-0.1638400532">
                <text:p>-0.16384005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07">
                <text:p>807</text:p>
              </table:table-cell>
              <table:table-cell office:value-type="float" office:value="0.6110482665">
                <text:p>0.61104826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07">
                <text:p>807</text:p>
              </table:table-cell>
              <table:table-cell office:value-type="float" office:value="-0.6105954993">
                <text:p>-0.61059549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7">
                <text:p>807</text:p>
              </table:table-cell>
              <table:table-cell office:value-type="float" office:value="-0.4382573025">
                <text:p>-0.43825730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07">
                <text:p>807</text:p>
              </table:table-cell>
              <table:table-cell office:value-type="float" office:value="-0.1298628196">
                <text:p>-0.12986281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08">
                <text:p>808</text:p>
              </table:table-cell>
              <table:table-cell office:value-type="float" office:value="-0.09134537491">
                <text:p>-0.091345374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08">
                <text:p>808</text:p>
              </table:table-cell>
              <table:table-cell office:value-type="float" office:value="1.048161722">
                <text:p>1.0481617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10">
                <text:p>810</text:p>
              </table:table-cell>
              <table:table-cell office:value-type="float" office:value="0.9018314583">
                <text:p>0.90183145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0">
                <text:p>810</text:p>
              </table:table-cell>
              <table:table-cell office:value-type="float" office:value="0.6135596786">
                <text:p>0.61355967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10">
                <text:p>810</text:p>
              </table:table-cell>
              <table:table-cell office:value-type="float" office:value="-0.7326235193">
                <text:p>-0.73262351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10">
                <text:p>810</text:p>
              </table:table-cell>
              <table:table-cell office:value-type="float" office:value="-0.7936346994">
                <text:p>-0.79363469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1">
                <text:p>811</text:p>
              </table:table-cell>
              <table:table-cell office:value-type="float" office:value="-0.3539075047">
                <text:p>-0.35390750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11">
                <text:p>811</text:p>
              </table:table-cell>
              <table:table-cell office:value-type="float" office:value="-1.611174872">
                <text:p>-1.6111748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13">
                <text:p>813</text:p>
              </table:table-cell>
              <table:table-cell office:value-type="float" office:value="0.1964372569">
                <text:p>0.1964372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13">
                <text:p>813</text:p>
              </table:table-cell>
              <table:table-cell office:value-type="float" office:value="0.8745524469">
                <text:p>0.87455244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13">
                <text:p>813</text:p>
              </table:table-cell>
              <table:table-cell office:value-type="float" office:value="2.103305748">
                <text:p>2.1033057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13">
                <text:p>813</text:p>
              </table:table-cell>
              <table:table-cell office:value-type="float" office:value="0.1253492051">
                <text:p>0.12534920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14">
                <text:p>814</text:p>
              </table:table-cell>
              <table:table-cell office:value-type="float" office:value="-0.3832832958">
                <text:p>-0.38328329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4">
                <text:p>814</text:p>
              </table:table-cell>
              <table:table-cell office:value-type="float" office:value="-0.9377378386">
                <text:p>-0.93773783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5">
                <text:p>815</text:p>
              </table:table-cell>
              <table:table-cell office:value-type="float" office:value="-0.3805141199">
                <text:p>-0.38051411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5">
                <text:p>815</text:p>
              </table:table-cell>
              <table:table-cell office:value-type="float" office:value="-0.008442758289">
                <text:p>-0.0084427582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5">
                <text:p>815</text:p>
              </table:table-cell>
              <table:table-cell office:value-type="float" office:value="0.8481007691">
                <text:p>0.84810076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5">
                <text:p>815</text:p>
              </table:table-cell>
              <table:table-cell office:value-type="float" office:value="0.7570967879">
                <text:p>0.75709678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7">
                <text:p>817</text:p>
              </table:table-cell>
              <table:table-cell office:value-type="float" office:value="-0.9712706863">
                <text:p>-0.97127068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7">
                <text:p>817</text:p>
              </table:table-cell>
              <table:table-cell office:value-type="float" office:value="0.2281245884">
                <text:p>0.22812458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8">
                <text:p>818</text:p>
              </table:table-cell>
              <table:table-cell office:value-type="float" office:value="-0.6509004953">
                <text:p>-0.65090049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8">
                <text:p>818</text:p>
              </table:table-cell>
              <table:table-cell office:value-type="float" office:value="-0.3672122728">
                <text:p>-0.36721227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20">
                <text:p>820</text:p>
              </table:table-cell>
              <table:table-cell office:value-type="float" office:value="-1.111266041">
                <text:p>-1.1112660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20">
                <text:p>820</text:p>
              </table:table-cell>
              <table:table-cell office:value-type="float" office:value="0.9242686604">
                <text:p>0.92426866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20">
                <text:p>820</text:p>
              </table:table-cell>
              <table:table-cell office:value-type="float" office:value="-0.07247864408">
                <text:p>-0.072478644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0">
                <text:p>820</text:p>
              </table:table-cell>
              <table:table-cell office:value-type="float" office:value="0.3963339312">
                <text:p>0.39633393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1">
                <text:p>821</text:p>
              </table:table-cell>
              <table:table-cell office:value-type="float" office:value="1.423380795">
                <text:p>1.4233807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21">
                <text:p>821</text:p>
              </table:table-cell>
              <table:table-cell office:value-type="float" office:value="1.324242079">
                <text:p>1.3242420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23">
                <text:p>823</text:p>
              </table:table-cell>
              <table:table-cell office:value-type="float" office:value="-0.2922965274">
                <text:p>-0.29229652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23">
                <text:p>823</text:p>
              </table:table-cell>
              <table:table-cell office:value-type="float" office:value="-2.983129262">
                <text:p>-2.9831292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23">
                <text:p>823</text:p>
              </table:table-cell>
              <table:table-cell office:value-type="float" office:value="-0.2996915394">
                <text:p>-0.29969153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23">
                <text:p>823</text:p>
              </table:table-cell>
              <table:table-cell office:value-type="float" office:value="1.252987568">
                <text:p>1.2529875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24">
                <text:p>824</text:p>
              </table:table-cell>
              <table:table-cell office:value-type="float" office:value="-0.2863795448">
                <text:p>-0.28637954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24">
                <text:p>824</text:p>
              </table:table-cell>
              <table:table-cell office:value-type="float" office:value="0.305835749">
                <text:p>0.3058357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26">
                <text:p>826</text:p>
              </table:table-cell>
              <table:table-cell office:value-type="float" office:value="-0.4581301549">
                <text:p>-0.45813015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26">
                <text:p>826</text:p>
              </table:table-cell>
              <table:table-cell office:value-type="float" office:value="1.423779642">
                <text:p>1.4237796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26">
                <text:p>826</text:p>
              </table:table-cell>
              <table:table-cell office:value-type="float" office:value="1.057918276">
                <text:p>1.0579182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26">
                <text:p>826</text:p>
              </table:table-cell>
              <table:table-cell office:value-type="float" office:value="-0.6409314927">
                <text:p>-0.64093149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27">
                <text:p>827</text:p>
              </table:table-cell>
              <table:table-cell office:value-type="float" office:value="-1.789971146">
                <text:p>-1.7899711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27">
                <text:p>827</text:p>
              </table:table-cell>
              <table:table-cell office:value-type="float" office:value="0.1741246003">
                <text:p>0.17412460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29">
                <text:p>829</text:p>
              </table:table-cell>
              <table:table-cell office:value-type="float" office:value="-0.2306946406">
                <text:p>-0.23069464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29">
                <text:p>829</text:p>
              </table:table-cell>
              <table:table-cell office:value-type="float" office:value="-1.473378374">
                <text:p>-1.4733783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29">
                <text:p>829</text:p>
              </table:table-cell>
              <table:table-cell office:value-type="float" office:value="0.02901637106">
                <text:p>0.029016371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29">
                <text:p>829</text:p>
              </table:table-cell>
              <table:table-cell office:value-type="float" office:value="0.2981067314">
                <text:p>0.29810673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0">
                <text:p>830</text:p>
              </table:table-cell>
              <table:table-cell office:value-type="float" office:value="2.974805883">
                <text:p>2.9748058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30">
                <text:p>830</text:p>
              </table:table-cell>
              <table:table-cell office:value-type="float" office:value="-1.736248285">
                <text:p>-1.7362482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32">
                <text:p>832</text:p>
              </table:table-cell>
              <table:table-cell office:value-type="float" office:value="0.8111438494">
                <text:p>0.81114384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32">
                <text:p>832</text:p>
              </table:table-cell>
              <table:table-cell office:value-type="float" office:value="-0.6308073995">
                <text:p>-0.63080739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2">
                <text:p>832</text:p>
              </table:table-cell>
              <table:table-cell office:value-type="float" office:value="-2.602080142">
                <text:p>-2.6020801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32">
                <text:p>832</text:p>
              </table:table-cell>
              <table:table-cell office:value-type="float" office:value="-5.46314544">
                <text:p>-5.463145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4">
                <text:p>834</text:p>
              </table:table-cell>
              <table:table-cell office:value-type="float" office:value="-6.62008053">
                <text:p>-6.620080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4">
                <text:p>834</text:p>
              </table:table-cell>
              <table:table-cell office:value-type="float" office:value="-4.351664684">
                <text:p>-4.3516646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6">
                <text:p>836</text:p>
              </table:table-cell>
              <table:table-cell office:value-type="float" office:value="-6.820859235">
                <text:p>-6.8208592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6">
                <text:p>836</text:p>
              </table:table-cell>
              <table:table-cell office:value-type="float" office:value="-15.43174719">
                <text:p>-15.431747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6">
                <text:p>836</text:p>
              </table:table-cell>
              <table:table-cell office:value-type="float" office:value="-20.57039021">
                <text:p>-20.570390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36">
                <text:p>836</text:p>
              </table:table-cell>
              <table:table-cell office:value-type="float" office:value="-20.40495407">
                <text:p>-20.404954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37">
                <text:p>837</text:p>
              </table:table-cell>
              <table:table-cell office:value-type="float" office:value="-10.14795965">
                <text:p>-10.147959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37">
                <text:p>837</text:p>
              </table:table-cell>
              <table:table-cell office:value-type="float" office:value="-1.635641346">
                <text:p>-1.6356413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38">
                <text:p>838</text:p>
              </table:table-cell>
              <table:table-cell office:value-type="float" office:value="2.163682272">
                <text:p>2.1636822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38">
                <text:p>838</text:p>
              </table:table-cell>
              <table:table-cell office:value-type="float" office:value="3.924044494">
                <text:p>3.9240444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38">
                <text:p>838</text:p>
              </table:table-cell>
              <table:table-cell office:value-type="float" office:value="12.08093676">
                <text:p>12.080936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38">
                <text:p>838</text:p>
              </table:table-cell>
              <table:table-cell office:value-type="float" office:value="19.6922928">
                <text:p>19.69229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40">
                <text:p>840</text:p>
              </table:table-cell>
              <table:table-cell office:value-type="float" office:value="19.33129978">
                <text:p>19.331299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">
                <text:p>840</text:p>
              </table:table-cell>
              <table:table-cell office:value-type="float" office:value="4.636295778">
                <text:p>4.6362957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40">
                <text:p>840</text:p>
              </table:table-cell>
              <table:table-cell office:value-type="float" office:value="-2.466161066">
                <text:p>-2.4661610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40">
                <text:p>840</text:p>
              </table:table-cell>
              <table:table-cell office:value-type="float" office:value="0.1411499262">
                <text:p>0.14114992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0">
                <text:p>840</text:p>
              </table:table-cell>
              <table:table-cell office:value-type="float" office:value="3.004243428">
                <text:p>3.0042434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40">
                <text:p>840</text:p>
              </table:table-cell>
              <table:table-cell office:value-type="float" office:value="9.183685358">
                <text:p>9.1836853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42">
                <text:p>842</text:p>
              </table:table-cell>
              <table:table-cell office:value-type="float" office:value="5.640229566">
                <text:p>5.6402295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2">
                <text:p>842</text:p>
              </table:table-cell>
              <table:table-cell office:value-type="float" office:value="6.15219837">
                <text:p>6.152198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43">
                <text:p>843</text:p>
              </table:table-cell>
              <table:table-cell office:value-type="float" office:value="-0.8132345555">
                <text:p>-0.81323455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43">
                <text:p>843</text:p>
              </table:table-cell>
              <table:table-cell office:value-type="float" office:value="-2.125855778">
                <text:p>-2.1258557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43">
                <text:p>843</text:p>
              </table:table-cell>
              <table:table-cell office:value-type="float" office:value="1.99716587">
                <text:p>1.997165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43">
                <text:p>843</text:p>
              </table:table-cell>
              <table:table-cell office:value-type="float" office:value="0.1936598716">
                <text:p>0.19365987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5">
                <text:p>845</text:p>
              </table:table-cell>
              <table:table-cell office:value-type="float" office:value="2.412105033">
                <text:p>2.4121050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45">
                <text:p>845</text:p>
              </table:table-cell>
              <table:table-cell office:value-type="float" office:value="-1.72735563">
                <text:p>-1.727355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46">
                <text:p>846</text:p>
              </table:table-cell>
              <table:table-cell office:value-type="float" office:value="1.053023218">
                <text:p>1.0530232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6">
                <text:p>846</text:p>
              </table:table-cell>
              <table:table-cell office:value-type="float" office:value="-0.5263617459">
                <text:p>-0.52636174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6">
                <text:p>846</text:p>
              </table:table-cell>
              <table:table-cell office:value-type="float" office:value="1.629128747">
                <text:p>1.6291287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46">
                <text:p>846</text:p>
              </table:table-cell>
              <table:table-cell office:value-type="float" office:value="0.01006019975">
                <text:p>0.010060199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47">
                <text:p>847</text:p>
              </table:table-cell>
              <table:table-cell office:value-type="float" office:value="0.7997736615">
                <text:p>0.79977366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47">
                <text:p>847</text:p>
              </table:table-cell>
              <table:table-cell office:value-type="float" office:value="-2.488713193">
                <text:p>-2.4887131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48">
                <text:p>848</text:p>
              </table:table-cell>
              <table:table-cell office:value-type="float" office:value="0.4972116763">
                <text:p>0.49721167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48">
                <text:p>848</text:p>
              </table:table-cell>
              <table:table-cell office:value-type="float" office:value="0.07609713786">
                <text:p>0.076097137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48">
                <text:p>848</text:p>
              </table:table-cell>
              <table:table-cell office:value-type="float" office:value="2.216987056">
                <text:p>2.2169870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8">
                <text:p>848</text:p>
              </table:table-cell>
              <table:table-cell office:value-type="float" office:value="-0.6719495779">
                <text:p>-0.67194957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50">
                <text:p>850</text:p>
              </table:table-cell>
              <table:table-cell office:value-type="float" office:value="-0.3175333445">
                <text:p>-0.31753334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50">
                <text:p>850</text:p>
              </table:table-cell>
              <table:table-cell office:value-type="float" office:value="-0.5968791286">
                <text:p>-0.59687912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50">
                <text:p>850</text:p>
              </table:table-cell>
              <table:table-cell office:value-type="float" office:value="0.09422514308">
                <text:p>0.094225143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50">
                <text:p>850</text:p>
              </table:table-cell>
              <table:table-cell office:value-type="float" office:value="-0.6108989972">
                <text:p>-0.61089899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50">
                <text:p>850</text:p>
              </table:table-cell>
              <table:table-cell office:value-type="float" office:value="-0.5520659206">
                <text:p>-0.55206592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50">
                <text:p>850</text:p>
              </table:table-cell>
              <table:table-cell office:value-type="float" office:value="0.6991550531">
                <text:p>0.69915505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52">
                <text:p>852</text:p>
              </table:table-cell>
              <table:table-cell office:value-type="float" office:value="0.7448222">
                <text:p>0.74482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2">
                <text:p>852</text:p>
              </table:table-cell>
              <table:table-cell office:value-type="float" office:value="0.2522389918">
                <text:p>0.25223899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53">
                <text:p>853</text:p>
              </table:table-cell>
              <table:table-cell office:value-type="float" office:value="-0.08849787335">
                <text:p>-0.088497873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53">
                <text:p>853</text:p>
              </table:table-cell>
              <table:table-cell office:value-type="float" office:value="-0.8994575943">
                <text:p>-0.89945759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55">
                <text:p>855</text:p>
              </table:table-cell>
              <table:table-cell office:value-type="float" office:value="0.4126286359">
                <text:p>0.41262863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5">
                <text:p>855</text:p>
              </table:table-cell>
              <table:table-cell office:value-type="float" office:value="-1.320228721">
                <text:p>-1.3202287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55">
                <text:p>855</text:p>
              </table:table-cell>
              <table:table-cell office:value-type="float" office:value="1.198157695">
                <text:p>1.1981576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55">
                <text:p>855</text:p>
              </table:table-cell>
              <table:table-cell office:value-type="float" office:value="-0.9140794465">
                <text:p>-0.91407944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55">
                <text:p>855</text:p>
              </table:table-cell>
              <table:table-cell office:value-type="float" office:value="-1.163158087">
                <text:p>-1.1631580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55">
                <text:p>855</text:p>
              </table:table-cell>
              <table:table-cell office:value-type="float" office:value="-1.575946015">
                <text:p>-1.5759460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57">
                <text:p>857</text:p>
              </table:table-cell>
              <table:table-cell office:value-type="float" office:value="-1.146522837">
                <text:p>-1.1465228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57">
                <text:p>857</text:p>
              </table:table-cell>
              <table:table-cell office:value-type="float" office:value="-0.05149639804">
                <text:p>-0.051496398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57">
                <text:p>857</text:p>
              </table:table-cell>
              <table:table-cell office:value-type="float" office:value="-0.5818660809">
                <text:p>-0.58186608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57">
                <text:p>857</text:p>
              </table:table-cell>
              <table:table-cell office:value-type="float" office:value="0.4537843088">
                <text:p>0.45378430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58">
                <text:p>858</text:p>
              </table:table-cell>
              <table:table-cell office:value-type="float" office:value="-1.344932463">
                <text:p>-1.3449324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58">
                <text:p>858</text:p>
              </table:table-cell>
              <table:table-cell office:value-type="float" office:value="-0.7509679825">
                <text:p>-0.75096798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59">
                <text:p>859</text:p>
              </table:table-cell>
              <table:table-cell office:value-type="float" office:value="0.2507378197">
                <text:p>0.25073781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9">
                <text:p>859</text:p>
              </table:table-cell>
              <table:table-cell office:value-type="float" office:value="0.8362709748">
                <text:p>0.83627097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59">
                <text:p>859</text:p>
              </table:table-cell>
              <table:table-cell office:value-type="float" office:value="0.8430657196">
                <text:p>0.84306571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59">
                <text:p>859</text:p>
              </table:table-cell>
              <table:table-cell office:value-type="float" office:value="-0.8497980142">
                <text:p>-0.84979801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60">
                <text:p>860</text:p>
              </table:table-cell>
              <table:table-cell office:value-type="float" office:value="0.7735813445">
                <text:p>0.77358134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60">
                <text:p>860</text:p>
              </table:table-cell>
              <table:table-cell office:value-type="float" office:value="-0.1520461594">
                <text:p>-0.15204615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61">
                <text:p>861</text:p>
              </table:table-cell>
              <table:table-cell office:value-type="float" office:value="-0.2048618855">
                <text:p>-0.20486188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61">
                <text:p>861</text:p>
              </table:table-cell>
              <table:table-cell office:value-type="float" office:value="0.5832825053">
                <text:p>0.58328250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61">
                <text:p>861</text:p>
              </table:table-cell>
              <table:table-cell office:value-type="float" office:value="-1.284789321">
                <text:p>-1.2847893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61">
                <text:p>861</text:p>
              </table:table-cell>
              <table:table-cell office:value-type="float" office:value="0.7218795985">
                <text:p>0.72187959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62">
                <text:p>862</text:p>
              </table:table-cell>
              <table:table-cell office:value-type="float" office:value="-0.7937024544">
                <text:p>-0.79370245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62">
                <text:p>862</text:p>
              </table:table-cell>
              <table:table-cell office:value-type="float" office:value="0.9027327681">
                <text:p>0.90273276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63">
                <text:p>863</text:p>
              </table:table-cell>
              <table:table-cell office:value-type="float" office:value="0.7639261522">
                <text:p>0.76392615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63">
                <text:p>863</text:p>
              </table:table-cell>
              <table:table-cell office:value-type="float" office:value="2.959512928">
                <text:p>2.959512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63">
                <text:p>863</text:p>
              </table:table-cell>
              <table:table-cell office:value-type="float" office:value="1.034710024">
                <text:p>1.0347100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63">
                <text:p>863</text:p>
              </table:table-cell>
              <table:table-cell office:value-type="float" office:value="1.978586299">
                <text:p>1.9785862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65">
                <text:p>865</text:p>
              </table:table-cell>
              <table:table-cell office:value-type="float" office:value="-1.241511426">
                <text:p>-1.2415114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65">
                <text:p>865</text:p>
              </table:table-cell>
              <table:table-cell office:value-type="float" office:value="1.534781499">
                <text:p>1.5347814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65">
                <text:p>865</text:p>
              </table:table-cell>
              <table:table-cell office:value-type="float" office:value="-3.884562893">
                <text:p>-3.8845628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65">
                <text:p>865</text:p>
              </table:table-cell>
              <table:table-cell office:value-type="float" office:value="0.09464806642">
                <text:p>0.094648066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5">
                <text:p>865</text:p>
              </table:table-cell>
              <table:table-cell office:value-type="float" office:value="0.5126590498">
                <text:p>0.51265904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65">
                <text:p>865</text:p>
              </table:table-cell>
              <table:table-cell office:value-type="float" office:value="1.904703023">
                <text:p>1.9047030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67">
                <text:p>867</text:p>
              </table:table-cell>
              <table:table-cell office:value-type="float" office:value="0.4060574178">
                <text:p>0.40605741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67">
                <text:p>867</text:p>
              </table:table-cell>
              <table:table-cell office:value-type="float" office:value="-0.826509929">
                <text:p>-0.8265099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68">
                <text:p>868</text:p>
              </table:table-cell>
              <table:table-cell office:value-type="float" office:value="0.9828956526">
                <text:p>0.98289565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68">
                <text:p>868</text:p>
              </table:table-cell>
              <table:table-cell office:value-type="float" office:value="-0.4392794998">
                <text:p>-0.43927949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68">
                <text:p>868</text:p>
              </table:table-cell>
              <table:table-cell office:value-type="float" office:value="0.04432310309">
                <text:p>0.044323103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68">
                <text:p>868</text:p>
              </table:table-cell>
              <table:table-cell office:value-type="float" office:value="-1.589682027">
                <text:p>-1.5896820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69">
                <text:p>869</text:p>
              </table:table-cell>
              <table:table-cell office:value-type="float" office:value="0.1118446881">
                <text:p>0.11184468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69">
                <text:p>869</text:p>
              </table:table-cell>
              <table:table-cell office:value-type="float" office:value="-1.16396038">
                <text:p>-1.163960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70">
                <text:p>870</text:p>
              </table:table-cell>
              <table:table-cell office:value-type="float" office:value="1.552678432">
                <text:p>1.5526784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70">
                <text:p>870</text:p>
              </table:table-cell>
              <table:table-cell office:value-type="float" office:value="-0.7304396182">
                <text:p>-0.73043961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70">
                <text:p>870</text:p>
              </table:table-cell>
              <table:table-cell office:value-type="float" office:value="2.535187619">
                <text:p>2.5351876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70">
                <text:p>870</text:p>
              </table:table-cell>
              <table:table-cell office:value-type="float" office:value="-0.9712903766">
                <text:p>-0.97129037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71">
                <text:p>871</text:p>
              </table:table-cell>
              <table:table-cell office:value-type="float" office:value="0.4310332491">
                <text:p>0.43103324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71">
                <text:p>871</text:p>
              </table:table-cell>
              <table:table-cell office:value-type="float" office:value="-1.01001716">
                <text:p>-1.010017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72">
                <text:p>872</text:p>
              </table:table-cell>
              <table:table-cell office:value-type="float" office:value="-0.07039701192">
                <text:p>-0.070397011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2">
                <text:p>872</text:p>
              </table:table-cell>
              <table:table-cell office:value-type="float" office:value="0.9549831456">
                <text:p>0.9549831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72">
                <text:p>872</text:p>
              </table:table-cell>
              <table:table-cell office:value-type="float" office:value="-0.8124968143">
                <text:p>-0.81249681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2">
                <text:p>872</text:p>
              </table:table-cell>
              <table:table-cell office:value-type="float" office:value="0.6568972096">
                <text:p>0.65689720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73">
                <text:p>873</text:p>
              </table:table-cell>
              <table:table-cell office:value-type="float" office:value="-0.824621658">
                <text:p>-0.8246216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73">
                <text:p>873</text:p>
              </table:table-cell>
              <table:table-cell office:value-type="float" office:value="0.9018863888">
                <text:p>0.90188638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74">
                <text:p>874</text:p>
              </table:table-cell>
              <table:table-cell office:value-type="float" office:value="-0.4476580544">
                <text:p>-0.44765805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74">
                <text:p>874</text:p>
              </table:table-cell>
              <table:table-cell office:value-type="float" office:value="1.068875901">
                <text:p>1.0688759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74">
                <text:p>874</text:p>
              </table:table-cell>
              <table:table-cell office:value-type="float" office:value="-0.9491303035">
                <text:p>-0.9491303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74">
                <text:p>874</text:p>
              </table:table-cell>
              <table:table-cell office:value-type="float" office:value="0.8633872752">
                <text:p>0.86338727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76">
                <text:p>876</text:p>
              </table:table-cell>
              <table:table-cell office:value-type="float" office:value="-0.6208481855">
                <text:p>-0.62084818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6">
                <text:p>876</text:p>
              </table:table-cell>
              <table:table-cell office:value-type="float" office:value="1.735203955">
                <text:p>1.7352039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6">
                <text:p>876</text:p>
              </table:table-cell>
              <table:table-cell office:value-type="float" office:value="-1.432466154">
                <text:p>-1.4324661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76">
                <text:p>876</text:p>
              </table:table-cell>
              <table:table-cell office:value-type="float" office:value="0.5460008376">
                <text:p>0.54600083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76">
                <text:p>876</text:p>
              </table:table-cell>
              <table:table-cell office:value-type="float" office:value="-2.306509055">
                <text:p>-2.3065090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76">
                <text:p>876</text:p>
              </table:table-cell>
              <table:table-cell office:value-type="float" office:value="0.7195093454">
                <text:p>0.71950934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78">
                <text:p>878</text:p>
              </table:table-cell>
              <table:table-cell office:value-type="float" office:value="-0.5019479019">
                <text:p>-0.50194790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78">
                <text:p>878</text:p>
              </table:table-cell>
              <table:table-cell office:value-type="float" office:value="0.6803812896">
                <text:p>0.68038128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79">
                <text:p>879</text:p>
              </table:table-cell>
              <table:table-cell office:value-type="float" office:value="-0.5806519508">
                <text:p>-0.58065195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79">
                <text:p>879</text:p>
              </table:table-cell>
              <table:table-cell office:value-type="float" office:value="0.5908407846">
                <text:p>0.59084078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79">
                <text:p>879</text:p>
              </table:table-cell>
              <table:table-cell office:value-type="float" office:value="1.628001371">
                <text:p>1.6280013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79">
                <text:p>879</text:p>
              </table:table-cell>
              <table:table-cell office:value-type="float" office:value="0.6198918494">
                <text:p>0.61989184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80">
                <text:p>880</text:p>
              </table:table-cell>
              <table:table-cell office:value-type="float" office:value="-0.458619898">
                <text:p>-0.4586198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80">
                <text:p>880</text:p>
              </table:table-cell>
              <table:table-cell office:value-type="float" office:value="-1.23360107">
                <text:p>-1.233601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81">
                <text:p>881</text:p>
              </table:table-cell>
              <table:table-cell office:value-type="float" office:value="1.072798369">
                <text:p>1.0727983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81">
                <text:p>881</text:p>
              </table:table-cell>
              <table:table-cell office:value-type="float" office:value="0.6562557664">
                <text:p>0.65625576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81">
                <text:p>881</text:p>
              </table:table-cell>
              <table:table-cell office:value-type="float" office:value="0.3859090068">
                <text:p>0.38590900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1">
                <text:p>881</text:p>
              </table:table-cell>
              <table:table-cell office:value-type="float" office:value="-0.5057787014">
                <text:p>-0.50577870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82">
                <text:p>882</text:p>
              </table:table-cell>
              <table:table-cell office:value-type="float" office:value="-0.09195355282">
                <text:p>-0.091953552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82">
                <text:p>882</text:p>
              </table:table-cell>
              <table:table-cell office:value-type="float" office:value="-0.7596383919">
                <text:p>-0.75963839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83">
                <text:p>883</text:p>
              </table:table-cell>
              <table:table-cell office:value-type="float" office:value="-0.8009307325">
                <text:p>-0.80093073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83">
                <text:p>883</text:p>
              </table:table-cell>
              <table:table-cell office:value-type="float" office:value="1.072892411">
                <text:p>1.0728924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83">
                <text:p>883</text:p>
              </table:table-cell>
              <table:table-cell office:value-type="float" office:value="0.7501379644">
                <text:p>0.75013796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83">
                <text:p>883</text:p>
              </table:table-cell>
              <table:table-cell office:value-type="float" office:value="0.7326551677">
                <text:p>0.73265516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84">
                <text:p>884</text:p>
              </table:table-cell>
              <table:table-cell office:value-type="float" office:value="-1.104446194">
                <text:p>-1.1044461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84">
                <text:p>884</text:p>
              </table:table-cell>
              <table:table-cell office:value-type="float" office:value="0.7882534212">
                <text:p>0.78825342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85">
                <text:p>885</text:p>
              </table:table-cell>
              <table:table-cell office:value-type="float" office:value="0.4307334087">
                <text:p>0.43073340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85">
                <text:p>885</text:p>
              </table:table-cell>
              <table:table-cell office:value-type="float" office:value="-0.3004471067">
                <text:p>-0.30044710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85">
                <text:p>885</text:p>
              </table:table-cell>
              <table:table-cell office:value-type="float" office:value="-0.5809244199">
                <text:p>-0.58092441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85">
                <text:p>885</text:p>
              </table:table-cell>
              <table:table-cell office:value-type="float" office:value="0.6990329413">
                <text:p>0.69903294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86">
                <text:p>886</text:p>
              </table:table-cell>
              <table:table-cell office:value-type="float" office:value="0.6940584351">
                <text:p>0.69405843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86">
                <text:p>886</text:p>
              </table:table-cell>
              <table:table-cell office:value-type="float" office:value="0.3580056672">
                <text:p>0.35800566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87">
                <text:p>887</text:p>
              </table:table-cell>
              <table:table-cell office:value-type="float" office:value="-0.613481534">
                <text:p>-0.6134815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87">
                <text:p>887</text:p>
              </table:table-cell>
              <table:table-cell office:value-type="float" office:value="-0.24709319">
                <text:p>-0.247093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87">
                <text:p>887</text:p>
              </table:table-cell>
              <table:table-cell office:value-type="float" office:value="0.640752053">
                <text:p>0.6407520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87">
                <text:p>887</text:p>
              </table:table-cell>
              <table:table-cell office:value-type="float" office:value="0.4935313671">
                <text:p>0.49353136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88">
                <text:p>888</text:p>
              </table:table-cell>
              <table:table-cell office:value-type="float" office:value="0.03134475053">
                <text:p>0.031344750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88">
                <text:p>888</text:p>
              </table:table-cell>
              <table:table-cell office:value-type="float" office:value="0.007015224574">
                <text:p>0.0070152245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90">
                <text:p>890</text:p>
              </table:table-cell>
              <table:table-cell office:value-type="float" office:value="-0.7646180396">
                <text:p>-0.76461803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90">
                <text:p>890</text:p>
              </table:table-cell>
              <table:table-cell office:value-type="float" office:value="-0.253617923">
                <text:p>-0.2536179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90">
                <text:p>890</text:p>
              </table:table-cell>
              <table:table-cell office:value-type="float" office:value="0.11659691">
                <text:p>0.116596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90">
                <text:p>890</text:p>
              </table:table-cell>
              <table:table-cell office:value-type="float" office:value="0.7023310384">
                <text:p>0.70233103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90">
                <text:p>890</text:p>
              </table:table-cell>
              <table:table-cell office:value-type="float" office:value="1.5285856">
                <text:p>1.52858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90">
                <text:p>890</text:p>
              </table:table-cell>
              <table:table-cell office:value-type="float" office:value="-1.981420337">
                <text:p>-1.9814203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92">
                <text:p>892</text:p>
              </table:table-cell>
              <table:table-cell office:value-type="float" office:value="0.998547456">
                <text:p>0.9985474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92">
                <text:p>892</text:p>
              </table:table-cell>
              <table:table-cell office:value-type="float" office:value="-1.182016976">
                <text:p>-1.1820169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92">
                <text:p>892</text:p>
              </table:table-cell>
              <table:table-cell office:value-type="float" office:value="1.839095049">
                <text:p>1.8390950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92">
                <text:p>892</text:p>
              </table:table-cell>
              <table:table-cell office:value-type="float" office:value="-1.334609454">
                <text:p>-1.3346094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92">
                <text:p>892</text:p>
              </table:table-cell>
              <table:table-cell office:value-type="float" office:value="0.4932140173">
                <text:p>0.49321401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92">
                <text:p>892</text:p>
              </table:table-cell>
              <table:table-cell office:value-type="float" office:value="-0.6009689094">
                <text:p>-0.60096890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94">
                <text:p>894</text:p>
              </table:table-cell>
              <table:table-cell office:value-type="float" office:value="0.6889066695">
                <text:p>0.68890666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94">
                <text:p>894</text:p>
              </table:table-cell>
              <table:table-cell office:value-type="float" office:value="0.2891465849">
                <text:p>0.28914658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94">
                <text:p>894</text:p>
              </table:table-cell>
              <table:table-cell office:value-type="float" office:value="3.923692161">
                <text:p>3.9236921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94">
                <text:p>894</text:p>
              </table:table-cell>
              <table:table-cell office:value-type="float" office:value="0.4199801408">
                <text:p>0.41998014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95">
                <text:p>895</text:p>
              </table:table-cell>
              <table:table-cell office:value-type="float" office:value="0.02917608614">
                <text:p>0.029176086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95">
                <text:p>895</text:p>
              </table:table-cell>
              <table:table-cell office:value-type="float" office:value="-1.268810292">
                <text:p>-1.2688102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6">
                <text:p>896</text:p>
              </table:table-cell>
              <table:table-cell office:value-type="float" office:value="1.05429498">
                <text:p>1.054294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6">
                <text:p>896</text:p>
              </table:table-cell>
              <table:table-cell office:value-type="float" office:value="1.040893888">
                <text:p>1.04089388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97">
                <text:p>897</text:p>
              </table:table-cell>
              <table:table-cell office:value-type="float" office:value="0.2084766962">
                <text:p>0.208476696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97">
                <text:p>897</text:p>
              </table:table-cell>
              <table:table-cell office:value-type="float" office:value="-0.2089341085">
                <text:p>-0.20893410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97">
                <text:p>897</text:p>
              </table:table-cell>
              <table:table-cell office:value-type="float" office:value="-0.9281721345">
                <text:p>-0.92817213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97">
                <text:p>897</text:p>
              </table:table-cell>
              <table:table-cell office:value-type="float" office:value="-0.3158029222">
                <text:p>-0.31580292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98">
                <text:p>898</text:p>
              </table:table-cell>
              <table:table-cell office:value-type="float" office:value="-0.4821047596">
                <text:p>-0.48210475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98">
                <text:p>898</text:p>
              </table:table-cell>
              <table:table-cell office:value-type="float" office:value="0.6518538895">
                <text:p>0.65185388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99">
                <text:p>899</text:p>
              </table:table-cell>
              <table:table-cell office:value-type="float" office:value="0.02910474311">
                <text:p>0.029104743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99">
                <text:p>899</text:p>
              </table:table-cell>
              <table:table-cell office:value-type="float" office:value="1.612903815">
                <text:p>1.6129038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99">
                <text:p>899</text:p>
              </table:table-cell>
              <table:table-cell office:value-type="float" office:value="0.2687543169">
                <text:p>0.268754316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99">
                <text:p>899</text:p>
              </table:table-cell>
              <table:table-cell office:value-type="float" office:value="-0.9628946468">
                <text:p>-0.96289464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00">
                <text:p>900</text:p>
              </table:table-cell>
              <table:table-cell office:value-type="float" office:value="-1.372451306">
                <text:p>-1.3724513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00">
                <text:p>900</text:p>
              </table:table-cell>
              <table:table-cell office:value-type="float" office:value="0.09793461883">
                <text:p>0.097934618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01">
                <text:p>901</text:p>
              </table:table-cell>
              <table:table-cell office:value-type="float" office:value="1.974944488">
                <text:p>1.9749444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01">
                <text:p>901</text:p>
              </table:table-cell>
              <table:table-cell office:value-type="float" office:value="-0.8366040842">
                <text:p>-0.83660408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01">
                <text:p>901</text:p>
              </table:table-cell>
              <table:table-cell office:value-type="float" office:value="1.698733712">
                <text:p>1.6987337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01">
                <text:p>901</text:p>
              </table:table-cell>
              <table:table-cell office:value-type="float" office:value="-0.5890157832">
                <text:p>-0.58901578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03">
                <text:p>903</text:p>
              </table:table-cell>
              <table:table-cell office:value-type="float" office:value="1.88811197">
                <text:p>1.888111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03">
                <text:p>903</text:p>
              </table:table-cell>
              <table:table-cell office:value-type="float" office:value="-0.4552444612">
                <text:p>-0.45524446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3">
                <text:p>903</text:p>
              </table:table-cell>
              <table:table-cell office:value-type="float" office:value="-0.7234760229">
                <text:p>-0.72347602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03">
                <text:p>903</text:p>
              </table:table-cell>
              <table:table-cell office:value-type="float" office:value="-0.6790008714">
                <text:p>-0.67900087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03">
                <text:p>903</text:p>
              </table:table-cell>
              <table:table-cell office:value-type="float" office:value="0.9660485724">
                <text:p>0.96604857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03">
                <text:p>903</text:p>
              </table:table-cell>
              <table:table-cell office:value-type="float" office:value="1.43871298">
                <text:p>1.438712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05">
                <text:p>905</text:p>
              </table:table-cell>
              <table:table-cell office:value-type="float" office:value="0.03344601271">
                <text:p>0.033446012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05">
                <text:p>905</text:p>
              </table:table-cell>
              <table:table-cell office:value-type="float" office:value="-1.260702828">
                <text:p>-1.2607028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06">
                <text:p>906</text:p>
              </table:table-cell>
              <table:table-cell office:value-type="float" office:value="0.2126815468">
                <text:p>0.21268154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06">
                <text:p>906</text:p>
              </table:table-cell>
              <table:table-cell office:value-type="float" office:value="0.1081457825">
                <text:p>0.10814578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06">
                <text:p>906</text:p>
              </table:table-cell>
              <table:table-cell office:value-type="float" office:value="-0.0493271827">
                <text:p>-0.04932718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06">
                <text:p>906</text:p>
              </table:table-cell>
              <table:table-cell office:value-type="float" office:value="-0.4544447869">
                <text:p>-0.45444478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07">
                <text:p>907</text:p>
              </table:table-cell>
              <table:table-cell office:value-type="float" office:value="0.7534318918">
                <text:p>0.75343189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07">
                <text:p>907</text:p>
              </table:table-cell>
              <table:table-cell office:value-type="float" office:value="-0.1510651404">
                <text:p>-0.15106514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08">
                <text:p>908</text:p>
              </table:table-cell>
              <table:table-cell office:value-type="float" office:value="-0.1196156647">
                <text:p>-0.11961566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08">
                <text:p>908</text:p>
              </table:table-cell>
              <table:table-cell office:value-type="float" office:value="-0.9973035923">
                <text:p>-0.99730359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08">
                <text:p>908</text:p>
              </table:table-cell>
              <table:table-cell office:value-type="float" office:value="0.3015294151">
                <text:p>0.30152941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08">
                <text:p>908</text:p>
              </table:table-cell>
              <table:table-cell office:value-type="float" office:value="-1.042761982">
                <text:p>-1.0427619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09">
                <text:p>909</text:p>
              </table:table-cell>
              <table:table-cell office:value-type="float" office:value="2.949863058">
                <text:p>2.9498630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09">
                <text:p>909</text:p>
              </table:table-cell>
              <table:table-cell office:value-type="float" office:value="-0.6280997823">
                <text:p>-0.62809978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10">
                <text:p>910</text:p>
              </table:table-cell>
              <table:table-cell office:value-type="float" office:value="0.8319686603">
                <text:p>0.83196866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10">
                <text:p>910</text:p>
              </table:table-cell>
              <table:table-cell office:value-type="float" office:value="-1.75608051">
                <text:p>-1.756080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10">
                <text:p>910</text:p>
              </table:table-cell>
              <table:table-cell office:value-type="float" office:value="0.2566969441">
                <text:p>0.25669694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10">
                <text:p>910</text:p>
              </table:table-cell>
              <table:table-cell office:value-type="float" office:value="1.424261066">
                <text:p>1.4242610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1">
                <text:p>911</text:p>
              </table:table-cell>
              <table:table-cell office:value-type="float" office:value="-0.8687719893">
                <text:p>-0.86877198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11">
                <text:p>911</text:p>
              </table:table-cell>
              <table:table-cell office:value-type="float" office:value="0.06865540057">
                <text:p>0.068655400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13">
                <text:p>913</text:p>
              </table:table-cell>
              <table:table-cell office:value-type="float" office:value="-1.449766704">
                <text:p>-1.4497667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13">
                <text:p>913</text:p>
              </table:table-cell>
              <table:table-cell office:value-type="float" office:value="0.896920227">
                <text:p>0.8969202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13">
                <text:p>913</text:p>
              </table:table-cell>
              <table:table-cell office:value-type="float" office:value="0.03494084642">
                <text:p>0.034940846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14">
                <text:p>914</text:p>
              </table:table-cell>
              <table:table-cell office:value-type="float" office:value="0.5433643499">
                <text:p>0.54336434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4">
                <text:p>914</text:p>
              </table:table-cell>
              <table:table-cell office:value-type="float" office:value="0.895086607">
                <text:p>0.8950866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15">
                <text:p>915</text:p>
              </table:table-cell>
              <table:table-cell office:value-type="float" office:value="-1.577417622">
                <text:p>-1.5774176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15">
                <text:p>915</text:p>
              </table:table-cell>
              <table:table-cell office:value-type="float" office:value="-0.487684635">
                <text:p>-0.4876846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15">
                <text:p>915</text:p>
              </table:table-cell>
              <table:table-cell office:value-type="float" office:value="-0.7552247551">
                <text:p>-0.75522475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15">
                <text:p>915</text:p>
              </table:table-cell>
              <table:table-cell office:value-type="float" office:value="1.138906606">
                <text:p>1.1389066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16">
                <text:p>916</text:p>
              </table:table-cell>
              <table:table-cell office:value-type="float" office:value="0.3362070425">
                <text:p>0.33620704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16">
                <text:p>916</text:p>
              </table:table-cell>
              <table:table-cell office:value-type="float" office:value="-0.6516010782">
                <text:p>-0.65160107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18">
                <text:p>918</text:p>
              </table:table-cell>
              <table:table-cell office:value-type="float" office:value="3.281891819">
                <text:p>3.2818918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18">
                <text:p>918</text:p>
              </table:table-cell>
              <table:table-cell office:value-type="float" office:value="0.05747219475">
                <text:p>0.057472194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19">
                <text:p>919</text:p>
              </table:table-cell>
              <table:table-cell office:value-type="float" office:value="0.9137113397">
                <text:p>0.91371133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19">
                <text:p>919</text:p>
              </table:table-cell>
              <table:table-cell office:value-type="float" office:value="-2.674175642">
                <text:p>-2.6741756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19">
                <text:p>919</text:p>
              </table:table-cell>
              <table:table-cell office:value-type="float" office:value="0.3479195406">
                <text:p>0.34791954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19">
                <text:p>919</text:p>
              </table:table-cell>
              <table:table-cell office:value-type="float" office:value="-0.396599215">
                <text:p>-0.3965992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19">
                <text:p>919</text:p>
              </table:table-cell>
              <table:table-cell office:value-type="float" office:value="1.357311831">
                <text:p>1.3573118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19">
                <text:p>919</text:p>
              </table:table-cell>
              <table:table-cell office:value-type="float" office:value="-0.3576803131">
                <text:p>-0.35768031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21">
                <text:p>921</text:p>
              </table:table-cell>
              <table:table-cell office:value-type="float" office:value="0.7222335303">
                <text:p>0.72223353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21">
                <text:p>921</text:p>
              </table:table-cell>
              <table:table-cell office:value-type="float" office:value="-0.4397059909">
                <text:p>-0.43970599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21">
                <text:p>921</text:p>
              </table:table-cell>
              <table:table-cell office:value-type="float" office:value="-0.3693188902">
                <text:p>-0.36931889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21">
                <text:p>921</text:p>
              </table:table-cell>
              <table:table-cell office:value-type="float" office:value="-1.236753241">
                <text:p>-1.2367532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22">
                <text:p>922</text:p>
              </table:table-cell>
              <table:table-cell office:value-type="float" office:value="1.076946298">
                <text:p>1.0769462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22">
                <text:p>922</text:p>
              </table:table-cell>
              <table:table-cell office:value-type="float" office:value="0.07837022154">
                <text:p>0.078370221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24">
                <text:p>924</text:p>
              </table:table-cell>
              <table:table-cell office:value-type="float" office:value="-0.4238131331">
                <text:p>-0.42381313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24">
                <text:p>924</text:p>
              </table:table-cell>
              <table:table-cell office:value-type="float" office:value="-0.2571615278">
                <text:p>-0.25716152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24">
                <text:p>924</text:p>
              </table:table-cell>
              <table:table-cell office:value-type="float" office:value="0.6457239793">
                <text:p>0.64572397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24">
                <text:p>924</text:p>
              </table:table-cell>
              <table:table-cell office:value-type="float" office:value="1.092250707">
                <text:p>1.0922507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25">
                <text:p>925</text:p>
              </table:table-cell>
              <table:table-cell office:value-type="float" office:value="-0.0822602405">
                <text:p>-0.08226024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25">
                <text:p>925</text:p>
              </table:table-cell>
              <table:table-cell office:value-type="float" office:value="-1.411401197">
                <text:p>-1.4114011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26">
                <text:p>926</text:p>
              </table:table-cell>
              <table:table-cell office:value-type="float" office:value="0.6399496512">
                <text:p>0.63994965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26">
                <text:p>926</text:p>
              </table:table-cell>
              <table:table-cell office:value-type="float" office:value="-1.222196486">
                <text:p>-1.2221964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26">
                <text:p>926</text:p>
              </table:table-cell>
              <table:table-cell office:value-type="float" office:value="2.870010359">
                <text:p>2.8700103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26">
                <text:p>926</text:p>
              </table:table-cell>
              <table:table-cell office:value-type="float" office:value="-0.2761064624">
                <text:p>-0.27610646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27">
                <text:p>927</text:p>
              </table:table-cell>
              <table:table-cell office:value-type="float" office:value="-1.180123296">
                <text:p>-1.1801232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27">
                <text:p>927</text:p>
              </table:table-cell>
              <table:table-cell office:value-type="float" office:value="0.03714813288">
                <text:p>0.037148132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29">
                <text:p>929</text:p>
              </table:table-cell>
              <table:table-cell office:value-type="float" office:value="-2.459842788">
                <text:p>-2.4598427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29">
                <text:p>929</text:p>
              </table:table-cell>
              <table:table-cell office:value-type="float" office:value="1.986648678">
                <text:p>1.9866486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29">
                <text:p>929</text:p>
              </table:table-cell>
              <table:table-cell office:value-type="float" office:value="-0.8531339091">
                <text:p>-0.85313390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29">
                <text:p>929</text:p>
              </table:table-cell>
              <table:table-cell office:value-type="float" office:value="1.444781056">
                <text:p>1.4447810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30">
                <text:p>930</text:p>
              </table:table-cell>
              <table:table-cell office:value-type="float" office:value="-1.096792357">
                <text:p>-1.0967923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30">
                <text:p>930</text:p>
              </table:table-cell>
              <table:table-cell office:value-type="float" office:value="-0.9897434785">
                <text:p>-0.989743478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32">
                <text:p>932</text:p>
              </table:table-cell>
              <table:table-cell office:value-type="float" office:value="0.8225584553">
                <text:p>0.82255845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32">
                <text:p>932</text:p>
              </table:table-cell>
              <table:table-cell office:value-type="float" office:value="0.2662603362">
                <text:p>0.26626033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32">
                <text:p>932</text:p>
              </table:table-cell>
              <table:table-cell office:value-type="float" office:value="0.01548694598">
                <text:p>0.015486945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32">
                <text:p>932</text:p>
              </table:table-cell>
              <table:table-cell office:value-type="float" office:value="-0.7077927754">
                <text:p>-0.70779277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32">
                <text:p>932</text:p>
              </table:table-cell>
              <table:table-cell office:value-type="float" office:value="0.8155669663">
                <text:p>0.815566966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32">
                <text:p>932</text:p>
              </table:table-cell>
              <table:table-cell office:value-type="float" office:value="0.7527006841">
                <text:p>0.752700684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4">
                <text:p>934</text:p>
              </table:table-cell>
              <table:table-cell office:value-type="float" office:value="-0.1739974979">
                <text:p>-0.17399749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34">
                <text:p>934</text:p>
              </table:table-cell>
              <table:table-cell office:value-type="float" office:value="-0.8475045407">
                <text:p>-0.84750454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4">
                <text:p>934</text:p>
              </table:table-cell>
              <table:table-cell office:value-type="float" office:value="0.1280026996">
                <text:p>0.12800269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34">
                <text:p>934</text:p>
              </table:table-cell>
              <table:table-cell office:value-type="float" office:value="0.6149167434">
                <text:p>0.61491674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35">
                <text:p>935</text:p>
              </table:table-cell>
              <table:table-cell office:value-type="float" office:value="0.1934839406">
                <text:p>0.19348394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5">
                <text:p>935</text:p>
              </table:table-cell>
              <table:table-cell office:value-type="float" office:value="-1.7789468">
                <text:p>-1.77894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7">
                <text:p>937</text:p>
              </table:table-cell>
              <table:table-cell office:value-type="float" office:value="-0.1319934239">
                <text:p>-0.131993423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7">
                <text:p>937</text:p>
              </table:table-cell>
              <table:table-cell office:value-type="float" office:value="1.21383371">
                <text:p>1.213833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7">
                <text:p>937</text:p>
              </table:table-cell>
              <table:table-cell office:value-type="float" office:value="1.168231779">
                <text:p>1.1682317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7">
                <text:p>937</text:p>
              </table:table-cell>
              <table:table-cell office:value-type="float" office:value="0.0144081891">
                <text:p>0.01440818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8">
                <text:p>938</text:p>
              </table:table-cell>
              <table:table-cell office:value-type="float" office:value="0.2226949735">
                <text:p>0.22269497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8">
                <text:p>938</text:p>
              </table:table-cell>
              <table:table-cell office:value-type="float" office:value="-1.068460092">
                <text:p>-1.0684600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0">
                <text:p>940</text:p>
              </table:table-cell>
              <table:table-cell office:value-type="float" office:value="0.5501814671">
                <text:p>0.55018146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0">
                <text:p>940</text:p>
              </table:table-cell>
              <table:table-cell office:value-type="float" office:value="0.3495511415">
                <text:p>0.34955114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0">
                <text:p>940</text:p>
              </table:table-cell>
              <table:table-cell office:value-type="float" office:value="1.043254478">
                <text:p>1.0432544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0">
                <text:p>940</text:p>
              </table:table-cell>
              <table:table-cell office:value-type="float" office:value="-0.6172458659">
                <text:p>-0.61724586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1">
                <text:p>941</text:p>
              </table:table-cell>
              <table:table-cell office:value-type="float" office:value="0.2773172873">
                <text:p>0.277317287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1">
                <text:p>941</text:p>
              </table:table-cell>
              <table:table-cell office:value-type="float" office:value="0.1947499078">
                <text:p>0.19474990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2">
                <text:p>942</text:p>
              </table:table-cell>
              <table:table-cell office:value-type="float" office:value="-0.4465665413">
                <text:p>-0.44656654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2">
                <text:p>942</text:p>
              </table:table-cell>
              <table:table-cell office:value-type="float" office:value="-1.426192922">
                <text:p>-1.4261929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2">
                <text:p>942</text:p>
              </table:table-cell>
              <table:table-cell office:value-type="float" office:value="0.3941729028">
                <text:p>0.39417290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2">
                <text:p>942</text:p>
              </table:table-cell>
              <table:table-cell office:value-type="float" office:value="-0.5637886324">
                <text:p>-0.56378863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44">
                <text:p>944</text:p>
              </table:table-cell>
              <table:table-cell office:value-type="float" office:value="1.780989366">
                <text:p>1.7809893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44">
                <text:p>944</text:p>
              </table:table-cell>
              <table:table-cell office:value-type="float" office:value="-1.395166302">
                <text:p>-1.39516630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46">
                <text:p>946</text:p>
              </table:table-cell>
              <table:table-cell office:value-type="float" office:value="1.863272772">
                <text:p>1.8632727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46">
                <text:p>946</text:p>
              </table:table-cell>
              <table:table-cell office:value-type="float" office:value="-0.4477526859">
                <text:p>-0.447752685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46">
                <text:p>946</text:p>
              </table:table-cell>
              <table:table-cell office:value-type="float" office:value="0.9184535546">
                <text:p>0.91845355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46">
                <text:p>946</text:p>
              </table:table-cell>
              <table:table-cell office:value-type="float" office:value="-0.1790454044">
                <text:p>-0.17904540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47">
                <text:p>947</text:p>
              </table:table-cell>
              <table:table-cell office:value-type="float" office:value="-0.7409619354">
                <text:p>-0.74096193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47">
                <text:p>947</text:p>
              </table:table-cell>
              <table:table-cell office:value-type="float" office:value="0.5562827851">
                <text:p>0.55628278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8">
                <text:p>948</text:p>
              </table:table-cell>
              <table:table-cell office:value-type="float" office:value="-0.9260604652">
                <text:p>-0.92606046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48">
                <text:p>948</text:p>
              </table:table-cell>
              <table:table-cell office:value-type="float" office:value="0.0430901476">
                <text:p>0.04309014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48">
                <text:p>948</text:p>
              </table:table-cell>
              <table:table-cell office:value-type="float" office:value="-0.8999495327">
                <text:p>-0.89994953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48">
                <text:p>948</text:p>
              </table:table-cell>
              <table:table-cell office:value-type="float" office:value="0.8047222568">
                <text:p>0.80472225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49">
                <text:p>949</text:p>
              </table:table-cell>
              <table:table-cell office:value-type="float" office:value="-0.654315447">
                <text:p>-0.6543154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49">
                <text:p>949</text:p>
              </table:table-cell>
              <table:table-cell office:value-type="float" office:value="0.4004296113">
                <text:p>0.40042961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50">
                <text:p>950</text:p>
              </table:table-cell>
              <table:table-cell office:value-type="float" office:value="0.654069512">
                <text:p>0.6540695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50">
                <text:p>950</text:p>
              </table:table-cell>
              <table:table-cell office:value-type="float" office:value="0.4270536692">
                <text:p>0.42705366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50">
                <text:p>950</text:p>
              </table:table-cell>
              <table:table-cell office:value-type="float" office:value="0.1180788146">
                <text:p>0.11807881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50">
                <text:p>950</text:p>
              </table:table-cell>
              <table:table-cell office:value-type="float" office:value="-0.5531806958">
                <text:p>-0.55318069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52">
                <text:p>952</text:p>
              </table:table-cell>
              <table:table-cell office:value-type="float" office:value="-0.1061646161">
                <text:p>-0.10616461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2">
                <text:p>952</text:p>
              </table:table-cell>
              <table:table-cell office:value-type="float" office:value="-0.2144595941">
                <text:p>-0.21445959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53">
                <text:p>953</text:p>
              </table:table-cell>
              <table:table-cell office:value-type="float" office:value="-1.622251652">
                <text:p>-1.6222516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53">
                <text:p>953</text:p>
              </table:table-cell>
              <table:table-cell office:value-type="float" office:value="-0.6503542796">
                <text:p>-0.65035427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55">
                <text:p>955</text:p>
              </table:table-cell>
              <table:table-cell office:value-type="float" office:value="0.09625611597">
                <text:p>0.096256115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55">
                <text:p>955</text:p>
              </table:table-cell>
              <table:table-cell office:value-type="float" office:value="0.4904306228">
                <text:p>0.490430622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55">
                <text:p>955</text:p>
              </table:table-cell>
              <table:table-cell office:value-type="float" office:value="1.988880098">
                <text:p>1.9888800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55">
                <text:p>955</text:p>
              </table:table-cell>
              <table:table-cell office:value-type="float" office:value="0.1473425892">
                <text:p>0.14734258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56">
                <text:p>956</text:p>
              </table:table-cell>
              <table:table-cell office:value-type="float" office:value="-0.1470752843">
                <text:p>-0.14707528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56">
                <text:p>956</text:p>
              </table:table-cell>
              <table:table-cell office:value-type="float" office:value="-0.5882623664">
                <text:p>-0.58826236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56">
                <text:p>956</text:p>
              </table:table-cell>
              <table:table-cell office:value-type="float" office:value="-1.367962971">
                <text:p>-1.3679629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56">
                <text:p>956</text:p>
              </table:table-cell>
              <table:table-cell office:value-type="float" office:value="-1.068138205">
                <text:p>-1.0681382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58">
                <text:p>958</text:p>
              </table:table-cell>
              <table:table-cell office:value-type="float" office:value="1.681475362">
                <text:p>1.6814753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58">
                <text:p>958</text:p>
              </table:table-cell>
              <table:table-cell office:value-type="float" office:value="0.1096778916">
                <text:p>0.10967789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59">
                <text:p>959</text:p>
              </table:table-cell>
              <table:table-cell office:value-type="float" office:value="1.622671877">
                <text:p>1.6226718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59">
                <text:p>959</text:p>
              </table:table-cell>
              <table:table-cell office:value-type="float" office:value="-3.550811618">
                <text:p>-3.5508116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61">
                <text:p>961</text:p>
              </table:table-cell>
              <table:table-cell office:value-type="float" office:value="1.86268803">
                <text:p>1.862688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61">
                <text:p>961</text:p>
              </table:table-cell>
              <table:table-cell office:value-type="float" office:value="0.5536048005">
                <text:p>0.55360480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61">
                <text:p>961</text:p>
              </table:table-cell>
              <table:table-cell office:value-type="float" office:value="0.09315422799">
                <text:p>0.093154227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61">
                <text:p>961</text:p>
              </table:table-cell>
              <table:table-cell office:value-type="float" office:value="-0.2681463624">
                <text:p>-0.26814636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62">
                <text:p>962</text:p>
              </table:table-cell>
              <table:table-cell office:value-type="float" office:value="-0.3929873194">
                <text:p>-0.39298731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62">
                <text:p>962</text:p>
              </table:table-cell>
              <table:table-cell office:value-type="float" office:value="0.2815986336">
                <text:p>0.28159863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64">
                <text:p>964</text:p>
              </table:table-cell>
              <table:table-cell office:value-type="float" office:value="-0.1357838441">
                <text:p>-0.13578384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64">
                <text:p>964</text:p>
              </table:table-cell>
              <table:table-cell office:value-type="float" office:value="-0.1728283666">
                <text:p>-0.17282836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64">
                <text:p>964</text:p>
              </table:table-cell>
              <table:table-cell office:value-type="float" office:value="0.3698683879">
                <text:p>0.369868387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65">
                <text:p>965</text:p>
              </table:table-cell>
              <table:table-cell office:value-type="float" office:value="-0.8880385139">
                <text:p>-0.888038513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65">
                <text:p>965</text:p>
              </table:table-cell>
              <table:table-cell office:value-type="float" office:value="0.6350221676">
                <text:p>0.63502216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67">
                <text:p>967</text:p>
              </table:table-cell>
              <table:table-cell office:value-type="float" office:value="0.2125140217">
                <text:p>0.21251402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67">
                <text:p>967</text:p>
              </table:table-cell>
              <table:table-cell office:value-type="float" office:value="0.109163741">
                <text:p>0.1091637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7">
                <text:p>967</text:p>
              </table:table-cell>
              <table:table-cell office:value-type="float" office:value="-0.2869873867">
                <text:p>-0.28698738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67">
                <text:p>967</text:p>
              </table:table-cell>
              <table:table-cell office:value-type="float" office:value="-0.6827457649">
                <text:p>-0.682745764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8">
                <text:p>968</text:p>
              </table:table-cell>
              <table:table-cell office:value-type="float" office:value="0.4130724519">
                <text:p>0.41307245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68">
                <text:p>968</text:p>
              </table:table-cell>
              <table:table-cell office:value-type="float" office:value="0.7131929186">
                <text:p>0.71319291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9">
                <text:p>969</text:p>
              </table:table-cell>
              <table:table-cell office:value-type="float" office:value="1.434603315">
                <text:p>1.4346033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9">
                <text:p>969</text:p>
              </table:table-cell>
              <table:table-cell office:value-type="float" office:value="-1.750642172">
                <text:p>-1.7506421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69">
                <text:p>969</text:p>
              </table:table-cell>
              <table:table-cell office:value-type="float" office:value="-0.4485469132">
                <text:p>-0.44854691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69">
                <text:p>969</text:p>
              </table:table-cell>
              <table:table-cell office:value-type="float" office:value="-1.305460878">
                <text:p>-1.3054608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71">
                <text:p>971</text:p>
              </table:table-cell>
              <table:table-cell office:value-type="float" office:value="1.289289607">
                <text:p>1.2892896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71">
                <text:p>971</text:p>
              </table:table-cell>
              <table:table-cell office:value-type="float" office:value="0.03118295458">
                <text:p>0.031182954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2">
                <text:p>972</text:p>
              </table:table-cell>
              <table:table-cell office:value-type="float" office:value="1.295735059">
                <text:p>1.2957350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72">
                <text:p>972</text:p>
              </table:table-cell>
              <table:table-cell office:value-type="float" office:value="-0.5851042614">
                <text:p>-0.58510426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72">
                <text:p>972</text:p>
              </table:table-cell>
              <table:table-cell office:value-type="float" office:value="-0.3535731424">
                <text:p>-0.35357314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72">
                <text:p>972</text:p>
              </table:table-cell>
              <table:table-cell office:value-type="float" office:value="-0.7551924039">
                <text:p>-0.75519240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4">
                <text:p>974</text:p>
              </table:table-cell>
              <table:table-cell office:value-type="float" office:value="1.340624427">
                <text:p>1.3406244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74">
                <text:p>974</text:p>
              </table:table-cell>
              <table:table-cell office:value-type="float" office:value="-0.887968734">
                <text:p>-0.88796873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75">
                <text:p>975</text:p>
              </table:table-cell>
              <table:table-cell office:value-type="float" office:value="0.8174245735">
                <text:p>0.81742457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75">
                <text:p>975</text:p>
              </table:table-cell>
              <table:table-cell office:value-type="float" office:value="-0.01121706913">
                <text:p>-0.011217069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75">
                <text:p>975</text:p>
              </table:table-cell>
              <table:table-cell office:value-type="float" office:value="0.2634816054">
                <text:p>0.26348160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75">
                <text:p>975</text:p>
              </table:table-cell>
              <table:table-cell office:value-type="float" office:value="0.3629709317">
                <text:p>0.36297093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77">
                <text:p>977</text:p>
              </table:table-cell>
              <table:table-cell office:value-type="float" office:value="-0.4015697765">
                <text:p>-0.40156977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7">
                <text:p>977</text:p>
              </table:table-cell>
              <table:table-cell office:value-type="float" office:value="0.01868778972">
                <text:p>0.018687789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78">
                <text:p>978</text:p>
              </table:table-cell>
              <table:table-cell office:value-type="float" office:value="-1.830682283">
                <text:p>-1.8306822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8">
                <text:p>978</text:p>
              </table:table-cell>
              <table:table-cell office:value-type="float" office:value="0.4302412159">
                <text:p>0.43024121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78">
                <text:p>978</text:p>
              </table:table-cell>
              <table:table-cell office:value-type="float" office:value="0.4774971717">
                <text:p>0.47749717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78">
                <text:p>978</text:p>
              </table:table-cell>
              <table:table-cell office:value-type="float" office:value="-1.235520971">
                <text:p>-1.2355209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81">
                <text:p>981</text:p>
              </table:table-cell>
              <table:table-cell office:value-type="float" office:value="0.397569069">
                <text:p>0.39756906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81">
                <text:p>981</text:p>
              </table:table-cell>
              <table:table-cell office:value-type="float" office:value="0.07272156588">
                <text:p>0.072721565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82">
                <text:p>982</text:p>
              </table:table-cell>
              <table:table-cell office:value-type="float" office:value="1.349463515">
                <text:p>1.3494635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2">
                <text:p>982</text:p>
              </table:table-cell>
              <table:table-cell office:value-type="float" office:value="-0.2069681019">
                <text:p>-0.20696810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2">
                <text:p>982</text:p>
              </table:table-cell>
              <table:table-cell office:value-type="float" office:value="0.0203875429">
                <text:p>0.02038754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82">
                <text:p>982</text:p>
              </table:table-cell>
              <table:table-cell office:value-type="float" office:value="-0.7833385991">
                <text:p>-0.78333859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83">
                <text:p>983</text:p>
              </table:table-cell>
              <table:table-cell office:value-type="float" office:value="-2.361527402">
                <text:p>-2.3615274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83">
                <text:p>983</text:p>
              </table:table-cell>
              <table:table-cell office:value-type="float" office:value="-3.096143512">
                <text:p>-3.0961435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84">
                <text:p>984</text:p>
              </table:table-cell>
              <table:table-cell office:value-type="float" office:value="-2.892130809">
                <text:p>-2.89213080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84">
                <text:p>984</text:p>
              </table:table-cell>
              <table:table-cell office:value-type="float" office:value="-7.123058852">
                <text:p>-7.1230588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4">
                <text:p>984</text:p>
              </table:table-cell>
              <table:table-cell office:value-type="float" office:value="-3.149689842">
                <text:p>-3.1496898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84">
                <text:p>984</text:p>
              </table:table-cell>
              <table:table-cell office:value-type="float" office:value="1.938035283">
                <text:p>1.9380352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5">
                <text:p>985</text:p>
              </table:table-cell>
              <table:table-cell office:value-type="float" office:value="3.941341823">
                <text:p>3.9413418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5">
                <text:p>985</text:p>
              </table:table-cell>
              <table:table-cell office:value-type="float" office:value="1.974458611">
                <text:p>1.9744586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6">
                <text:p>986</text:p>
              </table:table-cell>
              <table:table-cell office:value-type="float" office:value="-1.335500712">
                <text:p>-1.3355007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6">
                <text:p>986</text:p>
              </table:table-cell>
              <table:table-cell office:value-type="float" office:value="-0.3360362971">
                <text:p>-0.33603629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6">
                <text:p>986</text:p>
              </table:table-cell>
              <table:table-cell office:value-type="float" office:value="0.5215670104">
                <text:p>0.52156701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86">
                <text:p>986</text:p>
              </table:table-cell>
              <table:table-cell office:value-type="float" office:value="-0.6240712101">
                <text:p>-0.62407121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8">
                <text:p>988</text:p>
              </table:table-cell>
              <table:table-cell office:value-type="float" office:value="1.476784987">
                <text:p>1.4767849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8">
                <text:p>988</text:p>
              </table:table-cell>
              <table:table-cell office:value-type="float" office:value="-0.02056458567">
                <text:p>-0.020564585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9">
                <text:p>989</text:p>
              </table:table-cell>
              <table:table-cell office:value-type="float" office:value="1.970651538">
                <text:p>1.9706515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89">
                <text:p>989</text:p>
              </table:table-cell>
              <table:table-cell office:value-type="float" office:value="-0.5881201947">
                <text:p>-0.58812019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89">
                <text:p>989</text:p>
              </table:table-cell>
              <table:table-cell office:value-type="float" office:value="1.600092995">
                <text:p>1.6000929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89">
                <text:p>989</text:p>
              </table:table-cell>
              <table:table-cell office:value-type="float" office:value="-1.029688108">
                <text:p>-1.0296881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0">
                <text:p>990</text:p>
              </table:table-cell>
              <table:table-cell office:value-type="float" office:value="0.3878354552">
                <text:p>0.38783545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0">
                <text:p>990</text:p>
              </table:table-cell>
              <table:table-cell office:value-type="float" office:value="-0.3801324702">
                <text:p>-0.380132470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1">
                <text:p>991</text:p>
              </table:table-cell>
              <table:table-cell office:value-type="float" office:value="-1.693780737">
                <text:p>-1.69378073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1">
                <text:p>991</text:p>
              </table:table-cell>
              <table:table-cell office:value-type="float" office:value="-0.8503722559">
                <text:p>-0.85037225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1">
                <text:p>991</text:p>
              </table:table-cell>
              <table:table-cell office:value-type="float" office:value="-2.187001003">
                <text:p>-2.18700100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1">
                <text:p>991</text:p>
              </table:table-cell>
              <table:table-cell office:value-type="float" office:value="1.418542028">
                <text:p>1.4185420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93">
                <text:p>993</text:p>
              </table:table-cell>
              <table:table-cell office:value-type="float" office:value="0.9208355765">
                <text:p>0.92083557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3">
                <text:p>993</text:p>
              </table:table-cell>
              <table:table-cell office:value-type="float" office:value="1.92896533">
                <text:p>1.928965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3">
                <text:p>993</text:p>
              </table:table-cell>
              <table:table-cell office:value-type="float" office:value="-1.802784973">
                <text:p>-1.80278497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93">
                <text:p>993</text:p>
              </table:table-cell>
              <table:table-cell office:value-type="float" office:value="0.07793956091">
                <text:p>0.077939560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3">
                <text:p>993</text:p>
              </table:table-cell>
              <table:table-cell office:value-type="float" office:value="-0.963507364">
                <text:p>-0.9635073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3">
                <text:p>993</text:p>
              </table:table-cell>
              <table:table-cell office:value-type="float" office:value="0.1679350551">
                <text:p>0.16793505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4">
                <text:p>994</text:p>
              </table:table-cell>
              <table:table-cell office:value-type="float" office:value="0.107600279">
                <text:p>0.10760027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94">
                <text:p>994</text:p>
              </table:table-cell>
              <table:table-cell office:value-type="float" office:value="0.2182761255">
                <text:p>0.21827612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96">
                <text:p>996</text:p>
              </table:table-cell>
              <table:table-cell office:value-type="float" office:value="1.695651183">
                <text:p>1.6956511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96">
                <text:p>996</text:p>
              </table:table-cell>
              <table:table-cell office:value-type="float" office:value="-1.266824338">
                <text:p>-1.2668243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97">
                <text:p>997</text:p>
              </table:table-cell>
              <table:table-cell office:value-type="float" office:value="-0.172653236">
                <text:p>-0.1726532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97">
                <text:p>997</text:p>
              </table:table-cell>
              <table:table-cell office:value-type="float" office:value="-0.3931698041">
                <text:p>-0.39316980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97">
                <text:p>997</text:p>
              </table:table-cell>
              <table:table-cell office:value-type="float" office:value="0.1772137755">
                <text:p>0.17721377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99">
                <text:p>999</text:p>
              </table:table-cell>
              <table:table-cell office:value-type="float" office:value="-0.6655218921">
                <text:p>-0.66552189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99">
                <text:p>999</text:p>
              </table:table-cell>
              <table:table-cell office:value-type="float" office:value="0.4254725397">
                <text:p>0.42547253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0">
                <text:p>1000</text:p>
              </table:table-cell>
              <table:table-cell office:value-type="float" office:value="-0.9623949162">
                <text:p>-0.96239491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00">
                <text:p>1000</text:p>
              </table:table-cell>
              <table:table-cell office:value-type="float" office:value="0.0326390255">
                <text:p>0.03263902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0">
                <text:p>1000</text:p>
              </table:table-cell>
              <table:table-cell office:value-type="float" office:value="-0.7417148197">
                <text:p>-0.74171481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00">
                <text:p>1000</text:p>
              </table:table-cell>
              <table:table-cell office:value-type="float" office:value="0.8094353281">
                <text:p>0.809435328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01">
                <text:p>1001</text:p>
              </table:table-cell>
              <table:table-cell office:value-type="float" office:value="0.5276001285">
                <text:p>0.52760012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1">
                <text:p>1001</text:p>
              </table:table-cell>
              <table:table-cell office:value-type="float" office:value="-0.3885315687">
                <text:p>-0.388531568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02">
                <text:p>1002</text:p>
              </table:table-cell>
              <table:table-cell office:value-type="float" office:value="-0.3870337825">
                <text:p>-0.38703378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2">
                <text:p>1002</text:p>
              </table:table-cell>
              <table:table-cell office:value-type="float" office:value="-0.2768896077">
                <text:p>-0.276889607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02">
                <text:p>1002</text:p>
              </table:table-cell>
              <table:table-cell office:value-type="float" office:value="1.465840581">
                <text:p>1.4658405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02">
                <text:p>1002</text:p>
              </table:table-cell>
              <table:table-cell office:value-type="float" office:value="-0.4139316603">
                <text:p>-0.41393166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04">
                <text:p>1004</text:p>
              </table:table-cell>
              <table:table-cell office:value-type="float" office:value="-1.044033729">
                <text:p>-1.0440337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4">
                <text:p>1004</text:p>
              </table:table-cell>
              <table:table-cell office:value-type="float" office:value="-1.498637851">
                <text:p>-1.4986378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4">
                <text:p>1004</text:p>
              </table:table-cell>
              <table:table-cell office:value-type="float" office:value="0.4063438413">
                <text:p>0.40634384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5">
                <text:p>1005</text:p>
              </table:table-cell>
              <table:table-cell office:value-type="float" office:value="0.292747989">
                <text:p>0.29274798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5">
                <text:p>1005</text:p>
              </table:table-cell>
              <table:table-cell office:value-type="float" office:value="-2.177933862">
                <text:p>-2.1779338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7">
                <text:p>1007</text:p>
              </table:table-cell>
              <table:table-cell office:value-type="float" office:value="-2.117881995">
                <text:p>-2.11788199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7">
                <text:p>1007</text:p>
              </table:table-cell>
              <table:table-cell office:value-type="float" office:value="-0.6112051664">
                <text:p>-0.61120516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7">
                <text:p>1007</text:p>
              </table:table-cell>
              <table:table-cell office:value-type="float" office:value="0.605325583">
                <text:p>0.6053255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8">
                <text:p>1008</text:p>
              </table:table-cell>
              <table:table-cell office:value-type="float" office:value="-2.788261935">
                <text:p>-2.78826193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8">
                <text:p>1008</text:p>
              </table:table-cell>
              <table:table-cell office:value-type="float" office:value="-0.8982349805">
                <text:p>-0.89823498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9">
                <text:p>1009</text:p>
              </table:table-cell>
              <table:table-cell office:value-type="float" office:value="-0.993170002">
                <text:p>-0.9931700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9">
                <text:p>1009</text:p>
              </table:table-cell>
              <table:table-cell office:value-type="float" office:value="2.33293776">
                <text:p>2.332937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9">
                <text:p>1009</text:p>
              </table:table-cell>
              <table:table-cell office:value-type="float" office:value="0.1194266801">
                <text:p>0.11942668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9">
                <text:p>1009</text:p>
              </table:table-cell>
              <table:table-cell office:value-type="float" office:value="-0.4173351279">
                <text:p>-0.417335127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10">
                <text:p>1010</text:p>
              </table:table-cell>
              <table:table-cell office:value-type="float" office:value="-1.728871138">
                <text:p>-1.72887113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10">
                <text:p>1010</text:p>
              </table:table-cell>
              <table:table-cell office:value-type="float" office:value="-0.2440324665">
                <text:p>-0.24403246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12">
                <text:p>1012</text:p>
              </table:table-cell>
              <table:table-cell office:value-type="float" office:value="-4.099658406">
                <text:p>-4.0996584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12">
                <text:p>1012</text:p>
              </table:table-cell>
              <table:table-cell office:value-type="float" office:value="-2.730276476">
                <text:p>-2.73027647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12">
                <text:p>1012</text:p>
              </table:table-cell>
              <table:table-cell office:value-type="float" office:value="-3.821658157">
                <text:p>-3.82165815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12">
                <text:p>1012</text:p>
              </table:table-cell>
              <table:table-cell office:value-type="float" office:value="-0.2070208408">
                <text:p>-0.20702084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13">
                <text:p>1013</text:p>
              </table:table-cell>
              <table:table-cell office:value-type="float" office:value="-1.084909096">
                <text:p>-1.0849090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3">
                <text:p>1013</text:p>
              </table:table-cell>
              <table:table-cell office:value-type="float" office:value="-2.391171258">
                <text:p>-2.3911712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15">
                <text:p>1015</text:p>
              </table:table-cell>
              <table:table-cell office:value-type="float" office:value="-2.31584753">
                <text:p>-2.315847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15">
                <text:p>1015</text:p>
              </table:table-cell>
              <table:table-cell office:value-type="float" office:value="-0.7774574814">
                <text:p>-0.77745748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15">
                <text:p>1015</text:p>
              </table:table-cell>
              <table:table-cell office:value-type="float" office:value="-1.506627742">
                <text:p>-1.5066277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15">
                <text:p>1015</text:p>
              </table:table-cell>
              <table:table-cell office:value-type="float" office:value="-0.6990035652">
                <text:p>-0.69900356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16">
                <text:p>1016</text:p>
              </table:table-cell>
              <table:table-cell office:value-type="float" office:value="-4.457997303">
                <text:p>-4.45799730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16">
                <text:p>1016</text:p>
              </table:table-cell>
              <table:table-cell office:value-type="float" office:value="1.027999274">
                <text:p>1.02799927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18">
                <text:p>1018</text:p>
              </table:table-cell>
              <table:table-cell office:value-type="float" office:value="-0.9874535674">
                <text:p>-0.987453567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18">
                <text:p>1018</text:p>
              </table:table-cell>
              <table:table-cell office:value-type="float" office:value="3.155653194">
                <text:p>3.1556531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18">
                <text:p>1018</text:p>
              </table:table-cell>
              <table:table-cell office:value-type="float" office:value="-1.439601656">
                <text:p>-1.4396016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8">
                <text:p>1018</text:p>
              </table:table-cell>
              <table:table-cell office:value-type="float" office:value="0.001501801272">
                <text:p>0.0015018012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18">
                <text:p>1018</text:p>
              </table:table-cell>
              <table:table-cell office:value-type="float" office:value="-1.4788921">
                <text:p>-1.47889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18">
                <text:p>1018</text:p>
              </table:table-cell>
              <table:table-cell office:value-type="float" office:value="0.1799372033">
                <text:p>0.17993720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20">
                <text:p>1020</text:p>
              </table:table-cell>
              <table:table-cell office:value-type="float" office:value="-1.211680791">
                <text:p>-1.2116807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20">
                <text:p>1020</text:p>
              </table:table-cell>
              <table:table-cell office:value-type="float" office:value="-1.387378249">
                <text:p>-1.38737824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21">
                <text:p>1021</text:p>
              </table:table-cell>
              <table:table-cell office:value-type="float" office:value="-1.98196037">
                <text:p>-1.981960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21">
                <text:p>1021</text:p>
              </table:table-cell>
              <table:table-cell office:value-type="float" office:value="-0.3186699568">
                <text:p>-0.31866995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21">
                <text:p>1021</text:p>
              </table:table-cell>
              <table:table-cell office:value-type="float" office:value="-0.8123248163">
                <text:p>-0.812324816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21">
                <text:p>1021</text:p>
              </table:table-cell>
              <table:table-cell office:value-type="float" office:value="-0.4338750895">
                <text:p>-0.43387508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22">
                <text:p>1022</text:p>
              </table:table-cell>
              <table:table-cell office:value-type="float" office:value="-0.8853482395">
                <text:p>-0.88534823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22">
                <text:p>1022</text:p>
              </table:table-cell>
              <table:table-cell office:value-type="float" office:value="0.09895865549">
                <text:p>0.0989586554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23">
                <text:p>1023</text:p>
              </table:table-cell>
              <table:table-cell office:value-type="float" office:value="-1.354512426">
                <text:p>-1.3545124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23">
                <text:p>1023</text:p>
              </table:table-cell>
              <table:table-cell office:value-type="float" office:value="-1.892101493">
                <text:p>-1.8921014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23">
                <text:p>1023</text:p>
              </table:table-cell>
              <table:table-cell office:value-type="float" office:value="0.0303218786">
                <text:p>0.03032187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23">
                <text:p>1023</text:p>
              </table:table-cell>
              <table:table-cell office:value-type="float" office:value="-0.1040178089">
                <text:p>-0.10401780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24">
                <text:p>1024</text:p>
              </table:table-cell>
              <table:table-cell office:value-type="float" office:value="0.2360189254">
                <text:p>0.23601892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24">
                <text:p>1024</text:p>
              </table:table-cell>
              <table:table-cell office:value-type="float" office:value="-0.6135580632">
                <text:p>-0.61355806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25">
                <text:p>1025</text:p>
              </table:table-cell>
              <table:table-cell office:value-type="float" office:value="-17.93980778">
                <text:p>-17.939807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25">
                <text:p>1025</text:p>
              </table:table-cell>
              <table:table-cell office:value-type="float" office:value="-3.28212402">
                <text:p>-3.282124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25">
                <text:p>1025</text:p>
              </table:table-cell>
              <table:table-cell office:value-type="float" office:value="-5.25235692">
                <text:p>-5.252356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25">
                <text:p>1025</text:p>
              </table:table-cell>
              <table:table-cell office:value-type="float" office:value="10.79049285">
                <text:p>10.790492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25">
                <text:p>1025</text:p>
              </table:table-cell>
              <table:table-cell office:value-type="float" office:value="2.96798359">
                <text:p>2.967983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25">
                <text:p>1025</text:p>
              </table:table-cell>
              <table:table-cell office:value-type="float" office:value="1.908347012">
                <text:p>1.9083470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27">
                <text:p>1027</text:p>
              </table:table-cell>
              <table:table-cell office:value-type="float" office:value="-0.1737763758">
                <text:p>-0.173776375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27">
                <text:p>1027</text:p>
              </table:table-cell>
              <table:table-cell office:value-type="float" office:value="-1.833319598">
                <text:p>-1.8333195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27">
                <text:p>1027</text:p>
              </table:table-cell>
              <table:table-cell office:value-type="float" office:value="-0.9940465057">
                <text:p>-0.994046505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27">
                <text:p>1027</text:p>
              </table:table-cell>
              <table:table-cell office:value-type="float" office:value="0.5540552172">
                <text:p>0.55405521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27">
                <text:p>1027</text:p>
              </table:table-cell>
              <table:table-cell office:value-type="float" office:value="-0.9895916973">
                <text:p>-0.98959169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27">
                <text:p>1027</text:p>
              </table:table-cell>
              <table:table-cell office:value-type="float" office:value="0.5410984616">
                <text:p>0.54109846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28">
                <text:p>1028</text:p>
              </table:table-cell>
              <table:table-cell office:value-type="float" office:value="-2.078589479">
                <text:p>-2.0785894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28">
                <text:p>1028</text:p>
              </table:table-cell>
              <table:table-cell office:value-type="float" office:value="-1.201032687">
                <text:p>-1.2010326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28">
                <text:p>1028</text:p>
              </table:table-cell>
              <table:table-cell office:value-type="float" office:value="0.2076301552">
                <text:p>0.20763015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28">
                <text:p>1028</text:p>
              </table:table-cell>
              <table:table-cell office:value-type="float" office:value="-0.734911312">
                <text:p>-0.7349113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29">
                <text:p>1029</text:p>
              </table:table-cell>
              <table:table-cell office:value-type="float" office:value="8.391762527">
                <text:p>8.39176252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29">
                <text:p>1029</text:p>
              </table:table-cell>
              <table:table-cell office:value-type="float" office:value="16.8339874">
                <text:p>16.833987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30">
                <text:p>1030</text:p>
              </table:table-cell>
              <table:table-cell office:value-type="float" office:value="16.53481772">
                <text:p>16.534817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30">
                <text:p>1030</text:p>
              </table:table-cell>
              <table:table-cell office:value-type="float" office:value="4.099438178">
                <text:p>4.09943817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30">
                <text:p>1030</text:p>
              </table:table-cell>
              <table:table-cell office:value-type="float" office:value="-10.90948217">
                <text:p>-10.909482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30">
                <text:p>1030</text:p>
              </table:table-cell>
              <table:table-cell office:value-type="float" office:value="-7.453370154">
                <text:p>-7.4533701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30">
                <text:p>1030</text:p>
              </table:table-cell>
              <table:table-cell office:value-type="float" office:value="-2.532490291">
                <text:p>-2.5324902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31">
                <text:p>1031</text:p>
              </table:table-cell>
              <table:table-cell office:value-type="float" office:value="0.571175201">
                <text:p>0.5711752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31">
                <text:p>1031</text:p>
              </table:table-cell>
              <table:table-cell office:value-type="float" office:value="0.6503089778">
                <text:p>0.650308977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31">
                <text:p>1031</text:p>
              </table:table-cell>
              <table:table-cell office:value-type="float" office:value="-1.406451957">
                <text:p>-1.4064519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31">
                <text:p>1031</text:p>
              </table:table-cell>
              <table:table-cell office:value-type="float" office:value="-0.3208995599">
                <text:p>-0.32089955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31">
                <text:p>1031</text:p>
              </table:table-cell>
              <table:table-cell office:value-type="float" office:value="-0.2325878889">
                <text:p>-0.232587888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31">
                <text:p>1031</text:p>
              </table:table-cell>
              <table:table-cell office:value-type="float" office:value="0.7474236256">
                <text:p>0.747423625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32">
                <text:p>1032</text:p>
              </table:table-cell>
              <table:table-cell office:value-type="float" office:value="-0.4473211418">
                <text:p>-0.447321141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32">
                <text:p>1032</text:p>
              </table:table-cell>
              <table:table-cell office:value-type="float" office:value="0.2982838405">
                <text:p>0.29828384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32">
                <text:p>1032</text:p>
              </table:table-cell>
              <table:table-cell office:value-type="float" office:value="-0.7637390087">
                <text:p>-0.763739008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32">
                <text:p>1032</text:p>
              </table:table-cell>
              <table:table-cell office:value-type="float" office:value="0.9534778347">
                <text:p>0.953477834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32">
                <text:p>1032</text:p>
              </table:table-cell>
              <table:table-cell office:value-type="float" office:value="-0.04718389765">
                <text:p>-0.0471838976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32">
                <text:p>1032</text:p>
              </table:table-cell>
              <table:table-cell office:value-type="float" office:value="-0.2319319208">
                <text:p>-0.231931920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33">
                <text:p>1033</text:p>
              </table:table-cell>
              <table:table-cell office:value-type="float" office:value="-0.2127227808">
                <text:p>-0.21272278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3">
                <text:p>1033</text:p>
              </table:table-cell>
              <table:table-cell office:value-type="float" office:value="-0.854541948">
                <text:p>-0.8545419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33">
                <text:p>1033</text:p>
              </table:table-cell>
              <table:table-cell office:value-type="float" office:value="0.7077440788">
                <text:p>0.70774407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33">
                <text:p>1033</text:p>
              </table:table-cell>
              <table:table-cell office:value-type="float" office:value="-9.737693242">
                <text:p>-9.7376932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33">
                <text:p>1033</text:p>
              </table:table-cell>
              <table:table-cell office:value-type="float" office:value="-0.8104995984">
                <text:p>-0.810499598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34">
                <text:p>1034</text:p>
              </table:table-cell>
              <table:table-cell office:value-type="float" office:value="-3.695011823">
                <text:p>-3.69501182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34">
                <text:p>1034</text:p>
              </table:table-cell>
              <table:table-cell office:value-type="float" office:value="4.175295504">
                <text:p>4.17529550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34">
                <text:p>1034</text:p>
              </table:table-cell>
              <table:table-cell office:value-type="float" office:value="-1.124036702">
                <text:p>-1.1240367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34">
                <text:p>1034</text:p>
              </table:table-cell>
              <table:table-cell office:value-type="float" office:value="0.2603972215">
                <text:p>0.260397221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34">
                <text:p>1034</text:p>
              </table:table-cell>
              <table:table-cell office:value-type="float" office:value="0.5281817585">
                <text:p>0.528181758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34">
                <text:p>1034</text:p>
              </table:table-cell>
              <table:table-cell office:value-type="float" office:value="0.6478018092">
                <text:p>0.647801809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4">
                <text:p>1034</text:p>
              </table:table-cell>
              <table:table-cell office:value-type="float" office:value="0.4506273496">
                <text:p>0.450627349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5">
                <text:p>1035</text:p>
              </table:table-cell>
              <table:table-cell office:value-type="float" office:value="-1.059256804">
                <text:p>-1.05925680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5">
                <text:p>1035</text:p>
              </table:table-cell>
              <table:table-cell office:value-type="float" office:value="-0.6675420579">
                <text:p>-0.667542057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5">
                <text:p>1035</text:p>
              </table:table-cell>
              <table:table-cell office:value-type="float" office:value="-1.080135153">
                <text:p>-1.08013515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5">
                <text:p>1035</text:p>
              </table:table-cell>
              <table:table-cell office:value-type="float" office:value="0.4502584471">
                <text:p>0.45025844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5">
                <text:p>1035</text:p>
              </table:table-cell>
              <table:table-cell office:value-type="float" office:value="0.1393485225">
                <text:p>0.13934852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35">
                <text:p>1035</text:p>
              </table:table-cell>
              <table:table-cell office:value-type="float" office:value="0.4501758186">
                <text:p>0.450175818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35">
                <text:p>1035</text:p>
              </table:table-cell>
              <table:table-cell office:value-type="float" office:value="-1.345072198">
                <text:p>-1.34507219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35">
                <text:p>1035</text:p>
              </table:table-cell>
              <table:table-cell office:value-type="float" office:value="-1.189440571">
                <text:p>-1.18944057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35">
                <text:p>1035</text:p>
              </table:table-cell>
              <table:table-cell office:value-type="float" office:value="-1.57545821">
                <text:p>-1.5754582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5">
                <text:p>1035</text:p>
              </table:table-cell>
              <table:table-cell office:value-type="float" office:value="1.785811766">
                <text:p>1.78581176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5">
                <text:p>1035</text:p>
              </table:table-cell>
              <table:table-cell office:value-type="float" office:value="-6.946754884">
                <text:p>-6.94675488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5">
                <text:p>1035</text:p>
              </table:table-cell>
              <table:table-cell office:value-type="float" office:value="1.746546043">
                <text:p>1.74654604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6">
                <text:p>1036</text:p>
              </table:table-cell>
              <table:table-cell office:value-type="float" office:value="0.6387415603">
                <text:p>0.638741560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6">
                <text:p>1036</text:p>
              </table:table-cell>
              <table:table-cell office:value-type="float" office:value="8.352429049">
                <text:p>8.3524290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6">
                <text:p>1036</text:p>
              </table:table-cell>
              <table:table-cell office:value-type="float" office:value="1.698176663">
                <text:p>1.69817666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0.6192232935">
                <text:p>0.619223293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0.1705387258">
                <text:p>0.170538725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0.2545495271">
                <text:p>0.254549527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6">
                <text:p>1036</text:p>
              </table:table-cell>
              <table:table-cell office:value-type="float" office:value="0.2713612245">
                <text:p>0.271361224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.294236315">
                <text:p>1.29423631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6">
                <text:p>1036</text:p>
              </table:table-cell>
              <table:table-cell office:value-type="float" office:value="-0.1271848388">
                <text:p>-0.127184838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36">
                <text:p>1036</text:p>
              </table:table-cell>
              <table:table-cell office:value-type="float" office:value="0.0411589234">
                <text:p>0.041158923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36">
                <text:p>1036</text:p>
              </table:table-cell>
              <table:table-cell office:value-type="float" office:value="-1.071256842">
                <text:p>-1.07125684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36">
                <text:p>1036</text:p>
              </table:table-cell>
              <table:table-cell office:value-type="float" office:value="9.417263202">
                <text:p>9.41726320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36">
                <text:p>1036</text:p>
              </table:table-cell>
              <table:table-cell office:value-type="float" office:value="15.20687687">
                <text:p>15.2068768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36">
                <text:p>1036</text:p>
              </table:table-cell>
              <table:table-cell office:value-type="float" office:value="10.31937756">
                <text:p>10.3193775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36">
                <text:p>1036</text:p>
              </table:table-cell>
              <table:table-cell office:value-type="float" office:value="-3.302982861">
                <text:p>-3.3029828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36">
                <text:p>1036</text:p>
              </table:table-cell>
              <table:table-cell office:value-type="float" office:value="-7.77615703">
                <text:p>-7.7761570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36">
                <text:p>1036</text:p>
              </table:table-cell>
              <table:table-cell office:value-type="float" office:value="2.472381026">
                <text:p>2.4723810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36">
                <text:p>1036</text:p>
              </table:table-cell>
              <table:table-cell office:value-type="float" office:value="3.980560054">
                <text:p>3.98056005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36">
                <text:p>1036</text:p>
              </table:table-cell>
              <table:table-cell office:value-type="float" office:value="2.876102362">
                <text:p>2.8761023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36">
                <text:p>1036</text:p>
              </table:table-cell>
              <table:table-cell office:value-type="float" office:value="-2.344625701">
                <text:p>-2.34462570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36">
                <text:p>1036</text:p>
              </table:table-cell>
              <table:table-cell office:value-type="float" office:value="-2.207768927">
                <text:p>-2.20776892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36">
                <text:p>1036</text:p>
              </table:table-cell>
              <table:table-cell office:value-type="float" office:value="0.04389602125">
                <text:p>0.0438960212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36">
                <text:p>1036</text:p>
              </table:table-cell>
              <table:table-cell office:value-type="float" office:value="1.971339279">
                <text:p>1.97133927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36">
                <text:p>1036</text:p>
              </table:table-cell>
              <table:table-cell office:value-type="float" office:value="1.399152246">
                <text:p>1.39915224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36">
                <text:p>1036</text:p>
              </table:table-cell>
              <table:table-cell office:value-type="float" office:value="-1.122692084">
                <text:p>-1.12269208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36">
                <text:p>1036</text:p>
              </table:table-cell>
              <table:table-cell office:value-type="float" office:value="-1.892444764">
                <text:p>-1.89244476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36">
                <text:p>1036</text:p>
              </table:table-cell>
              <table:table-cell office:value-type="float" office:value="0.6876251445">
                <text:p>0.687625144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36">
                <text:p>1036</text:p>
              </table:table-cell>
              <table:table-cell office:value-type="float" office:value="0.9387234247">
                <text:p>0.938723424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36">
                <text:p>1036</text:p>
              </table:table-cell>
              <table:table-cell office:value-type="float" office:value="0.8602021446">
                <text:p>0.860202144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36">
                <text:p>1036</text:p>
              </table:table-cell>
              <table:table-cell office:value-type="float" office:value="-0.7091644732">
                <text:p>-0.709164473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36">
                <text:p>1036</text:p>
              </table:table-cell>
              <table:table-cell office:value-type="float" office:value="-0.05092980514">
                <text:p>-0.0509298051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36">
                <text:p>1036</text:p>
              </table:table-cell>
              <table:table-cell office:value-type="float" office:value="-0.5299464753">
                <text:p>-0.529946475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36">
                <text:p>1036</text:p>
              </table:table-cell>
              <table:table-cell office:value-type="float" office:value="0.2890633681">
                <text:p>0.289063368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36">
                <text:p>1036</text:p>
              </table:table-cell>
              <table:table-cell office:value-type="float" office:value="0.630587926">
                <text:p>0.63058792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36">
                <text:p>1036</text:p>
              </table:table-cell>
              <table:table-cell office:value-type="float" office:value="1.093833802">
                <text:p>1.09383380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36">
                <text:p>1036</text:p>
              </table:table-cell>
              <table:table-cell office:value-type="float" office:value="-0.3081951042">
                <text:p>-0.308195104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36">
                <text:p>1036</text:p>
              </table:table-cell>
              <table:table-cell office:value-type="float" office:value="-0.6631214944">
                <text:p>-0.66312149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36">
                <text:p>1036</text:p>
              </table:table-cell>
              <table:table-cell office:value-type="float" office:value="-0.7114680013">
                <text:p>-0.711468001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36">
                <text:p>1036</text:p>
              </table:table-cell>
              <table:table-cell office:value-type="float" office:value="0.3758226224">
                <text:p>0.375822622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36">
                <text:p>1036</text:p>
              </table:table-cell>
              <table:table-cell office:value-type="float" office:value="0.4345023425">
                <text:p>0.43450234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36">
                <text:p>1036</text:p>
              </table:table-cell>
              <table:table-cell office:value-type="float" office:value="0.3412790801">
                <text:p>0.341279080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36">
                <text:p>1036</text:p>
              </table:table-cell>
              <table:table-cell office:value-type="float" office:value="-0.2690542466">
                <text:p>-0.269054246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36">
                <text:p>1036</text:p>
              </table:table-cell>
              <table:table-cell office:value-type="float" office:value="-0.07980514049">
                <text:p>-0.0798051404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36">
                <text:p>1036</text:p>
              </table:table-cell>
              <table:table-cell office:value-type="float" office:value="-0.3663764554">
                <text:p>-0.366376455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36">
                <text:p>1036</text:p>
              </table:table-cell>
              <table:table-cell office:value-type="float" office:value="0.3069981872">
                <text:p>0.306998187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36">
                <text:p>1036</text:p>
              </table:table-cell>
              <table:table-cell office:value-type="float" office:value="0.3112240681">
                <text:p>0.311224068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36">
                <text:p>1036</text:p>
              </table:table-cell>
              <table:table-cell office:value-type="float" office:value="0.1604267192">
                <text:p>0.16042671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36">
                <text:p>1036</text:p>
              </table:table-cell>
              <table:table-cell office:value-type="float" office:value="-0.2487329509">
                <text:p>-0.248732950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36">
                <text:p>1036</text:p>
              </table:table-cell>
              <table:table-cell office:value-type="float" office:value="-0.1533558835">
                <text:p>-0.153355883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36">
                <text:p>1036</text:p>
              </table:table-cell>
              <table:table-cell office:value-type="float" office:value="-0.1114112509">
                <text:p>-0.111411250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36">
                <text:p>1036</text:p>
              </table:table-cell>
              <table:table-cell office:value-type="float" office:value="0.2571370481">
                <text:p>0.257137048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36">
                <text:p>1036</text:p>
              </table:table-cell>
              <table:table-cell office:value-type="float" office:value="-0.04102927108">
                <text:p>-0.0410292710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36">
                <text:p>1036</text:p>
              </table:table-cell>
              <table:table-cell office:value-type="float" office:value="0.09990345981">
                <text:p>0.0999034598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36">
                <text:p>1036</text:p>
              </table:table-cell>
              <table:table-cell office:value-type="float" office:value="-0.1906616561">
                <text:p>-0.190661656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36">
                <text:p>1036</text:p>
              </table:table-cell>
              <table:table-cell office:value-type="float" office:value="0.1421843586">
                <text:p>0.142184358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36">
                <text:p>1036</text:p>
              </table:table-cell>
              <table:table-cell office:value-type="float" office:value="-0.1919080451">
                <text:p>-0.19190804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36">
                <text:p>1036</text:p>
              </table:table-cell>
              <table:table-cell office:value-type="float" office:value="0.3032603254">
                <text:p>0.303260325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36">
                <text:p>1036</text:p>
              </table:table-cell>
              <table:table-cell office:value-type="float" office:value="-0.209613648">
                <text:p>-0.2096136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36">
                <text:p>1036</text:p>
              </table:table-cell>
              <table:table-cell office:value-type="float" office:value="0.4514966342">
                <text:p>0.45149663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36">
                <text:p>1036</text:p>
              </table:table-cell>
              <table:table-cell office:value-type="float" office:value="-0.4004202209">
                <text:p>-0.400420220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36">
                <text:p>1036</text:p>
              </table:table-cell>
              <table:table-cell office:value-type="float" office:value="1.774267472">
                <text:p>1.77426747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36">
                <text:p>1036</text:p>
              </table:table-cell>
              <table:table-cell office:value-type="float" office:value="0.9453845749">
                <text:p>0.945384574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36">
                <text:p>1036</text:p>
              </table:table-cell>
              <table:table-cell office:value-type="float" office:value="1.407614817">
                <text:p>1.4076148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36">
                <text:p>1036</text:p>
              </table:table-cell>
              <table:table-cell office:value-type="float" office:value="-0.8737828058">
                <text:p>-0.87378280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36">
                <text:p>1036</text:p>
              </table:table-cell>
              <table:table-cell office:value-type="float" office:value="-1.080854675">
                <text:p>-1.0808546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36">
                <text:p>1036</text:p>
              </table:table-cell>
              <table:table-cell office:value-type="float" office:value="0.08423860426">
                <text:p>0.084238604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36">
                <text:p>1036</text:p>
              </table:table-cell>
              <table:table-cell office:value-type="float" office:value="0.4137886896">
                <text:p>0.413788689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36">
                <text:p>1036</text:p>
              </table:table-cell>
              <table:table-cell office:value-type="float" office:value="0.07041630137">
                <text:p>0.070416301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36">
                <text:p>1036</text:p>
              </table:table-cell>
              <table:table-cell office:value-type="float" office:value="-0.3746893538">
                <text:p>-0.374689353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36">
                <text:p>1036</text:p>
              </table:table-cell>
              <table:table-cell office:value-type="float" office:value="-0.3421232542">
                <text:p>-0.342123254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6">
                <text:p>1036</text:p>
              </table:table-cell>
              <table:table-cell office:value-type="float" office:value="0.1423556192">
                <text:p>0.142355619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36">
                <text:p>1036</text:p>
              </table:table-cell>
              <table:table-cell office:value-type="float" office:value="0.4029513534">
                <text:p>0.40295135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36">
                <text:p>1036</text:p>
              </table:table-cell>
              <table:table-cell office:value-type="float" office:value="0.2040203571">
                <text:p>0.204020357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36">
                <text:p>1036</text:p>
              </table:table-cell>
              <table:table-cell office:value-type="float" office:value="-0.0655838877">
                <text:p>-0.065583887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36">
                <text:p>1036</text:p>
              </table:table-cell>
              <table:table-cell office:value-type="float" office:value="-0.308260175">
                <text:p>-0.30826017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36">
                <text:p>1036</text:p>
              </table:table-cell>
              <table:table-cell office:value-type="float" office:value="-0.2096830867">
                <text:p>-0.20968308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36">
                <text:p>1036</text:p>
              </table:table-cell>
              <table:table-cell office:value-type="float" office:value="-0.164028985">
                <text:p>-0.16402898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36">
                <text:p>1036</text:p>
              </table:table-cell>
              <table:table-cell office:value-type="float" office:value="0.9003195242">
                <text:p>0.90031952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36">
                <text:p>1036</text:p>
              </table:table-cell>
              <table:table-cell office:value-type="float" office:value="0.1994059522">
                <text:p>0.199405952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36">
                <text:p>1036</text:p>
              </table:table-cell>
              <table:table-cell office:value-type="float" office:value="0.1726531263">
                <text:p>0.172653126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36">
                <text:p>1036</text:p>
              </table:table-cell>
              <table:table-cell office:value-type="float" office:value="-0.5645318076">
                <text:p>-0.564531807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36">
                <text:p>1036</text:p>
              </table:table-cell>
              <table:table-cell office:value-type="float" office:value="0.3234471937">
                <text:p>0.323447193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36">
                <text:p>1036</text:p>
              </table:table-cell>
              <table:table-cell office:value-type="float" office:value="1.265961142">
                <text:p>1.26596114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36">
                <text:p>1036</text:p>
              </table:table-cell>
              <table:table-cell office:value-type="float" office:value="1.464565093">
                <text:p>1.46456509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36">
                <text:p>1036</text:p>
              </table:table-cell>
              <table:table-cell office:value-type="float" office:value="0.8634042804">
                <text:p>0.863404280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36">
                <text:p>1036</text:p>
              </table:table-cell>
              <table:table-cell office:value-type="float" office:value="-0.1169496985">
                <text:p>-0.116949698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36">
                <text:p>1036</text:p>
              </table:table-cell>
              <table:table-cell office:value-type="float" office:value="-0.3764690109">
                <text:p>-0.376469010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36">
                <text:p>1036</text:p>
              </table:table-cell>
              <table:table-cell office:value-type="float" office:value="0.1170851124">
                <text:p>0.117085112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36">
                <text:p>1036</text:p>
              </table:table-cell>
              <table:table-cell office:value-type="float" office:value="-0.06647775653">
                <text:p>-0.0664777565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36">
                <text:p>1036</text:p>
              </table:table-cell>
              <table:table-cell office:value-type="float" office:value="0.01752486461">
                <text:p>0.0175248646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36">
                <text:p>1036</text:p>
              </table:table-cell>
              <table:table-cell office:value-type="float" office:value="-0.5414882821">
                <text:p>-0.541488282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36">
                <text:p>1036</text:p>
              </table:table-cell>
              <table:table-cell office:value-type="float" office:value="-0.4552199899">
                <text:p>-0.45521998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36">
                <text:p>1036</text:p>
              </table:table-cell>
              <table:table-cell office:value-type="float" office:value="-0.386387516">
                <text:p>-0.38638751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36">
                <text:p>1036</text:p>
              </table:table-cell>
              <table:table-cell office:value-type="float" office:value="0.01793824792">
                <text:p>0.0179382479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36">
                <text:p>1036</text:p>
              </table:table-cell>
              <table:table-cell office:value-type="float" office:value="-0.0251436497">
                <text:p>-0.025143649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36">
                <text:p>1036</text:p>
              </table:table-cell>
              <table:table-cell office:value-type="float" office:value="0.04541524965">
                <text:p>0.0454152496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36">
                <text:p>1036</text:p>
              </table:table-cell>
              <table:table-cell office:value-type="float" office:value="-0.3772021786">
                <text:p>-0.377202178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36">
                <text:p>1036</text:p>
              </table:table-cell>
              <table:table-cell office:value-type="float" office:value="1.339137201">
                <text:p>1.3391372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36">
                <text:p>1036</text:p>
              </table:table-cell>
              <table:table-cell office:value-type="float" office:value="0.1997968877">
                <text:p>0.199796887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36">
                <text:p>1036</text:p>
              </table:table-cell>
              <table:table-cell office:value-type="float" office:value="0.5162217021">
                <text:p>0.516221702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36">
                <text:p>1036</text:p>
              </table:table-cell>
              <table:table-cell office:value-type="float" office:value="-0.5066976449">
                <text:p>-0.506697644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36">
                <text:p>1036</text:p>
              </table:table-cell>
              <table:table-cell office:value-type="float" office:value="0.172338541">
                <text:p>0.1723385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36">
                <text:p>1036</text:p>
              </table:table-cell>
              <table:table-cell office:value-type="float" office:value="0.1198881687">
                <text:p>0.119888168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36">
                <text:p>1036</text:p>
              </table:table-cell>
              <table:table-cell office:value-type="float" office:value="0.03642748852">
                <text:p>0.0364274885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36">
                <text:p>1036</text:p>
              </table:table-cell>
              <table:table-cell office:value-type="float" office:value="-0.04384853804">
                <text:p>-0.0438485380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36">
                <text:p>1036</text:p>
              </table:table-cell>
              <table:table-cell office:value-type="float" office:value="-0.01959837258">
                <text:p>-0.0195983725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37">
                <text:p>1037</text:p>
              </table:table-cell>
              <table:table-cell office:value-type="float" office:value="-0.4253650027">
                <text:p>-0.425365002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37">
                <text:p>1037</text:p>
              </table:table-cell>
              <table:table-cell office:value-type="float" office:value="-0.4686235069">
                <text:p>-0.46862350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37">
                <text:p>1037</text:p>
              </table:table-cell>
              <table:table-cell office:value-type="float" office:value="-0.3111847257">
                <text:p>-0.311184725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37">
                <text:p>1037</text:p>
              </table:table-cell>
              <table:table-cell office:value-type="float" office:value="-0.06529605326">
                <text:p>-0.0652960532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37">
                <text:p>1037</text:p>
              </table:table-cell>
              <table:table-cell office:value-type="float" office:value="0.2457469426">
                <text:p>0.245746942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37">
                <text:p>1037</text:p>
              </table:table-cell>
              <table:table-cell office:value-type="float" office:value="0.1738589945">
                <text:p>0.17385899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37">
                <text:p>1037</text:p>
              </table:table-cell>
              <table:table-cell office:value-type="float" office:value="-0.02488761889">
                <text:p>-0.0248876188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37">
                <text:p>1037</text:p>
              </table:table-cell>
              <table:table-cell office:value-type="float" office:value="-0.1805973323">
                <text:p>-0.180597332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37">
                <text:p>1037</text:p>
              </table:table-cell>
              <table:table-cell office:value-type="float" office:value="-0.09405370503">
                <text:p>-0.0940537050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37">
                <text:p>1037</text:p>
              </table:table-cell>
              <table:table-cell office:value-type="float" office:value="-0.371747807">
                <text:p>-0.3717478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37">
                <text:p>1037</text:p>
              </table:table-cell>
              <table:table-cell office:value-type="float" office:value="0.7349071005">
                <text:p>0.73490710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37">
                <text:p>1037</text:p>
              </table:table-cell>
              <table:table-cell office:value-type="float" office:value="-0.2576181983">
                <text:p>-0.257618198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37">
                <text:p>1037</text:p>
              </table:table-cell>
              <table:table-cell office:value-type="float" office:value="-0.005733218856">
                <text:p>-0.00573321885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37">
                <text:p>1037</text:p>
              </table:table-cell>
              <table:table-cell office:value-type="float" office:value="-1.054846457">
                <text:p>-1.05484645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37">
                <text:p>1037</text:p>
              </table:table-cell>
              <table:table-cell office:value-type="float" office:value="-0.2302751496">
                <text:p>-0.230275149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37">
                <text:p>1037</text:p>
              </table:table-cell>
              <table:table-cell office:value-type="float" office:value="-0.06530907446">
                <text:p>-0.0653090744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37">
                <text:p>1037</text:p>
              </table:table-cell>
              <table:table-cell office:value-type="float" office:value="-0.02417805049">
                <text:p>-0.024178050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37">
                <text:p>1037</text:p>
              </table:table-cell>
              <table:table-cell office:value-type="float" office:value="-0.02933101422">
                <text:p>-0.0293310142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37">
                <text:p>1037</text:p>
              </table:table-cell>
              <table:table-cell office:value-type="float" office:value="-0.04259924479">
                <text:p>-0.0425992447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37">
                <text:p>1037</text:p>
              </table:table-cell>
              <table:table-cell office:value-type="float" office:value="-0.5921941879">
                <text:p>-0.592194187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37">
                <text:p>1037</text:p>
              </table:table-cell>
              <table:table-cell office:value-type="float" office:value="-0.8328481636">
                <text:p>-0.832848163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37">
                <text:p>1037</text:p>
              </table:table-cell>
              <table:table-cell office:value-type="float" office:value="-0.6237314479">
                <text:p>-0.623731447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37">
                <text:p>1037</text:p>
              </table:table-cell>
              <table:table-cell office:value-type="float" office:value="-0.2355082931">
                <text:p>-0.235508293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37">
                <text:p>1037</text:p>
              </table:table-cell>
              <table:table-cell office:value-type="float" office:value="-0.1258904414">
                <text:p>-0.125890441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37">
                <text:p>1037</text:p>
              </table:table-cell>
              <table:table-cell office:value-type="float" office:value="-0.05859218183">
                <text:p>-0.0585921818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37">
                <text:p>1037</text:p>
              </table:table-cell>
              <table:table-cell office:value-type="float" office:value="0.02242897129">
                <text:p>0.0224289712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37">
                <text:p>1037</text:p>
              </table:table-cell>
              <table:table-cell office:value-type="float" office:value="-0.2279084405">
                <text:p>-0.22790844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37">
                <text:p>1037</text:p>
              </table:table-cell>
              <table:table-cell office:value-type="float" office:value="-0.5529282614">
                <text:p>-0.552928261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37">
                <text:p>1037</text:p>
              </table:table-cell>
              <table:table-cell office:value-type="float" office:value="-0.6428999369">
                <text:p>-0.642899936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37">
                <text:p>1037</text:p>
              </table:table-cell>
              <table:table-cell office:value-type="float" office:value="-0.1647300333">
                <text:p>-0.16473003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37">
                <text:p>1037</text:p>
              </table:table-cell>
              <table:table-cell office:value-type="float" office:value="-0.3236850372">
                <text:p>-0.323685037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37">
                <text:p>1037</text:p>
              </table:table-cell>
              <table:table-cell office:value-type="float" office:value="0.01571179678">
                <text:p>0.015711796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38">
                <text:p>1038</text:p>
              </table:table-cell>
              <table:table-cell office:value-type="float" office:value="-0.1563130337">
                <text:p>-0.156313033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38">
                <text:p>1038</text:p>
              </table:table-cell>
              <table:table-cell office:value-type="float" office:value="0.1849271752">
                <text:p>0.18492717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38">
                <text:p>1038</text:p>
              </table:table-cell>
              <table:table-cell office:value-type="float" office:value="0.02742772871">
                <text:p>0.0274277287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38">
                <text:p>1038</text:p>
              </table:table-cell>
              <table:table-cell office:value-type="float" office:value="-0.005714744139">
                <text:p>-0.00571474413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38">
                <text:p>1038</text:p>
              </table:table-cell>
              <table:table-cell office:value-type="float" office:value="-0.1599903219">
                <text:p>-0.159990321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38">
                <text:p>1038</text:p>
              </table:table-cell>
              <table:table-cell office:value-type="float" office:value="-0.371050459">
                <text:p>-0.37105045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38">
                <text:p>1038</text:p>
              </table:table-cell>
              <table:table-cell office:value-type="float" office:value="-0.9889609336">
                <text:p>-0.988960933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38">
                <text:p>1038</text:p>
              </table:table-cell>
              <table:table-cell office:value-type="float" office:value="-1.243888324">
                <text:p>-1.24388832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38">
                <text:p>1038</text:p>
              </table:table-cell>
              <table:table-cell office:value-type="float" office:value="-1.596083245">
                <text:p>-1.59608324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38">
                <text:p>1038</text:p>
              </table:table-cell>
              <table:table-cell office:value-type="float" office:value="-0.7949504629">
                <text:p>-0.794950462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38">
                <text:p>1038</text:p>
              </table:table-cell>
              <table:table-cell office:value-type="float" office:value="-0.1190705115">
                <text:p>-0.119070511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38">
                <text:p>1038</text:p>
              </table:table-cell>
              <table:table-cell office:value-type="float" office:value="0.1689091438">
                <text:p>0.168909143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38">
                <text:p>1038</text:p>
              </table:table-cell>
              <table:table-cell office:value-type="float" office:value="-1.12133622">
                <text:p>-1.1213362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38">
                <text:p>1038</text:p>
              </table:table-cell>
              <table:table-cell office:value-type="float" office:value="-3.709225315">
                <text:p>-3.70922531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38">
                <text:p>1038</text:p>
              </table:table-cell>
              <table:table-cell office:value-type="float" office:value="-2.828622092">
                <text:p>-2.82862209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38">
                <text:p>1038</text:p>
              </table:table-cell>
              <table:table-cell office:value-type="float" office:value="-1.207858298">
                <text:p>-1.20785829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38">
                <text:p>1038</text:p>
              </table:table-cell>
              <table:table-cell office:value-type="float" office:value="1.020690887">
                <text:p>1.02069088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38">
                <text:p>1038</text:p>
              </table:table-cell>
              <table:table-cell office:value-type="float" office:value="1.164573604">
                <text:p>1.16457360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38">
                <text:p>1038</text:p>
              </table:table-cell>
              <table:table-cell office:value-type="float" office:value="-1.394707281">
                <text:p>-1.3947072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38">
                <text:p>1038</text:p>
              </table:table-cell>
              <table:table-cell office:value-type="float" office:value="0.5330381748">
                <text:p>0.533038174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38">
                <text:p>1038</text:p>
              </table:table-cell>
              <table:table-cell office:value-type="float" office:value="-0.5272442359">
                <text:p>-0.527244235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38">
                <text:p>1038</text:p>
              </table:table-cell>
              <table:table-cell office:value-type="float" office:value="1.958200202">
                <text:p>1.95820020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38">
                <text:p>1038</text:p>
              </table:table-cell>
              <table:table-cell office:value-type="float" office:value="0.2999249533">
                <text:p>0.299924953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38">
                <text:p>1038</text:p>
              </table:table-cell>
              <table:table-cell office:value-type="float" office:value="0.2987658229">
                <text:p>0.298765822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38">
                <text:p>1038</text:p>
              </table:table-cell>
              <table:table-cell office:value-type="float" office:value="-0.1814787401">
                <text:p>-0.181478740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38">
                <text:p>1038</text:p>
              </table:table-cell>
              <table:table-cell office:value-type="float" office:value="0.13072863">
                <text:p>0.1307286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39">
                <text:p>1039</text:p>
              </table:table-cell>
              <table:table-cell office:value-type="float" office:value="-0.1730490985">
                <text:p>-0.173049098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39">
                <text:p>1039</text:p>
              </table:table-cell>
              <table:table-cell office:value-type="float" office:value="-0.514635623">
                <text:p>-0.51463562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39">
                <text:p>1039</text:p>
              </table:table-cell>
              <table:table-cell office:value-type="float" office:value="-1.717233681">
                <text:p>-1.71723368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39">
                <text:p>1039</text:p>
              </table:table-cell>
              <table:table-cell office:value-type="float" office:value="-1.149995385">
                <text:p>-1.14999538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39">
                <text:p>1039</text:p>
              </table:table-cell>
              <table:table-cell office:value-type="float" office:value="-0.5341037941">
                <text:p>-0.534103794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39">
                <text:p>1039</text:p>
              </table:table-cell>
              <table:table-cell office:value-type="float" office:value="0.3936074137">
                <text:p>0.393607413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39">
                <text:p>1039</text:p>
              </table:table-cell>
              <table:table-cell office:value-type="float" office:value="-0.09442662152">
                <text:p>-0.094426621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39">
                <text:p>1039</text:p>
              </table:table-cell>
              <table:table-cell office:value-type="float" office:value="0.06417116553">
                <text:p>0.0641711655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39">
                <text:p>1039</text:p>
              </table:table-cell>
              <table:table-cell office:value-type="float" office:value="-1.477382617">
                <text:p>-1.47738261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39">
                <text:p>1039</text:p>
              </table:table-cell>
              <table:table-cell office:value-type="float" office:value="4.85616231">
                <text:p>4.8561623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39">
                <text:p>1039</text:p>
              </table:table-cell>
              <table:table-cell office:value-type="float" office:value="8.511248435">
                <text:p>8.51124843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39">
                <text:p>1039</text:p>
              </table:table-cell>
              <table:table-cell office:value-type="float" office:value="4.188718047">
                <text:p>4.18871804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39">
                <text:p>1039</text:p>
              </table:table-cell>
              <table:table-cell office:value-type="float" office:value="-6.753999624">
                <text:p>-6.75399962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39">
                <text:p>1039</text:p>
              </table:table-cell>
              <table:table-cell office:value-type="float" office:value="-5.384640473">
                <text:p>-5.38464047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39">
                <text:p>1039</text:p>
              </table:table-cell>
              <table:table-cell office:value-type="float" office:value="1.856546624">
                <text:p>1.85654662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39">
                <text:p>1039</text:p>
              </table:table-cell>
              <table:table-cell office:value-type="float" office:value="4.822582881">
                <text:p>4.8225828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39">
                <text:p>1039</text:p>
              </table:table-cell>
              <table:table-cell office:value-type="float" office:value="1.625286037">
                <text:p>1.62528603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39">
                <text:p>1039</text:p>
              </table:table-cell>
              <table:table-cell office:value-type="float" office:value="-0.9469272844">
                <text:p>-0.946927284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39">
                <text:p>1039</text:p>
              </table:table-cell>
              <table:table-cell office:value-type="float" office:value="-1.008464323">
                <text:p>-1.00846432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39">
                <text:p>1039</text:p>
              </table:table-cell>
              <table:table-cell office:value-type="float" office:value="0.3374833325">
                <text:p>0.337483332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39">
                <text:p>1039</text:p>
              </table:table-cell>
              <table:table-cell office:value-type="float" office:value="0.6850534942">
                <text:p>0.685053494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39">
                <text:p>1039</text:p>
              </table:table-cell>
              <table:table-cell office:value-type="float" office:value="0.3418359965">
                <text:p>0.341835996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39">
                <text:p>1039</text:p>
              </table:table-cell>
              <table:table-cell office:value-type="float" office:value="-0.7292381502">
                <text:p>-0.729238150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39">
                <text:p>1039</text:p>
              </table:table-cell>
              <table:table-cell office:value-type="float" office:value="0.3907665787">
                <text:p>0.390766578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39">
                <text:p>1039</text:p>
              </table:table-cell>
              <table:table-cell office:value-type="float" office:value="0.4776288888">
                <text:p>0.477628888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39">
                <text:p>1039</text:p>
              </table:table-cell>
              <table:table-cell office:value-type="float" office:value="-0.3326164346">
                <text:p>-0.332616434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39">
                <text:p>1039</text:p>
              </table:table-cell>
              <table:table-cell office:value-type="float" office:value="-1.322725437">
                <text:p>-1.32272543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39">
                <text:p>1039</text:p>
              </table:table-cell>
              <table:table-cell office:value-type="float" office:value="0.291918182">
                <text:p>0.29191818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39">
                <text:p>1039</text:p>
              </table:table-cell>
              <table:table-cell office:value-type="float" office:value="0.6000077728">
                <text:p>0.600007772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39">
                <text:p>1039</text:p>
              </table:table-cell>
              <table:table-cell office:value-type="float" office:value="0.3964445739">
                <text:p>0.396444573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39">
                <text:p>1039</text:p>
              </table:table-cell>
              <table:table-cell office:value-type="float" office:value="-0.3043379082">
                <text:p>-0.304337908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39">
                <text:p>1039</text:p>
              </table:table-cell>
              <table:table-cell office:value-type="float" office:value="0.3334920388">
                <text:p>0.333492038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39">
                <text:p>1039</text:p>
              </table:table-cell>
              <table:table-cell office:value-type="float" office:value="-0.4194313852">
                <text:p>-0.419431385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39">
                <text:p>1039</text:p>
              </table:table-cell>
              <table:table-cell office:value-type="float" office:value="0.2172523852">
                <text:p>0.21725238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39">
                <text:p>1039</text:p>
              </table:table-cell>
              <table:table-cell office:value-type="float" office:value="-0.02647887198">
                <text:p>-0.0264788719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39">
                <text:p>1039</text:p>
              </table:table-cell>
              <table:table-cell office:value-type="float" office:value="-0.04236352701">
                <text:p>-0.0423635270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39">
                <text:p>1039</text:p>
              </table:table-cell>
              <table:table-cell office:value-type="float" office:value="-0.03534679099">
                <text:p>-0.0353467909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39">
                <text:p>1039</text:p>
              </table:table-cell>
              <table:table-cell office:value-type="float" office:value="-0.1747433497">
                <text:p>-0.174743349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39">
                <text:p>1039</text:p>
              </table:table-cell>
              <table:table-cell office:value-type="float" office:value="0.4790567739">
                <text:p>0.479056773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39">
                <text:p>1039</text:p>
              </table:table-cell>
              <table:table-cell office:value-type="float" office:value="0.03200730027">
                <text:p>0.0320073002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39">
                <text:p>1039</text:p>
              </table:table-cell>
              <table:table-cell office:value-type="float" office:value="-0.09937357021">
                <text:p>-0.0993735702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39">
                <text:p>1039</text:p>
              </table:table-cell>
              <table:table-cell office:value-type="float" office:value="-0.3913027689">
                <text:p>-0.39130276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39">
                <text:p>1039</text:p>
              </table:table-cell>
              <table:table-cell office:value-type="float" office:value="0.0852069231">
                <text:p>0.085206923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39">
                <text:p>1039</text:p>
              </table:table-cell>
              <table:table-cell office:value-type="float" office:value="-0.0147010065">
                <text:p>-0.014701006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39">
                <text:p>1039</text:p>
              </table:table-cell>
              <table:table-cell office:value-type="float" office:value="0.3968145404">
                <text:p>0.396814540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39">
                <text:p>1039</text:p>
              </table:table-cell>
              <table:table-cell office:value-type="float" office:value="-0.367045111">
                <text:p>-0.36704511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39">
                <text:p>1039</text:p>
              </table:table-cell>
              <table:table-cell office:value-type="float" office:value="0.1353218935">
                <text:p>0.135321893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39">
                <text:p>1039</text:p>
              </table:table-cell>
              <table:table-cell office:value-type="float" office:value="-0.4879400179">
                <text:p>-0.487940017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39">
                <text:p>1039</text:p>
              </table:table-cell>
              <table:table-cell office:value-type="float" office:value="0.3934360354">
                <text:p>0.393436035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39">
                <text:p>1039</text:p>
              </table:table-cell>
              <table:table-cell office:value-type="float" office:value="-0.1521690576">
                <text:p>-0.152169057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39">
                <text:p>1039</text:p>
              </table:table-cell>
              <table:table-cell office:value-type="float" office:value="0.3621916371">
                <text:p>0.362191637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39">
                <text:p>1039</text:p>
              </table:table-cell>
              <table:table-cell office:value-type="float" office:value="-0.5805808577">
                <text:p>-0.580580857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39">
                <text:p>1039</text:p>
              </table:table-cell>
              <table:table-cell office:value-type="float" office:value="0.1976929907">
                <text:p>0.197692990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39">
                <text:p>1039</text:p>
              </table:table-cell>
              <table:table-cell office:value-type="float" office:value="-0.3148780593">
                <text:p>-0.314878059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39">
                <text:p>1039</text:p>
              </table:table-cell>
              <table:table-cell office:value-type="float" office:value="0.3982574678">
                <text:p>0.398257467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39">
                <text:p>1039</text:p>
              </table:table-cell>
              <table:table-cell office:value-type="float" office:value="-0.2659005803">
                <text:p>-0.265900580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39">
                <text:p>1039</text:p>
              </table:table-cell>
              <table:table-cell office:value-type="float" office:value="0.2067175896">
                <text:p>0.206717589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39">
                <text:p>1039</text:p>
              </table:table-cell>
              <table:table-cell office:value-type="float" office:value="-0.240936308">
                <text:p>-0.24093630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39">
                <text:p>1039</text:p>
              </table:table-cell>
              <table:table-cell office:value-type="float" office:value="0.2660407608">
                <text:p>0.266040760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39">
                <text:p>1039</text:p>
              </table:table-cell>
              <table:table-cell office:value-type="float" office:value="-0.1844032798">
                <text:p>-0.184403279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39">
                <text:p>1039</text:p>
              </table:table-cell>
              <table:table-cell office:value-type="float" office:value="0.2099843237">
                <text:p>0.209984323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39">
                <text:p>1039</text:p>
              </table:table-cell>
              <table:table-cell office:value-type="float" office:value="-0.1810303388">
                <text:p>-0.181030338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39">
                <text:p>1039</text:p>
              </table:table-cell>
              <table:table-cell office:value-type="float" office:value="0.1417509348">
                <text:p>0.141750934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39">
                <text:p>1039</text:p>
              </table:table-cell>
              <table:table-cell office:value-type="float" office:value="-0.2873923683">
                <text:p>-0.287392368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39">
                <text:p>1039</text:p>
              </table:table-cell>
              <table:table-cell office:value-type="float" office:value="0.2489996161">
                <text:p>0.248999616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39">
                <text:p>1039</text:p>
              </table:table-cell>
              <table:table-cell office:value-type="float" office:value="-0.1083851501">
                <text:p>-0.108385150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39">
                <text:p>1039</text:p>
              </table:table-cell>
              <table:table-cell office:value-type="float" office:value="0.2956932786">
                <text:p>0.295693278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39">
                <text:p>1039</text:p>
              </table:table-cell>
              <table:table-cell office:value-type="float" office:value="-0.3617159884">
                <text:p>-0.361715988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39">
                <text:p>1039</text:p>
              </table:table-cell>
              <table:table-cell office:value-type="float" office:value="0.1330945357">
                <text:p>0.13309453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39">
                <text:p>1039</text:p>
              </table:table-cell>
              <table:table-cell office:value-type="float" office:value="-0.2270436186">
                <text:p>-0.227043618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39">
                <text:p>1039</text:p>
              </table:table-cell>
              <table:table-cell office:value-type="float" office:value="0.2634767086">
                <text:p>0.263476708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39">
                <text:p>1039</text:p>
              </table:table-cell>
              <table:table-cell office:value-type="float" office:value="-0.3441316171">
                <text:p>-0.344131617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39">
                <text:p>1039</text:p>
              </table:table-cell>
              <table:table-cell office:value-type="float" office:value="0.1583871042">
                <text:p>0.158387104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39">
                <text:p>1039</text:p>
              </table:table-cell>
              <table:table-cell office:value-type="float" office:value="-0.2887525126">
                <text:p>-0.288752512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39">
                <text:p>1039</text:p>
              </table:table-cell>
              <table:table-cell office:value-type="float" office:value="0.2864094195">
                <text:p>0.286409419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39">
                <text:p>1039</text:p>
              </table:table-cell>
              <table:table-cell office:value-type="float" office:value="-0.2142687958">
                <text:p>-0.214268795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39">
                <text:p>1039</text:p>
              </table:table-cell>
              <table:table-cell office:value-type="float" office:value="0.238882915">
                <text:p>0.23888291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39">
                <text:p>1039</text:p>
              </table:table-cell>
              <table:table-cell office:value-type="float" office:value="-0.1645619348">
                <text:p>-0.164561934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39">
                <text:p>1039</text:p>
              </table:table-cell>
              <table:table-cell office:value-type="float" office:value="0.2542849305">
                <text:p>0.254284930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39">
                <text:p>1039</text:p>
              </table:table-cell>
              <table:table-cell office:value-type="float" office:value="-0.2338159834">
                <text:p>-0.233815983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39">
                <text:p>1039</text:p>
              </table:table-cell>
              <table:table-cell office:value-type="float" office:value="0.1339493778">
                <text:p>0.13394937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39">
                <text:p>1039</text:p>
              </table:table-cell>
              <table:table-cell office:value-type="float" office:value="-0.2062272305">
                <text:p>-0.206227230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39">
                <text:p>1039</text:p>
              </table:table-cell>
              <table:table-cell office:value-type="float" office:value="0.3032687838">
                <text:p>0.303268783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39">
                <text:p>1039</text:p>
              </table:table-cell>
              <table:table-cell office:value-type="float" office:value="-0.3364213456">
                <text:p>-0.336421345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39">
                <text:p>1039</text:p>
              </table:table-cell>
              <table:table-cell office:value-type="float" office:value="2.211021756">
                <text:p>2.21102175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39">
                <text:p>1039</text:p>
              </table:table-cell>
              <table:table-cell office:value-type="float" office:value="4.44542457">
                <text:p>4.4454245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39">
                <text:p>1039</text:p>
              </table:table-cell>
              <table:table-cell office:value-type="float" office:value="4.448587905">
                <text:p>4.44858790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39">
                <text:p>1039</text:p>
              </table:table-cell>
              <table:table-cell office:value-type="float" office:value="1.587371874">
                <text:p>1.58737187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39">
                <text:p>1039</text:p>
              </table:table-cell>
              <table:table-cell office:value-type="float" office:value="-1.174196198">
                <text:p>-1.17419619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39">
                <text:p>1039</text:p>
              </table:table-cell>
              <table:table-cell office:value-type="float" office:value="-0.4625075533">
                <text:p>-0.462507553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39">
                <text:p>1039</text:p>
              </table:table-cell>
              <table:table-cell office:value-type="float" office:value="-0.07132981921">
                <text:p>-0.0713298192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39">
                <text:p>1039</text:p>
              </table:table-cell>
              <table:table-cell office:value-type="float" office:value="3.122222917">
                <text:p>3.12222291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39">
                <text:p>1039</text:p>
              </table:table-cell>
              <table:table-cell office:value-type="float" office:value="0.1657875758">
                <text:p>0.165787575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39">
                <text:p>1039</text:p>
              </table:table-cell>
              <table:table-cell office:value-type="float" office:value="-0.1442518843">
                <text:p>-0.14425188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39">
                <text:p>1039</text:p>
              </table:table-cell>
              <table:table-cell office:value-type="float" office:value="-2.490155195">
                <text:p>-2.49015519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39">
                <text:p>1039</text:p>
              </table:table-cell>
              <table:table-cell office:value-type="float" office:value="-0.4954699179">
                <text:p>-0.495469917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39">
                <text:p>1039</text:p>
              </table:table-cell>
              <table:table-cell office:value-type="float" office:value="0.3492373513">
                <text:p>0.34923735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39">
                <text:p>1039</text:p>
              </table:table-cell>
              <table:table-cell office:value-type="float" office:value="0.3791146089">
                <text:p>0.379114608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39">
                <text:p>1039</text:p>
              </table:table-cell>
              <table:table-cell office:value-type="float" office:value="0.377441473">
                <text:p>0.37744147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39">
                <text:p>1039</text:p>
              </table:table-cell>
              <table:table-cell office:value-type="float" office:value="-0.09908566081">
                <text:p>-0.0990856608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39">
                <text:p>1039</text:p>
              </table:table-cell>
              <table:table-cell office:value-type="float" office:value="-0.1066905817">
                <text:p>-0.106690581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39">
                <text:p>1039</text:p>
              </table:table-cell>
              <table:table-cell office:value-type="float" office:value="-0.1043062593">
                <text:p>-0.104306259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39">
                <text:p>1039</text:p>
              </table:table-cell>
              <table:table-cell office:value-type="float" office:value="0.1000468636">
                <text:p>0.100046863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39">
                <text:p>1039</text:p>
              </table:table-cell>
              <table:table-cell office:value-type="float" office:value="-0.4499669486">
                <text:p>-0.449966948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39">
                <text:p>1039</text:p>
              </table:table-cell>
              <table:table-cell office:value-type="float" office:value="-0.8962186144">
                <text:p>-0.896218614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39">
                <text:p>1039</text:p>
              </table:table-cell>
              <table:table-cell office:value-type="float" office:value="-1.19417798">
                <text:p>-1.1941779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39">
                <text:p>1039</text:p>
              </table:table-cell>
              <table:table-cell office:value-type="float" office:value="-0.2794793202">
                <text:p>-0.279479320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39">
                <text:p>1039</text:p>
              </table:table-cell>
              <table:table-cell office:value-type="float" office:value="-0.08270337899">
                <text:p>-0.0827033789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39">
                <text:p>1039</text:p>
              </table:table-cell>
              <table:table-cell office:value-type="float" office:value="0.2019203137">
                <text:p>0.201920313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39">
                <text:p>1039</text:p>
              </table:table-cell>
              <table:table-cell office:value-type="float" office:value="-0.1497585922">
                <text:p>-0.149758592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39">
                <text:p>1039</text:p>
              </table:table-cell>
              <table:table-cell office:value-type="float" office:value="-0.519771771">
                <text:p>-0.51977177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39">
                <text:p>1039</text:p>
              </table:table-cell>
              <table:table-cell office:value-type="float" office:value="0.7642001105">
                <text:p>0.76420011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39">
                <text:p>1039</text:p>
              </table:table-cell>
              <table:table-cell office:value-type="float" office:value="-0.1159135306">
                <text:p>-0.115913530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39">
                <text:p>1039</text:p>
              </table:table-cell>
              <table:table-cell office:value-type="float" office:value="0.384026757">
                <text:p>0.38402675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39">
                <text:p>1039</text:p>
              </table:table-cell>
              <table:table-cell office:value-type="float" office:value="-0.9344483382">
                <text:p>-0.934448338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39">
                <text:p>1039</text:p>
              </table:table-cell>
              <table:table-cell office:value-type="float" office:value="-0.4584733119">
                <text:p>-0.458473311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39">
                <text:p>1039</text:p>
              </table:table-cell>
              <table:table-cell office:value-type="float" office:value="-0.1459087415">
                <text:p>-0.145908741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39">
                <text:p>1039</text:p>
              </table:table-cell>
              <table:table-cell office:value-type="float" office:value="-0.01936918071">
                <text:p>-0.0193691807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39">
                <text:p>1039</text:p>
              </table:table-cell>
              <table:table-cell office:value-type="float" office:value="0.1691323725">
                <text:p>0.169132372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39">
                <text:p>1039</text:p>
              </table:table-cell>
              <table:table-cell office:value-type="float" office:value="-0.1736494074">
                <text:p>-0.173649407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39">
                <text:p>1039</text:p>
              </table:table-cell>
              <table:table-cell office:value-type="float" office:value="-0.3058071363">
                <text:p>-0.305807136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39">
                <text:p>1039</text:p>
              </table:table-cell>
              <table:table-cell office:value-type="float" office:value="-0.2887289832">
                <text:p>-0.288728983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39">
                <text:p>1039</text:p>
              </table:table-cell>
              <table:table-cell office:value-type="float" office:value="-0.09796524987">
                <text:p>-0.0979652498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39">
                <text:p>1039</text:p>
              </table:table-cell>
              <table:table-cell office:value-type="float" office:value="-0.01005090685">
                <text:p>-0.0100509068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39">
                <text:p>1039</text:p>
              </table:table-cell>
              <table:table-cell office:value-type="float" office:value="0.1472634874">
                <text:p>0.147263487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40">
                <text:p>1040</text:p>
              </table:table-cell>
              <table:table-cell office:value-type="float" office:value="-0.1698234976">
                <text:p>-0.169823497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40">
                <text:p>1040</text:p>
              </table:table-cell>
              <table:table-cell office:value-type="float" office:value="-0.2631225317">
                <text:p>-0.263122531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40">
                <text:p>1040</text:p>
              </table:table-cell>
              <table:table-cell office:value-type="float" office:value="-0.3562253934">
                <text:p>-0.356225393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40">
                <text:p>1040</text:p>
              </table:table-cell>
              <table:table-cell office:value-type="float" office:value="-0.1238719792">
                <text:p>-0.123871979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40">
                <text:p>1040</text:p>
              </table:table-cell>
              <table:table-cell office:value-type="float" office:value="-0.1141829176">
                <text:p>-0.114182917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40">
                <text:p>1040</text:p>
              </table:table-cell>
              <table:table-cell office:value-type="float" office:value="-0.410270902">
                <text:p>-0.41027090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40">
                <text:p>1040</text:p>
              </table:table-cell>
              <table:table-cell office:value-type="float" office:value="-0.006609652846">
                <text:p>-0.0066096528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40">
                <text:p>1040</text:p>
              </table:table-cell>
              <table:table-cell office:value-type="float" office:value="-0.1736879975">
                <text:p>-0.173687997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40">
                <text:p>1040</text:p>
              </table:table-cell>
              <table:table-cell office:value-type="float" office:value="0.2810867148">
                <text:p>0.281086714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40">
                <text:p>1040</text:p>
              </table:table-cell>
              <table:table-cell office:value-type="float" office:value="-0.4017008447">
                <text:p>-0.401700844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40">
                <text:p>1040</text:p>
              </table:table-cell>
              <table:table-cell office:value-type="float" office:value="-0.3715781116">
                <text:p>-0.37157811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40">
                <text:p>1040</text:p>
              </table:table-cell>
              <table:table-cell office:value-type="float" office:value="-0.5046598628">
                <text:p>-0.50465986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40">
                <text:p>1040</text:p>
              </table:table-cell>
              <table:table-cell office:value-type="float" office:value="-0.3854680304">
                <text:p>-0.385468030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40">
                <text:p>1040</text:p>
              </table:table-cell>
              <table:table-cell office:value-type="float" office:value="0.09159411573">
                <text:p>0.091594115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40">
                <text:p>1040</text:p>
              </table:table-cell>
              <table:table-cell office:value-type="float" office:value="0.1172341673">
                <text:p>0.117234167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40">
                <text:p>1040</text:p>
              </table:table-cell>
              <table:table-cell office:value-type="float" office:value="0.166493352">
                <text:p>0.16649335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40">
                <text:p>1040</text:p>
              </table:table-cell>
              <table:table-cell office:value-type="float" office:value="-0.1602376864">
                <text:p>-0.160237686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40">
                <text:p>1040</text:p>
              </table:table-cell>
              <table:table-cell office:value-type="float" office:value="-0.04090671867">
                <text:p>-0.0409067186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40">
                <text:p>1040</text:p>
              </table:table-cell>
              <table:table-cell office:value-type="float" office:value="-0.3433559725">
                <text:p>-0.343355972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40">
                <text:p>1040</text:p>
              </table:table-cell>
              <table:table-cell office:value-type="float" office:value="-0.07331302881">
                <text:p>-0.0733130288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41">
                <text:p>1041</text:p>
              </table:table-cell>
              <table:table-cell office:value-type="float" office:value="-0.569391064">
                <text:p>-0.56939106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41">
                <text:p>1041</text:p>
              </table:table-cell>
              <table:table-cell office:value-type="float" office:value="-0.02697716146">
                <text:p>-0.0269771614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41">
                <text:p>1041</text:p>
              </table:table-cell>
              <table:table-cell office:value-type="float" office:value="-0.3312576811">
                <text:p>-0.331257681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41">
                <text:p>1041</text:p>
              </table:table-cell>
              <table:table-cell office:value-type="float" office:value="0.09700509318">
                <text:p>0.0970050931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41">
                <text:p>1041</text:p>
              </table:table-cell>
              <table:table-cell office:value-type="float" office:value="-0.1875000392">
                <text:p>-0.187500039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41">
                <text:p>1041</text:p>
              </table:table-cell>
              <table:table-cell office:value-type="float" office:value="-0.2797672861">
                <text:p>-0.279767286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41">
                <text:p>1041</text:p>
              </table:table-cell>
              <table:table-cell office:value-type="float" office:value="-0.1022777442">
                <text:p>-0.102277744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41">
                <text:p>1041</text:p>
              </table:table-cell>
              <table:table-cell office:value-type="float" office:value="-0.2833858036">
                <text:p>-0.283385803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41">
                <text:p>1041</text:p>
              </table:table-cell>
              <table:table-cell office:value-type="float" office:value="-0.02655165825">
                <text:p>-0.026551658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41">
                <text:p>1041</text:p>
              </table:table-cell>
              <table:table-cell office:value-type="float" office:value="-0.3522798686">
                <text:p>-0.352279868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41">
                <text:p>1041</text:p>
              </table:table-cell>
              <table:table-cell office:value-type="float" office:value="-0.3119200743">
                <text:p>-0.31192007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41">
                <text:p>1041</text:p>
              </table:table-cell>
              <table:table-cell office:value-type="float" office:value="-0.000810955421">
                <text:p>-0.00081095542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41">
                <text:p>1041</text:p>
              </table:table-cell>
              <table:table-cell office:value-type="float" office:value="-0.03336460872">
                <text:p>-0.0333646087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41">
                <text:p>1041</text:p>
              </table:table-cell>
              <table:table-cell office:value-type="float" office:value="0.2911001487">
                <text:p>0.291100148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41">
                <text:p>1041</text:p>
              </table:table-cell>
              <table:table-cell office:value-type="float" office:value="0.02455043963">
                <text:p>0.0245504396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41">
                <text:p>1041</text:p>
              </table:table-cell>
              <table:table-cell office:value-type="float" office:value="-0.03184608394">
                <text:p>-0.0318460839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41">
                <text:p>1041</text:p>
              </table:table-cell>
              <table:table-cell office:value-type="float" office:value="0.07520037069">
                <text:p>0.0752003706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42">
                <text:p>1042</text:p>
              </table:table-cell>
              <table:table-cell office:value-type="float" office:value="-0.09997383604">
                <text:p>-0.0999738360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42">
                <text:p>1042</text:p>
              </table:table-cell>
              <table:table-cell office:value-type="float" office:value="-0.1817096991">
                <text:p>-0.18170969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42">
                <text:p>1042</text:p>
              </table:table-cell>
              <table:table-cell office:value-type="float" office:value="-0.05146527087">
                <text:p>-0.0514652708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42">
                <text:p>1042</text:p>
              </table:table-cell>
              <table:table-cell office:value-type="float" office:value="0.1328684574">
                <text:p>0.132868457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42">
                <text:p>1042</text:p>
              </table:table-cell>
              <table:table-cell office:value-type="float" office:value="0.2440938929">
                <text:p>0.244093892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42">
                <text:p>1042</text:p>
              </table:table-cell>
              <table:table-cell office:value-type="float" office:value="-0.5188058837">
                <text:p>-0.518805883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42">
                <text:p>1042</text:p>
              </table:table-cell>
              <table:table-cell office:value-type="float" office:value="0.6692879382">
                <text:p>0.669287938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42">
                <text:p>1042</text:p>
              </table:table-cell>
              <table:table-cell office:value-type="float" office:value="-0.1483193585">
                <text:p>-0.148319358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42">
                <text:p>1042</text:p>
              </table:table-cell>
              <table:table-cell office:value-type="float" office:value="-0.3088246567">
                <text:p>-0.308824656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42">
                <text:p>1042</text:p>
              </table:table-cell>
              <table:table-cell office:value-type="float" office:value="-0.6358973966">
                <text:p>-0.635897396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42">
                <text:p>1042</text:p>
              </table:table-cell>
              <table:table-cell office:value-type="float" office:value="0.445682621">
                <text:p>0.44568262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42">
                <text:p>1042</text:p>
              </table:table-cell>
              <table:table-cell office:value-type="float" office:value="1.335770966">
                <text:p>1.33577096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42">
                <text:p>1042</text:p>
              </table:table-cell>
              <table:table-cell office:value-type="float" office:value="0.1513973642">
                <text:p>0.151397364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43">
                <text:p>1043</text:p>
              </table:table-cell>
              <table:table-cell office:value-type="float" office:value="0.1103505089">
                <text:p>0.110350508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43">
                <text:p>1043</text:p>
              </table:table-cell>
              <table:table-cell office:value-type="float" office:value="0.04399409134">
                <text:p>0.0439940913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43">
                <text:p>1043</text:p>
              </table:table-cell>
              <table:table-cell office:value-type="float" office:value="0.1321067257">
                <text:p>0.132106725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43">
                <text:p>1043</text:p>
              </table:table-cell>
              <table:table-cell office:value-type="float" office:value="-0.1296518516">
                <text:p>-0.129651851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43">
                <text:p>1043</text:p>
              </table:table-cell>
              <table:table-cell office:value-type="float" office:value="-0.1141949963">
                <text:p>-0.114194996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43">
                <text:p>1043</text:p>
              </table:table-cell>
              <table:table-cell office:value-type="float" office:value="-0.1525875874">
                <text:p>-0.152587587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43">
                <text:p>1043</text:p>
              </table:table-cell>
              <table:table-cell office:value-type="float" office:value="0.241730674">
                <text:p>0.24173067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43">
                <text:p>1043</text:p>
              </table:table-cell>
              <table:table-cell office:value-type="float" office:value="-0.01946490074">
                <text:p>-0.019464900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43">
                <text:p>1043</text:p>
              </table:table-cell>
              <table:table-cell office:value-type="float" office:value="-0.2766583052">
                <text:p>-0.27665830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43">
                <text:p>1043</text:p>
              </table:table-cell>
              <table:table-cell office:value-type="float" office:value="-0.3655183948">
                <text:p>-0.365518394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43">
                <text:p>1043</text:p>
              </table:table-cell>
              <table:table-cell office:value-type="float" office:value="-0.1082964532">
                <text:p>-0.108296453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43">
                <text:p>1043</text:p>
              </table:table-cell>
              <table:table-cell office:value-type="float" office:value="0.009177621777">
                <text:p>0.00917762177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43">
                <text:p>1043</text:p>
              </table:table-cell>
              <table:table-cell office:value-type="float" office:value="0.005704072255">
                <text:p>0.00570407225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43">
                <text:p>1043</text:p>
              </table:table-cell>
              <table:table-cell office:value-type="float" office:value="-0.09273060459">
                <text:p>-0.0927306045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43">
                <text:p>1043</text:p>
              </table:table-cell>
              <table:table-cell office:value-type="float" office:value="-0.5755793216">
                <text:p>-0.57557932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43">
                <text:p>1043</text:p>
              </table:table-cell>
              <table:table-cell office:value-type="float" office:value="-0.9925217536">
                <text:p>-0.99252175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43">
                <text:p>1043</text:p>
              </table:table-cell>
              <table:table-cell office:value-type="float" office:value="-1.145256751">
                <text:p>-1.14525675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43">
                <text:p>1043</text:p>
              </table:table-cell>
              <table:table-cell office:value-type="float" office:value="-1.000271157">
                <text:p>-1.00027115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43">
                <text:p>1043</text:p>
              </table:table-cell>
              <table:table-cell office:value-type="float" office:value="-0.6780685586">
                <text:p>-0.678068558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44">
                <text:p>1044</text:p>
              </table:table-cell>
              <table:table-cell office:value-type="float" office:value="-0.3494392866">
                <text:p>-0.349439286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44">
                <text:p>1044</text:p>
              </table:table-cell>
              <table:table-cell office:value-type="float" office:value="-0.06110970368">
                <text:p>-0.0611097036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44">
                <text:p>1044</text:p>
              </table:table-cell>
              <table:table-cell office:value-type="float" office:value="-0.122123955">
                <text:p>-0.12212395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44">
                <text:p>1044</text:p>
              </table:table-cell>
              <table:table-cell office:value-type="float" office:value="0.05735956239">
                <text:p>0.0573595623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44">
                <text:p>1044</text:p>
              </table:table-cell>
              <table:table-cell office:value-type="float" office:value="-0.06763471909">
                <text:p>-0.0676347190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44">
                <text:p>1044</text:p>
              </table:table-cell>
              <table:table-cell office:value-type="float" office:value="0.1622759123">
                <text:p>0.162275912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44">
                <text:p>1044</text:p>
              </table:table-cell>
              <table:table-cell office:value-type="float" office:value="-0.1871292469">
                <text:p>-0.187129246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44">
                <text:p>1044</text:p>
              </table:table-cell>
              <table:table-cell office:value-type="float" office:value="0.1996437115">
                <text:p>0.199643711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44">
                <text:p>1044</text:p>
              </table:table-cell>
              <table:table-cell office:value-type="float" office:value="0.1831155598">
                <text:p>0.183115559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44">
                <text:p>1044</text:p>
              </table:table-cell>
              <table:table-cell office:value-type="float" office:value="0.1980252654">
                <text:p>0.198025265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44">
                <text:p>1044</text:p>
              </table:table-cell>
              <table:table-cell office:value-type="float" office:value="-0.1876624429">
                <text:p>-0.187662442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44">
                <text:p>1044</text:p>
              </table:table-cell>
              <table:table-cell office:value-type="float" office:value="0.1986729989">
                <text:p>0.198672998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44">
                <text:p>1044</text:p>
              </table:table-cell>
              <table:table-cell office:value-type="float" office:value="-0.0963496502">
                <text:p>-0.096349650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44">
                <text:p>1044</text:p>
              </table:table-cell>
              <table:table-cell office:value-type="float" office:value="0.4546376391">
                <text:p>0.45463763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45">
                <text:p>1045</text:p>
              </table:table-cell>
              <table:table-cell office:value-type="float" office:value="-0.03334644541">
                <text:p>-0.0333464454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45">
                <text:p>1045</text:p>
              </table:table-cell>
              <table:table-cell office:value-type="float" office:value="0.4542994508">
                <text:p>0.454299450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45">
                <text:p>1045</text:p>
              </table:table-cell>
              <table:table-cell office:value-type="float" office:value="-0.3097214518">
                <text:p>-0.309721451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45">
                <text:p>1045</text:p>
              </table:table-cell>
              <table:table-cell office:value-type="float" office:value="-0.6449125968">
                <text:p>-0.644912596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45">
                <text:p>1045</text:p>
              </table:table-cell>
              <table:table-cell office:value-type="float" office:value="-1.410419511">
                <text:p>-1.41041951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45">
                <text:p>1045</text:p>
              </table:table-cell>
              <table:table-cell office:value-type="float" office:value="-1.002166474">
                <text:p>-1.00216647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45">
                <text:p>1045</text:p>
              </table:table-cell>
              <table:table-cell office:value-type="float" office:value="-0.7791817951">
                <text:p>-0.779181795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45">
                <text:p>1045</text:p>
              </table:table-cell>
              <table:table-cell office:value-type="float" office:value="-0.3626130578">
                <text:p>-0.362613057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45">
                <text:p>1045</text:p>
              </table:table-cell>
              <table:table-cell office:value-type="float" office:value="-0.7805946231">
                <text:p>-0.780594623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45">
                <text:p>1045</text:p>
              </table:table-cell>
              <table:table-cell office:value-type="float" office:value="-0.2410484428">
                <text:p>-0.241048442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45">
                <text:p>1045</text:p>
              </table:table-cell>
              <table:table-cell office:value-type="float" office:value="0.4062368127">
                <text:p>0.406236812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45">
                <text:p>1045</text:p>
              </table:table-cell>
              <table:table-cell office:value-type="float" office:value="1.197221988">
                <text:p>1.19722198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45">
                <text:p>1045</text:p>
              </table:table-cell>
              <table:table-cell office:value-type="float" office:value="0.3046205332">
                <text:p>0.30462053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45">
                <text:p>1045</text:p>
              </table:table-cell>
              <table:table-cell office:value-type="float" office:value="-0.888801417">
                <text:p>-0.88880141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45">
                <text:p>1045</text:p>
              </table:table-cell>
              <table:table-cell office:value-type="float" office:value="-0.5702885151">
                <text:p>-0.570288515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45">
                <text:p>1045</text:p>
              </table:table-cell>
              <table:table-cell office:value-type="float" office:value="1.364509208">
                <text:p>1.36450920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45">
                <text:p>1045</text:p>
              </table:table-cell>
              <table:table-cell office:value-type="float" office:value="4.931372473">
                <text:p>4.93137247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45">
                <text:p>1045</text:p>
              </table:table-cell>
              <table:table-cell office:value-type="float" office:value="3.56918901">
                <text:p>3.5691890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45">
                <text:p>1045</text:p>
              </table:table-cell>
              <table:table-cell office:value-type="float" office:value="6.742334936">
                <text:p>6.74233493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45">
                <text:p>1045</text:p>
              </table:table-cell>
              <table:table-cell office:value-type="float" office:value="0.8509059558">
                <text:p>0.850905955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45">
                <text:p>1045</text:p>
              </table:table-cell>
              <table:table-cell office:value-type="float" office:value="0.5577548057">
                <text:p>0.557754805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45">
                <text:p>1045</text:p>
              </table:table-cell>
              <table:table-cell office:value-type="float" office:value="-1.216743929">
                <text:p>-1.21674392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45">
                <text:p>1045</text:p>
              </table:table-cell>
              <table:table-cell office:value-type="float" office:value="0.06732744158">
                <text:p>0.0673274415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45">
                <text:p>1045</text:p>
              </table:table-cell>
              <table:table-cell office:value-type="float" office:value="-0.002693387514">
                <text:p>-0.00269338751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46">
                <text:p>1046</text:p>
              </table:table-cell>
              <table:table-cell office:value-type="float" office:value="0.07246702572">
                <text:p>0.0724670257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46">
                <text:p>1046</text:p>
              </table:table-cell>
              <table:table-cell office:value-type="float" office:value="-0.2939622767">
                <text:p>-0.293962276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46">
                <text:p>1046</text:p>
              </table:table-cell>
              <table:table-cell office:value-type="float" office:value="-0.4571979957">
                <text:p>-0.457197995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46">
                <text:p>1046</text:p>
              </table:table-cell>
              <table:table-cell office:value-type="float" office:value="-0.380280591">
                <text:p>-0.38028059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46">
                <text:p>1046</text:p>
              </table:table-cell>
              <table:table-cell office:value-type="float" office:value="0.5234600741">
                <text:p>0.523460074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46">
                <text:p>1046</text:p>
              </table:table-cell>
              <table:table-cell office:value-type="float" office:value="0.544828677">
                <text:p>0.54482867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46">
                <text:p>1046</text:p>
              </table:table-cell>
              <table:table-cell office:value-type="float" office:value="0.6926895709">
                <text:p>0.692689570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46">
                <text:p>1046</text:p>
              </table:table-cell>
              <table:table-cell office:value-type="float" office:value="0.2323599058">
                <text:p>0.232359905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46">
                <text:p>1046</text:p>
              </table:table-cell>
              <table:table-cell office:value-type="float" office:value="1.541331788">
                <text:p>1.54133178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46">
                <text:p>1046</text:p>
              </table:table-cell>
              <table:table-cell office:value-type="float" office:value="1.772499591">
                <text:p>1.77249959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46">
                <text:p>1046</text:p>
              </table:table-cell>
              <table:table-cell office:value-type="float" office:value="1.375672409">
                <text:p>1.37567240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46">
                <text:p>1046</text:p>
              </table:table-cell>
              <table:table-cell office:value-type="float" office:value="0.2748734678">
                <text:p>0.274873467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46">
                <text:p>1046</text:p>
              </table:table-cell>
              <table:table-cell office:value-type="float" office:value="-0.1973434333">
                <text:p>-0.197343433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46">
                <text:p>1046</text:p>
              </table:table-cell>
              <table:table-cell office:value-type="float" office:value="-1.164067988">
                <text:p>-1.16406798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46">
                <text:p>1046</text:p>
              </table:table-cell>
              <table:table-cell office:value-type="float" office:value="2.335220626">
                <text:p>2.33522062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46">
                <text:p>1046</text:p>
              </table:table-cell>
              <table:table-cell office:value-type="float" office:value="-0.6324826191">
                <text:p>-0.632482619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46">
                <text:p>1046</text:p>
              </table:table-cell>
              <table:table-cell office:value-type="float" office:value="0.7609499086">
                <text:p>0.760949908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46">
                <text:p>1046</text:p>
              </table:table-cell>
              <table:table-cell office:value-type="float" office:value="-2.047340903">
                <text:p>-2.04734090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47">
                <text:p>1047</text:p>
              </table:table-cell>
              <table:table-cell office:value-type="float" office:value="-0.5608940114">
                <text:p>-0.560894011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47">
                <text:p>1047</text:p>
              </table:table-cell>
              <table:table-cell office:value-type="float" office:value="0.3192172205">
                <text:p>0.319217220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47">
                <text:p>1047</text:p>
              </table:table-cell>
              <table:table-cell office:value-type="float" office:value="-0.58703472">
                <text:p>-0.5870347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47">
                <text:p>1047</text:p>
              </table:table-cell>
              <table:table-cell office:value-type="float" office:value="0.5006866892">
                <text:p>0.500686689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47">
                <text:p>1047</text:p>
              </table:table-cell>
              <table:table-cell office:value-type="float" office:value="-0.5571323155">
                <text:p>-0.557132315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47">
                <text:p>1047</text:p>
              </table:table-cell>
              <table:table-cell office:value-type="float" office:value="-0.04613220371">
                <text:p>-0.0461322037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47">
                <text:p>1047</text:p>
              </table:table-cell>
              <table:table-cell office:value-type="float" office:value="-0.4070404734">
                <text:p>-0.407040473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47">
                <text:p>1047</text:p>
              </table:table-cell>
              <table:table-cell office:value-type="float" office:value="0.7140052142">
                <text:p>0.714005214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47">
                <text:p>1047</text:p>
              </table:table-cell>
              <table:table-cell office:value-type="float" office:value="0.2607493893">
                <text:p>0.260749389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47">
                <text:p>1047</text:p>
              </table:table-cell>
              <table:table-cell office:value-type="float" office:value="0.9247694641">
                <text:p>0.924769464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47">
                <text:p>1047</text:p>
              </table:table-cell>
              <table:table-cell office:value-type="float" office:value="-0.1731069392">
                <text:p>-0.173106939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47">
                <text:p>1047</text:p>
              </table:table-cell>
              <table:table-cell office:value-type="float" office:value="-0.1581813683">
                <text:p>-0.158181368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48">
                <text:p>1048</text:p>
              </table:table-cell>
              <table:table-cell office:value-type="float" office:value="-0.6513173254">
                <text:p>-0.651317325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48">
                <text:p>1048</text:p>
              </table:table-cell>
              <table:table-cell office:value-type="float" office:value="-0.8223636334">
                <text:p>-0.822363633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48">
                <text:p>1048</text:p>
              </table:table-cell>
              <table:table-cell office:value-type="float" office:value="-0.4138013561">
                <text:p>-0.413801356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48">
                <text:p>1048</text:p>
              </table:table-cell>
              <table:table-cell office:value-type="float" office:value="-0.8318405639">
                <text:p>-0.831840563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48">
                <text:p>1048</text:p>
              </table:table-cell>
              <table:table-cell office:value-type="float" office:value="1.428804011">
                <text:p>1.42880401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48">
                <text:p>1048</text:p>
              </table:table-cell>
              <table:table-cell office:value-type="float" office:value="-0.3464262796">
                <text:p>-0.346426279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48">
                <text:p>1048</text:p>
              </table:table-cell>
              <table:table-cell office:value-type="float" office:value="0.6321250604">
                <text:p>0.632125060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48">
                <text:p>1048</text:p>
              </table:table-cell>
              <table:table-cell office:value-type="float" office:value="-1.002538984">
                <text:p>-1.0025389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49">
                <text:p>1049</text:p>
              </table:table-cell>
              <table:table-cell office:value-type="float" office:value="-0.4912832142">
                <text:p>-0.491283214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49">
                <text:p>1049</text:p>
              </table:table-cell>
              <table:table-cell office:value-type="float" office:value="-0.9521558277">
                <text:p>-0.95215582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49">
                <text:p>1049</text:p>
              </table:table-cell>
              <table:table-cell office:value-type="float" office:value="-1.320535535">
                <text:p>-1.32053553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49">
                <text:p>1049</text:p>
              </table:table-cell>
              <table:table-cell office:value-type="float" office:value="-0.2043178308">
                <text:p>-0.204317830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49">
                <text:p>1049</text:p>
              </table:table-cell>
              <table:table-cell office:value-type="float" office:value="-0.009482895551">
                <text:p>-0.00948289555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49">
                <text:p>1049</text:p>
              </table:table-cell>
              <table:table-cell office:value-type="float" office:value="0.1699196284">
                <text:p>0.16991962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49">
                <text:p>1049</text:p>
              </table:table-cell>
              <table:table-cell office:value-type="float" office:value="-0.2924540781">
                <text:p>-0.292454078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49">
                <text:p>1049</text:p>
              </table:table-cell>
              <table:table-cell office:value-type="float" office:value="-0.611630526">
                <text:p>-0.61163052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9">
                <text:p>1049</text:p>
              </table:table-cell>
              <table:table-cell office:value-type="float" office:value="-0.6198223054">
                <text:p>-0.619822305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49">
                <text:p>1049</text:p>
              </table:table-cell>
              <table:table-cell office:value-type="float" office:value="-0.5334996801">
                <text:p>-0.53349968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50">
                <text:p>1050</text:p>
              </table:table-cell>
              <table:table-cell office:value-type="float" office:value="-0.06139448507">
                <text:p>-0.0613944850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50">
                <text:p>1050</text:p>
              </table:table-cell>
              <table:table-cell office:value-type="float" office:value="-0.02714568282">
                <text:p>-0.0271456828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50">
                <text:p>1050</text:p>
              </table:table-cell>
              <table:table-cell office:value-type="float" office:value="0.1042007781">
                <text:p>0.104200778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50">
                <text:p>1050</text:p>
              </table:table-cell>
              <table:table-cell office:value-type="float" office:value="-0.1643832756">
                <text:p>-0.164383275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50">
                <text:p>1050</text:p>
              </table:table-cell>
              <table:table-cell office:value-type="float" office:value="-0.1615971709">
                <text:p>-0.161597170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50">
                <text:p>1050</text:p>
              </table:table-cell>
              <table:table-cell office:value-type="float" office:value="-0.4409106168">
                <text:p>-0.440910616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50">
                <text:p>1050</text:p>
              </table:table-cell>
              <table:table-cell office:value-type="float" office:value="0.6551432116">
                <text:p>0.655143211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50">
                <text:p>1050</text:p>
              </table:table-cell>
              <table:table-cell office:value-type="float" office:value="0.1956615316">
                <text:p>0.195661531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50">
                <text:p>1050</text:p>
              </table:table-cell>
              <table:table-cell office:value-type="float" office:value="0.7047515749">
                <text:p>0.704751574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50">
                <text:p>1050</text:p>
              </table:table-cell>
              <table:table-cell office:value-type="float" office:value="-0.2581329194">
                <text:p>-0.258132919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50">
                <text:p>1050</text:p>
              </table:table-cell>
              <table:table-cell office:value-type="float" office:value="0.00414383782">
                <text:p>0.0041438378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50">
                <text:p>1050</text:p>
              </table:table-cell>
              <table:table-cell office:value-type="float" office:value="-0.3185695964">
                <text:p>-0.318569596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51">
                <text:p>1051</text:p>
              </table:table-cell>
              <table:table-cell office:value-type="float" office:value="-0.03727874687">
                <text:p>-0.0372787468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51">
                <text:p>1051</text:p>
              </table:table-cell>
              <table:table-cell office:value-type="float" office:value="-0.06258787939">
                <text:p>-0.0625878793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51">
                <text:p>1051</text:p>
              </table:table-cell>
              <table:table-cell office:value-type="float" office:value="0.4638013347">
                <text:p>0.463801334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51">
                <text:p>1051</text:p>
              </table:table-cell>
              <table:table-cell office:value-type="float" office:value="-0.009845899678">
                <text:p>-0.00984589967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51">
                <text:p>1051</text:p>
              </table:table-cell>
              <table:table-cell office:value-type="float" office:value="0.3640979605">
                <text:p>0.364097960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51">
                <text:p>1051</text:p>
              </table:table-cell>
              <table:table-cell office:value-type="float" office:value="-0.0460585797">
                <text:p>-0.046058579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51">
                <text:p>1051</text:p>
              </table:table-cell>
              <table:table-cell office:value-type="float" office:value="-0.341986103">
                <text:p>-0.34198610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51">
                <text:p>1051</text:p>
              </table:table-cell>
              <table:table-cell office:value-type="float" office:value="-0.4268480938">
                <text:p>-0.426848093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52">
                <text:p>1052</text:p>
              </table:table-cell>
              <table:table-cell office:value-type="float" office:value="-0.3082972963">
                <text:p>-0.308297296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52">
                <text:p>1052</text:p>
              </table:table-cell>
              <table:table-cell office:value-type="float" office:value="-0.03400050944">
                <text:p>-0.0340005094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52">
                <text:p>1052</text:p>
              </table:table-cell>
              <table:table-cell office:value-type="float" office:value="-0.08496565212">
                <text:p>-0.0849656521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52">
                <text:p>1052</text:p>
              </table:table-cell>
              <table:table-cell office:value-type="float" office:value="-0.2060403152">
                <text:p>-0.20604031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52">
                <text:p>1052</text:p>
              </table:table-cell>
              <table:table-cell office:value-type="float" office:value="0.07941073218">
                <text:p>0.0794107321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52">
                <text:p>1052</text:p>
              </table:table-cell>
              <table:table-cell office:value-type="float" office:value="-0.2281349389">
                <text:p>-0.228134938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52">
                <text:p>1052</text:p>
              </table:table-cell>
              <table:table-cell office:value-type="float" office:value="1.463593987">
                <text:p>1.46359398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52">
                <text:p>1052</text:p>
              </table:table-cell>
              <table:table-cell office:value-type="float" office:value="0.97577332">
                <text:p>0.9757733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52">
                <text:p>1052</text:p>
              </table:table-cell>
              <table:table-cell office:value-type="float" office:value="0.6683004784">
                <text:p>0.668300478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52">
                <text:p>1052</text:p>
              </table:table-cell>
              <table:table-cell office:value-type="float" office:value="-0.7650524987">
                <text:p>-0.765052498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53">
                <text:p>1053</text:p>
              </table:table-cell>
              <table:table-cell office:value-type="float" office:value="-0.7992562068">
                <text:p>-0.799256206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53">
                <text:p>1053</text:p>
              </table:table-cell>
              <table:table-cell office:value-type="float" office:value="-0.8355085758">
                <text:p>-0.835508575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53">
                <text:p>1053</text:p>
              </table:table-cell>
              <table:table-cell office:value-type="float" office:value="0.08856411497">
                <text:p>0.0885641149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53">
                <text:p>1053</text:p>
              </table:table-cell>
              <table:table-cell office:value-type="float" office:value="0.6354309021">
                <text:p>0.635430902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53">
                <text:p>1053</text:p>
              </table:table-cell>
              <table:table-cell office:value-type="float" office:value="1.489184024">
                <text:p>1.48918402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53">
                <text:p>1053</text:p>
              </table:table-cell>
              <table:table-cell office:value-type="float" office:value="0.3398558848">
                <text:p>0.339855884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53">
                <text:p>1053</text:p>
              </table:table-cell>
              <table:table-cell office:value-type="float" office:value="-0.006620274222">
                <text:p>-0.00662027422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53">
                <text:p>1053</text:p>
              </table:table-cell>
              <table:table-cell office:value-type="float" office:value="-0.772307783">
                <text:p>-0.77230778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54">
                <text:p>1054</text:p>
              </table:table-cell>
              <table:table-cell office:value-type="float" office:value="-0.4184012424">
                <text:p>-0.418401242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54">
                <text:p>1054</text:p>
              </table:table-cell>
              <table:table-cell office:value-type="float" office:value="-0.9385205119">
                <text:p>-0.938520511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54">
                <text:p>1054</text:p>
              </table:table-cell>
              <table:table-cell office:value-type="float" office:value="-0.5301642947">
                <text:p>-0.530164294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54">
                <text:p>1054</text:p>
              </table:table-cell>
              <table:table-cell office:value-type="float" office:value="0.2639639019">
                <text:p>0.263963901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54">
                <text:p>1054</text:p>
              </table:table-cell>
              <table:table-cell office:value-type="float" office:value="0.9642398417">
                <text:p>0.964239841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54">
                <text:p>1054</text:p>
              </table:table-cell>
              <table:table-cell office:value-type="float" office:value="0.565047204">
                <text:p>0.56504720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55">
                <text:p>1055</text:p>
              </table:table-cell>
              <table:table-cell office:value-type="float" office:value="0.06944382902">
                <text:p>0.0694438290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55">
                <text:p>1055</text:p>
              </table:table-cell>
              <table:table-cell office:value-type="float" office:value="1.519150248">
                <text:p>1.51915024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55">
                <text:p>1055</text:p>
              </table:table-cell>
              <table:table-cell office:value-type="float" office:value="1.403937935">
                <text:p>1.40393793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55">
                <text:p>1055</text:p>
              </table:table-cell>
              <table:table-cell office:value-type="float" office:value="0.6113644752">
                <text:p>0.611364475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55">
                <text:p>1055</text:p>
              </table:table-cell>
              <table:table-cell office:value-type="float" office:value="-0.5815622125">
                <text:p>-0.58156221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55">
                <text:p>1055</text:p>
              </table:table-cell>
              <table:table-cell office:value-type="float" office:value="-0.3443991117">
                <text:p>-0.344399111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55">
                <text:p>1055</text:p>
              </table:table-cell>
              <table:table-cell office:value-type="float" office:value="0.03455967574">
                <text:p>0.0345596757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56">
                <text:p>1056</text:p>
              </table:table-cell>
              <table:table-cell office:value-type="float" office:value="0.1112239797">
                <text:p>0.111223979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56">
                <text:p>1056</text:p>
              </table:table-cell>
              <table:table-cell office:value-type="float" office:value="0.6460185141">
                <text:p>0.646018514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56">
                <text:p>1056</text:p>
              </table:table-cell>
              <table:table-cell office:value-type="float" office:value="0.02304644369">
                <text:p>0.0230464436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56">
                <text:p>1056</text:p>
              </table:table-cell>
              <table:table-cell office:value-type="float" office:value="0.1019786572">
                <text:p>0.101978657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56">
                <text:p>1056</text:p>
              </table:table-cell>
              <table:table-cell office:value-type="float" office:value="-0.574563461">
                <text:p>-0.57456346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56">
                <text:p>1056</text:p>
              </table:table-cell>
              <table:table-cell office:value-type="float" office:value="0.5103398647">
                <text:p>0.510339864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56">
                <text:p>1056</text:p>
              </table:table-cell>
              <table:table-cell office:value-type="float" office:value="0.2300593325">
                <text:p>0.230059332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56">
                <text:p>1056</text:p>
              </table:table-cell>
              <table:table-cell office:value-type="float" office:value="0.6451121131">
                <text:p>0.645112113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56">
                <text:p>1056</text:p>
              </table:table-cell>
              <table:table-cell office:value-type="float" office:value="-0.6178337262">
                <text:p>-0.617833726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57">
                <text:p>1057</text:p>
              </table:table-cell>
              <table:table-cell office:value-type="float" office:value="-0.4902491577">
                <text:p>-0.490249157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57">
                <text:p>1057</text:p>
              </table:table-cell>
              <table:table-cell office:value-type="float" office:value="-0.6733280568">
                <text:p>-0.67332805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57">
                <text:p>1057</text:p>
              </table:table-cell>
              <table:table-cell office:value-type="float" office:value="0.1697238827">
                <text:p>0.169723882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57">
                <text:p>1057</text:p>
              </table:table-cell>
              <table:table-cell office:value-type="float" office:value="-0.8294632899">
                <text:p>-0.829463289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57">
                <text:p>1057</text:p>
              </table:table-cell>
              <table:table-cell office:value-type="float" office:value="0.8612257368">
                <text:p>0.861225736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57">
                <text:p>1057</text:p>
              </table:table-cell>
              <table:table-cell office:value-type="float" office:value="-1.068886657">
                <text:p>-1.06888665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57">
                <text:p>1057</text:p>
              </table:table-cell>
              <table:table-cell office:value-type="float" office:value="0.4439423915">
                <text:p>0.443942391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57">
                <text:p>1057</text:p>
              </table:table-cell>
              <table:table-cell office:value-type="float" office:value="-0.9709820347">
                <text:p>-0.97098203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58">
                <text:p>1058</text:p>
              </table:table-cell>
              <table:table-cell office:value-type="float" office:value="0.3721459592">
                <text:p>0.372145959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58">
                <text:p>1058</text:p>
              </table:table-cell>
              <table:table-cell office:value-type="float" office:value="0.2315752444">
                <text:p>0.23157524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58">
                <text:p>1058</text:p>
              </table:table-cell>
              <table:table-cell office:value-type="float" office:value="0.08309550639">
                <text:p>0.0830955063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58">
                <text:p>1058</text:p>
              </table:table-cell>
              <table:table-cell office:value-type="float" office:value="-0.1148376779">
                <text:p>-0.114837677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58">
                <text:p>1058</text:p>
              </table:table-cell>
              <table:table-cell office:value-type="float" office:value="-0.1818628836">
                <text:p>-0.181862883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59">
                <text:p>1059</text:p>
              </table:table-cell>
              <table:table-cell office:value-type="float" office:value="-0.2720979631">
                <text:p>-0.272097963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59">
                <text:p>1059</text:p>
              </table:table-cell>
              <table:table-cell office:value-type="float" office:value="0.7483737485">
                <text:p>0.748373748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59">
                <text:p>1059</text:p>
              </table:table-cell>
              <table:table-cell office:value-type="float" office:value="1.542598562">
                <text:p>1.54259856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59">
                <text:p>1059</text:p>
              </table:table-cell>
              <table:table-cell office:value-type="float" office:value="2.041690359">
                <text:p>2.04169035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59">
                <text:p>1059</text:p>
              </table:table-cell>
              <table:table-cell office:value-type="float" office:value="0.288783346">
                <text:p>0.28878334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59">
                <text:p>1059</text:p>
              </table:table-cell>
              <table:table-cell office:value-type="float" office:value="-0.484920489">
                <text:p>-0.48492048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60">
                <text:p>1060</text:p>
              </table:table-cell>
              <table:table-cell office:value-type="float" office:value="-0.7154478862">
                <text:p>-0.715447886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60">
                <text:p>1060</text:p>
              </table:table-cell>
              <table:table-cell office:value-type="float" office:value="0.4640588315">
                <text:p>0.464058831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60">
                <text:p>1060</text:p>
              </table:table-cell>
              <table:table-cell office:value-type="float" office:value="1.355821506">
                <text:p>1.35582150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60">
                <text:p>1060</text:p>
              </table:table-cell>
              <table:table-cell office:value-type="float" office:value="0.3705254377">
                <text:p>0.370525437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60">
                <text:p>1060</text:p>
              </table:table-cell>
              <table:table-cell office:value-type="float" office:value="4.317464762">
                <text:p>4.31746476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60">
                <text:p>1060</text:p>
              </table:table-cell>
              <table:table-cell office:value-type="float" office:value="0.5786840789">
                <text:p>0.578684078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61">
                <text:p>1061</text:p>
              </table:table-cell>
              <table:table-cell office:value-type="float" office:value="1.590294976">
                <text:p>1.59029497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61">
                <text:p>1061</text:p>
              </table:table-cell>
              <table:table-cell office:value-type="float" office:value="-2.320679254">
                <text:p>-2.32067925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61">
                <text:p>1061</text:p>
              </table:table-cell>
              <table:table-cell office:value-type="float" office:value="0.7272789451">
                <text:p>0.727278945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61">
                <text:p>1061</text:p>
              </table:table-cell>
              <table:table-cell office:value-type="float" office:value="-0.4976885704">
                <text:p>-0.497688570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61">
                <text:p>1061</text:p>
              </table:table-cell>
              <table:table-cell office:value-type="float" office:value="-0.2760637637">
                <text:p>-0.276063763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61">
                <text:p>1061</text:p>
              </table:table-cell>
              <table:table-cell office:value-type="float" office:value="-1.812511774">
                <text:p>-1.81251177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62">
                <text:p>1062</text:p>
              </table:table-cell>
              <table:table-cell office:value-type="float" office:value="-1.09463171">
                <text:p>-1.0946317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62">
                <text:p>1062</text:p>
              </table:table-cell>
              <table:table-cell office:value-type="float" office:value="-0.6336135972">
                <text:p>-0.633613597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62">
                <text:p>1062</text:p>
              </table:table-cell>
              <table:table-cell office:value-type="float" office:value="-0.706805593">
                <text:p>-0.70680559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62">
                <text:p>1062</text:p>
              </table:table-cell>
              <table:table-cell office:value-type="float" office:value="-1.699292541">
                <text:p>-1.69929254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62">
                <text:p>1062</text:p>
              </table:table-cell>
              <table:table-cell office:value-type="float" office:value="-2.814744532">
                <text:p>-2.81474453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62">
                <text:p>1062</text:p>
              </table:table-cell>
              <table:table-cell office:value-type="float" office:value="-2.449361879">
                <text:p>-2.44936187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63">
                <text:p>1063</text:p>
              </table:table-cell>
              <table:table-cell office:value-type="float" office:value="-1.412636625">
                <text:p>-1.41263662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63">
                <text:p>1063</text:p>
              </table:table-cell>
              <table:table-cell office:value-type="float" office:value="0.16181694">
                <text:p>0.1618169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63">
                <text:p>1063</text:p>
              </table:table-cell>
              <table:table-cell office:value-type="float" office:value="0.02975207513">
                <text:p>0.029752075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63">
                <text:p>1063</text:p>
              </table:table-cell>
              <table:table-cell office:value-type="float" office:value="0.2224528692">
                <text:p>0.222452869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64">
                <text:p>1064</text:p>
              </table:table-cell>
              <table:table-cell office:value-type="float" office:value="-0.3835664776">
                <text:p>-0.383566477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64">
                <text:p>1064</text:p>
              </table:table-cell>
              <table:table-cell office:value-type="float" office:value="-0.1174953336">
                <text:p>-0.117495333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64">
                <text:p>1064</text:p>
              </table:table-cell>
              <table:table-cell office:value-type="float" office:value="0.7827187478">
                <text:p>0.782718747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64">
                <text:p>1064</text:p>
              </table:table-cell>
              <table:table-cell office:value-type="float" office:value="0.22435154">
                <text:p>0.2243515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64">
                <text:p>1064</text:p>
              </table:table-cell>
              <table:table-cell office:value-type="float" office:value="0.71692196">
                <text:p>0.7169219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64">
                <text:p>1064</text:p>
              </table:table-cell>
              <table:table-cell office:value-type="float" office:value="-0.3535646983">
                <text:p>-0.353564698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65">
                <text:p>1065</text:p>
              </table:table-cell>
              <table:table-cell office:value-type="float" office:value="-0.1689308754">
                <text:p>-0.168930875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65">
                <text:p>1065</text:p>
              </table:table-cell>
              <table:table-cell office:value-type="float" office:value="-0.6171627492">
                <text:p>-0.617162749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65">
                <text:p>1065</text:p>
              </table:table-cell>
              <table:table-cell office:value-type="float" office:value="0.06638517812">
                <text:p>0.0663851781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65">
                <text:p>1065</text:p>
              </table:table-cell>
              <table:table-cell office:value-type="float" office:value="-0.2572020347">
                <text:p>-0.257202034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65">
                <text:p>1065</text:p>
              </table:table-cell>
              <table:table-cell office:value-type="float" office:value="-0.3083789161">
                <text:p>-0.308378916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65">
                <text:p>1065</text:p>
              </table:table-cell>
              <table:table-cell office:value-type="float" office:value="-0.8597306643">
                <text:p>-0.859730664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66">
                <text:p>1066</text:p>
              </table:table-cell>
              <table:table-cell office:value-type="float" office:value="-0.2709618065">
                <text:p>-0.270961806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66">
                <text:p>1066</text:p>
              </table:table-cell>
              <table:table-cell office:value-type="float" office:value="-0.1039337443">
                <text:p>-0.103933744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67">
                <text:p>1067</text:p>
              </table:table-cell>
              <table:table-cell office:value-type="float" office:value="-0.2906841996">
                <text:p>-0.290684199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67">
                <text:p>1067</text:p>
              </table:table-cell>
              <table:table-cell office:value-type="float" office:value="0.07055914605">
                <text:p>0.0705591460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67">
                <text:p>1067</text:p>
              </table:table-cell>
              <table:table-cell office:value-type="float" office:value="-0.04732347096">
                <text:p>-0.0473234709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67">
                <text:p>1067</text:p>
              </table:table-cell>
              <table:table-cell office:value-type="float" office:value="0.6626671205">
                <text:p>0.662667120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67">
                <text:p>1067</text:p>
              </table:table-cell>
              <table:table-cell office:value-type="float" office:value="0.6940796783">
                <text:p>0.694079678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68">
                <text:p>1068</text:p>
              </table:table-cell>
              <table:table-cell office:value-type="float" office:value="0.3855531819">
                <text:p>0.385553181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68">
                <text:p>1068</text:p>
              </table:table-cell>
              <table:table-cell office:value-type="float" office:value="-0.4068705959">
                <text:p>-0.406870595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68">
                <text:p>1068</text:p>
              </table:table-cell>
              <table:table-cell office:value-type="float" office:value="-0.8437696355">
                <text:p>-0.84376963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68">
                <text:p>1068</text:p>
              </table:table-cell>
              <table:table-cell office:value-type="float" office:value="-0.7416667712">
                <text:p>-0.741666771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68">
                <text:p>1068</text:p>
              </table:table-cell>
              <table:table-cell office:value-type="float" office:value="-0.4995989108">
                <text:p>-0.499598910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68">
                <text:p>1068</text:p>
              </table:table-cell>
              <table:table-cell office:value-type="float" office:value="-0.2366232768">
                <text:p>-0.236623276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69">
                <text:p>1069</text:p>
              </table:table-cell>
              <table:table-cell office:value-type="float" office:value="0.434037276">
                <text:p>0.43403727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69">
                <text:p>1069</text:p>
              </table:table-cell>
              <table:table-cell office:value-type="float" office:value="0.5079116366">
                <text:p>0.507911636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70">
                <text:p>1070</text:p>
              </table:table-cell>
              <table:table-cell office:value-type="float" office:value="0.4147796348">
                <text:p>0.414779634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70">
                <text:p>1070</text:p>
              </table:table-cell>
              <table:table-cell office:value-type="float" office:value="0.01920905431">
                <text:p>0.0192090543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70">
                <text:p>1070</text:p>
              </table:table-cell>
              <table:table-cell office:value-type="float" office:value="0.2931570613">
                <text:p>0.293157061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70">
                <text:p>1070</text:p>
              </table:table-cell>
              <table:table-cell office:value-type="float" office:value="-0.3488058162">
                <text:p>-0.348805816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70">
                <text:p>1070</text:p>
              </table:table-cell>
              <table:table-cell office:value-type="float" office:value="0.2896326416">
                <text:p>0.289632641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70">
                <text:p>1070</text:p>
              </table:table-cell>
              <table:table-cell office:value-type="float" office:value="0.03566411232">
                <text:p>0.0356641123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71">
                <text:p>1071</text:p>
              </table:table-cell>
              <table:table-cell office:value-type="float" office:value="0.1413468636">
                <text:p>0.141346863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71">
                <text:p>1071</text:p>
              </table:table-cell>
              <table:table-cell office:value-type="float" office:value="-0.2513251433">
                <text:p>-0.251325143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71">
                <text:p>1071</text:p>
              </table:table-cell>
              <table:table-cell office:value-type="float" office:value="-0.2032120664">
                <text:p>-0.203212066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71">
                <text:p>1071</text:p>
              </table:table-cell>
              <table:table-cell office:value-type="float" office:value="0.1494007123">
                <text:p>0.149400712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71">
                <text:p>1071</text:p>
              </table:table-cell>
              <table:table-cell office:value-type="float" office:value="-0.2009373204">
                <text:p>-0.200937320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71">
                <text:p>1071</text:p>
              </table:table-cell>
              <table:table-cell office:value-type="float" office:value="0.3875768959">
                <text:p>0.387576895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72">
                <text:p>1072</text:p>
              </table:table-cell>
              <table:table-cell office:value-type="float" office:value="-0.05598716657">
                <text:p>-0.0559871665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72">
                <text:p>1072</text:p>
              </table:table-cell>
              <table:table-cell office:value-type="float" office:value="0.2114479327">
                <text:p>0.211447932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73">
                <text:p>1073</text:p>
              </table:table-cell>
              <table:table-cell office:value-type="float" office:value="-0.1552708874">
                <text:p>-0.155270887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73">
                <text:p>1073</text:p>
              </table:table-cell>
              <table:table-cell office:value-type="float" office:value="0.05289512035">
                <text:p>0.0528951203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73">
                <text:p>1073</text:p>
              </table:table-cell>
              <table:table-cell office:value-type="float" office:value="-0.5711849815">
                <text:p>-0.571184981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73">
                <text:p>1073</text:p>
              </table:table-cell>
              <table:table-cell office:value-type="float" office:value="-0.1946387966">
                <text:p>-0.194638796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73">
                <text:p>1073</text:p>
              </table:table-cell>
              <table:table-cell office:value-type="float" office:value="-0.4779739337">
                <text:p>-0.477973933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73">
                <text:p>1073</text:p>
              </table:table-cell>
              <table:table-cell office:value-type="float" office:value="0.2831048697">
                <text:p>0.283104869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74">
                <text:p>1074</text:p>
              </table:table-cell>
              <table:table-cell office:value-type="float" office:value="-0.1549599869">
                <text:p>-0.154959986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74">
                <text:p>1074</text:p>
              </table:table-cell>
              <table:table-cell office:value-type="float" office:value="0.04273852634">
                <text:p>0.0427385263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74">
                <text:p>1074</text:p>
              </table:table-cell>
              <table:table-cell office:value-type="float" office:value="-0.17956706">
                <text:p>-0.1795670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74">
                <text:p>1074</text:p>
              </table:table-cell>
              <table:table-cell office:value-type="float" office:value="-0.4209052752">
                <text:p>-0.420905275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74">
                <text:p>1074</text:p>
              </table:table-cell>
              <table:table-cell office:value-type="float" office:value="-0.9389674281">
                <text:p>-0.938967428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74">
                <text:p>1074</text:p>
              </table:table-cell>
              <table:table-cell office:value-type="float" office:value="-1.018291579">
                <text:p>-1.01829157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75">
                <text:p>1075</text:p>
              </table:table-cell>
              <table:table-cell office:value-type="float" office:value="-0.401408565">
                <text:p>-0.401408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